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C30000005F2FEE1A06.jpg"/>
  <manifest:file-entry manifest:media-type="image/jpeg" manifest:full-path="Pictures/10000000000002C30000005BCF257714.jpg"/>
  <manifest:file-entry manifest:media-type="image/jpeg" manifest:full-path="Pictures/10000000000002CB000000F60A365ACD.jpg"/>
  <manifest:file-entry manifest:media-type="image/jpeg" manifest:full-path="Pictures/10000000000002C30000005B606C8470.jpg"/>
  <manifest:file-entry manifest:media-type="image/jpeg" manifest:full-path="Pictures/10000000000002CC0000011B4E21B7EA.jpg"/>
  <manifest:file-entry manifest:media-type="image/jpeg" manifest:full-path="Pictures/10000000000002CD000001378C5C7FE7.jpg"/>
  <manifest:file-entry manifest:media-type="image/jpeg" manifest:full-path="Pictures/10000000000002C4000001126AEAB463.jpg"/>
  <manifest:file-entry manifest:media-type="image/jpeg" manifest:full-path="Pictures/10000000000002CE000000C3CBBA94A8.jpg"/>
  <manifest:file-entry manifest:media-type="image/jpeg" manifest:full-path="Pictures/10000000000002CB000001562DDD3F92.jpg"/>
  <manifest:file-entry manifest:media-type="image/jpeg" manifest:full-path="Pictures/10000000000002CB000000D4F52EA0D4.jpg"/>
  <manifest:file-entry manifest:media-type="image/jpeg" manifest:full-path="Pictures/10000000000002C6000000D57286B52F.jpg"/>
  <manifest:file-entry manifest:media-type="image/jpeg" manifest:full-path="Pictures/10000000000002C30000005C3F52F8AE.jpg"/>
  <manifest:file-entry manifest:media-type="image/jpeg" manifest:full-path="Pictures/10000000000002D20000035472C8A261.jpg"/>
  <manifest:file-entry manifest:media-type="image/jpeg" manifest:full-path="Pictures/10000000000002CE0000016BCBA0ABAA.jpg"/>
  <manifest:file-entry manifest:media-type="image/jpeg" manifest:full-path="Pictures/10000000000002CE000000FE8CCA0327.jpg"/>
  <manifest:file-entry manifest:media-type="image/jpeg" manifest:full-path="Pictures/10000000000002CC000000872F4514CC.jpg"/>
  <manifest:file-entry manifest:media-type="image/jpeg" manifest:full-path="Pictures/10000000000002CA0000034E3168A19E.jpg"/>
  <manifest:file-entry manifest:media-type="image/jpeg" manifest:full-path="Pictures/10000000000002CC000000D59FE9CBFF.jpg"/>
  <manifest:file-entry manifest:media-type="image/jpeg" manifest:full-path="Pictures/1000000000000276000000FBA6A68E0F.jpg"/>
  <manifest:file-entry manifest:media-type="image/jpeg" manifest:full-path="Pictures/10000000000002CB0000012935F99A85.jpg"/>
  <manifest:file-entry manifest:media-type="image/jpeg" manifest:full-path="Pictures/10000000000002E4000001CB42D6B635.jpg"/>
  <manifest:file-entry manifest:media-type="image/jpeg" manifest:full-path="Pictures/10000000000002CB00000143FFAFFA5F.jpg"/>
  <manifest:file-entry manifest:media-type="image/jpeg" manifest:full-path="Pictures/10000000000001BC0000022890AC34FF.jpg"/>
  <manifest:file-entry manifest:media-type="image/jpeg" manifest:full-path="Pictures/10000000000002CA0000012AEBA20E9C.jpg"/>
  <manifest:file-entry manifest:media-type="image/jpeg" manifest:full-path="Pictures/1000000000000319000001DE23C5BC5C.jpg"/>
  <manifest:file-entry manifest:media-type="image/jpeg" manifest:full-path="Pictures/10000000000002CB0000011CFD25D517.jpg"/>
  <manifest:file-entry manifest:media-type="image/jpeg" manifest:full-path="Pictures/10000000000003020000012C34E9B378.jpg"/>
  <manifest:file-entry manifest:media-type="image/jpeg" manifest:full-path="Pictures/10000000000002CE00000121E24E060B.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19237*"/>
    </style:style>
    <style:style style:name="表格98.B" style:family="table-column">
      <style:table-column-properties style:column-width="3.337cm" style:rel-column-width="11556*"/>
    </style:style>
    <style:style style:name="表格98.C" style:family="table-column">
      <style:table-column-properties style:column-width="3.683cm" style:rel-column-width="12754*"/>
    </style:style>
    <style:style style:name="表格98.D" style:family="table-column">
      <style:table-column-properties style:column-width="3.216cm" style:rel-column-width="11136*"/>
    </style:style>
    <style:style style:name="表格98.E" style:family="table-column">
      <style:table-column-properties style:column-width="3.134cm"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8.927cm" table:align="margins" style:shadow="#808080 0.079cm 0.079cm" style:writing-mode="lr-tb"/>
    </style:style>
    <style:style style:name="表格101.A" style:family="table-column">
      <style:table-column-properties style:column-width="6.309cm"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style:width="18.927cm" table:align="margins" style:shadow="#808080 0.079cm 0.079cm" style:writing-mode="lr-tb"/>
    </style:style>
    <style:style style:name="表格102.A" style:family="table-column">
      <style:table-column-properties style:column-width="9.463cm" style:rel-column-width="32767*"/>
    </style:style>
    <style:style style:name="表格102.B" style:family="table-column">
      <style:table-column-properties style:column-width="9.463cm" style:rel-column-width="32768*"/>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style:width="18.927cm" table:align="margins" style:shadow="#808080 0.079cm 0.079cm" style:writing-mode="lr-tb"/>
    </style:style>
    <style:style style:name="表格103.A" style:family="table-column">
      <style:table-column-properties style:column-width="5.392cm" style:rel-column-width="18672*"/>
    </style:style>
    <style:style style:name="表格103.B" style:family="table-column">
      <style:table-column-properties style:column-width="13.534cm" style:rel-column-width="46863*"/>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8.927cm" table:align="margins" style:shadow="#808080 0.079cm 0.079cm" style:writing-mode="lr-tb"/>
    </style:style>
    <style:style style:name="表格104.A" style:family="table-column">
      <style:table-column-properties style:column-width="5.392cm" style:rel-column-width="18672*"/>
    </style:style>
    <style:style style:name="表格104.B" style:family="table-column">
      <style:table-column-properties style:column-width="13.534cm" style:rel-column-width="46863*"/>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style:width="18.927cm" table:align="margins" style:shadow="#808080 0.079cm 0.079cm" style:writing-mode="lr-tb"/>
    </style:style>
    <style:style style:name="表格105.A" style:family="table-column">
      <style:table-column-properties style:column-width="5.392cm" style:rel-column-width="18672*"/>
    </style:style>
    <style:style style:name="表格105.B" style:family="table-column">
      <style:table-column-properties style:column-width="13.534cm" style:rel-column-width="46863*"/>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style:width="18.927cm" table:align="margins" style:shadow="#808080 0.079cm 0.079cm" style:writing-mode="lr-tb"/>
    </style:style>
    <style:style style:name="表格106.A" style:family="table-column">
      <style:table-column-properties style:column-width="5.392cm" style:rel-column-width="18672*"/>
    </style:style>
    <style:style style:name="表格106.B" style:family="table-column">
      <style:table-column-properties style:column-width="13.534cm" style:rel-column-width="46863*"/>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style:width="18.927cm" table:align="margins" style:shadow="#808080 0.079cm 0.079cm" style:writing-mode="lr-tb"/>
    </style:style>
    <style:style style:name="表格107.A" style:family="table-column">
      <style:table-column-properties style:column-width="5.392cm" style:rel-column-width="18672*"/>
    </style:style>
    <style:style style:name="表格107.B" style:family="table-column">
      <style:table-column-properties style:column-width="13.534cm" style:rel-column-width="46863*"/>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style:width="18.927cm" table:align="margins" style:shadow="#808080 0.079cm 0.079cm" style:writing-mode="lr-tb"/>
    </style:style>
    <style:style style:name="表格109.A" style:family="table-column">
      <style:table-column-properties style:column-width="5.392cm" style:rel-column-width="18672*"/>
    </style:style>
    <style:style style:name="表格109.B" style:family="table-column">
      <style:table-column-properties style:column-width="13.534cm" style:rel-column-width="46863*"/>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8.927cm" table:align="margins" style:shadow="#808080 0.079cm 0.079cm" style:writing-mode="lr-tb"/>
    </style:style>
    <style:style style:name="表格111.A" style:family="table-column">
      <style:table-column-properties style:column-width="5.392cm" style:rel-column-width="18672*"/>
    </style:style>
    <style:style style:name="表格111.B" style:family="table-column">
      <style:table-column-properties style:column-width="13.534cm" style:rel-column-width="46863*"/>
    </style:style>
    <style:style style:name="表格111.A1" style:family="table-cell">
      <style:table-cell-properties fo:background-color="#e6e6ff" fo:padding="0.097cm" fo:border-left="0.002cm solid #ffffff" fo:border-right="none" fo:border-top="0.002cm solid #ffffff" fo:border-bottom="none">
        <style:background-image/>
      </style:table-cell-properties>
    </style:style>
    <style:style style:name="表格11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8.927cm" table:align="margins" style:shadow="#808080 0.079cm 0.079cm" style:writing-mode="lr-tb"/>
    </style:style>
    <style:style style:name="表格113.A" style:family="table-column">
      <style:table-column-properties style:column-width="5.392cm" style:rel-column-width="18672*"/>
    </style:style>
    <style:style style:name="表格113.B" style:family="table-column">
      <style:table-column-properties style:column-width="13.534cm" style:rel-column-width="46863*"/>
    </style:style>
    <style:style style:name="表格113.A1" style:family="table-cell">
      <style:table-cell-properties fo:background-color="#e6e6ff" fo:padding="0.097cm" fo:border-left="0.002cm solid #ffffff" fo:border-right="none" fo:border-top="0.002cm solid #ffffff" fo:border-bottom="none">
        <style:background-image/>
      </style:table-cell-properties>
    </style:style>
    <style:style style:name="表格11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3.A2" style:family="table-cell">
      <style:table-cell-properties fo:background-color="#e6e6ff" fo:padding="0.097cm" fo:border-left="0.002cm solid #ffffff" fo:border-right="none" fo:border-top="none" fo:border-bottom="none">
        <style:background-image/>
      </style:table-cell-properties>
    </style:style>
    <style:style style:name="表格113.B2" style:family="table-cell">
      <style:table-cell-properties fo:background-color="#e6e6ff" fo:padding="0.097cm" fo:border-left="0.002cm solid #ffffff" fo:border-right="0.002cm solid #ffffff" fo:border-top="none" fo:border-bottom="none">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padding="0.097cm" fo:border="0.002cm solid #ffffff"/>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padding="0.097cm" fo:border="0.002cm solid #ffffff"/>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padding="0.097cm" fo:border="0.002cm solid #ffffff"/>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padding="0.097cm" fo:border="0.002cm solid #ffffff"/>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padding="0.097cm" fo:border="0.002cm solid #ffffff"/>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padding="0.097cm" fo:border="0.002cm solid #ffffff"/>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padding="0.097cm" fo:border="0.002cm solid #ffffff"/>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padding="0.097cm" fo:border="0.002cm solid #ffffff"/>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padding="0.097cm" fo:border="0.002cm solid #ffffff"/>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padding="0.097cm" fo:border="0.002cm solid #ffffff"/>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padding="0.097cm" fo:border="0.002cm solid #ffffff"/>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padding="0.097cm" fo:border="0.002cm solid #ffffff"/>
    </style:style>
    <style:style style:name="表格127" style:family="table">
      <style:table-properties style:width="18.927cm" table:align="margins" style:shadow="#808080 0.079cm 0.079cm" style:writing-mode="lr-tb"/>
    </style:style>
    <style:style style:name="表格127.A" style:family="table-column">
      <style:table-column-properties style:column-width="5.392cm" style:rel-column-width="18672*"/>
    </style:style>
    <style:style style:name="表格127.B" style:family="table-column">
      <style:table-column-properties style:column-width="13.534cm" style:rel-column-width="46863*"/>
    </style:style>
    <style:style style:name="表格127.A1" style:family="table-cell">
      <style:table-cell-properties fo:background-color="#e6e6ff" fo:padding="0.097cm" fo:border-left="0.002cm solid #ffffff" fo:border-right="none" fo:border-top="0.002cm solid #ffffff" fo:border-bottom="none">
        <style:background-image/>
      </style:table-cell-properties>
    </style:style>
    <style:style style:name="表格12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27.A2" style:family="table-cell">
      <style:table-cell-properties fo:background-color="#e6e6ff" fo:padding="0.097cm" fo:border-left="0.002cm solid #ffffff" fo:border-right="none" fo:border-top="none" fo:border-bottom="none">
        <style:background-image/>
      </style:table-cell-properties>
    </style:style>
    <style:style style:name="表格127.B2" style:family="table-cell">
      <style:table-cell-properties fo:background-color="#e6e6ff" fo:padding="0.097cm" fo:border-left="0.002cm solid #ffffff" fo:border-right="0.002cm solid #ffffff" fo:border-top="none" fo:border-bottom="none">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padding="0.097cm" fo:border="0.002cm solid #ffffff"/>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padding="0.097cm" fo:border="0.002cm solid #ffffff"/>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padding="0.097cm" fo:border="0.002cm solid #ffffff"/>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padding="0.097cm" fo:border="0.002cm solid #ffffff"/>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padding="0.097cm" fo:border="0.002cm solid #ffffff"/>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padding="0.097cm" fo:border="0.002cm solid #ffffff"/>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padding="0.097cm" fo:border="0.002cm solid #ffffff"/>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padding="0.097cm" fo:border="0.002cm solid #ffffff"/>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padding="0.097cm" fo:border="0.002cm solid #ffffff"/>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padding="0.097cm" fo:border="0.002cm solid #ffffff"/>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padding="0.097cm" fo:border="0.002cm solid #ffffff"/>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padding="0.097cm" fo:border="0.002cm solid #ffffff"/>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padding="0.097cm" fo:border="0.002cm solid #ffffff"/>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padding="0.097cm" fo:border="0.002cm solid #ffffff"/>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padding="0.097cm" fo:border="0.002cm solid #ffffff"/>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padding="0.097cm" fo:border="0.002cm solid #ffffff"/>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padding="0.097cm" fo:border="0.002cm solid #ffffff"/>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padding="0.097cm" fo:border="0.002cm solid #ffffff"/>
    </style:style>
    <style:style style:name="表格147" style:family="table">
      <style:table-properties style:width="18.927cm" table:align="margins" style:shadow="#808080 0.079cm 0.079cm" style:writing-mode="lr-tb"/>
    </style:style>
    <style:style style:name="表格147.A" style:family="table-column">
      <style:table-column-properties style:column-width="6.329cm" style:rel-column-width="21913*"/>
    </style:style>
    <style:style style:name="表格147.B" style:family="table-column">
      <style:table-column-properties style:column-width="12.598cm" style:rel-column-width="43622*"/>
    </style:style>
    <style:style style:name="表格147.A1" style:family="table-cell">
      <style:table-cell-properties fo:background-color="#e6e6ff" fo:padding="0.097cm" fo:border-left="0.002cm solid #ffffff" fo:border-right="none" fo:border-top="0.002cm solid #ffffff" fo:border-bottom="none">
        <style:background-image/>
      </style:table-cell-properties>
    </style:style>
    <style:style style:name="表格1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47.A2" style:family="table-cell">
      <style:table-cell-properties fo:background-color="#e6e6ff" fo:padding="0.097cm" fo:border-left="0.002cm solid #ffffff" fo:border-right="none" fo:border-top="none" fo:border-bottom="none">
        <style:background-image/>
      </style:table-cell-properties>
    </style:style>
    <style:style style:name="表格147.B2" style:family="table-cell">
      <style:table-cell-properties fo:background-color="#e6e6ff" fo:padding="0.097cm" fo:border-left="0.002cm solid #ffffff" fo:border-right="0.002cm solid #ffffff" fo:border-top="none" fo:border-bottom="none">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padding="0.097cm" fo:border="0.002cm solid #ffffff"/>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padding="0.097cm" fo:border="0.002cm solid #ffffff"/>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padding="0.097cm" fo:border="0.002cm solid #ffffff"/>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padding="0.097cm" fo:border="0.002cm solid #ffffff"/>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padding="0.097cm" fo:border="0.002cm solid #ffffff"/>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padding="0.097cm" fo:border="0.002cm solid #ffffff"/>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padding="0.097cm" fo:border="0.002cm solid #ffffff"/>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padding="0.097cm" fo:border="0.002cm solid #ffffff"/>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padding="0.097cm" fo:border="0.002cm solid #ffffff"/>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padding="0.097cm" fo:border="0.002cm solid #ffffff"/>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padding="0.097cm" fo:border="0.002cm solid #ffffff"/>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padding="0.097cm" fo:border="0.002cm solid #ffffff"/>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padding="0.097cm" fo:border="0.002cm solid #ffffff"/>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padding="0.097cm" fo:border="0.002cm solid #ffffff"/>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padding="0.097cm" fo:border="0.002cm solid #ffffff"/>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padding="0.097cm" fo:border="0.002cm solid #ffffff"/>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padding="0.097cm" fo:border="0.002cm solid #ffffff"/>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padding="0.097cm" fo:border="0.002cm solid #ffffff"/>
    </style:style>
    <style:style style:name="表格166" style:family="table">
      <style:table-properties style:width="18.927cm" table:align="margins" style:shadow="#808080 0.079cm 0.079cm" style:writing-mode="lr-tb"/>
    </style:style>
    <style:style style:name="表格166.A" style:family="table-column">
      <style:table-column-properties style:column-width="6.329cm" style:rel-column-width="21913*"/>
    </style:style>
    <style:style style:name="表格166.B" style:family="table-column">
      <style:table-column-properties style:column-width="12.598cm" style:rel-column-width="43622*"/>
    </style:style>
    <style:style style:name="表格166.A1" style:family="table-cell">
      <style:table-cell-properties fo:background-color="#e6e6ff" fo:padding="0.097cm" fo:border-left="0.002cm solid #ffffff" fo:border-right="none" fo:border-top="0.002cm solid #ffffff" fo:border-bottom="none">
        <style:background-image/>
      </style:table-cell-properties>
    </style:style>
    <style:style style:name="表格1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66.A2" style:family="table-cell">
      <style:table-cell-properties fo:background-color="#e6e6ff" fo:padding="0.097cm" fo:border-left="0.002cm solid #ffffff" fo:border-right="none" fo:border-top="none" fo:border-bottom="none">
        <style:background-image/>
      </style:table-cell-properties>
    </style:style>
    <style:style style:name="表格166.B2" style:family="table-cell">
      <style:table-cell-properties fo:background-color="#e6e6ff" fo:padding="0.097cm" fo:border-left="0.002cm solid #ffffff" fo:border-right="0.002cm solid #ffffff" fo:border-top="none" fo:border-bottom="none">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padding="0.097cm" fo:border="0.002cm solid #ffffff"/>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padding="0.097cm" fo:border="0.002cm solid #ffffff"/>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padding="0.097cm" fo:border="0.002cm solid #ffffff"/>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padding="0.097cm" fo:border="0.002cm solid #ffffff"/>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padding="0.097cm" fo:border="0.002cm solid #ffffff"/>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padding="0.097cm" fo:border="0.002cm solid #ffffff"/>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padding="0.097cm" fo:border="0.002cm solid #ffffff"/>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padding="0.097cm" fo:border="0.002cm solid #ffffff"/>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padding="0.097cm" fo:border="0.002cm solid #ffffff"/>
    </style:style>
    <style:style style:name="表格176" style:family="table">
      <style:table-properties style:width="18.927cm" table:align="margins" style:shadow="#808080 0.079cm 0.079cm" style:writing-mode="lr-tb"/>
    </style:style>
    <style:style style:name="表格176.A" style:family="table-column">
      <style:table-column-properties style:column-width="6.329cm" style:rel-column-width="21913*"/>
    </style:style>
    <style:style style:name="表格176.B" style:family="table-column">
      <style:table-column-properties style:column-width="12.598cm" style:rel-column-width="43622*"/>
    </style:style>
    <style:style style:name="表格176.A1" style:family="table-cell">
      <style:table-cell-properties fo:background-color="#e6e6ff" fo:padding="0.097cm" fo:border-left="0.002cm solid #ffffff" fo:border-right="none" fo:border-top="0.002cm solid #ffffff" fo:border-bottom="none">
        <style:background-image/>
      </style:table-cell-properties>
    </style:style>
    <style:style style:name="表格17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6.A2" style:family="table-cell">
      <style:table-cell-properties fo:background-color="#e6e6ff" fo:padding="0.097cm" fo:border-left="0.002cm solid #ffffff" fo:border-right="none" fo:border-top="none" fo:border-bottom="none">
        <style:background-image/>
      </style:table-cell-properties>
    </style:style>
    <style:style style:name="表格176.B2" style:family="table-cell">
      <style:table-cell-properties fo:background-color="#e6e6ff" fo:padding="0.097cm" fo:border-left="0.002cm solid #ffffff" fo:border-right="0.002cm solid #ffffff" fo:border-top="none" fo:border-bottom="none">
        <style:background-image/>
      </style:table-cell-properties>
    </style:style>
    <style:style style:name="表格177" style:family="table">
      <style:table-properties style:width="18.927cm" table:align="margins" style:shadow="#808080 0.079cm 0.079cm" style:writing-mode="lr-tb"/>
    </style:style>
    <style:style style:name="表格177.A" style:family="table-column">
      <style:table-column-properties style:column-width="6.329cm" style:rel-column-width="21913*"/>
    </style:style>
    <style:style style:name="表格177.B" style:family="table-column">
      <style:table-column-properties style:column-width="12.598cm" style:rel-column-width="43622*"/>
    </style:style>
    <style:style style:name="表格177.A1" style:family="table-cell">
      <style:table-cell-properties fo:background-color="#e6e6ff" fo:padding="0.097cm" fo:border-left="0.002cm solid #ffffff" fo:border-right="none" fo:border-top="0.002cm solid #ffffff" fo:border-bottom="none">
        <style:background-image/>
      </style:table-cell-properties>
    </style:style>
    <style:style style:name="表格17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7.A2" style:family="table-cell">
      <style:table-cell-properties fo:background-color="#e6e6ff" fo:padding="0.097cm" fo:border-left="0.002cm solid #ffffff" fo:border-right="none" fo:border-top="none" fo:border-bottom="none">
        <style:background-image/>
      </style:table-cell-properties>
    </style:style>
    <style:style style:name="表格177.B2" style:family="table-cell">
      <style:table-cell-properties fo:background-color="#e6e6ff" fo:padding="0.097cm" fo:border-left="0.002cm solid #ffffff" fo:border-right="0.002cm solid #ffffff" fo:border-top="none" fo:border-bottom="none">
        <style:background-image/>
      </style:table-cell-properties>
    </style:style>
    <style:style style:name="表格178" style:family="table">
      <style:table-properties style:width="18.927cm" table:align="margins" style:shadow="#808080 0.079cm 0.079cm" style:writing-mode="lr-tb"/>
    </style:style>
    <style:style style:name="表格178.A" style:family="table-column">
      <style:table-column-properties style:column-width="6.329cm" style:rel-column-width="21913*"/>
    </style:style>
    <style:style style:name="表格178.B" style:family="table-column">
      <style:table-column-properties style:column-width="12.598cm" style:rel-column-width="43622*"/>
    </style:style>
    <style:style style:name="表格178.A1" style:family="table-cell">
      <style:table-cell-properties fo:background-color="#e6e6ff" fo:padding="0.097cm" fo:border-left="0.002cm solid #ffffff" fo:border-right="none" fo:border-top="0.002cm solid #ffffff" fo:border-bottom="none">
        <style:background-image/>
      </style:table-cell-properties>
    </style:style>
    <style:style style:name="表格1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8.A2" style:family="table-cell">
      <style:table-cell-properties fo:background-color="#e6e6ff" fo:padding="0.097cm" fo:border-left="0.002cm solid #ffffff" fo:border-right="none" fo:border-top="none" fo:border-bottom="none">
        <style:background-image/>
      </style:table-cell-properties>
    </style:style>
    <style:style style:name="表格178.B2" style:family="table-cell">
      <style:table-cell-properties fo:background-color="#e6e6ff" fo:padding="0.097cm" fo:border-left="0.002cm solid #ffffff" fo:border-right="0.002cm solid #ffffff" fo:border-top="none" fo:border-bottom="none">
        <style:background-image/>
      </style:table-cell-properties>
    </style:style>
    <style:style style:name="表格179" style:family="table">
      <style:table-properties style:width="18.927cm" table:align="margins" style:shadow="#808080 0.079cm 0.079cm" style:writing-mode="lr-tb"/>
    </style:style>
    <style:style style:name="表格179.A" style:family="table-column">
      <style:table-column-properties style:column-width="6.329cm" style:rel-column-width="21913*"/>
    </style:style>
    <style:style style:name="表格179.B" style:family="table-column">
      <style:table-column-properties style:column-width="12.598cm" style:rel-column-width="43622*"/>
    </style:style>
    <style:style style:name="表格179.A1" style:family="table-cell">
      <style:table-cell-properties fo:background-color="#e6e6ff" fo:padding="0.097cm" fo:border-left="0.002cm solid #ffffff" fo:border-right="none" fo:border-top="0.002cm solid #ffffff" fo:border-bottom="none">
        <style:background-image/>
      </style:table-cell-properties>
    </style:style>
    <style:style style:name="表格1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9.A2" style:family="table-cell">
      <style:table-cell-properties fo:background-color="#e6e6ff" fo:padding="0.097cm" fo:border-left="0.002cm solid #ffffff" fo:border-right="none" fo:border-top="none" fo:border-bottom="none">
        <style:background-image/>
      </style:table-cell-properties>
    </style:style>
    <style:style style:name="表格179.B2" style:family="table-cell">
      <style:table-cell-properties fo:background-color="#e6e6ff" fo:padding="0.097cm" fo:border-left="0.002cm solid #ffffff" fo:border-right="0.002cm solid #ffffff" fo:border-top="none" fo:border-bottom="none">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padding="0.097cm" fo:border="0.002cm solid #ffffff"/>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padding="0.097cm" fo:border="0.002cm solid #ffffff"/>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padding="0.097cm" fo:border="0.002cm solid #ffffff"/>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padding="0.097cm" fo:border="0.002cm solid #ffffff"/>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padding="0.097cm" fo:border="0.002cm solid #ffffff"/>
    </style:style>
    <style:style style:name="表格185" style:family="table">
      <style:table-properties style:width="19.006cm" table:align="margins" style:writing-mode="lr-tb"/>
    </style:style>
    <style:style style:name="表格185.A" style:family="table-column">
      <style:table-column-properties style:column-width="19.006cm" style:rel-column-width="65535*"/>
    </style:style>
    <style:style style:name="表格185.A1" style:family="table-cell">
      <style:table-cell-properties fo:padding="0.097cm" fo:border="0.002cm solid #ffffff"/>
    </style:style>
    <style:style style:name="表格186" style:family="table">
      <style:table-properties style:width="18.927cm" table:align="margins" style:shadow="#808080 0.079cm 0.079cm" style:writing-mode="lr-tb"/>
    </style:style>
    <style:style style:name="表格186.A" style:family="table-column">
      <style:table-column-properties style:column-width="3.785cm" style:rel-column-width="13107*"/>
    </style:style>
    <style:style style:name="表格186.B" style:family="table-column">
      <style:table-column-properties style:column-width="6.694cm" style:rel-column-width="23179*"/>
    </style:style>
    <style:style style:name="表格186.C" style:family="table-column">
      <style:table-column-properties style:column-width="8.447cm" style:rel-column-width="29249*"/>
    </style:style>
    <style:style style:name="表格186.A1" style:family="table-cell">
      <style:table-cell-properties fo:background-color="#99ccff" fo:padding="0.097cm" fo:border-left="0.002cm solid #ffffff" fo:border-right="none" fo:border-top="0.002cm solid #ffffff" fo:border-bottom="0.002cm solid #ffffff">
        <style:background-image/>
      </style:table-cell-properties>
    </style:style>
    <style:style style:name="表格186.C1" style:family="table-cell">
      <style:table-cell-properties fo:background-color="#99ccff" fo:padding="0.097cm" fo:border="0.002cm solid #ffffff">
        <style:background-image/>
      </style:table-cell-properties>
    </style:style>
    <style:style style:name="表格186.A2" style:family="table-cell">
      <style:table-cell-properties fo:background-color="#e6e6ff" fo:padding="0.097cm" fo:border-left="0.002cm solid #ffffff" fo:border-right="none" fo:border-top="none" fo:border-bottom="0.002cm solid #ffffff">
        <style:background-image/>
      </style:table-cell-properties>
    </style:style>
    <style:style style:name="表格186.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A7" style:family="table-cell">
      <style:table-cell-properties fo:background-color="#e6e6ff" fo:padding="0.097cm" fo:border-left="0.002cm solid #ffffff" fo:border-right="none" fo:border-top="none" fo:border-bottom="0.002cm solid #000000">
        <style:background-image/>
      </style:table-cell-properties>
    </style:style>
    <style:style style:name="表格186.C7" style:family="table-cell">
      <style:table-cell-properties fo:background-color="#e6e6ff" fo:padding="0.097cm" fo:border-left="0.002cm solid #ffffff" fo:border-right="0.002cm solid #ffffff" fo:border-top="none" fo:border-bottom="0.002cm solid #000000">
        <style:background-image/>
      </style:table-cell-properties>
    </style:style>
    <style:style style:name="表格187" style:family="table">
      <style:table-properties style:width="18.927cm" table:align="margins" style:shadow="#808080 0.079cm 0.079cm" style:writing-mode="lr-tb"/>
    </style:style>
    <style:style style:name="表格187.A" style:family="table-column">
      <style:table-column-properties style:column-width="2.704cm" style:rel-column-width="9362*"/>
    </style:style>
    <style:style style:name="表格187.G" style:family="table-column">
      <style:table-column-properties style:column-width="2.704cm" style:rel-column-width="9363*"/>
    </style:style>
    <style:style style:name="表格187.A1" style:family="table-cell">
      <style:table-cell-properties fo:background-color="#99ccff" fo:padding="0.097cm" fo:border-left="0.002cm solid #ffffff" fo:border-right="none" fo:border-top="0.002cm solid #ffffff" fo:border-bottom="0.002cm solid #ffffff">
        <style:background-image/>
      </style:table-cell-properties>
    </style:style>
    <style:style style:name="表格187.G1" style:family="table-cell">
      <style:table-cell-properties fo:background-color="#99ccff" fo:padding="0.097cm" fo:border="0.002cm solid #ffffff">
        <style:background-image/>
      </style:table-cell-properties>
    </style:style>
    <style:style style:name="表格187.A2" style:family="table-cell">
      <style:table-cell-properties fo:background-color="#99ccff" fo:padding="0.097cm" fo:border-left="0.002cm solid #ffffff" fo:border-right="none" fo:border-top="none" fo:border-bottom="0.002cm solid #ffffff">
        <style:background-image/>
      </style:table-cell-properties>
    </style:style>
    <style:style style:name="表格187.B2" style:family="table-cell">
      <style:table-cell-properties fo:background-color="#e6e6ff" fo:padding="0.097cm" fo:border-left="0.002cm solid #ffffff" fo:border-right="none" fo:border-top="none" fo:border-bottom="0.002cm solid #ffffff">
        <style:background-image/>
      </style:table-cell-properties>
    </style:style>
    <style:style style:name="表格187.G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7.A15" style:family="table-cell">
      <style:table-cell-properties fo:background-color="#99ccff" fo:padding="0.097cm" fo:border-left="0.002cm solid #ffffff" fo:border-right="none" fo:border-top="none" fo:border-bottom="0.002cm solid #000000">
        <style:background-image/>
      </style:table-cell-properties>
    </style:style>
    <style:style style:name="表格187.B15" style:family="table-cell">
      <style:table-cell-properties fo:background-color="#e6e6ff" fo:padding="0.097cm" fo:border-left="0.002cm solid #ffffff" fo:border-right="none" fo:border-top="none" fo:border-bottom="0.002cm solid #000000">
        <style:background-image/>
      </style:table-cell-properties>
    </style:style>
    <style:style style:name="表格187.G15" style:family="table-cell">
      <style:table-cell-properties fo:background-color="#e6e6ff" fo:padding="0.097cm" fo:border-left="0.002cm solid #ffffff" fo:border-right="0.002cm solid #ffffff" fo:border-top="none" fo:border-bottom="0.002cm solid #000000">
        <style:background-image/>
      </style:table-cell-properties>
    </style:style>
    <style:style style:name="表格188" style:family="table">
      <style:table-properties style:width="18.927cm" table:align="margins" style:shadow="#808080 0.079cm 0.079cm" style:writing-mode="lr-tb"/>
    </style:style>
    <style:style style:name="表格188.A" style:family="table-column">
      <style:table-column-properties style:column-width="4.964cm" style:rel-column-width="17188*"/>
    </style:style>
    <style:style style:name="表格188.B" style:family="table-column">
      <style:table-column-properties style:column-width="13.963cm" style:rel-column-width="48347*"/>
    </style:style>
    <style:style style:name="表格18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8.B1" style:family="table-cell">
      <style:table-cell-properties fo:background-color="#e6e6ff" fo:padding="0.097cm" fo:border="0.002cm solid #ffffff">
        <style:background-image/>
      </style:table-cell-properties>
    </style:style>
    <style:style style:name="表格188.A2" style:family="table-cell">
      <style:table-cell-properties fo:background-color="#e6e6ff" fo:padding="0.097cm" fo:border-left="0.002cm solid #ffffff" fo:border-right="none" fo:border-top="none" fo:border-bottom="0.002cm solid #ffffff">
        <style:background-image/>
      </style:table-cell-properties>
    </style:style>
    <style:style style:name="表格18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9" style:family="table">
      <style:table-properties style:width="18.927cm" table:align="margins" style:shadow="#808080 0.079cm 0.079cm" style:writing-mode="lr-tb"/>
    </style:style>
    <style:style style:name="表格189.A" style:family="table-column">
      <style:table-column-properties style:column-width="4.964cm" style:rel-column-width="17188*"/>
    </style:style>
    <style:style style:name="表格189.B" style:family="table-column">
      <style:table-column-properties style:column-width="13.963cm" style:rel-column-width="48347*"/>
    </style:style>
    <style:style style:name="表格18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9.B1" style:family="table-cell">
      <style:table-cell-properties fo:background-color="#e6e6ff" fo:padding="0.097cm" fo:border="0.002cm solid #ffffff">
        <style:background-image/>
      </style:table-cell-properties>
    </style:style>
    <style:style style:name="表格189.A2" style:family="table-cell">
      <style:table-cell-properties fo:background-color="#e6e6ff" fo:padding="0.097cm" fo:border-left="0.002cm solid #ffffff" fo:border-right="none" fo:border-top="none" fo:border-bottom="0.002cm solid #ffffff">
        <style:background-image/>
      </style:table-cell-properties>
    </style:style>
    <style:style style:name="表格18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0" style:family="table">
      <style:table-properties style:width="18.927cm" table:align="margins" style:shadow="#808080 0.079cm 0.079cm" style:writing-mode="lr-tb"/>
    </style:style>
    <style:style style:name="表格190.A" style:family="table-column">
      <style:table-column-properties style:column-width="4.964cm" style:rel-column-width="17188*"/>
    </style:style>
    <style:style style:name="表格190.B" style:family="table-column">
      <style:table-column-properties style:column-width="13.963cm" style:rel-column-width="48347*"/>
    </style:style>
    <style:style style:name="表格19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0.B1" style:family="table-cell">
      <style:table-cell-properties fo:background-color="#e6e6ff" fo:padding="0.097cm" fo:border="0.002cm solid #ffffff">
        <style:background-image/>
      </style:table-cell-properties>
    </style:style>
    <style:style style:name="表格190.A2" style:family="table-cell">
      <style:table-cell-properties fo:background-color="#e6e6ff" fo:padding="0.097cm" fo:border-left="0.002cm solid #ffffff" fo:border-right="none" fo:border-top="none" fo:border-bottom="0.002cm solid #ffffff">
        <style:background-image/>
      </style:table-cell-properties>
    </style:style>
    <style:style style:name="表格19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1" style:family="table">
      <style:table-properties style:width="18.927cm" table:align="margins" style:shadow="#808080 0.079cm 0.079cm" style:writing-mode="lr-tb"/>
    </style:style>
    <style:style style:name="表格191.A" style:family="table-column">
      <style:table-column-properties style:column-width="4.964cm" style:rel-column-width="17188*"/>
    </style:style>
    <style:style style:name="表格191.B" style:family="table-column">
      <style:table-column-properties style:column-width="13.963cm" style:rel-column-width="48347*"/>
    </style:style>
    <style:style style:name="表格19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1.B1" style:family="table-cell">
      <style:table-cell-properties fo:background-color="#e6e6ff" fo:padding="0.097cm" fo:border="0.002cm solid #ffffff">
        <style:background-image/>
      </style:table-cell-properties>
    </style:style>
    <style:style style:name="表格192" style:family="table">
      <style:table-properties style:width="18.927cm" table:align="margins" style:shadow="#808080 0.079cm 0.079cm" style:writing-mode="lr-tb"/>
    </style:style>
    <style:style style:name="表格192.A" style:family="table-column">
      <style:table-column-properties style:column-width="6.452cm" style:rel-column-width="22339*"/>
    </style:style>
    <style:style style:name="表格192.B" style:family="table-column">
      <style:table-column-properties style:column-width="12.474cm" style:rel-column-width="43196*"/>
    </style:style>
    <style:style style:name="表格19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2.B1" style:family="table-cell">
      <style:table-cell-properties fo:background-color="#e6e6ff" fo:padding="0.097cm" fo:border="0.002cm solid #ffffff">
        <style:background-image/>
      </style:table-cell-properties>
    </style:style>
    <style:style style:name="表格192.A2" style:family="table-cell">
      <style:table-cell-properties fo:background-color="#e6e6ff" fo:padding="0.097cm" fo:border-left="0.002cm solid #ffffff" fo:border-right="none" fo:border-top="none" fo:border-bottom="0.002cm solid #ffffff">
        <style:background-image/>
      </style:table-cell-properties>
    </style:style>
    <style:style style:name="表格19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3" style:family="table">
      <style:table-properties style:width="18.927cm" table:align="margins" style:shadow="#808080 0.079cm 0.079cm" style:writing-mode="lr-tb"/>
    </style:style>
    <style:style style:name="表格193.A" style:family="table-column">
      <style:table-column-properties style:column-width="6.452cm" style:rel-column-width="22339*"/>
    </style:style>
    <style:style style:name="表格193.B" style:family="table-column">
      <style:table-column-properties style:column-width="12.474cm" style:rel-column-width="43196*"/>
    </style:style>
    <style:style style:name="表格19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3.B1" style:family="table-cell">
      <style:table-cell-properties fo:background-color="#e6e6ff" fo:padding="0.097cm" fo:border="0.002cm solid #ffffff">
        <style:background-image/>
      </style:table-cell-properties>
    </style:style>
    <style:style style:name="表格193.A2" style:family="table-cell">
      <style:table-cell-properties fo:background-color="#e6e6ff" fo:padding="0.097cm" fo:border-left="0.002cm solid #ffffff" fo:border-right="none" fo:border-top="none" fo:border-bottom="0.002cm solid #ffffff">
        <style:background-image/>
      </style:table-cell-properties>
    </style:style>
    <style:style style:name="表格19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4" style:family="table">
      <style:table-properties style:width="18.927cm" table:align="margins" style:shadow="#808080 0.079cm 0.079cm" style:writing-mode="lr-tb"/>
    </style:style>
    <style:style style:name="表格194.A" style:family="table-column">
      <style:table-column-properties style:column-width="6.452cm" style:rel-column-width="22339*"/>
    </style:style>
    <style:style style:name="表格194.B" style:family="table-column">
      <style:table-column-properties style:column-width="12.474cm" style:rel-column-width="43196*"/>
    </style:style>
    <style:style style:name="表格19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4.B1" style:family="table-cell">
      <style:table-cell-properties fo:background-color="#e6e6ff" fo:padding="0.097cm" fo:border="0.002cm solid #ffffff">
        <style:background-image/>
      </style:table-cell-properties>
    </style:style>
    <style:style style:name="表格195" style:family="table">
      <style:table-properties style:width="18.927cm" table:align="margins" style:shadow="#808080 0.079cm 0.079cm" style:writing-mode="lr-tb"/>
    </style:style>
    <style:style style:name="表格195.A" style:family="table-column">
      <style:table-column-properties style:column-width="6.452cm" style:rel-column-width="22339*"/>
    </style:style>
    <style:style style:name="表格195.B" style:family="table-column">
      <style:table-column-properties style:column-width="12.474cm" style:rel-column-width="43196*"/>
    </style:style>
    <style:style style:name="表格19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5.B1" style:family="table-cell">
      <style:table-cell-properties fo:background-color="#e6e6ff" fo:padding="0.097cm" fo:border="0.002cm solid #ffffff">
        <style:background-image/>
      </style:table-cell-properties>
    </style:style>
    <style:style style:name="表格195.A2" style:family="table-cell">
      <style:table-cell-properties fo:background-color="#e6e6ff" fo:padding="0.097cm" fo:border-left="0.002cm solid #ffffff" fo:border-right="none" fo:border-top="none" fo:border-bottom="0.002cm solid #ffffff">
        <style:background-image/>
      </style:table-cell-properties>
    </style:style>
    <style:style style:name="表格19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6" style:family="table">
      <style:table-properties style:width="18.927cm" table:align="margins" style:shadow="#808080 0.079cm 0.079cm" style:writing-mode="lr-tb"/>
    </style:style>
    <style:style style:name="表格196.A" style:family="table-column">
      <style:table-column-properties style:column-width="6.452cm" style:rel-column-width="22339*"/>
    </style:style>
    <style:style style:name="表格196.B" style:family="table-column">
      <style:table-column-properties style:column-width="12.474cm" style:rel-column-width="43196*"/>
    </style:style>
    <style:style style:name="表格1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6.B1" style:family="table-cell">
      <style:table-cell-properties fo:background-color="#e6e6ff" fo:padding="0.097cm" fo:border="0.002cm solid #ffffff">
        <style:background-image/>
      </style:table-cell-properties>
    </style:style>
    <style:style style:name="表格196.A2" style:family="table-cell">
      <style:table-cell-properties fo:background-color="#e6e6ff" fo:padding="0.097cm" fo:border-left="0.002cm solid #ffffff" fo:border-right="none" fo:border-top="none" fo:border-bottom="0.002cm solid #ffffff">
        <style:background-image/>
      </style:table-cell-properties>
    </style:style>
    <style:style style:name="表格1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7" style:family="table">
      <style:table-properties style:width="18.927cm" table:align="margins" style:shadow="#808080 0.079cm 0.079cm" style:writing-mode="lr-tb"/>
    </style:style>
    <style:style style:name="表格197.A" style:family="table-column">
      <style:table-column-properties style:column-width="6.452cm" style:rel-column-width="22339*"/>
    </style:style>
    <style:style style:name="表格197.B" style:family="table-column">
      <style:table-column-properties style:column-width="12.474cm" style:rel-column-width="43196*"/>
    </style:style>
    <style:style style:name="表格19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7.B1" style:family="table-cell">
      <style:table-cell-properties fo:background-color="#e6e6ff" fo:padding="0.097cm" fo:border="0.002cm solid #ffffff">
        <style:background-image/>
      </style:table-cell-properties>
    </style:style>
    <style:style style:name="表格197.A2" style:family="table-cell">
      <style:table-cell-properties fo:background-color="#e6e6ff" fo:padding="0.097cm" fo:border-left="0.002cm solid #ffffff" fo:border-right="none" fo:border-top="none" fo:border-bottom="0.002cm solid #ffffff">
        <style:background-image/>
      </style:table-cell-properties>
    </style:style>
    <style:style style:name="表格19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8" style:family="table">
      <style:table-properties style:width="18.927cm" table:align="margins" style:shadow="#808080 0.079cm 0.079cm" style:writing-mode="lr-tb"/>
    </style:style>
    <style:style style:name="表格198.A" style:family="table-column">
      <style:table-column-properties style:column-width="6.452cm" style:rel-column-width="22339*"/>
    </style:style>
    <style:style style:name="表格198.B" style:family="table-column">
      <style:table-column-properties style:column-width="12.474cm" style:rel-column-width="43196*"/>
    </style:style>
    <style:style style:name="表格19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8.B1" style:family="table-cell">
      <style:table-cell-properties fo:background-color="#e6e6ff" fo:padding="0.097cm" fo:border="0.002cm solid #ffffff">
        <style:background-image/>
      </style:table-cell-properties>
    </style:style>
    <style:style style:name="表格198.A2" style:family="table-cell">
      <style:table-cell-properties fo:background-color="#e6e6ff" fo:padding="0.097cm" fo:border-left="0.002cm solid #ffffff" fo:border-right="none" fo:border-top="none" fo:border-bottom="0.002cm solid #ffffff">
        <style:background-image/>
      </style:table-cell-properties>
    </style:style>
    <style:style style:name="表格19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9" style:family="table">
      <style:table-properties style:width="18.927cm" table:align="margins" style:shadow="#808080 0.079cm 0.079cm" style:writing-mode="lr-tb"/>
    </style:style>
    <style:style style:name="表格199.A" style:family="table-column">
      <style:table-column-properties style:column-width="6.452cm" style:rel-column-width="22339*"/>
    </style:style>
    <style:style style:name="表格199.B" style:family="table-column">
      <style:table-column-properties style:column-width="12.474cm" style:rel-column-width="43196*"/>
    </style:style>
    <style:style style:name="表格1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9.B1" style:family="table-cell">
      <style:table-cell-properties fo:background-color="#e6e6ff" fo:padding="0.097cm" fo:border="0.002cm solid #ffffff">
        <style:background-image/>
      </style:table-cell-properties>
    </style:style>
    <style:style style:name="表格200" style:family="table">
      <style:table-properties style:width="18.927cm" table:align="margins" style:shadow="#808080 0.079cm 0.079cm" style:writing-mode="lr-tb"/>
    </style:style>
    <style:style style:name="表格200.A" style:family="table-column">
      <style:table-column-properties style:column-width="6.452cm" style:rel-column-width="22339*"/>
    </style:style>
    <style:style style:name="表格200.B" style:family="table-column">
      <style:table-column-properties style:column-width="12.474cm" style:rel-column-width="43196*"/>
    </style:style>
    <style:style style:name="表格20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0.B1" style:family="table-cell">
      <style:table-cell-properties fo:background-color="#e6e6ff" fo:padding="0.097cm" fo:border="0.002cm solid #ffffff">
        <style:background-image/>
      </style:table-cell-properties>
    </style:style>
    <style:style style:name="表格200.A2" style:family="table-cell">
      <style:table-cell-properties fo:background-color="#e6e6ff" fo:padding="0.097cm" fo:border-left="0.002cm solid #ffffff" fo:border-right="none" fo:border-top="none" fo:border-bottom="0.002cm solid #ffffff">
        <style:background-image/>
      </style:table-cell-properties>
    </style:style>
    <style:style style:name="表格20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1" style:family="table">
      <style:table-properties style:width="18.927cm" table:align="margins" style:shadow="#808080 0.079cm 0.079cm" style:writing-mode="lr-tb"/>
    </style:style>
    <style:style style:name="表格201.A" style:family="table-column">
      <style:table-column-properties style:column-width="6.452cm" style:rel-column-width="22339*"/>
    </style:style>
    <style:style style:name="表格201.B" style:family="table-column">
      <style:table-column-properties style:column-width="12.474cm" style:rel-column-width="43196*"/>
    </style:style>
    <style:style style:name="表格20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1.B1" style:family="table-cell">
      <style:table-cell-properties fo:background-color="#e6e6ff" fo:padding="0.097cm" fo:border="0.002cm solid #ffffff">
        <style:background-image/>
      </style:table-cell-properties>
    </style:style>
    <style:style style:name="表格201.A2" style:family="table-cell">
      <style:table-cell-properties fo:background-color="#e6e6ff" fo:padding="0.097cm" fo:border-left="0.002cm solid #ffffff" fo:border-right="none" fo:border-top="none" fo:border-bottom="0.002cm solid #ffffff">
        <style:background-image/>
      </style:table-cell-properties>
    </style:style>
    <style:style style:name="表格20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2" style:family="table">
      <style:table-properties style:width="18.927cm" table:align="margins" style:shadow="#808080 0.079cm 0.079cm" style:writing-mode="lr-tb"/>
    </style:style>
    <style:style style:name="表格202.A" style:family="table-column">
      <style:table-column-properties style:column-width="6.452cm" style:rel-column-width="22339*"/>
    </style:style>
    <style:style style:name="表格202.B" style:family="table-column">
      <style:table-column-properties style:column-width="12.474cm" style:rel-column-width="43196*"/>
    </style:style>
    <style:style style:name="表格20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2.B1" style:family="table-cell">
      <style:table-cell-properties fo:background-color="#e6e6ff" fo:padding="0.097cm" fo:border="0.002cm solid #ffffff">
        <style:background-image/>
      </style:table-cell-properties>
    </style:style>
    <style:style style:name="表格202.A2" style:family="table-cell">
      <style:table-cell-properties fo:background-color="#e6e6ff" fo:padding="0.097cm" fo:border-left="0.002cm solid #ffffff" fo:border-right="none" fo:border-top="none" fo:border-bottom="0.002cm solid #ffffff">
        <style:background-image/>
      </style:table-cell-properties>
    </style:style>
    <style:style style:name="表格2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padding="0.097cm" fo:border="0.002cm solid #ffffff"/>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padding="0.097cm" fo:border="0.002cm solid #ffffff"/>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padding="0.097cm" fo:border="0.002cm solid #ffffff"/>
    </style:style>
    <style:style style:name="表格206" style:family="table">
      <style:table-properties style:width="19.006cm" table:align="margins" style:writing-mode="lr-tb"/>
    </style:style>
    <style:style style:name="表格206.A" style:family="table-column">
      <style:table-column-properties style:column-width="19.006cm" style:rel-column-width="65535*"/>
    </style:style>
    <style:style style:name="表格206.A1" style:family="table-cell">
      <style:table-cell-properties fo:padding="0.097cm" fo:border="0.002cm solid #ffffff"/>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padding="0.097cm" fo:border="0.002cm solid #ffffff"/>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padding="0.097cm" fo:border="0.002cm solid #ffffff"/>
    </style:style>
    <style:style style:name="表格209" style:family="table">
      <style:table-properties style:width="19.006cm" table:align="margins" style:writing-mode="lr-tb"/>
    </style:style>
    <style:style style:name="表格209.A" style:family="table-column">
      <style:table-column-properties style:column-width="19.006cm" style:rel-column-width="65535*"/>
    </style:style>
    <style:style style:name="表格209.A1" style:family="table-cell">
      <style:table-cell-properties fo:padding="0.097cm" fo:border="0.002cm solid #ffffff"/>
    </style:style>
    <style:style style:name="表格212" style:family="table">
      <style:table-properties style:width="19.006cm" table:align="margins" style:writing-mode="lr-tb"/>
    </style:style>
    <style:style style:name="表格212.A" style:family="table-column">
      <style:table-column-properties style:column-width="19.006cm" style:rel-column-width="65535*"/>
    </style:style>
    <style:style style:name="表格212.A1" style:family="table-cell">
      <style:table-cell-properties fo:padding="0.097cm" fo:border="0.002cm solid #ffffff"/>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padding="0.097cm" fo:border="0.002cm solid #ffffff"/>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padding="0.097cm" fo:border="0.002cm solid #ffffff"/>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padding="0.097cm" fo:border="0.002cm solid #ffffff"/>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padding="0.097cm" fo:border="0.002cm solid #ffffff"/>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text-properties style:font-name="宋体" style:font-name-complex="Courier New1"/>
    </style:style>
    <style:style style:name="P7" style:family="paragraph" style:parent-style-name="Standard">
      <style:text-properties style:font-name="宋体" style:font-name-complex="Courier New1" style:font-size-complex="10.5pt"/>
    </style:style>
    <style:style style:name="P8"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9"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10"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11"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3"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14"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5"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6" style:family="paragraph" style:parent-style-name="Standard">
      <style:text-properties style:font-name="Times New Roman" fo:font-size="10.5pt" fo:font-weight="normal" style:font-name-asian="Courier New" style:font-size-asian="10.5pt" style:font-weight-asian="normal" style:font-name-complex="Courier New1" style:font-size-complex="10.5pt" style:font-weight-complex="normal"/>
    </style:style>
    <style:style style:name="P17" style:family="paragraph" style:parent-style-name="Standard">
      <style:text-properties style:font-name="Times New Roman" style:font-name-asian="宋体1"/>
    </style:style>
    <style:style style:name="P18" style:family="paragraph" style:parent-style-name="Standard">
      <style:text-properties style:font-name="Times New Roman" style:font-name-asian="宋体1" style:font-name-complex="Courier New1" style:font-size-complex="10.5pt"/>
    </style:style>
    <style:style style:name="P19" style:family="paragraph" style:parent-style-name="Standard">
      <style:text-properties style:font-name="Times New Roman" fo:font-weight="bold" style:font-name-asian="宋体1" style:font-weight-asian="bold" style:font-name-complex="Courier New1" style:font-size-complex="10.5pt"/>
    </style:style>
    <style:style style:name="P20" style:family="paragraph" style:parent-style-name="Standard">
      <style:text-properties style:font-name="Times New Roman" fo:font-weight="normal" style:font-name-asian="宋体1" style:font-weight-asian="normal" style:font-name-complex="Courier New1" style:font-size-complex="10.5pt" style:font-weight-complex="normal"/>
    </style:style>
    <style:style style:name="P21" style:family="paragraph" style:parent-style-name="Standard">
      <style:paragraph-properties fo:text-align="center" style:justify-single-word="false"/>
      <style:text-properties style:font-name="Times New Roman" fo:font-weight="normal" style:font-name-asian="宋体1" style:font-weight-asian="normal" style:font-name-complex="Courier New1" style:font-size-complex="10.5pt" style:font-weight-complex="normal"/>
    </style:style>
    <style:style style:name="P22" style:family="paragraph" style:parent-style-name="Standard">
      <style:text-properties style:font-name="Times New Roman" fo:font-weight="normal" style:font-name-asian="宋体1" style:font-weight-asian="normal" style:font-name-complex="Courier New1" style:font-weight-complex="normal"/>
    </style:style>
    <style:style style:name="P23" style:family="paragraph" style:parent-style-name="Standard">
      <style:text-properties style:font-name="Times New Roman" style:font-size-complex="10.5pt"/>
    </style:style>
    <style:style style:name="P24" style:family="paragraph" style:parent-style-name="Standard">
      <style:paragraph-properties fo:text-align="start" style:justify-single-word="false"/>
    </style:style>
    <style:style style:name="P25" style:family="paragraph" style:parent-style-name="Standard">
      <style:text-properties style:font-name="宋体1"/>
    </style:style>
    <style:style style:name="P26" style:family="paragraph" style:parent-style-name="Standard">
      <style:text-properties style:font-name="宋体1" style:font-name-asian="宋体1"/>
    </style:style>
    <style:style style:name="P27" style:family="paragraph" style:parent-style-name="Standard">
      <style:text-properties style:font-name="宋体1" style:font-name-asian="宋体1" style:font-name-complex="Courier New1"/>
    </style:style>
    <style:style style:name="P28" style:family="paragraph" style:parent-style-name="Standard">
      <style:text-properties style:font-name="宋体1" style:font-name-asian="宋体1" style:font-name-complex="Courier New1" style:font-size-complex="10.5pt"/>
    </style:style>
    <style:style style:name="P29"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30" style:family="paragraph" style:parent-style-name="Standard">
      <style:text-properties style:font-name="宋体1" fo:font-weight="bold" style:font-name-asian="宋体1" style:font-weight-asian="bold" style:font-name-complex="Courier New1"/>
    </style:style>
    <style:style style:name="P31" style:family="paragraph" style:parent-style-name="Standard">
      <style:text-properties style:font-name="宋体1" fo:font-weight="bold" style:font-name-asian="宋体1" style:font-weight-asian="bold" style:font-name-complex="Courier New1" style:font-size-complex="10.5pt"/>
    </style:style>
    <style:style style:name="P32" style:family="paragraph" style:parent-style-name="Standard">
      <style:text-properties style:font-name="宋体1" fo:font-weight="bold" style:font-name-asian="宋体1" style:font-weight-asian="bold" style:font-name-complex="Courier New1" style:font-size-complex="10.5pt" style:font-weight-complex="bold"/>
    </style:style>
    <style:style style:name="P33" style:family="paragraph" style:parent-style-name="Standard">
      <style:text-properties style:font-name="宋体1" fo:language="zxx" fo:country="none" style:font-name-asian="宋体1" style:language-asian="zxx" style:country-asian="none"/>
    </style:style>
    <style:style style:name="P34" style:family="paragraph" style:parent-style-name="Standard">
      <style:text-properties style:font-name="宋体1" fo:language="zxx" fo:country="none" style:font-name-asian="宋体1" style:language-asian="zxx" style:country-asian="none" style:font-name-complex="Courier New1" style:font-size-complex="10.5pt"/>
    </style:style>
    <style:style style:name="P35"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1" style:font-size-complex="10.5pt"/>
    </style:style>
    <style:style style:name="P36"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1"/>
    </style:style>
    <style:style style:name="P37"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38"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1" style:font-size-complex="10.5pt" style:font-weight-complex="normal"/>
    </style:style>
    <style:style style:name="P3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40" style:family="paragraph" style:parent-style-name="Standard">
      <style:paragraph-properties fo:text-align="center" style:justify-single-word="false"/>
      <style:text-properties style:font-name="宋体1" fo:font-size="10.5pt" fo:font-weight="normal" style:font-name-asian="宋体1" style:font-size-asian="10.5pt" style:font-weight-asian="normal" style:font-size-complex="10.5pt" style:font-weight-complex="normal"/>
    </style:style>
    <style:style style:name="P41" style:family="paragraph" style:parent-style-name="Standard">
      <style:text-properties style:font-name="宋体1" fo:font-size="10.5pt" fo:font-weight="normal" style:font-name-asian="宋体1" style:font-size-asian="10.5pt" style:font-weight-asian="normal" style:font-name-complex="Courier New1" style:font-size-complex="10.5pt" style:font-weight-complex="normal"/>
    </style:style>
    <style:style style:name="P42" style:family="paragraph" style:parent-style-name="Standard">
      <style:text-properties style:font-name="宋体1" fo:font-size="10.5pt" fo:language="zxx" fo:country="none" fo:font-weight="normal" style:font-name-asian="宋体1" style:font-size-asian="10.5pt" style:language-asian="zxx" style:country-asian="none" style:font-weight-asian="normal" style:font-name-complex="Courier New1" style:font-size-complex="10.5pt" style:font-weight-complex="normal"/>
    </style:style>
    <style:style style:name="P43" style:family="paragraph" style:parent-style-name="Standard">
      <style:paragraph-properties fo:text-align="center" style:justify-single-word="false"/>
      <style:text-properties style:font-name="宋体1" fo:font-size="10.5pt" fo:language="zxx" fo:country="none" fo:font-weight="normal" style:font-name-asian="宋体1" style:font-size-asian="10.5pt" style:language-asian="zxx" style:country-asian="none" style:font-weight-asian="normal" style:font-name-complex="Courier New1" style:font-size-complex="10.5pt" style:font-weight-complex="normal"/>
    </style:style>
    <style:style style:name="P44" style:family="paragraph" style:parent-style-name="Standard">
      <style:text-properties style:font-name="宋体1" fo:font-weight="normal" style:font-name-asian="宋体1" style:font-weight-asian="normal" style:font-name-complex="Courier New1" style:font-size-complex="10.5pt" style:font-weight-complex="normal"/>
    </style:style>
    <style:style style:name="P45" style:family="paragraph" style:parent-style-name="Standard">
      <style:text-properties style:font-name="宋体1" fo:font-weight="normal" style:font-name-asian="宋体1" style:font-weight-asian="normal" style:font-name-complex="Courier New1" style:font-weight-complex="normal"/>
    </style:style>
    <style:style style:name="P46" style:family="paragraph" style:parent-style-name="Standard">
      <style:text-properties style:font-name="宋体1" fo:font-weight="normal" style:font-name-asian="宋体1" style:font-weight-asian="normal" style:font-weight-complex="normal"/>
    </style:style>
    <style:style style:name="P47" style:family="paragraph" style:parent-style-name="Standard">
      <style:text-properties style:font-name="宋体1" style:font-name-complex="Courier New1" style:font-size-complex="10.5pt"/>
    </style:style>
    <style:style style:name="P48" style:family="paragraph" style:parent-style-name="Standard">
      <style:text-properties style:font-name="Courier New" fo:font-weight="bold" style:font-name-asian="宋体1" style:font-weight-asian="bold" style:font-name-complex="Courier New1"/>
    </style:style>
    <style:style style:name="P49" style:family="paragraph" style:parent-style-name="Standard">
      <style:text-properties style:font-name="Courier New" fo:font-weight="bold" style:font-name-asian="宋体1" style:font-weight-asian="bold" style:font-name-complex="Courier New1" style:font-size-complex="10.5pt"/>
    </style:style>
    <style:style style:name="P50" style:family="paragraph" style:parent-style-name="Standard">
      <style:text-properties style:font-name="Courier New" fo:font-weight="bold" style:font-name-asian="宋体1" style:font-weight-asian="bold" style:font-name-complex="Courier New1" style:font-size-complex="10.5pt" style:font-weight-complex="bold"/>
    </style:style>
    <style:style style:name="P51" style:family="paragraph" style:parent-style-name="Standard">
      <style:text-properties style:font-name="Courier New" fo:font-weight="bold" style:font-name-asian="宋体1" style:font-weight-asian="bold" style:font-name-complex="Courier New1" style:font-weight-complex="bold"/>
    </style:style>
    <style:style style:name="P52" style:family="paragraph" style:parent-style-name="Standard">
      <style:text-properties style:font-name="Courier New" fo:font-weight="bold" style:font-name-asian="Courier New" style:font-weight-asian="bold" style:font-name-complex="Courier New1" style:font-size-complex="10.5pt" style:font-weight-complex="bold"/>
    </style:style>
    <style:style style:name="P53" style:family="paragraph" style:parent-style-name="Standard">
      <style:text-properties style:font-name="Courier New" fo:font-weight="bold" style:font-name-asian="Courier New" style:font-weight-asian="bold" style:font-weight-complex="bold"/>
    </style:style>
    <style:style style:name="P54"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55" style:family="paragraph" style:parent-style-name="Standard">
      <style:text-properties style:font-name="Courier New" fo:font-weight="normal" style:font-name-asian="宋体1" style:font-weight-asian="normal" style:font-weight-complex="normal"/>
    </style:style>
    <style:style style:name="P56" style:family="paragraph" style:parent-style-name="Standard">
      <style:text-properties style:font-name="Courier New" style:font-name-asian="宋体1"/>
    </style:style>
    <style:style style:name="P57" style:family="paragraph" style:parent-style-name="Standard">
      <style:text-properties style:font-name="Courier New" fo:font-size="10.5pt" fo:font-weight="bold" style:font-name-asian="宋体1" style:font-size-asian="10.5pt" style:font-weight-asian="bold" style:font-name-complex="Courier New1" style:font-size-complex="10.5pt" style:font-weight-complex="bold"/>
    </style:style>
    <style:style style:name="P58" style:family="paragraph" style:parent-style-name="Standard">
      <style:text-properties style:font-name="Courier New" fo:font-size="10.5pt" fo:font-weight="bold" style:font-name-asian="宋体1" style:font-size-asian="10.5pt" style:font-weight-asian="bold" style:font-size-complex="10.5pt" style:font-weight-complex="bold"/>
    </style:style>
    <style:style style:name="P59" style:family="paragraph" style:parent-style-name="Standard">
      <style:text-properties style:font-name="Courier New" fo:font-size="10.5pt" fo:font-weight="bold" style:font-name-asian="Courier New" style:font-size-asian="10.5pt" style:font-weight-asian="bold" style:font-size-complex="10.5pt" style:font-weight-complex="bold"/>
    </style:style>
    <style:style style:name="P60" style:family="paragraph" style:parent-style-name="Standard">
      <style:text-properties style:font-name="Courier New" fo:font-size="10.5pt" fo:font-weight="bold" style:font-name-asian="Courier New" style:font-size-asian="10.5pt" style:font-weight-asian="bold" style:font-name-complex="Courier New1" style:font-size-complex="10.5pt" style:font-weight-complex="bold"/>
    </style:style>
    <style:style style:name="P6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62" style:family="paragraph" style:parent-style-name="Standard">
      <style:paragraph-properties fo:text-align="center" style:justify-single-word="false"/>
    </style:style>
    <style:style style:name="P63" style:family="paragraph" style:parent-style-name="Standard">
      <style:paragraph-properties fo:margin-left="0cm" fo:margin-right="0cm" fo:text-indent="0.741cm" style:auto-text-indent="false"/>
    </style:style>
    <style:style style:name="P64" style:family="paragraph" style:parent-style-name="Standard">
      <style:paragraph-properties fo:margin-left="0cm" fo:margin-right="0cm" fo:text-indent="0.741cm" style:auto-text-indent="false"/>
      <style:text-properties style:font-name="宋体1" style:font-name-asian="宋体1"/>
    </style:style>
    <style:style style:name="P65" style:family="paragraph" style:parent-style-name="Standard">
      <style:paragraph-properties fo:margin-left="0cm" fo:margin-right="0cm" fo:text-indent="0.741cm" style:auto-text-indent="false"/>
      <style:text-properties style:font-name="宋体1" style:font-name-asian="宋体1" style:font-name-complex="Courier New1"/>
    </style:style>
    <style:style style:name="P66" style:family="paragraph" style:parent-style-name="Standard">
      <style:paragraph-properties fo:margin-left="0cm" fo:margin-right="0cm" fo:text-indent="0.741cm" style:auto-text-indent="false"/>
      <style:text-properties style:font-name="宋体1" style:font-name-asian="宋体1" style:font-name-complex="Courier New1" style:font-size-complex="10.5pt"/>
    </style:style>
    <style:style style:name="P67"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1" style:font-size-complex="10.5pt" style:font-weight-complex="normal"/>
    </style:style>
    <style:style style:name="P68" style:family="paragraph" style:parent-style-name="Standard">
      <style:paragraph-properties fo:margin-left="0cm" fo:margin-right="0cm" fo:text-indent="0.741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69" style:family="paragraph" style:parent-style-name="Standard">
      <style:paragraph-properties fo:margin-left="0cm" fo:margin-right="0cm" fo:text-indent="0.741cm" style:auto-text-indent="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70" style:family="paragraph" style:parent-style-name="Standard">
      <style:paragraph-properties fo:margin-left="0cm" fo:margin-right="0cm" fo:text-indent="0.741cm" style:auto-text-indent="false"/>
      <style:text-properties style:font-name="Courier New" fo:font-weight="bold" style:font-name-asian="宋体1" style:font-weight-asian="bold" style:font-name-complex="Courier New1" style:font-size-complex="10.5pt" style:font-weight-complex="bold"/>
    </style:style>
    <style:style style:name="P71" style:family="paragraph" style:parent-style-name="Standard">
      <style:paragraph-properties fo:margin-left="0.741cm" fo:margin-right="0cm"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2" style:family="paragraph" style:parent-style-name="Standard">
      <style:paragraph-properties fo:margin-left="0.741cm" fo:margin-right="0cm" fo:text-indent="0cm" style:auto-text-indent="false"/>
      <style:text-properties style:font-name="Courier New" fo:font-weight="bold" style:font-name-asian="宋体1" style:font-weight-asian="bold" style:font-name-complex="Courier New1" style:font-size-complex="10.5pt" style:font-weight-complex="bold"/>
    </style:style>
    <style:style style:name="P73" style:family="paragraph" style:parent-style-name="Standard">
      <style:paragraph-properties fo:margin-left="0cm" fo:margin-right="0cm" fo:text-indent="0cm" style:auto-text-indent="false"/>
      <style:text-properties style:font-name="宋体1" style:font-name-asian="宋体1"/>
    </style:style>
    <style:style style:name="P74"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75"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1" style:font-size-complex="10.5pt" style:font-weight-complex="normal"/>
    </style:style>
    <style:style style:name="P76" style:family="paragraph" style:parent-style-name="Standard">
      <style:paragraph-properties fo:margin-left="0cm" fo:margin-right="0cm" fo:text-indent="0cm" style:auto-text-indent="false"/>
      <style:text-properties style:font-name="宋体1" fo:font-weight="normal" style:font-name-asian="宋体1" style:font-weight-asian="normal" style:font-weight-complex="normal"/>
    </style:style>
    <style:style style:name="P77"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1" style:font-size-complex="10.5pt"/>
    </style:style>
    <style:style style:name="P78"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9"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80"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81"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82" style:family="paragraph" style:parent-style-name="Standard">
      <style:paragraph-properties fo:margin-left="0cm" fo:margin-right="0cm" fo:text-indent="0cm" style:auto-text-indent="false"/>
      <style:text-properties style:font-name="Times New Roman" style:font-name-asian="宋体1" style:font-name-complex="Courier New1" style:font-size-complex="10.5pt"/>
    </style:style>
    <style:style style:name="P83" style:family="paragraph" style:parent-style-name="Standard">
      <style:paragraph-properties fo:margin-left="0cm" fo:margin-right="0cm" fo:text-indent="0cm" style:auto-text-indent="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84"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85" style:family="paragraph" style:parent-style-name="Standard">
      <style:paragraph-properties fo:margin-left="0cm" fo:margin-right="0cm" fo:text-align="justify" style:justify-single-word="false" fo:orphans="0" fo:widows="0" fo:text-indent="0cm" style:auto-text-indent="false" style:writing-mode="lr-tb">
        <style:tab-stops/>
      </style:paragraph-properties>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86" style:family="paragraph" style:parent-style-name="Table_20_Contents">
      <style:text-properties style:font-name="Courier New" fo:font-weight="bold" style:font-name-asian="Courier New" style:font-weight-asian="bold" style:font-weight-complex="bold"/>
    </style:style>
    <style:style style:name="P87" style:family="paragraph" style:parent-style-name="Table_20_Contents">
      <style:text-properties style:font-name="Courier New" fo:font-weight="bold" style:font-name-asian="Courier New" style:font-weight-asian="bold" style:font-name-complex="Courier New1" style:font-size-complex="10.5pt" style:font-weight-complex="bold"/>
    </style:style>
    <style:style style:name="P88" style:family="paragraph" style:parent-style-name="Table_20_Contents">
      <style:text-properties style:font-name="Courier New" fo:font-weight="bold" style:font-name-asian="Courier New" style:font-weight-asian="bold" style:font-name-complex="Courier New1" style:font-weight-complex="bold"/>
    </style:style>
    <style:style style:name="P89" style:family="paragraph" style:parent-style-name="Table_20_Contents">
      <style:text-properties style:font-name="Courier New" fo:font-weight="bold" style:font-name-asian="宋体1" style:font-weight-asian="bold" style:font-name-complex="Courier New1" style:font-weight-complex="bold"/>
    </style:style>
    <style:style style:name="P90" style:family="paragraph" style:parent-style-name="Table_20_Contents">
      <style:text-properties style:font-name="Courier New" fo:font-weight="normal" style:font-name-asian="宋体1" style:font-weight-asian="normal" style:font-name-complex="Courier New1" style:font-size-complex="10.5pt" style:font-weight-complex="normal"/>
    </style:style>
    <style:style style:name="P91" style:family="paragraph" style:parent-style-name="Table_20_Contents">
      <style:text-properties style:font-name="Courier New" fo:language="zxx" fo:country="none" fo:font-weight="bold" style:font-name-asian="Courier New" style:language-asian="zxx" style:country-asian="none" style:font-weight-asian="bold" style:font-name-complex="Courier New1" style:font-size-complex="10.5pt" style:font-weight-complex="bold"/>
    </style:style>
    <style:style style:name="P92" style:family="paragraph" style:parent-style-name="Table_20_Contents">
      <style:text-properties style:font-name="Courier New" fo:language="zxx" fo:country="none" fo:font-weight="normal" style:font-name-asian="宋体1" style:language-asian="zxx" style:country-asian="none" style:font-weight-asian="normal" style:font-name-complex="Courier New1" style:font-size-complex="10.5pt" style:font-weight-complex="normal"/>
    </style:style>
    <style:style style:name="P93" style:family="paragraph" style:parent-style-name="Table_20_Contents">
      <style:text-properties style:font-name="Times New Roman" fo:font-weight="normal" style:font-name-asian="宋体1" style:font-weight-asian="normal" style:font-name-complex="Courier New1" style:font-size-complex="10.5pt" style:font-weight-complex="normal"/>
    </style:style>
    <style:style style:name="P94" style:family="paragraph" style:parent-style-name="Table_20_Contents">
      <style:text-properties style:font-name="Times New Roman" fo:font-weight="normal" style:font-name-asian="Courier New" style:font-weight-asian="normal" style:font-name-complex="Courier New1" style:font-weight-complex="normal"/>
    </style:style>
    <style:style style:name="P95" style:family="paragraph" style:parent-style-name="Table_20_Contents">
      <style:text-properties style:font-name="Times New Roman" style:font-name-asian="宋体1" style:font-name-complex="Courier New1" style:font-size-complex="10.5pt"/>
    </style:style>
    <style:style style:name="P96" style:family="paragraph" style:parent-style-name="Table_20_Contents">
      <style:text-properties style:font-name="Times New Roman" style:font-name-asian="Times New Roman"/>
    </style:style>
    <style:style style:name="P97" style:family="paragraph" style:parent-style-name="Table_20_Contents">
      <style:text-properties style:font-name="宋体1" style:font-name-asian="宋体1"/>
    </style:style>
    <style:style style:name="P98" style:family="paragraph" style:parent-style-name="Table_20_Contents">
      <style:paragraph-properties fo:text-align="center" style:justify-single-word="false"/>
    </style:style>
    <style:style style:name="P99" style:family="paragraph" style:parent-style-name="Table_20_Contents">
      <style:paragraph-properties fo:text-align="center" style:justify-single-word="false"/>
      <style:text-properties style:font-name-asian="宋体1"/>
    </style:style>
    <style:style style:name="P100" style:family="paragraph" style:parent-style-name="Table_20_Contents">
      <style:paragraph-properties fo:background-color="#e6e6ff">
        <style:background-image/>
      </style:paragraph-properties>
      <style:text-properties style:font-name="Courier New" fo:font-weight="bold" style:font-name-asian="Courier New" style:font-weight-asian="bold" style:font-weight-complex="bold"/>
    </style:style>
    <style:style style:name="P101" style:family="paragraph" style:parent-style-name="Contents_20_2">
      <style:paragraph-properties>
        <style:tab-stops>
          <style:tab-stop style:position="19.006cm" style:type="right" style:leader-style="dotted" style:leader-text="."/>
        </style:tab-stops>
      </style:paragraph-properties>
    </style:style>
    <style:style style:name="P102" style:family="paragraph" style:parent-style-name="Contents_20_1">
      <style:paragraph-properties>
        <style:tab-stops>
          <style:tab-stop style:position="19.006cm" style:type="right" style:leader-style="dotted" style:leader-text="."/>
        </style:tab-stops>
      </style:paragraph-properties>
    </style:style>
    <style:style style:name="P103" style:family="paragraph" style:parent-style-name="Contents_20_3">
      <style:paragraph-properties>
        <style:tab-stops>
          <style:tab-stop style:position="19.006cm" style:type="right" style:leader-style="dotted" style:leader-text="."/>
        </style:tab-stops>
      </style:paragraph-properties>
    </style:style>
    <style:style style:name="P104" style:family="paragraph" style:parent-style-name="Standard">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105" style:family="paragraph" style:parent-style-name="Standard">
      <style:paragraph-properties fo:margin-left="0.75cm" fo:margin-right="0cm" fo:text-align="justify" style:justify-single-word="false" fo:orphans="0" fo:widows="0" fo:text-indent="-0.75cm" style:auto-text-indent="false" style:writing-mode="lr-tb"/>
      <style:text-properties style:use-window-font-color="true" style:font-name="Courier New" fo:language="en" fo:country="US" fo:font-weight="bold" style:font-name-asian="宋体1" style:language-asian="zh" style:country-asian="CN" style:font-weight-asian="bold" style:font-name-complex="Times New Roman" style:language-complex="ar" style:country-complex="SA" style:font-weight-complex="bold"/>
    </style:style>
    <style:style style:name="P106"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1" style:font-size-complex="14pt"/>
    </style:style>
    <style:style style:name="P107"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1" style:font-size-complex="14pt" style:font-weight-complex="bold"/>
    </style:style>
    <style:style style:name="P108" style:family="paragraph" style:parent-style-name="Heading_20_3" style:list-style-name="WW8Num13">
      <style:paragraph-properties fo:margin-left="1.251cm" fo:margin-right="0cm" fo:text-indent="-1.251cm" style:auto-text-indent="false"/>
      <style:text-properties style:font-name="宋体1" fo:font-size="16pt" style:font-name-asian="宋体1" style:font-size-asian="16pt" style:font-name-complex="Courier New1" style:font-size-complex="16pt"/>
    </style:style>
    <style:style style:name="P109" style:family="paragraph" style:parent-style-name="Heading_20_3" style:list-style-name="WW8Num13">
      <style:paragraph-properties fo:margin-left="1.251cm" fo:margin-right="0cm" fo:text-indent="-1.251cm" style:auto-text-indent="false"/>
      <style:text-properties style:font-name="Courier New1" fo:font-size="14pt" style:font-size-asian="14pt" style:font-name-complex="Courier New1" style:font-size-complex="14pt"/>
    </style:style>
    <style:style style:name="P110"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1" style:font-size-complex="14pt"/>
    </style:style>
    <style:style style:name="P111"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1" style:font-size-complex="14pt" style:font-weight-complex="bold"/>
    </style:style>
    <style:style style:name="P11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11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11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11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language-asian="zh" style:country-asian="CN" style:font-name-complex="Times New Roman" style:language-complex="ar" style:country-complex="SA"/>
    </style:style>
    <style:style style:name="P11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11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font-size-complex="10.5pt" style:language-complex="ar" style:country-complex="SA"/>
    </style:style>
    <style:style style:name="P11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11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12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language="en" fo:country="US" style:letter-kerning="true" style:font-name-asian="宋体1" style:language-asian="zh" style:country-asian="CN" style:font-name-complex="Courier New1" style:language-complex="ar" style:country-complex="SA"/>
    </style:style>
    <style:style style:name="P12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12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complex="Times New Roman"/>
    </style:style>
    <style:style style:name="P12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style>
    <style:style style:name="P12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asian="宋体1"/>
    </style:style>
    <style:style style:name="P12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asian="宋体1" style:font-name-complex="Courier New1" style:font-size-complex="10.5pt"/>
    </style:style>
    <style:style style:name="P12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宋体1" style:font-name-asian="宋体1" style:font-name-complex="Courier New1"/>
    </style:style>
    <style:style style:name="P127" style:family="paragraph" style:parent-style-name="Table_20_Contents">
      <style:text-properties style:font-name="Courier New" fo:font-weight="bold" style:font-name-asian="Courier New" style:font-weight-asian="bold" style:font-weight-complex="bold"/>
    </style:style>
    <style:style style:name="P128" style:family="paragraph" style:parent-style-name="Table_20_Contents">
      <style:text-properties style:font-name="Courier New" style:font-name-asian="Courier New" style:font-size-complex="10.5pt"/>
    </style:style>
    <style:style style:name="P129" style:family="paragraph" style:parent-style-name="Heading_20_1" style:list-style-name="WW8Num13">
      <style:paragraph-properties fo:margin-left="0.75cm" fo:margin-right="0cm" fo:text-indent="-0.75cm" style:auto-text-indent="false"/>
    </style:style>
    <style:style style:name="P130"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131"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132"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fo:language="en" fo:country="US" style:font-name-asian="宋体1" style:language-asian="zh" style:country-asian="CN" style:font-name-complex="Times New Roman" style:language-complex="ar" style:country-complex="SA"/>
    </style:style>
    <style:style style:name="P133" style:family="paragraph" style:parent-style-name="Heading_20_1">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13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13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136"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Times New Roman" style:font-name-asian="宋体1"/>
    </style:style>
    <style:style style:name="P13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13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13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1" style:language-complex="ar" style:country-complex="SA"/>
    </style:style>
    <style:style style:name="P14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14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Courier New1" fo:language="en" fo:country="US" style:letter-kerning="true" style:font-name-asian="宋体1" style:language-asian="zh" style:country-asian="CN" style:font-name-complex="Courier New1" style:language-complex="ar" style:country-complex="SA"/>
    </style:style>
    <style:style style:name="P14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Courier New1" style:language-complex="ar" style:country-complex="SA"/>
    </style:style>
    <style:style style:name="P14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1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Courier New1" style:font-name-asian="宋体1" style:font-name-complex="Courier New1"/>
    </style:style>
    <style:style style:name="P1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146"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147" style:family="paragraph" style:parent-style-name="Heading_20_2" style:list-style-name="WW8Num13">
      <style:paragraph-properties fo:margin-left="1cm" fo:margin-right="0cm" fo:text-indent="-1cm" style:auto-text-indent="false"/>
      <style:text-properties style:font-name="宋体1" style:font-name-asian="宋体1" style:font-name-complex="Courier New1"/>
    </style:style>
    <style:style style:name="P148"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1"/>
    </style:style>
    <style:style style:name="P149"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1"/>
    </style:style>
    <style:style style:name="P150" style:family="paragraph" style:parent-style-name="Heading_20_2" style:list-style-name="WW8Num13">
      <style:paragraph-properties fo:margin-left="1cm" fo:margin-right="0cm" fo:text-indent="-1cm" style:auto-text-indent="false"/>
      <style:text-properties style:font-name="Courier New1" style:font-name-asian="宋体1" style:font-name-complex="Courier New1"/>
    </style:style>
    <style:style style:name="P151"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52" style:family="paragraph" style:parent-style-name="Standard">
      <style:text-properties style:font-name="宋体1" style:font-name-asian="宋体1"/>
    </style:style>
    <style:style style:name="P153" style:family="paragraph" style:parent-style-name="Standard" style:list-style-name="L53">
      <style:text-properties style:font-name="宋体1" style:font-name-asian="宋体1" style:font-name-complex="Courier New1" style:font-size-complex="10.5pt"/>
    </style:style>
    <style:style style:name="P154" style:family="paragraph" style:parent-style-name="Standard" style:list-style-name="L54">
      <style:text-properties style:font-name="宋体1" style:font-name-asian="宋体1" style:font-name-complex="Courier New1" style:font-size-complex="10.5pt"/>
    </style:style>
    <style:style style:name="P155" style:family="paragraph" style:parent-style-name="Standard" style:list-style-name="L60">
      <style:text-properties style:font-name="宋体1" style:font-name-asian="宋体1" style:font-name-complex="Courier New1" style:font-size-complex="10.5pt"/>
    </style:style>
    <style:style style:name="P156" style:family="paragraph" style:parent-style-name="Standard" style:list-style-name="L61">
      <style:text-properties style:font-name="宋体1" style:font-name-asian="宋体1" style:font-name-complex="Courier New1" style:font-size-complex="10.5pt"/>
    </style:style>
    <style:style style:name="P157" style:family="paragraph" style:parent-style-name="Standard" style:list-style-name="L90">
      <style:text-properties style:font-name="宋体1" style:font-name-asian="宋体1" style:font-name-complex="Courier New1" style:font-size-complex="10.5pt"/>
    </style:style>
    <style:style style:name="P158"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59" style:family="paragraph" style:parent-style-name="Standard" style:list-style-name="L79">
      <style:text-properties style:font-name="宋体1" style:font-name-asian="宋体1" style:font-name-complex="Courier New1"/>
    </style:style>
    <style:style style:name="P160" style:family="paragraph" style:parent-style-name="Standard" style:list-style-name="L85">
      <style:text-properties style:font-name="宋体1" style:font-name-asian="宋体1" style:font-name-complex="Courier New1"/>
    </style:style>
    <style:style style:name="P161" style:family="paragraph" style:parent-style-name="Standard" style:list-style-name="L86">
      <style:text-properties style:font-name="宋体1" style:font-name-asian="宋体1" style:font-name-complex="Courier New1"/>
    </style:style>
    <style:style style:name="P162" style:family="paragraph" style:parent-style-name="Standard" style:list-style-name="L52">
      <style:text-properties style:font-name="宋体1" style:font-name-asian="宋体1"/>
    </style:style>
    <style:style style:name="P163" style:family="paragraph" style:parent-style-name="Standard" style:list-style-name="L66">
      <style:text-properties style:font-name="宋体1" style:font-name-asian="宋体1"/>
    </style:style>
    <style:style style:name="P164" style:family="paragraph" style:parent-style-name="Standard" style:list-style-name="L73">
      <style:text-properties style:font-name="宋体1" style:font-name-asian="宋体1"/>
    </style:style>
    <style:style style:name="P165" style:family="paragraph" style:parent-style-name="Standard" style:list-style-name="L80">
      <style:text-properties style:font-name="宋体1" style:font-name-asian="宋体1"/>
    </style:style>
    <style:style style:name="P166" style:family="paragraph" style:parent-style-name="Standard" style:list-style-name="L95">
      <style:text-properties style:font-name="宋体1" style:font-name-asian="宋体1"/>
    </style:style>
    <style:style style:name="P167" style:family="paragraph" style:parent-style-name="Standard" style:list-style-name="L23">
      <style:text-properties style:font-name="宋体1" fo:font-weight="bold" style:font-name-asian="宋体1" style:font-weight-asian="bold" style:font-name-complex="Courier New1" style:font-size-complex="10.5pt"/>
    </style:style>
    <style:style style:name="P168" style:family="paragraph" style:parent-style-name="Standard" style:list-style-name="L38">
      <style:text-properties style:font-name="宋体1" fo:font-weight="normal" style:font-name-asian="宋体1" style:font-weight-asian="normal" style:font-name-complex="Courier New1" style:font-size-complex="10.5pt" style:font-weight-complex="normal"/>
    </style:style>
    <style:style style:name="P169" style:family="paragraph" style:parent-style-name="Standard" style:list-style-name="L39">
      <style:text-properties style:font-name="宋体1" fo:font-weight="normal" style:font-name-asian="宋体1" style:font-weight-asian="normal" style:font-name-complex="Courier New1" style:font-size-complex="10.5pt" style:font-weight-complex="normal"/>
    </style:style>
    <style:style style:name="P170" style:family="paragraph" style:parent-style-name="Standard" style:list-style-name="L40">
      <style:text-properties style:font-name="宋体1" fo:font-weight="normal" style:font-name-asian="宋体1" style:font-weight-asian="normal" style:font-name-complex="Courier New1" style:font-size-complex="10.5pt" style:font-weight-complex="normal"/>
    </style:style>
    <style:style style:name="P171" style:family="paragraph" style:parent-style-name="Standard" style:list-style-name="L41">
      <style:text-properties style:font-name="宋体1" fo:font-weight="normal" style:font-name-asian="宋体1" style:font-weight-asian="normal" style:font-name-complex="Courier New1" style:font-size-complex="10.5pt" style:font-weight-complex="normal"/>
    </style:style>
    <style:style style:name="P172" style:family="paragraph" style:parent-style-name="Standard" style:list-style-name="L42">
      <style:text-properties style:font-name="宋体1" fo:font-weight="normal" style:font-name-asian="宋体1" style:font-weight-asian="normal" style:font-name-complex="Courier New1" style:font-size-complex="10.5pt" style:font-weight-complex="normal"/>
    </style:style>
    <style:style style:name="P173" style:family="paragraph" style:parent-style-name="Standard" style:list-style-name="L43">
      <style:text-properties style:font-name="宋体1" fo:font-weight="normal" style:font-name-asian="宋体1" style:font-weight-asian="normal" style:font-name-complex="Courier New1" style:font-size-complex="10.5pt" style:font-weight-complex="normal"/>
    </style:style>
    <style:style style:name="P174" style:family="paragraph" style:parent-style-name="Standard" style:list-style-name="L44">
      <style:text-properties style:font-name="宋体1" fo:font-weight="normal" style:font-name-asian="宋体1" style:font-weight-asian="normal" style:font-name-complex="Courier New1" style:font-size-complex="10.5pt" style:font-weight-complex="normal"/>
    </style:style>
    <style:style style:name="P175" style:family="paragraph" style:parent-style-name="Standard" style:list-style-name="L45">
      <style:text-properties style:font-name="宋体1" fo:font-weight="normal" style:font-name-asian="宋体1" style:font-weight-asian="normal" style:font-name-complex="Courier New1" style:font-size-complex="10.5pt" style:font-weight-complex="normal"/>
    </style:style>
    <style:style style:name="P176" style:family="paragraph" style:parent-style-name="Standard" style:list-style-name="L46">
      <style:text-properties style:font-name="宋体1" fo:font-weight="normal" style:font-name-asian="宋体1" style:font-weight-asian="normal" style:font-name-complex="Courier New1" style:font-size-complex="10.5pt" style:font-weight-complex="normal"/>
    </style:style>
    <style:style style:name="P177" style:family="paragraph" style:parent-style-name="Standard" style:list-style-name="L47">
      <style:text-properties style:font-name="宋体1" fo:font-weight="normal" style:font-name-asian="宋体1" style:font-weight-asian="normal" style:font-name-complex="Courier New1" style:font-size-complex="10.5pt" style:font-weight-complex="normal"/>
    </style:style>
    <style:style style:name="P178" style:family="paragraph" style:parent-style-name="Standard" style:list-style-name="L48">
      <style:text-properties style:font-name="宋体1" fo:font-weight="normal" style:font-name-asian="宋体1" style:font-weight-asian="normal" style:font-name-complex="Courier New1" style:font-size-complex="10.5pt" style:font-weight-complex="normal"/>
    </style:style>
    <style:style style:name="P179" style:family="paragraph" style:parent-style-name="Standard" style:list-style-name="L49">
      <style:text-properties style:font-name="宋体1" fo:font-weight="normal" style:font-name-asian="宋体1" style:font-weight-asian="normal" style:font-name-complex="Courier New1" style:font-size-complex="10.5pt" style:font-weight-complex="normal"/>
    </style:style>
    <style:style style:name="P180" style:family="paragraph" style:parent-style-name="Standard" style:list-style-name="L50">
      <style:text-properties style:font-name="宋体1" fo:font-weight="normal" style:font-name-asian="宋体1" style:font-weight-asian="normal" style:font-name-complex="Courier New1" style:font-size-complex="10.5pt" style:font-weight-complex="normal"/>
    </style:style>
    <style:style style:name="P181" style:family="paragraph" style:parent-style-name="Standard" style:list-style-name="L51">
      <style:text-properties style:font-name="宋体1" fo:font-weight="normal" style:font-name-asian="宋体1" style:font-weight-asian="normal" style:font-name-complex="Courier New1" style:font-size-complex="10.5pt" style:font-weight-complex="normal"/>
    </style:style>
    <style:style style:name="P182" style:family="paragraph" style:parent-style-name="Standard" style:list-style-name="L55">
      <style:text-properties style:font-name="宋体1" fo:font-weight="normal" style:font-name-asian="宋体1" style:font-weight-asian="normal" style:font-name-complex="Courier New1" style:font-size-complex="10.5pt" style:font-weight-complex="normal"/>
    </style:style>
    <style:style style:name="P183" style:family="paragraph" style:parent-style-name="Standard" style:list-style-name="L56">
      <style:text-properties style:font-name="宋体1" fo:font-weight="normal" style:font-name-asian="宋体1" style:font-weight-asian="normal" style:font-name-complex="Courier New1" style:font-size-complex="10.5pt" style:font-weight-complex="normal"/>
    </style:style>
    <style:style style:name="P184" style:family="paragraph" style:parent-style-name="Standard" style:list-style-name="L57">
      <style:text-properties style:font-name="宋体1" fo:font-weight="normal" style:font-name-asian="宋体1" style:font-weight-asian="normal" style:font-name-complex="Courier New1" style:font-size-complex="10.5pt" style:font-weight-complex="normal"/>
    </style:style>
    <style:style style:name="P185" style:family="paragraph" style:parent-style-name="Standard" style:list-style-name="L58">
      <style:text-properties style:font-name="宋体1" fo:font-weight="normal" style:font-name-asian="宋体1" style:font-weight-asian="normal" style:font-name-complex="Courier New1" style:font-size-complex="10.5pt" style:font-weight-complex="normal"/>
    </style:style>
    <style:style style:name="P186" style:family="paragraph" style:parent-style-name="Standard" style:list-style-name="L59">
      <style:text-properties style:font-name="宋体1" fo:font-weight="normal" style:font-name-asian="宋体1" style:font-weight-asian="normal" style:font-name-complex="Courier New1" style:font-size-complex="10.5pt" style:font-weight-complex="normal"/>
    </style:style>
    <style:style style:name="P187" style:family="paragraph" style:parent-style-name="Standard" style:list-style-name="L62">
      <style:text-properties style:font-name="宋体1" fo:font-weight="normal" style:font-name-asian="宋体1" style:font-weight-asian="normal" style:font-name-complex="Courier New1" style:font-size-complex="10.5pt" style:font-weight-complex="normal"/>
    </style:style>
    <style:style style:name="P188" style:family="paragraph" style:parent-style-name="Standard" style:list-style-name="L63">
      <style:text-properties style:font-name="宋体1" fo:font-weight="normal" style:font-name-asian="宋体1" style:font-weight-asian="normal" style:font-name-complex="Courier New1" style:font-size-complex="10.5pt" style:font-weight-complex="normal"/>
    </style:style>
    <style:style style:name="P189" style:family="paragraph" style:parent-style-name="Standard" style:list-style-name="L64">
      <style:text-properties style:font-name="宋体1" fo:font-weight="normal" style:font-name-asian="宋体1" style:font-weight-asian="normal" style:font-name-complex="Courier New1" style:font-size-complex="10.5pt" style:font-weight-complex="normal"/>
    </style:style>
    <style:style style:name="P190" style:family="paragraph" style:parent-style-name="Standard" style:list-style-name="L65">
      <style:text-properties style:font-name="宋体1" fo:font-weight="normal" style:font-name-asian="宋体1" style:font-weight-asian="normal" style:font-name-complex="Courier New1" style:font-size-complex="10.5pt" style:font-weight-complex="normal"/>
    </style:style>
    <style:style style:name="P191" style:family="paragraph" style:parent-style-name="Standard" style:list-style-name="L67">
      <style:text-properties style:font-name="宋体1" fo:font-weight="normal" style:font-name-asian="宋体1" style:font-weight-asian="normal" style:font-name-complex="Courier New1" style:font-size-complex="10.5pt" style:font-weight-complex="normal"/>
    </style:style>
    <style:style style:name="P192" style:family="paragraph" style:parent-style-name="Standard" style:list-style-name="L68">
      <style:text-properties style:font-name="宋体1" fo:font-weight="normal" style:font-name-asian="宋体1" style:font-weight-asian="normal" style:font-name-complex="Courier New1" style:font-size-complex="10.5pt" style:font-weight-complex="normal"/>
    </style:style>
    <style:style style:name="P193" style:family="paragraph" style:parent-style-name="Standard" style:list-style-name="L69">
      <style:text-properties style:font-name="宋体1" fo:font-weight="normal" style:font-name-asian="宋体1" style:font-weight-asian="normal" style:font-name-complex="Courier New1" style:font-size-complex="10.5pt" style:font-weight-complex="normal"/>
    </style:style>
    <style:style style:name="P194" style:family="paragraph" style:parent-style-name="Standard" style:list-style-name="L70">
      <style:text-properties style:font-name="宋体1" fo:font-weight="normal" style:font-name-asian="宋体1" style:font-weight-asian="normal" style:font-name-complex="Courier New1" style:font-size-complex="10.5pt" style:font-weight-complex="normal"/>
    </style:style>
    <style:style style:name="P195" style:family="paragraph" style:parent-style-name="Standard" style:list-style-name="L71">
      <style:text-properties style:font-name="宋体1" fo:font-weight="normal" style:font-name-asian="宋体1" style:font-weight-asian="normal" style:font-name-complex="Courier New1" style:font-size-complex="10.5pt" style:font-weight-complex="normal"/>
    </style:style>
    <style:style style:name="P196" style:family="paragraph" style:parent-style-name="Standard" style:list-style-name="L72">
      <style:text-properties style:font-name="宋体1" fo:font-weight="normal" style:font-name-asian="宋体1" style:font-weight-asian="normal" style:font-name-complex="Courier New1" style:font-size-complex="10.5pt" style:font-weight-complex="normal"/>
    </style:style>
    <style:style style:name="P197" style:family="paragraph" style:parent-style-name="Standard" style:list-style-name="L74">
      <style:text-properties style:font-name="宋体1" fo:font-weight="normal" style:font-name-asian="宋体1" style:font-weight-asian="normal" style:font-name-complex="Courier New1" style:font-size-complex="10.5pt" style:font-weight-complex="normal"/>
    </style:style>
    <style:style style:name="P198" style:family="paragraph" style:parent-style-name="Standard" style:list-style-name="L75">
      <style:text-properties style:font-name="宋体1" fo:font-weight="normal" style:font-name-asian="宋体1" style:font-weight-asian="normal" style:font-name-complex="Courier New1" style:font-size-complex="10.5pt" style:font-weight-complex="normal"/>
    </style:style>
    <style:style style:name="P199" style:family="paragraph" style:parent-style-name="Standard" style:list-style-name="L76">
      <style:text-properties style:font-name="宋体1" fo:font-weight="normal" style:font-name-asian="宋体1" style:font-weight-asian="normal" style:font-name-complex="Courier New1" style:font-size-complex="10.5pt" style:font-weight-complex="normal"/>
    </style:style>
    <style:style style:name="P200" style:family="paragraph" style:parent-style-name="Standard" style:list-style-name="L77">
      <style:text-properties style:font-name="宋体1" fo:font-weight="normal" style:font-name-asian="宋体1" style:font-weight-asian="normal" style:font-name-complex="Courier New1" style:font-size-complex="10.5pt" style:font-weight-complex="normal"/>
    </style:style>
    <style:style style:name="P201" style:family="paragraph" style:parent-style-name="Standard" style:list-style-name="L78">
      <style:text-properties style:font-name="宋体1" fo:font-weight="normal" style:font-name-asian="宋体1" style:font-weight-asian="normal" style:font-name-complex="Courier New1" style:font-size-complex="10.5pt" style:font-weight-complex="normal"/>
    </style:style>
    <style:style style:name="P202" style:family="paragraph" style:parent-style-name="Standard" style:list-style-name="L81">
      <style:text-properties style:font-name="宋体1" fo:font-weight="normal" style:font-name-asian="宋体1" style:font-weight-asian="normal" style:font-name-complex="Courier New1" style:font-size-complex="10.5pt" style:font-weight-complex="normal"/>
    </style:style>
    <style:style style:name="P203" style:family="paragraph" style:parent-style-name="Standard" style:list-style-name="L82">
      <style:text-properties style:font-name="宋体1" fo:font-weight="normal" style:font-name-asian="宋体1" style:font-weight-asian="normal" style:font-name-complex="Courier New1" style:font-size-complex="10.5pt" style:font-weight-complex="normal"/>
    </style:style>
    <style:style style:name="P204" style:family="paragraph" style:parent-style-name="Standard" style:list-style-name="L83">
      <style:text-properties style:font-name="宋体1" fo:font-weight="normal" style:font-name-asian="宋体1" style:font-weight-asian="normal" style:font-name-complex="Courier New1" style:font-size-complex="10.5pt" style:font-weight-complex="normal"/>
    </style:style>
    <style:style style:name="P205" style:family="paragraph" style:parent-style-name="Standard" style:list-style-name="L84">
      <style:text-properties style:font-name="宋体1" fo:font-weight="normal" style:font-name-asian="宋体1" style:font-weight-asian="normal" style:font-name-complex="Courier New1" style:font-size-complex="10.5pt" style:font-weight-complex="normal"/>
    </style:style>
    <style:style style:name="P206" style:family="paragraph" style:parent-style-name="Standard" style:list-style-name="L87">
      <style:text-properties style:font-name="宋体1" fo:font-weight="normal" style:font-name-asian="宋体1" style:font-weight-asian="normal" style:font-name-complex="Courier New1" style:font-size-complex="10.5pt" style:font-weight-complex="normal"/>
    </style:style>
    <style:style style:name="P207" style:family="paragraph" style:parent-style-name="Standard" style:list-style-name="L88">
      <style:text-properties style:font-name="宋体1" fo:font-weight="normal" style:font-name-asian="宋体1" style:font-weight-asian="normal" style:font-name-complex="Courier New1" style:font-size-complex="10.5pt" style:font-weight-complex="normal"/>
    </style:style>
    <style:style style:name="P208" style:family="paragraph" style:parent-style-name="Standard" style:list-style-name="L89">
      <style:text-properties style:font-name="宋体1" fo:font-weight="normal" style:font-name-asian="宋体1" style:font-weight-asian="normal" style:font-name-complex="Courier New1" style:font-size-complex="10.5pt" style:font-weight-complex="normal"/>
    </style:style>
    <style:style style:name="P209" style:family="paragraph" style:parent-style-name="Standard" style:list-style-name="L91">
      <style:text-properties style:font-name="宋体1" fo:font-weight="normal" style:font-name-asian="宋体1" style:font-weight-asian="normal" style:font-name-complex="Courier New1" style:font-size-complex="10.5pt" style:font-weight-complex="normal"/>
    </style:style>
    <style:style style:name="P210" style:family="paragraph" style:parent-style-name="Standard" style:list-style-name="L92">
      <style:text-properties style:font-name="宋体1" fo:font-weight="normal" style:font-name-asian="宋体1" style:font-weight-asian="normal" style:font-name-complex="Courier New1" style:font-size-complex="10.5pt" style:font-weight-complex="normal"/>
    </style:style>
    <style:style style:name="P211" style:family="paragraph" style:parent-style-name="Standard" style:list-style-name="L93">
      <style:text-properties style:font-name="宋体1" fo:font-weight="normal" style:font-name-asian="宋体1" style:font-weight-asian="normal" style:font-name-complex="Courier New1" style:font-size-complex="10.5pt" style:font-weight-complex="normal"/>
    </style:style>
    <style:style style:name="P212" style:family="paragraph" style:parent-style-name="Standard" style:list-style-name="L94">
      <style:text-properties style:font-name="宋体1" fo:font-weight="normal" style:font-name-asian="宋体1" style:font-weight-asian="normal" style:font-name-complex="Courier New1" style:font-size-complex="10.5pt" style:font-weight-complex="normal"/>
    </style:style>
    <style:style style:name="P213" style:family="paragraph" style:parent-style-name="Standard" style:list-style-name="L186">
      <style:text-properties style:font-name="宋体1" fo:font-weight="normal" style:font-name-asian="宋体1" style:font-weight-asian="normal" style:font-name-complex="Courier New1" style:font-size-complex="10.5pt" style:font-weight-complex="normal"/>
    </style:style>
    <style:style style:name="P214" style:family="paragraph" style:parent-style-name="Standard" style:list-style-name="L187">
      <style:text-properties style:font-name="宋体1" fo:font-weight="normal" style:font-name-asian="宋体1" style:font-weight-asian="normal" style:font-name-complex="Courier New1" style:font-size-complex="10.5pt" style:font-weight-complex="normal"/>
    </style:style>
    <style:style style:name="P215" style:family="paragraph" style:parent-style-name="Standard" style:list-style-name="L188">
      <style:text-properties style:font-name="宋体1" fo:font-weight="normal" style:font-name-asian="宋体1" style:font-weight-asian="normal" style:font-name-complex="Courier New1" style:font-size-complex="10.5pt" style:font-weight-complex="normal"/>
    </style:style>
    <style:style style:name="P216" style:family="paragraph" style:parent-style-name="Standard" style:list-style-name="L5">
      <style:text-properties style:font-name="Times New Roman" fo:font-weight="bold" style:font-name-asian="宋体1" style:font-weight-asian="bold" style:font-name-complex="Courier New1" style:font-size-complex="10.5pt"/>
    </style:style>
    <style:style style:name="P217" style:family="paragraph" style:parent-style-name="Standard" style:list-style-name="L6">
      <style:text-properties style:font-name="Times New Roman" fo:font-weight="bold" style:font-name-asian="宋体1" style:font-weight-asian="bold" style:font-name-complex="Courier New1" style:font-size-complex="10.5pt"/>
    </style:style>
    <style:style style:name="P218" style:family="paragraph" style:parent-style-name="Standard" style:list-style-name="L7">
      <style:text-properties style:font-name="Times New Roman" fo:font-weight="bold" style:font-name-asian="宋体1" style:font-weight-asian="bold" style:font-name-complex="Courier New1" style:font-size-complex="10.5pt"/>
    </style:style>
    <style:style style:name="P219" style:family="paragraph" style:parent-style-name="Standard" style:list-style-name="L8">
      <style:text-properties style:font-name="Times New Roman" fo:font-weight="bold" style:font-name-asian="宋体1" style:font-weight-asian="bold" style:font-name-complex="Courier New1" style:font-size-complex="10.5pt"/>
    </style:style>
    <style:style style:name="P220" style:family="paragraph" style:parent-style-name="Standard" style:list-style-name="L9">
      <style:text-properties style:font-name="Times New Roman" fo:font-weight="bold" style:font-name-asian="宋体1" style:font-weight-asian="bold" style:font-name-complex="Courier New1" style:font-size-complex="10.5pt"/>
    </style:style>
    <style:style style:name="P221" style:family="paragraph" style:parent-style-name="Standard" style:list-style-name="L10">
      <style:text-properties style:font-name="Times New Roman" fo:font-weight="bold" style:font-name-asian="宋体1" style:font-weight-asian="bold" style:font-name-complex="Courier New1" style:font-size-complex="10.5pt"/>
    </style:style>
    <style:style style:name="P222" style:family="paragraph" style:parent-style-name="Standard" style:list-style-name="L11">
      <style:text-properties style:font-name="Times New Roman" fo:font-weight="bold" style:font-name-asian="宋体1" style:font-weight-asian="bold" style:font-name-complex="Courier New1" style:font-size-complex="10.5pt"/>
    </style:style>
    <style:style style:name="P223" style:family="paragraph" style:parent-style-name="Standard" style:list-style-name="L12">
      <style:text-properties style:font-name="Times New Roman" fo:font-weight="bold" style:font-name-asian="宋体1" style:font-weight-asian="bold" style:font-name-complex="Courier New1" style:font-size-complex="10.5pt"/>
    </style:style>
    <style:style style:name="P224" style:family="paragraph" style:parent-style-name="Standard" style:list-style-name="L13">
      <style:text-properties style:font-name="Times New Roman" fo:font-weight="bold" style:font-name-asian="宋体1" style:font-weight-asian="bold" style:font-name-complex="Courier New1" style:font-size-complex="10.5pt"/>
    </style:style>
    <style:style style:name="P225" style:family="paragraph" style:parent-style-name="Standard" style:list-style-name="L15">
      <style:text-properties style:font-name="Times New Roman" fo:font-weight="bold" style:font-name-asian="宋体1" style:font-weight-asian="bold" style:font-name-complex="Courier New1" style:font-size-complex="10.5pt"/>
    </style:style>
    <style:style style:name="P226" style:family="paragraph" style:parent-style-name="Standard" style:list-style-name="L16">
      <style:text-properties style:font-name="Times New Roman" fo:font-weight="bold" style:font-name-asian="宋体1" style:font-weight-asian="bold" style:font-name-complex="Courier New1" style:font-size-complex="10.5pt"/>
    </style:style>
    <style:style style:name="P227" style:family="paragraph" style:parent-style-name="Standard" style:list-style-name="L17">
      <style:text-properties style:font-name="Times New Roman" fo:font-weight="bold" style:font-name-asian="宋体1" style:font-weight-asian="bold" style:font-name-complex="Courier New1" style:font-size-complex="10.5pt"/>
    </style:style>
    <style:style style:name="P228" style:family="paragraph" style:parent-style-name="Standard" style:list-style-name="L18">
      <style:text-properties style:font-name="Times New Roman" fo:font-weight="bold" style:font-name-asian="宋体1" style:font-weight-asian="bold" style:font-name-complex="Courier New1" style:font-size-complex="10.5pt"/>
    </style:style>
    <style:style style:name="P229" style:family="paragraph" style:parent-style-name="Standard" style:list-style-name="L19">
      <style:text-properties style:font-name="Times New Roman" fo:font-weight="bold" style:font-name-asian="宋体1" style:font-weight-asian="bold" style:font-name-complex="Courier New1" style:font-size-complex="10.5pt"/>
    </style:style>
    <style:style style:name="P230" style:family="paragraph" style:parent-style-name="Standard" style:list-style-name="L20">
      <style:text-properties style:font-name="Times New Roman" fo:font-weight="bold" style:font-name-asian="宋体1" style:font-weight-asian="bold" style:font-name-complex="Courier New1" style:font-size-complex="10.5pt"/>
    </style:style>
    <style:style style:name="P231" style:family="paragraph" style:parent-style-name="Standard" style:list-style-name="L21">
      <style:text-properties style:font-name="Times New Roman" fo:font-weight="bold" style:font-name-asian="宋体1" style:font-weight-asian="bold" style:font-name-complex="Courier New1" style:font-size-complex="10.5pt"/>
    </style:style>
    <style:style style:name="P232" style:family="paragraph" style:parent-style-name="Standard" style:list-style-name="L22">
      <style:text-properties style:font-name="Times New Roman" fo:font-weight="bold" style:font-name-asian="宋体1" style:font-weight-asian="bold" style:font-name-complex="Courier New1" style:font-size-complex="10.5pt"/>
    </style:style>
    <style:style style:name="P233" style:family="paragraph" style:parent-style-name="Standard" style:list-style-name="L24">
      <style:text-properties style:font-name="Times New Roman" fo:font-weight="bold" style:font-name-asian="宋体1" style:font-weight-asian="bold" style:font-name-complex="Courier New1" style:font-size-complex="10.5pt"/>
    </style:style>
    <style:style style:name="P234" style:family="paragraph" style:parent-style-name="Standard" style:list-style-name="L25">
      <style:text-properties style:font-name="Times New Roman" fo:font-weight="bold" style:font-name-asian="宋体1" style:font-weight-asian="bold" style:font-name-complex="Courier New1" style:font-size-complex="10.5pt"/>
    </style:style>
    <style:style style:name="P235" style:family="paragraph" style:parent-style-name="Standard" style:list-style-name="L96">
      <style:text-properties style:font-name="Times New Roman" fo:font-weight="normal" style:font-name-asian="宋体1" style:font-weight-asian="normal" style:font-name-complex="Courier New1" style:font-size-complex="10.5pt" style:font-weight-complex="normal"/>
    </style:style>
    <style:style style:name="P236" style:family="paragraph" style:parent-style-name="Standard" style:list-style-name="L97">
      <style:text-properties style:font-name="Times New Roman" fo:font-weight="normal" style:font-name-asian="宋体1" style:font-weight-asian="normal" style:font-name-complex="Courier New1" style:font-size-complex="10.5pt" style:font-weight-complex="normal"/>
    </style:style>
    <style:style style:name="P237" style:family="paragraph" style:parent-style-name="Standard" style:list-style-name="L98">
      <style:text-properties style:font-name="Times New Roman" fo:font-weight="normal" style:font-name-asian="宋体1" style:font-weight-asian="normal" style:font-name-complex="Courier New1" style:font-size-complex="10.5pt" style:font-weight-complex="normal"/>
    </style:style>
    <style:style style:name="P238" style:family="paragraph" style:parent-style-name="Standard" style:list-style-name="L99">
      <style:text-properties style:font-name="Times New Roman" fo:font-weight="normal" style:font-name-asian="宋体1" style:font-weight-asian="normal" style:font-name-complex="Courier New1" style:font-size-complex="10.5pt" style:font-weight-complex="normal"/>
    </style:style>
    <style:style style:name="P239" style:family="paragraph" style:parent-style-name="Standard" style:list-style-name="L100">
      <style:text-properties style:font-name="Times New Roman" fo:font-weight="normal" style:font-name-asian="宋体1" style:font-weight-asian="normal" style:font-name-complex="Courier New1" style:font-size-complex="10.5pt" style:font-weight-complex="normal"/>
    </style:style>
    <style:style style:name="P240" style:family="paragraph" style:parent-style-name="Standard" style:list-style-name="L101">
      <style:text-properties style:font-name="Times New Roman" fo:font-weight="normal" style:font-name-asian="宋体1" style:font-weight-asian="normal" style:font-name-complex="Courier New1" style:font-size-complex="10.5pt" style:font-weight-complex="normal"/>
    </style:style>
    <style:style style:name="P241" style:family="paragraph" style:parent-style-name="Standard" style:list-style-name="L102">
      <style:text-properties style:font-name="Times New Roman" fo:font-weight="normal" style:font-name-asian="宋体1" style:font-weight-asian="normal" style:font-name-complex="Courier New1" style:font-size-complex="10.5pt" style:font-weight-complex="normal"/>
    </style:style>
    <style:style style:name="P242" style:family="paragraph" style:parent-style-name="Standard" style:list-style-name="L103">
      <style:text-properties style:font-name="Times New Roman" fo:font-weight="normal" style:font-name-asian="宋体1" style:font-weight-asian="normal" style:font-name-complex="Courier New1" style:font-size-complex="10.5pt" style:font-weight-complex="normal"/>
    </style:style>
    <style:style style:name="P243" style:family="paragraph" style:parent-style-name="Standard" style:list-style-name="L104">
      <style:text-properties style:font-name="Times New Roman" fo:font-weight="normal" style:font-name-asian="宋体1" style:font-weight-asian="normal" style:font-name-complex="Courier New1" style:font-size-complex="10.5pt" style:font-weight-complex="normal"/>
    </style:style>
    <style:style style:name="P244" style:family="paragraph" style:parent-style-name="Standard" style:list-style-name="L105">
      <style:text-properties style:font-name="Times New Roman" fo:font-weight="normal" style:font-name-asian="宋体1" style:font-weight-asian="normal" style:font-name-complex="Courier New1" style:font-size-complex="10.5pt" style:font-weight-complex="normal"/>
    </style:style>
    <style:style style:name="P245" style:family="paragraph" style:parent-style-name="Standard" style:list-style-name="L106">
      <style:text-properties style:font-name="Times New Roman" fo:font-weight="normal" style:font-name-asian="宋体1" style:font-weight-asian="normal" style:font-name-complex="Courier New1" style:font-size-complex="10.5pt" style:font-weight-complex="normal"/>
    </style:style>
    <style:style style:name="P246" style:family="paragraph" style:parent-style-name="Standard" style:list-style-name="L107">
      <style:text-properties style:font-name="Times New Roman" fo:font-weight="normal" style:font-name-asian="宋体1" style:font-weight-asian="normal" style:font-name-complex="Courier New1" style:font-size-complex="10.5pt" style:font-weight-complex="normal"/>
    </style:style>
    <style:style style:name="P247" style:family="paragraph" style:parent-style-name="Standard" style:list-style-name="L108">
      <style:text-properties style:font-name="Times New Roman" fo:font-weight="normal" style:font-name-asian="宋体1" style:font-weight-asian="normal" style:font-name-complex="Courier New1" style:font-size-complex="10.5pt" style:font-weight-complex="normal"/>
    </style:style>
    <style:style style:name="P248" style:family="paragraph" style:parent-style-name="Standard" style:list-style-name="L109">
      <style:text-properties style:font-name="Times New Roman" fo:font-weight="normal" style:font-name-asian="宋体1" style:font-weight-asian="normal" style:font-name-complex="Courier New1" style:font-size-complex="10.5pt" style:font-weight-complex="normal"/>
    </style:style>
    <style:style style:name="P249" style:family="paragraph" style:parent-style-name="Standard" style:list-style-name="L110">
      <style:text-properties style:font-name="Times New Roman" fo:font-weight="normal" style:font-name-asian="宋体1" style:font-weight-asian="normal" style:font-name-complex="Courier New1" style:font-size-complex="10.5pt" style:font-weight-complex="normal"/>
    </style:style>
    <style:style style:name="P250" style:family="paragraph" style:parent-style-name="Standard" style:list-style-name="L111">
      <style:text-properties style:font-name="Times New Roman" fo:font-weight="normal" style:font-name-asian="宋体1" style:font-weight-asian="normal" style:font-name-complex="Courier New1" style:font-size-complex="10.5pt" style:font-weight-complex="normal"/>
    </style:style>
    <style:style style:name="P251" style:family="paragraph" style:parent-style-name="Standard" style:list-style-name="L112">
      <style:text-properties style:font-name="Times New Roman" fo:font-weight="normal" style:font-name-asian="宋体1" style:font-weight-asian="normal" style:font-name-complex="Courier New1" style:font-size-complex="10.5pt" style:font-weight-complex="normal"/>
    </style:style>
    <style:style style:name="P252" style:family="paragraph" style:parent-style-name="Standard" style:list-style-name="L113">
      <style:text-properties style:font-name="Times New Roman" fo:font-weight="normal" style:font-name-asian="宋体1" style:font-weight-asian="normal" style:font-name-complex="Courier New1" style:font-size-complex="10.5pt" style:font-weight-complex="normal"/>
    </style:style>
    <style:style style:name="P253" style:family="paragraph" style:parent-style-name="Standard" style:list-style-name="L114">
      <style:text-properties style:font-name="Times New Roman" fo:font-weight="normal" style:font-name-asian="宋体1" style:font-weight-asian="normal" style:font-name-complex="Courier New1" style:font-size-complex="10.5pt" style:font-weight-complex="normal"/>
    </style:style>
    <style:style style:name="P254" style:family="paragraph" style:parent-style-name="Standard" style:list-style-name="L115">
      <style:text-properties style:font-name="Times New Roman" fo:font-weight="normal" style:font-name-asian="宋体1" style:font-weight-asian="normal" style:font-name-complex="Courier New1" style:font-size-complex="10.5pt" style:font-weight-complex="normal"/>
    </style:style>
    <style:style style:name="P255" style:family="paragraph" style:parent-style-name="Standard" style:list-style-name="L116">
      <style:text-properties style:font-name="Times New Roman" fo:font-weight="normal" style:font-name-asian="宋体1" style:font-weight-asian="normal" style:font-name-complex="Courier New1" style:font-size-complex="10.5pt" style:font-weight-complex="normal"/>
    </style:style>
    <style:style style:name="P256" style:family="paragraph" style:parent-style-name="Standard" style:list-style-name="L117">
      <style:text-properties style:font-name="Times New Roman" fo:font-weight="normal" style:font-name-asian="宋体1" style:font-weight-asian="normal" style:font-name-complex="Courier New1" style:font-size-complex="10.5pt" style:font-weight-complex="normal"/>
    </style:style>
    <style:style style:name="P257" style:family="paragraph" style:parent-style-name="Standard" style:list-style-name="L118">
      <style:text-properties style:font-name="Times New Roman" fo:font-weight="normal" style:font-name-asian="宋体1" style:font-weight-asian="normal" style:font-name-complex="Courier New1" style:font-size-complex="10.5pt" style:font-weight-complex="normal"/>
    </style:style>
    <style:style style:name="P258" style:family="paragraph" style:parent-style-name="Standard" style:list-style-name="L119">
      <style:text-properties style:font-name="Times New Roman" fo:font-weight="normal" style:font-name-asian="宋体1" style:font-weight-asian="normal" style:font-name-complex="Courier New1" style:font-size-complex="10.5pt" style:font-weight-complex="normal"/>
    </style:style>
    <style:style style:name="P259" style:family="paragraph" style:parent-style-name="Standard" style:list-style-name="L120">
      <style:text-properties style:font-name="Times New Roman" fo:font-weight="normal" style:font-name-asian="宋体1" style:font-weight-asian="normal" style:font-name-complex="Courier New1" style:font-size-complex="10.5pt" style:font-weight-complex="normal"/>
    </style:style>
    <style:style style:name="P260" style:family="paragraph" style:parent-style-name="Standard" style:list-style-name="L147">
      <style:text-properties style:font-name="Times New Roman" fo:font-weight="normal" style:font-name-asian="宋体1" style:font-weight-asian="normal" style:font-name-complex="Courier New1" style:font-size-complex="10.5pt" style:font-weight-complex="normal"/>
    </style:style>
    <style:style style:name="P261" style:family="paragraph" style:parent-style-name="Standard" style:list-style-name="L148">
      <style:text-properties style:font-name="Times New Roman" fo:font-weight="normal" style:font-name-asian="宋体1" style:font-weight-asian="normal" style:font-name-complex="Courier New1" style:font-size-complex="10.5pt" style:font-weight-complex="normal"/>
    </style:style>
    <style:style style:name="P262" style:family="paragraph" style:parent-style-name="Standard" style:list-style-name="L149">
      <style:text-properties style:font-name="Times New Roman" fo:font-weight="normal" style:font-name-asian="宋体1" style:font-weight-asian="normal" style:font-name-complex="Courier New1" style:font-size-complex="10.5pt" style:font-weight-complex="normal"/>
    </style:style>
    <style:style style:name="P263" style:family="paragraph" style:parent-style-name="Standard" style:list-style-name="L150">
      <style:text-properties style:font-name="Times New Roman" fo:font-weight="normal" style:font-name-asian="宋体1" style:font-weight-asian="normal" style:font-name-complex="Courier New1" style:font-size-complex="10.5pt" style:font-weight-complex="normal"/>
    </style:style>
    <style:style style:name="P264" style:family="paragraph" style:parent-style-name="Standard" style:list-style-name="L151">
      <style:text-properties style:font-name="Times New Roman" fo:font-weight="normal" style:font-name-asian="宋体1" style:font-weight-asian="normal" style:font-name-complex="Courier New1" style:font-size-complex="10.5pt" style:font-weight-complex="normal"/>
    </style:style>
    <style:style style:name="P265" style:family="paragraph" style:parent-style-name="Standard" style:list-style-name="L152">
      <style:text-properties style:font-name="Times New Roman" fo:font-weight="normal" style:font-name-asian="宋体1" style:font-weight-asian="normal" style:font-name-complex="Courier New1" style:font-size-complex="10.5pt" style:font-weight-complex="normal"/>
    </style:style>
    <style:style style:name="P266" style:family="paragraph" style:parent-style-name="Standard" style:list-style-name="L153">
      <style:text-properties style:font-name="Times New Roman" fo:font-weight="normal" style:font-name-asian="宋体1" style:font-weight-asian="normal" style:font-name-complex="Courier New1" style:font-size-complex="10.5pt" style:font-weight-complex="normal"/>
    </style:style>
    <style:style style:name="P267" style:family="paragraph" style:parent-style-name="Standard" style:list-style-name="L154">
      <style:text-properties style:font-name="Times New Roman" fo:font-weight="normal" style:font-name-asian="宋体1" style:font-weight-asian="normal" style:font-name-complex="Courier New1" style:font-size-complex="10.5pt" style:font-weight-complex="normal"/>
    </style:style>
    <style:style style:name="P268" style:family="paragraph" style:parent-style-name="Standard" style:list-style-name="L155">
      <style:text-properties style:font-name="Times New Roman" fo:font-weight="normal" style:font-name-asian="宋体1" style:font-weight-asian="normal" style:font-name-complex="Courier New1" style:font-size-complex="10.5pt" style:font-weight-complex="normal"/>
    </style:style>
    <style:style style:name="P269" style:family="paragraph" style:parent-style-name="Standard" style:list-style-name="L156">
      <style:text-properties style:font-name="Times New Roman" fo:font-weight="normal" style:font-name-asian="宋体1" style:font-weight-asian="normal" style:font-name-complex="Courier New1" style:font-size-complex="10.5pt" style:font-weight-complex="normal"/>
    </style:style>
    <style:style style:name="P270" style:family="paragraph" style:parent-style-name="Standard" style:list-style-name="L157">
      <style:text-properties style:font-name="Times New Roman" fo:font-weight="normal" style:font-name-asian="宋体1" style:font-weight-asian="normal" style:font-name-complex="Courier New1" style:font-size-complex="10.5pt" style:font-weight-complex="normal"/>
    </style:style>
    <style:style style:name="P271" style:family="paragraph" style:parent-style-name="Standard" style:list-style-name="L158">
      <style:text-properties style:font-name="Times New Roman" fo:font-weight="normal" style:font-name-asian="宋体1" style:font-weight-asian="normal" style:font-name-complex="Courier New1" style:font-size-complex="10.5pt" style:font-weight-complex="normal"/>
    </style:style>
    <style:style style:name="P272" style:family="paragraph" style:parent-style-name="Standard" style:list-style-name="L159">
      <style:text-properties style:font-name="Times New Roman" fo:font-weight="normal" style:font-name-asian="宋体1" style:font-weight-asian="normal" style:font-name-complex="Courier New1" style:font-size-complex="10.5pt" style:font-weight-complex="normal"/>
    </style:style>
    <style:style style:name="P273" style:family="paragraph" style:parent-style-name="Standard" style:list-style-name="L160">
      <style:text-properties style:font-name="Times New Roman" fo:font-weight="normal" style:font-name-asian="宋体1" style:font-weight-asian="normal" style:font-name-complex="Courier New1" style:font-size-complex="10.5pt" style:font-weight-complex="normal"/>
    </style:style>
    <style:style style:name="P274" style:family="paragraph" style:parent-style-name="Standard" style:list-style-name="L161">
      <style:text-properties style:font-name="Times New Roman" fo:font-weight="normal" style:font-name-asian="宋体1" style:font-weight-asian="normal" style:font-name-complex="Courier New1" style:font-size-complex="10.5pt" style:font-weight-complex="normal"/>
    </style:style>
    <style:style style:name="P275" style:family="paragraph" style:parent-style-name="Standard" style:list-style-name="L162">
      <style:text-properties style:font-name="Times New Roman" fo:font-weight="normal" style:font-name-asian="宋体1" style:font-weight-asian="normal" style:font-name-complex="Courier New1" style:font-size-complex="10.5pt" style:font-weight-complex="normal"/>
    </style:style>
    <style:style style:name="P276" style:family="paragraph" style:parent-style-name="Standard" style:list-style-name="L163">
      <style:text-properties style:font-name="Times New Roman" fo:font-weight="normal" style:font-name-asian="宋体1" style:font-weight-asian="normal" style:font-name-complex="Courier New1" style:font-size-complex="10.5pt" style:font-weight-complex="normal"/>
    </style:style>
    <style:style style:name="P277" style:family="paragraph" style:parent-style-name="Standard" style:list-style-name="L164">
      <style:text-properties style:font-name="Times New Roman" fo:font-weight="normal" style:font-name-asian="宋体1" style:font-weight-asian="normal" style:font-name-complex="Courier New1" style:font-size-complex="10.5pt" style:font-weight-complex="normal"/>
    </style:style>
    <style:style style:name="P278" style:family="paragraph" style:parent-style-name="Standard" style:list-style-name="L165">
      <style:text-properties style:font-name="Times New Roman" fo:font-weight="normal" style:font-name-asian="宋体1" style:font-weight-asian="normal" style:font-name-complex="Courier New1" style:font-size-complex="10.5pt" style:font-weight-complex="normal"/>
    </style:style>
    <style:style style:name="P279" style:family="paragraph" style:parent-style-name="Standard" style:list-style-name="L166">
      <style:text-properties style:font-name="Times New Roman" fo:font-weight="normal" style:font-name-asian="宋体1" style:font-weight-asian="normal" style:font-name-complex="Courier New1" style:font-size-complex="10.5pt" style:font-weight-complex="normal"/>
    </style:style>
    <style:style style:name="P280" style:family="paragraph" style:parent-style-name="Standard" style:list-style-name="L167">
      <style:text-properties style:font-name="Times New Roman" fo:font-weight="normal" style:font-name-asian="宋体1" style:font-weight-asian="normal" style:font-name-complex="Courier New1" style:font-size-complex="10.5pt" style:font-weight-complex="normal"/>
    </style:style>
    <style:style style:name="P281" style:family="paragraph" style:parent-style-name="Standard" style:list-style-name="L168">
      <style:text-properties style:font-name="Times New Roman" fo:font-weight="normal" style:font-name-asian="宋体1" style:font-weight-asian="normal" style:font-name-complex="Courier New1" style:font-size-complex="10.5pt" style:font-weight-complex="normal"/>
    </style:style>
    <style:style style:name="P282" style:family="paragraph" style:parent-style-name="Standard" style:list-style-name="L169">
      <style:text-properties style:font-name="Times New Roman" fo:font-weight="normal" style:font-name-asian="宋体1" style:font-weight-asian="normal" style:font-name-complex="Courier New1" style:font-size-complex="10.5pt" style:font-weight-complex="normal"/>
    </style:style>
    <style:style style:name="P283" style:family="paragraph" style:parent-style-name="Standard" style:list-style-name="L170">
      <style:text-properties style:font-name="Times New Roman" fo:font-weight="normal" style:font-name-asian="宋体1" style:font-weight-asian="normal" style:font-name-complex="Courier New1" style:font-size-complex="10.5pt" style:font-weight-complex="normal"/>
    </style:style>
    <style:style style:name="P284" style:family="paragraph" style:parent-style-name="Standard" style:list-style-name="L171">
      <style:text-properties style:font-name="Times New Roman" fo:font-weight="normal" style:font-name-asian="宋体1" style:font-weight-asian="normal" style:font-name-complex="Courier New1" style:font-size-complex="10.5pt" style:font-weight-complex="normal"/>
    </style:style>
    <style:style style:name="P285" style:family="paragraph" style:parent-style-name="Standard" style:list-style-name="L172">
      <style:text-properties style:font-name="Times New Roman" fo:font-weight="normal" style:font-name-asian="宋体1" style:font-weight-asian="normal" style:font-name-complex="Courier New1" style:font-size-complex="10.5pt" style:font-weight-complex="normal"/>
    </style:style>
    <style:style style:name="P286" style:family="paragraph" style:parent-style-name="Standard" style:list-style-name="L173">
      <style:text-properties style:font-name="Times New Roman" fo:font-weight="normal" style:font-name-asian="宋体1" style:font-weight-asian="normal" style:font-name-complex="Courier New1" style:font-size-complex="10.5pt" style:font-weight-complex="normal"/>
    </style:style>
    <style:style style:name="P287" style:family="paragraph" style:parent-style-name="Standard" style:list-style-name="L174">
      <style:text-properties style:font-name="Times New Roman" fo:font-weight="normal" style:font-name-asian="宋体1" style:font-weight-asian="normal" style:font-name-complex="Courier New1" style:font-size-complex="10.5pt" style:font-weight-complex="normal"/>
    </style:style>
    <style:style style:name="P288" style:family="paragraph" style:parent-style-name="Standard" style:list-style-name="L175">
      <style:text-properties style:font-name="Times New Roman" fo:font-weight="normal" style:font-name-asian="宋体1" style:font-weight-asian="normal" style:font-name-complex="Courier New1" style:font-size-complex="10.5pt" style:font-weight-complex="normal"/>
    </style:style>
    <style:style style:name="P289" style:family="paragraph" style:parent-style-name="Standard" style:list-style-name="L176">
      <style:text-properties style:font-name="Times New Roman" fo:font-weight="normal" style:font-name-asian="宋体1" style:font-weight-asian="normal" style:font-name-complex="Courier New1" style:font-size-complex="10.5pt" style:font-weight-complex="normal"/>
    </style:style>
    <style:style style:name="P290" style:family="paragraph" style:parent-style-name="Standard" style:list-style-name="L177">
      <style:text-properties style:font-name="Times New Roman" fo:font-weight="normal" style:font-name-asian="宋体1" style:font-weight-asian="normal" style:font-name-complex="Courier New1" style:font-size-complex="10.5pt" style:font-weight-complex="normal"/>
    </style:style>
    <style:style style:name="P291" style:family="paragraph" style:parent-style-name="Standard" style:list-style-name="L178">
      <style:text-properties style:font-name="Times New Roman" fo:font-weight="normal" style:font-name-asian="宋体1" style:font-weight-asian="normal" style:font-name-complex="Courier New1" style:font-size-complex="10.5pt" style:font-weight-complex="normal"/>
    </style:style>
    <style:style style:name="P292" style:family="paragraph" style:parent-style-name="Standard" style:list-style-name="L179">
      <style:text-properties style:font-name="Times New Roman" fo:font-weight="normal" style:font-name-asian="宋体1" style:font-weight-asian="normal" style:font-name-complex="Courier New1" style:font-size-complex="10.5pt" style:font-weight-complex="normal"/>
    </style:style>
    <style:style style:name="P293" style:family="paragraph" style:parent-style-name="Standard" style:list-style-name="L180">
      <style:text-properties style:font-name="Times New Roman" fo:font-weight="normal" style:font-name-asian="宋体1" style:font-weight-asian="normal" style:font-name-complex="Courier New1" style:font-size-complex="10.5pt" style:font-weight-complex="normal"/>
    </style:style>
    <style:style style:name="P294" style:family="paragraph" style:parent-style-name="Standard" style:list-style-name="L181">
      <style:text-properties style:font-name="Times New Roman" fo:font-weight="normal" style:font-name-asian="宋体1" style:font-weight-asian="normal" style:font-name-complex="Courier New1" style:font-size-complex="10.5pt" style:font-weight-complex="normal"/>
    </style:style>
    <style:style style:name="P295" style:family="paragraph" style:parent-style-name="Standard" style:list-style-name="L182">
      <style:text-properties style:font-name="Times New Roman" fo:font-weight="normal" style:font-name-asian="宋体1" style:font-weight-asian="normal" style:font-name-complex="Courier New1" style:font-size-complex="10.5pt" style:font-weight-complex="normal"/>
    </style:style>
    <style:style style:name="P296" style:family="paragraph" style:parent-style-name="Standard" style:list-style-name="L183">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297"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98" style:family="paragraph" style:parent-style-name="Standard" style:list-style-name="L60"/>
    <style:style style:name="P299" style:family="paragraph" style:parent-style-name="Standard" style:list-style-name="L61"/>
    <style:style style:name="P300" style:family="paragraph" style:parent-style-name="Standard" style:list-style-name="L95"/>
    <style:style style:name="P301" style:family="paragraph" style:parent-style-name="Standard" style:list-style-name="L121"/>
    <style:style style:name="P302" style:family="paragraph" style:parent-style-name="Standard" style:list-style-name="L122"/>
    <style:style style:name="P303" style:family="paragraph" style:parent-style-name="Standard" style:list-style-name="L123"/>
    <style:style style:name="P304" style:family="paragraph" style:parent-style-name="Standard" style:list-style-name="L124"/>
    <style:style style:name="P305" style:family="paragraph" style:parent-style-name="Standard" style:list-style-name="L125"/>
    <style:style style:name="P306" style:family="paragraph" style:parent-style-name="Standard" style:list-style-name="L126"/>
    <style:style style:name="P307" style:family="paragraph" style:parent-style-name="Standard" style:list-style-name="L127"/>
    <style:style style:name="P308" style:family="paragraph" style:parent-style-name="Standard" style:list-style-name="L128"/>
    <style:style style:name="P309" style:family="paragraph" style:parent-style-name="Standard" style:list-style-name="L129"/>
    <style:style style:name="P310" style:family="paragraph" style:parent-style-name="Standard" style:list-style-name="L130"/>
    <style:style style:name="P311" style:family="paragraph" style:parent-style-name="Standard" style:list-style-name="L131"/>
    <style:style style:name="P312" style:family="paragraph" style:parent-style-name="Standard" style:list-style-name="L132"/>
    <style:style style:name="P313" style:family="paragraph" style:parent-style-name="Standard" style:list-style-name="L133"/>
    <style:style style:name="P314" style:family="paragraph" style:parent-style-name="Standard" style:list-style-name="L134"/>
    <style:style style:name="P315" style:family="paragraph" style:parent-style-name="Standard" style:list-style-name="L135"/>
    <style:style style:name="P316" style:family="paragraph" style:parent-style-name="Standard" style:list-style-name="L136"/>
    <style:style style:name="P317" style:family="paragraph" style:parent-style-name="Standard" style:list-style-name="L137"/>
    <style:style style:name="P318" style:family="paragraph" style:parent-style-name="Standard" style:list-style-name="L138"/>
    <style:style style:name="P319" style:family="paragraph" style:parent-style-name="Standard" style:list-style-name="L139"/>
    <style:style style:name="P320" style:family="paragraph" style:parent-style-name="Standard" style:list-style-name="L140"/>
    <style:style style:name="P321" style:family="paragraph" style:parent-style-name="Standard" style:list-style-name="L141"/>
    <style:style style:name="P322" style:family="paragraph" style:parent-style-name="Standard" style:list-style-name="L142"/>
    <style:style style:name="P323" style:family="paragraph" style:parent-style-name="Standard" style:list-style-name="L143"/>
    <style:style style:name="P324" style:family="paragraph" style:parent-style-name="Standard" style:list-style-name="L144"/>
    <style:style style:name="P325" style:family="paragraph" style:parent-style-name="Standard" style:list-style-name="L145"/>
    <style:style style:name="P326" style:family="paragraph" style:parent-style-name="Standard" style:list-style-name="L146"/>
    <style:style style:name="P327" style:family="paragraph" style:parent-style-name="Standard" style:list-style-name="L184"/>
    <style:style style:name="P328" style:family="paragraph" style:parent-style-name="Standard" style:list-style-name="L185"/>
    <style:style style:name="P329" style:family="paragraph" style:parent-style-name="Standard" style:list-style-name="L186"/>
    <style:style style:name="P330" style:family="paragraph" style:parent-style-name="Standard" style:list-style-name="L187"/>
    <style:style style:name="P331" style:family="paragraph" style:parent-style-name="Standard" style:list-style-name="L189">
      <style:paragraph-properties fo:text-align="justify" style:justify-single-word="false" fo:orphans="0" fo:widows="0"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32" style:family="paragraph" style:parent-style-name="Standard" style:list-style-name="L190">
      <style:paragraph-properties fo:text-align="justify" style:justify-single-word="false" fo:orphans="0" fo:widows="0"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33" style:family="paragraph" style:parent-style-name="Standard" style:list-style-name="L191">
      <style:paragraph-properties fo:text-align="justify" style:justify-single-word="false" fo:orphans="0" fo:widows="0"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 style:family="text">
      <style:text-properties style:font-name="宋体" fo:font-size="12pt" fo:font-weight="bold" style:font-size-asian="12pt" style:font-weight-asian="bold"/>
    </style:style>
    <style:style style:name="T2" style:family="text">
      <style:text-properties style:font-name="宋体" fo:font-size="12pt" fo:font-weight="bold" style:font-size-asian="12pt" style:font-weight-asian="bold" style:font-name-complex="Courier New1"/>
    </style:style>
    <style:style style:name="T3" style:family="text">
      <style:text-properties style:font-name="宋体" fo:font-size="10.5pt" fo:font-weight="normal" style:font-name-asian="宋体1" style:font-size-asian="10.5pt" style:font-weight-asian="normal" style:font-name-complex="Courier New1" style:font-size-complex="10.5pt" style:font-weight-complex="normal"/>
    </style:style>
    <style:style style:name="T4" style:family="text">
      <style:text-properties fo:font-size="10.5pt" fo:font-weight="normal" style:font-size-asian="10.5pt" style:font-weight-asian="normal" style:font-name-complex="Courier New1" style:font-size-complex="10.5pt" style:font-weight-complex="normal"/>
    </style:style>
    <style:style style:name="T5" style:family="text">
      <style:text-properties fo:font-size="12pt" fo:font-weight="bold" style:font-size-asian="12pt" style:font-weight-asian="bold" style:font-name-complex="Courier New1"/>
    </style:style>
    <style:style style:name="T6" style:family="text">
      <style:text-properties fo:font-size="12pt" fo:font-weight="bold" style:font-size-asian="12pt" style:font-weight-asian="bold" style:font-name-complex="Courier New1" style:font-size-complex="10.5pt"/>
    </style:style>
    <style:style style:name="T7" style:family="text">
      <style:text-properties fo:font-style="italic" style:font-style-asian="italic" style:font-style-complex="italic"/>
    </style:style>
    <style:style style:name="T8" style:family="text">
      <style:text-properties style:font-name-asian="宋体1"/>
    </style:style>
    <style:style style:name="T9" style:family="text">
      <style:text-properties style:font-name-asian="宋体1" style:font-size-complex="10.5pt"/>
    </style:style>
    <style:style style:name="T10" style:family="text">
      <style:text-properties style:font-size-complex="10.5pt"/>
    </style:style>
    <style:style style:name="T11" style:family="text">
      <style:text-properties style:font-name="Times New Roman"/>
    </style:style>
    <style:style style:name="T12" style:family="text">
      <style:text-properties style:font-name="Times New Roman" fo:font-size="10.5pt" fo:font-weight="normal" style:font-size-asian="10.5pt" style:font-weight-asian="normal" style:font-size-complex="10.5pt" style:font-weight-complex="normal"/>
    </style:style>
    <style:style style:name="T13" style:family="text">
      <style:text-properties style:font-name="Times New Roman" fo:font-size="10.5pt" fo:font-weight="normal" style:font-size-asian="10.5pt" style:font-weight-asian="normal" style:font-weight-complex="normal"/>
    </style:style>
    <style:style style:name="T14" style:family="text">
      <style:text-properties style:font-name="Times New Roman" fo:font-size="10.5pt" fo:font-weight="normal" style:font-size-asian="10.5pt" style:font-weight-asian="normal" style:font-name-complex="Courier New1" style:font-size-complex="10.5pt" style:font-weight-complex="normal"/>
    </style:style>
    <style:style style:name="T15" style:family="text">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T16" style:family="text">
      <style:text-properties style:font-name="Times New Roman" style:font-name-asian="宋体1"/>
    </style:style>
    <style:style style:name="T17" style:family="text">
      <style:text-properties style:font-name="Times New Roman" style:font-name-asian="宋体1" style:font-name-complex="Courier New1" style:font-size-complex="10.5pt"/>
    </style:style>
    <style:style style:name="T18" style:family="text">
      <style:text-properties style:font-name="Times New Roman" style:font-name-asian="宋体1" style:font-size-complex="10.5pt"/>
    </style:style>
    <style:style style:name="T19" style:family="text">
      <style:text-properties style:font-name="Times New Roman" style:font-name-complex="Courier New1"/>
    </style:style>
    <style:style style:name="T20" style:family="text">
      <style:text-properties style:font-name="Times New Roman" style:font-name-complex="Courier New1" style:font-size-complex="10.5pt"/>
    </style:style>
    <style:style style:name="T21" style:family="text">
      <style:text-properties style:font-name="Times New Roman" fo:font-weight="bold" style:font-weight-asian="bold" style:font-name-complex="Courier New1" style:font-size-complex="10.5pt"/>
    </style:style>
    <style:style style:name="T22" style:family="text">
      <style:text-properties style:font-name="Times New Roman" fo:font-weight="normal" style:font-weight-asian="normal" style:font-name-complex="Courier New1" style:font-size-complex="10.5pt" style:font-weight-complex="normal"/>
    </style:style>
    <style:style style:name="T23" style:family="text">
      <style:text-properties style:font-name="Times New Roman" fo:font-weight="normal" style:font-weight-asian="normal" style:font-name-complex="Courier New1" style:font-weight-complex="normal"/>
    </style:style>
    <style:style style:name="T24" style:family="text">
      <style:text-properties style:font-name="Times New Roman" fo:font-weight="normal" style:font-weight-asian="normal" style:font-weight-complex="normal"/>
    </style:style>
    <style:style style:name="T25" style:family="text">
      <style:text-properties style:font-name="Times New Roman" fo:font-weight="normal" style:font-name-asian="Courier New" style:font-weight-asian="normal" style:font-weight-complex="normal"/>
    </style:style>
    <style:style style:name="T26" style:family="text">
      <style:text-properties style:font-name="Times New Roman" fo:font-weight="normal" style:font-name-asian="宋体1" style:font-weight-asian="normal" style:font-weight-complex="normal"/>
    </style:style>
    <style:style style:name="T27" style:family="text">
      <style:text-properties style:font-name="Times New Roman" fo:font-weight="normal" style:font-name-asian="宋体1" style:font-weight-asian="normal" style:font-name-complex="Courier New1" style:font-size-complex="10.5pt" style:font-weight-complex="normal"/>
    </style:style>
    <style:style style:name="T28" style:family="text">
      <style:text-properties style:font-name="Times New Roman" fo:font-weight="normal" style:font-name-asian="Times New Roman" style:font-weight-asian="normal" style:font-name-complex="Courier New1" style:font-weight-complex="normal"/>
    </style:style>
    <style:style style:name="T29" style:family="text">
      <style:text-properties style:font-name="Times New Roman" style:font-name-asian="Times New Roman"/>
    </style:style>
    <style:style style:name="T30" style:family="text">
      <style:text-properties style:font-name="Times New Roman" style:font-name-asian="Times New Roman" style:font-name-complex="Courier New1"/>
    </style:style>
    <style:style style:name="T31" style:family="text">
      <style:text-properties style:font-name="Times New Roman" style:font-name-asian="Times New Roman" style:font-name-complex="Courier New1" style:font-size-complex="10.5pt"/>
    </style:style>
    <style:style style:name="T32" style:family="text">
      <style:text-properties style:font-name="Times New Roman" style:font-name-asian="Courier New"/>
    </style:style>
    <style:style style:name="T33" style:family="text">
      <style:text-properties style:font-name="Times New Roman" fo:language="zxx" fo:country="none" style:language-asian="zxx" style:country-asian="none"/>
    </style:style>
    <style:style style:name="T34" style:family="text">
      <style:text-properties fo:font-weight="bold"/>
    </style:style>
    <style:style style:name="T35" style:family="text">
      <style:text-properties fo:font-weight="bold" style:font-weight-asian="bold" style:font-name-complex="Courier New1"/>
    </style:style>
    <style:style style:name="T36" style:family="text">
      <style:text-properties fo:font-weight="bold" style:font-weight-asian="bold" style:font-name-complex="Courier New1" style:font-size-complex="10.5pt"/>
    </style:style>
    <style:style style:name="T37" style:family="text">
      <style:text-properties fo:font-weight="bold" style:font-weight-asian="bold" style:font-name-complex="Courier New1" style:font-size-complex="10.5pt" style:font-weight-complex="bold"/>
    </style:style>
    <style:style style:name="T38" style:family="text">
      <style:text-properties style:font-name-complex="Courier New1"/>
    </style:style>
    <style:style style:name="T39" style:family="text">
      <style:text-properties style:font-name-complex="Courier New1" style:font-size-complex="10.5pt"/>
    </style:style>
    <style:style style:name="T40" style:family="text">
      <style:text-properties style:font-name="宋体1" style:font-name-asian="宋体1"/>
    </style:style>
    <style:style style:name="T41" style:family="text">
      <style:text-properties style:font-name="宋体1" style:font-name-asian="宋体1" style:font-name-complex="Courier New1" style:font-size-complex="10.5pt"/>
    </style:style>
    <style:style style:name="T42" style:family="text">
      <style:text-properties style:font-name="宋体1" fo:font-weight="normal" style:font-name-asian="宋体1" style:font-weight-asian="normal" style:font-weight-complex="normal"/>
    </style:style>
    <style:style style:name="T43" style:family="text">
      <style:text-properties style:font-name="宋体1" fo:font-weight="normal" style:font-name-asian="宋体1" style:font-weight-asian="normal" style:font-name-complex="Courier New1" style:font-size-complex="10.5pt" style:font-weight-complex="normal"/>
    </style:style>
    <style:style style:name="T44" style:family="text">
      <style:text-properties fo:font-weight="normal"/>
    </style:style>
    <style:style style:name="T45" style:family="text">
      <style:text-properties fo:font-weight="normal" style:font-weight-asian="normal" style:font-weight-complex="normal"/>
    </style:style>
    <style:style style:name="T46" style:family="text">
      <style:text-properties fo:font-weight="normal" style:font-weight-asian="normal" style:font-name-complex="Courier New1" style:font-size-complex="10.5pt" style:font-weight-complex="normal"/>
    </style:style>
    <style:style style:name="T47" style:family="text">
      <style:text-properties fo:font-weight="normal" style:font-weight-asian="normal" style:font-name-complex="Courier New1" style:font-weight-complex="normal"/>
    </style:style>
    <style:style style:name="T48" style:family="text">
      <style:text-properties fo:font-weight="normal" style:font-name-asian="宋体1" style:font-weight-asian="normal" style:font-weight-complex="normal"/>
    </style:style>
    <style:style style:name="T49" style:family="text">
      <style:text-properties fo:font-weight="normal" style:font-name-asian="Haettenschweiler" style:font-weight-asian="normal" style:font-weight-complex="normal"/>
    </style:style>
    <style:style style:name="T50" style:family="text">
      <style:text-properties style:font-name="Courier New" fo:font-weight="bold" style:font-weight-asian="bold" style:font-name-complex="Courier New1" style:font-size-complex="10.5pt"/>
    </style:style>
    <style:style style:name="T51" style:family="text">
      <style:text-properties style:font-name="Courier New" style:font-name-complex="Courier New1" style:font-size-complex="10.5pt"/>
    </style:style>
    <style:style style:name="T52" style:family="text">
      <style:text-properties style:font-name-asian="Courier New"/>
    </style:style>
    <style:style style:name="T53" style:family="text">
      <style:text-properties style:use-window-font-color="true"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T54"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55"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56" style:family="text">
      <style:text-properties fo:language="zxx" fo:country="none"/>
    </style:style>
    <style:style style:name="T57" style:family="text">
      <style:text-properties fo:language="zxx" fo:country="none" style:language-asian="zxx" style:country-asian="none"/>
    </style:style>
    <style:style style:name="T58" style:family="text">
      <style:text-properties fo:font-size="14pt"/>
    </style:style>
    <style:style style:name="T59" style:family="text">
      <style:text-properties fo:font-size="14pt" style:font-size-asian="14pt" style:font-name-complex="Courier New1" style:font-size-complex="14pt"/>
    </style:style>
    <style:style style:name="T60" style:family="text">
      <style:text-properties fo:language="en" fo:country="US" style:language-asian="zh" style:country-asian="CN" style:language-complex="ar" style:country-complex="SA"/>
    </style:style>
    <style:style style:name="T61" style:family="text">
      <style:text-properties style:font-name="Times New Roman"/>
    </style:style>
    <style:style style:name="T62" style:family="text">
      <style:text-properties style:font-weight-asian="normal"/>
    </style:style>
    <style:style style:name="T63" style:family="text">
      <style:text-properties style:font-weight-complex="normal"/>
    </style:style>
    <style:style style:name="T64" style:family="text">
      <style:text-properties style:font-size-asian="14pt"/>
    </style:style>
    <style:style style:name="T65" style:family="text">
      <style:text-properties style:font-weight-asian="bold"/>
    </style:style>
    <style:style style:name="T66" style:family="text">
      <style:text-properties style:language-asian="zxx" style:country-asian="none"/>
    </style:style>
    <style:style style:name="T67" style:family="text">
      <style:text-properties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
      <text:p text:style-name="P1"/>
      <text:p text:style-name="P9">The libcstl Library Design</text:p>
      <text:p text:style-name="P4"><text:s text:c="48"/></text:p>
      <text:p text:style-name="P8"><draw:frame draw:style-name="fr1" draw:name="图形1" text:anchor-type="paragraph" svg:width="11.748cm" svg:height="14.605cm" draw:z-index="24"><draw:image xlink:href="Pictures/10000000000001BC0000022890AC34FF.jpg" xlink:type="simple" xlink:show="embed" xlink:actuate="onLoad"/></draw:frame></text:p>
      <text:p text:style-name="P8"/>
      <text:p text:style-name="P8"><text:soft-page-break/></text:p>
      <text:p text:style-name="P10">The libcstl Library Design</text:p>
      <text:p text:style-name="P11">for libcstl 2.0</text:p>
      <text:p text:style-name="P11"/>
      <text:p text:style-name="P11">Wangbo</text:p>
      <text:p text:style-name="P11">2010-04-22</text:p>
      <text:p text:style-name="P8"/>
      <text:p text:style-name="P8"/>
      <text:p text:style-name="P8"/>
      <text:p text:style-name="P8"/>
      <text:p text:style-name="P8"/>
      <text:p text:style-name="P8"/>
      <text:p text:style-name="P12">This file documents the libcstl library.</text:p>
      <text:p text:style-name="P12">This is edition 2.0, last updated 2010-04-22, of <text:s/><text:span text:style-name="T7">The libcstl Library User Guide</text:span> for libcstl 2.0.</text:p>
      <text:p text:style-name="P12">Copyright (C) 2008, 2009, 2010 Wangbo &lt;activesys.wb@gmail.com&gt;</text:p>
      <text:p text:style-name="P2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102">第一章简介<text:tab/>8</text:p>
          <text:p text:style-name="P101">第一节关于这本指南 <text:tab/>8</text:p>
          <text:p text:style-name="P101">第二节关于libcstl<text:tab/>9</text:p>
          <text:p text:style-name="P101">第三节libcstl的编译和安装<text:tab/>11</text:p>
          <text:p text:style-name="P103">1.编译和安装<text:tab/>11</text:p>
          <text:p text:style-name="P103">2.特殊的编译选项<text:tab/>11</text:p>
          <text:p text:style-name="P102">第二章libcstl库的基本概念<text:tab/>13</text:p>
          <text:p text:style-name="P101">第一节libcstl的组成部分<text:tab/>13</text:p>
          <text:p text:style-name="P101">第二节容器<text:tab/>14</text:p>
          <text:p text:style-name="P103">1.序列容器<text:tab/>16</text:p>
          <text:p text:style-name="P103">2.关联容器<text:tab/>21</text:p>
          <text:p text:style-name="P103">3.容器适配器<text:tab/>22</text:p>
          <text:p text:style-name="P101">第三节迭代器<text:tab/>22</text:p>
          <text:p text:style-name="P103">1.使用关联容器的例子<text:tab/>25</text:p>
          <text:p text:style-name="P103">2.迭代器种类<text:tab/>31</text:p>
          <text:p text:style-name="P101">第四节算法和函数<text:tab/>32</text:p>
          <text:p text:style-name="P103">1.数据区间<text:tab/>34</text:p>
          <text:p text:style-name="P103">2.处理多个数据区间<text:tab/>36</text:p>
          <text:p text:style-name="P103">3.质变算法<text:tab/>38</text:p>
          <text:p text:style-name="P103">4.质变算法和关联容器<text:tab/>42</text:p>
          <text:p text:style-name="P103">5.算法和容器操作函数<text:tab/>44</text:p>
          <text:p text:style-name="P103">6.用户自定义规则<text:tab/>45</text:p>
          <text:p text:style-name="P103">7.自定义规则，函数和谓词<text:tab/>48</text:p>
          <text:p text:style-name="P103">8.libcstl函数<text:tab/>53</text:p>
          <text:p text:style-name="P101">第五节libcstl容器的使用过程<text:tab/>54</text:p>
          <text:p text:style-name="P103">1.libcstl容器的使用过程<text:tab/>54</text:p>
          <text:p text:style-name="P103">2.数据类型的使用<text:tab/>55</text:p>
          <text:p text:style-name="P102">第三章libcstl工具类型<text:tab/>57</text:p>
          <text:p text:style-name="P101">第一节bool_t<text:tab/>57</text:p>
          <text:p text:style-name="P101">第二节pair_t<text:tab/>57</text:p>
          <text:p text:style-name="P103">1.pair_t的使用过程<text:tab/>57</text:p>
          <text:p text:style-name="P103">2.pair_t的主要操作<text:tab/>58</text:p>
          <text:p text:style-name="P103">3.pair_t的应用实例 <text:tab/>58</text:p>
          <text:p text:style-name="P101">第三节range_t<text:tab/>62</text:p>
          <text:p text:style-name="P102">第四章libcstl容器<text:tab/>62</text:p>
          <text:p text:style-name="P101">第一节容器的特点和共同的操作<text:tab/>63</text:p>
          <text:p text:style-name="P103">1.容器的共同特点<text:tab/>63</text:p>
          <text:p text:style-name="P103">2.容器的共同操作<text:tab/>63</text:p>
          <text:p text:style-name="P101">第二节vector_t<text:tab/>64</text:p>
          <text:p text:style-name="P103">1.vector_t的能力<text:tab/>64</text:p>
          <text:p text:style-name="P103">2.vector_t的操作<text:tab/>65</text:p>
          <text:p text:style-name="P103"><text:soft-page-break/>3.将vector_t作为数组使用<text:tab/>67</text:p>
          <text:p text:style-name="P103">4.vector_t的使用实例<text:tab/>68</text:p>
          <text:p text:style-name="P101">第三节deque_t<text:tab/>70</text:p>
          <text:p text:style-name="P103">1.deque_t的能力<text:tab/>70</text:p>
          <text:p text:style-name="P103">2.deque_t的操作<text:tab/>70</text:p>
          <text:p text:style-name="P103">3.deque_t的应用实例<text:tab/>72</text:p>
          <text:p text:style-name="P101">第四节list_t<text:tab/>73</text:p>
          <text:p text:style-name="P103">1.list_t的能力<text:tab/>74</text:p>
          <text:p text:style-name="P103">2.list_t的操作<text:tab/>74</text:p>
          <text:p text:style-name="P103">3.list_t的使用实例<text:tab/>77</text:p>
          <text:p text:style-name="P101">第五节slist_t<text:tab/>79</text:p>
          <text:p text:style-name="P103">1.slist_t的能力<text:tab/>79</text:p>
          <text:p text:style-name="P103">2.slist_t的操作<text:tab/>79</text:p>
          <text:p text:style-name="P103">3.slist_t使用实例<text:tab/>81</text:p>
          <text:p text:style-name="P101">第六节set_t和multiset_t<text:tab/>84</text:p>
          <text:p text:style-name="P103">1.set_t和multiset_t的能力<text:tab/>85</text:p>
          <text:p text:style-name="P103">2.set_t和multiset_t操作<text:tab/>86</text:p>
          <text:p text:style-name="P103">3.set_t和multiset_t的使用实例<text:tab/>89</text:p>
          <text:p text:style-name="P101">第七节map_t和multimap_t<text:tab/>95</text:p>
          <text:p text:style-name="P103">1.map_t和multimap_t的能力<text:tab/>95</text:p>
          <text:p text:style-name="P103">2.map_t和multimap_t的操作<text:tab/>95</text:p>
          <text:p text:style-name="P103">3.将map_t作为关联数组使用<text:tab/>95</text:p>
          <text:p text:style-name="P103">4.map_t和multimap_t的使用实例<text:tab/>95</text:p>
          <text:p text:style-name="P101">第八节hash_set_t，hash_multiset_t，hash_map_t，hash_multimap_t<text:tab/>100</text:p>
          <text:p text:style-name="P103">1.基于哈希结构的关联容器的能力<text:tab/>101</text:p>
          <text:p text:style-name="P103">2.基于哈希结构的关联容器的操作<text:tab/>101</text:p>
          <text:p text:style-name="P103">3.将hash_map_t作为关联数组使用<text:tab/>103</text:p>
          <text:p text:style-name="P103">4.基于哈希结构的关联容器的使用实例<text:tab/>103</text:p>
          <text:p text:style-name="P101">第九节怎样选择容器类型<text:tab/>107</text:p>
          <text:p text:style-name="P102">第五章libcstl迭代器<text:tab/>111</text:p>
          <text:p text:style-name="P101">第一节迭代器的种类<text:tab/>111</text:p>
          <text:p text:style-name="P103">1.input_iterator_t<text:tab/>113</text:p>
          <text:p text:style-name="P103">2.output_iterator_t<text:tab/>113</text:p>
          <text:p text:style-name="P103">3.forward_iterator_t<text:tab/>113</text:p>
          <text:p text:style-name="P103">4.bidirectional_iterator_t<text:tab/>114</text:p>
          <text:p text:style-name="P103">5.random_access_iterator_t<text:tab/>114</text:p>
          <text:p text:style-name="P101">第二节迭代器的辅助操作<text:tab/>117</text:p>
          <text:p text:style-name="P103">1.使用iterator_advance()移动迭代器<text:tab/>117</text:p>
          <text:p text:style-name="P103">2.使用iterator_distance()计算迭代器之间的距离<text:tab/>119</text:p>
          <text:p text:style-name="P102">第六章libcstl算法<text:tab/>121</text:p>
          <text:p text:style-name="P101">第一节算法的概述<text:tab/>121</text:p>
          <text:p text:style-name="P103">1.算法头文件<text:tab/>121</text:p>
          <text:p text:style-name="P103">2.算法的共同特点<text:tab/>121</text:p>
          <text:p text:style-name="P103">3.算法的种类<text:tab/>121</text:p>
          <text:p text:style-name="P101"><text:soft-page-break/>第二节非质变算法<text:tab/>122</text:p>
          <text:p text:style-name="P103">1.algo_for_each算法<text:tab/>122</text:p>
          <text:p text:style-name="P103">2.搜索数据<text:tab/>125</text:p>
          <text:p text:style-name="P103">3.统计数据个数<text:tab/>140</text:p>
          <text:p text:style-name="P103">4.数据区间的比较<text:tab/>141</text:p>
          <text:p text:style-name="P101">第三节质变算法<text:tab/>146</text:p>
          <text:p text:style-name="P103">1.拷贝数据<text:tab/>147</text:p>
          <text:p text:style-name="P103">2.交换数据<text:tab/>155</text:p>
          <text:p text:style-name="P103">3.转换和合并<text:tab/>159</text:p>
          <text:p text:style-name="P103">4.替换数据<text:tab/>163</text:p>
          <text:p text:style-name="P103">5.赋值新数据<text:tab/>167</text:p>
          <text:p text:style-name="P103">6.移除数据<text:tab/>171</text:p>
          <text:p text:style-name="P103">7.数据唯一<text:tab/>175</text:p>
          <text:p text:style-name="P103">8.逆序<text:tab/>181</text:p>
          <text:p text:style-name="P103">9.数据轮换<text:tab/>182</text:p>
          <text:p text:style-name="P103">10.随机算法<text:tab/>185</text:p>
          <text:p text:style-name="P103">11.数据划分<text:tab/>189</text:p>
          <text:p text:style-name="P101">第四节排序算法<text:tab/>191</text:p>
          <text:p text:style-name="P103">1.排序整个数据区间<text:tab/>194</text:p>
          <text:p text:style-name="P103">2.部分排序<text:tab/>198</text:p>
          <text:p text:style-name="P103">3.测试数据区间是否排序<text:tab/>202</text:p>
          <text:p text:style-name="P103">4.根据第n个数据排序<text:tab/>205</text:p>
          <text:p text:style-name="P103">5.二分查找<text:tab/>207</text:p>
          <text:p text:style-name="P103">6.合并<text:tab/>212</text:p>
          <text:p text:style-name="P103">7.集合算法<text:tab/>217</text:p>
          <text:p text:style-name="P103">8.堆算法<text:tab/>222</text:p>
          <text:p text:style-name="P103">9.最大值与最小值<text:tab/>225</text:p>
          <text:p text:style-name="P103">10.按照辞典顺序比较<text:tab/>228</text:p>
          <text:p text:style-name="P103">11.数据排列<text:tab/>231</text:p>
          <text:p text:style-name="P101">第五节算数算法<text:tab/>233</text:p>
          <text:p text:style-name="P103">1.对整个区间计算<text:tab/>234</text:p>
          <text:p text:style-name="P103">2.相对值和绝对值转换<text:tab/>238</text:p>
          <text:p text:style-name="P102">第七章libcstl函数<text:tab/>245</text:p>
          <text:p text:style-name="P101">第一节函数的种类<text:tab/>245</text:p>
          <text:p text:style-name="P103">1.函数的例子<text:tab/>245</text:p>
          <text:p text:style-name="P103">2.一元函数和二元函数<text:tab/>248</text:p>
          <text:p text:style-name="P103">3.谓词<text:tab/>248</text:p>
          <text:p text:style-name="P101">第二节预定义函数<text:tab/>249</text:p>
          <text:p text:style-name="P103">1.算数函数<text:tab/>250</text:p>
          <text:p text:style-name="P103">2.关系函数<text:tab/>250</text:p>
          <text:p text:style-name="P103">3.逻辑函数<text:tab/>251</text:p>
          <text:p text:style-name="P103">4.其他函数<text:tab/>251</text:p>
          <text:p text:style-name="P103">5.预定义函数的例子<text:tab/>251</text:p>
          <text:p text:style-name="P102">第八章libcstl容器适配器<text:tab/>255</text:p>
          <text:p text:style-name="P101"><text:soft-page-break/>第一节堆栈stack_t<text:tab/>255</text:p>
          <text:p text:style-name="P103">1.核心操作<text:tab/>256</text:p>
          <text:p text:style-name="P103">2.stack_t的使用实例<text:tab/>256</text:p>
          <text:p text:style-name="P101">第二节队列queue_t<text:tab/>258</text:p>
          <text:p text:style-name="P103">1.核心操作<text:tab/>259</text:p>
          <text:p text:style-name="P103">2.queue_t的使用实例<text:tab/>259</text:p>
          <text:p text:style-name="P101">第三节优先队列priority_queue_t<text:tab/>260</text:p>
          <text:p text:style-name="P103">1.核心操作<text:tab/>261</text:p>
          <text:p text:style-name="P103">2.priority_queue_t的使用实例<text:tab/>261</text:p>
          <text:p text:style-name="P102">第九章libcstl字符串<text:tab/>263</text:p>
          <text:p text:style-name="P101">第一节目的和作用<text:tab/>263</text:p>
          <text:p text:style-name="P103">1.第一个例子：提取模板文件名<text:tab/>263</text:p>
          <text:p text:style-name="P103">2.第二个例子：提取单词并逆序打印<text:tab/>267</text:p>
          <text:p text:style-name="P101">第二节string_t的操作函数<text:tab/>269</text:p>
          <text:p text:style-name="P103">1.string_t的能力<text:tab/>269</text:p>
          <text:p text:style-name="P103">2.string_t的操作概览<text:tab/>269</text:p>
          <text:p text:style-name="P103">3.初始化和销毁<text:tab/>271</text:p>
          <text:p text:style-name="P103">4.string_t与C字符串<text:tab/>271</text:p>
          <text:p text:style-name="P103">5.大小和容量<text:tab/>272</text:p>
          <text:p text:style-name="P103">6.数据访问<text:tab/>272</text:p>
          <text:p text:style-name="P103">7.关系操作和比较操作<text:tab/>273</text:p>
          <text:p text:style-name="P103">8.赋值<text:tab/>273</text:p>
          <text:p text:style-name="P103">9.数据交换<text:tab/>274</text:p>
          <text:p text:style-name="P103">10.添加和链接<text:tab/>274</text:p>
          <text:p text:style-name="P103">11.插入数据<text:tab/>274</text:p>
          <text:p text:style-name="P103">12.数据删除<text:tab/>275</text:p>
          <text:p text:style-name="P103">13.替换<text:tab/>275</text:p>
          <text:p text:style-name="P103">14.子串<text:tab/>276</text:p>
          <text:p text:style-name="P103">15.输入输出<text:tab/>276</text:p>
          <text:p text:style-name="P103">16.查找<text:tab/>276</text:p>
          <text:p text:style-name="P103">17.迭代器支持<text:tab/>277</text:p>
          <text:p text:style-name="P103">18.NPOS<text:tab/>278</text:p>
          <text:p text:style-name="P101">第三节string_t的使用实例<text:tab/>278</text:p>
          <text:p text:style-name="P102">第十章类型机制<text:tab/>283</text:p>
          <text:p text:style-name="P101">第一节类型注册和复制<text:tab/>283</text:p>
          <text:p text:style-name="P103">1.类型分类和类型机制<text:tab/>285</text:p>
          <text:p text:style-name="P103">2.类型注册函数type_register<text:tab/>285</text:p>
          <text:p text:style-name="P103">3.类型复制函数type_duplicate<text:tab/>286</text:p>
          <text:p text:style-name="P101">第二节类型描述<text:tab/>288</text:p>
          <text:p text:style-name="P102">附录：对于直接使用数据的函数的说明<text:tab/>291</text:p>
        </text:index-body>
      </text:table-of-content>
      <text:p text:style-name="P3"/>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604306342" text:style-name="WW8Num13">
        <text:list-item>
          <text:h text:style-name="P129" text:outline-level="1"><text:soft-page-break/>概述</text:h>
          <text:list>
            <text:list-item>
              <text:h text:style-name="P137" text:outline-level="2"><text:span text:style-name="T8">关于</text:span><text:span text:style-name="T11">libcstl</text:span></text:h>
            </text:list-item>
          </text:list>
        </text:list-item>
      </text:list>
      <text:p text:style-name="P25"><text:span text:style-name="T9"><text:tab/>在使用</text:span><text:span text:style-name="T18">C</text:span><text:span text:style-name="T9">语言编程时没有像</text:span><text:span text:style-name="T18">C++</text:span><text:span text:style-name="T9">的中</text:span><text:span text:style-name="T18">STL</text:span><text:span text:style-name="T9">那样常用而且易于使用的数据结构库，因此为了给</text:span><text:span text:style-name="T18">C</text:span><text:span text:style-name="T9">语言编程提供方便，以</text:span><text:span text:style-name="T18">SGI STL</text:span><text:span text:style-name="T9">为蓝本使用</text:span><text:span text:style-name="T18">C</text:span><text:span text:style-name="T9">语言编写一个为</text:span><text:span text:style-name="T18">C</text:span><text:span text:style-name="T9">编程提供方便的数据结构库。</text:span></text:p>
      <text:p text:style-name="P25"><text:span text:style-name="T9"><text:tab/></text:span><text:span text:style-name="T18">STL</text:span><text:span text:style-name="T9">之所以方便是因为它提供的接口使用起来很方便，并且</text:span><text:span text:style-name="T18">STL</text:span><text:span text:style-name="T9">的容器中可以保存任何的数据类型，通过迭代器可以将通用的算法作用于任何容器之上，使用</text:span><text:span text:style-name="T18">C</text:span><text:span text:style-name="T9">语言编写的这个库要将</text:span><text:span text:style-name="T18">STL</text:span><text:span text:style-name="T9">这些便利之处都模仿出来，我们将这个库命名为</text:span><text:span text:style-name="T18">libcstl</text:span><text:span text:style-name="T9">。</text:span></text:p>
      <text:p text:style-name="P25"><text:span text:style-name="T9"><text:tab/></text:span><text:span text:style-name="T18">STL</text:span><text:span text:style-name="T9">是</text:span><text:span text:style-name="T18">C++</text:span><text:span text:style-name="T9">语言的标准库，支持标准</text:span><text:span text:style-name="T18">C++</text:span><text:span text:style-name="T9">的平台都支持</text:span><text:span text:style-name="T18">STL</text:span><text:span text:style-name="T9">(虽然实现不同，但是接口是标准的)，所以</text:span><text:span text:style-name="T18">libcstl</text:span><text:span text:style-name="T9">库也要具有可移植性，支持多平台。</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list xml:id="list1894802929" text:continue-numbering="true" text:style-name="WW8Num13">
        <text:list-item>
          <text:h text:style-name="P130" text:outline-level="1"><text:soft-page-break/>libcstl库的基本结构</text:h>
          <text:list>
            <text:list-item>
              <text:h text:style-name="P138" text:outline-level="2"><text:span text:style-name="T11">libcstl</text:span>的组成部分</text:h>
            </text:list-item>
          </text:list>
        </text:list-item>
      </text:list>
      <text:p text:style-name="P14"><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5"><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4"/>
      <text:list xml:id="list2168358098" text:continue-numbering="true" text:style-name="WW8Num13">
        <text:list-item>
          <text:list>
            <text:list-item>
              <text:h text:style-name="P146" text:outline-level="2">容器与迭代器</text:h>
            </text:list-item>
          </text:list>
        </text:list-item>
      </text:list>
      <text:p text:style-name="P28"><text:tab/>当算法作用于某个容器的时候，算法只要知道容器的迭代器就可以对容器中的数据进行操作，库中的多种容器提供的是统一的迭代器接口，这样迭代器就将容器的细节封装在迭代器接口之下了：</text:p>
      <text:p text:style-name="P29"><draw:frame draw:style-name="fr3" draw:name="图形33" text:anchor-type="paragraph" svg:width="19.006cm" svg:height="7.405cm" draw:z-index="23"><draw:image xlink:href="Pictures/10000000000003020000012C34E9B378.jpg" xlink:type="simple" xlink:show="embed" xlink:actuate="onLoad"/></draw:frame><text:soft-page-break/>图<text:span text:style-name="T11">2.2</text:span> 容器的迭代器接口</text:p>
      <text:p text:style-name="P28"/>
      <text:p text:style-name="P28"/>
      <text:list xml:id="list1877467677" text:continue-numbering="true" text:style-name="WW8Num13">
        <text:list-item>
          <text:list>
            <text:list-item>
              <text:h text:style-name="P143" text:outline-level="2">内存<text:span text:style-name="T55">管理</text:span></text:h>
            </text:list-item>
          </text:list>
        </text:list-item>
      </text:list>
      <text:p text:style-name="P28"><text:tab/>容器中保存的数据都是保存在内存中的，因为容器中的数据是随时变化的所以容器免不了要经常分配和释放内存，<text:span text:style-name="T11">libcstl</text:span>采用一个内存管理组建来管理内存，减少程序与系统之间频繁的内存交互。每一个容器都有自己的内存管理组建，各个容器之间的内存是互不干扰的：</text:p>
      <text:p text:style-name="P29"><draw:frame draw:style-name="fr1" draw:name="图形34" text:anchor-type="paragraph" svg:width="19.006cm" svg:height="11.788cm" draw:z-index="25"><draw:image xlink:href="Pictures/10000000000002E4000001CB42D6B635.jpg" xlink:type="simple" xlink:show="embed" xlink:actuate="onLoad"/></draw:frame><text:soft-page-break/>图<text:span text:style-name="T11">2.3</text:span> 容器中的内存管理组件</text:p>
      <text:p text:style-name="P28"/>
      <text:list xml:id="list494934635" text:continue-numbering="true" text:style-name="WW8Num13">
        <text:list-item>
          <text:list>
            <text:list-item>
              <text:h text:style-name="P143" text:outline-level="2">算法和函数</text:h>
            </text:list-item>
          </text:list>
        </text:list-item>
      </text:list>
      <text:p text:style-name="P28"><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29"><draw:frame draw:style-name="fr3" draw:name="图形35" text:anchor-type="paragraph" svg:width="19.006cm" svg:height="11.455cm" draw:z-index="26"><draw:image xlink:href="Pictures/1000000000000319000001DE23C5BC5C.jpg" xlink:type="simple" xlink:show="embed" xlink:actuate="onLoad"/></draw:frame><text:soft-page-break/>图2.4 算法和函数</text:p>
      <text:p text:style-name="P28"/>
      <text:list xml:id="list1468442510" text:continue-numbering="true" text:style-name="WW8Num13">
        <text:list-item>
          <text:list>
            <text:list-item>
              <text:h text:style-name="P143" text:outline-level="2">类型机制</text:h>
            </text:list-item>
          </text:list>
        </text:list-item>
      </text:list>
      <text:p text:style-name="P28"><text:tab/>容器中要保存任何类型的数据，这其中包括<text:span text:style-name="T11">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29"><draw:frame draw:style-name="fr4" draw:name="图形36" text:anchor-type="paragraph" svg:width="19.006cm" svg:height="7.571cm" draw:z-index="27"><draw:image xlink:href="Pictures/1000000000000276000000FBA6A68E0F.jpg" xlink:type="simple" xlink:show="embed" xlink:actuate="onLoad"/></draw:frame><text:soft-page-break/>图2.5 类型机制</text:p>
      <text:p text:style-name="P28"/>
      <text:p text:style-name="P28"/>
      <text:p text:style-name="P28"/>
      <text:p text:style-name="P28"/>
      <text:p text:style-name="P28"/>
      <text:p text:style-name="P28"/>
      <text:p text:style-name="P28"/>
      <text:p text:style-name="P28"/>
      <text:p text:style-name="P26"><text:span text:style-name="T39"/></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xml:id="list1226502937" text:continue-numbering="true" text:style-name="WW8Num13">
        <text:list-item>
          <text:h text:style-name="P131" text:outline-level="1"><text:soft-page-break/><text:span text:style-name="T11">libcstl内存管理</text:span></text:h>
        </text:list-item>
      </text:list>
      <text:p text:style-name="P39"><text:span text:style-name="T38"><text:tab/><text:tab/>为了使用方便，</text:span><text:span text:style-name="T19">libcstl</text:span><text:span text:style-name="T38">提供了很多实用的小工具类型。使用这些小工具的时候几乎没有什么开销，有的甚至不需要为了使用它特意的去包含特殊的头文件。这些工具类型包括</text:span><text:span text:style-name="T19">libcstl</text:span><text:span text:style-name="T38">定义的布尔类型</text:span><text:span text:style-name="T19">bool_t</text:span><text:span text:style-name="T38">，用于保存对数据的</text:span><text:span text:style-name="T19">pair_t</text:span><text:span text:style-name="T38">，用于表示数据区间的</text:span><text:span text:style-name="T19">range_t</text:span><text:span text:style-name="T38">。</text:span></text:p>
      <text:p text:style-name="P41"/>
      <text:list xml:id="list880552525" text:continue-numbering="true" text:style-name="WW8Num13">
        <text:list-item>
          <text:list>
            <text:list-item>
              <text:h text:style-name="P139" text:outline-level="2">bool_t</text:h>
            </text:list-item>
          </text:list>
        </text:list-item>
      </text:list>
      <text:p text:style-name="P26"><text:span text:style-name="T6"><text:tab/></text:span><text:span text:style-name="T4">标准</text:span><text:span text:style-name="T14">C</text:span><text:span text:style-name="T4">语言中是没有布尔类型的，</text:span><text:span text:style-name="T39">为了使用方便和能够清楚的表达布尔的语义，</text:span><text:span text:style-name="T14">libcstl</text:span><text:span text:style-name="T39">引入了一个新的工具类型</text:span><text:span text:style-name="T20">bool_t</text:span><text:span text:style-name="T39">来表示布尔值，同时定义了</text:span><text:span text:style-name="T20">true</text:span><text:span text:style-name="T39">, </text:span><text:span text:style-name="T20">TRUE</text:span><text:span text:style-name="T39">, </text:span><text:span text:style-name="T20">false</text:span><text:span text:style-name="T39">, </text:span><text:span text:style-name="T20">FLASE。使用bool_t类型不需要包含特殊的头文件，</text:span><text:span text:style-name="T39">包含任何一个</text:span><text:span text:style-name="T14">libcstl</text:span><text:span text:style-name="T39">头文件就可以使用</text:span><text:span text:style-name="T20">bool_t</text:span><text:span text:style-name="T39">了。</text:span></text:p>
      <text:list xml:id="list535492354" text:continue-numbering="true" text:style-name="WW8Num13">
        <text:list-item>
          <text:list>
            <text:list-item>
              <text:h text:style-name="P148" text:outline-level="2">pair_t</text:h>
            </text:list-item>
          </text:list>
        </text:list-item>
      </text:list>
      <text:p text:style-name="P26"><text:span text:style-name="T39"><text:tab/>在前面的章节中已经知道映射，多重映射等是以键/值对这样的形式保存数据的，但是实际存储在容器中的值却是</text:span><text:span text:style-name="T20">pair_t</text:span><text:span text:style-name="T39">类型，有它来管理键/值对。不只是键/值对，所有成对的数据可以使用</text:span><text:span text:style-name="T20">pair_t</text:span><text:span text:style-name="T39">类型来描述。</text:span><text:span text:style-name="T20">pair_t</text:span><text:span text:style-name="T39">不是容器所以它不能够保存多对数据，一个</text:span><text:span text:style-name="T20">pair_t</text:span><text:span text:style-name="T39">只能保存一对数据。使用</text:span><text:span text:style-name="T20">pair_t</text:span><text:span text:style-name="T39">要求包含头文件：</text:span></text:p>
      <text:p text:style-name="P49">#include &lt;cstl/cutility.h&gt;</text:p>
      <text:p text:style-name="P54">但是如果程序已经包含了头文件</text:p>
      <text:p text:style-name="P56"><text:span text:style-name="T36">#include &lt;cstl/cmap.h&gt; </text:span><text:span text:style-name="T46">或者 </text:span><text:span text:style-name="T36">#include &lt;cstl/chash_map.h&gt;</text:span></text:p>
      <text:p text:style-name="P55"><text:span text:style-name="T39">就不必包含</text:span><text:span text:style-name="T37">&lt;cstl/cutility.h&gt;</text:span><text:span text:style-name="T39">头文件了，这是因为映射容器要用到</text:span><text:span text:style-name="T20">pair_t</text:span><text:span text:style-name="T39">，在它的头文件中已经包含了</text:span><text:span text:style-name="T37">&lt;cstl/cutility.h&gt;</text:span><text:span text:style-name="T39">头文件了。</text:span></text:p>
      <text:p text:style-name="P54"/>
      <text:list xml:id="list1839586799" text:continue-numbering="true" text:style-name="WW8Num13">
        <text:list-item>
          <text:list>
            <text:list-item>
              <text:list>
                <text:list-item>
                  <text:h text:style-name="P118" text:outline-level="3"><text:span text:style-name="T11">pair_t</text:span>的使用过程</text:h>
                </text:list-item>
              </text:list>
            </text:list-item>
          </text:list>
        </text:list-item>
      </text:list>
      <text:p text:style-name="P26"><text:span text:style-name="T39"><text:tab/>虽然</text:span><text:span text:style-name="T20">pair_t</text:span><text:span text:style-name="T39">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26"><text:soft-page-break/><text:span text:style-name="T39"><text:tab/>上面的表格列出了</text:span><text:span text:style-name="T20">pair_t</text:span><text:span text:style-name="T39">创建，初始化和销毁的函数(本书中只类出了讲解相关的函数并且没有具体参数，全面俩解各个操作函数和参数的情况请参考《</text:span><text:span text:style-name="T20">The libcstl Library Reference Manual</text:span><text:span text:style-name="T39">》)。</text:span></text:p>
      <text:p text:style-name="P34"/>
      <text:list xml:id="list371567422" text:continue-numbering="true" text:style-name="WW8Num13">
        <text:list-item>
          <text:list>
            <text:list-item>
              <text:list>
                <text:list-item>
                  <text:h text:style-name="P106" text:outline-level="3"><text:span text:style-name="T11">pair_t</text:span>的主要操作</text:h>
                </text:list-item>
              </text:list>
            </text:list-item>
          </text:list>
        </text:list-item>
      </text:list>
      <text:p text:style-name="P26"><text:span text:style-name="T39"><text:tab/></text:span><text:span text:style-name="T20">pair_t</text:span><text:span text:style-name="T39">是表示一对数据的，所以通过</text:span><text:span text:style-name="T20">pair_t</text:span><text:span text:style-name="T39">类型我们应该能够获得和设置这两个数据。依据这样的要求</text:span><text:span text:style-name="T20">pair_t</text:span><text:span text:style-name="T39">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75"><text:tab/>通过上面的操作函数我们就能够自由的使用<text:span text:style-name="T11">pair_t</text:span>中的数据了。</text:p>
      <text:p text:style-name="P75"><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64"><text:span text:style-name="T46">除了这些以外</text:span><text:span text:style-name="T22">pair_t</text:span><text:span text:style-name="T46">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46"><text:span text:style-name="T39"><text:tab/></text:span><text:span text:style-name="T20">pair_t</text:span><text:span text:style-name="T39">的比较过程都是首先比较第一个数据，当第一个数据是大于关系的时候整个关系操作就是大于关系，小于也如此，只有等于的时候再比较第二个数据，只有两个数据都相等的时候两个</text:span><text:span text:style-name="T20">pair_t</text:span><text:span text:style-name="T39">才相等。</text:span></text:p>
      <text:list xml:id="list1075411556" text:continue-numbering="true" text:style-name="WW8Num13">
        <text:list-item>
          <text:list>
            <text:list-item>
              <text:list>
                <text:list-item>
                  <text:h text:style-name="P121" text:outline-level="3"><text:span text:style-name="T53">pair_t的应用实例</text:span><text:span text:style-name="T39"><text:tab/></text:span></text:h>
                </text:list-item>
              </text:list>
            </text:list-item>
          </text:list>
        </text:list-item>
      </text:list>
      <text:p text:style-name="P46"><text:span text:style-name="T39"><text:tab/>上面列举了有关</text:span><text:span text:style-name="T20">pair_t</text:span><text:span text:style-name="T39">的操作函数，下面用例子来演示以下如何使用</text:span><text:span text:style-name="T20">pair_t</text:span><text:span text:style-name="T39">:</text:span></text:p>
      <table:table table:name="表格34" table:style-name="表格34">
        <table:table-column table:style-name="表格34.A"/>
        <table:table-row>
          <table:table-cell table:style-name="表格34.A1" office:value-type="string">
            <text:p text:style-name="P86">/* </text:p>
            <text:p text:style-name="P86"><text:s/>* pair1.c </text:p>
            <text:p text:style-name="P86"><text:s/>* compile with : -lcstl </text:p>
            <text:p text:style-name="P86"><text:s/>*/ </text:p>
            <text:p text:style-name="P86"/>
            <text:p text:style-name="P86">#include &lt;stdio.h&gt; </text:p>
            <text:p text:style-name="P86">#include &lt;cstl/cutility.h&gt; </text:p>
            <text:p text:style-name="P86"/>
            <text:p text:style-name="P86">int main(int argc, char* argv[]) </text:p>
            <text:p text:style-name="P86"><text:soft-page-break/>{ </text:p>
            <text:p text:style-name="P86"><text:s text:c="4"/>pair_t* ppair_p1 = create_pair(int, double); </text:p>
            <text:p text:style-name="P86"><text:s text:c="4"/>pair_t* ppair_p2 = create_pair(int, double); </text:p>
            <text:p text:style-name="P86"><text:s text:c="4"/>pair_t* ppair_p3 = create_pair(int, double); </text:p>
            <text:p text:style-name="P86"/>
            <text:p text:style-name="P86"><text:s text:c="4"/>if(ppair_p1 == NULL || ppair_p2 == NULL || ppair_p3 == NULL) </text:p>
            <text:p text:style-name="P86"><text:s text:c="4"/>{ </text:p>
            <text:p text:style-name="P86"><text:s text:c="8"/>return -1; </text:p>
            <text:p text:style-name="P86"><text:s text:c="4"/>} </text:p>
            <text:p text:style-name="P86"/>
            <text:p text:style-name="P86"><text:s text:c="4"/>pair_init(ppair_p1); </text:p>
            <text:p text:style-name="P86"><text:s text:c="4"/>pair_init_elem(ppair_p2, 10, 1.1e-2); </text:p>
            <text:p text:style-name="P86"><text:s text:c="4"/>pair_init_copy(ppair_p3, ppair_p2); </text:p>
            <text:p text:style-name="P86"/>
            <text:p text:style-name="P86"><text:s text:c="4"/>printf("Original pair:\n"); </text:p>
            <text:p text:style-name="P86"><text:s text:c="4"/>printf("p1(%d, %lf)\n", </text:p>
            <text:p text:style-name="P86"><text:s text:c="8"/>*(int*)pair_first(ppair_p1), </text:p>
            <text:p text:style-name="P86"><text:s text:c="8"/>*(double*)pair_second(ppair_p1)); </text:p>
            <text:p text:style-name="P86"><text:s text:c="4"/>printf("p2(%d, %lf)\n", </text:p>
            <text:p text:style-name="P86"><text:s text:c="8"/>*(int*)pair_first(ppair_p2), </text:p>
            <text:p text:style-name="P86"><text:s text:c="8"/>*(double*)pair_second(ppair_p2)); </text:p>
            <text:p text:style-name="P86"><text:s text:c="4"/>printf("p3(%d, %lf)\n", </text:p>
            <text:p text:style-name="P86"><text:s text:c="8"/>*(int*)pair_first(ppair_p3), </text:p>
            <text:p text:style-name="P86"><text:s text:c="8"/>*(double*)pair_second(ppair_p3)); </text:p>
            <text:p text:style-name="P86"/>
            <text:p text:style-name="P86"><text:s text:c="4"/>pair_make(ppair_p1, 10, 2.222); </text:p>
            <text:p text:style-name="P86"><text:s text:c="4"/>pair_assign(ppair_p3, ppair_p1); </text:p>
            <text:p text:style-name="P86"><text:s text:c="4"/>printf("After modifying:\n"); </text:p>
            <text:p text:style-name="P86"><text:s text:c="4"/>printf("p1(%d, %lf)\n", </text:p>
            <text:p text:style-name="P86"><text:s text:c="8"/>*(int*)pair_first(ppair_p1), </text:p>
            <text:p text:style-name="P86"><text:s text:c="8"/>*(double*)pair_second(ppair_p1)); </text:p>
            <text:p text:style-name="P86"><text:s text:c="4"/>printf("p2(%d, %lf)\n", </text:p>
            <text:p text:style-name="P86"><text:s text:c="8"/>*(int*)pair_first(ppair_p2), </text:p>
            <text:p text:style-name="P86"><text:s text:c="8"/>*(double*)pair_second(ppair_p2)); </text:p>
            <text:p text:style-name="P86"><text:s text:c="4"/>printf("p3(%d, %lf)\n", </text:p>
            <text:p text:style-name="P86"><text:s text:c="8"/>*(int*)pair_first(ppair_p3), </text:p>
            <text:p text:style-name="P86"><text:s text:c="8"/>*(double*)pair_second(ppair_p3)); </text:p>
            <text:p text:style-name="P86"/>
            <text:p text:style-name="P86"><text:s text:c="4"/>printf("Compare:\n"); </text:p>
            <text:p text:style-name="P86"><text:s text:c="4"/>if(pair_equal(ppair_p1, ppair_p3)) </text:p>
            <text:p text:style-name="P86"><text:s text:c="4"/>{ </text:p>
            <text:p text:style-name="P86"><text:s text:c="8"/>printf("p1(%d, %lf) == p3(%d, %lf)\n", </text:p>
            <text:p text:style-name="P86"><text:s text:c="12"/>*(int*)pair_first(ppair_p1), </text:p>
            <text:p text:style-name="P86"><text:soft-page-break/><text:s text:c="12"/>*(double*)pair_second(ppair_p1), </text:p>
            <text:p text:style-name="P86"><text:s text:c="12"/>*(int*)pair_first(ppair_p3), </text:p>
            <text:p text:style-name="P86"><text:s text:c="12"/>*(double*)pair_second(ppair_p3)); </text:p>
            <text:p text:style-name="P86"><text:s text:c="4"/>} </text:p>
            <text:p text:style-name="P86"><text:s text:c="4"/>else </text:p>
            <text:p text:style-name="P86"><text:s text:c="4"/>{ </text:p>
            <text:p text:style-name="P86"><text:s text:c="8"/>printf("p1(%d, %lf) != p3(%d, %lf)\n", </text:p>
            <text:p text:style-name="P86"><text:s text:c="12"/>*(int*)pair_first(ppair_p1), </text:p>
            <text:p text:style-name="P86"><text:s text:c="12"/>*(double*)pair_second(ppair_p1), </text:p>
            <text:p text:style-name="P86"><text:s text:c="12"/>*(int*)pair_first(ppair_p3), </text:p>
            <text:p text:style-name="P86"><text:s text:c="12"/>*(double*)pair_second(ppair_p3)); </text:p>
            <text:p text:style-name="P86"><text:s text:c="4"/>} </text:p>
            <text:p text:style-name="P86"><text:s text:c="4"/>if(pair_not_equal(ppair_p1, ppair_p2)) </text:p>
            <text:p text:style-name="P86"><text:s text:c="4"/>{ </text:p>
            <text:p text:style-name="P86"><text:s text:c="8"/>printf("p1(%d, %lf) != p2(%d, %lf)\n", </text:p>
            <text:p text:style-name="P86"><text:s text:c="12"/>*(int*)pair_first(ppair_p1), </text:p>
            <text:p text:style-name="P86"><text:s text:c="12"/>*(double*)pair_second(ppair_p1), </text:p>
            <text:p text:style-name="P86"><text:s text:c="12"/>*(int*)pair_first(ppair_p2), </text:p>
            <text:p text:style-name="P86"><text:s text:c="12"/>*(double*)pair_second(ppair_p2)); </text:p>
            <text:p text:style-name="P86"><text:s text:c="4"/>} </text:p>
            <text:p text:style-name="P86"><text:s text:c="4"/>else </text:p>
            <text:p text:style-name="P86"><text:s text:c="4"/>{ </text:p>
            <text:p text:style-name="P86"><text:s text:c="8"/>printf("p1(%d, %lf) == p2(%d, %lf)\n", </text:p>
            <text:p text:style-name="P86"><text:s text:c="12"/>*(int*)pair_first(ppair_p1), </text:p>
            <text:p text:style-name="P86"><text:s text:c="12"/>*(double*)pair_second(ppair_p1), </text:p>
            <text:p text:style-name="P86"><text:s text:c="12"/>*(int*)pair_first(ppair_p2), </text:p>
            <text:p text:style-name="P86"><text:s text:c="12"/>*(double*)pair_second(ppair_p2)); </text:p>
            <text:p text:style-name="P86"><text:s text:c="4"/>} </text:p>
            <text:p text:style-name="P86"/>
            <text:p text:style-name="P86"><text:s text:c="4"/>pair_make(ppair_p1, 22, 35.2); </text:p>
            <text:p text:style-name="P86"><text:s text:c="4"/>pair_make(ppair_p2, 62, 35.2); </text:p>
            <text:p text:style-name="P86"><text:s text:c="4"/>pair_make(ppair_p3, 22, 70.0); </text:p>
            <text:p text:style-name="P86"><text:s text:c="4"/>if(pair_less(ppair_p1, ppair_p2)) </text:p>
            <text:p text:style-name="P86"><text:s text:c="4"/>{ </text:p>
            <text:p text:style-name="P86"><text:s text:c="8"/>printf("p1(%d, %lf) &lt; p2(%d, %lf)\n", </text:p>
            <text:p text:style-name="P86"><text:s text:c="12"/>*(int*)pair_first(ppair_p1), </text:p>
            <text:p text:style-name="P86"><text:s text:c="12"/>*(double*)pair_second(ppair_p1), </text:p>
            <text:p text:style-name="P86"><text:s text:c="12"/>*(int*)pair_first(ppair_p2), </text:p>
            <text:p text:style-name="P86"><text:s text:c="12"/>*(double*)pair_second(ppair_p2)); </text:p>
            <text:p text:style-name="P86"><text:s text:c="4"/>} </text:p>
            <text:p text:style-name="P86"><text:s text:c="4"/>else </text:p>
            <text:p text:style-name="P86"><text:s text:c="4"/>{ </text:p>
            <text:p text:style-name="P86"><text:s text:c="8"/>printf("p1(%d, %lf) &gt;= p2(%d, %lf)\n", </text:p>
            <text:p text:style-name="P86"><text:soft-page-break/><text:s text:c="12"/>*(int*)pair_first(ppair_p1), </text:p>
            <text:p text:style-name="P86"><text:s text:c="12"/>*(double*)pair_second(ppair_p1), </text:p>
            <text:p text:style-name="P86"><text:s text:c="12"/>*(int*)pair_first(ppair_p2), </text:p>
            <text:p text:style-name="P86"><text:s text:c="12"/>*(double*)pair_second(ppair_p2)); </text:p>
            <text:p text:style-name="P86"><text:s text:c="4"/>} </text:p>
            <text:p text:style-name="P86"><text:s text:c="4"/>if(pair_less(ppair_p1, ppair_p3)) </text:p>
            <text:p text:style-name="P86"><text:s text:c="4"/>{ </text:p>
            <text:p text:style-name="P86"><text:s text:c="8"/>printf("p1(%d, %lf) &lt; p3(%d, %lf)\n", </text:p>
            <text:p text:style-name="P86"><text:s text:c="12"/>*(int*)pair_first(ppair_p1), </text:p>
            <text:p text:style-name="P86"><text:s text:c="12"/>*(double*)pair_second(ppair_p1), </text:p>
            <text:p text:style-name="P86"><text:s text:c="12"/>*(int*)pair_first(ppair_p3), </text:p>
            <text:p text:style-name="P86"><text:s text:c="12"/>*(double*)pair_second(ppair_p3)); </text:p>
            <text:p text:style-name="P86"><text:s text:c="4"/>} </text:p>
            <text:p text:style-name="P86"><text:s text:c="4"/>else </text:p>
            <text:p text:style-name="P86"><text:s text:c="4"/>{ </text:p>
            <text:p text:style-name="P86"><text:s text:c="8"/>printf("p1(%d, %lf) &gt;= p3(%d, %lf)\n", </text:p>
            <text:p text:style-name="P86"><text:s text:c="12"/>*(int*)pair_first(ppair_p1), </text:p>
            <text:p text:style-name="P86"><text:s text:c="12"/>*(double*)pair_second(ppair_p1), </text:p>
            <text:p text:style-name="P86"><text:s text:c="12"/>*(int*)pair_first(ppair_p3), </text:p>
            <text:p text:style-name="P86"><text:s text:c="12"/>*(double*)pair_second(ppair_p3)); </text:p>
            <text:p text:style-name="P86"><text:s text:c="4"/>} </text:p>
            <text:p text:style-name="P86"/>
            <text:p text:style-name="P86"><text:s text:c="4"/>pair_destroy(ppair_p1); </text:p>
            <text:p text:style-name="P86"><text:s text:c="4"/>pair_destroy(ppair_p2); </text:p>
            <text:p text:style-name="P86"><text:s text:c="4"/>pair_destroy(ppair_p3); </text:p>
            <text:p text:style-name="P86"/>
            <text:p text:style-name="P86"><text:s text:c="4"/>return 0; </text:p>
            <text:p text:style-name="P86">}</text:p>
          </table:table-cell>
        </table:table-row>
      </table:table>
      <text:p text:style-name="P44">这个例子的输出结果：</text:p>
      <text:p text:style-name="P20">Original pair: </text:p>
      <text:p text:style-name="P20">p1(0, 0.000000) </text:p>
      <text:p text:style-name="P20">p2(10, 0.011000) </text:p>
      <text:p text:style-name="P20">p3(10, 0.011000) </text:p>
      <text:p text:style-name="P20">After modifying: </text:p>
      <text:p text:style-name="P20">p1(10, 2.222000) </text:p>
      <text:p text:style-name="P20">p2(10, 0.011000) </text:p>
      <text:p text:style-name="P20">p3(10, 2.222000) </text:p>
      <text:p text:style-name="P20">Compare: </text:p>
      <text:p text:style-name="P20">p1(10, 2.222000) == p3(10, 2.222000) </text:p>
      <text:p text:style-name="P20">p1(10, 2.222000) != p2(10, 0.011000) </text:p>
      <text:p text:style-name="P20">p1(22, 35.200000) &lt; p2(62, 35.200000) </text:p>
      <text:p text:style-name="P20">p1(22, 35.200000) &lt; p3(22, 70.000000)</text:p>
      <text:p text:style-name="P31"/>
      <text:list xml:id="list453876560" text:continue-numbering="true" text:style-name="WW8Num13">
        <text:list-item>
          <text:list>
            <text:list-item>
              <text:h text:style-name="P139" text:outline-level="2"><text:soft-page-break/>range_t</text:h>
            </text:list-item>
          </text:list>
        </text:list-item>
      </text:list>
      <text:p text:style-name="P44"><text:tab/>有些函数的返回值是一个数据区间，例如关联容器的<text:span text:style-name="T11">equal_range</text:span>操作函数，在<text:span text:style-name="T11">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11">range_t</text:span>类型来表示数据区间就不用再有上面的烦恼了。<text:span text:style-name="T11">这个</text:span>类型本身就是一个结构体，用两个成员来表示数据区间的界限迭代器。使用之后可以直接丢弃，没有手动调用释放资源的烦恼了。</text:p>
      <text:p text:style-name="P44"><text:tab/><text:span text:style-name="T11">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44">这样通过<text:span text:style-name="T11">range_t</text:span>的两个成员就可以表示数据区间<text:span text:style-name="T11">[it_begin, it_end)</text:span>。使用<text:span text:style-name="T11">range_t</text:span>于使用<text:span text:style-name="T11">bool_t</text:span>一样无需包含特殊的头文件，只要包含任意的<text:span text:style-name="T11">libcstl</text:span>头文件就能够使用它了。</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896240695" text:continue-numbering="true" text:style-name="WW8Num13">
        <text:list-item>
          <text:h text:style-name="P131" text:outline-level="1"><text:span text:style-name="T11">libcstl</text:span>容器</text:h>
        </text:list-item>
      </text:list>
      <text:p text:style-name="P26"><text:span text:style-name="T4"><text:tab/>在接下来的一章中我们将详细讨论</text:span><text:span text:style-name="T14">libcstl各个容器的结构，特点，操作性能以及各种操作如何使用。在本章的最后还对比各个容器的优缺点，以便用户按照需求适当的选择容器类型。</text:span></text:p>
      <text:list xml:id="list1922473889" text:continue-numbering="true" text:style-name="WW8Num13">
        <text:list-item>
          <text:list>
            <text:list-item>
              <text:h text:style-name="P147" text:outline-level="2"><text:soft-page-break/>容器的特点和共同的操作</text:h>
            </text:list-item>
          </text:list>
        </text:list-item>
      </text:list>
      <text:p text:style-name="P44"><text:tab/>在详细讨论各个容器之前我们先来讨论下一容器的共同特点和共同的操作。</text:p>
      <text:list xml:id="list1302936780" text:continue-numbering="true" text:style-name="WW8Num13">
        <text:list-item>
          <text:list>
            <text:list-item>
              <text:list>
                <text:list-item>
                  <text:h text:style-name="P114" text:outline-level="3">容器的共同特点</text:h>
                </text:list-item>
              </text:list>
            </text:list-item>
          </text:list>
        </text:list-item>
      </text:list>
      <text:p text:style-name="P44"><text:tab/>各种类型的容器它们都有如下的共同特点:</text:p>
      <text:list xml:id="list564658482" text:style-name="L38">
        <text:list-item>
          <text:p text:style-name="P168">容器中保存的是数据的拷贝</text:p>
        </text:list-item>
      </text:list>
      <text:p text:style-name="P46"><text:span text:style-name="T39"><text:tab/>容器中保存的都是数据的拷贝，而不是指向实际数据的指针，这样就要求数据本身都是有明确的拷贝操作函数的。对于</text:span><text:span text:style-name="T20">C</text:span><text:span text:style-name="T39">内建类型和</text:span><text:span text:style-name="T20">libcstl</text:span><text:span text:style-name="T39">内建类型库本身提供了这些类型的拷贝操作，但是对于用户自定义类型就要求在注册这个类型的时候提供拷贝操作函数，如果没有提供拷贝操作函数，那么</text:span><text:span text:style-name="T20">libcstl</text:span><text:span text:style-name="T39">库会提供一个默认的拷贝操作，这样的话有些自定义类型的拷贝操作就不准确了。</text:span></text:p>
      <text:list xml:id="list1629604002" text:style-name="L39">
        <text:list-item>
          <text:p text:style-name="P169">数据能够初始化和销毁</text:p>
        </text:list-item>
      </text:list>
      <text:p text:style-name="P46"><text:span text:style-name="T39"><text:tab/>这是因为在容器中插入新数据时要求对数据进行初始化，在删除数据的时候要对数据进行销毁。因为对于一个特定的数据类型，只有定义数据类型的人最清除数据内部的情况，</text:span><text:span text:style-name="T20">libcstl</text:span><text:span text:style-name="T39">库本身并不知道数据内部的事情，要求有初始化和销毁操作是为了保证数据能够在被创建和销毁的过程中做很多操作。有可能数据在初始化的时候要申请资源在销毁的时候要释放资源。</text:span></text:p>
      <text:list xml:id="list32590522" text:style-name="L40">
        <text:list-item>
          <text:p text:style-name="P170">数据的比较操作</text:p>
        </text:list-item>
      </text:list>
      <text:p text:style-name="P44"><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505067688" text:style-name="L41">
        <text:list-item>
          <text:p text:style-name="P171">操作函数并非安全</text:p>
        </text:list-item>
      </text:list>
      <text:p text:style-name="P44"><text:tab/>容器的操作函数并非安全，用户要保证传入操作函数的参数是合法并且有效的，非法或者是无效的参数导致操作函数的行为未定义。</text:p>
      <text:list xml:id="list2028636886" text:continue-list="list1302936780" text:style-name="WW8Num13">
        <text:list-item>
          <text:list>
            <text:list-item>
              <text:list>
                <text:list-item>
                  <text:h text:style-name="P119" text:outline-level="3">容器的共同操作</text:h>
                </text:list-item>
              </text:list>
            </text:list-item>
          </text:list>
        </text:list-item>
      </text:list>
      <text:p text:style-name="P44"><text:tab/>无论是那种容器类型都有如下这几种操作：</text:p>
      <text:list xml:id="list2080456755" text:style-name="L42">
        <text:list-item>
          <text:p text:style-name="P172">创建容器</text:p>
        </text:list-item>
      </text:list>
      <text:p text:style-name="P44"><text:tab/>容器在使用之前都要创建，创建是为了确定容器中保存数据的类型。</text:p>
      <text:list xml:id="list812821218" text:style-name="L43">
        <text:list-item>
          <text:p text:style-name="P173">初始化和销毁</text:p>
        </text:list-item>
      </text:list>
      <text:p text:style-name="P44"><text:tab/>初始化和销毁是为了申请和释放容器占用的资源，同时初始化和销毁还对容器中的数据进行了初始化和销毁。</text:p>
      <text:list xml:id="list1236656396" text:style-name="L44">
        <text:list-item>
          <text:p text:style-name="P174">与数据数量有关的操作</text:p>
        </text:list-item>
      </text:list>
      <text:p text:style-name="P44"><text:tab/>每个容器都有下面三个与数据数量有关的操作函数。</text:p>
      <text:p text:style-name="P26"><text:span text:style-name="T46"><text:tab/></text:span><text:span text:style-name="T22">xxxx_size()</text:span></text:p>
      <text:p text:style-name="P44"><text:tab/>返回容器中数据的数量。</text:p>
      <text:p text:style-name="P26"><text:span text:style-name="T46"><text:tab/></text:span><text:span text:style-name="T22">xxxx_empty()</text:span></text:p>
      <text:p text:style-name="P44"><text:tab/>判断容器是否为空。</text:p>
      <text:p text:style-name="P26"><text:span text:style-name="T46"><text:tab/></text:span><text:span text:style-name="T22">xxxx_max_size()</text:span></text:p>
      <text:p text:style-name="P44"><text:tab/>返回容器可以容纳的数据的最大数量，这个值是一个与系统相关的常量，同时它还与保存在容器中的数据类型相<text:soft-page-break/>关。</text:p>
      <text:list xml:id="list2165624805" text:style-name="L45">
        <text:list-item>
          <text:p text:style-name="P175">比较操作</text:p>
        </text:list-item>
      </text:list>
      <text:p text:style-name="P44"><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201993561" text:style-name="L46">
        <text:list-item>
          <text:p text:style-name="P176">赋值和交换</text:p>
        </text:list-item>
      </text:list>
      <text:p text:style-name="P44"><text:tab/>赋值是使用现有的数据将容器中原有的数据替换掉，交换就是交换两个容器中的内容。</text:p>
      <text:p text:style-name="P44"/>
      <text:list xml:id="list1365953221" text:continue-list="list2028636886" text:style-name="WW8Num13">
        <text:list-item>
          <text:list>
            <text:list-item>
              <text:h text:style-name="P148" text:outline-level="2">vector_t</text:h>
            </text:list-item>
          </text:list>
        </text:list-item>
      </text:list>
      <text:p text:style-name="P26"><text:span text:style-name="T5"><text:tab/></text:span><text:span text:style-name="T20">vector_t</text:span><text:span text:style-name="T39">容器类似一个动态的数组，但是它可以根据需要动态的生长。</text:span></text:p>
      <text:p text:style-name="P38"><draw:frame draw:style-name="fr4" draw:name="图形11" text:anchor-type="paragraph" svg:width="19.006cm" svg:height="2.473cm" draw:z-index="1"><draw:image xlink:href="Pictures/10000000000002C30000005C3F52F8AE.jpg" xlink:type="simple" xlink:show="embed" xlink:actuate="onLoad"/></draw:frame>图<text:span text:style-name="T11">4.1 vector_t</text:span>的结构</text:p>
      <text:p text:style-name="P26"><text:span text:style-name="T39">要使用</text:span><text:span text:style-name="T20">vector_t</text:span><text:span text:style-name="T39">必须包含头文件</text:span><text:span text:style-name="T50">&lt;cstl/cvector.h&gt;</text:span></text:p>
      <text:list xml:id="list1707339868" text:continue-numbering="true" text:style-name="WW8Num13">
        <text:list-item>
          <text:list>
            <text:list-item>
              <text:list>
                <text:list-item>
                  <text:h text:style-name="P106" text:outline-level="3"><text:span text:style-name="T11">vector_t</text:span>的能力</text:h>
                </text:list-item>
              </text:list>
            </text:list-item>
          </text:list>
        </text:list-item>
      </text:list>
      <text:p text:style-name="P26"><text:span text:style-name="T36"><text:tab/></text:span><text:span text:style-name="T20">vector_t</text:span><text:span text:style-name="T39">将数据拷贝到内部的动态数组中，数据的顺序与插入的顺序有关与数据本身无关。</text:span><text:span text:style-name="T20">vector_t</text:span><text:span text:style-name="T39">是随机访问容器，可以使用下标随机访问容器中的数据，</text:span><text:span text:style-name="T20">vector_t</text:span><text:span text:style-name="T39">的迭代器也是随即访问迭代器。任何</text:span><text:span text:style-name="T14">libcstl</text:span><text:span text:style-name="T39">算法都可以作用于</text:span><text:span text:style-name="T20">vector_t</text:span><text:span text:style-name="T39">容器。</text:span></text:p>
      <text:p text:style-name="P28"><text:tab/>在<text:span text:style-name="T11">vector_t</text:span>末尾插入或删除数据效率很高，在中间或开头插入或删除数据效率很低，因为这样会移动大量数据。</text:p>
      <text:p text:style-name="P28"/>
      <text:list xml:id="list1062923723" text:style-name="L47">
        <text:list-item>
          <text:p text:style-name="P177">尺寸和容量</text:p>
        </text:list-item>
      </text:list>
      <text:p text:style-name="P26"><text:span text:style-name="T36"><text:tab/></text:span><text:span text:style-name="T39">为数据分配更多的内存往往比分配正好的内存有更好的效率。为了正确和有效的使用</text:span><text:span text:style-name="T20">vector_t</text:span><text:span text:style-name="T39">必须理解尺寸和容量之间的关系。</text:span><text:span text:style-name="T20">vector_t</text:span><text:span text:style-name="T39">提供了一个函数</text:span><text:span text:style-name="T20">vector_size()</text:span><text:span text:style-name="T39">获得容器的尺寸，也就是实际保存的数据的个数，同时提供了一个</text:span><text:span text:style-name="T20">vector_capacity()</text:span><text:span text:style-name="T39">函数获得容器的容量，容量就是在</text:span><text:span text:style-name="T20">vector_t</text:span><text:span text:style-name="T39">不重新分配内存的情况下</text:span><text:span text:style-name="T20">vector_t</text:span><text:span text:style-name="T39">中能够保存的数据的总量。如果要保存的数据的个数超过的容器的容量，那么容器就会重新分配内存来容纳下这些数据。</text:span></text:p>
      <text:p text:style-name="P28"><text:tab/>重现分配内存后容器以前的迭代器就失效了，同时重新分配内存也很耗时。为了避免重新分配内存，使用<text:span text:style-name="T11">vector_reserve()</text:span>函数来指定容量的大小，或者使用<text:span text:style-name="T11">vector_init_n()</text:span>函数来指定容其中数据的个数，或者使用<text:span text:style-name="T11">vector_resize()</text:span>函数来改变容器中数据的个数。</text:p>
      <text:p text:style-name="P28"><text:tab/>我们可以使用<text:span text:style-name="T11">vector_reserve()来增大vector_t的容量，但是并不能使用vector_reserve()来缩小vector_t的容量，及时传递个vector_reserve()的参数小于当前vector_t的容量，那么这个容量也是不会改变的。</text:span></text:p>
      <text:list xml:id="list1022310359" text:continue-list="list1707339868" text:style-name="WW8Num13">
        <text:list-item>
          <text:list>
            <text:list-item>
              <text:list>
                <text:list-item>
                  <text:h text:style-name="P109" text:outline-level="3"><text:soft-page-break/><text:span text:style-name="T11">vector_t</text:span>的操作</text:h>
                </text:list-item>
              </text:list>
            </text:list-item>
          </text:list>
        </text:list-item>
      </text:list>
      <text:list xml:id="list2074815301" text:style-name="L48">
        <text:list-item>
          <text:p text:style-name="P178">创建，初始化和销毁操作</text:p>
        </text:list-item>
      </text:list>
      <text:p text:style-name="P7"><text:tab/><text:span text:style-name="T40">上面已经提到了创建是为了确定</text:span><text:span text:style-name="T16">vector_t</text:span><text:span text:style-name="T40">中保存的数据类型，初始化是为</text:span><text:span text:style-name="T16">vector_t</text:span><text:span text:style-name="T40">保存数据申请资源，同时有多种方式初始化一个</text:span><text:span text:style-name="T16">vector_t</text:span><text:span text:style-name="T40">，如初始化一个空的</text:span><text:span text:style-name="T16">vector_t</text:span><text:span text:style-name="T40">，或者使用多个数据初始化一个</text:span><text:span text:style-name="T16">vector_t</text:span><text:span text:style-name="T40">等等，销毁是释放</text:span><text:span text:style-name="T16">vector_t</text:span><text:span text:style-name="T40">申请的资源。</text:span></text:p>
      <table:table table:name="表格36" table:style-name="表格36">
        <table:table-column table:style-name="表格36.A"/>
        <table:table-column table:style-name="表格36.B"/>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47"><text:span text:style-name="T16">vector_init_copy_range()</text:span><text:span text:style-name="T8">中要求使用一个数据区间来初始化</text:span><text:span text:style-name="T16">vector_t，</text:span><text:span text:style-name="T8">这个区间必须属于另一个</text:span><text:span text:style-name="T16">vector_t</text:span><text:span text:style-name="T8">, </text:span><text:span text:style-name="T11">libcstl</text:span><text:span text:style-name="T8">不支持使用不同种类的数据区间进行初始化。</text:span></text:p>
      <text:p text:style-name="P28"/>
      <text:list xml:id="list1928648831" text:style-name="L49">
        <text:list-item>
          <text:p text:style-name="P179">非质变操作</text:p>
        </text:list-item>
      </text:list>
      <text:p text:style-name="P26"><text:span text:style-name="T36"><text:tab/></text:span><text:span text:style-name="T39">质变操作是指修改容器数据，非质变操作就是指操作后容器种的数据内容和数量不会改变。</text:span><text:span text:style-name="T20">vector_t</text:span><text:span text:style-name="T39">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28"><text:tab/>这些函数中前面两个是与容器中数据的实际数量相关的，第三个函数的返回值是一个与系统和保存数据的类型相关的常数，后两个是与容器容量相关的函数。</text:p>
      <text:p text:style-name="P28"><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28"/>
      <text:list xml:id="list63785017" text:style-name="L50">
        <text:list-item>
          <text:p text:style-name="P180">赋值和交换</text:p>
        </text:list-item>
      </text:list>
      <table:table table:name="表格39" table:style-name="表格39">
        <table:table-column table:style-name="表格39.A"/>
        <table:table-column table:style-name="表格39.B"/>
        <text:soft-page-break/>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28"><text:span text:style-name="T11">vector_assign_range()</text:span>也要求使用属于<text:span text:style-name="T11">vector_t</text:span>的数据区间。<text:span text:style-name="T11">vector_swap()</text:span>要求两个<text:span text:style-name="T11">vector_t</text:span>保存的数据类型是相同的否则导致函数的行为未定义。</text:p>
      <text:p text:style-name="P31"/>
      <text:list xml:id="list559819779" text:style-name="L51">
        <text:list-item>
          <text:p text:style-name="P181">数据访问</text:p>
        </text:list-item>
      </text:list>
      <text:p text:style-name="P26"><text:span text:style-name="T46"><text:tab/>数据的访问是直接对数据进行操作，这些函数返回的都是</text:span><text:span text:style-name="T22">void</text:span><text:span text:style-name="T46">*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28">对数据进行访问的时候要确保待访问的数据是存在的，访问不存在的数据结果是未定义的，例如使用了超出范围的下标或者要访问空<text:span text:style-name="T11">vector_t</text:span>中的第一个或者最后一个数据。</text:p>
      <text:p text:style-name="P28"/>
      <text:list xml:id="list617482836" text:style-name="L52">
        <text:list-item>
          <text:p text:style-name="P162"><text:span text:style-name="T39">与</text:span><text:span text:style-name="T46">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31"><text:tab/><text:span text:style-name="T24">vector_t</text:span><text:span text:style-name="T45">的迭代器是随机访问迭代器，同时vector_t迭代器只有在下面这两种情况下才会失效：第一当在迭代器所指数据的前面出入了数据，第二整个容器的内存重新分配。</text:span></text:p>
      <text:p text:style-name="P31"/>
      <text:p text:style-name="P31"><text:tab/><text:span text:style-name="T45">插入和删除</text:span></text:p>
      <text:p text:style-name="P26"><text:span text:style-name="T36"><text:tab/></text:span><text:span text:style-name="T39">调用插入和删除函数是一定要保证迭代器或数据区间是有效的，否则操作函数行为未定义。插入或删除操作在下面的情况下更快一些：</text:span></text:p>
      <text:p text:style-name="P28"><text:tab/>在末尾插入或删除数据。</text:p>
      <text:p text:style-name="P28"><text:tab/>容量足够大。</text:p>
      <text:p text:style-name="P28"><text:tab/>一次操作比多次操作更快。</text:p>
      <text:p text:style-name="P28">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ext:soft-page-break/>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2168112869" text:continue-list="list1022310359" text:style-name="WW8Num13">
        <text:list-item>
          <text:list>
            <text:list-item>
              <text:list>
                <text:list-item>
                  <text:h text:style-name="P106" text:outline-level="3">将<text:span text:style-name="T11">vector_t</text:span>作为数组使用</text:h>
                </text:list-item>
              </text:list>
            </text:list-item>
          </text:list>
        </text:list-item>
      </text:list>
      <text:p text:style-name="P26"><text:span text:style-name="T36"><text:tab/></text:span><text:span text:style-name="T20">vector_t</text:span><text:span text:style-name="T39">内部是连续的内存空间，所以可以当作数组使用，不过使用时一定好注意越界的问题，下面是把</text:span><text:span text:style-name="T20">vector_t</text:span><text:span text:style-name="T39">当作数组使用的例子：</text:span></text:p>
      <table:table table:name="表格43" table:style-name="表格43">
        <table:table-column table:style-name="表格43.A"/>
        <table:table-row>
          <table:table-cell table:style-name="表格43.A1" office:value-type="string">
            <text:p text:style-name="P86">/* </text:p>
            <text:p text:style-name="P86"><text:s/>* vector2.c </text:p>
            <text:p text:style-name="P86"><text:s/>* compile with : -lcstl </text:p>
            <text:p text:style-name="P86"><text:s/>*/ </text:p>
            <text:p text:style-name="P86"/>
            <text:p text:style-name="P86">#include &lt;stdio.h&gt; </text:p>
            <text:p text:style-name="P86">#include &lt;string.h&gt; </text:p>
            <text:p text:style-name="P86">#include &lt;cstl/cvector.h&gt; </text:p>
            <text:p text:style-name="P86"/>
            <text:p text:style-name="P86">int main(int argc, char* argv[]) </text:p>
            <text:p text:style-name="P86">{ </text:p>
            <text:p text:style-name="P86"><text:s text:c="4"/>vector_t* pvec_coll = create_vector(char); </text:p>
            <text:p text:style-name="P86"/>
            <text:p text:style-name="P86"><text:s text:c="4"/>if(pvec_coll == NULL) </text:p>
            <text:p text:style-name="P86"><text:s text:c="4"/>{ </text:p>
            <text:p text:style-name="P86"><text:s text:c="8"/>return -1; </text:p>
            <text:p text:style-name="P86"><text:s text:c="4"/>} </text:p>
            <text:p text:style-name="P86"/>
            <text:p text:style-name="P86"><text:s text:c="4"/>vector_init(pvec_coll); </text:p>
            <text:p text:style-name="P86"><text:s text:c="4"/>vector_resize_elem(pvec_coll, 30, '\0'); </text:p>
            <text:p text:style-name="P86"/>
            <text:p text:style-name="P86"><text:s text:c="4"/>strcpy((char*)vector_at(pvec_coll, 0), "Hello World!"); </text:p>
            <text:p text:style-name="P86"><text:s text:c="4"/>printf("%s\n", (char*)vector_front(pvec_coll)); </text:p>
            <text:p text:style-name="P86"/>
            <text:p text:style-name="P86"><text:s text:c="4"/>vector_destroy(pvec_coll); </text:p>
            <text:p text:style-name="P86"/>
            <text:p text:style-name="P86"><text:s text:c="4"/>return 0; </text:p>
            <text:p text:style-name="P86">}</text:p>
          </table:table-cell>
        </table:table-row>
      </table:table>
      <text:p text:style-name="P31"/>
      <text:p text:style-name="P28">下面这句将<text:span text:style-name="T11">vector_t</text:span>视为数据并将数据拷贝到<text:span text:style-name="T11">vector_t</text:span>中</text:p>
      <text:p text:style-name="P87">strcpy((char*)vector_at(pvec_coll, 0), "Hello World!"); </text:p>
      <text:p text:style-name="P28">结果是:</text:p>
      <text:p text:style-name="P20"><text:soft-page-break/>Hello World!</text:p>
      <text:list xml:id="list1851639489" text:continue-numbering="true" text:style-name="WW8Num13">
        <text:list-item>
          <text:list>
            <text:list-item>
              <text:list>
                <text:list-item>
                  <text:h text:style-name="P106" text:outline-level="3"><text:span text:style-name="T11">vector_t</text:span>的使用实例</text:h>
                </text:list-item>
              </text:list>
            </text:list-item>
          </text:list>
        </text:list-item>
      </text:list>
      <text:p text:style-name="P26"><text:span text:style-name="T36"><text:tab/></text:span><text:span text:style-name="T39">下面是</text:span><text:span text:style-name="T20">vector_t</text:span><text:span text:style-name="T39">的一个简单的使用实例：</text:span></text:p>
      <table:table table:name="表格44" table:style-name="表格44">
        <table:table-column table:style-name="表格44.A"/>
        <table:table-row>
          <table:table-cell table:style-name="表格44.A1" office:value-type="string">
            <text:p text:style-name="P86">/* </text:p>
            <text:p text:style-name="P86"><text:s/>* vector3.c </text:p>
            <text:p text:style-name="P86"><text:s/>* compile with : -lcstl </text:p>
            <text:p text:style-name="P86"><text:s/>*/ </text:p>
            <text:p text:style-name="P86"/>
            <text:p text:style-name="P86">#include &lt;stdio.h&gt; </text:p>
            <text:p text:style-name="P86">#include &lt;cstl/cvector.h&gt; </text:p>
            <text:p text:style-name="P86">#include &lt;cstl/calgorithm.h&gt; </text:p>
            <text:p text:style-name="P86"/>
            <text:p text:style-name="P86">static void _print(const void* cpv_input, void* pv_output) </text:p>
            <text:p text:style-name="P86">{ </text:p>
            <text:p text:style-name="P86"><text:s text:c="4"/>printf("%s ", (char*)cpv_input); </text:p>
            <text:p text:style-name="P86">} </text:p>
            <text:p text:style-name="P86"/>
            <text:p text:style-name="P86">int main(int argc, char* argv[]) </text:p>
            <text:p text:style-name="P86">{ </text:p>
            <text:p text:style-name="P86"><text:s text:c="4"/>vector_t* pvec_sentence = create_vector(char*); </text:p>
            <text:p text:style-name="P86"><text:s text:c="4"/>vector_iterator_t it_pos; </text:p>
            <text:p text:style-name="P86"/>
            <text:p text:style-name="P86"><text:s text:c="4"/>if(pvec_sentence == NULL) </text:p>
            <text:p text:style-name="P86"><text:s text:c="4"/>{ </text:p>
            <text:p text:style-name="P86"><text:s text:c="8"/>return -1; </text:p>
            <text:p text:style-name="P86"><text:s text:c="4"/>} </text:p>
            <text:p text:style-name="P86"/>
            <text:p text:style-name="P86"><text:s text:c="4"/>vector_init(pvec_sentence); </text:p>
            <text:p text:style-name="P86"/>
            <text:p text:style-name="P86"><text:s text:c="4"/>/* reserve memory for five elements to avoid reallocation */ </text:p>
            <text:p text:style-name="P86"><text:s text:c="4"/>vector_reserve(pvec_sentence, 5); </text:p>
            <text:p text:style-name="P86"/>
            <text:p text:style-name="P86"><text:s text:c="4"/>/* append some element */ </text:p>
            <text:p text:style-name="P86"><text:s text:c="4"/>vector_push_back(pvec_sentence, "Hello,"); </text:p>
            <text:p text:style-name="P86"><text:s text:c="4"/>vector_push_back(pvec_sentence, "how"); </text:p>
            <text:p text:style-name="P86"><text:s text:c="4"/>vector_push_back(pvec_sentence, "are"); </text:p>
            <text:p text:style-name="P86"><text:s text:c="4"/>vector_push_back(pvec_sentence, "you"); </text:p>
            <text:p text:style-name="P86"><text:s text:c="4"/>vector_push_back(pvec_sentence, "?"); </text:p>
            <text:p text:style-name="P86"/>
            <text:p text:style-name="P86"><text:s text:c="4"/>/* print all elements with space */ </text:p>
            <text:p text:style-name="P86"><text:soft-page-break/><text:s text:c="4"/>algo_for_each(vector_begin(pvec_sentence), vector_end(pvec_sentence), _print); </text:p>
            <text:p text:style-name="P86"><text:s text:c="4"/>printf("\n"); </text:p>
            <text:p text:style-name="P86"/>
            <text:p text:style-name="P86"><text:s text:c="4"/>/* print technial data */ </text:p>
            <text:p text:style-name="P86"><text:s text:c="4"/>printf("max size: %u\n", vector_max_size(pvec_sentence)); </text:p>
            <text:p text:style-name="P86"><text:s text:c="4"/>printf("size <text:s text:c="3"/>: %u\n", vector_size(pvec_sentence)); </text:p>
            <text:p text:style-name="P86"><text:s text:c="4"/>printf("capacity: %u\n", vector_capacity(pvec_sentence)); </text:p>
            <text:p text:style-name="P86"/>
            <text:p text:style-name="P86"><text:s text:c="4"/>/* swap the second and fourth elements */ </text:p>
            <text:p text:style-name="P86"><text:s text:c="4"/>algo_iter_swap(iterator_next(vector_begin(pvec_sentence)), </text:p>
            <text:p text:style-name="P86"><text:s text:c="8"/>iterator_next_n(vector_begin(pvec_sentence), 3)); </text:p>
            <text:p text:style-name="P86"/>
            <text:p text:style-name="P86"><text:s text:c="4"/>/* insert "always" before "?" */ </text:p>
            <text:p text:style-name="P86"><text:s text:c="4"/>it_pos = algo_find(vector_begin(pvec_sentence), vector_end(pvec_sentence), "?"); </text:p>
            <text:p text:style-name="P86"><text:s text:c="4"/>vector_insert(pvec_sentence, it_pos, "always"); </text:p>
            <text:p text:style-name="P86"/>
            <text:p text:style-name="P86"><text:s text:c="4"/>/* print all elements with space */ </text:p>
            <text:p text:style-name="P86"><text:s text:c="4"/>algo_for_each(vector_begin(pvec_sentence), vector_end(pvec_sentence), _print); </text:p>
            <text:p text:style-name="P86"><text:s text:c="4"/>printf("\n"); </text:p>
            <text:p text:style-name="P86"/>
            <text:p text:style-name="P86"><text:s text:c="4"/>/* print technial data again */ </text:p>
            <text:p text:style-name="P86"><text:s text:c="4"/>printf("max size: %u\n", vector_max_size(pvec_sentence)); </text:p>
            <text:p text:style-name="P86"><text:s text:c="4"/>printf("size <text:s text:c="3"/>: %u\n", vector_size(pvec_sentence)); </text:p>
            <text:p text:style-name="P86"><text:s text:c="4"/>printf("capacity: %u\n", vector_capacity(pvec_sentence)); </text:p>
            <text:p text:style-name="P86"/>
            <text:p text:style-name="P86"><text:s text:c="4"/>vector_destroy(pvec_sentence); </text:p>
            <text:p text:style-name="P86"/>
            <text:p text:style-name="P86"><text:s text:c="4"/>return 0; </text:p>
            <text:p text:style-name="P86">}</text:p>
          </table:table-cell>
        </table:table-row>
      </table:table>
      <text:p text:style-name="P44">程序的输出可能是这样的：</text:p>
      <text:p text:style-name="P20">Hello, how are you ? </text:p>
      <text:p text:style-name="P20">max size: 11930464 </text:p>
      <text:p text:style-name="P20">size <text:s text:c="3"/>: 5 </text:p>
      <text:p text:style-name="P20">capacity: 5 </text:p>
      <text:p text:style-name="P20">Hello, you are how always ? </text:p>
      <text:p text:style-name="P20">max size: 11930464 </text:p>
      <text:p text:style-name="P20">size <text:s text:c="3"/>: 6 </text:p>
      <text:p text:style-name="P20">capacity: 7</text:p>
      <text:p text:style-name="P44">为什么可能呢？因为max size的值是与系统相关的。</text:p>
      <text:p text:style-name="P44"/>
      <text:list xml:id="list597699869" text:continue-numbering="true" text:style-name="WW8Num13">
        <text:list-item>
          <text:list>
            <text:list-item>
              <text:h text:style-name="P148" text:outline-level="2"><text:soft-page-break/>deque_t</text:h>
            </text:list-item>
          </text:list>
        </text:list-item>
      </text:list>
      <text:p text:style-name="P26"><text:span text:style-name="T5"><text:tab/></text:span><text:span text:style-name="T20">deque_t</text:span><text:span text:style-name="T39">与</text:span><text:span text:style-name="T20">vector_t</text:span><text:span text:style-name="T39">十分相似，同样是使用动态数组管理数据，提供随机访问，大部分操作函数都一样。不同点是</text:span><text:span text:style-name="T20">deque_t</text:span><text:span text:style-name="T39">的开始和结尾两端都是开放的，所以在开始和结尾插入或删除数据都是高效的。</text:span></text:p>
      <text:p text:style-name="P35"><draw:frame draw:style-name="fr4" draw:name="图形12" text:anchor-type="paragraph" svg:width="19.006cm" svg:height="2.445cm" draw:z-index="2"><draw:image xlink:href="Pictures/10000000000002C30000005B606C8470.jpg" xlink:type="simple" xlink:show="embed" xlink:actuate="onLoad"/></draw:frame>图 <text:span text:style-name="T11">4.2 deque_t</text:span>的内部结构</text:p>
      <text:p text:style-name="P26"><text:span text:style-name="T39">为了使用</text:span><text:span text:style-name="T20">deque_t，</text:span><text:span text:style-name="T39">必须包含头文件</text:span><text:span text:style-name="T21">&lt;cstl/cdeque.h&gt;</text:span></text:p>
      <text:list xml:id="list1344898624" text:continue-numbering="true" text:style-name="WW8Num13">
        <text:list-item>
          <text:list>
            <text:list-item>
              <text:list>
                <text:list-item>
                  <text:h text:style-name="P106" text:outline-level="3"><text:span text:style-name="T11">deque_t</text:span>的能力</text:h>
                </text:list-item>
              </text:list>
            </text:list-item>
          </text:list>
        </text:list-item>
      </text:list>
      <text:p text:style-name="P26"><text:span text:style-name="T36"><text:tab/></text:span><text:span text:style-name="T22">与vector_t相比deque_t有很多不同之处：</text:span></text:p>
      <text:list xml:id="list676935662" text:style-name="L53">
        <text:list-item>
          <text:p text:style-name="P153"><text:span text:style-name="T11">deque_t</text:span>在开头和结尾插入或删除数据都是高效的。</text:p>
        </text:list-item>
        <text:list-item>
          <text:p text:style-name="P153"><text:tab/>没有容量的概念和内存再分配的概念，所以没有deque_capacity()函数。</text:p>
        </text:list-item>
        <text:list-item>
          <text:p text:style-name="P153"><text:tab/>当数据被删除后deque_t会成块的释放占用的内存。</text:p>
        </text:list-item>
      </text:list>
      <text:p text:style-name="P28"><text:tab/><text:span text:style-name="T11">deque_t</text:span>与<text:span text:style-name="T11">vector_t</text:span>相似之处：</text:p>
      <text:list xml:id="list2036570394" text:style-name="L54">
        <text:list-item>
          <text:p text:style-name="P154">在中间插入或者删除数据比较慢，因为要移动数据。</text:p>
        </text:list-item>
        <text:list-item>
          <text:p text:style-name="P154"><text:tab/>支持随即访问,提供随即访问迭代器。</text:p>
        </text:list-item>
      </text:list>
      <text:list xml:id="list1463518286" text:continue-list="list1344898624" text:style-name="WW8Num13">
        <text:list-item>
          <text:list>
            <text:list-item>
              <text:list>
                <text:list-item>
                  <text:h text:style-name="P106" text:outline-level="3"><text:span text:style-name="T11">deque_t</text:span>的操作</text:h>
                </text:list-item>
              </text:list>
            </text:list-item>
          </text:list>
        </text:list-item>
      </text:list>
      <text:list xml:id="list68032382" text:style-name="L55">
        <text:list-item>
          <text:p text:style-name="P182">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75"/>
      <text:list xml:id="list754563000" text:style-name="L56">
        <text:list-item>
          <text:p text:style-name="P183">非质变操作</text:p>
        </text:list-item>
      </text:list>
      <text:p text:style-name="P26"><text:tab/><text:span text:style-name="T11">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17">deque_t没有容量的概念了所以没有就与容量相关操作函数deque_capacity()和deque_reserve()。</text:p>
      <text:p text:style-name="P17"><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77"/>
      <text:list xml:id="list1070480820" text:style-name="L57">
        <text:list-item>
          <text:p text:style-name="P184">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28"/>
      <text:list xml:id="list1975607536" text:style-name="L58">
        <text:list-item>
          <text:p text:style-name="P185">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31"/>
      <text:list xml:id="list1196652976" text:style-name="L59">
        <text:list-item>
          <text:p text:style-name="P186">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28"/>
      <text:p text:style-name="P31"><text:tab/><text:span text:style-name="T45">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66"><text:span text:style-name="T11">deque_t</text:span>与<text:span text:style-name="T11">vector_t</text:span>不同的是提供了针对第一个数据的插入和删除操作<text:span text:style-name="T11">(deque_push_front()</text:span>和<text:span text:style-name="T11">deque_pop_front())。</text:span></text:p>
      <text:list xml:id="list1035370284" text:continue-list="list1463518286" text:style-name="WW8Num13">
        <text:list-item>
          <text:list>
            <text:list-item>
              <text:list>
                <text:list-item>
                  <text:h text:style-name="P106" text:outline-level="3"><text:span text:style-name="T11">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86">/* </text:p>
            <text:p text:style-name="P86"><text:s/>* deque2.c </text:p>
            <text:p text:style-name="P86"><text:s/>* compile with : -lcstl </text:p>
            <text:p text:style-name="P86"><text:s/>*/ </text:p>
            <text:p text:style-name="P86"/>
            <text:p text:style-name="P86">#include &lt;stdio.h&gt; </text:p>
            <text:p text:style-name="P86">#include &lt;cstl/cdeque.h&gt; </text:p>
            <text:p text:style-name="P86">#include &lt;cstl/calgorithm.h&gt; </text:p>
            <text:p text:style-name="P86"/>
            <text:p text:style-name="P86">static void _print(const void* cpv_input, void* pv_output) </text:p>
            <text:p text:style-name="P86">{ </text:p>
            <text:p text:style-name="P86"><text:s text:c="4"/>printf("%s\n", (char*)cpv_input); </text:p>
            <text:p text:style-name="P86">} </text:p>
            <text:p text:style-name="P86"/>
            <text:p text:style-name="P86">int main(int argc, char* argv[]) </text:p>
            <text:p text:style-name="P86">{ </text:p>
            <text:p text:style-name="P86"><text:s text:c="4"/>deque_t* pdeq_coll = create_deque(char*); </text:p>
            <text:p text:style-name="P86"/>
            <text:p text:style-name="P86"><text:s text:c="4"/>if(pdeq_coll == NULL) </text:p>
            <text:p text:style-name="P86"><text:s text:c="4"/>{ </text:p>
            <text:p text:style-name="P86"><text:s text:c="8"/>return -1; </text:p>
            <text:p text:style-name="P86"><text:s text:c="4"/>} </text:p>
            <text:p text:style-name="P86"/>
            <text:p text:style-name="P86"><text:s text:c="4"/>deque_init(pdeq_coll); </text:p>
            <text:p text:style-name="P86"/>
            <text:p text:style-name="P86"><text:s text:c="4"/>deque_assign_elem(pdeq_coll, 3, "string"); </text:p>
            <text:p text:style-name="P86"><text:s text:c="4"/>deque_push_back(pdeq_coll, "last string"); </text:p>
            <text:p text:style-name="P86"><text:s text:c="4"/>deque_push_front(pdeq_coll, "first string"); </text:p>
            <text:p text:style-name="P86"/>
            <text:p text:style-name="P86"><text:s text:c="4"/>/* print all elements with new line */ </text:p>
            <text:p text:style-name="P86"><text:s text:c="4"/>algo_for_each(deque_begin(pdeq_coll), deque_end(pdeq_coll), _print); </text:p>
            <text:p text:style-name="P86"><text:soft-page-break/><text:s text:c="4"/>printf("\n"); </text:p>
            <text:p text:style-name="P86"/>
            <text:p text:style-name="P86"><text:s text:c="4"/>/* remove first and last elements */ </text:p>
            <text:p text:style-name="P86"><text:s text:c="4"/>deque_pop_back(pdeq_coll); </text:p>
            <text:p text:style-name="P86"><text:s text:c="4"/>deque_pop_front(pdeq_coll); </text:p>
            <text:p text:style-name="P86"/>
            <text:p text:style-name="P86"><text:s text:c="4"/>/* print all elements with new line */ </text:p>
            <text:p text:style-name="P86"><text:s text:c="4"/>algo_for_each(deque_begin(pdeq_coll), deque_end(pdeq_coll), _print); </text:p>
            <text:p text:style-name="P86"><text:s text:c="4"/>printf("\n"); </text:p>
            <text:p text:style-name="P86"/>
            <text:p text:style-name="P86"><text:s text:c="4"/>/* change size to four elements */ </text:p>
            <text:p text:style-name="P86"><text:s text:c="4"/>deque_resize_elem(pdeq_coll, 4, "resized string"); </text:p>
            <text:p text:style-name="P86"/>
            <text:p text:style-name="P86"><text:s text:c="4"/>/* print all elements with new line */ </text:p>
            <text:p text:style-name="P86"><text:s text:c="4"/>algo_for_each(deque_begin(pdeq_coll), deque_end(pdeq_coll), _print); </text:p>
            <text:p text:style-name="P86"><text:s text:c="4"/>printf("\n"); </text:p>
            <text:p text:style-name="P86"/>
            <text:p text:style-name="P86"><text:s text:c="4"/>deque_destroy(pdeq_coll); </text:p>
            <text:p text:style-name="P86"/>
            <text:p text:style-name="P86"><text:s text:c="4"/>return 0; </text:p>
            <text:p text:style-name="P86">}</text:p>
          </table:table-cell>
        </table:table-row>
      </table:table>
      <text:p text:style-name="P31"/>
      <text:p text:style-name="P44">输出的结果如下：</text:p>
      <text:p text:style-name="P20">first string </text:p>
      <text:p text:style-name="P20">string </text:p>
      <text:p text:style-name="P20">string </text:p>
      <text:p text:style-name="P20">string </text:p>
      <text:p text:style-name="P20">last string </text:p>
      <text:p text:style-name="P20"/>
      <text:p text:style-name="P20">string </text:p>
      <text:p text:style-name="P20">string </text:p>
      <text:p text:style-name="P20">string </text:p>
      <text:p text:style-name="P20"/>
      <text:p text:style-name="P20">string </text:p>
      <text:p text:style-name="P20">string </text:p>
      <text:p text:style-name="P20">string </text:p>
      <text:p text:style-name="P20">resized string </text:p>
      <text:p text:style-name="P20"/>
      <text:list xml:id="list724825722" text:continue-numbering="true" text:style-name="WW8Num13">
        <text:list-item>
          <text:list>
            <text:list-item>
              <text:h text:style-name="P148" text:outline-level="2"><text:soft-page-break/>list_t</text:h>
            </text:list-item>
          </text:list>
        </text:list-item>
      </text:list>
      <text:p text:style-name="P26"><text:span text:style-name="T5"><text:tab/></text:span><text:span text:style-name="T20">list_t</text:span><text:span text:style-name="T39">是双向链表。</text:span></text:p>
      <text:p text:style-name="P38"><draw:frame draw:style-name="fr4" draw:name="图形13" text:anchor-type="paragraph" svg:width="19.006cm" svg:height="2.552cm" draw:z-index="3"><draw:image xlink:href="Pictures/10000000000002C30000005F2FEE1A06.jpg" xlink:type="simple" xlink:show="embed" xlink:actuate="onLoad"/></draw:frame>图 <text:span text:style-name="T11">4.3 list_t</text:span>的结构</text:p>
      <text:p text:style-name="P26"><text:span text:style-name="T39">要使用</text:span><text:span text:style-name="T20">list_t</text:span><text:span text:style-name="T39">必须包含头文件</text:span><text:span text:style-name="T22">&lt;cstl/clist.h&gt;</text:span></text:p>
      <text:p text:style-name="P49">#include &lt;cstl/clist.h&gt;</text:p>
      <text:list xml:id="list1480710237" text:continue-numbering="true" text:style-name="WW8Num13">
        <text:list-item>
          <text:list>
            <text:list-item>
              <text:list>
                <text:list-item>
                  <text:h text:style-name="P106" text:outline-level="3"><text:span text:style-name="T11">list_t</text:span>的能力</text:h>
                </text:list-item>
              </text:list>
            </text:list-item>
          </text:list>
        </text:list-item>
      </text:list>
      <text:p text:style-name="P26"><text:span text:style-name="T36"><text:tab/></text:span><text:span text:style-name="T20">list_t</text:span><text:span text:style-name="T39">的结构与</text:span><text:span text:style-name="T20">vector_t</text:span><text:span text:style-name="T39">和</text:span><text:span text:style-name="T20">deque_t</text:span><text:span text:style-name="T39">有很大的不同,因此</text:span><text:span text:style-name="T20">list_t</text:span><text:span text:style-name="T39">与它们的能力也有很大的不同：</text:span></text:p>
      <text:list xml:id="list1716904692" text:style-name="L60">
        <text:list-item>
          <text:p text:style-name="P155"><text:span text:style-name="T11">list_t</text:span>不支持随即访问，例如要访问的五个数据，就必须从头开始查找，一直到的五个数据，所以要访问<text:span text:style-name="T11">list_t</text:span>中的任意数据是低效的。</text:p>
        </text:list-item>
        <text:list-item>
          <text:p text:style-name="P298"><text:span text:style-name="T17">list_t</text:span><text:span text:style-name="T41">支持在任意位置高效的插入和删除数据，不仅仅实在开头和结尾。</text:span></text:p>
        </text:list-item>
        <text:list-item>
          <text:p text:style-name="P298"><text:span text:style-name="T41">在</text:span><text:span text:style-name="T17">list_t</text:span><text:span text:style-name="T41">中插入或删除数据不会使迭代器失效。</text:span></text:p>
        </text:list-item>
      </text:list>
      <text:p text:style-name="P28"><text:tab/>因此<text:span text:style-name="T11">list_t</text:span>也同了与<text:span text:style-name="T11">vector_t</text:span>和<text:span text:style-name="T11">deque_t</text:span>不同的操作函数：</text:p>
      <text:list xml:id="list147752158" text:style-name="L61">
        <text:list-item>
          <text:p text:style-name="P156"><text:span text:style-name="T11">list_t</text:span>不支持随机访问数据所以不提供<text:span text:style-name="T11">list_at()</text:span>函数。</text:p>
        </text:list-item>
        <text:list-item>
          <text:p text:style-name="P299"><text:span text:style-name="T17">list_t</text:span><text:span text:style-name="T41">不支持容量和内存的重新分配所以不提供</text:span><text:span text:style-name="T17">list_capacity()</text:span><text:span text:style-name="T41">和</text:span><text:span text:style-name="T17">list_reserve()</text:span><text:span text:style-name="T41">函数。</text:span></text:p>
        </text:list-item>
        <text:list-item>
          <text:p text:style-name="P299"><text:span text:style-name="T17">list_t</text:span><text:span text:style-name="T41">还提供了和很多特有的函数如</text:span><text:span text:style-name="T17">list_sort()</text:span><text:span text:style-name="T41">等。</text:span></text:p>
        </text:list-item>
      </text:list>
      <text:list xml:id="list549641695" text:continue-list="list1480710237" text:style-name="WW8Num13">
        <text:list-item>
          <text:list>
            <text:list-item>
              <text:list>
                <text:list-item>
                  <text:h text:style-name="P106" text:outline-level="3"><text:span text:style-name="T11">list_t</text:span>的操作</text:h>
                </text:list-item>
              </text:list>
            </text:list-item>
          </text:list>
        </text:list-item>
      </text:list>
      <text:list xml:id="list913983178" text:style-name="L62">
        <text:list-item>
          <text:p text:style-name="P187">创建,初始化和销毁操作</text:p>
        </text:list-item>
      </text:list>
      <text:p text:style-name="P26"><text:span text:style-name="T46"><text:tab/></text:span><text:span text:style-name="T22">list_t</text:span><text:span text:style-name="T46">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77"/>
      <text:list xml:id="list1873134576" text:style-name="L63">
        <text:list-item>
          <text:p text:style-name="P188"><text:soft-page-break/>非质变操作</text:p>
        </text:list-item>
      </text:list>
      <text:p text:style-name="P73"><text:span text:style-name="T46"><text:tab/></text:span><text:span text:style-name="T22">list_t</text:span><text:span text:style-name="T46">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26"/>
      <text:list xml:id="list1749511382" text:style-name="L64">
        <text:list-item>
          <text:p text:style-name="P189">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28"/>
      <text:list xml:id="list845927606" text:style-name="L65">
        <text:list-item>
          <text:p text:style-name="P190">数据访问</text:p>
        </text:list-item>
      </text:list>
      <text:p text:style-name="P26"><text:span text:style-name="T46"><text:tab/></text:span><text:span text:style-name="T22">list_t</text:span><text:span text:style-name="T46">没有随机访问能力所以不提供</text:span><text:span text:style-name="T22">list_at()</text:span><text:span text:style-name="T46">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28"/>
      <text:list xml:id="list1431425538" text:style-name="L66">
        <text:list-item>
          <text:p text:style-name="P163"><text:span text:style-name="T39">与</text:span><text:span text:style-name="T46">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28"><text:span text:style-name="T11">list_t</text:span>提供的是双向迭代器，不是所有的算法都接受双向迭代器，在对<text:span text:style-name="T11">list_t</text:span>的数据区间使用算法时请注意。</text:p>
      <text:p text:style-name="P28"/>
      <text:list xml:id="list1432357940" text:style-name="L67">
        <text:list-item>
          <text:p text:style-name="P191">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ext:soft-page-break/>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28"><text:tab/><text:span text:style-name="T11">list_t</text:span>添加了两个新的删除数据的操作函数：<text:span text:style-name="T11">list_remove()</text:span>和<text:span text:style-name="T11">list_remove_if()这个操作函数是删除满足特定规则的数据，对于list_t容器本身来说它们要比算法版本的algo_remove()和algo_remove_if()函数好快的多。</text:span></text:p>
      <text:p text:style-name="P28"/>
      <text:list xml:id="list1566474258" text:style-name="L68">
        <text:list-item>
          <text:p text:style-name="P192">特有的操作</text:p>
        </text:list-item>
      </text:list>
      <text:p text:style-name="P28"><draw:frame draw:style-name="fr5" draw:name="图形14" text:anchor-type="paragraph" svg:x="0cm" svg:y="2.341cm" svg:width="19.006cm" svg:height="5.161cm" draw:z-index="4"><draw:image xlink:href="Pictures/10000000000002CE000000C3CBBA94A8.jpg" xlink:type="simple" xlink:show="embed" xlink:actuate="onLoad"/></draw:frame><text:tab/>除了上述操作函数值为<text:span text:style-name="T11">list_t</text:span>还提供了很多特有的操作函数，这些操作函数都是基于<text:span text:style-name="T11">list_t</text:span>本身结构的特点，<text:span text:style-name="T11">list_t</text:span>具有在任意位置插入或删除数据都是常量时间的特点。如果从一个<text:span text:style-name="T11">list_t</text:span>向另一个<text:span text:style-name="T11">list_t</text:span>转移数据那么这个特点就得到了更大的发挥。</text:p>
      <text:p text:style-name="P28"/>
      <text:p text:style-name="P29">图 <text:span text:style-name="T11">4.4 list_t</text:span>之间的数据转移</text:p>
      <text:p text:style-name="P29"/>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ext:soft-page-break/>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28"/>
      <text:list xml:id="list439713801" text:continue-list="list549641695" text:style-name="WW8Num13">
        <text:list-item>
          <text:list>
            <text:list-item>
              <text:list>
                <text:list-item>
                  <text:h text:style-name="P106" text:outline-level="3"><text:span text:style-name="T11">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86">/* </text:p>
            <text:p text:style-name="P86"><text:s/>* list3.c </text:p>
            <text:p text:style-name="P86"><text:s/>* compile with : -lcstl </text:p>
            <text:p text:style-name="P86"><text:s/>*/ </text:p>
            <text:p text:style-name="P86"/>
            <text:p text:style-name="P86">#include &lt;stdio.h&gt; </text:p>
            <text:p text:style-name="P86">#include &lt;cstl/clist.h&gt; </text:p>
            <text:p text:style-name="P86">#include &lt;cstl/calgorithm.h&gt; </text:p>
            <text:p text:style-name="P86"/>
            <text:p text:style-name="P86">static void _print(const void* cpv_input, void* pv_output) </text:p>
            <text:p text:style-name="P86">{ </text:p>
            <text:p text:style-name="P86"><text:s text:c="4"/>printf("%d ", *(int*)cpv_input); </text:p>
            <text:p text:style-name="P86">} </text:p>
            <text:p text:style-name="P86"/>
            <text:p text:style-name="P86">static void _print_list(const list_t* cplist_coll1, const list_t* cplist_coll2) </text:p>
            <text:p text:style-name="P86">{ </text:p>
            <text:p text:style-name="P86"><text:s text:c="4"/>printf("list1: "); </text:p>
            <text:p text:style-name="P86"><text:s text:c="4"/>algo_for_each(list_begin(cplist_coll1), list_end(cplist_coll1), _print); </text:p>
            <text:p text:style-name="P86"><text:s text:c="4"/>printf("\n"); </text:p>
            <text:p text:style-name="P86"><text:s text:c="4"/>printf("list2: "); </text:p>
            <text:p text:style-name="P86"><text:s text:c="4"/>algo_for_each(list_begin(cplist_coll2), list_end(cplist_coll2), _print); </text:p>
            <text:p text:style-name="P86"><text:s text:c="4"/>printf("\n"); </text:p>
            <text:p text:style-name="P86">} </text:p>
            <text:p text:style-name="P86"/>
            <text:p text:style-name="P86">int main(int argc, char* argv[]) </text:p>
            <text:p text:style-name="P86">{ </text:p>
            <text:p text:style-name="P86"><text:s text:c="4"/>list_t* plist_coll1 = create_list(int); </text:p>
            <text:p text:style-name="P86"><text:s text:c="4"/>list_t* plist_coll2 = create_list(int); </text:p>
            <text:p text:style-name="P86"><text:s text:c="4"/>list_iterator_t it_pos; </text:p>
            <text:p text:style-name="P86"><text:s text:c="4"/>int i = 0; </text:p>
            <text:p text:style-name="P86"/>
            <text:p text:style-name="P86"><text:s text:c="4"/>if(plist_coll1 == NULL || plist_coll2 == NULL) </text:p>
            <text:p text:style-name="P86"><text:s text:c="4"/>{ </text:p>
            <text:p text:style-name="P86"><text:s text:c="8"/>return -1; </text:p>
            <text:p text:style-name="P86"><text:s text:c="4"/>} </text:p>
            <text:p text:style-name="P86"/>
            <text:p text:style-name="P86"><text:soft-page-break/><text:s text:c="4"/>list_init(plist_coll1); </text:p>
            <text:p text:style-name="P86"><text:s text:c="4"/>list_init(plist_coll2); </text:p>
            <text:p text:style-name="P86"/>
            <text:p text:style-name="P86"><text:s text:c="4"/>for(i = 0; i &lt; 6; ++i) </text:p>
            <text:p text:style-name="P86"><text:s text:c="4"/>{ </text:p>
            <text:p text:style-name="P86"><text:s text:c="8"/>list_push_back(plist_coll1, i); </text:p>
            <text:p text:style-name="P86"><text:s text:c="8"/>list_push_front(plist_coll2, i); </text:p>
            <text:p text:style-name="P86"><text:s text:c="4"/>} </text:p>
            <text:p text:style-name="P86"><text:s text:c="4"/>_print_list(plist_coll1, plist_coll2); </text:p>
            <text:p text:style-name="P86"/>
            <text:p text:style-name="P86"><text:s text:c="4"/>it_pos = algo_find(list_begin(plist_coll1), list_end(plist_coll1), 3); </text:p>
            <text:p text:style-name="P86"><text:s text:c="4"/>list_splice(plist_coll1, it_pos, plist_coll2); </text:p>
            <text:p text:style-name="P86"/>
            <text:p text:style-name="P86"><text:s text:c="4"/>_print_list(plist_coll1, plist_coll2); </text:p>
            <text:p text:style-name="P86"/>
            <text:p text:style-name="P86"><text:s text:c="4"/>list_splice_pos(plist_coll1, list_end(plist_coll1), </text:p>
            <text:p text:style-name="P86"><text:s text:c="8"/>plist_coll1, list_begin(plist_coll1)); </text:p>
            <text:p text:style-name="P86"><text:s text:c="4"/>_print_list(plist_coll1, plist_coll2); </text:p>
            <text:p text:style-name="P86"/>
            <text:p text:style-name="P86"><text:s text:c="4"/>list_sort(plist_coll1); </text:p>
            <text:p text:style-name="P86"/>
            <text:p text:style-name="P86"><text:s text:c="4"/>list_assign(plist_coll2, plist_coll1); </text:p>
            <text:p text:style-name="P86"><text:s text:c="4"/>list_unique(plist_coll2); </text:p>
            <text:p text:style-name="P86"><text:s text:c="4"/>_print_list(plist_coll1, plist_coll2); </text:p>
            <text:p text:style-name="P86"/>
            <text:p text:style-name="P86"><text:s text:c="4"/>list_merge(plist_coll1, plist_coll2); </text:p>
            <text:p text:style-name="P86"><text:s text:c="4"/>_print_list(plist_coll1, plist_coll2); </text:p>
            <text:p text:style-name="P86"/>
            <text:p text:style-name="P86"><text:s text:c="4"/>list_destroy(plist_coll1); </text:p>
            <text:p text:style-name="P86"><text:s text:c="4"/>list_destroy(plist_coll2); </text:p>
            <text:p text:style-name="P86"/>
            <text:p text:style-name="P86"><text:s text:c="4"/>return 0; </text:p>
            <text:p text:style-name="P86">}</text:p>
          </table:table-cell>
        </table:table-row>
      </table:table>
      <text:p text:style-name="P31"/>
      <text:p text:style-name="P28">输出结果：</text:p>
      <text:p text:style-name="P20">list1: 0 1 2 3 4 5 </text:p>
      <text:p text:style-name="P20">list2: 5 4 3 2 1 0 </text:p>
      <text:p text:style-name="P20">list1: 0 1 2 5 4 3 2 1 0 3 4 5 </text:p>
      <text:p text:style-name="P20">list2: </text:p>
      <text:p text:style-name="P20">list1: 1 2 5 4 3 2 1 0 3 4 5 0 </text:p>
      <text:p text:style-name="P20">list2: </text:p>
      <text:p text:style-name="P20">list1: 0 0 1 1 2 2 3 3 4 4 5 5 </text:p>
      <text:p text:style-name="P20">list2: 0 1 2 3 4 5 </text:p>
      <text:p text:style-name="P20"><text:soft-page-break/>list1: 0 0 0 1 1 1 2 2 2 3 3 3 4 4 4 5 5 5 </text:p>
      <text:p text:style-name="P20">list2: </text:p>
      <text:p text:style-name="P31"/>
      <text:p text:style-name="P31"/>
      <text:list xml:id="list1642349563" text:continue-numbering="true" text:style-name="WW8Num13">
        <text:list-item>
          <text:list>
            <text:list-item>
              <text:h text:style-name="P148" text:outline-level="2">slist_t</text:h>
            </text:list-item>
          </text:list>
        </text:list-item>
      </text:list>
      <text:p text:style-name="P26"><text:span text:style-name="T5"><text:tab/></text:span><text:span text:style-name="T20">slist_t</text:span><text:span text:style-name="T39">的单链表。</text:span></text:p>
      <text:p text:style-name="P38"><draw:frame draw:style-name="fr4" draw:name="图形15" text:anchor-type="paragraph" svg:width="19.006cm" svg:height="2.445cm" draw:z-index="5"><draw:image xlink:href="Pictures/10000000000002C30000005BCF257714.jpg" xlink:type="simple" xlink:show="embed" xlink:actuate="onLoad"/></draw:frame>图 <text:span text:style-name="T11">4.5 slist_t</text:span>的结构</text:p>
      <text:p text:style-name="P26"><text:span text:style-name="T39">要使用</text:span><text:span text:style-name="T20">slist_t</text:span><text:span text:style-name="T39">必须包含头文件</text:span><text:span text:style-name="T22">&lt;cstl/slist_t&gt;</text:span></text:p>
      <text:p text:style-name="P49">#include &lt;cstl/slist_t&gt;</text:p>
      <text:list xml:id="list428157049" text:continue-numbering="true" text:style-name="WW8Num13">
        <text:list-item>
          <text:list>
            <text:list-item>
              <text:list>
                <text:list-item>
                  <text:h text:style-name="P106" text:outline-level="3"><text:span text:style-name="T11">slist_t</text:span>的能力</text:h>
                </text:list-item>
              </text:list>
            </text:list-item>
          </text:list>
        </text:list-item>
      </text:list>
      <text:p text:style-name="P26"><text:span text:style-name="T36"><text:tab/></text:span><text:span text:style-name="T20">slist_t</text:span><text:span text:style-name="T39">是单链表，所以它的很多功能与</text:span><text:span text:style-name="T20">list_t</text:span><text:span text:style-name="T39">相比有很大不同。</text:span></text:p>
      <text:p text:style-name="P28"><text:tab/><text:span text:style-name="T11">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28"><text:tab/>由于上面的原因，在<text:span text:style-name="T11">slist_t</text:span>的任意位置后面插入或删除效率很高，但是插入或删除任意位置的数据效率很低，所以<text:span text:style-name="T11">slist_t</text:span>提供了很多针对任意位置后面的插入和删除操作。</text:p>
      <text:p text:style-name="P28"><text:tab/><text:span text:style-name="T11">slist_t</text:span>提供向前迭代器。</text:p>
      <text:list xml:id="list1339902390" text:continue-numbering="true" text:style-name="WW8Num13">
        <text:list-item>
          <text:list>
            <text:list-item>
              <text:list>
                <text:list-item>
                  <text:h text:style-name="P106" text:outline-level="3"><text:span text:style-name="T11">slist_t</text:span>的操作</text:h>
                </text:list-item>
              </text:list>
            </text:list-item>
          </text:list>
        </text:list-item>
      </text:list>
      <text:list xml:id="list1964429219" text:style-name="L69">
        <text:list-item>
          <text:p text:style-name="P193">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28"><text:soft-page-break/></text:p>
      <text:list xml:id="list882823492" text:style-name="L70">
        <text:list-item>
          <text:p text:style-name="P194">非质变操作</text:p>
        </text:list-item>
      </text:list>
      <text:p text:style-name="P67">非质变操作函数同样包含与数据数量有关的操作和比较操作：</text:p>
      <table:table table:name="表格62" table:style-name="表格62">
        <table:table-column table:style-name="表格62.A"/>
        <table:table-column table:style-name="表格62.B"/>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28"/>
      <text:list xml:id="list1567409978" text:style-name="L71">
        <text:list-item>
          <text:p text:style-name="P195">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28"/>
      <text:list xml:id="list290358457" text:style-name="L72">
        <text:list-item>
          <text:p text:style-name="P196">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28">因为<text:span text:style-name="T11">slist_t</text:span>访问最后一个数据效率很低，所以只能访问第一个数据。同样，对最后一个数据的操作函数也没有提供。</text:p>
      <text:p text:style-name="P28"/>
      <text:list xml:id="list784141798" text:style-name="L73">
        <text:list-item>
          <text:p text:style-name="P164"><text:span text:style-name="T39">与</text:span><text:span text:style-name="T46">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28">为了简便访问前驱的操作，<text:span text:style-name="T11">slist_t</text:span>增加了<text:span text:style-name="T11">slist_previous()</text:span>。</text:p>
      <text:p text:style-name="P28"/>
      <text:list xml:id="list201092746" text:style-name="L74">
        <text:list-item>
          <text:p text:style-name="P197">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ext:soft-page-break/>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28">由于在当前位置的后面对数据进行插入和删除效率更高，所以插入和删除操作都增加了<text:span text:style-name="T11">after</text:span>版本。</text:p>
      <text:p text:style-name="P28"/>
      <text:list xml:id="list1495360051" text:style-name="L75">
        <text:list-item>
          <text:p text:style-name="P198">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28"/>
      <text:list xml:id="list903916622" text:continue-list="list1339902390" text:style-name="WW8Num13">
        <text:list-item>
          <text:list>
            <text:list-item>
              <text:list>
                <text:list-item>
                  <text:h text:style-name="P106" text:outline-level="3"><text:span text:style-name="T11">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86">/* </text:p>
            <text:p text:style-name="P86"><text:s/>* slist1.c </text:p>
            <text:p text:style-name="P86"><text:soft-page-break/><text:s/>* compile with : -lcstl </text:p>
            <text:p text:style-name="P86"><text:s/>*/ </text:p>
            <text:p text:style-name="P86"/>
            <text:p text:style-name="P86">#include &lt;stdio.h&gt; </text:p>
            <text:p text:style-name="P86">#include &lt;cstl/cslist.h&gt; </text:p>
            <text:p text:style-name="P86">#include &lt;cstl/calgorithm.h&gt; </text:p>
            <text:p text:style-name="P86"/>
            <text:p text:style-name="P86">static void _print(const void* cpv_input, void* pv_output) </text:p>
            <text:p text:style-name="P86">{ </text:p>
            <text:p text:style-name="P86"><text:s text:c="4"/>printf("%d ", *(int*)cpv_input); </text:p>
            <text:p text:style-name="P86">} </text:p>
            <text:p text:style-name="P86"/>
            <text:p text:style-name="P86">static void _print_slist(const slist_t* cpslist_coll1, const slist_t* cpslist_coll2, </text:p>
            <text:p text:style-name="P86"><text:s text:c="4"/>const slist_t* cpslist_coll3, const slist_t* cpslist_coll4) </text:p>
            <text:p text:style-name="P86">{ </text:p>
            <text:p text:style-name="P86"><text:s text:c="4"/>printf("slist1: "); </text:p>
            <text:p text:style-name="P86"><text:s text:c="4"/>algo_for_each(slist_begin(cpslist_coll1), slist_end(cpslist_coll1), _print); </text:p>
            <text:p text:style-name="P86"><text:s text:c="4"/>printf("\n"); </text:p>
            <text:p text:style-name="P86"><text:s text:c="4"/>printf("slist2: "); </text:p>
            <text:p text:style-name="P86"><text:s text:c="4"/>algo_for_each(slist_begin(cpslist_coll2), slist_end(cpslist_coll2), _print); </text:p>
            <text:p text:style-name="P86"><text:s text:c="4"/>printf("\n"); </text:p>
            <text:p text:style-name="P86"><text:s text:c="4"/>printf("slist3: "); </text:p>
            <text:p text:style-name="P86"><text:s text:c="4"/>algo_for_each(slist_begin(cpslist_coll3), slist_end(cpslist_coll3), _print); </text:p>
            <text:p text:style-name="P86"><text:s text:c="4"/>printf("\n"); </text:p>
            <text:p text:style-name="P86"><text:s text:c="4"/>printf("slist4: "); </text:p>
            <text:p text:style-name="P86"><text:s text:c="4"/>algo_for_each(slist_begin(cpslist_coll4), slist_end(cpslist_coll4), _print); </text:p>
            <text:p text:style-name="P86"><text:s text:c="4"/>printf("\n\n"); </text:p>
            <text:p text:style-name="P86">} </text:p>
            <text:p text:style-name="P86"/>
            <text:p text:style-name="P86">int main(int argc, char* argv[]) </text:p>
            <text:p text:style-name="P86">{ </text:p>
            <text:p text:style-name="P86"><text:s text:c="4"/>slist_t* pslist_coll1 = create_slist(int); </text:p>
            <text:p text:style-name="P86"><text:s text:c="4"/>slist_t* pslist_coll2 = create_slist(int); </text:p>
            <text:p text:style-name="P86"><text:s text:c="4"/>slist_t* pslist_coll3 = create_slist(int); </text:p>
            <text:p text:style-name="P86"><text:s text:c="4"/>slist_t* pslist_coll4 = create_slist(int); </text:p>
            <text:p text:style-name="P86"><text:s text:c="4"/>int i = 0; </text:p>
            <text:p text:style-name="P86"/>
            <text:p text:style-name="P86"><text:s text:c="4"/>if(pslist_coll1 == NULL || pslist_coll2 == NULL || </text:p>
            <text:p text:style-name="P86"><text:s text:c="7"/>pslist_coll3 == NULL || pslist_coll4 == NULL) </text:p>
            <text:p text:style-name="P86"><text:s text:c="4"/>{ </text:p>
            <text:p text:style-name="P86"><text:s text:c="8"/>return -1; </text:p>
            <text:p text:style-name="P86"><text:s text:c="4"/>} </text:p>
            <text:p text:style-name="P86"/>
            <text:p text:style-name="P86"><text:soft-page-break/><text:s text:c="4"/>slist_init(pslist_coll1); </text:p>
            <text:p text:style-name="P86"><text:s text:c="4"/>slist_init(pslist_coll2); </text:p>
            <text:p text:style-name="P86"><text:s text:c="4"/>slist_init(pslist_coll3); </text:p>
            <text:p text:style-name="P86"><text:s text:c="4"/>slist_init(pslist_coll4); </text:p>
            <text:p text:style-name="P86"/>
            <text:p text:style-name="P86"><text:s text:c="4"/>for(i = 0; i &lt; 6; ++i) </text:p>
            <text:p text:style-name="P86"><text:s text:c="4"/>{ </text:p>
            <text:p text:style-name="P86"><text:s text:c="8"/>slist_push_front(pslist_coll1, i + 1); </text:p>
            <text:p text:style-name="P86"><text:s text:c="8"/>slist_push_front(pslist_coll2, - i - 1); </text:p>
            <text:p text:style-name="P86"><text:s text:c="8"/>slist_push_front(pslist_coll3, i + 1); </text:p>
            <text:p text:style-name="P86"><text:s text:c="8"/>slist_push_front(pslist_coll4, - i - 1); </text:p>
            <text:p text:style-name="P86"><text:s text:c="4"/>} </text:p>
            <text:p text:style-name="P86"><text:s text:c="4"/>_print_slist(pslist_coll1, pslist_coll2, pslist_coll3, pslist_coll4); </text:p>
            <text:p text:style-name="P86"/>
            <text:p text:style-name="P86"><text:s text:c="4"/>slist_splice_pos( </text:p>
            <text:p text:style-name="P86"><text:s text:c="8"/>pslist_coll1, </text:p>
            <text:p text:style-name="P86"><text:s text:c="8"/>algo_find(slist_begin(pslist_coll1), slist_end(pslist_coll1), 3), </text:p>
            <text:p text:style-name="P86"><text:s text:c="8"/>pslist_coll2, </text:p>
            <text:p text:style-name="P86"><text:s text:c="8"/>algo_find(slist_begin(pslist_coll2), slist_end(pslist_coll2), -3)); </text:p>
            <text:p text:style-name="P86"><text:s text:c="4"/>slist_splice_after_pos( </text:p>
            <text:p text:style-name="P86"><text:s text:c="8"/>pslist_coll3, </text:p>
            <text:p text:style-name="P86"><text:s text:c="8"/>algo_find(slist_begin(pslist_coll3), slist_end(pslist_coll3), 3), </text:p>
            <text:p text:style-name="P86"><text:s text:c="8"/>pslist_coll4, </text:p>
            <text:p text:style-name="P86"><text:s text:c="8"/>algo_find(slist_begin(pslist_coll4), slist_end(pslist_coll4), -3)); </text:p>
            <text:p text:style-name="P86"/>
            <text:p text:style-name="P86"><text:s text:c="4"/>_print_slist(pslist_coll1, pslist_coll2, pslist_coll3, pslist_coll4); </text:p>
            <text:p text:style-name="P86"/>
            <text:p text:style-name="P86"><text:s text:c="4"/>slist_destroy(pslist_coll1); </text:p>
            <text:p text:style-name="P86"><text:s text:c="4"/>slist_destroy(pslist_coll2); </text:p>
            <text:p text:style-name="P86"><text:s text:c="4"/>slist_destroy(pslist_coll3); </text:p>
            <text:p text:style-name="P86"><text:s text:c="4"/>slist_destroy(pslist_coll4); </text:p>
            <text:p text:style-name="P86"/>
            <text:p text:style-name="P86"><text:s text:c="4"/>return 0; </text:p>
            <text:p text:style-name="P86">}</text:p>
          </table:table-cell>
        </table:table-row>
      </table:table>
      <text:p text:style-name="P31"/>
      <text:p text:style-name="P28">结果:</text:p>
      <text:p text:style-name="P20">slist1: 6 5 4 3 2 1 </text:p>
      <text:p text:style-name="P20">slist2: -6 -5 -4 -3 -2 -1 </text:p>
      <text:p text:style-name="P20">slist3: 6 5 4 3 2 1 </text:p>
      <text:p text:style-name="P20">slist4: -6 -5 -4 -3 -2 -1 </text:p>
      <text:p text:style-name="P20"/>
      <text:p text:style-name="P20">slist1: 6 5 4 -3 3 2 1 </text:p>
      <text:p text:style-name="P20">slist2: -6 -5 -4 -2 -1 </text:p>
      <text:p text:style-name="P20"><text:soft-page-break/>slist3: 6 5 4 3 -2 2 1 </text:p>
      <text:p text:style-name="P20">slist4: -6 -5 -4 -3 -1</text:p>
      <text:p text:style-name="P20"/>
      <text:p text:style-name="P20"><text:s text:c="2"/></text:p>
      <text:list xml:id="list1864168358" text:continue-numbering="true" text:style-name="WW8Num13">
        <text:list-item>
          <text:list>
            <text:list-item>
              <text:h text:style-name="P147" text:outline-level="2"><text:span text:style-name="T11">set_t</text:span>和<text:span text:style-name="T11">multiset_t</text:span></text:h>
            </text:list-item>
          </text:list>
        </text:list-item>
      </text:list>
      <text:p text:style-name="P26"><text:span text:style-name="T5"><text:tab/></text:span><text:span text:style-name="T20">set_t</text:span><text:span text:style-name="T39">和</text:span><text:span text:style-name="T20">multiset_t</text:span><text:span text:style-name="T39">按照某种规则自动排序容器中保存的数据，它们的区别在于</text:span><text:span text:style-name="T20">multiset_t</text:span><text:span text:style-name="T39">允许数据重复但是</text:span><text:span text:style-name="T20">set_t</text:span><text:span text:style-name="T39">不允许。</text:span></text:p>
      <text:p text:style-name="P38"><draw:frame draw:style-name="fr3" draw:name="图形16" text:anchor-type="paragraph" svg:width="19.006cm" svg:height="5.634cm" draw:z-index="6"><draw:image xlink:href="Pictures/10000000000002CB000000D4F52EA0D4.jpg" xlink:type="simple" xlink:show="embed" xlink:actuate="onLoad"/></draw:frame>图 <text:span text:style-name="T11">4.6 set_t</text:span>和<text:span text:style-name="T11">multiset_t</text:span></text:p>
      <text:p text:style-name="P26"><text:span text:style-name="T39">为了使用</text:span><text:span text:style-name="T20">set_t</text:span><text:span text:style-name="T39">和</text:span><text:span text:style-name="T20">multiset_t，</text:span><text:span text:style-name="T39">必须包含头文件</text:span><text:span text:style-name="T22">&lt;cstl/cset_t&gt;</text:span></text:p>
      <text:p text:style-name="P49">#include &lt;cstl/cset_t&gt;</text:p>
      <text:p text:style-name="P26"><text:span text:style-name="T36"><text:tab/></text:span><text:span text:style-name="T20">set_t</text:span><text:span text:style-name="T39">和</text:span><text:span text:style-name="T20">multiset_t在初始化的时候可以指定排序规则，如果用户没有指定排序规则，set_t和multiset_t使用默认的排序规则，这个默认的规则是与数据类型关联的小于操作函数。</text:span></text:p>
      <text:p text:style-name="P18"/>
      <text:list xml:id="list386490477" text:continue-numbering="true" text:style-name="WW8Num13">
        <text:list-item>
          <text:list>
            <text:list-item>
              <text:list>
                <text:list-item>
                  <text:h text:style-name="P106" text:outline-level="3"><text:span text:style-name="T11">set_t</text:span>和<text:span text:style-name="T11">multiset_t</text:span>的能力</text:h>
                </text:list-item>
              </text:list>
            </text:list-item>
          </text:list>
        </text:list-item>
      </text:list>
      <text:p text:style-name="P28"><text:tab/><text:span text:style-name="T11">set_t</text:span>和<text:span text:style-name="T11">multiset_t</text:span>通常采用平衡二叉树来保存数据(<text:span text:style-name="T11">set_t</text:span>和<text:span text:style-name="T11">multiset_t</text:span>可以采用<text:span text:style-name="T11">avl</text:span>树或红黑树作为底层实现)。</text:p>
      <text:p text:style-name="P35"><draw:frame draw:style-name="fr2" draw:name="图形17" text:anchor-type="paragraph" svg:width="19.006cm" svg:height="7.932cm" draw:z-index="7"><draw:image xlink:href="Pictures/10000000000002CA0000012AEBA20E9C.jpg" xlink:type="simple" xlink:show="embed" xlink:actuate="onLoad"/></draw:frame><text:soft-page-break/>图 <text:span text:style-name="T11">4.7 set_t</text:span>和<text:span text:style-name="T11">multiset_t</text:span>的内部结构</text:p>
      <text:p text:style-name="P28">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11">set_t</text:span>和<text:span text:style-name="T11">multiset_t</text:span>没有提供数据访问的操作，同时要注意的是用户也不能通过迭代器来修改数据。</text:p>
      <text:p text:style-name="P34"/>
      <text:list xml:id="list1752037945" text:continue-numbering="true" text:style-name="WW8Num13">
        <text:list-item>
          <text:list>
            <text:list-item>
              <text:list>
                <text:list-item>
                  <text:h text:style-name="P106" text:outline-level="3"><text:span text:style-name="T11">set_t</text:span>和<text:span text:style-name="T11">multiset_t</text:span>操作</text:h>
                </text:list-item>
              </text:list>
            </text:list-item>
          </text:list>
        </text:list-item>
      </text:list>
      <text:p text:style-name="P26"><text:span text:style-name="T39"><text:tab/></text:span><text:span text:style-name="T20">set_t</text:span><text:span text:style-name="T39">和</text:span><text:span text:style-name="T20">multiset_t</text:span><text:span text:style-name="T39">的操作函数完全一样，这里以</text:span><text:span text:style-name="T20">set_t</text:span><text:span text:style-name="T39">为例介绍，详细的清参考</text:span><text:span text:style-name="T31">《The libcstl Library Reference Manual》</text:span><text:span text:style-name="T31">。</text:span></text:p>
      <text:list xml:id="list770628153" text:style-name="L76">
        <text:list-item>
          <text:p text:style-name="P199">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28"/>
      <text:list xml:id="list371431505" text:style-name="L77">
        <text:list-item>
          <text:p text:style-name="P200">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26"/>
      <text:list xml:id="list379145324" text:style-name="L78">
        <text:list-item>
          <text:p text:style-name="P201">特殊的查找函数</text:p>
        </text:list-item>
      </text:list>
      <text:p text:style-name="P26"><text:span text:style-name="T36"><text:tab/></text:span><text:span text:style-name="T20">set_t</text:span><text:span text:style-name="T39">和</text:span><text:span text:style-name="T20">multiset_t</text:span><text:span text:style-name="T39">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26"><text:span text:style-name="T11">set_find()</text:span>获得第一个与指定值相等的数据的迭代器，如果没有则返回<text:span text:style-name="T11">set_end()。</text:span></text:p>
      <text:p text:style-name="P26"><text:span text:style-name="T11">set_lower_bound()</text:span>和<text:span text:style-name="T11">set_upper_bound()</text:span>获得一个数据区间的第一个会最后一个迭代器，这个区间中的数据都等于指定的数据，而<text:span text:style-name="T11">set_equal_range()</text:span>的结果是与上面两个操作的总体结果相同，但是它获得的是一个两个元素都是迭代器的<text:span text:style-name="T11">range_t</text:span>者两个迭代器就是区间的边界。</text:p>
      <text:p text:style-name="P33"/>
      <text:p text:style-name="P26">下面是一个如何使用<text:span text:style-name="T11">set_lower_bound()，set_upper_bound()</text:span>和<text:span text:style-name="T11">set_equal_range()</text:span>的例子：</text:p>
      <table:table table:name="表格72" table:style-name="表格72">
        <table:table-column table:style-name="表格72.A"/>
        <table:table-row>
          <table:table-cell table:style-name="表格72.A1" office:value-type="string">
            <text:p text:style-name="P86">/* </text:p>
            <text:p text:style-name="P86"><text:s/>* set2.c </text:p>
            <text:p text:style-name="P86"><text:s/>* compile with : -lcstl </text:p>
            <text:p text:style-name="P86"><text:s/>*/ </text:p>
            <text:p text:style-name="P86"/>
            <text:p text:style-name="P86">#include &lt;stdio.h&gt; </text:p>
            <text:p text:style-name="P86">#include &lt;cstl/cset.h&gt; </text:p>
            <text:p text:style-name="P86"/>
            <text:p text:style-name="P86">int main(int argc, char* argv[]) </text:p>
            <text:p text:style-name="P86">{ </text:p>
            <text:p text:style-name="P86"><text:s text:c="4"/>set_t* pset_coll = create_set(int); </text:p>
            <text:p text:style-name="P86"><text:s text:c="4"/>set_iterator_t it_lower; </text:p>
            <text:p text:style-name="P86"><text:s text:c="4"/>set_iterator_t it_upper; </text:p>
            <text:p text:style-name="P86"><text:s text:c="4"/>range_t t_range; </text:p>
            <text:p text:style-name="P86"/>
            <text:p text:style-name="P86"><text:s text:c="4"/>if(pset_coll == NULL) </text:p>
            <text:p text:style-name="P86"><text:s text:c="4"/>{ </text:p>
            <text:p text:style-name="P86"><text:s text:c="8"/>return -1; </text:p>
            <text:p text:style-name="P86"><text:soft-page-break/><text:s text:c="4"/>} </text:p>
            <text:p text:style-name="P86"/>
            <text:p text:style-name="P86"><text:s text:c="4"/>set_init(pset_coll); </text:p>
            <text:p text:style-name="P86"/>
            <text:p text:style-name="P86"><text:s text:c="4"/>set_insert(pset_coll, 1); </text:p>
            <text:p text:style-name="P86"><text:s text:c="4"/>set_insert(pset_coll, 2); </text:p>
            <text:p text:style-name="P86"><text:s text:c="4"/>set_insert(pset_coll, 4); </text:p>
            <text:p text:style-name="P86"><text:s text:c="4"/>set_insert(pset_coll, 5); </text:p>
            <text:p text:style-name="P86"><text:s text:c="4"/>set_insert(pset_coll, 6); </text:p>
            <text:p text:style-name="P86"/>
            <text:p text:style-name="P86"><text:s text:c="4"/>it_lower = set_lower_bound(pset_coll, 3); </text:p>
            <text:p text:style-name="P86"><text:s text:c="4"/>it_upper = set_upper_bound(pset_coll, 3); </text:p>
            <text:p text:style-name="P86"><text:s text:c="4"/>t_range = set_equal_range(pset_coll, 3); </text:p>
            <text:p text:style-name="P86"><text:s text:c="4"/>printf("set_lower_bound(3) : %d\n", *(int*)iterator_get_pointer(it_lower)); </text:p>
            <text:p text:style-name="P86"><text:s text:c="4"/>printf("set_upper_bound(3) : %d\n", *(int*)iterator_get_pointer(it_upper)); </text:p>
            <text:p text:style-name="P86"><text:s text:c="4"/>printf("set_equal_range(3) : %d %d\n", </text:p>
            <text:p text:style-name="P86"><text:s text:c="8"/>*(int*)iterator_get_pointer(t_range.it_begin), </text:p>
            <text:p text:style-name="P86"><text:s text:c="8"/>*(int*)iterator_get_pointer(t_range.it_end)); </text:p>
            <text:p text:style-name="P86"/>
            <text:p text:style-name="P86"><text:s text:c="4"/>printf("\n"); </text:p>
            <text:p text:style-name="P86"><text:s text:c="4"/>it_lower = set_lower_bound(pset_coll, 5); </text:p>
            <text:p text:style-name="P86"><text:s text:c="4"/>it_upper = set_upper_bound(pset_coll, 5); </text:p>
            <text:p text:style-name="P86"><text:s text:c="4"/>t_range = set_equal_range(pset_coll, 5); </text:p>
            <text:p text:style-name="P86"><text:s text:c="4"/>printf("set_lower_bound(5) : %d\n", *(int*)iterator_get_pointer(it_lower)); </text:p>
            <text:p text:style-name="P86"><text:s text:c="4"/>printf("set_upper_bound(5) : %d\n", *(int*)iterator_get_pointer(it_upper)); </text:p>
            <text:p text:style-name="P86"><text:s text:c="4"/>printf("set_equal_range(5) : %d %d\n", </text:p>
            <text:p text:style-name="P86"><text:s text:c="8"/>*(int*)iterator_get_pointer(t_range.it_begin), </text:p>
            <text:p text:style-name="P86"><text:s text:c="8"/>*(int*)iterator_get_pointer(t_range.it_end)); </text:p>
            <text:p text:style-name="P86"/>
            <text:p text:style-name="P86"><text:s text:c="4"/>set_destroy(pset_coll); </text:p>
            <text:p text:style-name="P86"/>
            <text:p text:style-name="P86"><text:s text:c="4"/>return 0; </text:p>
            <text:p text:style-name="P86">}</text:p>
          </table:table-cell>
        </table:table-row>
      </table:table>
      <text:p text:style-name="P30"/>
      <text:p text:style-name="P27">输出结果：</text:p>
      <text:p text:style-name="P22">set_lower_bound(3) : 4 </text:p>
      <text:p text:style-name="P22">set_upper_bound(3) : 4 </text:p>
      <text:p text:style-name="P22">set_equal_range(3) : 4 4 </text:p>
      <text:p text:style-name="P22"/>
      <text:p text:style-name="P22">set_lower_bound(5) : 5 </text:p>
      <text:p text:style-name="P22">set_upper_bound(5) : 6 </text:p>
      <text:p text:style-name="P22">set_equal_range(5) : 5 6</text:p>
      <text:p text:style-name="P27">如果使用<text:span text:style-name="T11">multiset_t</text:span>会得到同样的结果。</text:p>
      <text:p text:style-name="P27"><text:soft-page-break/></text:p>
      <text:list xml:id="list666305004" text:style-name="L79">
        <text:list-item>
          <text:p text:style-name="P159">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27"><text:span text:style-name="T11">set_t</text:span>和<text:span text:style-name="T11">multiset_t</text:span>只提供了简单的赋值操作。</text:p>
      <text:p text:style-name="P27"/>
      <text:list xml:id="list120941886" text:style-name="L80">
        <text:list-item>
          <text:p text:style-name="P165"><text:span text:style-name="T47">与</text:span><text:span text:style-name="T46">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27"><text:span text:style-name="T11">set_t</text:span>和<text:span text:style-name="T11">multiset_t</text:span>提供双向迭代器。禁止通过迭代器操作间接的修改容器中的数据，同样禁止将质变算法作用于关联容器。</text:p>
      <text:p text:style-name="P27"/>
      <text:list xml:id="list411275539" text:style-name="L81">
        <text:list-item>
          <text:p text:style-name="P202">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27"><text:tab/>由于<text:span text:style-name="T11">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11">器中与指定数据相等的唯一数据删除，但是multiset_t将容器中所有与指定数据相等的数据都删掉了。</text:span></text:p>
      <text:list xml:id="list219745862" text:continue-list="list1752037945" text:style-name="WW8Num13">
        <text:list-item>
          <text:list>
            <text:list-item>
              <text:list>
                <text:list-item>
                  <text:h text:style-name="P106" text:outline-level="3"><text:span text:style-name="T11">set_t</text:span>和<text:span text:style-name="T11">multiset_t</text:span>的使用实例</text:h>
                </text:list-item>
              </text:list>
            </text:list-item>
          </text:list>
        </text:list-item>
      </text:list>
      <text:p text:style-name="P31"><text:tab/><text:span text:style-name="T45">下面这个例子展示了</text:span><text:span text:style-name="T24">set_t</text:span><text:span text:style-name="T45">的一些能力：</text:span></text:p>
      <table:table table:name="表格76" table:style-name="表格76">
        <table:table-column table:style-name="表格76.A"/>
        <table:table-row>
          <table:table-cell table:style-name="表格76.A1" office:value-type="string">
            <text:p text:style-name="P86">/* </text:p>
            <text:p text:style-name="P86"><text:s/>* set3.c </text:p>
            <text:p text:style-name="P86"><text:s/>* compile with : -lcstl </text:p>
            <text:p text:style-name="P86"><text:s/>*/ </text:p>
            <text:p text:style-name="P86"/>
            <text:p text:style-name="P86">#include &lt;stdio.h&gt; </text:p>
            <text:p text:style-name="P86">#include &lt;cstl/cset.h&gt; </text:p>
            <text:p text:style-name="P86">#include &lt;cstl/cfunctional.h&gt; /* for fun_greater_int */ </text:p>
            <text:p text:style-name="P86"/>
            <text:p text:style-name="P86"><text:soft-page-break/>int main(int argc, char* argv[]) </text:p>
            <text:p text:style-name="P86">{ </text:p>
            <text:p text:style-name="P86"><text:s text:c="4"/>set_t* pset_coll1 = create_set(int); </text:p>
            <text:p text:style-name="P86"><text:s text:c="4"/>set_t* pset_coll2 = create_set(int); </text:p>
            <text:p text:style-name="P86"><text:s text:c="4"/>set_iterator_t it_pos; </text:p>
            <text:p text:style-name="P86"><text:s text:c="4"/>size_t t_count = 0; </text:p>
            <text:p text:style-name="P86"/>
            <text:p text:style-name="P86"/>
            <text:p text:style-name="P86"><text:s text:c="4"/>if(pset_coll1 == NULL || pset_coll2 == NULL) </text:p>
            <text:p text:style-name="P86"><text:s text:c="4"/>{ </text:p>
            <text:p text:style-name="P86"><text:s text:c="8"/>return -1; </text:p>
            <text:p text:style-name="P86"><text:s text:c="4"/>} </text:p>
            <text:p text:style-name="P86"/>
            <text:p text:style-name="P86"><text:s text:c="4"/>/* empty set container and descending order */ </text:p>
            <text:p text:style-name="P86"><text:s text:c="4"/>set_init_ex(pset_coll1, fun_greater_int); </text:p>
            <text:p text:style-name="P86"/>
            <text:p text:style-name="P86"><text:s text:c="4"/>/* insert elements in random order */ </text:p>
            <text:p text:style-name="P86"><text:s text:c="4"/>set_insert(pset_coll1, 4); </text:p>
            <text:p text:style-name="P86"><text:s text:c="4"/>set_insert(pset_coll1, 3); </text:p>
            <text:p text:style-name="P86"><text:s text:c="4"/>set_insert(pset_coll1, 5); </text:p>
            <text:p text:style-name="P86"><text:s text:c="4"/>set_insert(pset_coll1, 1); </text:p>
            <text:p text:style-name="P86"><text:s text:c="4"/>set_insert(pset_coll1, 6); </text:p>
            <text:p text:style-name="P86"><text:s text:c="4"/>set_insert(pset_coll1, 2); </text:p>
            <text:p text:style-name="P86"><text:s text:c="4"/>set_insert(pset_coll1, 5); </text:p>
            <text:p text:style-name="P86"/>
            <text:p text:style-name="P86"><text:s text:c="4"/>/* iterate over all elements and print them */ </text:p>
            <text:p text:style-name="P86"><text:s text:c="4"/>for(it_pos = set_begin(pset_coll1); </text:p>
            <text:p text:style-name="P86"><text:s text:c="8"/>!iterator_equal(it_pos, set_end(pset_coll1)); </text:p>
            <text:p text:style-name="P86"><text:s text:c="8"/>it_pos = iterator_next(it_pos)) </text:p>
            <text:p text:style-name="P86"><text:s text:c="4"/>{ </text:p>
            <text:p text:style-name="P86"><text:s text:c="8"/>printf("%d ", *(int*)iterator_get_pointer(it_pos)); </text:p>
            <text:p text:style-name="P86"><text:s text:c="4"/>} </text:p>
            <text:p text:style-name="P86"><text:s text:c="4"/>printf("\n"); </text:p>
            <text:p text:style-name="P86"/>
            <text:p text:style-name="P86"><text:s text:c="4"/>/* insert 4 again */ </text:p>
            <text:p text:style-name="P86"><text:s text:c="4"/>it_pos = set_insert(pset_coll1, 4); </text:p>
            <text:p text:style-name="P86"><text:s text:c="4"/>if(iterator_equal(it_pos, set_end(pset_coll1))) </text:p>
            <text:p text:style-name="P86"><text:s text:c="4"/>{ </text:p>
            <text:p text:style-name="P86"><text:s text:c="8"/>printf("4 already exists\n"); </text:p>
            <text:p text:style-name="P86"><text:s text:c="4"/>} </text:p>
            <text:p text:style-name="P86"><text:s text:c="4"/>else </text:p>
            <text:p text:style-name="P86"><text:s text:c="4"/>{ </text:p>
            <text:p text:style-name="P86"><text:s text:c="8"/>printf("4 inserted as element %d\n", </text:p>
            <text:p text:style-name="P86"><text:soft-page-break/><text:s text:c="12"/>iterator_distance(set_begin(pset_coll1), it_pos)); </text:p>
            <text:p text:style-name="P86"><text:s text:c="4"/>} </text:p>
            <text:p text:style-name="P86"/>
            <text:p text:style-name="P86"><text:s text:c="4"/>/* initialize set_t with another and ascending order */ </text:p>
            <text:p text:style-name="P86"><text:s text:c="4"/>set_init_copy_range(pset_coll2, set_begin(pset_coll1), set_end(pset_coll1)); </text:p>
            <text:p text:style-name="P86"/>
            <text:p text:style-name="P86"><text:s text:c="4"/>/* print all elements of the copy */ </text:p>
            <text:p text:style-name="P86"><text:s text:c="4"/>for(it_pos = set_begin(pset_coll2); </text:p>
            <text:p text:style-name="P86"><text:s text:c="8"/>!iterator_equal(it_pos, set_end(pset_coll2)); </text:p>
            <text:p text:style-name="P86"><text:s text:c="8"/>it_pos = iterator_next(it_pos)) </text:p>
            <text:p text:style-name="P86"><text:s text:c="4"/>{ </text:p>
            <text:p text:style-name="P86"><text:s text:c="8"/>printf("%d ", *(int*)iterator_get_pointer(it_pos)); </text:p>
            <text:p text:style-name="P86"><text:s text:c="4"/>} </text:p>
            <text:p text:style-name="P86"><text:s text:c="4"/>printf("\n"); </text:p>
            <text:p text:style-name="P86"/>
            <text:p text:style-name="P86"><text:s text:c="4"/>/* remove all elements up to element with value 3 */ </text:p>
            <text:p text:style-name="P86"><text:s text:c="4"/>set_erase_range(pset_coll2, set_begin(pset_coll2), set_find(pset_coll2, 3)); </text:p>
            <text:p text:style-name="P86"/>
            <text:p text:style-name="P86"><text:s text:c="4"/>/* remove all elements with value 5 */ </text:p>
            <text:p text:style-name="P86"><text:s text:c="4"/>t_count = set_erase(pset_coll2, 5); </text:p>
            <text:p text:style-name="P86"><text:s text:c="4"/>printf("%u elements removed\n", t_count); </text:p>
            <text:p text:style-name="P86"/>
            <text:p text:style-name="P86"><text:s text:c="4"/>/* print all elements of the copy */ </text:p>
            <text:p text:style-name="P86"><text:s text:c="4"/>for(it_pos = set_begin(pset_coll2); </text:p>
            <text:p text:style-name="P86"><text:s text:c="8"/>!iterator_equal(it_pos, set_end(pset_coll2)); </text:p>
            <text:p text:style-name="P86"><text:s text:c="8"/>it_pos = iterator_next(it_pos)) </text:p>
            <text:p text:style-name="P86"><text:s text:c="4"/>{ </text:p>
            <text:p text:style-name="P86"><text:s text:c="8"/>printf("%d ", *(int*)iterator_get_pointer(it_pos)); </text:p>
            <text:p text:style-name="P86"><text:s text:c="4"/>} </text:p>
            <text:p text:style-name="P86"><text:s text:c="4"/>printf("\n"); </text:p>
            <text:p text:style-name="P86"/>
            <text:p text:style-name="P86"><text:s text:c="4"/>set_destroy(pset_coll1); </text:p>
            <text:p text:style-name="P86"><text:s text:c="4"/>set_destroy(pset_coll2); </text:p>
            <text:p text:style-name="P86"/>
            <text:p text:style-name="P86"><text:s text:c="4"/>return 0; </text:p>
            <text:p text:style-name="P86">}</text:p>
          </table:table-cell>
        </table:table-row>
      </table:table>
      <text:p text:style-name="P44"><text:tab/>在初始化<text:span text:style-name="T11">pset_coll1</text:span>的时候使用了自定义的排序规则<text:span text:style-name="T29">fun_greater_int</text:span><text:span text:style-name="T16">，这是为了让set_t中的数据按照从大到小的顺序排序。在第二次插入数据5的时候</text:span><text:span text:style-name="T32">set_insert(pset_coll1, 5); </text:span><text:span text:style-name="T16">操作失败，同样的还有再次插入数据4的时候插入操作函数也是失败的，并且</text:span><text:span text:style-name="T32">it_pos = set_insert(pset_coll1, 4); </text:span><text:span text:style-name="T16">的返回值是set_end()。在初始化pset_coll2的时候我们使用了拷贝初始化操作函数，从pset_coll1拷贝数据，但是排序规则使用默认的排序规则。</text:span></text:p>
      <text:p text:style-name="P28">输出结果：</text:p>
      <text:p text:style-name="P20">6 5 4 3 2 1 </text:p>
      <text:p text:style-name="P20">4 already exists </text:p>
      <text:p text:style-name="P20"><text:soft-page-break/>1 2 3 4 5 6 </text:p>
      <text:p text:style-name="P20">1 elements removed </text:p>
      <text:p text:style-name="P20">3 4 6 </text:p>
      <text:p text:style-name="P31"/>
      <text:p text:style-name="P28">同样的程序如果使用<text:span text:style-name="T11">multiset_t</text:span>会出现不同的结果：</text:p>
      <table:table table:name="表格77" table:style-name="表格77">
        <table:table-column table:style-name="表格77.A"/>
        <table:table-row>
          <table:table-cell table:style-name="表格77.A1" office:value-type="string">
            <text:p text:style-name="P86">/* </text:p>
            <text:p text:style-name="P86"><text:s/>* multiset2.c </text:p>
            <text:p text:style-name="P86"><text:s/>* compile with : -lcstl </text:p>
            <text:p text:style-name="P86"><text:s/>*/ </text:p>
            <text:p text:style-name="P86"/>
            <text:p text:style-name="P86">#include &lt;stdio.h&gt; </text:p>
            <text:p text:style-name="P86">#include &lt;cstl/cset.h&gt; </text:p>
            <text:p text:style-name="P86">#include &lt;cstl/cfunctional.h&gt; /* for fun_greater_int */ </text:p>
            <text:p text:style-name="P86"/>
            <text:p text:style-name="P86">int main(int argc, char* argv[]) </text:p>
            <text:p text:style-name="P86">{ </text:p>
            <text:p text:style-name="P86"><text:s text:c="4"/>multiset_t* pmset_coll1 = create_multiset(int); </text:p>
            <text:p text:style-name="P86"><text:s text:c="4"/>multiset_t* pmset_coll2 = create_multiset(int); </text:p>
            <text:p text:style-name="P86"><text:s text:c="4"/>multiset_iterator_t it_pos; </text:p>
            <text:p text:style-name="P86"><text:s text:c="4"/>size_t t_count = 0; </text:p>
            <text:p text:style-name="P86"/>
            <text:p text:style-name="P86"/>
            <text:p text:style-name="P86"><text:s text:c="4"/>if(pmset_coll1 == NULL || pmset_coll2 == NULL) </text:p>
            <text:p text:style-name="P86"><text:s text:c="4"/>{ </text:p>
            <text:p text:style-name="P86"><text:s text:c="8"/>return -1; </text:p>
            <text:p text:style-name="P86"><text:s text:c="4"/>} </text:p>
            <text:p text:style-name="P86"/>
            <text:p text:style-name="P86"><text:s text:c="4"/>/* empty multiset container and descending order */ </text:p>
            <text:p text:style-name="P86"><text:s text:c="4"/>multiset_init_ex(pmset_coll1, fun_greater_int); </text:p>
            <text:p text:style-name="P86"/>
            <text:p text:style-name="P86"><text:s text:c="4"/>/* insert elements in random order */ </text:p>
            <text:p text:style-name="P86"><text:s text:c="4"/>multiset_insert(pmset_coll1, 4); </text:p>
            <text:p text:style-name="P86"><text:s text:c="4"/>multiset_insert(pmset_coll1, 3); </text:p>
            <text:p text:style-name="P86"><text:s text:c="4"/>multiset_insert(pmset_coll1, 5); </text:p>
            <text:p text:style-name="P86"><text:s text:c="4"/>multiset_insert(pmset_coll1, 1); </text:p>
            <text:p text:style-name="P86"><text:s text:c="4"/>multiset_insert(pmset_coll1, 6); </text:p>
            <text:p text:style-name="P86"><text:s text:c="4"/>multiset_insert(pmset_coll1, 2); </text:p>
            <text:p text:style-name="P86"><text:s text:c="4"/>multiset_insert(pmset_coll1, 5); </text:p>
            <text:p text:style-name="P86"/>
            <text:p text:style-name="P86"><text:s text:c="4"/>/* iterate over all elements and print them */ </text:p>
            <text:p text:style-name="P86"><text:s text:c="4"/>for(it_pos = multiset_begin(pmset_coll1); </text:p>
            <text:p text:style-name="P86"><text:s text:c="8"/>!iterator_equal(it_pos, multiset_end(pmset_coll1)); </text:p>
            <text:p text:style-name="P86"><text:s text:c="8"/>it_pos = iterator_next(it_pos)) </text:p>
            <text:p text:style-name="P86"><text:soft-page-break/><text:s text:c="4"/>{ </text:p>
            <text:p text:style-name="P86"><text:s text:c="8"/>printf("%d ", *(int*)iterator_get_pointer(it_pos)); </text:p>
            <text:p text:style-name="P86"><text:s text:c="4"/>} </text:p>
            <text:p text:style-name="P86"><text:s text:c="4"/>printf("\n"); </text:p>
            <text:p text:style-name="P86"/>
            <text:p text:style-name="P86"><text:s text:c="4"/>/* insert 4 again */ </text:p>
            <text:p text:style-name="P86"><text:s text:c="4"/>it_pos = multiset_insert(pmset_coll1, 4); </text:p>
            <text:p text:style-name="P86"><text:s text:c="4"/>if(iterator_equal(it_pos, multiset_end(pmset_coll1))) </text:p>
            <text:p text:style-name="P86"><text:s text:c="4"/>{ </text:p>
            <text:p text:style-name="P86"><text:s text:c="8"/>printf("4 already exists\n"); </text:p>
            <text:p text:style-name="P86"><text:s text:c="4"/>} </text:p>
            <text:p text:style-name="P86"><text:s text:c="4"/>else </text:p>
            <text:p text:style-name="P86"><text:s text:c="4"/>{ </text:p>
            <text:p text:style-name="P86"><text:s text:c="8"/>printf("4 inserted as element %d\n", </text:p>
            <text:p text:style-name="P86"><text:s text:c="12"/>iterator_distance(multiset_begin(pmset_coll1), it_pos)); </text:p>
            <text:p text:style-name="P86"><text:s text:c="4"/>} </text:p>
            <text:p text:style-name="P86"/>
            <text:p text:style-name="P86"><text:s text:c="4"/>/* initialize multiset_t with another and ascending order */ </text:p>
            <text:p text:style-name="P86"><text:s text:c="4"/>multiset_init_copy_range(pmset_coll2, </text:p>
            <text:p text:style-name="P86"><text:s text:c="8"/>multiset_begin(pmset_coll1), multiset_end(pmset_coll1)); </text:p>
            <text:p text:style-name="P86"/>
            <text:p text:style-name="P86"><text:s text:c="4"/>/* print all elements of the copy */ </text:p>
            <text:p text:style-name="P86"><text:s text:c="4"/>for(it_pos = multiset_begin(pmset_coll2); </text:p>
            <text:p text:style-name="P86"><text:s text:c="8"/>!iterator_equal(it_pos, multiset_end(pmset_coll2)); </text:p>
            <text:p text:style-name="P86"><text:s text:c="8"/>it_pos = iterator_next(it_pos)) </text:p>
            <text:p text:style-name="P86"><text:s text:c="4"/>{ </text:p>
            <text:p text:style-name="P86"><text:s text:c="8"/>printf("%d ", *(int*)iterator_get_pointer(it_pos)); </text:p>
            <text:p text:style-name="P86"><text:s text:c="4"/>} </text:p>
            <text:p text:style-name="P86"><text:s text:c="4"/>printf("\n"); </text:p>
            <text:p text:style-name="P86"/>
            <text:p text:style-name="P86"><text:s text:c="4"/>/* remove all elements up to element with value 3 */ </text:p>
            <text:p text:style-name="P86"><text:s text:c="4"/>multiset_erase_range(pmset_coll2, </text:p>
            <text:p text:style-name="P86"><text:s text:c="8"/>multiset_begin(pmset_coll2), multiset_find(pmset_coll2, 3)); </text:p>
            <text:p text:style-name="P86"/>
            <text:p text:style-name="P86"><text:s text:c="4"/>/* remove all elements with value 5 */ </text:p>
            <text:p text:style-name="P86"><text:s text:c="4"/>t_count = multiset_erase(pmset_coll2, 5); </text:p>
            <text:p text:style-name="P86"><text:s text:c="4"/>printf("%u elements removed\n", t_count); </text:p>
            <text:p text:style-name="P86"/>
            <text:p text:style-name="P86"><text:s text:c="4"/>/* print all elements of the copy */ </text:p>
            <text:p text:style-name="P86"><text:s text:c="4"/>for(it_pos = multiset_begin(pmset_coll2); </text:p>
            <text:p text:style-name="P86"><text:s text:c="8"/>!iterator_equal(it_pos, multiset_end(pmset_coll2)); </text:p>
            <text:p text:style-name="P86"><text:s text:c="8"/>it_pos = iterator_next(it_pos)) </text:p>
            <text:p text:style-name="P86"><text:s text:c="4"/>{ </text:p>
            <text:p text:style-name="P86"><text:soft-page-break/><text:s text:c="8"/>printf("%d ", *(int*)iterator_get_pointer(it_pos)); </text:p>
            <text:p text:style-name="P86"><text:s text:c="4"/>} </text:p>
            <text:p text:style-name="P86"><text:s text:c="4"/>printf("\n"); </text:p>
            <text:p text:style-name="P86"/>
            <text:p text:style-name="P86"><text:s text:c="4"/>multiset_destroy(pmset_coll1); </text:p>
            <text:p text:style-name="P86"><text:s text:c="4"/>multiset_destroy(pmset_coll2); </text:p>
            <text:p text:style-name="P86"/>
            <text:p text:style-name="P86"><text:s text:c="4"/>return 0; </text:p>
            <text:p text:style-name="P86">}</text:p>
          </table:table-cell>
        </table:table-row>
      </table:table>
      <text:p text:style-name="P31"/>
      <text:p text:style-name="P28">输出的结果：</text:p>
      <text:p text:style-name="P20">6 5 5 4 3 2 1 </text:p>
      <text:p text:style-name="P20">4 inserted as element 4 </text:p>
      <text:p text:style-name="P20">1 2 3 4 4 5 5 6 </text:p>
      <text:p text:style-name="P20">2 elements removed </text:p>
      <text:p text:style-name="P20">3 4 4 6 </text:p>
      <text:p text:style-name="P20"/>
      <text:p text:style-name="P20"/>
      <text:list xml:id="list46162426" text:continue-numbering="true" text:style-name="WW8Num13">
        <text:list-item>
          <text:list>
            <text:list-item>
              <text:h text:style-name="P147" text:outline-level="2"><text:span text:style-name="T11">map_t</text:span>和<text:span text:style-name="T11">multimap_t</text:span></text:h>
            </text:list-item>
          </text:list>
        </text:list-item>
      </text:list>
      <text:p text:style-name="P26"><text:span text:style-name="T36"><text:tab/></text:span><text:span text:style-name="T20">map_t</text:span><text:span text:style-name="T39">和</text:span><text:span text:style-name="T20">multimap_t</text:span><text:span text:style-name="T39">都是已</text:span><text:span text:style-name="T20">key/value</text:span><text:span text:style-name="T39">这种形式保存数据，所以</text:span><text:span text:style-name="T20">map_t</text:span><text:span text:style-name="T39">和</text:span><text:span text:style-name="T20">multimap_t</text:span><text:span text:style-name="T39">中保存的都是</text:span><text:span text:style-name="T20">pair_t</text:span><text:span text:style-name="T39">类型。容器使用</text:span><text:span text:style-name="T20">key</text:span><text:span text:style-name="T39">通过某种规则对保存在其中的数据进行排序。这两个容器的不同点就是</text:span><text:span text:style-name="T20">multimap_t</text:span><text:span text:style-name="T39">允许</text:span><text:span text:style-name="T20">key</text:span><text:span text:style-name="T39">重复。</text:span></text:p>
      <text:p text:style-name="P38"><draw:frame draw:style-name="fr3" draw:name="图形18" text:anchor-type="paragraph" svg:width="19.006cm" svg:height="6.539cm" draw:z-index="8"><draw:image xlink:href="Pictures/10000000000002CB000000F60A365ACD.jpg" xlink:type="simple" xlink:show="embed" xlink:actuate="onLoad"/></draw:frame>图 <text:span text:style-name="T11">4.8 map_t</text:span>和<text:span text:style-name="T11">multimap_t</text:span></text:p>
      <text:p text:style-name="P26"><text:span text:style-name="T39">要使用</text:span><text:span text:style-name="T20">map_t</text:span><text:span text:style-name="T39">和</text:span><text:span text:style-name="T20">multimap_t</text:span><text:span text:style-name="T39">必须包含头文件</text:span><text:span text:style-name="T22">&lt;cstl/cmap.h&gt;</text:span></text:p>
      <text:p text:style-name="P49">#include &lt;cstl/cmap.h&gt;</text:p>
      <text:p text:style-name="P26"><text:span text:style-name="T36"><text:tab/></text:span><text:span text:style-name="T46">用户可以在初始化容器的时候指定排序规则，如果没有指定排序规则使用默认的排序规则。</text:span><text:span text:style-name="T22">map_t</text:span><text:span text:style-name="T46">和</text:span><text:span text:style-name="T22">multimap_t</text:span><text:span text:style-name="T46">类型都是根据</text:span><text:span text:style-name="T22">key</text:span><text:span text:style-name="T46">排序的，不管是默认的排序规则还是用户指定的排序规则都是针对与</text:span><text:span text:style-name="T22">key</text:span><text:span text:style-name="T46">的，与</text:span><text:span text:style-name="T22">value</text:span><text:span text:style-name="T46">无关。</text:span></text:p>
      <text:p text:style-name="P44"><text:soft-page-break/></text:p>
      <text:list xml:id="list2091174165" text:continue-numbering="true" text:style-name="WW8Num13">
        <text:list-item>
          <text:list>
            <text:list-item>
              <text:list>
                <text:list-item>
                  <text:h text:style-name="P106" text:outline-level="3"><text:span text:style-name="T11">map_t</text:span>和<text:span text:style-name="T11">multimap_t</text:span>的能力</text:h>
                </text:list-item>
              </text:list>
            </text:list-item>
          </text:list>
        </text:list-item>
      </text:list>
      <text:p text:style-name="P28"><text:tab/>与其他的关联容器一样，<text:span text:style-name="T11">map_t</text:span>和<text:span text:style-name="T11">multimap_t</text:span>也是使用平衡二叉树实现的。其实<text:span text:style-name="T11">set_t，multiset_t，map_t，</text:span></text:p>
      <text:p text:style-name="P28"><text:span text:style-name="T11">multimap_t</text:span>都是使用统一的内部实现，所以你可以认为<text:span text:style-name="T11">set_t，</text:span><text:span text:style-name="T29"> multiset_t</text:span>是特殊<text:span text:style-name="T11">map_t，multimap_t，</text:span>只是它们的<text:span text:style-name="T11">key</text:span>和<text:span text:style-name="T11">value</text:span>是一样的都是数据本身。</text:p>
      <text:p text:style-name="P29"><draw:frame draw:style-name="fr3" draw:name="图形19" text:anchor-type="paragraph" svg:width="19.006cm" svg:height="7.65cm" draw:z-index="9"><draw:image xlink:href="Pictures/10000000000002CE00000121E24E060B.jpg" xlink:type="simple" xlink:show="embed" xlink:actuate="onLoad"/></draw:frame><text:span text:style-name="T57">图 </text:span><text:span text:style-name="T33">4.9 map_t</text:span><text:span text:style-name="T57">和</text:span><text:span text:style-name="T33">multimap_t</text:span><text:span text:style-name="T57">的内部结构</text:span></text:p>
      <text:p text:style-name="P66">容器根据数据的<text:span text:style-name="T11">key</text:span>排序数据，所以根据某个<text:span text:style-name="T11">key</text:span>查找数据很高效，但是根据某个<text:span text:style-name="T11">value</text:span>查找数据效率很低。 <text:span text:style-name="T11">map_t</text:span>和<text:span text:style-name="T11">multimap_t</text:span>具有与<text:span text:style-name="T11">set_t</text:span>和<text:span text:style-name="T11">multiset_t</text:span>相同的操作函数，同时也具有同样的特定：不能直接或间接修改容器中的数据<text:span text:style-name="T11">(map_t</text:span>和<text:span text:style-name="T11">multimap_t</text:span>中是不能修改数据的<text:span text:style-name="T11">key，</text:span>但是<text:span text:style-name="T11">value</text:span>可以修改<text:span text:style-name="T11">)</text:span>。</text:p>
      <text:list xml:id="list1262726216" text:continue-numbering="true" text:style-name="WW8Num13">
        <text:list-item>
          <text:list>
            <text:list-item>
              <text:list>
                <text:list-item>
                  <text:h text:style-name="P106" text:outline-level="3"><text:span text:style-name="T11">map_t</text:span>和<text:span text:style-name="T11">multimap_t</text:span>的操作</text:h>
                </text:list-item>
              </text:list>
            </text:list-item>
          </text:list>
        </text:list-item>
      </text:list>
      <text:p text:style-name="P26"><text:span text:style-name="T39"><text:tab/></text:span><text:span text:style-name="T20">map_t</text:span><text:span text:style-name="T39">和</text:span><text:span text:style-name="T20">multimap_t</text:span><text:span text:style-name="T39">的操作都是相同的，只有一个地方不同，会在后面的章节介绍。下面只列出了</text:span><text:span text:style-name="T20">map_t</text:span><text:span text:style-name="T39">的相关的操作函数，具体的清参考</text:span><text:span text:style-name="T31">《The libcstl Library Reference Manual》</text:span><text:span text:style-name="T39">。</text:span></text:p>
      <text:list xml:id="list1194469981" text:style-name="L82">
        <text:list-item>
          <text:p text:style-name="P203">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ext:soft-page-break/>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28"><text:tab/><text:span text:style-name="T11">map_t</text:span>和<text:span text:style-name="T11">multimap_t</text:span>保存的都是<text:span text:style-name="T11">key/value</text:span>，所以在创建的时候<text:span text:style-name="T11">key</text:span>和<text:span text:style-name="T11">value</text:span>的类型都要指明。</text:p>
      <text:p text:style-name="P28"/>
      <text:list xml:id="list706769921" text:style-name="L83">
        <text:list-item>
          <text:p text:style-name="P204">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26"/>
      <text:list xml:id="list1056556400" text:style-name="L84">
        <text:list-item>
          <text:p text:style-name="P205">特殊的查找函数</text:p>
        </text:list-item>
      </text:list>
      <text:p text:style-name="P26"><text:span text:style-name="T36"><text:tab/></text:span><text:span text:style-name="T20">map_t</text:span><text:span text:style-name="T39">和</text:span><text:span text:style-name="T20">multimap_t</text:span><text:span text:style-name="T39">同样提供了特殊查找函数，但是这些函数是基于数据的</text:span><text:span text:style-name="T20">key，</text:span><text:span text:style-name="T39">例如要查找指定的</text:span><text:span text:style-name="T20">key</text:span><text:span text:style-name="T39">使用</text:span><text:span text:style-name="T20">map_find()</text:span><text:span text:style-name="T39">操作函数，但是如果要查找指定的</text:span><text:span text:style-name="T20">value</text:span><text:span text:style-name="T39">就不能使用</text:span><text:span text:style-name="T20">map_find()</text:span><text:span text:style-name="T39">了，使用</text:span><text:span text:style-name="T20">algo_find_if()</text:span><text:span text:style-name="T39">可用做到，但是没有</text:span><text:span text:style-name="T20">map_find()</text:span><text:span text:style-name="T39">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28"/>
      <text:list xml:id="list1051901926" text:style-name="L85">
        <text:list-item>
          <text:p text:style-name="P160">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28"/>
      <text:list xml:id="list743147501" text:style-name="L86">
        <text:list-item>
          <text:p text:style-name="P161">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27"><text:span text:style-name="T11">map_t</text:span>和<text:span text:style-name="T11">multimap_t</text:span>提供双向迭代器。禁止通过迭代器操作间接的修改容器中数据的<text:span text:style-name="T11">key，</text:span>但是可以修改数据的<text:span text:style-name="T11">value，</text:span>同样禁止将质变算法作用于关联容器。</text:p>
      <text:p text:style-name="P28"/>
      <text:list xml:id="list1779464598" text:style-name="L87">
        <text:list-item>
          <text:p text:style-name="P206">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ext:soft-page-break/>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27"><text:tab/>由于<text:span text:style-name="T11">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28"/>
      <text:list xml:id="list1479104337" text:continue-list="list1262726216" text:style-name="WW8Num13">
        <text:list-item>
          <text:list>
            <text:list-item>
              <text:list>
                <text:list-item>
                  <text:h text:style-name="P106" text:outline-level="3">将<text:span text:style-name="T11">map_t</text:span>作为关联数组使用</text:h>
                </text:list-item>
              </text:list>
            </text:list-item>
          </text:list>
        </text:list-item>
      </text:list>
      <text:p text:style-name="P28"><text:tab/>关联容器是不提供数据访问操作的，但是<text:span text:style-name="T11">map_t</text:span>例外，它提供了一个通过下标对数据进行随即访问的操作函数，所以可以将<text:span text:style-name="T11">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28"><text:tab/>这个操作函数使用<text:span text:style-name="T11">key</text:span>为下标，返回指向数据的<text:span text:style-name="T11">value</text:span>的指针。如果容器中没有以<text:span text:style-name="T11">key</text:span>为键值的数据则先向容器中插入一个键值为<text:span text:style-name="T11">key，value</text:span>为该数据类型的默认值的数据然后返回指向<text:span text:style-name="T11">value</text:span>的指针。</text:p>
      <text:p text:style-name="P28">例如：</text:p>
      <text:p text:style-name="P49">map_t* pmap_coll = create_map(char, double);</text:p>
      <text:p text:style-name="P49">...</text:p>
      <text:p text:style-name="P49">map_init(pmap_coll);</text:p>
      <text:p text:style-name="P49">...</text:p>
      <text:p text:style-name="P49">*(double*)map_at(pmap_coll, ‘A’) = 7.7;</text:p>
      <text:p text:style-name="P64"><text:span text:style-name="T39">这个例子中</text:span><text:span text:style-name="T22">*(double*)map_at(pmap_coll, ‘A’) = 7.7;</text:span><text:span text:style-name="T39">是对键值为</text:span><text:span text:style-name="T31">’A’</text:span><text:span text:style-name="T39">的数据的访问，如果容器中包含键值为</text:span><text:span text:style-name="T31">’A’</text:span><text:span text:style-name="T39">的数据，就将这个数据的</text:span><text:span text:style-name="T20">value</text:span><text:span text:style-name="T39">改为</text:span><text:span text:style-name="T20">7.7，</text:span><text:span text:style-name="T39">如果没有就插入一个</text:span><text:span text:style-name="T20">(‘A’, 0.0)</text:span><text:span text:style-name="T39">的数据，然后在将</text:span><text:span text:style-name="T20">0.0</text:span><text:span text:style-name="T39">改为</text:span><text:span text:style-name="T20">7.7</text:span><text:span text:style-name="T39">。</text:span></text:p>
      <text:p text:style-name="P28"><text:tab/>这个操作有一个缺点，那就是调用者可能偶然或者错误的插了新数据。如：</text:p>
      <text:p text:style-name="P49">printf(“value = %f\n”, *(double*)map_at(pmap_coll, ‘A’));</text:p>
      <text:p text:style-name="P28">如果容器中有键值为<text:span text:style-name="T29">’A’</text:span>的数据这个操作没有任何错误，但是如果没有那么就无声无息的插入了一个新数据 <text:span text:style-name="T11">(‘A’,0.0)。</text:span></text:p>
      <text:p text:style-name="P18"/>
      <text:list xml:id="list365135875" text:continue-numbering="true" text:style-name="WW8Num13">
        <text:list-item>
          <text:list>
            <text:list-item>
              <text:list>
                <text:list-item>
                  <text:h text:style-name="P106" text:outline-level="3"><text:span text:style-name="T11">map_t</text:span>和<text:span text:style-name="T11">multimap_t</text:span>的使用实例</text:h>
                </text:list-item>
              </text:list>
            </text:list-item>
          </text:list>
        </text:list-item>
      </text:list>
      <text:p text:style-name="P28"><text:span text:style-name="T11">map_t</text:span>作为关联数组，这个例子使用<text:span text:style-name="T11">map_t</text:span>来反应股价，其中<text:span text:style-name="T11">key</text:span>是公司名称，<text:span text:style-name="T11">value</text:span>是股价：</text:p>
      <table:table table:name="表格85" table:style-name="表格85">
        <table:table-column table:style-name="表格85.A"/>
        <table:table-row>
          <table:table-cell table:style-name="表格85.A1" office:value-type="string">
            <text:p text:style-name="P86">/* </text:p>
            <text:p text:style-name="P86"><text:s/>* map2.c </text:p>
            <text:p text:style-name="P86"><text:soft-page-break/><text:s/>* compile with : -lcstl </text:p>
            <text:p text:style-name="P86"><text:s/>*/ </text:p>
            <text:p text:style-name="P86"/>
            <text:p text:style-name="P86">#include &lt;stdio.h&gt; </text:p>
            <text:p text:style-name="P86">#include &lt;cstl/cmap.h&gt; </text:p>
            <text:p text:style-name="P86"/>
            <text:p text:style-name="P86">int main(int argc, char* argv[]) </text:p>
            <text:p text:style-name="P86">{ </text:p>
            <text:p text:style-name="P86"><text:s text:c="4"/>map_t* pmap_stocks = create_map(char*, double); </text:p>
            <text:p text:style-name="P86"><text:s text:c="4"/>map_iterator_t it_pos; </text:p>
            <text:p text:style-name="P86"/>
            <text:p text:style-name="P86"><text:s text:c="4"/>if(pmap_stocks == NULL) </text:p>
            <text:p text:style-name="P86"><text:s text:c="4"/>{ </text:p>
            <text:p text:style-name="P86"><text:s text:c="8"/>return -1; </text:p>
            <text:p text:style-name="P86"><text:s text:c="4"/>} </text:p>
            <text:p text:style-name="P86"/>
            <text:p text:style-name="P86"><text:s text:c="4"/>map_init(pmap_stocks); </text:p>
            <text:p text:style-name="P86"/>
            <text:p text:style-name="P86"><text:s text:c="4"/>*(double*)map_at(pmap_stocks, "Google") = 834.50; </text:p>
            <text:p text:style-name="P86"><text:s text:c="4"/>*(double*)map_at(pmap_stocks, "IBM") = 431.93; </text:p>
            <text:p text:style-name="P86"><text:s text:c="4"/>*(double*)map_at(pmap_stocks, "Apple") = 557.28; </text:p>
            <text:p text:style-name="P86"><text:s text:c="4"/>*(double*)map_at(pmap_stocks, "MS") = 691.03; </text:p>
            <text:p text:style-name="P86"><text:s text:c="4"/>*(double*)map_at(pmap_stocks, "Oracle") = 670.37; </text:p>
            <text:p text:style-name="P86"/>
            <text:p text:style-name="P86"><text:s text:c="4"/>/* print all elements */ </text:p>
            <text:p text:style-name="P86"><text:s text:c="4"/>for(it_pos = map_begin(pmap_stocks); </text:p>
            <text:p text:style-name="P86"><text:s text:c="8"/>!iterator_equal(it_pos, map_end(pmap_stocks)); </text:p>
            <text:p text:style-name="P86"><text:s text:c="8"/>it_pos = iterator_next(it_pos)) </text:p>
            <text:p text:style-name="P86"><text:s text:c="4"/>{ </text:p>
            <text:p text:style-name="P86"><text:s text:c="8"/>printf("stock:%s\tprice:%lf\n", </text:p>
            <text:p text:style-name="P86"><text:s text:c="12"/>(char*)pair_first((pair_t*)iterator_get_pointer(it_pos)), </text:p>
            <text:p text:style-name="P86"><text:s text:c="12"/>*(double*)pair_second((pair_t*)iterator_get_pointer(it_pos))); </text:p>
            <text:p text:style-name="P86"><text:s text:c="4"/>} </text:p>
            <text:p text:style-name="P86"><text:s text:c="4"/>printf("\n"); </text:p>
            <text:p text:style-name="P86"/>
            <text:p text:style-name="P86"><text:s text:c="4"/>/* all price double */ </text:p>
            <text:p text:style-name="P86"><text:s text:c="4"/>for(it_pos = map_begin(pmap_stocks); </text:p>
            <text:p text:style-name="P86"><text:s text:c="8"/>!iterator_equal(it_pos, map_end(pmap_stocks)); </text:p>
            <text:p text:style-name="P86"><text:s text:c="8"/>it_pos = iterator_next(it_pos)) </text:p>
            <text:p text:style-name="P86"><text:s text:c="4"/>{ </text:p>
            <text:p text:style-name="P86"><text:s text:c="8"/>*(double*)pair_second((pair_t*)iterator_get_pointer(it_pos)) *= 2; </text:p>
            <text:p text:style-name="P86"><text:s text:c="4"/>} </text:p>
            <text:p text:style-name="P86"/>
            <text:p text:style-name="P86"><text:soft-page-break/><text:s text:c="4"/>/* print all elements */ </text:p>
            <text:p text:style-name="P86"><text:s text:c="4"/>for(it_pos = map_begin(pmap_stocks); </text:p>
            <text:p text:style-name="P86"><text:s text:c="8"/>!iterator_equal(it_pos, map_end(pmap_stocks)); </text:p>
            <text:p text:style-name="P86"><text:s text:c="8"/>it_pos = iterator_next(it_pos)) </text:p>
            <text:p text:style-name="P86"><text:s text:c="4"/>{ </text:p>
            <text:p text:style-name="P86"><text:s text:c="8"/>printf("stock:%s\tprice:%lf\n", </text:p>
            <text:p text:style-name="P86"><text:s text:c="12"/>(char*)pair_first((pair_t*)iterator_get_pointer(it_pos)), </text:p>
            <text:p text:style-name="P86"><text:s text:c="12"/>*(double*)pair_second((pair_t*)iterator_get_pointer(it_pos))); </text:p>
            <text:p text:style-name="P86"><text:s text:c="4"/>} </text:p>
            <text:p text:style-name="P86"><text:s text:c="4"/>printf("\n"); </text:p>
            <text:p text:style-name="P86"/>
            <text:p text:style-name="P86"><text:s text:c="4"/>/* rename the key from "MS" to "Microsoft" */ </text:p>
            <text:p text:style-name="P86"><text:s text:c="4"/>*(double*)map_at(pmap_stocks, "Microsoft") = </text:p>
            <text:p text:style-name="P86"><text:s text:c="8"/>*(double*)map_at(pmap_stocks, "MS"); </text:p>
            <text:p text:style-name="P86"><text:s text:c="4"/>map_erase(pmap_stocks, "MS"); </text:p>
            <text:p text:style-name="P86"/>
            <text:p text:style-name="P86"><text:s text:c="4"/>/* print all elements */ </text:p>
            <text:p text:style-name="P86"><text:s text:c="4"/>for(it_pos = map_begin(pmap_stocks); </text:p>
            <text:p text:style-name="P86"><text:s text:c="8"/>!iterator_equal(it_pos, map_end(pmap_stocks)); </text:p>
            <text:p text:style-name="P86"><text:s text:c="8"/>it_pos = iterator_next(it_pos)) </text:p>
            <text:p text:style-name="P86"><text:s text:c="4"/>{ </text:p>
            <text:p text:style-name="P86"><text:s text:c="8"/>printf("stock:%s\tprice:%lf\n", </text:p>
            <text:p text:style-name="P86"><text:s text:c="12"/>(char*)pair_first((pair_t*)iterator_get_pointer(it_pos)), </text:p>
            <text:p text:style-name="P86"><text:s text:c="12"/>*(double*)pair_second((pair_t*)iterator_get_pointer(it_pos))); </text:p>
            <text:p text:style-name="P86"><text:s text:c="4"/>} </text:p>
            <text:p text:style-name="P86"><text:s text:c="4"/>printf("\n"); </text:p>
            <text:p text:style-name="P86"/>
            <text:p text:style-name="P86"><text:s text:c="4"/>map_destroy(pmap_stocks); </text:p>
            <text:p text:style-name="P86"/>
            <text:p text:style-name="P86"><text:s text:c="4"/>return 0; </text:p>
            <text:p text:style-name="P86">}</text:p>
          </table:table-cell>
        </table:table-row>
      </table:table>
      <text:p text:style-name="P31"/>
      <text:p text:style-name="P28">输出结果:</text:p>
      <text:p text:style-name="P20">stock:Apple<text:tab/><text:tab/>price:557.280000 </text:p>
      <text:p text:style-name="P20">stock:Google<text:tab/><text:tab/>price:834.500000 </text:p>
      <text:p text:style-name="P20">stock:IBM<text:tab/><text:tab/>price:431.930000 </text:p>
      <text:p text:style-name="P20">stock:MS<text:tab/><text:tab/><text:tab/>price:691.030000 </text:p>
      <text:p text:style-name="P20">stock:Oracle<text:tab/><text:tab/>price:670.370000 </text:p>
      <text:p text:style-name="P20"/>
      <text:p text:style-name="P20">stock:Apple<text:tab/><text:tab/>price:1114.560000 </text:p>
      <text:p text:style-name="P20">stock:Google<text:tab/><text:tab/>price:1669.000000 </text:p>
      <text:p text:style-name="P20">stock:IBM<text:tab/><text:tab/>price:863.860000 </text:p>
      <text:p text:style-name="P20">stock:MS<text:tab/><text:tab/><text:tab/>price:1382.060000 </text:p>
      <text:p text:style-name="P20"><text:soft-page-break/>stock:Oracle<text:tab/><text:tab/>price:1340.740000 </text:p>
      <text:p text:style-name="P20"/>
      <text:p text:style-name="P20">stock:Apple<text:tab/><text:tab/>price:1114.560000 </text:p>
      <text:p text:style-name="P20">stock:Google<text:tab/><text:tab/>price:1669.000000 </text:p>
      <text:p text:style-name="P20">stock:IBM<text:tab/><text:tab/>price:863.860000 </text:p>
      <text:p text:style-name="P20">stock:Microsoft<text:tab/>price:1382.060000 </text:p>
      <text:p text:style-name="P20">stock:Oracle<text:tab/><text:tab/>price:1340.740000 </text:p>
      <text:p text:style-name="P31"/>
      <text:p text:style-name="P28"><text:tab/>下面这个例子将<text:span text:style-name="T11">multimap_t</text:span>作为字典来使用：</text:p>
      <table:table table:name="表格86" table:style-name="表格86">
        <table:table-column table:style-name="表格86.A"/>
        <table:table-row>
          <table:table-cell table:style-name="表格86.A1" office:value-type="string">
            <text:p text:style-name="P86">/* </text:p>
            <text:p text:style-name="P86"><text:s/>* multimap2.c </text:p>
            <text:p text:style-name="P86"><text:s/>* compile with : -lcstl </text:p>
            <text:p text:style-name="P86"><text:s/>*/ </text:p>
            <text:p text:style-name="P86"/>
            <text:p text:style-name="P86">#include &lt;stdio.h&gt; </text:p>
            <text:p text:style-name="P86">#include &lt;string.h&gt; </text:p>
            <text:p text:style-name="P86">#include &lt;cstl/cmap.h&gt; </text:p>
            <text:p text:style-name="P86"/>
            <text:p text:style-name="P86">int main(int argc, char* argv[]) </text:p>
            <text:p text:style-name="P86">{ </text:p>
            <text:p text:style-name="P86"><text:s text:c="4"/>multimap_t* pmmap_dict = create_multimap(char*, char*); </text:p>
            <text:p text:style-name="P86"><text:s text:c="4"/>pair_t* ppair_item = create_pair(char*, char*); </text:p>
            <text:p text:style-name="P86"><text:s text:c="4"/>multimap_iterator_t it_pos; </text:p>
            <text:p text:style-name="P86"/>
            <text:p text:style-name="P86"><text:s text:c="4"/>if(pmmap_dict == NULL || ppair_item == NULL) </text:p>
            <text:p text:style-name="P86"><text:s text:c="4"/>{ </text:p>
            <text:p text:style-name="P86"><text:s text:c="8"/>return -1; </text:p>
            <text:p text:style-name="P86"><text:s text:c="4"/>} </text:p>
            <text:p text:style-name="P86"/>
            <text:p text:style-name="P86"><text:s text:c="4"/>multimap_init(pmmap_dict); </text:p>
            <text:p text:style-name="P86"><text:s text:c="4"/>pair_init(ppair_item); </text:p>
            <text:p text:style-name="P86"/>
            <text:p text:style-name="P86"><text:s text:c="4"/>pair_make(ppair_item, "day", "Tag"); </text:p>
            <text:p text:style-name="P86"><text:s text:c="4"/>multimap_insert(pmmap_dict, ppair_item); </text:p>
            <text:p text:style-name="P86"><text:s text:c="4"/>pair_make(ppair_item, "strange", "fremd"); </text:p>
            <text:p text:style-name="P86"><text:s text:c="4"/>multimap_insert(pmmap_dict, ppair_item); </text:p>
            <text:p text:style-name="P86"><text:s text:c="4"/>pair_make(ppair_item, "car", "Auto"); </text:p>
            <text:p text:style-name="P86"><text:s text:c="4"/>multimap_insert(pmmap_dict, ppair_item); </text:p>
            <text:p text:style-name="P86"><text:s text:c="4"/>pair_make(ppair_item, "smart", "elegant"); </text:p>
            <text:p text:style-name="P86"><text:s text:c="4"/>multimap_insert(pmmap_dict, ppair_item); </text:p>
            <text:p text:style-name="P86"><text:s text:c="4"/>pair_make(ppair_item, "trait", "Merkmal"); </text:p>
            <text:p text:style-name="P86"><text:s text:c="4"/>multimap_insert(pmmap_dict, ppair_item); </text:p>
            <text:p text:style-name="P86"><text:s text:c="4"/>pair_make(ppair_item, "strange", "seltsam"); </text:p>
            <text:p text:style-name="P86"><text:soft-page-break/><text:s text:c="4"/>multimap_insert(pmmap_dict, ppair_item); </text:p>
            <text:p text:style-name="P86"><text:s text:c="4"/>pair_make(ppair_item, "smart", "raffiniert"); </text:p>
            <text:p text:style-name="P86"><text:s text:c="4"/>multimap_insert(pmmap_dict, ppair_item); </text:p>
            <text:p text:style-name="P86"><text:s text:c="4"/>pair_make(ppair_item, "smart", "klug"); </text:p>
            <text:p text:style-name="P86"><text:s text:c="4"/>multimap_insert(pmmap_dict, ppair_item); </text:p>
            <text:p text:style-name="P86"><text:s text:c="4"/>pair_make(ppair_item, "clever", "raffiniert"); </text:p>
            <text:p text:style-name="P86"><text:s text:c="4"/>multimap_insert(pmmap_dict, ppair_item); </text:p>
            <text:p text:style-name="P86"/>
            <text:p text:style-name="P86"><text:s text:c="4"/>/* print all elements */ </text:p>
            <text:p text:style-name="P86"><text:s text:c="4"/>printf("english\t\tgerman\n"); </text:p>
            <text:p text:style-name="P86"><text:s text:c="4"/>printf("--------------------------------\n"); </text:p>
            <text:p text:style-name="P86"><text:s text:c="4"/>for(it_pos = multimap_begin(pmmap_dict); </text:p>
            <text:p text:style-name="P86"><text:s text:c="8"/>!iterator_equal(it_pos, multimap_end(pmmap_dict)); </text:p>
            <text:p text:style-name="P86"><text:s text:c="8"/>it_pos = iterator_next(it_pos)) </text:p>
            <text:p text:style-name="P86"><text:s text:c="4"/>{ </text:p>
            <text:p text:style-name="P86"><text:s text:c="8"/>printf("%s\t\t%s\n", </text:p>
            <text:p text:style-name="P86"><text:s text:c="12"/>(char*)pair_first((pair_t*)iterator_get_pointer(it_pos)), </text:p>
            <text:p text:style-name="P86"><text:s text:c="12"/>(char*)pair_second((pair_t*)iterator_get_pointer(it_pos))); </text:p>
            <text:p text:style-name="P86"><text:s text:c="4"/>} </text:p>
            <text:p text:style-name="P86"><text:s text:c="4"/>printf("\n"); </text:p>
            <text:p text:style-name="P86"/>
            <text:p text:style-name="P86"><text:s text:c="4"/>/* print all values for key "smart" */ </text:p>
            <text:p text:style-name="P86"><text:s text:c="4"/>printf("smart:\n"); </text:p>
            <text:p text:style-name="P86"><text:s text:c="4"/>for(it_pos = multimap_begin(pmmap_dict); </text:p>
            <text:p text:style-name="P86"><text:s text:c="8"/>!iterator_equal(it_pos, multimap_end(pmmap_dict)); </text:p>
            <text:p text:style-name="P86"><text:s text:c="8"/>it_pos = iterator_next(it_pos)) </text:p>
            <text:p text:style-name="P86"><text:s text:c="4"/>{ </text:p>
            <text:p text:style-name="P86"><text:s text:c="8"/>if(strcmp((char*)pair_first((pair_t*)iterator_get_pointer(it_pos)), </text:p>
            <text:p text:style-name="P86"><text:s text:c="12"/>"smart") == 0) </text:p>
            <text:p text:style-name="P86"><text:s text:c="8"/>{ </text:p>
            <text:p text:style-name="P86"><text:s text:c="12"/>printf("\t%s\n", </text:p>
            <text:p text:style-name="P86"><text:s text:c="16"/>(char*)pair_second((pair_t*)iterator_get_pointer(it_pos))); </text:p>
            <text:p text:style-name="P86"><text:s text:c="8"/>} </text:p>
            <text:p text:style-name="P86"><text:s text:c="4"/>} </text:p>
            <text:p text:style-name="P86"><text:s text:c="4"/>printf("\n"); </text:p>
            <text:p text:style-name="P86"/>
            <text:p text:style-name="P86"><text:s text:c="4"/>/* print all keys for value "raffiniert" */ </text:p>
            <text:p text:style-name="P86"><text:s text:c="4"/>printf("raffiniert:\n"); </text:p>
            <text:p text:style-name="P86"><text:s text:c="4"/>for(it_pos = multimap_begin(pmmap_dict); </text:p>
            <text:p text:style-name="P86"><text:s text:c="8"/>!iterator_equal(it_pos, multimap_end(pmmap_dict)); </text:p>
            <text:p text:style-name="P86"><text:s text:c="8"/>it_pos = iterator_next(it_pos)) </text:p>
            <text:p text:style-name="P86"><text:s text:c="4"/>{ </text:p>
            <text:p text:style-name="P86"><text:s text:c="8"/>if(strcmp((char*)pair_second((pair_t*)iterator_get_pointer(it_pos)), </text:p>
            <text:p text:style-name="P86"><text:soft-page-break/><text:s text:c="12"/>"raffiniert") == 0) </text:p>
            <text:p text:style-name="P86"><text:s text:c="8"/>{ </text:p>
            <text:p text:style-name="P86"><text:s text:c="12"/>printf("\t%s\n", </text:p>
            <text:p text:style-name="P86"><text:s text:c="16"/>(char*)pair_first((pair_t*)iterator_get_pointer(it_pos))); </text:p>
            <text:p text:style-name="P86"><text:s text:c="8"/>} </text:p>
            <text:p text:style-name="P86"><text:s text:c="4"/>} </text:p>
            <text:p text:style-name="P86"><text:s text:c="4"/>printf("\n"); </text:p>
            <text:p text:style-name="P86"/>
            <text:p text:style-name="P86"><text:s text:c="4"/>multimap_destroy(pmmap_dict); </text:p>
            <text:p text:style-name="P86"><text:s text:c="4"/>pair_destroy(ppair_item); </text:p>
            <text:p text:style-name="P86"/>
            <text:p text:style-name="P86"><text:s text:c="4"/>return 0; </text:p>
            <text:p text:style-name="P86">}</text:p>
          </table:table-cell>
        </table:table-row>
      </table:table>
      <text:p text:style-name="P31"/>
      <text:p text:style-name="P28">结果：</text:p>
      <text:p text:style-name="P20">english<text:tab/><text:tab/>german </text:p>
      <text:p text:style-name="P20">-------------------------------- </text:p>
      <text:p text:style-name="P20">car<text:tab/><text:tab/><text:tab/>Auto </text:p>
      <text:p text:style-name="P20">clever<text:tab/><text:tab/>raffiniert </text:p>
      <text:p text:style-name="P20">day<text:tab/><text:tab/><text:tab/>Tag </text:p>
      <text:p text:style-name="P20">smart<text:tab/><text:tab/>elegant </text:p>
      <text:p text:style-name="P20">smart<text:tab/><text:tab/>raffiniert </text:p>
      <text:p text:style-name="P20">smart<text:tab/><text:tab/>klug </text:p>
      <text:p text:style-name="P20">strange<text:tab/><text:tab/>fremd </text:p>
      <text:p text:style-name="P20">strange<text:tab/><text:tab/>seltsam </text:p>
      <text:p text:style-name="P20">trait<text:tab/><text:tab/><text:tab/>Merkmal </text:p>
      <text:p text:style-name="P20"/>
      <text:p text:style-name="P20">smart: </text:p>
      <text:p text:style-name="P20"><text:tab/>elegant </text:p>
      <text:p text:style-name="P20"><text:tab/>raffiniert </text:p>
      <text:p text:style-name="P20"><text:tab/>klug </text:p>
      <text:p text:style-name="P20"/>
      <text:p text:style-name="P20">raffiniert: </text:p>
      <text:p text:style-name="P20"><text:tab/>clever </text:p>
      <text:p text:style-name="P20"><text:tab/>smart </text:p>
      <text:p text:style-name="P31"/>
      <text:p text:style-name="P28"><text:tab/>下面这个例子展示了通过算法来找到<text:span text:style-name="T11">value</text:span>：</text:p>
      <table:table table:name="表格87" table:style-name="表格87">
        <table:table-column table:style-name="表格87.A"/>
        <table:table-row>
          <table:table-cell table:style-name="表格87.A1" office:value-type="string">
            <text:p text:style-name="P86">/* </text:p>
            <text:p text:style-name="P86"><text:s/>* mapfind.c </text:p>
            <text:p text:style-name="P86"><text:s/>* compile with : -lcstl </text:p>
            <text:p text:style-name="P86"><text:s/>*/ </text:p>
            <text:p text:style-name="P86"/>
            <text:p text:style-name="P86">#include &lt;stdio.h&gt; </text:p>
            <text:p text:style-name="P86"><text:soft-page-break/>#include &lt;cstl/cmap.h&gt; </text:p>
            <text:p text:style-name="P86">#include &lt;cstl/calgorithm.h&gt; </text:p>
            <text:p text:style-name="P86"/>
            <text:p text:style-name="P86">static void _find_valud(const void* cpv_input, void* pv_output) </text:p>
            <text:p text:style-name="P86">{ </text:p>
            <text:p text:style-name="P86"><text:s text:c="4"/>if(*(int*)pair_second((pair_t*)cpv_input) == 3) </text:p>
            <text:p text:style-name="P86"><text:s text:c="4"/>{ </text:p>
            <text:p text:style-name="P86"><text:s text:c="8"/>*(bool_t*)pv_output = true; </text:p>
            <text:p text:style-name="P86"><text:s text:c="4"/>} </text:p>
            <text:p text:style-name="P86"><text:s text:c="4"/>else </text:p>
            <text:p text:style-name="P86"><text:s text:c="4"/>{ </text:p>
            <text:p text:style-name="P86"><text:s text:c="8"/>*(bool_t*)pv_output = false; </text:p>
            <text:p text:style-name="P86"><text:s text:c="4"/>} </text:p>
            <text:p text:style-name="P86">} </text:p>
            <text:p text:style-name="P86"/>
            <text:p text:style-name="P86">int main(int argc, char* argv[]) </text:p>
            <text:p text:style-name="P86">{ </text:p>
            <text:p text:style-name="P86"><text:s text:c="4"/>map_t* pmap_coll = create_map(int, int); </text:p>
            <text:p text:style-name="P86"><text:s text:c="4"/>map_iterator_t it_pos; </text:p>
            <text:p text:style-name="P86"/>
            <text:p text:style-name="P86"><text:s text:c="4"/>if(pmap_coll == NULL) </text:p>
            <text:p text:style-name="P86"><text:s text:c="4"/>{ </text:p>
            <text:p text:style-name="P86"><text:s text:c="8"/>return -1; </text:p>
            <text:p text:style-name="P86"><text:s text:c="4"/>} </text:p>
            <text:p text:style-name="P86"/>
            <text:p text:style-name="P86"><text:s text:c="4"/>map_init(pmap_coll); </text:p>
            <text:p text:style-name="P86"/>
            <text:p text:style-name="P86"><text:s text:c="4"/>*(int*)map_at(pmap_coll, 1) = 7; </text:p>
            <text:p text:style-name="P86"><text:s text:c="4"/>*(int*)map_at(pmap_coll, 2) = 4; </text:p>
            <text:p text:style-name="P86"><text:s text:c="4"/>*(int*)map_at(pmap_coll, 3) = 2; </text:p>
            <text:p text:style-name="P86"><text:s text:c="4"/>*(int*)map_at(pmap_coll, 4) = 3; </text:p>
            <text:p text:style-name="P86"><text:s text:c="4"/>*(int*)map_at(pmap_coll, 5) = 6; </text:p>
            <text:p text:style-name="P86"><text:s text:c="4"/>*(int*)map_at(pmap_coll, 6) = 1; </text:p>
            <text:p text:style-name="P86"><text:s text:c="4"/>*(int*)map_at(pmap_coll, 7) = 7; </text:p>
            <text:p text:style-name="P86"/>
            <text:p text:style-name="P86"><text:s text:c="4"/>/* search an element with key 3 */ </text:p>
            <text:p text:style-name="P86"><text:s text:c="4"/>it_pos = map_find(pmap_coll, 3); </text:p>
            <text:p text:style-name="P86"><text:s text:c="4"/>if(!iterator_equal(it_pos, map_end(pmap_coll))) </text:p>
            <text:p text:style-name="P86"><text:s text:c="4"/>{ </text:p>
            <text:p text:style-name="P86"><text:s text:c="8"/>printf("%d : %d\n", </text:p>
            <text:p text:style-name="P86"><text:s text:c="12"/>*(int*)pair_first((pair_t*)iterator_get_pointer(it_pos)), </text:p>
            <text:p text:style-name="P86"><text:s text:c="12"/>*(int*)pair_second((pair_t*)iterator_get_pointer(it_pos))); </text:p>
            <text:p text:style-name="P86"><text:s text:c="4"/>} </text:p>
            <text:p text:style-name="P86"><text:soft-page-break/><text:s text:c="4"/>/* search an element with value 3 */ </text:p>
            <text:p text:style-name="P86"><text:s text:c="4"/>it_pos = algo_find_if(map_begin(pmap_coll), map_end(pmap_coll), _find_valud); </text:p>
            <text:p text:style-name="P86"><text:s text:c="4"/>if(!iterator_equal(it_pos, map_end(pmap_coll))) </text:p>
            <text:p text:style-name="P86"><text:s text:c="4"/>{ </text:p>
            <text:p text:style-name="P86"><text:s text:c="8"/>printf("%d : %d\n", </text:p>
            <text:p text:style-name="P86"><text:s text:c="12"/>*(int*)pair_first((pair_t*)iterator_get_pointer(it_pos)), </text:p>
            <text:p text:style-name="P86"><text:s text:c="12"/>*(int*)pair_second((pair_t*)iterator_get_pointer(it_pos))); </text:p>
            <text:p text:style-name="P86"><text:s text:c="4"/>} </text:p>
            <text:p text:style-name="P86"/>
            <text:p text:style-name="P86"><text:s text:c="4"/>map_destroy(pmap_coll); </text:p>
            <text:p text:style-name="P86"/>
            <text:p text:style-name="P86"><text:s text:c="4"/>return 0; </text:p>
            <text:p text:style-name="P86">}</text:p>
          </table:table-cell>
        </table:table-row>
      </table:table>
      <text:p text:style-name="P31"/>
      <text:p text:style-name="P28">结果：</text:p>
      <text:p text:style-name="P20">3 : 2</text:p>
      <text:p text:style-name="P20">4 : 3</text:p>
      <text:p text:style-name="P20"/>
      <text:p text:style-name="P20"/>
      <text:list xml:id="list2126535709" text:continue-numbering="true" text:style-name="WW8Num13">
        <text:list-item>
          <text:list>
            <text:list-item>
              <text:h text:style-name="P149" text:outline-level="2">hash_set_t，hash_multiset_t，hash_map_t，hash_multimap_t</text:h>
            </text:list-item>
          </text:list>
        </text:list-item>
      </text:list>
      <text:p text:style-name="P26"><text:span text:style-name="T36"><text:tab/></text:span><text:span text:style-name="T22">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22">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21"><draw:frame draw:style-name="fr3" draw:name="图形20" text:anchor-type="paragraph" svg:width="19.006cm" svg:height="8.243cm" draw:z-index="10"><draw:image xlink:href="Pictures/10000000000002CD000001378C5C7FE7.jpg" xlink:type="simple" xlink:show="embed" xlink:actuate="onLoad"/></draw:frame><text:soft-page-break/>图 4.10 哈希表内部结构</text:p>
      <text:p text:style-name="P26"><text:span text:style-name="T39"><text:tab/></text:span><text:span text:style-name="T20">libcstl</text:span><text:span text:style-name="T39">提供的基于哈希结构的关联容器包括</text:span><text:span text:style-name="T31">hash_set_t</text:span><text:span text:style-name="T17">，</text:span><text:span text:style-name="T31">hash_multiset_t</text:span><text:span text:style-name="T17">，</text:span><text:span text:style-name="T31">hash_map_t</text:span><text:span text:style-name="T17">，</text:span><text:span text:style-name="T31">hash_multimap_t</text:span><text:span text:style-name="T17">。这几种容器与基于平衡二叉树的关联容器的操作基本相同。</text:span></text:p>
      <text:p text:style-name="P26"><text:span text:style-name="T39">要使用</text:span><text:span text:style-name="T20">hash_set_t</text:span><text:span text:style-name="T39">和</text:span><text:span text:style-name="T20">hash_multiset_t</text:span><text:span text:style-name="T39">必须包含头文件</text:span><text:span text:style-name="T22">&lt;cstl/chash_set.h&gt;</text:span></text:p>
      <text:p text:style-name="P49">#include &lt;cstl/chash_set.h&gt;</text:p>
      <text:p text:style-name="P26"><text:span text:style-name="T39">要使用</text:span><text:span text:style-name="T20">hash_map_t</text:span><text:span text:style-name="T39">和</text:span><text:span text:style-name="T20">hash_multimap_t</text:span><text:span text:style-name="T39">必须包含头文件</text:span><text:span text:style-name="T22">&lt;cstl/chash_map.h&gt;</text:span></text:p>
      <text:p text:style-name="P49">#include &lt;cstl/chash_map.h&gt;</text:p>
      <text:list xml:id="list1221663376" text:continue-numbering="true" text:style-name="WW8Num13">
        <text:list-item>
          <text:list>
            <text:list-item>
              <text:list>
                <text:list-item>
                  <text:h text:style-name="P106" text:outline-level="3">基于哈希结构的关联容器的能力</text:h>
                </text:list-item>
              </text:list>
            </text:list-item>
          </text:list>
        </text:list-item>
      </text:list>
      <text:p text:style-name="P44"><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44"><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1635641454" text:continue-numbering="true" text:style-name="WW8Num13">
        <text:list-item>
          <text:list>
            <text:list-item>
              <text:list>
                <text:list-item>
                  <text:h text:style-name="P106" text:outline-level="3">基于哈希结构的关联容器的操作</text:h>
                </text:list-item>
              </text:list>
            </text:list-item>
          </text:list>
        </text:list-item>
      </text:list>
      <text:p text:style-name="P26"><text:span text:style-name="T39"><text:tab/>基于哈希结构的关联容器的操作大部分与基于平衡二叉树的关联容器操作相同，这里以hash_set_t的操作为例，其他操作函数请参考</text:span><text:span text:style-name="T31">《The libcstl Library Reference Manual》</text:span><text:span text:style-name="T39">。</text:span></text:p>
      <text:p text:style-name="P28"/>
      <text:list xml:id="list2090727944" text:style-name="L88">
        <text:list-item>
          <text:p text:style-name="P207">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ext:soft-page-break/>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28"/>
      <text:list xml:id="list539616587" text:style-name="L89">
        <text:list-item>
          <text:p text:style-name="P208">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28"/>
      <text:list xml:id="list796979124" text:style-name="L90">
        <text:list-item>
          <text:p text:style-name="P157">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75"><text:tab/>这些操作函数都是与哈希表相关的都是基于哈希结构的关联容器特有的操作函数。</text:p>
      <text:p text:style-name="P77"/>
      <text:list xml:id="list1628494186" text:style-name="L91">
        <text:list-item>
          <text:p text:style-name="P209">特殊的查找函数</text:p>
        </text:list-item>
      </text:list>
      <text:p text:style-name="P26"><text:span text:style-name="T36"><text:tab/></text:span><text:span text:style-name="T46">基于哈希结构的关联容器</text:span><text:span text:style-name="T39">同样提供了特殊查找函数，但是没有</text:span><text:span text:style-name="T20">set_lower_bound()</text:span><text:span text:style-name="T39">和</text:span><text:span text:style-name="T20">set_upper_bound()</text:span><text:span text:style-name="T39">。因为只两个操作是基于有序的容器数据的。但是</text:span><text:span text:style-name="T46">基于哈希结构的关联容器</text:span><text:span text:style-name="T39">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28"/>
      <text:list xml:id="list655713943" text:style-name="L92">
        <text:list-item>
          <text:p text:style-name="P210">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28"/>
      <text:list xml:id="list1679307500" text:style-name="L93">
        <text:list-item>
          <text:p text:style-name="P211">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ext:soft-page-break/>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28"/>
      <text:list xml:id="list1322490313" text:style-name="L94">
        <text:list-item>
          <text:p text:style-name="P212">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28"/>
      <text:list xml:id="list1975257746" text:continue-list="list1635641454" text:style-name="WW8Num13">
        <text:list-item>
          <text:list>
            <text:list-item>
              <text:list>
                <text:list-item>
                  <text:h text:style-name="P106" text:outline-level="3">将<text:span text:style-name="T11">hash_map_t</text:span>作为关联数组使用</text:h>
                </text:list-item>
              </text:list>
            </text:list-item>
          </text:list>
        </text:list-item>
      </text:list>
      <text:p text:style-name="P28"><text:tab/><text:span text:style-name="T11">hash_map_t</text:span>与<text:span text:style-name="T11">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28"/>
      <text:list xml:id="list407701748" text:continue-numbering="true" text:style-name="WW8Num13">
        <text:list-item>
          <text:list>
            <text:list-item>
              <text:list>
                <text:list-item>
                  <text:h text:style-name="P107" text:outline-level="3"><text:span text:style-name="T10">基于哈希结构的关联容器</text:span>的使用实例</text:h>
                </text:list-item>
              </text:list>
            </text:list-item>
          </text:list>
        </text:list-item>
      </text:list>
      <text:p text:style-name="P31"><text:tab/><text:span text:style-name="T45">第一个例子展示了容器中的数据存储情况：</text:span></text:p>
      <table:table table:name="表格96" table:style-name="表格96">
        <table:table-column table:style-name="表格96.A"/>
        <table:table-row>
          <table:table-cell table:style-name="表格96.A1" office:value-type="string">
            <text:p text:style-name="P86">/* </text:p>
            <text:p text:style-name="P86"><text:s/>* hash_set1.c </text:p>
            <text:p text:style-name="P86"><text:s/>* compile with : -lcstl </text:p>
            <text:p text:style-name="P86"><text:s/>*/ </text:p>
            <text:p text:style-name="P86"/>
            <text:p text:style-name="P86">#include &lt;stdio.h&gt; </text:p>
            <text:p text:style-name="P86">#include &lt;cstl/chash_set.h&gt; </text:p>
            <text:p text:style-name="P86"/>
            <text:p text:style-name="P86">int main(int argc, char* argv[]) </text:p>
            <text:p text:style-name="P86">{ </text:p>
            <text:p text:style-name="P86"><text:s text:c="4"/>hash_set_t* phset_coll = create_hash_set(int); </text:p>
            <text:p text:style-name="P86"><text:s text:c="4"/>hash_set_iterator_t it_pos; </text:p>
            <text:p text:style-name="P86"><text:s text:c="4"/>int i = 0; </text:p>
            <text:p text:style-name="P86"/>
            <text:p text:style-name="P86"><text:s text:c="4"/>if(phset_coll == NULL) </text:p>
            <text:p text:style-name="P86"><text:s text:c="4"/>{ </text:p>
            <text:p text:style-name="P86"><text:s text:c="8"/>return -1; </text:p>
            <text:p text:style-name="P86"><text:soft-page-break/><text:s text:c="4"/>} </text:p>
            <text:p text:style-name="P86"/>
            <text:p text:style-name="P86"><text:s text:c="4"/>hash_set_init(phset_coll); </text:p>
            <text:p text:style-name="P86"/>
            <text:p text:style-name="P86"><text:s text:c="4"/>hash_set_insert(phset_coll, 7); </text:p>
            <text:p text:style-name="P86"><text:s text:c="4"/>hash_set_insert(phset_coll, 99); </text:p>
            <text:p text:style-name="P86"><text:s text:c="4"/>hash_set_insert(phset_coll, 63); </text:p>
            <text:p text:style-name="P86"><text:s text:c="4"/>hash_set_insert(phset_coll, 2); </text:p>
            <text:p text:style-name="P86"><text:s text:c="4"/>hash_set_insert(phset_coll, 108); </text:p>
            <text:p text:style-name="P86"><text:s text:c="4"/>hash_set_insert(phset_coll, 444); </text:p>
            <text:p text:style-name="P86"><text:s text:c="4"/>hash_set_insert(phset_coll, 53); </text:p>
            <text:p text:style-name="P86"><text:s text:c="4"/>hash_set_insert(phset_coll, 55); </text:p>
            <text:p text:style-name="P86"><text:s text:c="4"/>hash_set_insert(phset_coll, 255); </text:p>
            <text:p text:style-name="P86"><text:s text:c="4"/>hash_set_insert(phset_coll, 55); </text:p>
            <text:p text:style-name="P86"/>
            <text:p text:style-name="P86"><text:s text:c="4"/>printf("bucket count : %u\n", hash_set_bucket_count(phset_coll)); </text:p>
            <text:p text:style-name="P86"><text:s text:c="4"/>for(it_pos = hash_set_begin(phset_coll); </text:p>
            <text:p text:style-name="P86"><text:s text:c="8"/>!iterator_equal(it_pos, hash_set_end(phset_coll)); </text:p>
            <text:p text:style-name="P86"><text:s text:c="8"/>it_pos = iterator_next(it_pos)) </text:p>
            <text:p text:style-name="P86"><text:s text:c="4"/>{ </text:p>
            <text:p text:style-name="P86"><text:s text:c="8"/>printf("%d ", *(int*)iterator_get_pointer(it_pos)); </text:p>
            <text:p text:style-name="P86"><text:s text:c="4"/>} </text:p>
            <text:p text:style-name="P86"><text:s text:c="4"/>printf("\n"); </text:p>
            <text:p text:style-name="P86"/>
            <text:p text:style-name="P86"><text:s text:c="4"/>for(i = 0; i &lt; 50; ++i) </text:p>
            <text:p text:style-name="P86"><text:s text:c="4"/>{ </text:p>
            <text:p text:style-name="P86"><text:s text:c="8"/>hash_set_insert(phset_coll, i); </text:p>
            <text:p text:style-name="P86"><text:s text:c="4"/>} </text:p>
            <text:p text:style-name="P86"/>
            <text:p text:style-name="P86"><text:s text:c="4"/>printf("bucket count : %u\n", hash_set_bucket_count(phset_coll)); </text:p>
            <text:p text:style-name="P86"><text:s text:c="4"/>for(it_pos = hash_set_begin(phset_coll); </text:p>
            <text:p text:style-name="P86"><text:s text:c="8"/>!iterator_equal(it_pos, hash_set_end(phset_coll)); </text:p>
            <text:p text:style-name="P86"><text:s text:c="8"/>it_pos = iterator_next(it_pos)) </text:p>
            <text:p text:style-name="P86"><text:s text:c="4"/>{ </text:p>
            <text:p text:style-name="P86"><text:s text:c="8"/>printf("%d ", *(int*)iterator_get_pointer(it_pos)); </text:p>
            <text:p text:style-name="P86"><text:s text:c="4"/>} </text:p>
            <text:p text:style-name="P86"><text:s text:c="4"/>printf("\n"); </text:p>
            <text:p text:style-name="P86"/>
            <text:p text:style-name="P86"><text:s text:c="4"/>hash_set_destroy(phset_coll); </text:p>
            <text:p text:style-name="P86"/>
            <text:p text:style-name="P86"><text:s text:c="4"/>return 0; </text:p>
            <text:p text:style-name="P86">}</text:p>
          </table:table-cell>
        </table:table-row>
      </table:table>
      <text:p text:style-name="P31"/>
      <text:p text:style-name="P28"><text:soft-page-break/>结果：</text:p>
      <text:p text:style-name="P20">bucket count : 53 </text:p>
      <text:p text:style-name="P20">53 2 108 55 7 63 444 255 99 </text:p>
      <text:p text:style-name="P20">bucket count : 97 </text:p>
      <text:p text:style-name="P20">0 1 2 99 3 4 5 6 7 8 9 10 108 11 12 13 14 15 16 17 18 19 20 21 22 23 24 25 26 27 28 29 30 31 32 33 34 255 35 36 37 38 39 40 41 42 43 44 45 46 47 48 49 53 55 63 444 </text:p>
      <text:p text:style-name="P28">从结果中我们看出容器中的数据并不是排序的而是按照某些规则来计算哈希位置的。</text:p>
      <text:p text:style-name="P28"/>
      <text:p text:style-name="P28"><text:tab/>第二个例子将上面的股票的例子使用<text:span text:style-name="T11">hash_map_t</text:span>改写：</text:p>
      <table:table table:name="表格97" table:style-name="表格97">
        <table:table-column table:style-name="表格97.A"/>
        <table:table-row>
          <table:table-cell table:style-name="表格97.A1" office:value-type="string">
            <text:p text:style-name="P86">/* </text:p>
            <text:p text:style-name="P86"><text:s/>* hash_map1.c </text:p>
            <text:p text:style-name="P86"><text:s/>* compile with : -lcstl </text:p>
            <text:p text:style-name="P86"><text:s/>*/ </text:p>
            <text:p text:style-name="P86"/>
            <text:p text:style-name="P86">#include &lt;stdio.h&gt; </text:p>
            <text:p text:style-name="P86">#include &lt;cstl/chash_map.h&gt; </text:p>
            <text:p text:style-name="P86"/>
            <text:p text:style-name="P86">int main(int argc, char* argv[]) </text:p>
            <text:p text:style-name="P86">{ </text:p>
            <text:p text:style-name="P86"><text:s text:c="4"/>hash_map_t* phmap_stocks = create_hash_map(char*, double); </text:p>
            <text:p text:style-name="P86"><text:s text:c="4"/>hash_map_iterator_t it_pos; </text:p>
            <text:p text:style-name="P86"/>
            <text:p text:style-name="P86"><text:s text:c="4"/>if(phmap_stocks == NULL) </text:p>
            <text:p text:style-name="P86"><text:s text:c="4"/>{ </text:p>
            <text:p text:style-name="P86"><text:s text:c="8"/>return -1; </text:p>
            <text:p text:style-name="P86"><text:s text:c="4"/>} </text:p>
            <text:p text:style-name="P86"/>
            <text:p text:style-name="P86"><text:s text:c="4"/>hash_map_init(phmap_stocks); </text:p>
            <text:p text:style-name="P86"/>
            <text:p text:style-name="P86"><text:s text:c="4"/>*(double*)hash_map_at(phmap_stocks, "Google") = 834.50; </text:p>
            <text:p text:style-name="P86"><text:s text:c="4"/>*(double*)hash_map_at(phmap_stocks, "IBM") = 431.93; </text:p>
            <text:p text:style-name="P86"><text:s text:c="4"/>*(double*)hash_map_at(phmap_stocks, "Apple") = 557.28; </text:p>
            <text:p text:style-name="P86"><text:s text:c="4"/>*(double*)hash_map_at(phmap_stocks, "MS") = 691.03; </text:p>
            <text:p text:style-name="P86"><text:s text:c="4"/>*(double*)hash_map_at(phmap_stocks, "Oracle") = 670.37; </text:p>
            <text:p text:style-name="P86"/>
            <text:p text:style-name="P86"><text:s text:c="4"/>/* print all elements */ </text:p>
            <text:p text:style-name="P86"><text:s text:c="4"/>for(it_pos = hash_map_begin(phmap_stocks); </text:p>
            <text:p text:style-name="P86"><text:s text:c="8"/>!iterator_equal(it_pos, hash_map_end(phmap_stocks)); </text:p>
            <text:p text:style-name="P86"><text:s text:c="8"/>it_pos = iterator_next(it_pos)) </text:p>
            <text:p text:style-name="P86"><text:s text:c="4"/>{ </text:p>
            <text:p text:style-name="P86"><text:s text:c="8"/>printf("stock:%s\tprice:%lf\n", </text:p>
            <text:p text:style-name="P86"><text:s text:c="12"/>(char*)pair_first((pair_t*)iterator_get_pointer(it_pos)), </text:p>
            <text:p text:style-name="P86"><text:s text:c="12"/>*(double*)pair_second((pair_t*)iterator_get_pointer(it_pos))); </text:p>
            <text:p text:style-name="P86"><text:soft-page-break/><text:s text:c="4"/>} </text:p>
            <text:p text:style-name="P86"><text:s text:c="4"/>printf("\n"); </text:p>
            <text:p text:style-name="P86"/>
            <text:p text:style-name="P86"><text:s text:c="4"/>/* all price double */ </text:p>
            <text:p text:style-name="P86"><text:s text:c="4"/>for(it_pos = hash_map_begin(phmap_stocks); </text:p>
            <text:p text:style-name="P86"><text:s text:c="8"/>!iterator_equal(it_pos, hash_map_end(phmap_stocks)); </text:p>
            <text:p text:style-name="P86"><text:s text:c="8"/>it_pos = iterator_next(it_pos)) </text:p>
            <text:p text:style-name="P86"><text:s text:c="4"/>{ </text:p>
            <text:p text:style-name="P86"><text:s text:c="8"/>*(double*)pair_second((pair_t*)iterator_get_pointer(it_pos)) *= 2; </text:p>
            <text:p text:style-name="P86"><text:s text:c="4"/>} </text:p>
            <text:p text:style-name="P86"/>
            <text:p text:style-name="P86"><text:s text:c="4"/>/* print all elements */ </text:p>
            <text:p text:style-name="P86"><text:s text:c="4"/>for(it_pos = hash_map_begin(phmap_stocks); </text:p>
            <text:p text:style-name="P86"><text:s text:c="8"/>!iterator_equal(it_pos, hash_map_end(phmap_stocks)); </text:p>
            <text:p text:style-name="P86"><text:s text:c="8"/>it_pos = iterator_next(it_pos)) </text:p>
            <text:p text:style-name="P86"><text:s text:c="4"/>{ </text:p>
            <text:p text:style-name="P86"><text:s text:c="8"/>printf("stock:%s\tprice:%lf\n", </text:p>
            <text:p text:style-name="P86"><text:s text:c="12"/>(char*)pair_first((pair_t*)iterator_get_pointer(it_pos)), </text:p>
            <text:p text:style-name="P86"><text:s text:c="12"/>*(double*)pair_second((pair_t*)iterator_get_pointer(it_pos))); </text:p>
            <text:p text:style-name="P86"><text:s text:c="4"/>} </text:p>
            <text:p text:style-name="P86"><text:s text:c="4"/>printf("\n"); </text:p>
            <text:p text:style-name="P86"/>
            <text:p text:style-name="P86"><text:s text:c="4"/>/* rename the key from "MS" to "Microsoft" */ </text:p>
            <text:p text:style-name="P86"><text:s text:c="4"/>*(double*)hash_map_at(phmap_stocks, "Microsoft") = </text:p>
            <text:p text:style-name="P86"><text:s text:c="8"/>*(double*)hash_map_at(phmap_stocks, "MS"); </text:p>
            <text:p text:style-name="P86"><text:s text:c="4"/>hash_map_erase(phmap_stocks, "MS"); </text:p>
            <text:p text:style-name="P86"/>
            <text:p text:style-name="P86"><text:s text:c="4"/>/* print all elements */ </text:p>
            <text:p text:style-name="P86"><text:s text:c="4"/>for(it_pos = hash_map_begin(phmap_stocks); </text:p>
            <text:p text:style-name="P86"><text:s text:c="8"/>!iterator_equal(it_pos, hash_map_end(phmap_stocks)); </text:p>
            <text:p text:style-name="P86"><text:s text:c="8"/>it_pos = iterator_next(it_pos)) </text:p>
            <text:p text:style-name="P86"><text:s text:c="4"/>{ </text:p>
            <text:p text:style-name="P86"><text:s text:c="8"/>printf("stock:%s\tprice:%lf\n", </text:p>
            <text:p text:style-name="P86"><text:s text:c="12"/>(char*)pair_first((pair_t*)iterator_get_pointer(it_pos)), </text:p>
            <text:p text:style-name="P86"><text:s text:c="12"/>*(double*)pair_second((pair_t*)iterator_get_pointer(it_pos))); </text:p>
            <text:p text:style-name="P86"><text:s text:c="4"/>} </text:p>
            <text:p text:style-name="P86"><text:s text:c="4"/>printf("\n"); </text:p>
            <text:p text:style-name="P86"/>
            <text:p text:style-name="P86"><text:s text:c="4"/>hash_map_destroy(phmap_stocks); </text:p>
            <text:p text:style-name="P86"/>
            <text:p text:style-name="P86"><text:s text:c="4"/>return 0; </text:p>
            <text:p text:style-name="P86">}</text:p>
          </table:table-cell>
        </table:table-row>
      </table:table>
      <text:p text:style-name="P28"/>
      <text:p text:style-name="P28"><text:soft-page-break/>输出结果：</text:p>
      <text:p text:style-name="P18">stock:MS<text:tab/><text:tab/><text:tab/>price:691.030000 </text:p>
      <text:p text:style-name="P18">stock:IBM<text:tab/><text:tab/>price:431.930000 </text:p>
      <text:p text:style-name="P18">stock:Oracle<text:tab/><text:tab/>price:670.370000 </text:p>
      <text:p text:style-name="P18">stock:Apple<text:tab/><text:tab/>price:557.280000 </text:p>
      <text:p text:style-name="P18">stock:Google<text:tab/><text:tab/>price:834.500000 </text:p>
      <text:p text:style-name="P18"/>
      <text:p text:style-name="P18">stock:MS<text:tab/><text:tab/><text:tab/>price:1382.060000 </text:p>
      <text:p text:style-name="P18">stock:IBM<text:tab/><text:tab/>price:863.860000 </text:p>
      <text:p text:style-name="P18">stock:Oracle<text:tab/><text:tab/>price:1340.740000 </text:p>
      <text:p text:style-name="P18">stock:Apple<text:tab/><text:tab/>price:1114.560000 </text:p>
      <text:p text:style-name="P18">stock:Google<text:tab/><text:tab/>price:1669.000000 </text:p>
      <text:p text:style-name="P18"/>
      <text:p text:style-name="P18">stock:IBM<text:tab/><text:tab/>price:863.860000 </text:p>
      <text:p text:style-name="P18">stock:Oracle<text:tab/><text:tab/>price:1340.740000 </text:p>
      <text:p text:style-name="P18">stock:Apple<text:tab/><text:tab/>price:1114.560000 </text:p>
      <text:p text:style-name="P18">stock:Google<text:tab/><text:tab/>price:1669.000000 </text:p>
      <text:p text:style-name="P18">stock:Microsoft<text:tab/>price:1382.060000 </text:p>
      <text:p text:style-name="P28"/>
      <text:list xml:id="list1163066472" text:continue-numbering="true" text:style-name="WW8Num13">
        <text:list-item>
          <text:list>
            <text:list-item>
              <text:h text:style-name="P147" text:outline-level="2">怎样选择容器类型</text:h>
            </text:list-item>
          </text:list>
        </text:list-item>
      </text:list>
      <text:p text:style-name="P28"><text:tab/><text:span text:style-name="T11">l</text:span><text:span text:style-name="T13">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98"/>
          </table:table-cell>
          <table:table-cell table:style-name="表格98.A1" office:value-type="string">
            <text:p text:style-name="P98">vector_t</text:p>
          </table:table-cell>
          <table:table-cell table:style-name="表格98.A1" office:value-type="string">
            <text:p text:style-name="P98">deque_t</text:p>
          </table:table-cell>
          <table:table-cell table:style-name="表格98.A1" office:value-type="string">
            <text:p text:style-name="P98">list_t</text:p>
          </table:table-cell>
          <table:table-cell table:style-name="表格98.E1" office:value-type="string">
            <text:p text:style-name="P98">slist_t</text:p>
          </table:table-cell>
        </table:table-row>
        <table:table-row>
          <table:table-cell table:style-name="表格98.A2" office:value-type="string">
            <text:p text:style-name="P98">典型的数据结构</text:p>
          </table:table-cell>
          <table:table-cell table:style-name="表格98.B2" office:value-type="string">
            <text:p text:style-name="P98">动态数组</text:p>
          </table:table-cell>
          <table:table-cell table:style-name="表格98.B2" office:value-type="string">
            <text:p text:style-name="P98">分段的动态数据</text:p>
          </table:table-cell>
          <table:table-cell table:style-name="表格98.B2" office:value-type="string">
            <text:p text:style-name="P98">双向链表</text:p>
          </table:table-cell>
          <table:table-cell table:style-name="表格98.E2" office:value-type="string">
            <text:p text:style-name="P98">单向链表</text:p>
          </table:table-cell>
        </table:table-row>
        <table:table-row>
          <table:table-cell table:style-name="表格98.A2" office:value-type="string">
            <text:p text:style-name="P98">数据形式</text:p>
          </table:table-cell>
          <table:table-cell table:style-name="表格98.B2" office:value-type="string">
            <text:p text:style-name="P98">value</text:p>
          </table:table-cell>
          <table:table-cell table:style-name="表格98.B2" office:value-type="string">
            <text:p text:style-name="P98">value</text:p>
          </table:table-cell>
          <table:table-cell table:style-name="表格98.B2" office:value-type="string">
            <text:p text:style-name="P98">value</text:p>
          </table:table-cell>
          <table:table-cell table:style-name="表格98.E2" office:value-type="string">
            <text:p text:style-name="P98">value</text:p>
          </table:table-cell>
        </table:table-row>
        <table:table-row>
          <table:table-cell table:style-name="表格98.A2" office:value-type="string">
            <text:p text:style-name="P98">是否允许数据重复</text:p>
          </table:table-cell>
          <table:table-cell table:style-name="表格98.B2" office:value-type="string">
            <text:p text:style-name="P98">是</text:p>
          </table:table-cell>
          <table:table-cell table:style-name="表格98.B2" office:value-type="string">
            <text:p text:style-name="P98">是</text:p>
          </table:table-cell>
          <table:table-cell table:style-name="表格98.B2" office:value-type="string">
            <text:p text:style-name="P98">是</text:p>
          </table:table-cell>
          <table:table-cell table:style-name="表格98.E2" office:value-type="string">
            <text:p text:style-name="P98">是</text:p>
          </table:table-cell>
        </table:table-row>
        <table:table-row>
          <table:table-cell table:style-name="表格98.A2" office:value-type="string">
            <text:p text:style-name="P98">是否支持随机访问</text:p>
          </table:table-cell>
          <table:table-cell table:style-name="表格98.B2" office:value-type="string">
            <text:p text:style-name="P98">是</text:p>
          </table:table-cell>
          <table:table-cell table:style-name="表格98.B2" office:value-type="string">
            <text:p text:style-name="P98">是</text:p>
          </table:table-cell>
          <table:table-cell table:style-name="表格98.B2" office:value-type="string">
            <text:p text:style-name="P98">否</text:p>
          </table:table-cell>
          <table:table-cell table:style-name="表格98.E2" office:value-type="string">
            <text:p text:style-name="P98">否</text:p>
          </table:table-cell>
        </table:table-row>
        <table:table-row>
          <table:table-cell table:style-name="表格98.A2" office:value-type="string">
            <text:p text:style-name="P98">迭代器类型</text:p>
          </table:table-cell>
          <table:table-cell table:style-name="表格98.B2" office:value-type="string">
            <text:p text:style-name="P98">随机</text:p>
          </table:table-cell>
          <table:table-cell table:style-name="表格98.B2" office:value-type="string">
            <text:p text:style-name="P98">随机</text:p>
          </table:table-cell>
          <table:table-cell table:style-name="表格98.B2" office:value-type="string">
            <text:p text:style-name="P98">双向</text:p>
          </table:table-cell>
          <table:table-cell table:style-name="表格98.E2" office:value-type="string">
            <text:p text:style-name="P98">单向</text:p>
          </table:table-cell>
        </table:table-row>
        <table:table-row>
          <table:table-cell table:style-name="表格98.A2" office:value-type="string">
            <text:p text:style-name="P98">数据查找速度</text:p>
          </table:table-cell>
          <table:table-cell table:style-name="表格98.B2" office:value-type="string">
            <text:p text:style-name="P98">慢</text:p>
          </table:table-cell>
          <table:table-cell table:style-name="表格98.B2" office:value-type="string">
            <text:p text:style-name="P98">慢</text:p>
          </table:table-cell>
          <table:table-cell table:style-name="表格98.B2" office:value-type="string">
            <text:p text:style-name="P98">慢</text:p>
          </table:table-cell>
          <table:table-cell table:style-name="表格98.E2" office:value-type="string">
            <text:p text:style-name="P98">慢</text:p>
          </table:table-cell>
        </table:table-row>
        <table:table-row>
          <table:table-cell table:style-name="表格98.A2" office:value-type="string">
            <text:p text:style-name="P98">快速插入删除数据的位置</text:p>
          </table:table-cell>
          <table:table-cell table:style-name="表格98.B2" office:value-type="string">
            <text:p text:style-name="P98">末尾</text:p>
          </table:table-cell>
          <table:table-cell table:style-name="表格98.B2" office:value-type="string">
            <text:p text:style-name="P98">开头和末尾</text:p>
          </table:table-cell>
          <table:table-cell table:style-name="表格98.B2" office:value-type="string">
            <text:p text:style-name="P98">任何位置</text:p>
          </table:table-cell>
          <table:table-cell table:style-name="表格98.E2" office:value-type="string">
            <text:p text:style-name="P98">任意位置后面</text:p>
          </table:table-cell>
        </table:table-row>
        <table:table-row>
          <table:table-cell table:style-name="表格98.A2" office:value-type="string">
            <text:p text:style-name="P98">插入删除数据导致迭代器失效</text:p>
          </table:table-cell>
          <table:table-cell table:style-name="表格98.B2" office:value-type="string">
            <text:p text:style-name="P98">重新分配内存</text:p>
          </table:table-cell>
          <table:table-cell table:style-name="表格98.B2" office:value-type="string">
            <text:p text:style-name="P98">任何时候</text:p>
          </table:table-cell>
          <table:table-cell table:style-name="表格98.B2" office:value-type="string">
            <text:p text:style-name="P98">不会失效</text:p>
          </table:table-cell>
          <table:table-cell table:style-name="表格98.E2" office:value-type="string">
            <text:p text:style-name="P98">不会失效</text:p>
          </table:table-cell>
        </table:table-row>
        <table:table-row>
          <table:table-cell table:style-name="表格98.A2" office:value-type="string">
            <text:p text:style-name="P98">释放被删除数据的内存</text:p>
          </table:table-cell>
          <table:table-cell table:style-name="表格98.B2" office:value-type="string">
            <text:p text:style-name="P98">否</text:p>
          </table:table-cell>
          <table:table-cell table:style-name="表格98.B2" office:value-type="string">
            <text:p text:style-name="P98">有时是</text:p>
          </table:table-cell>
          <table:table-cell table:style-name="表格98.B2" office:value-type="string">
            <text:p text:style-name="P98">是</text:p>
          </table:table-cell>
          <table:table-cell table:style-name="表格98.E2" office:value-type="string">
            <text:p text:style-name="P98">是</text:p>
          </table:table-cell>
        </table:table-row>
        <table:table-row>
          <table:table-cell table:style-name="表格98.A2" office:value-type="string">
            <text:p text:style-name="P98"/>
          </table:table-cell>
          <table:table-cell table:style-name="表格98.A2" office:value-type="string">
            <text:p text:style-name="P98">set_t</text:p>
          </table:table-cell>
          <table:table-cell table:style-name="表格98.A2" office:value-type="string">
            <text:p text:style-name="P98">multiset_t</text:p>
          </table:table-cell>
          <table:table-cell table:style-name="表格98.A2" office:value-type="string">
            <text:p text:style-name="P98">map_t</text:p>
          </table:table-cell>
          <table:table-cell table:style-name="表格98.E11" office:value-type="string">
            <text:p text:style-name="P98">multimap_t</text:p>
          </table:table-cell>
        </table:table-row>
        <table:table-row>
          <table:table-cell table:style-name="表格98.A2" office:value-type="string">
            <text:p text:style-name="P98">典型的数据结构</text:p>
          </table:table-cell>
          <table:table-cell table:style-name="表格98.B2" office:value-type="string">
            <text:p text:style-name="P98">平衡二叉树</text:p>
          </table:table-cell>
          <table:table-cell table:style-name="表格98.B2" office:value-type="string">
            <text:p text:style-name="P98">平衡二叉树</text:p>
          </table:table-cell>
          <table:table-cell table:style-name="表格98.B2" office:value-type="string">
            <text:p text:style-name="P98">平衡二叉树</text:p>
          </table:table-cell>
          <table:table-cell table:style-name="表格98.E2" office:value-type="string">
            <text:p text:style-name="P98">平衡二叉树</text:p>
          </table:table-cell>
        </table:table-row>
        <table:table-row>
          <table:table-cell table:style-name="表格98.A2" office:value-type="string">
            <text:p text:style-name="P98">数据形式</text:p>
          </table:table-cell>
          <table:table-cell table:style-name="表格98.B2" office:value-type="string">
            <text:p text:style-name="P98">value</text:p>
          </table:table-cell>
          <table:table-cell table:style-name="表格98.B2" office:value-type="string">
            <text:p text:style-name="P98">value</text:p>
          </table:table-cell>
          <table:table-cell table:style-name="表格98.B2" office:value-type="string">
            <text:p text:style-name="P98">key/value</text:p>
          </table:table-cell>
          <table:table-cell table:style-name="表格98.E2" office:value-type="string">
            <text:p text:style-name="P98">key/value</text:p>
          </table:table-cell>
        </table:table-row>
        <text:soft-page-break/>
        <table:table-row>
          <table:table-cell table:style-name="表格98.A2" office:value-type="string">
            <text:p text:style-name="P98">是否允许数据重复</text:p>
          </table:table-cell>
          <table:table-cell table:style-name="表格98.B2" office:value-type="string">
            <text:p text:style-name="P98">否</text:p>
          </table:table-cell>
          <table:table-cell table:style-name="表格98.B2" office:value-type="string">
            <text:p text:style-name="P98">是</text:p>
          </table:table-cell>
          <table:table-cell table:style-name="表格98.B2" office:value-type="string">
            <text:p text:style-name="P98">不允许key重复</text:p>
          </table:table-cell>
          <table:table-cell table:style-name="表格98.E2" office:value-type="string">
            <text:p text:style-name="P98">是</text:p>
          </table:table-cell>
        </table:table-row>
        <table:table-row>
          <table:table-cell table:style-name="表格98.A2" office:value-type="string">
            <text:p text:style-name="P98">是否支持随机访问</text:p>
          </table:table-cell>
          <table:table-cell table:style-name="表格98.B2" office:value-type="string">
            <text:p text:style-name="P98">否</text:p>
          </table:table-cell>
          <table:table-cell table:style-name="表格98.B2" office:value-type="string">
            <text:p text:style-name="P98">否</text:p>
          </table:table-cell>
          <table:table-cell table:style-name="表格98.B2" office:value-type="string">
            <text:p text:style-name="P98">使用key随机访问</text:p>
          </table:table-cell>
          <table:table-cell table:style-name="表格98.E2" office:value-type="string">
            <text:p text:style-name="P98">否</text:p>
          </table:table-cell>
        </table:table-row>
        <table:table-row>
          <table:table-cell table:style-name="表格98.A2" office:value-type="string">
            <text:p text:style-name="P98">迭代器类型</text:p>
          </table:table-cell>
          <table:table-cell table:style-name="表格98.B2" office:value-type="string">
            <text:p text:style-name="P98">双向</text:p>
          </table:table-cell>
          <table:table-cell table:style-name="表格98.B2" office:value-type="string">
            <text:p text:style-name="P98">双向</text:p>
          </table:table-cell>
          <table:table-cell table:style-name="表格98.B2" office:value-type="string">
            <text:p text:style-name="P98">双向</text:p>
          </table:table-cell>
          <table:table-cell table:style-name="表格98.E2" office:value-type="string">
            <text:p text:style-name="P98">双向</text:p>
          </table:table-cell>
        </table:table-row>
        <table:table-row>
          <table:table-cell table:style-name="表格98.A2" office:value-type="string">
            <text:p text:style-name="P98">数据查找速度</text:p>
          </table:table-cell>
          <table:table-cell table:style-name="表格98.B2" office:value-type="string">
            <text:p text:style-name="P98">快</text:p>
          </table:table-cell>
          <table:table-cell table:style-name="表格98.B2" office:value-type="string">
            <text:p text:style-name="P98">快</text:p>
          </table:table-cell>
          <table:table-cell table:style-name="表格98.B2" office:value-type="string">
            <text:p text:style-name="P98">查找key快</text:p>
          </table:table-cell>
          <table:table-cell table:style-name="表格98.E2" office:value-type="string">
            <text:p text:style-name="P98">查找key快</text:p>
          </table:table-cell>
        </table:table-row>
        <table:table-row>
          <table:table-cell table:style-name="表格98.A2" office:value-type="string">
            <text:p text:style-name="P98">快速插入删除数据的位置</text:p>
          </table:table-cell>
          <table:table-cell table:style-name="表格98.B2" office:value-type="string">
            <text:p text:style-name="P98">-</text:p>
          </table:table-cell>
          <table:table-cell table:style-name="表格98.B2" office:value-type="string">
            <text:p text:style-name="P98">-</text:p>
          </table:table-cell>
          <table:table-cell table:style-name="表格98.B2" office:value-type="string">
            <text:p text:style-name="P98">-</text:p>
          </table:table-cell>
          <table:table-cell table:style-name="表格98.E2" office:value-type="string">
            <text:p text:style-name="P98">-</text:p>
          </table:table-cell>
        </table:table-row>
        <table:table-row>
          <table:table-cell table:style-name="表格98.A2" office:value-type="string">
            <text:p text:style-name="P98">插入删除数据导致迭代器失效</text:p>
          </table:table-cell>
          <table:table-cell table:style-name="表格98.B2" office:value-type="string">
            <text:p text:style-name="P98">不会失效</text:p>
          </table:table-cell>
          <table:table-cell table:style-name="表格98.B2" office:value-type="string">
            <text:p text:style-name="P98">不会失效</text:p>
          </table:table-cell>
          <table:table-cell table:style-name="表格98.B2" office:value-type="string">
            <text:p text:style-name="P98">不会失效</text:p>
          </table:table-cell>
          <table:table-cell table:style-name="表格98.E2" office:value-type="string">
            <text:p text:style-name="P98">不会失效</text:p>
          </table:table-cell>
        </table:table-row>
        <table:table-row>
          <table:table-cell table:style-name="表格98.A2" office:value-type="string">
            <text:p text:style-name="P98">释放被删除数据的内存</text:p>
          </table:table-cell>
          <table:table-cell table:style-name="表格98.B2" office:value-type="string">
            <text:p text:style-name="P98">是</text:p>
          </table:table-cell>
          <table:table-cell table:style-name="表格98.B2" office:value-type="string">
            <text:p text:style-name="P98">是</text:p>
          </table:table-cell>
          <table:table-cell table:style-name="表格98.B2" office:value-type="string">
            <text:p text:style-name="P98">是</text:p>
          </table:table-cell>
          <table:table-cell table:style-name="表格98.E2" office:value-type="string">
            <text:p text:style-name="P98">是</text:p>
          </table:table-cell>
        </table:table-row>
        <table:table-row>
          <table:table-cell table:style-name="表格98.A2" office:value-type="string">
            <text:p text:style-name="P98"/>
          </table:table-cell>
          <table:table-cell table:style-name="表格98.A2" office:value-type="string">
            <text:p text:style-name="P98">hash_set_t</text:p>
          </table:table-cell>
          <table:table-cell table:style-name="表格98.A2" office:value-type="string">
            <text:p text:style-name="P98">hash_multiset_t</text:p>
          </table:table-cell>
          <table:table-cell table:style-name="表格98.A2" office:value-type="string">
            <text:p text:style-name="P98">hash_map_t</text:p>
          </table:table-cell>
          <table:table-cell table:style-name="表格98.E11" office:value-type="string">
            <text:p text:style-name="P98">hash_multimap_t</text:p>
          </table:table-cell>
        </table:table-row>
        <table:table-row>
          <table:table-cell table:style-name="表格98.A2" office:value-type="string">
            <text:p text:style-name="P98">典型的数据结构</text:p>
          </table:table-cell>
          <table:table-cell table:style-name="表格98.B2" office:value-type="string">
            <text:p text:style-name="P98">哈希表</text:p>
          </table:table-cell>
          <table:table-cell table:style-name="表格98.B2" office:value-type="string">
            <text:p text:style-name="P98">哈希表</text:p>
          </table:table-cell>
          <table:table-cell table:style-name="表格98.B2" office:value-type="string">
            <text:p text:style-name="P98">哈希表</text:p>
          </table:table-cell>
          <table:table-cell table:style-name="表格98.E2" office:value-type="string">
            <text:p text:style-name="P98">哈希表</text:p>
          </table:table-cell>
        </table:table-row>
        <table:table-row>
          <table:table-cell table:style-name="表格98.A2" office:value-type="string">
            <text:p text:style-name="P98">数据形式</text:p>
          </table:table-cell>
          <table:table-cell table:style-name="表格98.B2" office:value-type="string">
            <text:p text:style-name="P98">value</text:p>
          </table:table-cell>
          <table:table-cell table:style-name="表格98.B2" office:value-type="string">
            <text:p text:style-name="P98">value</text:p>
          </table:table-cell>
          <table:table-cell table:style-name="表格98.B2" office:value-type="string">
            <text:p text:style-name="P98">key/value</text:p>
          </table:table-cell>
          <table:table-cell table:style-name="表格98.E2" office:value-type="string">
            <text:p text:style-name="P98">key/value</text:p>
          </table:table-cell>
        </table:table-row>
        <table:table-row>
          <table:table-cell table:style-name="表格98.A2" office:value-type="string">
            <text:p text:style-name="P98">是否允许数据重复</text:p>
          </table:table-cell>
          <table:table-cell table:style-name="表格98.B2" office:value-type="string">
            <text:p text:style-name="P98">否</text:p>
          </table:table-cell>
          <table:table-cell table:style-name="表格98.B2" office:value-type="string">
            <text:p text:style-name="P98">是</text:p>
          </table:table-cell>
          <table:table-cell table:style-name="表格98.B2" office:value-type="string">
            <text:p text:style-name="P98">不允许key重复</text:p>
          </table:table-cell>
          <table:table-cell table:style-name="表格98.E2" office:value-type="string">
            <text:p text:style-name="P98">是</text:p>
          </table:table-cell>
        </table:table-row>
        <table:table-row>
          <table:table-cell table:style-name="表格98.A2" office:value-type="string">
            <text:p text:style-name="P98">是否支持随机访问</text:p>
          </table:table-cell>
          <table:table-cell table:style-name="表格98.B2" office:value-type="string">
            <text:p text:style-name="P98">否</text:p>
          </table:table-cell>
          <table:table-cell table:style-name="表格98.B2" office:value-type="string">
            <text:p text:style-name="P98">否</text:p>
          </table:table-cell>
          <table:table-cell table:style-name="表格98.B2" office:value-type="string">
            <text:p text:style-name="P98">使用key随机访问</text:p>
          </table:table-cell>
          <table:table-cell table:style-name="表格98.E2" office:value-type="string">
            <text:p text:style-name="P98">否</text:p>
          </table:table-cell>
        </table:table-row>
        <table:table-row>
          <table:table-cell table:style-name="表格98.A2" office:value-type="string">
            <text:p text:style-name="P98">迭代器类型</text:p>
          </table:table-cell>
          <table:table-cell table:style-name="表格98.B2" office:value-type="string">
            <text:p text:style-name="P98">双向</text:p>
          </table:table-cell>
          <table:table-cell table:style-name="表格98.B2" office:value-type="string">
            <text:p text:style-name="P98">双向</text:p>
          </table:table-cell>
          <table:table-cell table:style-name="表格98.B2" office:value-type="string">
            <text:p text:style-name="P98">双向</text:p>
          </table:table-cell>
          <table:table-cell table:style-name="表格98.E2" office:value-type="string">
            <text:p text:style-name="P98">双向</text:p>
          </table:table-cell>
        </table:table-row>
        <table:table-row>
          <table:table-cell table:style-name="表格98.A2" office:value-type="string">
            <text:p text:style-name="P98">数据查找速度</text:p>
          </table:table-cell>
          <table:table-cell table:style-name="表格98.B2" office:value-type="string">
            <text:p text:style-name="P98">非常快</text:p>
          </table:table-cell>
          <table:table-cell table:style-name="表格98.B2" office:value-type="string">
            <text:p text:style-name="P98">非常快</text:p>
          </table:table-cell>
          <table:table-cell table:style-name="表格98.B2" office:value-type="string">
            <text:p text:style-name="P98">查找key非常快</text:p>
          </table:table-cell>
          <table:table-cell table:style-name="表格98.E2" office:value-type="string">
            <text:p text:style-name="P98">查找key非常快</text:p>
          </table:table-cell>
        </table:table-row>
        <table:table-row>
          <table:table-cell table:style-name="表格98.A2" office:value-type="string">
            <text:p text:style-name="P98">快速插入删除数据的位置</text:p>
          </table:table-cell>
          <table:table-cell table:style-name="表格98.B2" office:value-type="string">
            <text:p text:style-name="P98">-</text:p>
          </table:table-cell>
          <table:table-cell table:style-name="表格98.B2" office:value-type="string">
            <text:p text:style-name="P98">-</text:p>
          </table:table-cell>
          <table:table-cell table:style-name="表格98.B2" office:value-type="string">
            <text:p text:style-name="P98">-</text:p>
          </table:table-cell>
          <table:table-cell table:style-name="表格98.E2" office:value-type="string">
            <text:p text:style-name="P98">-</text:p>
          </table:table-cell>
        </table:table-row>
        <table:table-row>
          <table:table-cell table:style-name="表格98.A2" office:value-type="string">
            <text:p text:style-name="P98">插入删除数据导致迭代器失效</text:p>
          </table:table-cell>
          <table:table-cell table:style-name="表格98.B2" office:value-type="string">
            <text:p text:style-name="P98">存储单元变化</text:p>
          </table:table-cell>
          <table:table-cell table:style-name="表格98.B2" office:value-type="string">
            <text:p text:style-name="P98">存储单元变化</text:p>
          </table:table-cell>
          <table:table-cell table:style-name="表格98.B2" office:value-type="string">
            <text:p text:style-name="P98">存储单元变化</text:p>
          </table:table-cell>
          <table:table-cell table:style-name="表格98.E2" office:value-type="string">
            <text:p text:style-name="P98">存储单元变化</text:p>
          </table:table-cell>
        </table:table-row>
        <table:table-row>
          <table:table-cell table:style-name="表格98.A2" office:value-type="string">
            <text:p text:style-name="P98">释放被删除数据的内存</text:p>
          </table:table-cell>
          <table:table-cell table:style-name="表格98.B2" office:value-type="string">
            <text:p text:style-name="P98">是</text:p>
          </table:table-cell>
          <table:table-cell table:style-name="表格98.B2" office:value-type="string">
            <text:p text:style-name="P98">是</text:p>
          </table:table-cell>
          <table:table-cell table:style-name="表格98.B2" office:value-type="string">
            <text:p text:style-name="P98">是</text:p>
          </table:table-cell>
          <table:table-cell table:style-name="表格98.E2" office:value-type="string">
            <text:p text:style-name="P98">是</text:p>
          </table:table-cell>
        </table:table-row>
      </table:table>
      <text:p text:style-name="P26"/>
      <text:list xml:id="list226086875" text:style-name="L95">
        <text:list-item>
          <text:p text:style-name="P166">在预分配存储的情况下使用<text:span text:style-name="T11">vector_t</text:span>，它简单并且提供了对数据的随即访问，使用起来方便。</text:p>
        </text:list-item>
        <text:list-item>
          <text:p text:style-name="P300"><text:span text:style-name="T40">如果经常在容器的开头和结尾插入数据，那么使用</text:span><text:span text:style-name="T16">deque_t</text:span><text:span text:style-name="T40">它不仅可以在开头和结尾高效的插入和删除数据而且也提供了对数据的随即访问，在删除数据的时候有时内存还会被释放。</text:span></text:p>
        </text:list-item>
        <text:list-item>
          <text:p text:style-name="P300"><text:span text:style-name="T40">如果经常在容器的任意位置插入删除或移动数据，那么使用</text:span><text:span text:style-name="T16">list_t</text:span><text:span text:style-name="T40">它可以高效的在任意位置插入或删除数据，并且不会影响已有的迭代器。如果要在任意位置的下一个位置插入或删除数据，那么使用</text:span><text:span text:style-name="T16">slist_t</text:span><text:span text:style-name="T40">。</text:span></text:p>
        </text:list-item>
        <text:list-item>
          <text:p text:style-name="P300"><text:span text:style-name="T40">如果经常查找或者数据的有序性很重要，那么使用</text:span><text:span text:style-name="T16">set_t</text:span><text:span text:style-name="T40">或</text:span><text:span text:style-name="T16">multiset_t</text:span><text:span text:style-name="T40">，如果只关心查找的效率，那么</text:span></text:p>
          <text:p text:style-name="P166"><text:span text:style-name="T11">hash_set_t</text:span>和<text:span text:style-name="T11">hash_multiset_t</text:span>也可以使用。如果数据是<text:span text:style-name="T11">key/value</text:span>形式的那么使用<text:span text:style-name="T11">map_t，multimap_t</text:span>或者<text:span text:style-name="T11">hash_map_t，hash_multimap_t。</text:span>如果要使用关联数组，那么使用<text:span text:style-name="T11">map_t，hash_map_t。</text:span></text:p>
        </text:list-item>
      </text:list>
      <text:p text:style-name="P17"/>
      <text:p text:style-name="P26"><text:tab/>下面是两个相同的例子都是对输入的一系列数据进行排序，使用了两个不同的容器：</text:p>
      <text:p text:style-name="P26"><text:tab/>使用<text:span text:style-name="T11">vector_t</text:span>：</text:p>
      <table:table table:name="表格99" table:style-name="表格99">
        <table:table-column table:style-name="表格99.A"/>
        <table:table-row>
          <table:table-cell table:style-name="表格99.A1" office:value-type="string">
            <text:p text:style-name="P86">/* </text:p>
            <text:p text:style-name="P86"><text:s/>* sortvec.c </text:p>
            <text:p text:style-name="P86"><text:s/>* compile with : -lcstl </text:p>
            <text:p text:style-name="P86"><text:s/>*/ </text:p>
            <text:p text:style-name="P86"/>
            <text:p text:style-name="P86">#include &lt;stdio.h&gt; </text:p>
            <text:p text:style-name="P86">#include &lt;cstl/cvector.h&gt; </text:p>
            <text:p text:style-name="P86">#include &lt;cstl/calgorithm.h&gt; </text:p>
            <text:p text:style-name="P86"><text:soft-page-break/>#include &lt;cstl/cfunctional.h&gt; </text:p>
            <text:p text:style-name="P86"/>
            <text:p text:style-name="P86">int main(int argc, char* argv[]) </text:p>
            <text:p text:style-name="P86">{ </text:p>
            <text:p text:style-name="P86"><text:s text:c="4"/>vector_t* pvec_coll = create_vector(int); </text:p>
            <text:p text:style-name="P86"><text:s text:c="4"/>int n_random = 0; </text:p>
            <text:p text:style-name="P86"><text:s text:c="4"/>int n_input = 1000000; </text:p>
            <text:p text:style-name="P86"><text:s text:c="4"/>int i = 0; </text:p>
            <text:p text:style-name="P86"/>
            <text:p text:style-name="P86"><text:s text:c="4"/>if(pvec_coll == NULL) </text:p>
            <text:p text:style-name="P86"><text:s text:c="4"/>{ </text:p>
            <text:p text:style-name="P86"><text:s text:c="8"/>return -1; </text:p>
            <text:p text:style-name="P86"><text:s text:c="4"/>} </text:p>
            <text:p text:style-name="P86"/>
            <text:p text:style-name="P86"><text:s text:c="4"/>vector_init_n(pvec_coll, 1000000); </text:p>
            <text:p text:style-name="P86"/>
            <text:p text:style-name="P86"><text:s text:c="4"/>for(i = 0; i &lt; 1000000; ++i) </text:p>
            <text:p text:style-name="P86"><text:s text:c="4"/>{ </text:p>
            <text:p text:style-name="P86"><text:s text:c="8"/>fun_random_number(&amp;n_input, &amp;n_random); </text:p>
            <text:p text:style-name="P86"><text:s text:c="8"/>*(int*)vector_at(pvec_coll, i) = n_random; </text:p>
            <text:p text:style-name="P86"><text:s text:c="4"/>} </text:p>
            <text:p text:style-name="P86"/>
            <text:p text:style-name="P86"><text:s text:c="4"/>algo_sort(vector_begin(pvec_coll), vector_end(pvec_coll)); </text:p>
            <text:p text:style-name="P86"/>
            <text:p text:style-name="P86"><text:s text:c="4"/>vector_destroy(pvec_coll); </text:p>
            <text:p text:style-name="P86"/>
            <text:p text:style-name="P86"><text:s text:c="4"/>return 0; </text:p>
            <text:p text:style-name="P86">}</text:p>
          </table:table-cell>
        </table:table-row>
      </table:table>
      <text:p text:style-name="P30"/>
      <text:p text:style-name="P27">使用<text:span text:style-name="T11">time</text:span>命令测试执行结果：</text:p>
      <text:p text:style-name="P22">real <text:s text:c="2"/><text:tab/>0m51.613s</text:p>
      <text:p text:style-name="P22">user <text:s text:c="3"/><text:tab/>0m49.116s</text:p>
      <text:p text:style-name="P22">sys <text:s text:c="5"/><text:tab/>0m0.371s</text:p>
      <text:p text:style-name="P30"/>
      <text:p text:style-name="P45">使用<text:span text:style-name="T11">multiset_t</text:span>：</text:p>
      <table:table table:name="表格100" table:style-name="表格100">
        <table:table-column table:style-name="表格100.A"/>
        <table:table-row>
          <table:table-cell table:style-name="表格100.A1" office:value-type="string">
            <text:p text:style-name="P86">/* </text:p>
            <text:p text:style-name="P86"><text:s/>* sortmset.c </text:p>
            <text:p text:style-name="P86"><text:s/>* compile with : -lcstl </text:p>
            <text:p text:style-name="P86"><text:s/>*/ </text:p>
            <text:p text:style-name="P86"/>
            <text:p text:style-name="P86">#include &lt;stdio.h&gt; </text:p>
            <text:p text:style-name="P86">#include &lt;cstl/cset.h&gt; </text:p>
            <text:p text:style-name="P86">#include &lt;cstl/cfunctional.h&gt; </text:p>
            <text:p text:style-name="P86"><text:soft-page-break/><text:s/></text:p>
            <text:p text:style-name="P86">int main(int argc, char* argv[]) </text:p>
            <text:p text:style-name="P86">{ </text:p>
            <text:p text:style-name="P86"><text:s text:c="4"/>multiset_t* pmset_coll = create_multiset(int); </text:p>
            <text:p text:style-name="P86"><text:s text:c="4"/>int n_randmo = 0; </text:p>
            <text:p text:style-name="P86"><text:s text:c="4"/>int n_input = 1000000; </text:p>
            <text:p text:style-name="P86"><text:s text:c="4"/>int i = 0; </text:p>
            <text:p text:style-name="P86"/>
            <text:p text:style-name="P86"><text:s text:c="4"/>if(pmset_coll == NULL) </text:p>
            <text:p text:style-name="P86"><text:s text:c="4"/>{ </text:p>
            <text:p text:style-name="P86"><text:s text:c="8"/>return -1; </text:p>
            <text:p text:style-name="P86"><text:s text:c="4"/>} </text:p>
            <text:p text:style-name="P86"/>
            <text:p text:style-name="P86"><text:s text:c="4"/>multiset_init(pmset_coll); </text:p>
            <text:p text:style-name="P86"/>
            <text:p text:style-name="P86"><text:s text:c="4"/>for(i = 0; i &lt; 1000000; ++i) </text:p>
            <text:p text:style-name="P86"><text:s text:c="4"/>{ </text:p>
            <text:p text:style-name="P86"><text:s text:c="8"/>fun_random_number(&amp;n_input, &amp;n_randmo); </text:p>
            <text:p text:style-name="P86"><text:s text:c="8"/>multiset_insert(pmset_coll, n_randmo); </text:p>
            <text:p text:style-name="P86"><text:s text:c="4"/>} </text:p>
            <text:p text:style-name="P86"/>
            <text:p text:style-name="P86"><text:s text:c="4"/>multiset_destroy(pmset_coll); </text:p>
            <text:p text:style-name="P86"/>
            <text:p text:style-name="P86"><text:s text:c="4"/>return 0; </text:p>
            <text:p text:style-name="P86">}</text:p>
          </table:table-cell>
        </table:table-row>
      </table:table>
      <text:p text:style-name="P30"/>
      <text:p text:style-name="P27">使用<text:span text:style-name="T11">time</text:span>命令测试执行结果：</text:p>
      <text:p text:style-name="P22">real <text:s text:c="3"/><text:tab/>0m11.245s</text:p>
      <text:p text:style-name="P22">user <text:s text:c="3"/><text:tab/>0m10.545s</text:p>
      <text:p text:style-name="P22">sys <text:s text:c="4"/><text:tab/>0m0.356s</text:p>
      <text:p text:style-name="P27">由这个统计数据可以看出一切！</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817653255" text:continue-list="list1163066472" text:style-name="WW8Num13">
        <text:list-item>
          <text:h text:style-name="P131" text:outline-level="1"><text:soft-page-break/><text:span text:style-name="T11">libcstl</text:span>迭代器</text:h>
        </text:list-item>
      </text:list>
      <text:p text:style-name="P27"><text:tab/><text:span text:style-name="T11">libcstl</text:span>容器都定义了相关的迭代器类型，<text:tab/>所以在使用迭代器的时候并不需要包含特殊的头文件，但是除了各个容器定义的相关的迭代器外，<text:span text:style-name="T11">libcstl</text:span>还提供了很多类型的迭代器，这些类型的迭代器都定义在<text:span text:style-name="T11">&lt;cstl/citerator.h&gt;</text:span>中。要使用这些额外的迭代器类型就要包含这个头文件。</text:p>
      <text:p text:style-name="P48">#include &lt;cstl/citerator.h&gt;</text:p>
      <text:p text:style-name="P48"/>
      <text:list xml:id="list395899767" text:continue-numbering="true" text:style-name="WW8Num13">
        <text:list-item>
          <text:list>
            <text:list-item>
              <text:h text:style-name="P147" text:outline-level="2">迭代器的种类</text:h>
            </text:list-item>
          </text:list>
        </text:list-item>
      </text:list>
      <text:p text:style-name="P27"><text:tab/>迭代器是一种表示数据位置的类型，它可以被用来访问数据等其他的一些操作。<text:span text:style-name="T12">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98">迭代器类型</text:p>
          </table:table-cell>
          <table:table-cell table:style-name="表格101.A1" office:value-type="string">
            <text:p text:style-name="P98">能力</text:p>
          </table:table-cell>
          <table:table-cell table:style-name="表格101.C1" office:value-type="string">
            <text:p text:style-name="P98">相关容器</text:p>
          </table:table-cell>
        </table:table-row>
        <table:table-row>
          <table:table-cell table:style-name="表格101.A2" office:value-type="string">
            <text:p text:style-name="P98">iterator_t</text:p>
          </table:table-cell>
          <table:table-cell table:style-name="表格101.A2" office:value-type="string">
            <text:p text:style-name="P98">[1]</text:p>
          </table:table-cell>
          <table:table-cell table:style-name="表格101.C2" office:value-type="string">
            <text:p text:style-name="P98">-</text:p>
          </table:table-cell>
        </table:table-row>
        <table:table-row>
          <table:table-cell table:style-name="表格101.A2" office:value-type="string">
            <text:p text:style-name="P98">input_iterator_t</text:p>
          </table:table-cell>
          <table:table-cell table:style-name="表格101.A2" office:value-type="string">
            <text:p text:style-name="P98">输入，先前迭代</text:p>
          </table:table-cell>
          <table:table-cell table:style-name="表格101.C2" office:value-type="string">
            <text:p text:style-name="P98">-</text:p>
          </table:table-cell>
        </table:table-row>
        <table:table-row>
          <table:table-cell table:style-name="表格101.A2" office:value-type="string">
            <text:p text:style-name="P98">output_iterator_t</text:p>
          </table:table-cell>
          <table:table-cell table:style-name="表格101.A2" office:value-type="string">
            <text:p text:style-name="P98">输出，向前迭代</text:p>
          </table:table-cell>
          <table:table-cell table:style-name="表格101.C2" office:value-type="string">
            <text:p text:style-name="P98">-</text:p>
          </table:table-cell>
        </table:table-row>
        <table:table-row>
          <table:table-cell table:style-name="表格101.A2" office:value-type="string">
            <text:p text:style-name="P98">forward_iterator_t</text:p>
          </table:table-cell>
          <table:table-cell table:style-name="表格101.A2" office:value-type="string">
            <text:p text:style-name="P98">输入，输出，向前迭代</text:p>
          </table:table-cell>
          <table:table-cell table:style-name="表格101.C2" office:value-type="string">
            <text:p text:style-name="P98">slist_t</text:p>
          </table:table-cell>
        </table:table-row>
        <table:table-row>
          <table:table-cell table:style-name="表格101.A2" office:value-type="string">
            <text:p text:style-name="P98">bidirectional_iterator_t</text:p>
          </table:table-cell>
          <table:table-cell table:style-name="表格101.A2" office:value-type="string">
            <text:p text:style-name="P98">输入，输出，双向迭代</text:p>
          </table:table-cell>
          <table:table-cell table:style-name="表格101.C2" office:value-type="string">
            <text:p text:style-name="P98">list_t, set_t, multiset_t, map_t, multimap_t, hash_set_t, hash_multiset_t, hash_map_t, hash_multimap_t</text:p>
          </table:table-cell>
        </table:table-row>
        <table:table-row>
          <table:table-cell table:style-name="表格101.A2" office:value-type="string">
            <text:p text:style-name="P98">random_access_iterator_t</text:p>
          </table:table-cell>
          <table:table-cell table:style-name="表格101.A2" office:value-type="string">
            <text:p text:style-name="P98">输入，输出，随机迭代</text:p>
          </table:table-cell>
          <table:table-cell table:style-name="表格101.C2" office:value-type="string">
            <text:p text:style-name="P98">vector_t, deque_t, string_t</text:p>
          </table:table-cell>
        </table:table-row>
      </table:table>
      <text:p text:style-name="P27"/>
      <text:p text:style-name="P26"><text:span text:style-name="T38"><text:tab/>表中的</text:span><text:span text:style-name="T23">iterator_t</text:span><text:span text:style-name="T38">是迭代器的基本类型,下面的所有的类型都是从它演变出来的，它可以表示所有的迭代器类型，所以在实际使用的过程中可以使用</text:span><text:span text:style-name="T19">iterator_t</text:span><text:span text:style-name="T38">类型取代实际的与迭代器相关的类型。</text:span><text:span text:style-name="T28"> iterator_t</text:span><text:span text:style-name="T38">可以接受任何迭代器类型的赋值，赋值后原来的</text:span><text:span text:style-name="T23">iterator_t</text:span><text:span text:style-name="T38">类型也就变成了相应的类型。如：</text:span></text:p>
      <text:p text:style-name="P51">iterator_t it_i;</text:p>
      <text:p text:style-name="P51">bidirectional_iterator_t it_bi;</text:p>
      <text:p text:style-name="P51">it_i = it_bi;</text:p>
      <text:p text:style-name="P26"><text:span text:style-name="T38">在赋值之前</text:span><text:span text:style-name="T19">i</text:span><text:span text:style-name="T23">t_i</text:span><text:span text:style-name="T38">是</text:span><text:span text:style-name="T23">iterator_t</text:span><text:span text:style-name="T38">类型，它不具有任何迭代器能力，但是赋值之后</text:span><text:span text:style-name="T19">it_i</text:span><text:span text:style-name="T38">变成了</text:span><text:span text:style-name="T23">bidirectional_iterator_t</text:span><text:span text:style-name="T38">类型，具有了与</text:span><text:span text:style-name="T19">it_bi</text:span><text:span text:style-name="T38">同样的能了。所有的迭代器类型都支持赋值操作符，赋值后迭代器类型也相应的改变了。</text:span></text:p>
      <text:p text:style-name="P37"><draw:frame draw:style-name="fr3" draw:name="图形21" text:anchor-type="paragraph" svg:width="19.006cm" svg:height="9.089cm" draw:z-index="11"><draw:image xlink:href="Pictures/10000000000002CB000001562DDD3F92.jpg" xlink:type="simple" xlink:show="embed" xlink:actuate="onLoad"/></draw:frame><text:soft-page-break/>图<text:span text:style-name="T29"> 5.1 </text:span>迭代器的种类</text:p>
      <text:p text:style-name="P26">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table-column table:style-name="表格102.B"/>
        <table:table-row>
          <table:table-cell table:style-name="表格102.A1" office:value-type="string">
            <text:p text:style-name="P98">容器定义的迭代器类型</text:p>
          </table:table-cell>
          <table:table-cell table:style-name="表格102.B1" office:value-type="string">
            <text:p text:style-name="P98">对应的迭代器类型</text:p>
          </table:table-cell>
        </table:table-row>
        <table:table-row>
          <table:table-cell table:style-name="表格102.A2" office:value-type="string">
            <text:p text:style-name="P98">vector_iterator_t</text:p>
          </table:table-cell>
          <table:table-cell table:style-name="表格102.B2" office:value-type="string">
            <text:p text:style-name="P98">random_access_iterator_t</text:p>
          </table:table-cell>
        </table:table-row>
        <table:table-row>
          <table:table-cell table:style-name="表格102.A2" office:value-type="string">
            <text:p text:style-name="P98">deque_iterator_t</text:p>
          </table:table-cell>
          <table:table-cell table:style-name="表格102.B2" office:value-type="string">
            <text:p text:style-name="P98">random_access_iterator_t</text:p>
          </table:table-cell>
        </table:table-row>
        <table:table-row>
          <table:table-cell table:style-name="表格102.A2" office:value-type="string">
            <text:p text:style-name="P98">list_iterator_t</text:p>
          </table:table-cell>
          <table:table-cell table:style-name="表格102.B2" office:value-type="string">
            <text:p text:style-name="P98">bidirectional_iterator_t</text:p>
          </table:table-cell>
        </table:table-row>
        <table:table-row>
          <table:table-cell table:style-name="表格102.A2" office:value-type="string">
            <text:p text:style-name="P98">slist_iterator_t</text:p>
          </table:table-cell>
          <table:table-cell table:style-name="表格102.B2" office:value-type="string">
            <text:p text:style-name="P98">forward_iterator_t</text:p>
          </table:table-cell>
        </table:table-row>
        <table:table-row>
          <table:table-cell table:style-name="表格102.A2" office:value-type="string">
            <text:p text:style-name="P98">string_iterator_t</text:p>
          </table:table-cell>
          <table:table-cell table:style-name="表格102.B2" office:value-type="string">
            <text:p text:style-name="P98">random_access_iterator_t</text:p>
          </table:table-cell>
        </table:table-row>
        <table:table-row>
          <table:table-cell table:style-name="表格102.A2" office:value-type="string">
            <text:p text:style-name="P98">set_iterator_t</text:p>
          </table:table-cell>
          <table:table-cell table:style-name="表格102.B2" office:value-type="string">
            <text:p text:style-name="P98">bidirectional_iterator_t</text:p>
          </table:table-cell>
        </table:table-row>
        <table:table-row>
          <table:table-cell table:style-name="表格102.A2" office:value-type="string">
            <text:p text:style-name="P98">multiset_iterator_t</text:p>
          </table:table-cell>
          <table:table-cell table:style-name="表格102.B2" office:value-type="string">
            <text:p text:style-name="P98">bidirectional_iterator_t</text:p>
          </table:table-cell>
        </table:table-row>
        <table:table-row>
          <table:table-cell table:style-name="表格102.A2" office:value-type="string">
            <text:p text:style-name="P98">map_iterator_t</text:p>
          </table:table-cell>
          <table:table-cell table:style-name="表格102.B2" office:value-type="string">
            <text:p text:style-name="P98">bidirectional_iterator_t</text:p>
          </table:table-cell>
        </table:table-row>
        <table:table-row>
          <table:table-cell table:style-name="表格102.A2" office:value-type="string">
            <text:p text:style-name="P98">multimap_iterator_t</text:p>
          </table:table-cell>
          <table:table-cell table:style-name="表格102.B2" office:value-type="string">
            <text:p text:style-name="P98">bidirectional_iterator_t</text:p>
          </table:table-cell>
        </table:table-row>
        <table:table-row>
          <table:table-cell table:style-name="表格102.A2" office:value-type="string">
            <text:p text:style-name="P98">hash_set_iterator_t</text:p>
          </table:table-cell>
          <table:table-cell table:style-name="表格102.B2" office:value-type="string">
            <text:p text:style-name="P98">bidirectional_iterator_t</text:p>
          </table:table-cell>
        </table:table-row>
        <table:table-row>
          <table:table-cell table:style-name="表格102.A2" office:value-type="string">
            <text:p text:style-name="P98">hash_multiset_iterator_t</text:p>
          </table:table-cell>
          <table:table-cell table:style-name="表格102.B2" office:value-type="string">
            <text:p text:style-name="P98">bidirectional_iterator_t</text:p>
          </table:table-cell>
        </table:table-row>
        <table:table-row>
          <table:table-cell table:style-name="表格102.A2" office:value-type="string">
            <text:p text:style-name="P98">hash_map_iterator_t</text:p>
          </table:table-cell>
          <table:table-cell table:style-name="表格102.B2" office:value-type="string">
            <text:p text:style-name="P98">bidirectional_iterator_t</text:p>
          </table:table-cell>
        </table:table-row>
        <table:table-row>
          <table:table-cell table:style-name="表格102.A2" office:value-type="string">
            <text:p text:style-name="P98">hash_multimap_iterator_t</text:p>
          </table:table-cell>
          <table:table-cell table:style-name="表格102.B2" office:value-type="string">
            <text:p text:style-name="P98">bidirectional_iterator_t</text:p>
          </table:table-cell>
        </table:table-row>
      </table:table>
      <text:p text:style-name="P26"/>
      <text:list xml:id="list834791111" text:continue-numbering="true" text:style-name="WW8Num13">
        <text:list-item>
          <text:list>
            <text:list-item>
              <text:list>
                <text:list-item>
                  <text:h text:style-name="P110" text:outline-level="3"><text:soft-page-break/>input_iterator_t</text:h>
                </text:list-item>
              </text:list>
            </text:list-item>
          </text:list>
        </text:list-item>
      </text:list>
      <text:p text:style-name="P26"><text:span text:style-name="T5"><text:tab/></text:span><text:span text:style-name="T23">input_iterator_t</text:span><text:span text:style-name="T38">类型的迭代器只能一个数据一个数据的向前移动，同时还支持通过迭代器获得数据，比较两个</text:span><text:span text:style-name="T23">input_iterator_t</text:span><text:span text:style-name="T38">类型的迭代器是否相等。</text:span></text:p>
      <text:p text:style-name="P26"><text:span text:style-name="T38"><text:tab/>下面是</text:span><text:span text:style-name="T23">input_iterator_t</text:span><text:span text:style-name="T38">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27"/>
      <text:list xml:id="list1382921923" text:continue-numbering="true" text:style-name="WW8Num13">
        <text:list-item>
          <text:list>
            <text:list-item>
              <text:list>
                <text:list-item>
                  <text:h text:style-name="P110" text:outline-level="3">output_iterator_t</text:h>
                </text:list-item>
              </text:list>
            </text:list-item>
          </text:list>
        </text:list-item>
      </text:list>
      <text:p text:style-name="P26"><text:span text:style-name="T5"><text:tab/></text:span><text:span text:style-name="T23">output_iterator_t</text:span><text:span text:style-name="T38">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27"/>
      <text:list xml:id="list1708367190" text:continue-numbering="true" text:style-name="WW8Num13">
        <text:list-item>
          <text:list>
            <text:list-item>
              <text:list>
                <text:list-item>
                  <text:h text:style-name="P110" text:outline-level="3">forward_iterator_t</text:h>
                </text:list-item>
              </text:list>
            </text:list-item>
          </text:list>
        </text:list-item>
      </text:list>
      <text:p text:style-name="P26"><text:span text:style-name="T35"><text:tab/></text:span><text:span text:style-name="T23">forward_iterator_t</text:span><text:span text:style-name="T38">类型的迭代器支持</text:span><text:span text:style-name="T23">input_iterator_t</text:span><text:span text:style-name="T38">类型和</text:span><text:span text:style-name="T23">output_iterator_t</text:span><text:span text:style-name="T38">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30"/>
      <text:list xml:id="list118394547" text:continue-numbering="true" text:style-name="WW8Num13">
        <text:list-item>
          <text:list>
            <text:list-item>
              <text:list>
                <text:list-item>
                  <text:h text:style-name="P111" text:outline-level="3"><text:soft-page-break/>bidirectional_iterator_t</text:h>
                </text:list-item>
              </text:list>
            </text:list-item>
          </text:list>
        </text:list-item>
      </text:list>
      <text:p text:style-name="P26"><text:span text:style-name="T35"><text:tab/></text:span><text:span text:style-name="T23">bidirectional_iterator_t</text:span><text:span text:style-name="T38">类型的迭代器是双向迭代器，除了支持</text:span><text:span text:style-name="T23">forward_iterator_t</text:span><text:span text:style-name="T38">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30"/>
      <text:list xml:id="list238377357" text:continue-numbering="true" text:style-name="WW8Num13">
        <text:list-item>
          <text:list>
            <text:list-item>
              <text:list>
                <text:list-item>
                  <text:h text:style-name="P110" text:outline-level="3">random_access_iterator_t</text:h>
                </text:list-item>
              </text:list>
            </text:list-item>
          </text:list>
        </text:list-item>
      </text:list>
      <text:p text:style-name="P26"><text:span text:style-name="T35"><text:tab/></text:span><text:span text:style-name="T23">random_access_iterator_t</text:span><text:span text:style-name="T38">类型的迭代器在</text:span><text:span text:style-name="T23">bidirectional_iterator_t</text:span><text:span text:style-name="T38">类型的基础上又具备了随即访问能力，所以它支持的操作除了</text:span><text:span text:style-name="T23">bidirectional_iterator_t</text:span><text:span text:style-name="T38">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26"><text:span text:style-name="T35"><text:tab/></text:span><text:span text:style-name="T38">下面的例子应用到了</text:span><text:span text:style-name="T23">random_access_iterator_t</text:span><text:span text:style-name="T38">类型的迭代器的特殊操作：</text:span></text:p>
      <table:table table:name="表格108" table:style-name="表格108">
        <table:table-column table:style-name="表格108.A"/>
        <table:table-row>
          <table:table-cell table:style-name="表格108.A1" office:value-type="string">
            <text:p text:style-name="P86">/* </text:p>
            <text:p text:style-name="P86"><text:s/>* itercat.c </text:p>
            <text:p text:style-name="P86"><text:s/>* compile with : -lcstl </text:p>
            <text:p text:style-name="P86"><text:s/>*/ </text:p>
            <text:p text:style-name="P86"/>
            <text:p text:style-name="P86">#include &lt;stdio.h&gt; </text:p>
            <text:p text:style-name="P86">#include &lt;cstl/cvector.h&gt; </text:p>
            <text:p text:style-name="P86"/>
            <text:p text:style-name="P86">int main(int argc, char* argv[]) </text:p>
            <text:p text:style-name="P86">{ </text:p>
            <text:p text:style-name="P86"><text:s text:c="4"/>vector_t* pvec_coll = create_vector(int); </text:p>
            <text:p text:style-name="P86"><text:s text:c="4"/>iterator_t it_pos; /* uses iterator_t instead of vector_iterator_t */ </text:p>
            <text:p text:style-name="P86"><text:s text:c="4"/>int i = 0; </text:p>
            <text:p text:style-name="P86"><text:s text:c="4"/>int n_value = 0; </text:p>
            <text:p text:style-name="P86"/>
            <text:p text:style-name="P86"><text:s text:c="4"/>if(pvec_coll == NULL) </text:p>
            <text:p text:style-name="P86"><text:soft-page-break/><text:s text:c="4"/>{ </text:p>
            <text:p text:style-name="P86"><text:s text:c="8"/>return -1; </text:p>
            <text:p text:style-name="P86"><text:s text:c="4"/>} </text:p>
            <text:p text:style-name="P86"/>
            <text:p text:style-name="P86"><text:s text:c="4"/>vector_init(pvec_coll); </text:p>
            <text:p text:style-name="P86"/>
            <text:p text:style-name="P86"><text:s text:c="4"/>/* insert from -3 to 9 */ </text:p>
            <text:p text:style-name="P86"><text:s text:c="4"/>for(i = -3; i &lt;= 9; ++i) </text:p>
            <text:p text:style-name="P86"><text:s text:c="4"/>{ </text:p>
            <text:p text:style-name="P86"><text:s text:c="8"/>vector_push_back(pvec_coll, i); </text:p>
            <text:p text:style-name="P86"><text:s text:c="4"/>} </text:p>
            <text:p text:style-name="P86"/>
            <text:p text:style-name="P86"><text:s text:c="4"/>/* </text:p>
            <text:p text:style-name="P86"><text:s text:c="5"/>* print number of elements by processing the distance </text:p>
            <text:p text:style-name="P86"><text:s text:c="5"/>* between vector_begin() and vector_end() </text:p>
            <text:p text:style-name="P86"><text:s text:c="5"/>*/ </text:p>
            <text:p text:style-name="P86"><text:s text:c="4"/>printf("number/distance : %d\n", </text:p>
            <text:p text:style-name="P86"><text:s text:c="8"/>iterator_minus(vector_end(pvec_coll), vector_begin(pvec_coll))); </text:p>
            <text:p text:style-name="P86"/>
            <text:p text:style-name="P86"><text:s text:c="4"/>/* </text:p>
            <text:p text:style-name="P86"><text:s text:c="5"/>* print all elements </text:p>
            <text:p text:style-name="P86"><text:s text:c="5"/>* uses iterator_less instead of !iterator_equal </text:p>
            <text:p text:style-name="P86"><text:s text:c="5"/>*/ </text:p>
            <text:p text:style-name="P86"><text:s text:c="4"/>for(it_pos = vector_begin(pvec_coll); </text:p>
            <text:p text:style-name="P86"><text:s text:c="8"/>iterator_less(it_pos, vector_end(pvec_coll)); </text:p>
            <text:p text:style-name="P86"><text:s text:c="8"/>it_pos = iterator_next(it_pos)) </text:p>
            <text:p text:style-name="P86"><text:s text:c="4"/>{ </text:p>
            <text:p text:style-name="P86"><text:s text:c="8"/>printf("%d ", *(int*)iterator_get_pointer(it_pos)); </text:p>
            <text:p text:style-name="P86"><text:s text:c="4"/>} </text:p>
            <text:p text:style-name="P86"><text:s text:c="4"/>printf("\n"); </text:p>
            <text:p text:style-name="P86"/>
            <text:p text:style-name="P86"><text:s text:c="4"/>/* </text:p>
            <text:p text:style-name="P86"><text:s text:c="5"/>* print all elements </text:p>
            <text:p text:style-name="P86"><text:s text:c="5"/>* uses iterator_at instead of iterator_get_pointer </text:p>
            <text:p text:style-name="P86"><text:s text:c="5"/>*/ </text:p>
            <text:p text:style-name="P86"><text:s text:c="4"/>for(i = 0; i &lt; vector_size(pvec_coll); ++i) </text:p>
            <text:p text:style-name="P86"><text:s text:c="4"/>{ </text:p>
            <text:p text:style-name="P86"><text:s text:c="8"/>printf("%d ", *(int*)iterator_at(vector_begin(pvec_coll), i)); </text:p>
            <text:p text:style-name="P86"><text:s text:c="4"/>} </text:p>
            <text:p text:style-name="P86"><text:s text:c="4"/>printf("\n"); </text:p>
            <text:p text:style-name="P86"/>
            <text:p text:style-name="P86"><text:s text:c="4"/>/* print every second element */ </text:p>
            <text:p text:style-name="P86"><text:s text:c="4"/>for(it_pos = vector_begin(pvec_coll); </text:p>
            <text:p text:style-name="P86"><text:soft-page-break/><text:s text:c="8"/>iterator_less(it_pos, iterator_prev(vector_end(pvec_coll))); </text:p>
            <text:p text:style-name="P86"><text:s text:c="8"/>it_pos = iterator_next_n(it_pos, 2)) </text:p>
            <text:p text:style-name="P86"><text:s text:c="4"/>{ </text:p>
            <text:p text:style-name="P86"><text:s text:c="8"/>iterator_get_value(it_pos, &amp;n_value); </text:p>
            <text:p text:style-name="P86"><text:s text:c="8"/>printf("%d ", n_value); </text:p>
            <text:p text:style-name="P86"><text:s text:c="4"/>} </text:p>
            <text:p text:style-name="P86"><text:s text:c="4"/>printf("\n"); </text:p>
            <text:p text:style-name="P86"/>
            <text:p text:style-name="P86"><text:s text:c="4"/>vector_destroy(pvec_coll); </text:p>
            <text:p text:style-name="P86"/>
            <text:p text:style-name="P86"><text:s text:c="4"/>return 0; </text:p>
            <text:p text:style-name="P86">}</text:p>
          </table:table-cell>
        </table:table-row>
      </table:table>
      <text:p text:style-name="P30"/>
      <text:p text:style-name="P27">结果如下：</text:p>
      <text:p text:style-name="P22">number/distance : 13 </text:p>
      <text:p text:style-name="P22">-3 -2 -1 0 1 2 3 4 5 6 7 8 9 </text:p>
      <text:p text:style-name="P22">-3 -2 -1 0 1 2 3 4 5 6 7 8 9 </text:p>
      <text:p text:style-name="P22">-3 -1 1 3 5 7 </text:p>
      <text:p text:style-name="P30"/>
      <text:p text:style-name="P65">这个例子不能应用于<text:span text:style-name="T11">list_t</text:span>，<text:span text:style-name="T11">map_t</text:span>，<text:span text:style-name="T11">hash_multiset_t</text:span>等等这些不是<text:span text:style-name="T11">random_access_iterator_t</text:span>的迭代器上。</text:p>
      <text:p text:style-name="P27"><text:tab/>这个例子中有一段代码：</text:p>
      <text:p text:style-name="P88">iterator_less(it_pos, iterator_prev(vector_end(pvec_coll))); </text:p>
      <text:p text:style-name="P27">这是保证迭代器访问数据不越界。这条语句要求<text:span text:style-name="T11">pvec_coll</text:span>中至少要包含一个数据，如果<text:span text:style-name="T11">pvec_coll</text:span>为空那么</text:p>
      <text:p text:style-name="P94">iterator_prev(vector_end(pvec_coll))<text:span text:style-name="T8">得到的迭代器是指向vector_begin()之前的，这样的迭代器行为是未定义的，类似于数组越界的行为，同理如果迭代器指向vector_end()之后那么这个迭代器的行为也是未定义的，例如下面的代码：</text:span></text:p>
      <text:p text:style-name="P53">for(it_pos = vector_begin(pvec_coll); </text:p>
      <text:p text:style-name="P86"><text:s text:c="4"/>iterator_less(it_pos, vector_end(pvec_coll)); </text:p>
      <text:p text:style-name="P89"><text:s text:c="4"/>it_pos = iterator_next_n(it_pos, 2)) </text:p>
      <text:p text:style-name="P89">{</text:p>
      <text:p text:style-name="P89"><text:tab/>...</text:p>
      <text:p text:style-name="P89">}</text:p>
      <text:p text:style-name="P36"><draw:frame draw:style-name="fr4" draw:name="图形22" text:anchor-type="paragraph" svg:width="19.006cm" svg:height="7.511cm" draw:z-index="12"><draw:image xlink:href="Pictures/10000000000002CC0000011B4E21B7EA.jpg" xlink:type="simple" xlink:show="embed" xlink:actuate="onLoad"/></draw:frame><text:soft-page-break/>图 <text:span text:style-name="T11">5.2 iterator</text:span>每次先前移动两个位置</text:p>
      <text:p text:style-name="P6"><text:tab/><text:span text:style-name="T40">迭代器在向前移动或者向后移动的过程中会发生越界，迭代器移动操作不检测是否越界(带有断言信息的版本会提示越界错误)。所以在移动迭代器时一定要注意，不要越界。</text:span></text:p>
      <text:p text:style-name="P6"/>
      <text:list xml:id="list253277962" text:continue-numbering="true" text:style-name="WW8Num13">
        <text:list-item>
          <text:list>
            <text:list-item>
              <text:h text:style-name="P150" text:outline-level="2">迭代器的辅助操作</text:h>
            </text:list-item>
          </text:list>
        </text:list-item>
      </text:list>
      <text:p text:style-name="Standard"><text:span text:style-name="T2"><text:tab/></text:span><text:span text:style-name="T3">除了</text:span><text:span text:style-name="T15">random_access_iterator_t</text:span><text:span text:style-name="T3">外的迭代器要移动多步或者计算两个迭代器之间的差值只能一个一个的向前或者向后移动吗？答案是否等的，</text:span><text:span text:style-name="T15">libcstl</text:span><text:span text:style-name="T41">还提供两个迭代器的辅助操作函数，</text:span><text:span text:style-name="T27">iterator_advance()</text:span><text:span text:style-name="T41">和</text:span><text:span text:style-name="T27">iterator_distance()，</text:span><text:span text:style-name="T43">这两个操作函数就是为了解决这个问题的。</text:span></text:p>
      <text:list xml:id="list1566673482" text:continue-numbering="true" text:style-name="WW8Num13">
        <text:list-item>
          <text:list>
            <text:list-item>
              <text:list>
                <text:list-item>
                  <text:h text:style-name="P106" text:outline-level="3">使用<text:span text:style-name="T11">iterator_advance()</text:span>移动迭代器</text:h>
                </text:list-item>
              </text:list>
            </text:list-item>
          </text:list>
        </text:list-item>
      </text:list>
      <text:p text:style-name="P28"><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28"/>
      <text:p text:style-name="P28"><text:tab/>通常来说<text:span text:style-name="T11">random_access_iterator_t</text:span>的<text:span text:style-name="T11">iterator_next_n</text:span>和<text:span text:style-name="T11">iterator_prev_n</text:span>操作要比<text:span text:style-name="T11">iterator_advance</text:span>效率高很多。</text:p>
      <text:p text:style-name="P66">下面是使用<text:span text:style-name="T11">iterator_advance()</text:span>的一个例子：</text:p>
      <table:table table:name="表格110" table:style-name="表格110">
        <table:table-column table:style-name="表格110.A"/>
        <table:table-row>
          <table:table-cell table:style-name="表格110.A1" office:value-type="string">
            <text:p text:style-name="P86">/* </text:p>
            <text:p text:style-name="P86"><text:s/>* advance1.c </text:p>
            <text:p text:style-name="P86"><text:s/>* compile with : -lcstl </text:p>
            <text:p text:style-name="P86"><text:s/>*/ </text:p>
            <text:p text:style-name="P86"/>
            <text:p text:style-name="P86">#include &lt;stdio.h&gt; </text:p>
            <text:p text:style-name="P86"><text:soft-page-break/>#include &lt;cstl/clist.h&gt; </text:p>
            <text:p text:style-name="P86"/>
            <text:p text:style-name="P86">int main(int argc, char* argv[]) </text:p>
            <text:p text:style-name="P86">{ </text:p>
            <text:p text:style-name="P86"><text:s text:c="4"/>list_t* plist_coll = create_list(int); </text:p>
            <text:p text:style-name="P86"><text:s text:c="4"/>iterator_t it_pos; </text:p>
            <text:p text:style-name="P86"><text:s text:c="4"/>int i = 0; </text:p>
            <text:p text:style-name="P86"/>
            <text:p text:style-name="P86"><text:s text:c="4"/>if(plist_coll == NULL) </text:p>
            <text:p text:style-name="P86"><text:s text:c="4"/>{ </text:p>
            <text:p text:style-name="P86"><text:s text:c="8"/>return -1; </text:p>
            <text:p text:style-name="P86"><text:s text:c="4"/>} </text:p>
            <text:p text:style-name="P86"/>
            <text:p text:style-name="P86"><text:s text:c="4"/>list_init(plist_coll); </text:p>
            <text:p text:style-name="P86"/>
            <text:p text:style-name="P86"><text:s text:c="4"/>for(i = 1; i &lt;= 9; ++i) </text:p>
            <text:p text:style-name="P86"><text:s text:c="4"/>{ </text:p>
            <text:p text:style-name="P86"><text:s text:c="8"/>list_push_back(plist_coll, i); </text:p>
            <text:p text:style-name="P86"><text:s text:c="4"/>} </text:p>
            <text:p text:style-name="P86"/>
            <text:p text:style-name="P86"><text:s text:c="4"/>it_pos = list_begin(plist_coll); </text:p>
            <text:p text:style-name="P86"><text:s text:c="4"/>/* print actual element */ </text:p>
            <text:p text:style-name="P86"><text:s text:c="4"/>printf("%d\n", *(int*)iterator_get_pointer(it_pos)); </text:p>
            <text:p text:style-name="P86"/>
            <text:p text:style-name="P86"><text:s text:c="4"/>/* step three elements forward */ </text:p>
            <text:p text:style-name="P86"><text:s text:c="4"/>it_pos = iterator_advance(it_pos, 3); </text:p>
            <text:p text:style-name="P86"><text:s text:c="4"/>/* print actual element */ </text:p>
            <text:p text:style-name="P86"><text:s text:c="4"/>printf("%d\n", *(int*)iterator_get_pointer(it_pos)); </text:p>
            <text:p text:style-name="P86"/>
            <text:p text:style-name="P86"><text:s text:c="4"/>/* step one element backward */ </text:p>
            <text:p text:style-name="P86"><text:s text:c="4"/>it_pos = iterator_advance(it_pos, -1); </text:p>
            <text:p text:style-name="P86"><text:s text:c="4"/>/* print actual element */ </text:p>
            <text:p text:style-name="P86"><text:s text:c="4"/>printf("%d\n", *(int*)iterator_get_pointer(it_pos)); </text:p>
            <text:p text:style-name="P86"/>
            <text:p text:style-name="P86"><text:s text:c="4"/>list_destroy(plist_coll); </text:p>
            <text:p text:style-name="P86"/>
            <text:p text:style-name="P86"><text:s text:c="4"/>return 0; </text:p>
            <text:p text:style-name="P86">}</text:p>
          </table:table-cell>
        </table:table-row>
      </table:table>
      <text:p text:style-name="P77"/>
      <text:p text:style-name="P28">结果：</text:p>
      <text:p text:style-name="P20">1</text:p>
      <text:p text:style-name="P20">4</text:p>
      <text:p text:style-name="P20">3</text:p>
      <text:list xml:id="list755587750" text:continue-numbering="true" text:style-name="WW8Num13">
        <text:list-item>
          <text:list>
            <text:list-item>
              <text:list>
                <text:list-item>
                  <text:h text:style-name="P106" text:outline-level="3"><text:soft-page-break/>使用<text:span text:style-name="T11">iterator_distance()</text:span>计算迭代器之间的距离</text:h>
                </text:list-item>
              </text:list>
            </text:list-item>
          </text:list>
        </text:list-item>
      </text:list>
      <text:p text:style-name="P26"><text:span text:style-name="T36"><text:tab/></text:span><text:span text:style-name="T39">这个辅助函数是用来计算任意类型的迭代器之间的距离的，两个迭代器必须数以同一容器。</text:span></text:p>
      <table:table table:name="表格111" table:style-name="表格111">
        <table:table-column table:style-name="表格111.A"/>
        <table:table-column table:style-name="表格111.B"/>
        <table:table-row>
          <table:table-cell table:style-name="表格111.A1" office:value-type="string">
            <text:p text:style-name="Table_20_Contents">iterator_distance</text:p>
          </table:table-cell>
          <table:table-cell table:style-name="表格111.B1" office:value-type="string">
            <text:p text:style-name="Table_20_Contents">计算两个迭代器之间的距离。</text:p>
          </table:table-cell>
        </table:table-row>
      </table:table>
      <text:p text:style-name="P28"/>
      <text:p text:style-name="P28"><text:tab/>下面是使用<text:span text:style-name="T11">iterator_distance()</text:span>的例子：</text:p>
      <table:table table:name="表格112" table:style-name="表格112">
        <table:table-column table:style-name="表格112.A"/>
        <table:table-row>
          <table:table-cell table:style-name="表格112.A1" office:value-type="string">
            <text:p text:style-name="P86">/* </text:p>
            <text:p text:style-name="P86"><text:s/>* distance.c </text:p>
            <text:p text:style-name="P86"><text:s/>* compile with : -lcstl </text:p>
            <text:p text:style-name="P86"><text:s/>*/ </text:p>
            <text:p text:style-name="P86"/>
            <text:p text:style-name="P86">#include &lt;stdio.h&gt; </text:p>
            <text:p text:style-name="P86">#include &lt;cstl/clist.h&gt; </text:p>
            <text:p text:style-name="P86">#include &lt;cstl/calgorithm.h&gt; </text:p>
            <text:p text:style-name="P86"/>
            <text:p text:style-name="P86">int main(int argc, char* argv[]) </text:p>
            <text:p text:style-name="P86">{ </text:p>
            <text:p text:style-name="P86"><text:s text:c="4"/>list_t* plist_coll = create_list(int); </text:p>
            <text:p text:style-name="P86"><text:s text:c="4"/>list_iterator_t it_pos; </text:p>
            <text:p text:style-name="P86"><text:s text:c="4"/>int i = 0; </text:p>
            <text:p text:style-name="P86"/>
            <text:p text:style-name="P86"><text:s text:c="4"/>if(plist_coll == NULL) </text:p>
            <text:p text:style-name="P86"><text:s text:c="4"/>{ </text:p>
            <text:p text:style-name="P86"><text:s text:c="8"/>return -1; </text:p>
            <text:p text:style-name="P86"><text:s text:c="4"/>} </text:p>
            <text:p text:style-name="P86"/>
            <text:p text:style-name="P86"><text:s text:c="4"/>list_init(plist_coll); </text:p>
            <text:p text:style-name="P86"/>
            <text:p text:style-name="P86"><text:s text:c="4"/>for(i = -3; i &lt;= 9; ++i) </text:p>
            <text:p text:style-name="P86"><text:s text:c="4"/>{ </text:p>
            <text:p text:style-name="P86"><text:s text:c="8"/>list_push_back(plist_coll, i); </text:p>
            <text:p text:style-name="P86"><text:s text:c="4"/>} </text:p>
            <text:p text:style-name="P86"/>
            <text:p text:style-name="P86"><text:s text:c="4"/>it_pos = algo_find(list_begin(plist_coll), list_end(plist_coll), 5); </text:p>
            <text:p text:style-name="P86"><text:s text:c="4"/>if(iterator_equal(it_pos, list_end(plist_coll))) </text:p>
            <text:p text:style-name="P86"><text:s text:c="4"/>{ </text:p>
            <text:p text:style-name="P86"><text:s text:c="8"/>printf("5 not found!\n"); </text:p>
            <text:p text:style-name="P86"><text:s text:c="4"/>} </text:p>
            <text:p text:style-name="P86"><text:s text:c="4"/>else </text:p>
            <text:p text:style-name="P86"><text:s text:c="4"/>{ </text:p>
            <text:p text:style-name="P86"><text:s text:c="8"/>printf("distance between beginning and 5 : %d\n", </text:p>
            <text:p text:style-name="P86"><text:soft-page-break/><text:s text:c="12"/>iterator_distance(list_begin(plist_coll), it_pos)); </text:p>
            <text:p text:style-name="P86"><text:s text:c="4"/>} </text:p>
            <text:p text:style-name="P86"/>
            <text:p text:style-name="P86"><text:s text:c="4"/>list_destroy(plist_coll); </text:p>
            <text:p text:style-name="P86"/>
            <text:p text:style-name="P86"><text:s text:c="4"/>return 0; </text:p>
            <text:p text:style-name="P86">}</text:p>
          </table:table-cell>
        </table:table-row>
      </table:table>
      <text:p text:style-name="P31"/>
      <text:p text:style-name="P28">结果：</text:p>
      <text:p text:style-name="P20">distance between beginning and 5 : 8</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660560462" text:continue-numbering="true" text:style-name="WW8Num13">
        <text:list-item>
          <text:h text:style-name="P132" text:outline-level="1"><text:soft-page-break/>libcstl算法</text:h>
        </text:list-item>
      </text:list>
      <text:p text:style-name="P20"><text:tab/>这一章详细的讨论libcstl提供的算法，算法的一般概念，种类，用法，并且给出使用的实例。</text:p>
      <text:p text:style-name="P20"/>
      <text:list xml:id="list1029108096" text:continue-numbering="true" text:style-name="WW8Num13">
        <text:list-item>
          <text:list>
            <text:list-item>
              <text:h text:style-name="P141" text:outline-level="2">算法的概述</text:h>
            </text:list-item>
          </text:list>
        </text:list-item>
      </text:list>
      <text:p text:style-name="P20"><text:tab/>这一节讲述一些关于算法的概念，让你了解它们的能力并且更好的使用它们来解决问题。</text:p>
      <text:p text:style-name="P20"/>
      <text:list xml:id="list1164569637" text:continue-numbering="true" text:style-name="WW8Num13">
        <text:list-item>
          <text:list>
            <text:list-item>
              <text:list>
                <text:list-item>
                  <text:h text:style-name="P112" text:outline-level="3">算法头文件</text:h>
                </text:list-item>
              </text:list>
            </text:list-item>
          </text:list>
        </text:list-item>
      </text:list>
      <text:p text:style-name="P20"><text:tab/>算法大体上分为两种，第一种是普通的算法，这类算法提供了诸如排序，删除，查找等等这样的算法，要使用这类算法必须包含头文件&lt;cstl/calgorithm.h&gt;：</text:p>
      <text:p text:style-name="P50">#include &lt;cstl/calgorithm.h&gt;</text:p>
      <text:p text:style-name="P20">此外libcstl还为算数运算提供了算数算法，要使用算数算法要包含头文件&lt;cstl/cnumeric.h&gt;：</text:p>
      <text:p text:style-name="P50">#include &lt;cstl/cnumeric.h&gt;</text:p>
      <text:p text:style-name="P20"/>
      <text:list xml:id="list1056286209" text:continue-numbering="true" text:style-name="WW8Num13">
        <text:list-item>
          <text:list>
            <text:list-item>
              <text:list>
                <text:list-item>
                  <text:h text:style-name="P113" text:outline-level="3">算法的共同特点</text:h>
                </text:list-item>
              </text:list>
            </text:list-item>
          </text:list>
        </text:list-item>
      </text:list>
      <text:p text:style-name="P20"><text:tab/>在第二章中已经介绍了一些算法的概念和特点，算法通常处理一个或者多个数据区间，第一个数据区间要给出开始和末尾，其他的数据区间只给出开始就可以了，因为算法可以通过第一个区间来计算后面数据区间的长度，所以要求调用算法时要保证数据区间是有效的，也就是说数据区间的开始必须和末尾属于同一个容器并且开始位置在末尾之前或者和末尾相等，需要计算长度的数据区间一定要有足够的数据，因为算法只是覆盖已有的数据而不是插入新数据。</text:p>
      <text:p text:style-name="P20"><text:tab/>为了提高算法的可扩展性和能力，在调用算法的时候还可以传递自定义的函数，这些函数在算法内部调用，用户可以使用它们来改变算法的默认行为。输出是bool_t类型的函数我们叫做谓词，函数和谓词我们在下一章中介绍。</text:p>
      <text:p text:style-name="P20"/>
      <text:list xml:id="list189095536" text:continue-numbering="true" text:style-name="WW8Num13">
        <text:list-item>
          <text:list>
            <text:list-item>
              <text:list>
                <text:list-item>
                  <text:h text:style-name="P113" text:outline-level="3">算法的种类</text:h>
                </text:list-item>
              </text:list>
            </text:list-item>
          </text:list>
        </text:list-item>
      </text:list>
      <text:p text:style-name="P20"><text:tab/>不同的算法满足了不同的功能，可以根据算法的功能将算法划分为不同的类型，有的只是读取数据，有的要修改数据，有的只是改变数据的顺序。</text:p>
      <text:p text:style-name="P20"><text:tab/>从算法的命名上也能够看出算法的主要功能，算法的名字中有两种特殊的后最：</text:p>
      <text:list xml:id="list346096656" text:style-name="L96">
        <text:list-item>
          <text:p text:style-name="P235"><text:soft-page-break/>_if后缀</text:p>
        </text:list-item>
      </text:list>
      <text:p text:style-name="P20"><text:tab/>带有_if后缀的算法是提供给用户扩展算法使用的，一个算法通常提供两个版本普通版本和带有_if后缀的版本，普通的版本使用的默认的算法规则，带有_if后缀的版本允许用户输入一个自定义的函数来改变算法的行为，从而增强了算法的扩展性。例如algo_find()算法是在数据区间中查找指定的数据，algo_find_if()是在数据区间中查找符合指定规则的数据。</text:p>
      <text:list xml:id="list574777401" text:style-name="L97">
        <text:list-item>
          <text:p text:style-name="P236">_copy后缀</text:p>
        </text:list-item>
      </text:list>
      <text:p text:style-name="P20"><text:tab/>带有_copy后缀的算法是将算法处理的数据拷贝到一个新的数据区间，而不是覆盖原有的数据区间，这样的算法通常也有不带有_copy后缀的算法。例如algo_reverse()是将数据区间中的数据逆序，是直接在当前数据区间中修改的，algo_reverse_if()是将逆序后的结构拷贝到其他数据区间中，原有的数据区间不受到破坏。</text:p>
      <text:p text:style-name="P20"/>
      <text:p text:style-name="P20"><text:tab/>上面是按照名字的后缀简单的区分一下算法，下面按照功能区分算法可以分为四类：</text:p>
      <text:list xml:id="list1626790014" text:style-name="L98">
        <text:list-item>
          <text:p text:style-name="P237">非质变算法</text:p>
        </text:list-item>
        <text:list-item>
          <text:p text:style-name="P237"><text:tab/>质变算法</text:p>
        </text:list-item>
        <text:list-item>
          <text:p text:style-name="P237"><text:tab/>排序算法</text:p>
        </text:list-item>
        <text:list-item>
          <text:p text:style-name="P237"><text:tab/>算数算法</text:p>
        </text:list-item>
      </text:list>
      <text:p text:style-name="P20"/>
      <text:p text:style-name="P20"><text:tab/>接下来就按照上面的分类详细介绍每一种算法。</text:p>
      <text:list xml:id="list2036054957" text:continue-list="list189095536" text:style-name="WW8Num13">
        <text:list-item>
          <text:list>
            <text:list-item>
              <text:h text:style-name="P141" text:outline-level="2">非质变算法</text:h>
            </text:list-item>
          </text:list>
        </text:list-item>
      </text:list>
      <text:p text:style-name="P20"><text:tab/>非质变算法既不修改数据本身也不修改数据的顺序。非质变算法要求使用input_iterator_t或者forward_iterator_t类型的迭代器。所以所有的容器都可以应用非质变算法。下面的表格列出所有libcstl提供的非质变算法：</text:p>
      <table:table table:name="表格113" table:style-name="表格113">
        <table:table-column table:style-name="表格113.A"/>
        <table:table-column table:style-name="表格113.B"/>
        <table:table-row>
          <table:table-cell table:style-name="表格113.A1" office:value-type="string">
            <text:p text:style-name="Table_20_Contents">algo_for_each</text:p>
          </table:table-cell>
          <table:table-cell table:style-name="表格113.B1" office:value-type="string">
            <text:p text:style-name="Table_20_Contents">对数据区间中的每一个数据都应用指定的函数。</text:p>
          </table:table-cell>
        </table:table-row>
        <table:table-row>
          <table:table-cell table:style-name="表格113.A2" office:value-type="string">
            <text:p text:style-name="Table_20_Contents">algo_find</text:p>
          </table:table-cell>
          <table:table-cell table:style-name="表格113.B2" office:value-type="string">
            <text:p text:style-name="Table_20_Contents">在数据区间中查找指定的数据。</text:p>
          </table:table-cell>
        </table:table-row>
        <table:table-row>
          <table:table-cell table:style-name="表格113.A2" office:value-type="string">
            <text:p text:style-name="Table_20_Contents">algo_find_if</text:p>
          </table:table-cell>
          <table:table-cell table:style-name="表格113.B2" office:value-type="string">
            <text:p text:style-name="Table_20_Contents">在数据区间中查找符合指定函数的数据。</text:p>
          </table:table-cell>
        </table:table-row>
        <table:table-row>
          <table:table-cell table:style-name="表格113.A2" office:value-type="string">
            <text:p text:style-name="Table_20_Contents">algo_adjacent_find</text:p>
          </table:table-cell>
          <table:table-cell table:style-name="表格113.B2" office:value-type="string">
            <text:p text:style-name="Table_20_Contents">查找数据区间中相邻的相等数据。</text:p>
          </table:table-cell>
        </table:table-row>
        <table:table-row>
          <table:table-cell table:style-name="表格113.A2" office:value-type="string">
            <text:p text:style-name="Table_20_Contents">algo_adjacent_find_if</text:p>
          </table:table-cell>
          <table:table-cell table:style-name="表格113.B2" office:value-type="string">
            <text:p text:style-name="Table_20_Contents">查找数据区间中相邻并符合指定函数规则的数据。</text:p>
          </table:table-cell>
        </table:table-row>
        <table:table-row>
          <table:table-cell table:style-name="表格113.A2" office:value-type="string">
            <text:p text:style-name="Table_20_Contents">algo_find_first_of</text:p>
          </table:table-cell>
          <table:table-cell table:style-name="表格113.B2" office:value-type="string">
            <text:p text:style-name="Table_20_Contents">在数据区间中查找第一个等于指定某个指定数据的数据。</text:p>
          </table:table-cell>
        </table:table-row>
        <table:table-row>
          <table:table-cell table:style-name="表格113.A2" office:value-type="string">
            <text:p text:style-name="Table_20_Contents">algo_find_first_of_if</text:p>
          </table:table-cell>
          <table:table-cell table:style-name="表格113.B2" office:value-type="string">
            <text:p text:style-name="Table_20_Contents">在数据区间中查找第一个与某个指定数据符合特定函数规则的数据。</text:p>
          </table:table-cell>
        </table:table-row>
        <table:table-row>
          <table:table-cell table:style-name="表格113.A2" office:value-type="string">
            <text:p text:style-name="Table_20_Contents">algo_count</text:p>
          </table:table-cell>
          <table:table-cell table:style-name="表格113.B2" office:value-type="string">
            <text:p text:style-name="Table_20_Contents">统计数据区间中包含指定数据的个数。</text:p>
          </table:table-cell>
        </table:table-row>
        <table:table-row>
          <table:table-cell table:style-name="表格113.A2" office:value-type="string">
            <text:p text:style-name="Table_20_Contents">algo_count_if</text:p>
          </table:table-cell>
          <table:table-cell table:style-name="表格113.B2" office:value-type="string">
            <text:p text:style-name="Table_20_Contents">统计数据区间中符合指定函数规则的数据个数。</text:p>
          </table:table-cell>
        </table:table-row>
        <table:table-row>
          <table:table-cell table:style-name="表格113.A2" office:value-type="string">
            <text:p text:style-name="Table_20_Contents">algo_mismatch</text:p>
          </table:table-cell>
          <table:table-cell table:style-name="表格113.B2" office:value-type="string">
            <text:p text:style-name="Table_20_Contents">返回数据区间中第一个与指定的数据不同的数据。</text:p>
          </table:table-cell>
        </table:table-row>
        <table:table-row>
          <table:table-cell table:style-name="表格113.A2" office:value-type="string">
            <text:p text:style-name="Table_20_Contents">algo_mismatch_if</text:p>
          </table:table-cell>
          <table:table-cell table:style-name="表格113.B2" office:value-type="string">
            <text:p text:style-name="Table_20_Contents">返回数据区间中第一个不符合指定函数规则的数据。</text:p>
          </table:table-cell>
        </table:table-row>
        <table:table-row>
          <table:table-cell table:style-name="表格113.A2" office:value-type="string">
            <text:p text:style-name="Table_20_Contents">algo_equal</text:p>
          </table:table-cell>
          <table:table-cell table:style-name="表格113.B2" office:value-type="string">
            <text:p text:style-name="Table_20_Contents">测试两个数据区间中的数据是否相等。</text:p>
          </table:table-cell>
        </table:table-row>
        <table:table-row>
          <table:table-cell table:style-name="表格113.A2" office:value-type="string">
            <text:p text:style-name="Table_20_Contents">algo_equal_if</text:p>
          </table:table-cell>
          <table:table-cell table:style-name="表格113.B2" office:value-type="string">
            <text:p text:style-name="Table_20_Contents">测试两个数据区间中的数据是否符合指定的函数规则。</text:p>
          </table:table-cell>
        </table:table-row>
        <table:table-row>
          <table:table-cell table:style-name="表格113.A2" office:value-type="string">
            <text:p text:style-name="Table_20_Contents">algo_search</text:p>
          </table:table-cell>
          <table:table-cell table:style-name="表格113.B2" office:value-type="string">
            <text:p text:style-name="Table_20_Contents">在数据区间中查找第一个指定的子区间。</text:p>
          </table:table-cell>
        </table:table-row>
        <text:soft-page-break/>
        <table:table-row>
          <table:table-cell table:style-name="表格113.A2" office:value-type="string">
            <text:p text:style-name="Table_20_Contents">algo_search_if</text:p>
          </table:table-cell>
          <table:table-cell table:style-name="表格113.B2" office:value-type="string">
            <text:p text:style-name="Table_20_Contents">在数据区间中查找第一个符合指定函数规则的子区间。</text:p>
          </table:table-cell>
        </table:table-row>
        <table:table-row>
          <table:table-cell table:style-name="表格113.A2" office:value-type="string">
            <text:p text:style-name="Table_20_Contents">algo_search_n</text:p>
          </table:table-cell>
          <table:table-cell table:style-name="表格113.B2" office:value-type="string">
            <text:p text:style-name="Table_20_Contents">在数据区间中查找连续n个指定数据。</text:p>
          </table:table-cell>
        </table:table-row>
        <table:table-row>
          <table:table-cell table:style-name="表格113.A2" office:value-type="string">
            <text:p text:style-name="Table_20_Contents">algo_search_n_if</text:p>
          </table:table-cell>
          <table:table-cell table:style-name="表格113.B2" office:value-type="string">
            <text:p text:style-name="Table_20_Contents">在数据区间中查找联系n个符合指定函数规则的数据。</text:p>
          </table:table-cell>
        </table:table-row>
        <table:table-row>
          <table:table-cell table:style-name="表格113.A2" office:value-type="string">
            <text:p text:style-name="Table_20_Contents">algo_search_end</text:p>
          </table:table-cell>
          <table:table-cell table:style-name="表格113.B2" office:value-type="string">
            <text:p text:style-name="Table_20_Contents">在数据区间中查找最后一个指定的子区间。</text:p>
          </table:table-cell>
        </table:table-row>
        <table:table-row>
          <table:table-cell table:style-name="表格113.A2" office:value-type="string">
            <text:p text:style-name="Table_20_Contents">algo_search_end_if</text:p>
          </table:table-cell>
          <table:table-cell table:style-name="表格113.B2" office:value-type="string">
            <text:p text:style-name="Table_20_Contents">在数据区间中查找最后一个符合指定函数规则的子区间。</text:p>
          </table:table-cell>
        </table:table-row>
        <table:table-row>
          <table:table-cell table:style-name="表格113.A2" office:value-type="string">
            <text:p text:style-name="Table_20_Contents">algo_find_end</text:p>
          </table:table-cell>
          <table:table-cell table:style-name="表格113.B2" office:value-type="string">
            <text:p text:style-name="Table_20_Contents">同algo_search_end</text:p>
          </table:table-cell>
        </table:table-row>
        <table:table-row>
          <table:table-cell table:style-name="表格113.A2" office:value-type="string">
            <text:p text:style-name="Table_20_Contents">algo_find_end_if</text:p>
          </table:table-cell>
          <table:table-cell table:style-name="表格113.B2" office:value-type="string">
            <text:p text:style-name="Table_20_Contents">同algo_search_end_if</text:p>
          </table:table-cell>
        </table:table-row>
      </table:table>
      <text:p text:style-name="P20"><text:tab/>其中algo_for_each()不能严格算是非质变算法。</text:p>
      <text:p text:style-name="P20"/>
      <text:list xml:id="list740539617" text:continue-numbering="true" text:style-name="WW8Num13">
        <text:list-item>
          <text:list>
            <text:list-item>
              <text:list>
                <text:list-item>
                  <text:h text:style-name="P113" text:outline-level="3">algo_for_each算法</text:h>
                </text:list-item>
              </text:list>
            </text:list-item>
          </text:list>
        </text:list-item>
      </text:list>
      <text:p text:style-name="P20"><text:tab/>algo_for_each算法可扩展性非常强，它接受用户的函数，对数据区间中的所有数据执行指定的函数，例如指定的函数是显示数据信息，那么这个算法的效果就是显示出数据区间中所有的数据信息，但是如果指定的函数是修改数据的值，那么这个算法的效果就是修改了数据区间中所有数据的值，这样看来algo_for_each()算法可能是非质变算法也可能是质变算法，这主要看指定的函数。建议不要使用algo_for_each()算法改变数据，因为算法提供了改变每一个数据的算法，在下一节介绍。下面的例子使用algo_for_each算法打印每一个数据：</text:p>
      <table:table table:name="表格114" table:style-name="表格114">
        <table:table-column table:style-name="表格114.A"/>
        <table:table-row>
          <table:table-cell table:style-name="表格114.A1" office:value-type="string">
            <text:p text:style-name="P86">/* </text:p>
            <text:p text:style-name="P86"><text:s/>* foreach1.c </text:p>
            <text:p text:style-name="P86"><text:s/>* compile with : -lcstl </text:p>
            <text:p text:style-name="P86"><text:s/>*/ </text:p>
            <text:p text:style-name="P86"/>
            <text:p text:style-name="P86">#include &lt;stdio.h&gt; </text:p>
            <text:p text:style-name="P86">#include &lt;cstl/cvector.h&gt; </text:p>
            <text:p text:style-name="P86">#include &lt;cstl/calgorithm.h&gt; </text:p>
            <text:p text:style-name="P86"><text:s/></text:p>
            <text:p text:style-name="P86">static void _print(const void* cpv_input, void* pv_output) </text:p>
            <text:p text:style-name="P86">{ </text:p>
            <text:p text:style-name="P86"><text:s text:c="4"/>printf("%d ", *(int*)cpv_input); </text:p>
            <text:p text:style-name="P86">} </text:p>
            <text:p text:style-name="P86"/>
            <text:p text:style-name="P86">int main(int argc, char* argv[]) </text:p>
            <text:p text:style-name="P86">{ </text:p>
            <text:p text:style-name="P86"><text:s text:c="4"/>vector_t* pvec_coll = create_vector(int); </text:p>
            <text:p text:style-name="P86"><text:s text:c="4"/>int i = 0; </text:p>
            <text:p text:style-name="P86"/>
            <text:p text:style-name="P86"><text:s text:c="4"/>if(pvec_coll == NULL) </text:p>
            <text:p text:style-name="P86"><text:s text:c="4"/>{ </text:p>
            <text:p text:style-name="P86"><text:s text:c="8"/>return -1; </text:p>
            <text:p text:style-name="P86"><text:soft-page-break/><text:s text:c="4"/>} </text:p>
            <text:p text:style-name="P86"/>
            <text:p text:style-name="P86"><text:s text:c="4"/>vector_init(pvec_coll); </text:p>
            <text:p text:style-name="P86"/>
            <text:p text:style-name="P86"><text:s text:c="4"/>for(i = 1; i &lt;= 9; ++i) </text:p>
            <text:p text:style-name="P86"><text:s text:c="4"/>{ </text:p>
            <text:p text:style-name="P86"><text:s text:c="8"/>vector_push_back(pvec_coll, i); </text:p>
            <text:p text:style-name="P86"><text:s text:c="4"/>} </text:p>
            <text:p text:style-name="P86"/>
            <text:p text:style-name="P86"><text:s text:c="4"/>algo_for_each(vector_begin(pvec_coll), vector_end(pvec_coll), _print); </text:p>
            <text:p text:style-name="P86"><text:s text:c="4"/>printf("\n"); </text:p>
            <text:p text:style-name="P86"/>
            <text:p text:style-name="P86"><text:s text:c="4"/>vector_destroy(pvec_coll); </text:p>
            <text:p text:style-name="P86"/>
            <text:p text:style-name="P86"><text:s text:c="4"/>return 0; </text:p>
            <text:p text:style-name="P86">}</text:p>
          </table:table-cell>
        </table:table-row>
      </table:table>
      <text:p text:style-name="P20">程序输出的结果：</text:p>
      <text:p text:style-name="P20">1 2 3 4 5 6 7 8 9 </text:p>
      <text:p text:style-name="P20"/>
      <text:p text:style-name="P20"><text:tab/>algo_for_each算法对pvec_coll中的每一个数据都应用了_print函数，结果就是打印出了pvec_coll中的所有数据。</text:p>
      <text:p text:style-name="P20"><text:tab/>下面这个例子就是演示一下如何使用algo_for_each算法修改数据区间中的数据：</text:p>
      <table:table table:name="表格115" table:style-name="表格115">
        <table:table-column table:style-name="表格115.A"/>
        <table:table-row>
          <table:table-cell table:style-name="表格115.A1" office:value-type="string">
            <text:p text:style-name="P100">/* </text:p>
            <text:p text:style-name="P100"><text:s/>* foreach2.c </text:p>
            <text:p text:style-name="P100"><text:s/>* compile with : -lcstl </text:p>
            <text:p text:style-name="P100"><text:s/>*/ </text:p>
            <text:p text:style-name="P100"/>
            <text:p text:style-name="P100">#include &lt;stdio.h&gt; </text:p>
            <text:p text:style-name="P100">#include &lt;cstl/cvector.h&gt; </text:p>
            <text:p text:style-name="P100">#include &lt;cstl/calgorithm.h&gt; </text:p>
            <text:p text:style-name="P100"><text:s/></text:p>
            <text:p text:style-name="P100">static void _print(const void* cpv_input, void* pv_output) </text:p>
            <text:p text:style-name="P100">{ </text:p>
            <text:p text:style-name="P100"><text:s text:c="4"/>printf("%d ", *(int*)cpv_input); </text:p>
            <text:p text:style-name="P100">} </text:p>
            <text:p text:style-name="P100"/>
            <text:p text:style-name="P100">static void _plus_10(const void* cpv_input, void* pv_output) </text:p>
            <text:p text:style-name="P100">{ </text:p>
            <text:p text:style-name="P100"><text:s text:c="4"/>*(int*)cpv_input += 10; </text:p>
            <text:p text:style-name="P100">} </text:p>
            <text:p text:style-name="P100"/>
            <text:p text:style-name="P100">int main(int argc, char* argv[]) </text:p>
            <text:p text:style-name="P100">{ </text:p>
            <text:p text:style-name="P100"><text:s text:c="4"/>vector_t* pvec_coll = create_vector(int); </text:p>
            <text:p text:style-name="P100"><text:soft-page-break/><text:s text:c="4"/>int i = 0; </text:p>
            <text:p text:style-name="P100"/>
            <text:p text:style-name="P100"><text:s text:c="4"/>if(pvec_coll == NULL) </text:p>
            <text:p text:style-name="P100"><text:s text:c="4"/>{ </text:p>
            <text:p text:style-name="P100"><text:s text:c="8"/>return -1; </text:p>
            <text:p text:style-name="P100"><text:s text:c="4"/>} </text:p>
            <text:p text:style-name="P100"/>
            <text:p text:style-name="P100"><text:s text:c="4"/>vector_init(pvec_coll); </text:p>
            <text:p text:style-name="P100"/>
            <text:p text:style-name="P100"><text:s text:c="4"/>for(i = 1; i &lt;= 9; ++i) </text:p>
            <text:p text:style-name="P100"><text:s text:c="4"/>{ </text:p>
            <text:p text:style-name="P100"><text:s text:c="8"/>vector_push_back(pvec_coll, i); </text:p>
            <text:p text:style-name="P100"><text:s text:c="4"/>} </text:p>
            <text:p text:style-name="P100"/>
            <text:p text:style-name="P100"><text:s text:c="4"/>algo_for_each(vector_begin(pvec_coll), vector_end(pvec_coll), _print); </text:p>
            <text:p text:style-name="P100"><text:s text:c="4"/>printf("\n"); </text:p>
            <text:p text:style-name="P100"/>
            <text:p text:style-name="P100"/>
            <text:p text:style-name="P100"><text:s text:c="4"/>algo_for_each(vector_begin(pvec_coll), vector_end(pvec_coll), _plus_10); </text:p>
            <text:p text:style-name="P100"/>
            <text:p text:style-name="P100"><text:s text:c="4"/>algo_for_each(vector_begin(pvec_coll), vector_end(pvec_coll), _print); </text:p>
            <text:p text:style-name="P100"><text:s text:c="4"/>printf("\n"); </text:p>
            <text:p text:style-name="P100"/>
            <text:p text:style-name="P100"><text:s text:c="4"/>vector_destroy(pvec_coll); </text:p>
            <text:p text:style-name="P100"/>
            <text:p text:style-name="P100"><text:s text:c="4"/>return 0; </text:p>
            <text:p text:style-name="P100">}</text:p>
          </table:table-cell>
        </table:table-row>
      </table:table>
      <text:p text:style-name="P20">输出结果：</text:p>
      <text:p text:style-name="P20">1 2 3 4 5 6 7 8 9 </text:p>
      <text:p text:style-name="P20">11 12 13 14 15 16 17 18 19 </text:p>
      <text:p text:style-name="P20"/>
      <text:p text:style-name="Standard"><text:tab/>algo_for_each算法将每一个数据都加上10。</text:p>
      <text:p text:style-name="P20"><text:tab/>通过上面两个例子看出algo_for_each算法只用到函数的输入参数，并没有用到输出参数，所以在使用algo_for_each算法的时候输出的函数不要使用输出参数。</text:p>
      <text:p text:style-name="P20"/>
      <text:list xml:id="list543154712" text:continue-numbering="true" text:style-name="WW8Num13">
        <text:list-item>
          <text:list>
            <text:list-item>
              <text:list>
                <text:list-item>
                  <text:h text:style-name="P113" text:outline-level="3">搜索数据</text:h>
                </text:list-item>
              </text:list>
            </text:list-item>
          </text:list>
        </text:list-item>
      </text:list>
      <text:list xml:id="list1880916112" text:style-name="L99">
        <text:list-item>
          <text:p text:style-name="P238">algo_find <text:s text:c="3"/>algo_find_if搜索第一个匹配的数据</text:p>
        </text:list-item>
      </text:list>
      <text:list xml:id="list360068170" text:style-name="L100">
        <text:list-item>
          <text:p text:style-name="P239">algo_find返回数据区间中与指定数据相等的第一个数据。</text:p>
        </text:list-item>
        <text:list-item>
          <text:p text:style-name="P239">algo_find_if返回数据区间中符合指定函数的第一个数据。</text:p>
        </text:list-item>
        <text:list-item>
          <text:p text:style-name="P239">如果没有符合条件的数据，两个算法都返回数据区间的末尾。</text:p>
        </text:list-item>
        <text:list-item>
          <text:p text:style-name="P239"><text:soft-page-break/>algo_find_if中的函数一定不能够修改数据。</text:p>
        </text:list-item>
        <text:list-item>
          <text:p text:style-name="P239">关联容器提供了搜索的操作函数。</text:p>
        </text:list-item>
      </text:list>
      <text:p text:style-name="P20"><text:tab/>第一例子展示了如何使用algo_find算法：</text:p>
      <table:table table:name="表格116" table:style-name="表格116">
        <table:table-column table:style-name="表格116.A"/>
        <table:table-row>
          <table:table-cell table:style-name="表格116.A1" office:value-type="string">
            <text:p text:style-name="P100">/* </text:p>
            <text:p text:style-name="P100"><text:s/>* find2.c </text:p>
            <text:p text:style-name="P100"><text:s/>* compile with : -lcstl </text:p>
            <text:p text:style-name="P100"><text:s/>*/ </text:p>
            <text:p text:style-name="P100"/>
            <text:p text:style-name="P100">#include &lt;stdio.h&gt; </text:p>
            <text:p text:style-name="P100">#include &lt;cstl/clist.h&gt; </text:p>
            <text:p text:style-name="P100">#include &lt;cstl/calgorithm.h&gt; </text:p>
            <text:p text:style-name="P100"/>
            <text:p text:style-name="P100">int main(int argc, char* argv[]) </text:p>
            <text:p text:style-name="P100">{ </text:p>
            <text:p text:style-name="P100"><text:s text:c="4"/>list_t* plist_coll = create_list(int); </text:p>
            <text:p text:style-name="P100"><text:s text:c="4"/>list_iterator_t it_pos; </text:p>
            <text:p text:style-name="P100"><text:s text:c="4"/>list_iterator_t it_pos1; </text:p>
            <text:p text:style-name="P100"><text:s text:c="4"/>list_iterator_t it_pos2; </text:p>
            <text:p text:style-name="P100"><text:s text:c="4"/>int i = 0; </text:p>
            <text:p text:style-name="P100"/>
            <text:p text:style-name="P100"><text:s text:c="4"/>if(plist_coll == NULL) </text:p>
            <text:p text:style-name="P100"><text:s text:c="4"/>{ </text:p>
            <text:p text:style-name="P100"><text:s text:c="8"/>return -1; </text:p>
            <text:p text:style-name="P100"><text:s text:c="4"/>} </text:p>
            <text:p text:style-name="P100"/>
            <text:p text:style-name="P100"><text:s text:c="4"/>list_init(plist_coll); </text:p>
            <text:p text:style-name="P100"/>
            <text:p text:style-name="P100"><text:s text:c="4"/>for(i = 1; i &lt;= 9; ++i) </text:p>
            <text:p text:style-name="P100"><text:s text:c="4"/>{ </text:p>
            <text:p text:style-name="P100"><text:s text:c="8"/>list_push_back(plist_coll, i); </text:p>
            <text:p text:style-name="P100"><text:s text:c="4"/>} </text:p>
            <text:p text:style-name="P100"><text:s text:c="4"/>for(i = 1; i &lt;= 9; ++i) </text:p>
            <text:p text:style-name="P100"><text:s text:c="4"/>{ </text:p>
            <text:p text:style-name="P100"><text:s text:c="8"/>list_push_back(plist_coll, i); </text:p>
            <text:p text:style-name="P100"><text:s text:c="4"/>} </text:p>
            <text:p text:style-name="P100"><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oft-page-break/><text:s text:c="4"/>/* find first element with value 4 */ </text:p>
            <text:p text:style-name="P100"><text:s text:c="4"/>it_pos1 = algo_find(list_begin(plist_coll), list_end(plist_coll), 4); </text:p>
            <text:p text:style-name="P100"/>
            <text:p text:style-name="P100"><text:s text:c="4"/>/* find second element with value 4 */ </text:p>
            <text:p text:style-name="P100"><text:s text:c="4"/>if(!iterator_equal(it_pos1, list_end(plist_coll))) </text:p>
            <text:p text:style-name="P100"><text:s text:c="4"/>{ </text:p>
            <text:p text:style-name="P100"><text:s text:c="8"/>it_pos2 = algo_find(iterator_next(it_pos1), list_end(plist_coll), 4); </text:p>
            <text:p text:style-name="P100"><text:s text:c="4"/>} </text:p>
            <text:p text:style-name="P100"/>
            <text:p text:style-name="P100"><text:s text:c="4"/>/* print all elements from first to second 4 */ </text:p>
            <text:p text:style-name="P100"><text:s text:c="4"/>if(!iterator_equal(it_pos1, list_end(plist_coll)) &amp;&amp; </text:p>
            <text:p text:style-name="P100"><text:s text:c="7"/>!iterator_equal(it_pos2, list_end(plist_coll))) </text:p>
            <text:p text:style-name="P100"><text:s text:c="4"/>{ </text:p>
            <text:p text:style-name="P100"><text:s text:c="8"/>for(it_pos = it_pos1; </text:p>
            <text:p text:style-name="P100"><text:s text:c="12"/>!iterator_equal(it_pos, iterator_next(it_pos2)); </text:p>
            <text:p text:style-name="P100"><text:s text:c="12"/>it_pos = iterator_next(it_pos)) </text:p>
            <text:p text:style-name="P100"><text:s text:c="8"/>{ </text:p>
            <text:p text:style-name="P100"><text:s text:c="12"/>printf("%d ", *(int*)iterator_get_pointer(it_pos)); </text:p>
            <text:p text:style-name="P100"><text:s text:c="8"/>} </text:p>
            <text:p text:style-name="P100"><text:s text:c="8"/>printf("\n"); </text:p>
            <text:p text:style-name="P100"><text:s text:c="4"/>} </text:p>
            <text:p text:style-name="P100"/>
            <text:p text:style-name="P100"><text:s text:c="4"/>list_destroy(plist_coll); </text:p>
            <text:p text:style-name="P100"/>
            <text:p text:style-name="P100"><text:s text:c="4"/>return 0; </text:p>
            <text:p text:style-name="P100">}</text:p>
          </table:table-cell>
        </table:table-row>
      </table:table>
      <text:p text:style-name="P20">为了找到第二个4，必须将指向第一个4的迭代器向前移动一个数据，在每次查找之后要比较一下，返回的迭代器是否和数据区间的末尾相等。这个例子的结果：</text:p>
      <text:p text:style-name="P20">1 2 3 4 5 6 7 8 9 1 2 3 4 5 6 7 8 9 </text:p>
      <text:p text:style-name="P20">4 5 6 7 8 9 1 2 3 4 </text:p>
      <text:p text:style-name="P20"/>
      <text:p text:style-name="P20"><text:tab/>下面这个例子展示了如何使用algo_find_if算法查找符合条件的数据：</text:p>
      <table:table table:name="表格117" table:style-name="表格117">
        <table:table-column table:style-name="表格117.A"/>
        <table:table-row>
          <table:table-cell table:style-name="表格117.A1" office:value-type="string">
            <text:p text:style-name="P100">/* </text:p>
            <text:p text:style-name="P100"><text:s/>* find3.c </text:p>
            <text:p text:style-name="P100"><text:s/>* compile with : -lcstl </text:p>
            <text:p text:style-name="P100"><text:s/>*/ </text:p>
            <text:p text:style-name="P100"/>
            <text:p text:style-name="P100">#include &lt;stdio.h&gt; </text:p>
            <text:p text:style-name="P100">#include &lt;cstl/cvector.h&gt; </text:p>
            <text:p text:style-name="P100">#include &lt;cstl/calgorithm.h&gt; </text:p>
            <text:p text:style-name="P100"/>
            <text:p text:style-name="P100">static void _greater_3(const void* cpv_input, void* pv_output) </text:p>
            <text:p text:style-name="P100">{ </text:p>
            <text:p text:style-name="P100"><text:soft-page-break/><text:s text:c="4"/>*(bool_t*)pv_output = *(int*)cpv_input &gt; 3 ? true : false; </text:p>
            <text:p text:style-name="P100">} </text:p>
            <text:p text:style-name="P100"/>
            <text:p text:style-name="P100">static void _divisible_3(const void* cpv_input, void* pv_output) </text:p>
            <text:p text:style-name="P100">{ </text:p>
            <text:p text:style-name="P100"><text:s text:c="4"/>*(bool_t*)pv_output = *(int*)cpv_input % 3 == 0 ? true : false; </text:p>
            <text:p text:style-name="P100">} </text:p>
            <text:p text:style-name="P100"/>
            <text:p text:style-name="P100">int main(int argc, char* argv[]) </text:p>
            <text:p text:style-name="P100">{ </text:p>
            <text:p text:style-name="P100"><text:s text:c="4"/>vector_t* pvec_coll = create_vector(int); </text:p>
            <text:p text:style-name="P100"><text:s text:c="4"/>vector_iterator_t it_pos; </text:p>
            <text:p text:style-name="P100"><text:s text:c="4"/>int i = 0; </text:p>
            <text:p text:style-name="P100"/>
            <text:p text:style-name="P100"><text:s text:c="4"/>if(pvec_coll == 0) </text:p>
            <text:p text:style-name="P100"><text:s text:c="4"/>{ </text:p>
            <text:p text:style-name="P100"><text:s text:c="8"/>return -1; </text:p>
            <text:p text:style-name="P100"><text:s text:c="4"/>} </text:p>
            <text:p text:style-name="P100"/>
            <text:p text:style-name="P100"><text:s text:c="4"/>vector_init(pvec_coll); </text:p>
            <text:p text:style-name="P100"/>
            <text:p text:style-name="P100"><text:s text:c="4"/>for(i = 1; i &lt;= 9; ++i) </text:p>
            <text:p text:style-name="P100"><text:s text:c="4"/>{ </text:p>
            <text:p text:style-name="P100"><text:s text:c="8"/>vector_push_back(pvec_coll, i); </text:p>
            <text:p text:style-name="P100"><text:s text:c="4"/>} </text:p>
            <text:p text:style-name="P100"><text:s text:c="4"/>for(it_pos = vector_begin(pvec_coll); </text:p>
            <text:p text:style-name="P100"><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 find first element greater than 3 */ </text:p>
            <text:p text:style-name="P100"><text:s text:c="4"/>it_pos = algo_find_if(vector_begin(pvec_coll), </text:p>
            <text:p text:style-name="P100"><text:s text:c="8"/>vector_end(pvec_coll), _greater_3); </text:p>
            <text:p text:style-name="P100"/>
            <text:p text:style-name="P100"><text:s text:c="4"/>/* print its posititon */ </text:p>
            <text:p text:style-name="P100"><text:s text:c="4"/>printf("the %d. element is the first greater than 3.\n", </text:p>
            <text:p text:style-name="P100"><text:s text:c="8"/>iterator_distance(vector_begin(pvec_coll), it_pos) + 1); </text:p>
            <text:p text:style-name="P100"/>
            <text:p text:style-name="P100"><text:s text:c="4"/>/* find first element divisible by 3 */ </text:p>
            <text:p text:style-name="P100"><text:s text:c="4"/>it_pos = algo_find_if(vector_begin(pvec_coll), </text:p>
            <text:p text:style-name="P100"><text:soft-page-break/><text:s text:c="8"/>vector_end(pvec_coll), _divisible_3); </text:p>
            <text:p text:style-name="P100"/>
            <text:p text:style-name="P100"><text:s text:c="4"/>/* print its position */ </text:p>
            <text:p text:style-name="P100"><text:s text:c="4"/>printf("the %d. element is the first divisible by 3.\n", </text:p>
            <text:p text:style-name="P100"><text:s text:c="8"/>iterator_distance(vector_begin(pvec_coll), it_pos) + 1); </text:p>
            <text:p text:style-name="P100"/>
            <text:p text:style-name="P100"><text:s text:c="4"/>vector_destroy(pvec_coll); </text:p>
            <text:p text:style-name="P100"/>
            <text:p text:style-name="P100"><text:s text:c="4"/>return 0; </text:p>
            <text:p text:style-name="P100">}</text:p>
          </table:table-cell>
        </table:table-row>
      </table:table>
      <text:p text:style-name="P20">例子中分别使用了两函数_greater_3和_divisible_3，在数据区间中查找第一个大于3和第一个能够被三整除的数据。程序的结果：</text:p>
      <text:p text:style-name="P20">1 2 3 4 5 6 7 8 9 </text:p>
      <text:p text:style-name="P20">the 4. element is the first greater than 3. </text:p>
      <text:p text:style-name="P20">the 3. element is the first divisible by 3.</text:p>
      <text:p text:style-name="P20"/>
      <text:list xml:id="list330475056" text:style-name="L101">
        <text:list-item>
          <text:p text:style-name="P240">algo_adjacent_find <text:s text:c="3"/>algo_adjacent_find_if搜索相邻的符合规则的数据</text:p>
        </text:list-item>
      </text:list>
      <text:list xml:id="list1269187640" text:style-name="L102">
        <text:list-item>
          <text:p text:style-name="P241">algo_adjacent_find算法返回指向数据区间中第一组相邻且相等的数据的第一个数据的迭代器。</text:p>
        </text:list-item>
        <text:list-item>
          <text:p text:style-name="P241">algo_adjacent_find_if算法发挥指向数据区间中第一组相邻且符合规则的数据的第一个数据的迭代器。</text:p>
        </text:list-item>
        <text:list-item>
          <text:p text:style-name="P241">如果不成功两个算法都返回数据区间末尾的迭代器。</text:p>
        </text:list-item>
        <text:list-item>
          <text:p text:style-name="P241">algo_adjacent_find_if算法使用的函数一定不能修改该传入的数据。</text:p>
        </text:list-item>
      </text:list>
      <text:p text:style-name="P20">下面的例子演示了这两个算法的用法：</text:p>
      <table:table table:name="表格118" table:style-name="表格118">
        <table:table-column table:style-name="表格118.A"/>
        <table:table-row>
          <table:table-cell table:style-name="表格118.A1" office:value-type="string">
            <text:p text:style-name="P100">/* </text:p>
            <text:p text:style-name="P100"><text:s/>* adjfind1.c </text:p>
            <text:p text:style-name="P100"><text:s/>* compile with : -lcstl </text:p>
            <text:p text:style-name="P100"><text:s/>*/ </text:p>
            <text:p text:style-name="P100"/>
            <text:p text:style-name="P100">#include &lt;stdio.h&gt; </text:p>
            <text:p text:style-name="P100">#include &lt;cstl/cvector.h&gt; </text:p>
            <text:p text:style-name="P100">#include &lt;cstl/calgorithm.h&gt; </text:p>
            <text:p text:style-name="P100"/>
            <text:p text:style-name="P100">/* </text:p>
            <text:p text:style-name="P100"><text:s/>* return whether the second data has double the value of the first. </text:p>
            <text:p text:style-name="P100"><text:s/>*/ </text:p>
            <text:p text:style-name="P100">static void _doubled(const void* cpv_first, const void* cpv_second, void* pv_output) </text:p>
            <text:p text:style-name="P100">{ </text:p>
            <text:p text:style-name="P100"><text:s text:c="4"/>*(bool_t*)pv_output = *(int*)cpv_first * 2 == *(int*)cpv_second ? true : false; </text:p>
            <text:p text:style-name="P100">} </text:p>
            <text:p text:style-name="P100"/>
            <text:p text:style-name="P100">int main(int argc, char* argv[]) </text:p>
            <text:p text:style-name="P100">{ </text:p>
            <text:p text:style-name="P100"><text:s text:c="4"/>vector_t* pvec_coll = create_vector(int); </text:p>
            <text:p text:style-name="P100"><text:s text:c="4"/>vector_iterator_t it_pos; </text:p>
            <text:p text:style-name="P100"><text:soft-page-break/></text:p>
            <text:p text:style-name="P100"><text:s text:c="4"/>if(pvec_coll == NULL) </text:p>
            <text:p text:style-name="P100"><text:s text:c="4"/>{ </text:p>
            <text:p text:style-name="P100"><text:s text:c="8"/>return -1; </text:p>
            <text:p text:style-name="P100"><text:s text:c="4"/>} </text:p>
            <text:p text:style-name="P100"/>
            <text:p text:style-name="P100"><text:s text:c="4"/>vector_init(pvec_coll); </text:p>
            <text:p text:style-name="P100"/>
            <text:p text:style-name="P100"><text:s text:c="4"/>vector_push_back(pvec_coll, 1); </text:p>
            <text:p text:style-name="P100"><text:s text:c="4"/>vector_push_back(pvec_coll, 3); </text:p>
            <text:p text:style-name="P100"><text:s text:c="4"/>vector_push_back(pvec_coll, 2); </text:p>
            <text:p text:style-name="P100"><text:s text:c="4"/>vector_push_back(pvec_coll, 4); </text:p>
            <text:p text:style-name="P100"><text:s text:c="4"/>vector_push_back(pvec_coll, 5); </text:p>
            <text:p text:style-name="P100"><text:s text:c="4"/>vector_push_back(pvec_coll, 5); </text:p>
            <text:p text:style-name="P100"><text:s text:c="4"/>vector_push_back(pvec_coll, 0); </text:p>
            <text:p text:style-name="P100"/>
            <text:p text:style-name="P100"><text:s text:c="4"/>for(it_pos = vector_begin(pvec_coll); </text:p>
            <text:p text:style-name="P100"><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 search first two elements with equal values */ </text:p>
            <text:p text:style-name="P100"><text:s text:c="4"/>it_pos = algo_adjacent_find(vector_begin(pvec_coll), vector_end(pvec_coll)); </text:p>
            <text:p text:style-name="P100"><text:s text:c="4"/>if(!iterator_equal(it_pos, vector_end(pvec_coll))) </text:p>
            <text:p text:style-name="P100"><text:s text:c="4"/>{ </text:p>
            <text:p text:style-name="P100"><text:s text:c="8"/>printf("first two elements with equal value have position %d\n", </text:p>
            <text:p text:style-name="P100"><text:s text:c="12"/>iterator_distance(vector_begin(pvec_coll), it_pos) + 1); </text:p>
            <text:p text:style-name="P100"><text:s text:c="4"/>} </text:p>
            <text:p text:style-name="P100"/>
            <text:p text:style-name="P100"><text:s text:c="4"/>/* </text:p>
            <text:p text:style-name="P100"><text:s text:c="5"/>* search first two elements for which </text:p>
            <text:p text:style-name="P100"><text:s text:c="5"/>* the second has double the value of the first </text:p>
            <text:p text:style-name="P100"><text:s text:c="5"/>*/ </text:p>
            <text:p text:style-name="P100"><text:s text:c="4"/>it_pos = algo_adjacent_find_if(vector_begin(pvec_coll), </text:p>
            <text:p text:style-name="P100"><text:s text:c="8"/>vector_end(pvec_coll), _doubled); </text:p>
            <text:p text:style-name="P100"><text:s text:c="4"/>if(!iterator_equal(it_pos, vector_end(pvec_coll))) </text:p>
            <text:p text:style-name="P100"><text:s text:c="4"/>{ </text:p>
            <text:p text:style-name="P100"><text:s text:c="8"/>printf("first two elements with second value twice the first has pos %d\n", </text:p>
            <text:p text:style-name="P100"><text:s text:c="12"/>iterator_distance(vector_begin(pvec_coll), it_pos) + 1); </text:p>
            <text:p text:style-name="P100"><text:s text:c="4"/>} </text:p>
            <text:p text:style-name="P100"><text:soft-page-break/></text:p>
            <text:p text:style-name="P100"><text:s text:c="4"/>vector_destroy(pvec_coll); </text:p>
            <text:p text:style-name="P100"/>
            <text:p text:style-name="P100"><text:s text:c="4"/>return 0; </text:p>
            <text:p text:style-name="P100">}</text:p>
          </table:table-cell>
        </table:table-row>
      </table:table>
      <text:p text:style-name="P20">使用algo_adjacent_find算法是为了查找相等的数据，使用algo_adjacent_find_if算法是为了查找满足_double函数的数据，程序的输出结果如下：</text:p>
      <text:p text:style-name="P20">1 3 2 4 5 5 0 </text:p>
      <text:p text:style-name="P20">first two elements with equal value have position 5 </text:p>
      <text:p text:style-name="P20">first two elements with second value twice the first has pos 3</text:p>
      <text:p text:style-name="P20"/>
      <text:list xml:id="list618771825" text:style-name="L103">
        <text:list-item>
          <text:p text:style-name="P242">algo_find_first_of <text:s text:c="3"/>algo_find_first_of_if在数据区间中查找多个可能数据中的第一个</text:p>
        </text:list-item>
      </text:list>
      <text:list xml:id="list1082962052" text:style-name="L104">
        <text:list-item>
          <text:p text:style-name="P243">algo_find_first_of算法返回第一个出现在第一个数据区间中同时也出现在第二个数据区间中的数据。</text:p>
        </text:list-item>
        <text:list-item>
          <text:p text:style-name="P243">algo_find_first_of_if算法返回第一个出现在第一个数据区间中并且和第二个数据区间中的数据满足指定规则的数据。</text:p>
        </text:list-item>
        <text:list-item>
          <text:p text:style-name="P243">如果不成功两个算法都返回第一个数据区间末尾的迭代器。</text:p>
        </text:list-item>
        <text:list-item>
          <text:p text:style-name="P243">algo_find_first_of_if算法使用的函数不能修改使用的数据。</text:p>
        </text:list-item>
      </text:list>
      <text:p text:style-name="P20">下面的例子展示如何使用这两个算法：</text:p>
      <table:table table:name="表格119" table:style-name="表格119">
        <table:table-column table:style-name="表格119.A"/>
        <table:table-row>
          <table:table-cell table:style-name="表格119.A1" office:value-type="string">
            <text:p text:style-name="P100">/* </text:p>
            <text:p text:style-name="P100"><text:s/>* findof1.c </text:p>
            <text:p text:style-name="P100"><text:s/>* compile with : -lcstl </text:p>
            <text:p text:style-name="P100"><text:s/>*/ </text:p>
            <text:p text:style-name="P100"/>
            <text:p text:style-name="P100">#include &lt;stdio.h&gt; </text:p>
            <text:p text:style-name="P100">#include &lt;cstl/clist.h&gt; </text:p>
            <text:p text:style-name="P100">#include &lt;cstl/cvector.h&gt; </text:p>
            <text:p text:style-name="P100">#include &lt;cstl/calgorithm.h&gt; </text:p>
            <text:p text:style-name="P100"/>
            <text:p text:style-name="P100">static void _doubled(const void* cpv_first, const void* cpv_second, void* pv_output) </text:p>
            <text:p text:style-name="P100">{ </text:p>
            <text:p text:style-name="P100"><text:s text:c="4"/>*(bool_t*)pv_output = *(int*)cpv_first == *(int*)cpv_second * 2 ? true : false; </text:p>
            <text:p text:style-name="P100">} </text:p>
            <text:p text:style-name="P100"/>
            <text:p text:style-name="P100">int main(int argc, char* argv[]) </text:p>
            <text:p text:style-name="P100">{ </text:p>
            <text:p text:style-name="P100"><text:s text:c="4"/>vector_t* pvec_coll = create_vector(int); </text:p>
            <text:p text:style-name="P100"><text:s text:c="4"/>list_t* plist_searchcoll = create_list(int); </text:p>
            <text:p text:style-name="P100"><text:s text:c="4"/>iterator_t it_pos; </text:p>
            <text:p text:style-name="P100"><text:s text:c="4"/>int i = 0; </text:p>
            <text:p text:style-name="P100"/>
            <text:p text:style-name="P100"><text:s text:c="4"/>if(pvec_coll == NULL || plist_searchcoll == NULL) </text:p>
            <text:p text:style-name="P100"><text:s text:c="4"/>{ </text:p>
            <text:p text:style-name="P100"><text:s text:c="8"/>return -1; </text:p>
            <text:p text:style-name="P100"><text:soft-page-break/><text:s text:c="4"/>} </text:p>
            <text:p text:style-name="P100"/>
            <text:p text:style-name="P100"><text:s text:c="4"/>vector_init(pvec_coll); </text:p>
            <text:p text:style-name="P100"><text:s text:c="4"/>list_init(plist_searchcoll); </text:p>
            <text:p text:style-name="P100"/>
            <text:p text:style-name="P100"><text:s text:c="4"/>for(i = 1; i &lt;= 11; ++i) </text:p>
            <text:p text:style-name="P100"><text:s text:c="4"/>{ </text:p>
            <text:p text:style-name="P100"><text:s text:c="8"/>vector_push_back(pvec_coll, i); </text:p>
            <text:p text:style-name="P100"><text:s text:c="4"/>} </text:p>
            <text:p text:style-name="P100"><text:s text:c="4"/>for(i = 3; i &lt;= 5; ++i) </text:p>
            <text:p text:style-name="P100"><text:s text:c="4"/>{ </text:p>
            <text:p text:style-name="P100"><text:s text:c="8"/>list_push_back(plist_searchcoll, i); </text:p>
            <text:p text:style-name="P100"><text:s text:c="4"/>} </text:p>
            <text:p text:style-name="P100"/>
            <text:p text:style-name="P100"><text:s text:c="4"/>for(it_pos = vector_begin(pvec_coll); </text:p>
            <text:p text:style-name="P100"><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for(it_pos = list_begin(plist_searchcoll); </text:p>
            <text:p text:style-name="P100"><text:s text:c="8"/>!iterator_equal(it_pos, list_end(plist_search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 search first occurrence of an element of searchcoll in coll */ </text:p>
            <text:p text:style-name="P100"><text:s text:c="4"/>it_pos = algo_find_first_of(vector_begin(pvec_coll), vector_end(pvec_coll), </text:p>
            <text:p text:style-name="P100"><text:s text:c="8"/>list_begin(plist_searchcoll), list_end(plist_searchcoll)); </text:p>
            <text:p text:style-name="P100"><text:s text:c="4"/>if(!iterator_equal(it_pos, vector_end(pvec_coll))) </text:p>
            <text:p text:style-name="P100"><text:s text:c="4"/>{ </text:p>
            <text:p text:style-name="P100"><text:s text:c="8"/>printf("first element of searchcoll in coll is element %d\n", </text:p>
            <text:p text:style-name="P100"><text:s text:c="12"/>iterator_distance(vector_begin(pvec_coll), it_pos) + 1); </text:p>
            <text:p text:style-name="P100"><text:s text:c="4"/>} </text:p>
            <text:p text:style-name="P100"/>
            <text:p text:style-name="P100"><text:s text:c="4"/>it_pos = algo_find_first_of_if(vector_begin(pvec_coll), vector_end(pvec_coll), </text:p>
            <text:p text:style-name="P100"><text:s text:c="8"/>list_begin(plist_searchcoll), list_end(plist_searchcoll), _doubled); </text:p>
            <text:p text:style-name="P100"><text:s text:c="4"/>if(!iterator_equal(it_pos, vector_end(pvec_coll))) </text:p>
            <text:p text:style-name="P100"><text:s text:c="4"/>{ </text:p>
            <text:p text:style-name="P100"><text:s text:c="8"/>printf("first doubled element of searchcoll in coll is element %d\n", </text:p>
            <text:p text:style-name="P100"><text:soft-page-break/><text:s text:c="12"/>iterator_distance(vector_begin(pvec_coll), it_pos) + 1); </text:p>
            <text:p text:style-name="P100"><text:s text:c="4"/>} </text:p>
            <text:p text:style-name="P100"/>
            <text:p text:style-name="P100"><text:s text:c="4"/>vector_destroy(pvec_coll); </text:p>
            <text:p text:style-name="P100"><text:s text:c="4"/>list_destroy(plist_searchcoll); </text:p>
            <text:p text:style-name="P100"/>
            <text:p text:style-name="P100"><text:s text:c="4"/>return 0; </text:p>
            <text:p text:style-name="P100">}</text:p>
          </table:table-cell>
        </table:table-row>
      </table:table>
      <text:p text:style-name="P20">这个程序的结果如下：</text:p>
      <text:p text:style-name="P20">1 2 3 4 5 6 7 8 9 10 11 </text:p>
      <text:p text:style-name="P20">3 4 5 </text:p>
      <text:p text:style-name="P20">first element of searchcoll in coll is element 3 </text:p>
      <text:p text:style-name="P20">first doubled element of searchcoll in coll is element 6</text:p>
      <text:p text:style-name="P20"/>
      <text:list xml:id="list1438625584" text:style-name="L105">
        <text:list-item>
          <text:p text:style-name="P244">algo_search <text:s text:c="3"/>algo_search_if搜索第一个子区间</text:p>
        </text:list-item>
      </text:list>
      <text:list xml:id="list2082477074" text:style-name="L106">
        <text:list-item>
          <text:p text:style-name="P245">algo_search返回第二个数据区间在第一个数据区间中第一次出现的位置。</text:p>
        </text:list-item>
        <text:list-item>
          <text:p text:style-name="P245">algo_search_if返回第一个数据区间中第一个与第二个数据区间中的全部数据满足指定规则的位置。</text:p>
        </text:list-item>
        <text:list-item>
          <text:p text:style-name="P245">如果失败两个算法都返回第一个数据区间的末尾。</text:p>
        </text:list-item>
        <text:list-item>
          <text:p text:style-name="P245">algo_search_if算法中使用的函数不能修改数据。</text:p>
        </text:list-item>
      </text:list>
      <text:p text:style-name="P20">下面是展示如果使用algo_search算法的例子：</text:p>
      <table:table table:name="表格120" table:style-name="表格120">
        <table:table-column table:style-name="表格120.A"/>
        <table:table-row>
          <table:table-cell table:style-name="表格120.A1" office:value-type="string">
            <text:p text:style-name="P100">/* </text:p>
            <text:p text:style-name="P100"><text:s/>* search1.c </text:p>
            <text:p text:style-name="P100"><text:s/>* compile with : -lcstl </text:p>
            <text:p text:style-name="P100"><text:s/>*/ </text:p>
            <text:p text:style-name="P100"/>
            <text:p text:style-name="P100">#include &lt;stdio.h&gt; </text:p>
            <text:p text:style-name="P100">#include &lt;cstl/clist.h&gt; </text:p>
            <text:p text:style-name="P100">#include &lt;cstl/cdeque.h&gt; </text:p>
            <text:p text:style-name="P100">#include &lt;cstl/calgorithm.h&gt; </text:p>
            <text:p text:style-name="P100"><text:s/></text:p>
            <text:p text:style-name="P100">int main(int argc, char* argv[]) </text:p>
            <text:p text:style-name="P100">{ </text:p>
            <text:p text:style-name="P100"><text:s text:c="4"/>deque_t* pdeq_coll = create_deque(int); </text:p>
            <text:p text:style-name="P100"><text:s text:c="4"/>list_t* plist_subcoll = create_list(int); </text:p>
            <text:p text:style-name="P100"><text:s text:c="4"/>iterator_t it_pos; </text:p>
            <text:p text:style-name="P100"><text:s text:c="4"/>int i = 0; </text:p>
            <text:p text:style-name="P100"/>
            <text:p text:style-name="P100"><text:s text:c="4"/>if(pdeq_coll == NULL || plist_subcoll == NULL) </text:p>
            <text:p text:style-name="P100"><text:s text:c="4"/>{ </text:p>
            <text:p text:style-name="P100"><text:s text:c="8"/>return -1; </text:p>
            <text:p text:style-name="P100"><text:s text:c="4"/>} </text:p>
            <text:p text:style-name="P100"/>
            <text:p text:style-name="P100"><text:s text:c="4"/>deque_init(pdeq_coll); </text:p>
            <text:p text:style-name="P100"><text:soft-page-break/><text:s text:c="4"/>list_init(plist_subcoll); </text:p>
            <text:p text:style-name="P100"/>
            <text:p text:style-name="P100"><text:s text:c="4"/>for(i = 1; i &lt;= 7; ++i) </text:p>
            <text:p text:style-name="P100"><text:s text:c="4"/>{ </text:p>
            <text:p text:style-name="P100"><text:s text:c="8"/>deque_push_back(pdeq_coll, i); </text:p>
            <text:p text:style-name="P100"><text:s text:c="4"/>} </text:p>
            <text:p text:style-name="P100"><text:s text:c="4"/>for(i = 1; i &lt;= 7; ++i) </text:p>
            <text:p text:style-name="P100"><text:s text:c="4"/>{ </text:p>
            <text:p text:style-name="P100"><text:s text:c="8"/>deque_push_back(pdeq_coll, i); </text:p>
            <text:p text:style-name="P100"><text:s text:c="4"/>} </text:p>
            <text:p text:style-name="P100"><text:s text:c="4"/>for(i = 3; i &lt;= 6; ++i) </text:p>
            <text:p text:style-name="P100"><text:s text:c="4"/>{ </text:p>
            <text:p text:style-name="P100"><text:s text:c="8"/>list_push_back(plist_subcoll, i); </text:p>
            <text:p text:style-name="P100"><text:s text:c="4"/>} </text:p>
            <text:p text:style-name="P100"/>
            <text:p text:style-name="P100"><text:s text:c="4"/>for(it_pos = deque_begin(pdeq_coll); </text:p>
            <text:p text:style-name="P100"><text:s text:c="8"/>!iterator_equal(it_pos, deque_end(pdeq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for(it_pos = list_begin(plist_subcoll); </text:p>
            <text:p text:style-name="P100"><text:s text:c="8"/>!iterator_equal(it_pos, list_end(plist_sub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text:p>
            <text:p text:style-name="P100"><text:s text:c="4"/>it_pos = algo_search(deque_begin(pdeq_coll), deque_end(pdeq_coll), </text:p>
            <text:p text:style-name="P100"><text:s text:c="8"/>list_begin(plist_subcoll), list_end(plist_subcoll)); </text:p>
            <text:p text:style-name="P100"><text:s text:c="4"/>while(!iterator_equal(it_pos, deque_end(pdeq_coll))) </text:p>
            <text:p text:style-name="P100"><text:s text:c="4"/>{ </text:p>
            <text:p text:style-name="P100"><text:s text:c="8"/>printf("subcoll found starting with element %d\n", </text:p>
            <text:p text:style-name="P100"><text:s text:c="12"/>iterator_distance(deque_begin(pdeq_coll), it_pos) + 1); </text:p>
            <text:p text:style-name="P100"/>
            <text:p text:style-name="P100"><text:s text:c="8"/>it_pos = algo_search(iterator_next(it_pos), deque_end(pdeq_coll), </text:p>
            <text:p text:style-name="P100"><text:s text:c="12"/>list_begin(plist_subcoll), list_end(plist_subcoll)); </text:p>
            <text:p text:style-name="P100"><text:s text:c="4"/>} </text:p>
            <text:p text:style-name="P100"/>
            <text:p text:style-name="P100"><text:s text:c="4"/>deque_destroy(pdeq_coll); </text:p>
            <text:p text:style-name="P100"><text:s text:c="4"/>list_destroy(plist_subcoll); </text:p>
            <text:p text:style-name="P100"><text:soft-page-break/></text:p>
            <text:p text:style-name="P100"><text:s text:c="4"/>return 0; </text:p>
            <text:p text:style-name="P100">}</text:p>
          </table:table-cell>
        </table:table-row>
      </table:table>
      <text:p text:style-name="P20">这个例子的输出结果：</text:p>
      <text:p text:style-name="P20">1 2 3 4 5 6 7 1 2 3 4 5 6 7 </text:p>
      <text:p text:style-name="P20">3 4 5 6 </text:p>
      <text:p text:style-name="P20">subcoll found starting with element 3 </text:p>
      <text:p text:style-name="P20">subcoll found starting with element 10</text:p>
      <text:p text:style-name="P20"/>
      <text:p text:style-name="P20">接下来的例子展示了algo_search_if算法的使用：</text:p>
      <table:table table:name="表格121" table:style-name="表格121">
        <table:table-column table:style-name="表格121.A"/>
        <table:table-row>
          <table:table-cell table:style-name="表格121.A1" office:value-type="string">
            <text:p text:style-name="P100">/* </text:p>
            <text:p text:style-name="P100"><text:s/>* search2.c </text:p>
            <text:p text:style-name="P100"><text:s/>* compile with : -lcstl </text:p>
            <text:p text:style-name="P100"><text:s/>*/ </text:p>
            <text:p text:style-name="P100"/>
            <text:p text:style-name="P100">#include &lt;stdio.h&gt; </text:p>
            <text:p text:style-name="P100">#include &lt;cstl/cvector.h&gt; </text:p>
            <text:p text:style-name="P100">#include &lt;cstl/calgorithm.h&gt; </text:p>
            <text:p text:style-name="P100"/>
            <text:p text:style-name="P100">static void _check_even(const void* cpv_first, </text:p>
            <text:p text:style-name="P100"><text:s text:c="4"/>const void* cpv_second, void* pv_output) </text:p>
            <text:p text:style-name="P100">{ </text:p>
            <text:p text:style-name="P100"><text:s text:c="4"/>if(*(bool_t*)cpv_second) </text:p>
            <text:p text:style-name="P100"><text:s text:c="4"/>{ </text:p>
            <text:p text:style-name="P100"><text:s text:c="8"/>*(bool_t*)pv_output = *(int*)cpv_first % 2 == 0 ? true : false; </text:p>
            <text:p text:style-name="P100"><text:s text:c="4"/>} </text:p>
            <text:p text:style-name="P100"><text:s text:c="4"/>else </text:p>
            <text:p text:style-name="P100"><text:s text:c="4"/>{ </text:p>
            <text:p text:style-name="P100"><text:s text:c="8"/>*(bool_t*)pv_output = *(int*)cpv_first % 2 == 1 ? true : false; </text:p>
            <text:p text:style-name="P100"><text:s text:c="4"/>} </text:p>
            <text:p text:style-name="P100">} </text:p>
            <text:p text:style-name="P100"/>
            <text:p text:style-name="P100">int main(int argc, char* argv[]) </text:p>
            <text:p text:style-name="P100">{ </text:p>
            <text:p text:style-name="P100"><text:s text:c="4"/>vector_t* pvec_coll = create_vector(int); </text:p>
            <text:p text:style-name="P100"><text:s text:c="4"/>vector_t* pvec_subcoll = create_vector(bool_t); </text:p>
            <text:p text:style-name="P100"><text:s text:c="4"/>iterator_t it_pos; </text:p>
            <text:p text:style-name="P100"><text:s text:c="4"/>int i = 0; </text:p>
            <text:p text:style-name="P100"/>
            <text:p text:style-name="P100"><text:s text:c="4"/>if(pvec_coll == NULL || pvec_subcoll == NULL) </text:p>
            <text:p text:style-name="P100"><text:s text:c="4"/>{ </text:p>
            <text:p text:style-name="P100"><text:s text:c="8"/>return -1; </text:p>
            <text:p text:style-name="P100"><text:s text:c="4"/>} </text:p>
            <text:p text:style-name="P100"><text:soft-page-break/></text:p>
            <text:p text:style-name="P100"><text:s text:c="4"/>vector_init(pvec_coll); </text:p>
            <text:p text:style-name="P100"><text:s text:c="4"/>vector_init(pvec_subcoll); </text:p>
            <text:p text:style-name="P100"/>
            <text:p text:style-name="P100"><text:s text:c="4"/>for(i = 1; i &lt;= 9; ++i) </text:p>
            <text:p text:style-name="P100"><text:s text:c="4"/>{ </text:p>
            <text:p text:style-name="P100"><text:s text:c="8"/>vector_push_back(pvec_coll, i); </text:p>
            <text:p text:style-name="P100"><text:s text:c="4"/>} </text:p>
            <text:p text:style-name="P100"><text:s text:c="4"/>vector_push_back(pvec_subcoll, true); </text:p>
            <text:p text:style-name="P100"><text:s text:c="4"/>vector_push_back(pvec_subcoll, false); </text:p>
            <text:p text:style-name="P100"><text:s text:c="4"/>vector_push_back(pvec_subcoll, true); </text:p>
            <text:p text:style-name="P100"/>
            <text:p text:style-name="P100"><text:s text:c="4"/>for(it_pos = vector_begin(pvec_coll); </text:p>
            <text:p text:style-name="P100"><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it_pos = algo_search_if(vector_begin(pvec_coll), vector_end(pvec_coll), </text:p>
            <text:p text:style-name="P100"><text:s text:c="8"/>vector_begin(pvec_subcoll), vector_end(pvec_subcoll), _check_even); </text:p>
            <text:p text:style-name="P100"><text:s text:c="4"/>while(!iterator_equal(it_pos, vector_end(pvec_coll))) </text:p>
            <text:p text:style-name="P100"><text:s text:c="4"/>{ </text:p>
            <text:p text:style-name="P100"><text:s text:c="8"/>printf("subcoll found starting with element %d\n", </text:p>
            <text:p text:style-name="P100"><text:s text:c="12"/>iterator_distance(vector_begin(pvec_coll), it_pos) + 1); </text:p>
            <text:p text:style-name="P100"/>
            <text:p text:style-name="P100"><text:s text:c="8"/>it_pos = algo_search_if(iterator_next(it_pos), vector_end(pvec_coll), </text:p>
            <text:p text:style-name="P100"><text:s text:c="12"/>vector_begin(pvec_subcoll), vector_end(pvec_subcoll), _check_even); </text:p>
            <text:p text:style-name="P100"><text:s text:c="4"/>} </text:p>
            <text:p text:style-name="P100"/>
            <text:p text:style-name="P100"><text:s text:c="4"/>vector_destroy(pvec_coll); </text:p>
            <text:p text:style-name="P100"><text:s text:c="4"/>vector_destroy(pvec_subcoll); </text:p>
            <text:p text:style-name="P100"/>
            <text:p text:style-name="P100"><text:s text:c="4"/>return 0; </text:p>
            <text:p text:style-name="P100">}</text:p>
          </table:table-cell>
        </table:table-row>
      </table:table>
      <text:p text:style-name="P20">这个例子的输出结果：</text:p>
      <text:p text:style-name="P20">1 2 3 4 5 6 7 8 9 </text:p>
      <text:p text:style-name="P20">subcoll found starting with element 2 </text:p>
      <text:p text:style-name="P20">subcoll found starting with element 4 </text:p>
      <text:p text:style-name="P20">subcoll found starting with element 6</text:p>
      <text:p text:style-name="P20"/>
      <text:list xml:id="list1821935403" text:style-name="L107">
        <text:list-item>
          <text:p text:style-name="P246">algo_search_n <text:s text:c="3"/>algo_search_n_if在数据区间中查找第一个连续n个符合规则的数据</text:p>
        </text:list-item>
      </text:list>
      <text:list xml:id="list1778402288" text:style-name="L108">
        <text:list-item>
          <text:p text:style-name="P247"><text:soft-page-break/>algo_search_n返回数据区间中第一个出现连续n个指定数据的位置迭代器。</text:p>
        </text:list-item>
        <text:list-item>
          <text:p text:style-name="P247">algo_search_n_if返回数据区间中第一个出现连续n个满足指定规则的位置迭代器。</text:p>
        </text:list-item>
        <text:list-item>
          <text:p text:style-name="P247">如果失败，这个算法都返回数据区间的末尾。</text:p>
        </text:list-item>
        <text:list-item>
          <text:p text:style-name="P247">algo_search_n_if算法使用的函数不能修改数据。</text:p>
        </text:list-item>
      </text:list>
      <text:p text:style-name="P20">下面的例子展示了这两个算法的用法：</text:p>
      <table:table table:name="表格122" table:style-name="表格122">
        <table:table-column table:style-name="表格122.A"/>
        <table:table-row>
          <table:table-cell table:style-name="表格122.A1" office:value-type="string">
            <text:p text:style-name="P100">/* </text:p>
            <text:p text:style-name="P100"><text:s/>* searchn1.c </text:p>
            <text:p text:style-name="P100"><text:s/>* compile with : -lcstl </text:p>
            <text:p text:style-name="P100"><text:s/>*/ </text:p>
            <text:p text:style-name="P100"/>
            <text:p text:style-name="P100">#include &lt;stdio.h&gt; </text:p>
            <text:p text:style-name="P100">#include &lt;cstl/cdeque.h&gt; </text:p>
            <text:p text:style-name="P100">#include &lt;cstl/calgorithm.h&gt; </text:p>
            <text:p text:style-name="P100">#include &lt;cstl/cfunctional.h&gt; </text:p>
            <text:p text:style-name="P100"/>
            <text:p text:style-name="P100">int main(int argc, char* argv[]) </text:p>
            <text:p text:style-name="P100">{ </text:p>
            <text:p text:style-name="P100"><text:s text:c="4"/>deque_t* pdeq_coll = create_deque(int); </text:p>
            <text:p text:style-name="P100"><text:s text:c="4"/>deque_iterator_t it_pos; </text:p>
            <text:p text:style-name="P100"><text:s text:c="4"/>int i = 0; </text:p>
            <text:p text:style-name="P100"/>
            <text:p text:style-name="P100"><text:s text:c="4"/>if(pdeq_coll == NULL) </text:p>
            <text:p text:style-name="P100"><text:s text:c="4"/>{ </text:p>
            <text:p text:style-name="P100"><text:s text:c="8"/>return -1; </text:p>
            <text:p text:style-name="P100"><text:s text:c="4"/>} </text:p>
            <text:p text:style-name="P100"/>
            <text:p text:style-name="P100"><text:s text:c="4"/>deque_init(pdeq_coll); </text:p>
            <text:p text:style-name="P100"/>
            <text:p text:style-name="P100"><text:s text:c="4"/>for(i = 1; i &lt;= 9; ++i) </text:p>
            <text:p text:style-name="P100"><text:s text:c="4"/>{ </text:p>
            <text:p text:style-name="P100"><text:s text:c="8"/>deque_push_back(pdeq_coll, i); </text:p>
            <text:p text:style-name="P100"><text:s text:c="4"/>} </text:p>
            <text:p text:style-name="P100"><text:s text:c="4"/>for(it_pos = deque_begin(pdeq_coll); </text:p>
            <text:p text:style-name="P100"><text:s text:c="8"/>!iterator_equal(it_pos, deque_end(pdeq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it_pos = algo_search_n(deque_begin(pdeq_coll), deque_end(pdeq_coll), 4, 3); </text:p>
            <text:p text:style-name="P100"><text:s text:c="4"/>if(iterator_equal(it_pos, deque_end(pdeq_coll))) </text:p>
            <text:p text:style-name="P100"><text:s text:c="4"/>{ </text:p>
            <text:p text:style-name="P100"><text:soft-page-break/><text:s text:c="8"/>printf("no four consecutive elements with value 3 found.\n"); </text:p>
            <text:p text:style-name="P100"><text:s text:c="4"/>} </text:p>
            <text:p text:style-name="P100"><text:s text:c="4"/>else </text:p>
            <text:p text:style-name="P100"><text:s text:c="4"/>{ </text:p>
            <text:p text:style-name="P100"><text:s text:c="8"/>printf("four consecutive elements with value 3 start with %d\n", </text:p>
            <text:p text:style-name="P100"><text:s text:c="12"/>iterator_distance(deque_begin(pdeq_coll), it_pos) + 1); </text:p>
            <text:p text:style-name="P100"><text:s text:c="4"/>} </text:p>
            <text:p text:style-name="P100"/>
            <text:p text:style-name="P100"><text:s text:c="4"/>it_pos = algo_search_n_if(deque_begin(pdeq_coll), </text:p>
            <text:p text:style-name="P100"><text:s text:c="8"/>deque_end(pdeq_coll), 4, 3, fun_greater_int); </text:p>
            <text:p text:style-name="P100"><text:s text:c="4"/>if(iterator_equal(it_pos, deque_end(pdeq_coll))) </text:p>
            <text:p text:style-name="P100"><text:s text:c="4"/>{ </text:p>
            <text:p text:style-name="P100"><text:s text:c="8"/>printf("no four consecutive elements with value &gt; 3 found.\n"); </text:p>
            <text:p text:style-name="P100"><text:s text:c="4"/>} </text:p>
            <text:p text:style-name="P100"><text:s text:c="4"/>else </text:p>
            <text:p text:style-name="P100"><text:s text:c="4"/>{ </text:p>
            <text:p text:style-name="P100"><text:s text:c="8"/>printf("four consecutive elements with value &gt; 3 start with %d\n", </text:p>
            <text:p text:style-name="P100"><text:s text:c="12"/>iterator_distance(deque_begin(pdeq_coll), it_pos) + 1); </text:p>
            <text:p text:style-name="P100"><text:s text:c="4"/>} </text:p>
            <text:p text:style-name="P100"/>
            <text:p text:style-name="P100"><text:s text:c="4"/>deque_destroy(pdeq_coll); </text:p>
            <text:p text:style-name="P100"/>
            <text:p text:style-name="P100"><text:s text:c="4"/>return 0; </text:p>
            <text:p text:style-name="P100">}</text:p>
          </table:table-cell>
        </table:table-row>
      </table:table>
      <text:p text:style-name="P20">程序的输出结果如下：</text:p>
      <text:p text:style-name="P20">1 2 3 4 5 6 7 8 9 </text:p>
      <text:p text:style-name="P20">no four consecutive elements with value 3 found. </text:p>
      <text:p text:style-name="P20">four consecutive elements with value &gt; 3 start with 4</text:p>
      <text:p text:style-name="P20"/>
      <text:list xml:id="list282483949" text:style-name="L109">
        <text:list-item>
          <text:p text:style-name="P248">algo_search_end <text:s text:c="3"/>algo_search_end_if <text:s text:c="3"/>algo_find_end <text:s text:c="3"/>algo_find_end_if查找最有一个子区间</text:p>
        </text:list-item>
      </text:list>
      <text:p text:style-name="P20">这四个算法中algo_search_end和algo_find_end的功能是一样的，algo_search_end_if和algo_find_end_if的功能是一样的，从功能上来看，这些算法实现的是search的功能，但是为什么有名字为find的算法呢，这是因为为了与SGI STL算法的名字兼容(以后的版本这个算法的的find命名版本可能要去掉)。</text:p>
      <text:list xml:id="list309101958" text:style-name="L110">
        <text:list-item>
          <text:p text:style-name="P249">algo_search_end和algo_find_end算法返回第二个数据区间在第一个数据区间中最后一次出现的位置。</text:p>
        </text:list-item>
        <text:list-item>
          <text:p text:style-name="P249">algo_search_end_if和algo_find_end_if算法返回第一个数据区间中与第二个数据区间共同满足规则的最后一个指定子区间的位置。</text:p>
        </text:list-item>
        <text:list-item>
          <text:p text:style-name="P249">如果失败四个算法都返回第一个数据区间的末尾。</text:p>
        </text:list-item>
        <text:list-item>
          <text:p text:style-name="P249">algo_search_end_if和algo_find_end_if使用的函数不能修改数据。</text:p>
        </text:list-item>
      </text:list>
      <text:p text:style-name="P20">下面所展示这四个算法用法的例子：</text:p>
      <table:table table:name="表格123" table:style-name="表格123">
        <table:table-column table:style-name="表格123.A"/>
        <table:table-row>
          <table:table-cell table:style-name="表格123.A1" office:value-type="string">
            <text:p text:style-name="P100">/* </text:p>
            <text:p text:style-name="P100"><text:s/>* searchend1.c </text:p>
            <text:p text:style-name="P100"><text:s/>* compile with : -lcstl </text:p>
            <text:p text:style-name="P100"><text:s/>*/ </text:p>
            <text:p text:style-name="P100"><text:soft-page-break/></text:p>
            <text:p text:style-name="P100">#include &lt;stdio.h&gt; </text:p>
            <text:p text:style-name="P100">#include &lt;cstl/clist.h&gt; </text:p>
            <text:p text:style-name="P100">#include &lt;cstl/cdeque.h&gt; </text:p>
            <text:p text:style-name="P100">#include &lt;cstl/calgorithm.h&gt; </text:p>
            <text:p text:style-name="P100"/>
            <text:p text:style-name="P100">int main(int argc, char* argv[]) </text:p>
            <text:p text:style-name="P100">{ </text:p>
            <text:p text:style-name="P100"><text:s text:c="4"/>deque_t* pdeq_coll = create_deque(int); </text:p>
            <text:p text:style-name="P100"><text:s text:c="4"/>list_t* plist_subcoll = create_list(int); </text:p>
            <text:p text:style-name="P100"><text:s text:c="4"/>iterator_t it_pos; </text:p>
            <text:p text:style-name="P100"><text:s text:c="4"/>iterator_t it_end; </text:p>
            <text:p text:style-name="P100"><text:s text:c="4"/>int i = 0; </text:p>
            <text:p text:style-name="P100"/>
            <text:p text:style-name="P100"><text:s text:c="4"/>if(pdeq_coll == NULL || plist_subcoll == NULL) </text:p>
            <text:p text:style-name="P100"><text:s text:c="4"/>{ </text:p>
            <text:p text:style-name="P100"><text:s text:c="8"/>return -1; </text:p>
            <text:p text:style-name="P100"><text:s text:c="4"/>} </text:p>
            <text:p text:style-name="P100"/>
            <text:p text:style-name="P100"><text:s text:c="4"/>deque_init(pdeq_coll); </text:p>
            <text:p text:style-name="P100"><text:s text:c="4"/>list_init(plist_subcoll); </text:p>
            <text:p text:style-name="P100"/>
            <text:p text:style-name="P100"><text:s text:c="4"/>for(i = 1; i &lt;= 7; ++i) </text:p>
            <text:p text:style-name="P100"><text:s text:c="4"/>{ </text:p>
            <text:p text:style-name="P100"><text:s text:c="8"/>deque_push_back(pdeq_coll, i); </text:p>
            <text:p text:style-name="P100"><text:s text:c="4"/>} </text:p>
            <text:p text:style-name="P100"><text:s text:c="4"/>for(i = 1; i &lt;= 7; ++i) </text:p>
            <text:p text:style-name="P100"><text:s text:c="4"/>{ </text:p>
            <text:p text:style-name="P100"><text:s text:c="8"/>deque_push_back(pdeq_coll, i); </text:p>
            <text:p text:style-name="P100"><text:s text:c="4"/>} </text:p>
            <text:p text:style-name="P100"><text:s text:c="4"/>for(i = 3; i &lt;= 5; ++i) </text:p>
            <text:p text:style-name="P100"><text:s text:c="4"/>{ </text:p>
            <text:p text:style-name="P100"><text:s text:c="8"/>list_push_back(plist_subcoll, i); </text:p>
            <text:p text:style-name="P100"><text:s text:c="4"/>} </text:p>
            <text:p text:style-name="P100"/>
            <text:p text:style-name="P100"><text:s text:c="4"/>for(it_pos = deque_begin(pdeq_coll); </text:p>
            <text:p text:style-name="P100"><text:s text:c="8"/>!iterator_equal(it_pos, deque_end(pdeq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for(it_pos = list_begin(plist_subcoll); </text:p>
            <text:p text:style-name="P100"><text:soft-page-break/><text:s text:c="8"/>!iterator_equal(it_pos, list_end(plist_sub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it_pos = algo_search_end(deque_begin(pdeq_coll), deque_end(pdeq_coll), </text:p>
            <text:p text:style-name="P100"><text:s text:c="8"/>list_begin(plist_subcoll), list_end(plist_subcoll)); </text:p>
            <text:p text:style-name="P100"><text:s text:c="4"/>it_end = deque_end(pdeq_coll); </text:p>
            <text:p text:style-name="P100"><text:s text:c="4"/>while(!iterator_equal(it_pos, it_end)) </text:p>
            <text:p text:style-name="P100"><text:s text:c="4"/>{ </text:p>
            <text:p text:style-name="P100"><text:s text:c="8"/>printf("subcoll found starting with element %d\n", </text:p>
            <text:p text:style-name="P100"><text:s text:c="12"/>iterator_distance(deque_begin(pdeq_coll), it_pos) + 1); </text:p>
            <text:p text:style-name="P100"/>
            <text:p text:style-name="P100"><text:s text:c="8"/>it_end = it_pos; </text:p>
            <text:p text:style-name="P100"><text:s text:c="8"/>it_pos = algo_find_end(deque_begin(pdeq_coll), it_end, </text:p>
            <text:p text:style-name="P100"><text:s text:c="12"/>list_begin(plist_subcoll), list_end(plist_subcoll)); </text:p>
            <text:p text:style-name="P100"><text:s text:c="4"/>} </text:p>
            <text:p text:style-name="P100"/>
            <text:p text:style-name="P100"><text:s text:c="4"/>deque_destroy(pdeq_coll); </text:p>
            <text:p text:style-name="P100"><text:s text:c="4"/>list_destroy(plist_subcoll); </text:p>
            <text:p text:style-name="P100"/>
            <text:p text:style-name="P100"><text:s text:c="4"/>return 0; </text:p>
            <text:p text:style-name="P100">}</text:p>
          </table:table-cell>
        </table:table-row>
      </table:table>
      <text:p text:style-name="P20">程序的输出：</text:p>
      <text:p text:style-name="P20">1 2 3 4 5 6 7 1 2 3 4 5 6 7 </text:p>
      <text:p text:style-name="P20">3 4 5 </text:p>
      <text:p text:style-name="P20">subcoll found starting with element 10 </text:p>
      <text:p text:style-name="P20">subcoll found starting with element 3</text:p>
      <text:p text:style-name="P20"/>
      <text:list xml:id="list1608177952" text:continue-list="list543154712" text:style-name="WW8Num13">
        <text:list-item>
          <text:list>
            <text:list-item>
              <text:list>
                <text:list-item>
                  <text:h text:style-name="P113" text:outline-level="3">统计数据个数</text:h>
                </text:list-item>
              </text:list>
            </text:list-item>
          </text:list>
        </text:list-item>
      </text:list>
      <text:list xml:id="list1867689372" text:style-name="L111">
        <text:list-item>
          <text:p text:style-name="P250">algo_count <text:s text:c="3"/>algo_count_if统计数据区间中符合规则的数据个数</text:p>
        </text:list-item>
      </text:list>
      <text:list xml:id="list662104686" text:style-name="L112">
        <text:list-item>
          <text:p text:style-name="P251">algo_count返回数据区间中指定数据的个数。</text:p>
        </text:list-item>
        <text:list-item>
          <text:p text:style-name="P251">algo_count_if返回数据区间中符合指定规则的数据的个数。</text:p>
        </text:list-item>
        <text:list-item>
          <text:p text:style-name="P251">algo_count_if使用的函数不能修改数据。</text:p>
        </text:list-item>
        <text:list-item>
          <text:p text:style-name="P251">关联容器提供的统计数据个数的操作函数。</text:p>
        </text:list-item>
      </text:list>
      <text:p text:style-name="P20">下面的例子展示了如何使用这两个算法：</text:p>
      <table:table table:name="表格124" table:style-name="表格124">
        <table:table-column table:style-name="表格124.A"/>
        <table:table-row>
          <table:table-cell table:style-name="表格124.A1" office:value-type="string">
            <text:p text:style-name="P100">/* </text:p>
            <text:p text:style-name="P100"><text:soft-page-break/><text:s/>* count1.c </text:p>
            <text:p text:style-name="P100"><text:s/>* compile with : -lcstl </text:p>
            <text:p text:style-name="P100"><text:s/>*/ </text:p>
            <text:p text:style-name="P100"/>
            <text:p text:style-name="P100">#include &lt;stdio.h&gt; </text:p>
            <text:p text:style-name="P100">#include &lt;cstl/cvector.h&gt; </text:p>
            <text:p text:style-name="P100">#include &lt;cstl/calgorithm.h&gt; </text:p>
            <text:p text:style-name="P100"/>
            <text:p text:style-name="P100">static void _is_even(const void* cpv_input, void* pv_output) </text:p>
            <text:p text:style-name="P100">{ </text:p>
            <text:p text:style-name="P100"><text:s text:c="4"/>*(bool_t*)pv_output = *(int*)cpv_input % 2 == 0 ? true : false; </text:p>
            <text:p text:style-name="P100">} </text:p>
            <text:p text:style-name="P100"/>
            <text:p text:style-name="P100">int main(int argc, char* argv[]) </text:p>
            <text:p text:style-name="P100">{ </text:p>
            <text:p text:style-name="P100"><text:s text:c="4"/>vector_t* pvec_coll = create_vector(int); </text:p>
            <text:p text:style-name="P100"><text:s text:c="4"/>iterator_t it_pos; </text:p>
            <text:p text:style-name="P100"><text:s text:c="4"/>size_t t_count = 0; </text:p>
            <text:p text:style-name="P100"><text:s text:c="4"/>int i = 0; </text:p>
            <text:p text:style-name="P100"/>
            <text:p text:style-name="P100"><text:s text:c="4"/>if(pvec_coll == NULL) </text:p>
            <text:p text:style-name="P100"><text:s text:c="4"/>{ </text:p>
            <text:p text:style-name="P100"><text:s text:c="8"/>return -1; </text:p>
            <text:p text:style-name="P100"><text:s text:c="4"/>} </text:p>
            <text:p text:style-name="P100"/>
            <text:p text:style-name="P100"><text:s text:c="4"/>vector_init(pvec_coll); </text:p>
            <text:p text:style-name="P100"/>
            <text:p text:style-name="P100"><text:s text:c="4"/>for(i = 1; i &lt;= 9; ++i) </text:p>
            <text:p text:style-name="P100"><text:s text:c="4"/>{ </text:p>
            <text:p text:style-name="P100"><text:s text:c="8"/>vector_push_back(pvec_coll, i); </text:p>
            <text:p text:style-name="P100"><text:s text:c="4"/>} </text:p>
            <text:p text:style-name="P100"/>
            <text:p text:style-name="P100"><text:s text:c="4"/>for(it_pos = vector_begin(pvec_coll); </text:p>
            <text:p text:style-name="P100"><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t_count = algo_count(vector_begin(pvec_coll), vector_end(pvec_coll), 4); </text:p>
            <text:p text:style-name="P100"><text:s text:c="4"/>printf("number of elements equal to 4: %u.\n", t_count); </text:p>
            <text:p text:style-name="P100"/>
            <text:p text:style-name="P100"><text:soft-page-break/><text:s text:c="4"/>t_count = algo_count_if(vector_begin(pvec_coll), </text:p>
            <text:p text:style-name="P100"><text:s text:c="8"/>vector_end(pvec_coll), _is_even); </text:p>
            <text:p text:style-name="P100"><text:s text:c="4"/>printf("number of elements with even values: %u.\n", t_count); </text:p>
            <text:p text:style-name="P100"/>
            <text:p text:style-name="P100"><text:s text:c="4"/>vector_destroy(pvec_coll); </text:p>
            <text:p text:style-name="P100"/>
            <text:p text:style-name="P100"><text:s text:c="4"/>return 0; </text:p>
            <text:p text:style-name="P100">}</text:p>
          </table:table-cell>
        </table:table-row>
      </table:table>
      <text:p text:style-name="P20">程序的输出结果：</text:p>
      <text:p text:style-name="P20">1 2 3 4 5 6 7 8 9 </text:p>
      <text:p text:style-name="P20">number of elements equal to 4: 1. </text:p>
      <text:p text:style-name="P20">number of elements with even values: 4.</text:p>
      <text:p text:style-name="P20"/>
      <text:list xml:id="list927854177" text:continue-list="list1608177952" text:style-name="WW8Num13">
        <text:list-item>
          <text:list>
            <text:list-item>
              <text:list>
                <text:list-item>
                  <text:h text:style-name="P113" text:outline-level="3">数据区间的比较</text:h>
                </text:list-item>
              </text:list>
            </text:list-item>
          </text:list>
        </text:list-item>
      </text:list>
      <text:list xml:id="list1471917137" text:style-name="L113">
        <text:list-item>
          <text:p text:style-name="P252">algo_equal <text:s text:c="3"/>algo_equal_if测试两个数据区间是否相等</text:p>
        </text:list-item>
      </text:list>
      <text:list xml:id="list395320843" text:style-name="L114">
        <text:list-item>
          <text:p text:style-name="P253">algo_equal测试两个数据区间是否相等。</text:p>
        </text:list-item>
        <text:list-item>
          <text:p text:style-name="P253">algo_equal_if测试两个数据区间是否符合指定的规则。</text:p>
        </text:list-item>
        <text:list-item>
          <text:p text:style-name="P253">algo_equal_if使用的函数不能修改数据。</text:p>
        </text:list-item>
        <text:list-item>
          <text:p text:style-name="P253">用户必须保证第二个数据区间要有足够的数据。</text:p>
        </text:list-item>
      </text:list>
      <text:p text:style-name="P20">下面的例子展示了如何使用这两个算法：</text:p>
      <table:table table:name="表格125" table:style-name="表格125">
        <table:table-column table:style-name="表格125.A"/>
        <table:table-row>
          <table:table-cell table:style-name="表格125.A1" office:value-type="string">
            <text:p text:style-name="P100">/* </text:p>
            <text:p text:style-name="P100"><text:s/>* equal1.c </text:p>
            <text:p text:style-name="P100"><text:s/>* compile with : -lcstl </text:p>
            <text:p text:style-name="P100"><text:s/>*/ </text:p>
            <text:p text:style-name="P100"/>
            <text:p text:style-name="P100">#include &lt;stdio.h&gt; </text:p>
            <text:p text:style-name="P100">#include &lt;cstl/cvector.h&gt; </text:p>
            <text:p text:style-name="P100">#include &lt;cstl/clist.h&gt; </text:p>
            <text:p text:style-name="P100">#include &lt;cstl/calgorithm.h&gt; </text:p>
            <text:p text:style-name="P100"/>
            <text:p text:style-name="P100">static void _both_even_or_odd(const void* cpv_first, </text:p>
            <text:p text:style-name="P100"><text:s text:c="4"/>const void* cpv_second, void* pv_output) </text:p>
            <text:p text:style-name="P100">{ </text:p>
            <text:p text:style-name="P100"><text:s text:c="4"/>*(bool_t*)pv_output = *(int*)cpv_first % 2 == *(int*)cpv_second % 2 ? </text:p>
            <text:p text:style-name="P100"><text:s text:c="8"/>true : false; </text:p>
            <text:p text:style-name="P100">} </text:p>
            <text:p text:style-name="P100"/>
            <text:p text:style-name="P100">int main(int argc, char* argv[]) </text:p>
            <text:p text:style-name="P100">{ </text:p>
            <text:p text:style-name="P100"><text:soft-page-break/><text:s text:c="4"/>vector_t* pvec_coll1 = create_vector(int); </text:p>
            <text:p text:style-name="P100"><text:s text:c="4"/>list_t* plist_coll2 = create_list(int); </text:p>
            <text:p text:style-name="P100"><text:s text:c="4"/>iterator_t it_pos; </text:p>
            <text:p text:style-name="P100"><text:s text:c="4"/>int i = 0; </text:p>
            <text:p text:style-name="P100"/>
            <text:p text:style-name="P100"><text:s text:c="4"/>if(pvec_coll1 == NULL || plist_coll2 == NULL) </text:p>
            <text:p text:style-name="P100"><text:s text:c="4"/>{ </text:p>
            <text:p text:style-name="P100"><text:s text:c="8"/>return -1; </text:p>
            <text:p text:style-name="P100"><text:s text:c="4"/>} </text:p>
            <text:p text:style-name="P100"/>
            <text:p text:style-name="P100"><text:s text:c="4"/>vector_init(pvec_coll1); </text:p>
            <text:p text:style-name="P100"><text:s text:c="4"/>list_init(plist_coll2); </text:p>
            <text:p text:style-name="P100"/>
            <text:p text:style-name="P100"><text:s text:c="4"/>for(i = 1; i &lt;= 7; ++i) </text:p>
            <text:p text:style-name="P100"><text:s text:c="4"/>{ </text:p>
            <text:p text:style-name="P100"><text:s text:c="8"/>vector_push_back(pvec_coll1, i); </text:p>
            <text:p text:style-name="P100"><text:s text:c="4"/>} </text:p>
            <text:p text:style-name="P100"><text:s text:c="4"/>for(i = 3; i &lt;= 9; ++i) </text:p>
            <text:p text:style-name="P100"><text:s text:c="4"/>{ </text:p>
            <text:p text:style-name="P100"><text:s text:c="8"/>list_push_back(plist_coll2, i); </text:p>
            <text:p text:style-name="P100"><text:s text:c="4"/>} </text:p>
            <text:p text:style-name="P100"/>
            <text:p text:style-name="P100"><text:s text:c="4"/>for(it_pos = vector_begin(pvec_coll1); </text:p>
            <text:p text:style-name="P100"><text:s text:c="8"/>!iterator_equal(it_pos, vector_end(pvec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for(it_pos = list_begin(plist_coll2); </text:p>
            <text:p text:style-name="P100"><text:s text:c="8"/>!iterator_equal(it_pos, list_end(plist_coll2));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if(algo_equal(vector_begin(pvec_coll1), </text:p>
            <text:p text:style-name="P100"><text:s text:c="8"/>vector_end(pvec_coll1), list_begin(plist_coll2))) </text:p>
            <text:p text:style-name="P100"><text:s text:c="4"/>{ </text:p>
            <text:p text:style-name="P100"><text:s text:c="8"/>printf("coll1 == coll2\n"); </text:p>
            <text:p text:style-name="P100"><text:s text:c="4"/>} </text:p>
            <text:p text:style-name="P100"><text:s text:c="4"/>else </text:p>
            <text:p text:style-name="P100"><text:soft-page-break/><text:s text:c="4"/>{ </text:p>
            <text:p text:style-name="P100"><text:s text:c="8"/>printf("coll1 != coll2\n"); </text:p>
            <text:p text:style-name="P100"><text:s text:c="4"/>} </text:p>
            <text:p text:style-name="P100"/>
            <text:p text:style-name="P100"><text:s text:c="4"/>if(algo_equal_if(vector_begin(pvec_coll1), vector_end(pvec_coll1), </text:p>
            <text:p text:style-name="P100"><text:s text:c="8"/>list_begin(plist_coll2), _both_even_or_odd)) </text:p>
            <text:p text:style-name="P100"><text:s text:c="4"/>{ </text:p>
            <text:p text:style-name="P100"><text:s text:c="8"/>printf("even and odd elements correspond\n"); </text:p>
            <text:p text:style-name="P100"><text:s text:c="4"/>} </text:p>
            <text:p text:style-name="P100"><text:s text:c="4"/>else </text:p>
            <text:p text:style-name="P100"><text:s text:c="4"/>{ </text:p>
            <text:p text:style-name="P100"><text:s text:c="8"/>printf("even and odd elements do not correspond\n"); </text:p>
            <text:p text:style-name="P100"><text:s text:c="4"/>} </text:p>
            <text:p text:style-name="P100"/>
            <text:p text:style-name="P100"><text:s text:c="4"/>vector_destroy(pvec_coll1); </text:p>
            <text:p text:style-name="P100"><text:s text:c="4"/>list_destroy(plist_coll2); </text:p>
            <text:p text:style-name="P100"/>
            <text:p text:style-name="P100"><text:s text:c="4"/>return 0; </text:p>
            <text:p text:style-name="P100">}</text:p>
          </table:table-cell>
        </table:table-row>
      </table:table>
      <text:p text:style-name="P20">程序的输出结果：</text:p>
      <text:p text:style-name="P20">1 2 3 4 5 6 7 </text:p>
      <text:p text:style-name="P20">3 4 5 6 7 8 9 </text:p>
      <text:p text:style-name="P20">coll1 != coll2 </text:p>
      <text:p text:style-name="P20">even and odd elements correspond</text:p>
      <text:p text:style-name="P20"/>
      <text:p text:style-name="P20">algo_mismatch <text:s text:c="3"/>algo_mismatch_if返回第一个不匹配的位置</text:p>
      <text:p text:style-name="P20">algo_mismatch返回第一处两个数据区间不匹配的位置。</text:p>
      <text:p text:style-name="P20">algo_mismatch_if返回第一处两个数据区间不符合规则的位置。</text:p>
      <text:p text:style-name="P20">如果两个数据区间完全匹配，返回两个区间的末尾。</text:p>
      <text:p text:style-name="P20">algo_mismatch_if使用的函数不能修改数据。</text:p>
      <text:p text:style-name="P20">用户必须保证第二个数据区间足够大。</text:p>
      <text:p text:style-name="P20">下面的例子展示怎样使用这两算法：</text:p>
      <table:table table:name="表格126" table:style-name="表格126">
        <table:table-column table:style-name="表格126.A"/>
        <table:table-row>
          <table:table-cell table:style-name="表格126.A1" office:value-type="string">
            <text:p text:style-name="P100">/* </text:p>
            <text:p text:style-name="P100"><text:s/>* misma1.c </text:p>
            <text:p text:style-name="P100"><text:s/>* compile with : -lcstl </text:p>
            <text:p text:style-name="P100"><text:s/>*/ </text:p>
            <text:p text:style-name="P100"/>
            <text:p text:style-name="P100">#include &lt;stdio.h&gt; </text:p>
            <text:p text:style-name="P100">#include &lt;cstl/cvector.h&gt; </text:p>
            <text:p text:style-name="P100">#include &lt;cstl/clist.h&gt; </text:p>
            <text:p text:style-name="P100">#include &lt;cstl/calgorithm.h&gt; </text:p>
            <text:p text:style-name="P100">#include &lt;cstl/cfunctional.h&gt; </text:p>
            <text:p text:style-name="P100"/>
            <text:p text:style-name="P100"><text:soft-page-break/>int main(int argc, char* argv[]) </text:p>
            <text:p text:style-name="P100">{ </text:p>
            <text:p text:style-name="P100"><text:s text:c="4"/>vector_t* pvec_coll1 = create_vector(int); </text:p>
            <text:p text:style-name="P100"><text:s text:c="4"/>list_t* plist_coll2 = create_list(int); </text:p>
            <text:p text:style-name="P100"><text:s text:c="4"/>iterator_t it_pos; </text:p>
            <text:p text:style-name="P100"><text:s text:c="4"/>range_t t_result; </text:p>
            <text:p text:style-name="P100"><text:s text:c="4"/>int i = 0; </text:p>
            <text:p text:style-name="P100"/>
            <text:p text:style-name="P100"><text:s text:c="4"/>if(pvec_coll1 == NULL || plist_coll2 == NULL) </text:p>
            <text:p text:style-name="P100"><text:s text:c="4"/>{ </text:p>
            <text:p text:style-name="P100"><text:s text:c="8"/>return -1; </text:p>
            <text:p text:style-name="P100"><text:s text:c="4"/>} </text:p>
            <text:p text:style-name="P100"/>
            <text:p text:style-name="P100"><text:s text:c="4"/>vector_init(pvec_coll1); </text:p>
            <text:p text:style-name="P100"><text:s text:c="4"/>list_init(plist_coll2); </text:p>
            <text:p text:style-name="P100"/>
            <text:p text:style-name="P100"><text:s text:c="4"/>for(i = 1; i &lt;= 6; ++i) </text:p>
            <text:p text:style-name="P100"><text:s text:c="4"/>{ </text:p>
            <text:p text:style-name="P100"><text:s text:c="8"/>vector_push_back(pvec_coll1, i); </text:p>
            <text:p text:style-name="P100"><text:s text:c="4"/>} </text:p>
            <text:p text:style-name="P100"><text:s text:c="4"/>for(i = 1; i &lt;= 16; i *= 2) </text:p>
            <text:p text:style-name="P100"><text:s text:c="4"/>{ </text:p>
            <text:p text:style-name="P100"><text:s text:c="8"/>list_push_back(plist_coll2, i); </text:p>
            <text:p text:style-name="P100"><text:s text:c="4"/>} </text:p>
            <text:p text:style-name="P100"><text:s text:c="4"/>list_push_back(plist_coll2, 3); </text:p>
            <text:p text:style-name="P100"/>
            <text:p text:style-name="P100"><text:s text:c="4"/>for(it_pos = vector_begin(pvec_coll1); </text:p>
            <text:p text:style-name="P100"><text:s text:c="8"/>!iterator_equal(it_pos, vector_end(pvec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for(it_pos = list_begin(plist_coll2); </text:p>
            <text:p text:style-name="P100"><text:s text:c="8"/>!iterator_equal(it_pos, list_end(plist_coll2));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t_result = algo_mismatch(vector_begin(pvec_coll1), </text:p>
            <text:p text:style-name="P100"><text:s text:c="8"/>vector_end(pvec_coll1), list_begin(plist_coll2)); </text:p>
            <text:p text:style-name="P100"><text:soft-page-break/><text:s text:c="4"/>if(iterator_equal(t_result.it_begin, vector_end(pvec_coll1))) </text:p>
            <text:p text:style-name="P100"><text:s text:c="4"/>{ </text:p>
            <text:p text:style-name="P100"><text:s text:c="8"/>printf("no mismatch\n"); </text:p>
            <text:p text:style-name="P100"><text:s text:c="4"/>} </text:p>
            <text:p text:style-name="P100"><text:s text:c="4"/>else </text:p>
            <text:p text:style-name="P100"><text:s text:c="4"/>{ </text:p>
            <text:p text:style-name="P100"><text:s text:c="8"/>printf("first mismatch: %d and %d\n", </text:p>
            <text:p text:style-name="P100"><text:s text:c="12"/>*(int*)iterator_get_pointer(t_result.it_begin), </text:p>
            <text:p text:style-name="P100"><text:s text:c="12"/>*(int*)iterator_get_pointer(t_result.it_end)); </text:p>
            <text:p text:style-name="P100"><text:s text:c="4"/>} </text:p>
            <text:p text:style-name="P100"/>
            <text:p text:style-name="P100"><text:s text:c="4"/>t_result = algo_mismatch_if(vector_begin(pvec_coll1), </text:p>
            <text:p text:style-name="P100"><text:s text:c="8"/>vector_end(pvec_coll1), list_begin(plist_coll2), fun_less_equal_int); </text:p>
            <text:p text:style-name="P100"><text:s text:c="4"/>if(iterator_equal(t_result.it_begin, vector_end(pvec_coll1))) </text:p>
            <text:p text:style-name="P100"><text:s text:c="4"/>{ </text:p>
            <text:p text:style-name="P100"><text:s text:c="8"/>printf("always less-or-equal\n"); </text:p>
            <text:p text:style-name="P100"><text:s text:c="4"/>} </text:p>
            <text:p text:style-name="P100"><text:s text:c="4"/>else </text:p>
            <text:p text:style-name="P100"><text:s text:c="4"/>{ </text:p>
            <text:p text:style-name="P100"><text:s text:c="8"/>printf("not less-or-equal: %d and %d\n", </text:p>
            <text:p text:style-name="P100"><text:s text:c="12"/>*(int*)iterator_get_pointer(t_result.it_begin), </text:p>
            <text:p text:style-name="P100"><text:s text:c="12"/>*(int*)iterator_get_pointer(t_result.it_end)); </text:p>
            <text:p text:style-name="P100"><text:s text:c="4"/>} </text:p>
            <text:p text:style-name="P100"/>
            <text:p text:style-name="P100"><text:s text:c="4"/>vector_destroy(pvec_coll1); </text:p>
            <text:p text:style-name="P100"><text:s text:c="4"/>list_destroy(plist_coll2); </text:p>
            <text:p text:style-name="P100"/>
            <text:p text:style-name="P100"><text:s text:c="4"/>return 0; </text:p>
            <text:p text:style-name="P100">}</text:p>
          </table:table-cell>
        </table:table-row>
      </table:table>
      <text:p text:style-name="P20">程序的输出结果：</text:p>
      <text:p text:style-name="P20">1 2 3 4 5 6 </text:p>
      <text:p text:style-name="P20">1 2 4 8 16 3 </text:p>
      <text:p text:style-name="P20">first mismatch: 3 and 4 </text:p>
      <text:p text:style-name="P20">not less-or-equal: 6 and 3</text:p>
      <text:p text:style-name="P20"/>
      <text:list xml:id="list556885836" text:continue-list="list927854177" text:style-name="WW8Num13">
        <text:list-item>
          <text:list>
            <text:list-item>
              <text:h text:style-name="P141" text:outline-level="2">质变算法</text:h>
            </text:list-item>
          </text:list>
        </text:list-item>
      </text:list>
      <text:p text:style-name="P20"><text:tab/>质变算法通常要修改数据区间中的数据，修改数据的方式有两种，一种就是算法直接修改了数据区间中的数据，另一种就是将修改后的数据拷贝到新的数据区间中，后一种质变算法都是带有_copy后缀的。</text:p>
      <text:p text:style-name="P20"><text:tab/>关联容器不可以作为质变算法的目的容器，因为关联容器中的数据和存储位置是有直接关系的，修改了数据就破坏了关联容器中数据的存储顺序。</text:p>
      <text:p text:style-name="P20"><text:soft-page-break/><text:tab/>下面列出了所有的质变算法：</text:p>
      <table:table table:name="表格127" table:style-name="表格127">
        <table:table-column table:style-name="表格127.A"/>
        <table:table-column table:style-name="表格127.B"/>
        <table:table-row>
          <table:table-cell table:style-name="表格127.A1" office:value-type="string">
            <text:p text:style-name="P96">algo_copy</text:p>
          </table:table-cell>
          <table:table-cell table:style-name="表格127.B1" office:value-type="string">
            <text:p text:style-name="P97">将源数据区间中的数据拷贝到目的数据区间。</text:p>
          </table:table-cell>
        </table:table-row>
        <table:table-row>
          <table:table-cell table:style-name="表格127.A2" office:value-type="string">
            <text:p text:style-name="P96">algo_copy_n</text:p>
          </table:table-cell>
          <table:table-cell table:style-name="表格127.B2" office:value-type="string">
            <text:p text:style-name="P97">将<text:span text:style-name="T11">n</text:span>个数据拷贝到目的数据区间。</text:p>
          </table:table-cell>
        </table:table-row>
        <table:table-row>
          <table:table-cell table:style-name="表格127.A2" office:value-type="string">
            <text:p text:style-name="P96">algo_copy_backward</text:p>
          </table:table-cell>
          <table:table-cell table:style-name="表格127.B2" office:value-type="string">
            <text:p text:style-name="P97">从后向前将源数据区间中的数据拷贝到目的数据区间中。</text:p>
          </table:table-cell>
        </table:table-row>
        <table:table-row>
          <table:table-cell table:style-name="表格127.A2" office:value-type="string">
            <text:p text:style-name="P96">algo_swap</text:p>
          </table:table-cell>
          <table:table-cell table:style-name="表格127.B2" office:value-type="string">
            <text:p text:style-name="P97">交换两个迭代器指向的数据。</text:p>
          </table:table-cell>
        </table:table-row>
        <table:table-row>
          <table:table-cell table:style-name="表格127.A2" office:value-type="string">
            <text:p text:style-name="P96">algo_iter_swap</text:p>
          </table:table-cell>
          <table:table-cell table:style-name="表格127.B2" office:value-type="string">
            <text:p text:style-name="P97">交换两个迭代器指向的数据。</text:p>
          </table:table-cell>
        </table:table-row>
        <table:table-row>
          <table:table-cell table:style-name="表格127.A2" office:value-type="string">
            <text:p text:style-name="P96">algo_swap_ranges</text:p>
          </table:table-cell>
          <table:table-cell table:style-name="表格127.B2" office:value-type="string">
            <text:p text:style-name="P97">交换两个数据区间中的数据。</text:p>
          </table:table-cell>
        </table:table-row>
        <table:table-row>
          <table:table-cell table:style-name="表格127.A2" office:value-type="string">
            <text:p text:style-name="P96">algo_transform</text:p>
          </table:table-cell>
          <table:table-cell table:style-name="表格127.B2" office:value-type="string">
            <text:p text:style-name="P97">将源数据区间中的数据经过转换后拷贝到目的数据区间中。</text:p>
          </table:table-cell>
        </table:table-row>
        <table:table-row>
          <table:table-cell table:style-name="表格127.A2" office:value-type="string">
            <text:p text:style-name="P96">algo_transform_binary</text:p>
          </table:table-cell>
          <table:table-cell table:style-name="表格127.B2" office:value-type="string">
            <text:p text:style-name="P97">将来自于两个源数据区间中的数据经过转换拷贝到目的数据区间中。</text:p>
          </table:table-cell>
        </table:table-row>
        <table:table-row>
          <table:table-cell table:style-name="表格127.A2" office:value-type="string">
            <text:p text:style-name="P96">algo_replace</text:p>
          </table:table-cell>
          <table:table-cell table:style-name="表格127.B2" office:value-type="string">
            <text:p text:style-name="P97">将数据区间中的指定数据替换成新数据。</text:p>
          </table:table-cell>
        </table:table-row>
        <table:table-row>
          <table:table-cell table:style-name="表格127.A2" office:value-type="string">
            <text:p text:style-name="P96">algo_replace_if</text:p>
          </table:table-cell>
          <table:table-cell table:style-name="表格127.B2" office:value-type="string">
            <text:p text:style-name="P97">将数据区间中的符合规则的数据替换成新数据。</text:p>
          </table:table-cell>
        </table:table-row>
        <table:table-row>
          <table:table-cell table:style-name="表格127.A2" office:value-type="string">
            <text:p text:style-name="P96">algo_replace_copy</text:p>
          </table:table-cell>
          <table:table-cell table:style-name="表格127.B2" office:value-type="string">
            <text:p text:style-name="P97">将数据区间中的指定数据替换成新数据，将替换结果拷贝到新数据区间中。</text:p>
          </table:table-cell>
        </table:table-row>
        <table:table-row>
          <table:table-cell table:style-name="表格127.A2" office:value-type="string">
            <text:p text:style-name="P96">algo_replace_copy_if</text:p>
          </table:table-cell>
          <table:table-cell table:style-name="表格127.B2" office:value-type="string">
            <text:p text:style-name="P97">将数据区间中的符合规则的数据替换成新数据，将替换结果拷贝到新区间中。</text:p>
          </table:table-cell>
        </table:table-row>
        <table:table-row>
          <table:table-cell table:style-name="表格127.A2" office:value-type="string">
            <text:p text:style-name="P96">algo_fill</text:p>
          </table:table-cell>
          <table:table-cell table:style-name="表格127.B2" office:value-type="string">
            <text:p text:style-name="P97">向数据区间中填充指定的数据。</text:p>
          </table:table-cell>
        </table:table-row>
        <table:table-row>
          <table:table-cell table:style-name="表格127.A2" office:value-type="string">
            <text:p text:style-name="P96">algo_fill_n</text:p>
          </table:table-cell>
          <table:table-cell table:style-name="表格127.B2" office:value-type="string">
            <text:p text:style-name="P97">将<text:span text:style-name="T11">n</text:span>个数据填充成指定的数据。</text:p>
          </table:table-cell>
        </table:table-row>
        <table:table-row>
          <table:table-cell table:style-name="表格127.A2" office:value-type="string">
            <text:p text:style-name="P96">algo_generate</text:p>
          </table:table-cell>
          <table:table-cell table:style-name="表格127.B2" office:value-type="string">
            <text:p text:style-name="P97">使用指定的规则产生的数据填充数据区间。</text:p>
          </table:table-cell>
        </table:table-row>
        <table:table-row>
          <table:table-cell table:style-name="表格127.A2" office:value-type="string">
            <text:p text:style-name="P96">algo_generate_n</text:p>
          </table:table-cell>
          <table:table-cell table:style-name="表格127.B2" office:value-type="string">
            <text:p text:style-name="P97">使用指定的规则产生的数据填充<text:span text:style-name="T11">n</text:span>个数据。</text:p>
          </table:table-cell>
        </table:table-row>
        <table:table-row>
          <table:table-cell table:style-name="表格127.A2" office:value-type="string">
            <text:p text:style-name="P96">algo_remove</text:p>
          </table:table-cell>
          <table:table-cell table:style-name="表格127.B2" office:value-type="string">
            <text:p text:style-name="P97">移除数据区间中指定的数据。</text:p>
          </table:table-cell>
        </table:table-row>
        <table:table-row>
          <table:table-cell table:style-name="表格127.A2" office:value-type="string">
            <text:p text:style-name="P96">algo_remove_if</text:p>
          </table:table-cell>
          <table:table-cell table:style-name="表格127.B2" office:value-type="string">
            <text:p text:style-name="P97">移除数据区间中符合规则的数据。</text:p>
          </table:table-cell>
        </table:table-row>
        <table:table-row>
          <table:table-cell table:style-name="表格127.A2" office:value-type="string">
            <text:p text:style-name="P96">algo_remove_copy</text:p>
          </table:table-cell>
          <table:table-cell table:style-name="表格127.B2" office:value-type="string">
            <text:p text:style-name="P97">移除数据区间中的指定数据，把结果拷贝到新数据区间。</text:p>
          </table:table-cell>
        </table:table-row>
        <table:table-row>
          <table:table-cell table:style-name="表格127.A2" office:value-type="string">
            <text:p text:style-name="P96">algo_remove_copy_if</text:p>
          </table:table-cell>
          <table:table-cell table:style-name="表格127.B2" office:value-type="string">
            <text:p text:style-name="P97">移除数据区间中的符合规则的数据，把结果拷贝到新数据区间中。</text:p>
          </table:table-cell>
        </table:table-row>
        <table:table-row>
          <table:table-cell table:style-name="表格127.A2" office:value-type="string">
            <text:p text:style-name="P96">algo_unique</text:p>
          </table:table-cell>
          <table:table-cell table:style-name="表格127.B2" office:value-type="string">
            <text:p text:style-name="P97">移除数据区间中相邻的重复的数据。</text:p>
          </table:table-cell>
        </table:table-row>
        <table:table-row>
          <table:table-cell table:style-name="表格127.A2" office:value-type="string">
            <text:p text:style-name="P96">algo_unique_if</text:p>
          </table:table-cell>
          <table:table-cell table:style-name="表格127.B2" office:value-type="string">
            <text:p text:style-name="P97">移除数据区间中相邻的符合指定规则的数据。</text:p>
          </table:table-cell>
        </table:table-row>
        <table:table-row>
          <table:table-cell table:style-name="表格127.A2" office:value-type="string">
            <text:p text:style-name="P96">algo_unique_copy</text:p>
          </table:table-cell>
          <table:table-cell table:style-name="表格127.B2" office:value-type="string">
            <text:p text:style-name="P97">移除数据区间中相邻的重复数据，将结果拷贝到新数据区间。</text:p>
          </table:table-cell>
        </table:table-row>
        <table:table-row>
          <table:table-cell table:style-name="表格127.A2" office:value-type="string">
            <text:p text:style-name="P96">algo_unique_copy_if</text:p>
          </table:table-cell>
          <table:table-cell table:style-name="表格127.B2" office:value-type="string">
            <text:p text:style-name="P97">移除数据区间中相邻的符合规则的数据，将结果拷贝到新数据区间中。</text:p>
          </table:table-cell>
        </table:table-row>
        <table:table-row>
          <table:table-cell table:style-name="表格127.A2" office:value-type="string">
            <text:p text:style-name="P96">algo_reverse</text:p>
          </table:table-cell>
          <table:table-cell table:style-name="表格127.B2" office:value-type="string">
            <text:p text:style-name="P97">将数据区间中的数据逆序。</text:p>
          </table:table-cell>
        </table:table-row>
        <table:table-row>
          <table:table-cell table:style-name="表格127.A2" office:value-type="string">
            <text:p text:style-name="P96">algo_reverse_copy</text:p>
          </table:table-cell>
          <table:table-cell table:style-name="表格127.B2" office:value-type="string">
            <text:p text:style-name="P97">将数据区间中的数据逆序，将结果拷贝到新数据区间中。</text:p>
          </table:table-cell>
        </table:table-row>
        <table:table-row>
          <table:table-cell table:style-name="表格127.A2" office:value-type="string">
            <text:p text:style-name="P96">algo_rotate</text:p>
          </table:table-cell>
          <table:table-cell table:style-name="表格127.B2" office:value-type="string">
            <text:p text:style-name="P97">交换同一数据区间中的两部分。</text:p>
          </table:table-cell>
        </table:table-row>
        <table:table-row>
          <table:table-cell table:style-name="表格127.A2" office:value-type="string">
            <text:p text:style-name="P96">algo_rotate_copy</text:p>
          </table:table-cell>
          <table:table-cell table:style-name="表格127.B2" office:value-type="string">
            <text:p text:style-name="P97">交换同一数据区间中的两部分，将结果拷贝到新数据区间中。</text:p>
          </table:table-cell>
        </table:table-row>
        <table:table-row>
          <table:table-cell table:style-name="表格127.A2" office:value-type="string">
            <text:p text:style-name="P96">algo_random_shuffle</text:p>
          </table:table-cell>
          <table:table-cell table:style-name="表格127.B2" office:value-type="string">
            <text:p text:style-name="P97">将数据区间中的数据随机重排。</text:p>
          </table:table-cell>
        </table:table-row>
        <table:table-row>
          <table:table-cell table:style-name="表格127.A2" office:value-type="string">
            <text:p text:style-name="P96">algo_random_shuffle_if</text:p>
          </table:table-cell>
          <table:table-cell table:style-name="表格127.B2" office:value-type="string">
            <text:p text:style-name="P97">将数据区间中的数据使用指定的规则随机重排。</text:p>
          </table:table-cell>
        </table:table-row>
        <table:table-row>
          <table:table-cell table:style-name="表格127.A2" office:value-type="string">
            <text:p text:style-name="P96">algo_random_sample</text:p>
          </table:table-cell>
          <table:table-cell table:style-name="表格127.B2" office:value-type="string">
            <text:p text:style-name="P97">将源数据区间中的数据随机的抽出填充到目的数据区间中。</text:p>
          </table:table-cell>
        </table:table-row>
        <text:soft-page-break/>
        <table:table-row>
          <table:table-cell table:style-name="表格127.A2" office:value-type="string">
            <text:p text:style-name="P96">algo_random_sample_if</text:p>
          </table:table-cell>
          <table:table-cell table:style-name="表格127.B2" office:value-type="string">
            <text:p text:style-name="P97">将源数据区间中的数据使用指定的规则随机的抽出填充到目的数据区间中。</text:p>
          </table:table-cell>
        </table:table-row>
        <table:table-row>
          <table:table-cell table:style-name="表格127.A2" office:value-type="string">
            <text:p text:style-name="P96">algo_random_sample_n</text:p>
          </table:table-cell>
          <table:table-cell table:style-name="表格127.B2" office:value-type="string">
            <text:p text:style-name="P97">将源数据区间中的数据随机的抽出<text:span text:style-name="T11">n</text:span>个数据填充到目的数据区间中。</text:p>
          </table:table-cell>
        </table:table-row>
        <table:table-row>
          <table:table-cell table:style-name="表格127.A2" office:value-type="string">
            <text:p text:style-name="P96">algo_random_sample_n_if</text:p>
          </table:table-cell>
          <table:table-cell table:style-name="表格127.B2" office:value-type="string">
            <text:p text:style-name="P97">将源数据区间中的数据使用指定的规则随机的抽出<text:span text:style-name="T11">n</text:span>个数据填充到目的区间中。</text:p>
          </table:table-cell>
        </table:table-row>
        <table:table-row>
          <table:table-cell table:style-name="表格127.A2" office:value-type="string">
            <text:p text:style-name="P96">algo_partition</text:p>
          </table:table-cell>
          <table:table-cell table:style-name="表格127.B2" office:value-type="string">
            <text:p text:style-name="P97">将数据区间中的数据分为符合规则和不符合规则的两部分。</text:p>
          </table:table-cell>
        </table:table-row>
        <table:table-row>
          <table:table-cell table:style-name="表格127.A2" office:value-type="string">
            <text:p text:style-name="P96">algo_stable_partition</text:p>
          </table:table-cell>
          <table:table-cell table:style-name="表格127.B2" office:value-type="string">
            <text:p text:style-name="P97">将数据区间中的数据按照稳定的方式分为符合规则和不符合规则的两部分。</text:p>
          </table:table-cell>
        </table:table-row>
      </table:table>
      <text:p text:style-name="P20"/>
      <text:list xml:id="list1519437168" text:continue-numbering="true" text:style-name="WW8Num13">
        <text:list-item>
          <text:list>
            <text:list-item>
              <text:list>
                <text:list-item>
                  <text:h text:style-name="P113" text:outline-level="3">拷贝数据</text:h>
                </text:list-item>
              </text:list>
            </text:list-item>
          </text:list>
        </text:list-item>
      </text:list>
      <text:list xml:id="list1687006284" text:style-name="L115">
        <text:list-item>
          <text:p text:style-name="P254">algo_copy <text:s text:c="3"/>algo_copy_n <text:s text:c="3"/>algo_copy_backward将数据从源数据区间拷贝到目的数据区间</text:p>
        </text:list-item>
      </text:list>
      <text:list xml:id="list344680613" text:style-name="L116">
        <text:list-item>
          <text:p text:style-name="P255">algo_copy和algo_copy_backward都是将源数据区间中的数据拷贝到目的数据区间。</text:p>
        </text:list-item>
        <text:list-item>
          <text:p text:style-name="P255">algo_copy从源数据区间的第一个数据开始逐个拷贝到目的数据区间。</text:p>
        </text:list-item>
        <text:list-item>
          <text:p text:style-name="P255">algo_copy_backward从源数据区间的最后一个数据开始逐个拷贝到目的数据区间。</text:p>
        </text:list-item>
        <text:list-item>
          <text:p text:style-name="P255">algo_copy_n是将源数据区间中的n个数据拷贝到目的数据区间中。</text:p>
        </text:list-item>
        <text:list-item>
          <text:p text:style-name="P255">三个算法都返回拷贝后目的数据区间中被拷贝过来的数据的末尾。</text:p>
        </text:list-item>
        <text:list-item>
          <text:p text:style-name="P255">用户在使用这个三个算法是要保证目的数据区间足够大。</text:p>
        </text:list-item>
      </text:list>
      <text:p text:style-name="P20">下面的例子展示了如何使用algo_copy和algo_copy_n算法：</text:p>
      <table:table table:name="表格128" table:style-name="表格128">
        <table:table-column table:style-name="表格128.A"/>
        <table:table-row>
          <table:table-cell table:style-name="表格128.A1" office:value-type="string">
            <text:p text:style-name="P100">/* </text:p>
            <text:p text:style-name="P100"><text:s/>* copy3.c </text:p>
            <text:p text:style-name="P100"><text:s/>* compile with : -lcstl </text:p>
            <text:p text:style-name="P100"><text:s/>*/ </text:p>
            <text:p text:style-name="P100"/>
            <text:p text:style-name="P100">#include &lt;stdio.h&gt; </text:p>
            <text:p text:style-name="P100">#include &lt;cstl/cvector.h&gt; </text:p>
            <text:p text:style-name="P100">#include &lt;cstl/clist.h&gt; </text:p>
            <text:p text:style-name="P100">#include &lt;cstl/calgorithm.h&gt; </text:p>
            <text:p text:style-name="P100"><text:s/></text:p>
            <text:p text:style-name="P100">int main(int argc, char* argv[]) </text:p>
            <text:p text:style-name="P100">{ </text:p>
            <text:p text:style-name="P100"><text:s text:c="4"/>vector_t* pvec_coll1 = create_vector(int); </text:p>
            <text:p text:style-name="P100"><text:s text:c="4"/>list_t* plist_coll2 = create_list(int); </text:p>
            <text:p text:style-name="P100"><text:s text:c="4"/>list_t* plist_coll3 = create_list(int); </text:p>
            <text:p text:style-name="P100"><text:s text:c="4"/>iterator_t it_pos; </text:p>
            <text:p text:style-name="P100"><text:s text:c="4"/>int i = 0; </text:p>
            <text:p text:style-name="P100"/>
            <text:p text:style-name="P100"><text:s text:c="4"/>if(pvec_coll1 == NULL || plist_coll2 == NULL || plist_coll3 == NULL) </text:p>
            <text:p text:style-name="P100"><text:s text:c="4"/>{ </text:p>
            <text:p text:style-name="P100"><text:s text:c="8"/>return -1; </text:p>
            <text:p text:style-name="P100"><text:s text:c="4"/>} </text:p>
            <text:p text:style-name="P100"/>
            <text:p text:style-name="P100"><text:soft-page-break/><text:s text:c="4"/>vector_init(pvec_coll1); </text:p>
            <text:p text:style-name="P100"><text:s text:c="4"/>list_init(plist_coll2); </text:p>
            <text:p text:style-name="P100"><text:s text:c="4"/>list_init(plist_coll3); </text:p>
            <text:p text:style-name="P100"/>
            <text:p text:style-name="P100"><text:s text:c="4"/>for(i = 1; i &lt;= 9; ++i) </text:p>
            <text:p text:style-name="P100"><text:s text:c="4"/>{ </text:p>
            <text:p text:style-name="P100"><text:s text:c="8"/>vector_push_back(pvec_coll1, i); </text:p>
            <text:p text:style-name="P100"><text:s text:c="4"/>} </text:p>
            <text:p text:style-name="P100"/>
            <text:p text:style-name="P100"><text:s text:c="4"/>list_resize(plist_coll2, vector_size(pvec_coll1)); </text:p>
            <text:p text:style-name="P100"><text:s text:c="4"/>list_resize(plist_coll3, vector_size(pvec_coll1)); </text:p>
            <text:p text:style-name="P100"/>
            <text:p text:style-name="P100"><text:s text:c="4"/>algo_copy(vector_begin(pvec_coll1), vector_end(pvec_coll1), </text:p>
            <text:p text:style-name="P100"><text:s text:c="8"/>list_begin(plist_coll2)); </text:p>
            <text:p text:style-name="P100"><text:s text:c="4"/>algo_copy_n(vector_begin(pvec_coll1), 5, list_begin(plist_coll3)); </text:p>
            <text:p text:style-name="P100"/>
            <text:p text:style-name="P100"><text:s text:c="4"/>for(it_pos = vector_begin(pvec_coll1); </text:p>
            <text:p text:style-name="P100"><text:s text:c="8"/>!iterator_equal(it_pos, vector_end(pvec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for(it_pos = list_begin(plist_coll2); </text:p>
            <text:p text:style-name="P100"><text:s text:c="8"/>!iterator_equal(it_pos, list_end(plist_coll2));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for(it_pos = list_begin(plist_coll3); </text:p>
            <text:p text:style-name="P100"><text:s text:c="8"/>!iterator_equal(it_pos, list_end(plist_coll3));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vector_destroy(pvec_coll1); </text:p>
            <text:p text:style-name="P100"><text:s text:c="4"/>list_destroy(plist_coll2); </text:p>
            <text:p text:style-name="P100"><text:s text:c="4"/>list_destroy(plist_coll3); </text:p>
            <text:p text:style-name="P100"/>
            <text:p text:style-name="P100"><text:s text:c="4"/>return 0; </text:p>
            <text:p text:style-name="P100"><text:soft-page-break/>}</text:p>
          </table:table-cell>
        </table:table-row>
      </table:table>
      <text:p text:style-name="P20">在这个例子中第一次使用algo_copy来拷贝数据，第二次使用了algo_copy_n拷贝数据，输出的结果如下：</text:p>
      <text:p text:style-name="P20">1 2 3 4 5 6 7 8 9 </text:p>
      <text:p text:style-name="P20">1 2 3 4 5 6 7 8 9 </text:p>
      <text:p text:style-name="P20">1 2 3 4 5 0 0 0 0 </text:p>
      <text:p text:style-name="P20"/>
      <text:p text:style-name="P20"><text:tab/>algo_copy和algo_copy_backward都是将源数据区间中的数据拷贝到目的数据区间中去，但是两个算法是有区别的，首先看看下面这个例子：</text:p>
      <table:table table:name="表格129" table:style-name="表格129">
        <table:table-column table:style-name="表格129.A"/>
        <table:table-row>
          <table:table-cell table:style-name="表格129.A1" office:value-type="string">
            <text:p text:style-name="P100">/* </text:p>
            <text:p text:style-name="P100"><text:s/>* copy4.c </text:p>
            <text:p text:style-name="P100"><text:s/>* compile with : -lcstl </text:p>
            <text:p text:style-name="P100"><text:s/>*/ </text:p>
            <text:p text:style-name="P100"/>
            <text:p text:style-name="P100">#include &lt;stdio.h&gt; </text:p>
            <text:p text:style-name="P100">#include &lt;cstl/cvector.h&gt; </text:p>
            <text:p text:style-name="P100">#include &lt;cstl/clist.h&gt; </text:p>
            <text:p text:style-name="P100">#include &lt;cstl/cdeque.h&gt; </text:p>
            <text:p text:style-name="P100">#include &lt;cstl/calgorithm.h&gt; </text:p>
            <text:p text:style-name="P100"/>
            <text:p text:style-name="P100">int main(int argc, char* argv[]) </text:p>
            <text:p text:style-name="P100">{ </text:p>
            <text:p text:style-name="P100"><text:s text:c="4"/>vector_t* pvec_coll1 = create_vector(int); </text:p>
            <text:p text:style-name="P100"><text:s text:c="4"/>list_t* plist_coll2 = create_list(int); </text:p>
            <text:p text:style-name="P100"><text:s text:c="4"/>deque_t* pdeq_coll3 = create_deque(int); </text:p>
            <text:p text:style-name="P100"><text:s text:c="4"/>deque_t* pdeq_coll4 = create_deque(int); </text:p>
            <text:p text:style-name="P100"><text:s text:c="4"/>iterator_t it_pos; </text:p>
            <text:p text:style-name="P100"><text:s text:c="4"/>int i = 0; </text:p>
            <text:p text:style-name="P100"/>
            <text:p text:style-name="P100"><text:s text:c="4"/>if(pvec_coll1 == NULL || plist_coll2 == NULL || </text:p>
            <text:p text:style-name="P100"><text:s text:c="7"/>pdeq_coll3 == NULL || pdeq_coll4 == NULL) </text:p>
            <text:p text:style-name="P100"><text:s text:c="4"/>{ </text:p>
            <text:p text:style-name="P100"><text:s text:c="8"/>return -1; </text:p>
            <text:p text:style-name="P100"><text:s text:c="4"/>} </text:p>
            <text:p text:style-name="P100"/>
            <text:p text:style-name="P100"><text:s text:c="4"/>vector_init(pvec_coll1); </text:p>
            <text:p text:style-name="P100"><text:s text:c="4"/>list_init(plist_coll2); </text:p>
            <text:p text:style-name="P100"><text:s text:c="4"/>deque_init(pdeq_coll3); </text:p>
            <text:p text:style-name="P100"><text:s text:c="4"/>deque_init(pdeq_coll4); </text:p>
            <text:p text:style-name="P100"/>
            <text:p text:style-name="P100"><text:s text:c="4"/>for(i = 0; i &lt;= 8; ++i) </text:p>
            <text:p text:style-name="P100"><text:s text:c="4"/>{ </text:p>
            <text:p text:style-name="P100"><text:s text:c="8"/>vector_push_back(pvec_coll1, i); </text:p>
            <text:p text:style-name="P100"><text:s text:c="8"/>list_push_back(plist_coll2, i); </text:p>
            <text:p text:style-name="P100"><text:soft-page-break/><text:s text:c="4"/>} </text:p>
            <text:p text:style-name="P100"><text:s text:c="4"/>deque_resize(pdeq_coll3, vector_size(pvec_coll1)); </text:p>
            <text:p text:style-name="P100"><text:s text:c="4"/>deque_resize(pdeq_coll4, vector_size(pvec_coll1)); </text:p>
            <text:p text:style-name="P100"/>
            <text:p text:style-name="P100"><text:s text:c="4"/>algo_copy(vector_begin(pvec_coll1), vector_end(pvec_coll1), </text:p>
            <text:p text:style-name="P100"><text:s text:c="8"/>deque_begin(pdeq_coll3)); </text:p>
            <text:p text:style-name="P100"><text:s text:c="4"/>algo_copy_backward(list_begin(plist_coll2), list_end(plist_coll2), </text:p>
            <text:p text:style-name="P100"><text:s text:c="8"/>deque_end(pdeq_coll4)); </text:p>
            <text:p text:style-name="P100"/>
            <text:p text:style-name="P100"><text:s text:c="4"/>printf("coll1: "); </text:p>
            <text:p text:style-name="P100"><text:s text:c="4"/>for(it_pos = vector_begin(pvec_coll1); </text:p>
            <text:p text:style-name="P100"><text:s text:c="8"/>!iterator_equal(it_pos, vector_end(pvec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printf("coll2: "); </text:p>
            <text:p text:style-name="P100"><text:s text:c="4"/>for(it_pos = list_begin(plist_coll2); </text:p>
            <text:p text:style-name="P100"><text:s text:c="8"/>!iterator_equal(it_pos, list_end(plist_coll2));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printf("coll3: "); </text:p>
            <text:p text:style-name="P100"><text:s text:c="4"/>for(it_pos = deque_begin(pdeq_coll3); </text:p>
            <text:p text:style-name="P100"><text:s text:c="8"/>!iterator_equal(it_pos, deque_end(pdeq_coll3));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printf("coll4: "); </text:p>
            <text:p text:style-name="P100"><text:s text:c="4"/>for(it_pos = deque_begin(pdeq_coll4); </text:p>
            <text:p text:style-name="P100"><text:s text:c="8"/>!iterator_equal(it_pos, deque_end(pdeq_coll4));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copy(iterator_advance(vector_begin(pvec_coll1), 2), </text:p>
            <text:p text:style-name="P100"><text:soft-page-break/><text:s text:c="8"/>iterator_advance(vector_begin(pvec_coll1), 7), </text:p>
            <text:p text:style-name="P100"><text:s text:c="8"/>vector_begin(pvec_coll1)); </text:p>
            <text:p text:style-name="P100"><text:s text:c="4"/>algo_copy(iterator_advance(list_begin(plist_coll2), 2), </text:p>
            <text:p text:style-name="P100"><text:s text:c="8"/>iterator_advance(list_begin(plist_coll2), 7), </text:p>
            <text:p text:style-name="P100"><text:s text:c="8"/>iterator_advance(list_begin(plist_coll2), 4)); </text:p>
            <text:p text:style-name="P100"><text:s text:c="4"/>algo_copy_backward(iterator_advance(deque_begin(pdeq_coll3), 2), </text:p>
            <text:p text:style-name="P100"><text:s text:c="8"/>iterator_advance(deque_begin(pdeq_coll3), 7), </text:p>
            <text:p text:style-name="P100"><text:s text:c="8"/>iterator_advance(deque_begin(pdeq_coll3), 5)); </text:p>
            <text:p text:style-name="P100"><text:s text:c="4"/>algo_copy_backward(iterator_advance(deque_begin(pdeq_coll4), 2), </text:p>
            <text:p text:style-name="P100"><text:s text:c="8"/>iterator_advance(deque_begin(pdeq_coll4), 7), </text:p>
            <text:p text:style-name="P100"><text:s text:c="8"/>deque_end(pdeq_coll4)); </text:p>
            <text:p text:style-name="P100"/>
            <text:p text:style-name="P100"><text:s text:c="4"/>printf("\n"); </text:p>
            <text:p text:style-name="P100"><text:s text:c="4"/>printf("coll1: "); </text:p>
            <text:p text:style-name="P100"><text:s text:c="4"/>for(it_pos = vector_begin(pvec_coll1); </text:p>
            <text:p text:style-name="P100"><text:s text:c="8"/>!iterator_equal(it_pos, vector_end(pvec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printf("coll2: "); </text:p>
            <text:p text:style-name="P100"><text:s text:c="4"/>for(it_pos = list_begin(plist_coll2); </text:p>
            <text:p text:style-name="P100"><text:s text:c="8"/>!iterator_equal(it_pos, list_end(plist_coll2));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printf("coll3: "); </text:p>
            <text:p text:style-name="P100"><text:s text:c="4"/>for(it_pos = deque_begin(pdeq_coll3); </text:p>
            <text:p text:style-name="P100"><text:s text:c="8"/>!iterator_equal(it_pos, deque_end(pdeq_coll3));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printf("coll4: "); </text:p>
            <text:p text:style-name="P100"><text:s text:c="4"/>for(it_pos = deque_begin(pdeq_coll4); </text:p>
            <text:p text:style-name="P100"><text:s text:c="8"/>!iterator_equal(it_pos, deque_end(pdeq_coll4)); </text:p>
            <text:p text:style-name="P100"><text:s text:c="8"/>it_pos = iterator_next(it_pos)) </text:p>
            <text:p text:style-name="P100"><text:s text:c="4"/>{ </text:p>
            <text:p text:style-name="P100"><text:s text:c="8"/>printf("%d ", *(int*)iterator_get_pointer(it_pos)); </text:p>
            <text:p text:style-name="P100"><text:soft-page-break/><text:s text:c="4"/>} </text:p>
            <text:p text:style-name="P100"><text:s text:c="4"/>printf("\n"); </text:p>
            <text:p text:style-name="P100"/>
            <text:p text:style-name="P100"><text:s text:c="4"/>vector_destroy(pvec_coll1); </text:p>
            <text:p text:style-name="P100"><text:s text:c="4"/>list_destroy(plist_coll2); </text:p>
            <text:p text:style-name="P100"><text:s text:c="4"/>deque_destroy(pdeq_coll3); </text:p>
            <text:p text:style-name="P100"><text:s text:c="4"/>deque_destroy(pdeq_coll4); </text:p>
            <text:p text:style-name="P100"/>
            <text:p text:style-name="P100"><text:s text:c="4"/>return 0; </text:p>
            <text:p text:style-name="P100">}</text:p>
          </table:table-cell>
        </table:table-row>
      </table:table>
      <text:p text:style-name="P20">这个程序的输出：</text:p>
      <text:p text:style-name="P20">coll1: 0 1 2 3 4 5 6 7 8 </text:p>
      <text:p text:style-name="P20">coll2: 0 1 2 3 4 5 6 7 8 </text:p>
      <text:p text:style-name="P20">coll3: 0 1 2 3 4 5 6 7 8 </text:p>
      <text:p text:style-name="P20">coll4: 0 1 2 3 4 5 6 7 8 </text:p>
      <text:p text:style-name="P20"/>
      <text:p text:style-name="P20">coll1: 2 3 4 5 6 5 6 7 8 </text:p>
      <text:p text:style-name="P20">coll2: 0 1 2 3 2 3 2 3 2 </text:p>
      <text:p text:style-name="P20">coll3: 6 5 6 5 6 5 6 7 8 </text:p>
      <text:p text:style-name="P20">coll4: 0 1 2 3 2 3 4 5 6 </text:p>
      <text:p text:style-name="P20">第一组输出是将coll1和coll2分别使用algo_copy和algo_copy_backward算法拷贝到coll3和coll4中，从输出看来这两个算法的结果是相同的，这是因为两个算法的输入数据区间和输出数据区间是没有重叠的，所以这两个算法的效果是相同的。但是第二组输出就不同了，这一组输出都是输入和输出的数据区间是有重叠的。对于coll1和coll2来说，我们使用了algo_copy进行拷贝，但是输入和输出的数据区间重叠方式不同导致结果不同，coll1的输出数据区间的末尾和输入数据区间重叠，也就是输出数据区间在输入数据区间的前面，而coll2的输出数据区间的开头和输入数据区间重叠，也就是输出数据区间在输入数据区间的后面，它们的拷贝过程如下：</text:p>
      <text:p text:style-name="P21"><draw:frame draw:style-name="fr3" draw:name="图形23" text:anchor-type="paragraph" svg:width="19.006cm" svg:height="22.428cm" draw:z-index="13"><draw:image xlink:href="Pictures/10000000000002D20000035472C8A261.jpg" xlink:type="simple" xlink:show="embed" xlink:actuate="onLoad"/></draw:frame><text:soft-page-break/>图 6.1 algo_copy的执行过程</text:p>
      <text:p text:style-name="P20">可见，当输出数据区间在输入数据区间的前面的时候，algo_copy算法执行后获得的结果是正确的，但是输出数据区间在输入数据区间后面的时候，algo_copy算法在执行的过程中把重叠部分的数据覆盖掉了，导致结果的错误。</text:p>
      <text:p text:style-name="P20"><text:soft-page-break/><text:tab/>对于coll3和coll4来说，它们的输出数据区间和输入数据区间的重叠情况分别和coll1和coll2相同，但是使用了算法algo_copy_backward执行拷贝，输出结果就与coll1和coll2不同了：</text:p>
      <text:p text:style-name="P21"><draw:frame draw:style-name="fr3" draw:name="图形24" text:anchor-type="paragraph" svg:width="19.006cm" svg:height="22.52cm" draw:z-index="14"><draw:image xlink:href="Pictures/10000000000002CA0000034E3168A19E.jpg" xlink:type="simple" xlink:show="embed" xlink:actuate="onLoad"/></draw:frame>图 6.2 algo_copy_backward执行过程</text:p>
      <text:p text:style-name="P20"><text:soft-page-break/>使用algo_copy_backward的情况与algo_copy的情况正好相反，输出数据区间在输入数据区间后面的情况下的结果是正确的。</text:p>
      <text:p text:style-name="P20">由上面的例子可以总结出：</text:p>
      <text:list xml:id="list1106813542" text:style-name="L117">
        <text:list-item>
          <text:p text:style-name="P256">输入数据区间和输出数据区间没有重叠的情况下algo_copy和algo_copy_backward是等效并正确的。</text:p>
        </text:list-item>
        <text:list-item>
          <text:p text:style-name="P256">有重叠并且输出数据区间在输入数据区间的前面时使用algo_copy是正确的。</text:p>
        </text:list-item>
        <text:list-item>
          <text:p text:style-name="P256">有重叠并且输出数据区间在输入数据区间的后面时使用algo_copy_backward是正确的。</text:p>
        </text:list-item>
      </text:list>
      <text:p text:style-name="P20"/>
      <text:list xml:id="list2158149092" text:continue-list="list1519437168" text:style-name="WW8Num13">
        <text:list-item>
          <text:list>
            <text:list-item>
              <text:list>
                <text:list-item>
                  <text:h text:style-name="P121" text:outline-level="3">交换数据</text:h>
                </text:list-item>
              </text:list>
            </text:list-item>
          </text:list>
        </text:list-item>
      </text:list>
      <text:list xml:id="list1287332432" text:style-name="L118">
        <text:list-item>
          <text:p text:style-name="P257">algo_iter_swap <text:s text:c="3"/>algo_swap交换迭代器指向的数据。</text:p>
        </text:list-item>
      </text:list>
      <text:p text:style-name="P20"><text:tab/>下面这个例子展示了如何使用这两个算法：</text:p>
      <table:table table:name="表格130" table:style-name="表格130">
        <table:table-column table:style-name="表格130.A"/>
        <table:table-row>
          <table:table-cell table:style-name="表格130.A1" office:value-type="string">
            <text:p text:style-name="P100">/* </text:p>
            <text:p text:style-name="P100"><text:s/>* swap1.c </text:p>
            <text:p text:style-name="P100"><text:s/>* compile with : -lcstl </text:p>
            <text:p text:style-name="P100"><text:s/>*/ </text:p>
            <text:p text:style-name="P100"/>
            <text:p text:style-name="P100">#include &lt;stdio.h&gt; </text:p>
            <text:p text:style-name="P100">#include &lt;cstl/clist.h&gt; </text:p>
            <text:p text:style-name="P100">#include &lt;cstl/calgorithm.h&gt; </text:p>
            <text:p text:style-name="P100"/>
            <text:p text:style-name="P100">int main(int argc, char* argv[]) </text:p>
            <text:p text:style-name="P100">{ </text:p>
            <text:p text:style-name="P100"><text:s text:c="4"/>list_t* plist_coll = create_list(int); </text:p>
            <text:p text:style-name="P100"><text:s text:c="4"/>iterator_t it_pos; </text:p>
            <text:p text:style-name="P100"><text:s text:c="4"/>int i = 0; </text:p>
            <text:p text:style-name="P100"/>
            <text:p text:style-name="P100"><text:s text:c="4"/>if(plist_coll == NULL) </text:p>
            <text:p text:style-name="P100"><text:s text:c="4"/>{ </text:p>
            <text:p text:style-name="P100"><text:s text:c="8"/>return -1; </text:p>
            <text:p text:style-name="P100"><text:s text:c="4"/>} </text:p>
            <text:p text:style-name="P100"/>
            <text:p text:style-name="P100"><text:s text:c="4"/>list_init(plist_coll); </text:p>
            <text:p text:style-name="P100"/>
            <text:p text:style-name="P100"><text:s text:c="4"/>for(i = 1; i &lt;= 9; ++i) </text:p>
            <text:p text:style-name="P100"><text:s text:c="4"/>{ </text:p>
            <text:p text:style-name="P100"><text:s text:c="8"/>list_push_back(plist_coll, i); </text:p>
            <text:p text:style-name="P100"><text:s text:c="4"/>} </text:p>
            <text:p text:style-name="P100"/>
            <text:p text:style-name="P100"><text:s text:c="4"/>for(it_pos = list_begin(plist_coll); </text:p>
            <text:p text:style-name="P100"><text:s text:c="8"/>!iterator_equal(it_pos, list_end(plist_coll)); </text:p>
            <text:p text:style-name="P100"><text:soft-page-break/><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iter_swap(list_begin(plist_coll), </text:p>
            <text:p text:style-name="P100"><text:s text:c="8"/>iterator_next(list_begin(plist_coll))); </text:p>
            <text:p text:style-name="P100"><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swap(list_begin(plist_coll), </text:p>
            <text:p text:style-name="P100"><text:s text:c="8"/>iterator_prev(list_end(plist_coll))); </text:p>
            <text:p text:style-name="P100"><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list_destroy(plist_coll); </text:p>
            <text:p text:style-name="P100"/>
            <text:p text:style-name="P100"><text:s text:c="4"/>return 0; </text:p>
            <text:p text:style-name="P100">}</text:p>
          </table:table-cell>
        </table:table-row>
      </table:table>
      <text:p text:style-name="P20">程序的输出结果：</text:p>
      <text:p text:style-name="P20">1 2 3 4 5 6 7 8 9 </text:p>
      <text:p text:style-name="P20">2 1 3 4 5 6 7 8 9 </text:p>
      <text:p text:style-name="P20">9 1 3 4 5 6 7 8 2 </text:p>
      <text:p text:style-name="P20"/>
      <text:list xml:id="list256270107" text:style-name="L119">
        <text:list-item>
          <text:p text:style-name="P258">algo_swap交换数据区间中的数据</text:p>
        </text:list-item>
      </text:list>
      <text:list xml:id="list1614775327" text:style-name="L120">
        <text:list-item>
          <text:p text:style-name="P259">交换源数据区间和目的数据区间中的数据。</text:p>
        </text:list-item>
        <text:list-item>
          <text:p text:style-name="P259">返回目的数据区间交换后的数据末尾。</text:p>
        </text:list-item>
        <text:list-item>
          <text:p text:style-name="P259">用户必须保证用户数据区间足够大。</text:p>
        </text:list-item>
      </text:list>
      <text:p text:style-name="P20"><text:tab/>下面是展示这个算法的例子：</text:p>
      <table:table table:name="表格131" table:style-name="表格131">
        <table:table-column table:style-name="表格131.A"/>
        <table:table-row>
          <table:table-cell table:style-name="表格131.A1" office:value-type="string">
            <text:p text:style-name="P100">/* </text:p>
            <text:p text:style-name="P100"><text:s/>* swap2.c </text:p>
            <text:p text:style-name="P100"><text:s/>* compile with : -lcstl </text:p>
            <text:p text:style-name="P100"><text:soft-page-break/><text:s/>*/ </text:p>
            <text:p text:style-name="P100"><text:s/></text:p>
            <text:p text:style-name="P100">#include &lt;stdio.h&gt; </text:p>
            <text:p text:style-name="P100">#include &lt;cstl/cvector.h&gt; </text:p>
            <text:p text:style-name="P100">#include &lt;cstl/clist.h&gt; </text:p>
            <text:p text:style-name="P100">#include &lt;cstl/calgorithm.h&gt; </text:p>
            <text:p text:style-name="P100"/>
            <text:p text:style-name="P100">int main(int argc, char* argv[]) </text:p>
            <text:p text:style-name="P100">{ </text:p>
            <text:p text:style-name="P100"><text:s text:c="4"/>vector_t* pvec_coll1 = create_vector(int); </text:p>
            <text:p text:style-name="P100"><text:s text:c="4"/>list_t* plist_coll2 = create_list(int); </text:p>
            <text:p text:style-name="P100"><text:s text:c="4"/>iterator_t it_pos; </text:p>
            <text:p text:style-name="P100"><text:s text:c="4"/>iterator_t it_end; </text:p>
            <text:p text:style-name="P100"><text:s text:c="4"/>int i = 0; </text:p>
            <text:p text:style-name="P100"/>
            <text:p text:style-name="P100"><text:s text:c="4"/>if(pvec_coll1 == NULL || plist_coll2 == NULL) </text:p>
            <text:p text:style-name="P100"><text:s text:c="4"/>{ </text:p>
            <text:p text:style-name="P100"><text:s text:c="8"/>return -1; </text:p>
            <text:p text:style-name="P100"><text:s text:c="4"/>} </text:p>
            <text:p text:style-name="P100"/>
            <text:p text:style-name="P100"><text:s text:c="4"/>vector_init(pvec_coll1); </text:p>
            <text:p text:style-name="P100"><text:s text:c="4"/>list_init(plist_coll2); </text:p>
            <text:p text:style-name="P100"/>
            <text:p text:style-name="P100"><text:s text:c="4"/>for(i = 1; i &lt;= 9; ++i) </text:p>
            <text:p text:style-name="P100"><text:s text:c="4"/>{ </text:p>
            <text:p text:style-name="P100"><text:s text:c="8"/>vector_push_back(pvec_coll1, i); </text:p>
            <text:p text:style-name="P100"><text:s text:c="4"/>} </text:p>
            <text:p text:style-name="P100"><text:s text:c="4"/>for(i = 11; i &lt;= 23; ++i) </text:p>
            <text:p text:style-name="P100"><text:s text:c="4"/>{ </text:p>
            <text:p text:style-name="P100"><text:s text:c="8"/>list_push_back(plist_coll2, i); </text:p>
            <text:p text:style-name="P100"><text:s text:c="4"/>} </text:p>
            <text:p text:style-name="P100"/>
            <text:p text:style-name="P100"><text:s text:c="4"/>printf("coll1: "); </text:p>
            <text:p text:style-name="P100"><text:s text:c="4"/>for(it_pos = vector_begin(pvec_coll1); </text:p>
            <text:p text:style-name="P100"><text:s text:c="8"/>!iterator_equal(it_pos, vector_end(pvec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printf("coll2: "); </text:p>
            <text:p text:style-name="P100"><text:s text:c="4"/>for(it_pos = list_begin(plist_coll2); </text:p>
            <text:p text:style-name="P100"><text:s text:c="8"/>!iterator_equal(it_pos, list_end(plist_coll2)); </text:p>
            <text:p text:style-name="P100"><text:soft-page-break/><text:s text:c="8"/>it_pos = iterator_next(it_pos)) </text:p>
            <text:p text:style-name="P100"><text:s text:c="4"/>{ </text:p>
            <text:p text:style-name="P100"><text:s text:c="8"/>printf("%d ", *(int*)iterator_get_pointer(it_pos)); </text:p>
            <text:p text:style-name="P100"><text:s text:c="4"/>} </text:p>
            <text:p text:style-name="P100"><text:s text:c="4"/>printf("\n\n"); </text:p>
            <text:p text:style-name="P100"/>
            <text:p text:style-name="P100"><text:s text:c="4"/>it_end = algo_swap_ranges(vector_begin(pvec_coll1), </text:p>
            <text:p text:style-name="P100"><text:s text:c="8"/>vector_end(pvec_coll1), list_begin(plist_coll2)); </text:p>
            <text:p text:style-name="P100"><text:s text:c="4"/>printf("coll1: "); </text:p>
            <text:p text:style-name="P100"><text:s text:c="4"/>for(it_pos = vector_begin(pvec_coll1); </text:p>
            <text:p text:style-name="P100"><text:s text:c="8"/>!iterator_equal(it_pos, vector_end(pvec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printf("coll2: "); </text:p>
            <text:p text:style-name="P100"><text:s text:c="4"/>for(it_pos = list_begin(plist_coll2); </text:p>
            <text:p text:style-name="P100"><text:s text:c="8"/>!iterator_equal(it_pos, list_end(plist_coll2));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n"); </text:p>
            <text:p text:style-name="P100"/>
            <text:p text:style-name="P100"><text:s text:c="4"/>if(!iterator_equal(it_end, list_end(plist_coll2))) </text:p>
            <text:p text:style-name="P100"><text:s text:c="4"/>{ </text:p>
            <text:p text:style-name="P100"><text:s text:c="8"/>printf("first element not modified: %d\n", </text:p>
            <text:p text:style-name="P100"><text:s text:c="12"/>*(int*)iterator_get_pointer(it_end)); </text:p>
            <text:p text:style-name="P100"><text:s text:c="4"/>} </text:p>
            <text:p text:style-name="P100"/>
            <text:p text:style-name="P100"><text:s text:c="4"/>vector_destroy(pvec_coll1); </text:p>
            <text:p text:style-name="P100"><text:s text:c="4"/>list_destroy(plist_coll2); </text:p>
            <text:p text:style-name="P100"/>
            <text:p text:style-name="P100"><text:s text:c="4"/>return 0; </text:p>
            <text:p text:style-name="P100">}</text:p>
          </table:table-cell>
        </table:table-row>
      </table:table>
      <text:p text:style-name="P20">algo_swap算法将源数据区间与目的数据区间中相应的数据交换，目的数据区间中剩余的数据不会被修改，算法返回目的数据区间中第一个没有被修改的数据的迭代器。</text:p>
      <text:p text:style-name="P20">下面是程序输出的结果：</text:p>
      <text:p text:style-name="P20">coll1: 1 2 3 4 5 6 7 8 9 </text:p>
      <text:p text:style-name="P20">coll2: 11 12 13 14 15 16 17 18 19 20 21 22 23 </text:p>
      <text:p text:style-name="P20"/>
      <text:p text:style-name="P20">coll1: 11 12 13 14 15 16 17 18 19 </text:p>
      <text:p text:style-name="P20"><text:soft-page-break/>coll2: 1 2 3 4 5 6 7 8 9 20 21 22 23 </text:p>
      <text:p text:style-name="P20"><text:s/></text:p>
      <text:p text:style-name="P20">first element not modified: 20</text:p>
      <text:p text:style-name="P20"/>
      <text:list xml:id="list2003558971" text:continue-list="list2158149092" text:style-name="WW8Num13">
        <text:list-item>
          <text:list>
            <text:list-item>
              <text:list>
                <text:list-item>
                  <text:h text:style-name="P121" text:outline-level="3">转换和合并</text:h>
                </text:list-item>
              </text:list>
            </text:list-item>
          </text:list>
        </text:list-item>
      </text:list>
      <text:list xml:id="list2052656755" text:style-name="L121">
        <text:list-item>
          <text:p text:style-name="P301">algo_transform是将源数据区间中的数据按照指定的转换函数转换到目的数据区间中</text:p>
        </text:list-item>
      </text:list>
      <text:p text:style-name="P62"><draw:frame draw:style-name="fr4" draw:name="图形25" text:anchor-type="paragraph" svg:width="19.006cm" svg:height="3.582cm" draw:z-index="15"><draw:image xlink:href="Pictures/10000000000002CC000000872F4514CC.jpg" xlink:type="simple" xlink:show="embed" xlink:actuate="onLoad"/></draw:frame>图 6.3 algo_transform执行过程</text:p>
      <text:list xml:id="list1853109492" text:style-name="L122">
        <text:list-item>
          <text:p text:style-name="P302">algo_transform对于源数据区间中的每一个数据都调用指定的函数产生新数据保存到目的数据区间中。</text:p>
        </text:list-item>
        <text:list-item>
          <text:p text:style-name="P302">algo_transform返回目的数据区间被转换数据填充的数据区间的末尾。</text:p>
        </text:list-item>
        <text:list-item>
          <text:p text:style-name="P302">代用这必须保证目的数据区间足够大。</text:p>
        </text:list-item>
      </text:list>
      <text:p text:style-name="Standard">下面这个例子展示了如何使用algo_transform算法：</text:p>
      <table:table table:name="表格132" table:style-name="表格132">
        <table:table-column table:style-name="表格132.A"/>
        <table:table-row>
          <table:table-cell table:style-name="表格132.A1" office:value-type="string">
            <text:p text:style-name="P86">/* </text:p>
            <text:p text:style-name="P86"><text:s/>* transform2.c </text:p>
            <text:p text:style-name="P86"><text:s/>* compile with : -lcstl </text:p>
            <text:p text:style-name="P86"><text:s/>*/ </text:p>
            <text:p text:style-name="P86"/>
            <text:p text:style-name="P86">#include &lt;stdio.h&gt; </text:p>
            <text:p text:style-name="P86">#include &lt;cstl/cvector.h&gt; </text:p>
            <text:p text:style-name="P86">#include &lt;cstl/clist.h&gt; </text:p>
            <text:p text:style-name="P86">#include &lt;cstl/calgorithm.h&gt; </text:p>
            <text:p text:style-name="P86">#include &lt;cstl/cfunctional.h&gt; </text:p>
            <text:p text:style-name="P86"/>
            <text:p text:style-name="P86">static void _multiplies_10(const void* cpv_input, void* pv_output) </text:p>
            <text:p text:style-name="P86">{ </text:p>
            <text:p text:style-name="P86"><text:s text:c="4"/>*(int*)pv_output = *(int*)cpv_input * 10; </text:p>
            <text:p text:style-name="P86">} </text:p>
            <text:p text:style-name="P86"/>
            <text:p text:style-name="P86">int main(int argc, char* argv[]) </text:p>
            <text:p text:style-name="P86">{ </text:p>
            <text:p text:style-name="P86"><text:s text:c="4"/>vector_t* pvec_coll1 = create_vector(int); </text:p>
            <text:p text:style-name="P86"><text:s text:c="4"/>list_t* plist_coll2 = create_list(int); </text:p>
            <text:p text:style-name="P86"><text:s text:c="4"/>iterator_t it_pos; </text:p>
            <text:p text:style-name="P86"><text:soft-page-break/><text:s text:c="4"/>int i = 0; </text:p>
            <text:p text:style-name="P86"/>
            <text:p text:style-name="P86"><text:s text:c="4"/>if(pvec_coll1 == NULL || plist_coll2 == NULL) </text:p>
            <text:p text:style-name="P86"><text:s text:c="4"/>{ </text:p>
            <text:p text:style-name="P86"><text:s text:c="8"/>return -1; </text:p>
            <text:p text:style-name="P86"><text:s text:c="4"/>} </text:p>
            <text:p text:style-name="P86"/>
            <text:p text:style-name="P86"><text:s text:c="4"/>vector_init(pvec_coll1); </text:p>
            <text:p text:style-name="P86"><text:s text:c="4"/>list_init(plist_coll2); </text:p>
            <text:p text:style-name="P86"/>
            <text:p text:style-name="P86"><text:s text:c="4"/>for(i = 1; i &lt;= 9; ++i) </text:p>
            <text:p text:style-name="P86"><text:s text:c="4"/>{ </text:p>
            <text:p text:style-name="P86"><text:s text:c="8"/>vector_push_back(pvec_coll1, i); </text:p>
            <text:p text:style-name="P86"><text:s text:c="4"/>} </text:p>
            <text:p text:style-name="P86"><text:s text:c="4"/>printf("coll1: "); </text:p>
            <text:p text:style-name="P86"><text:s text:c="4"/>for(it_pos = vector_begin(pvec_coll1); </text:p>
            <text:p text:style-name="P86"><text:s text:c="8"/>!iterator_equal(it_pos, vector_end(pvec_coll1)); </text:p>
            <text:p text:style-name="P86"><text:s text:c="8"/>it_pos = iterator_next(it_pos)) </text:p>
            <text:p text:style-name="P86"><text:s text:c="4"/>{ </text:p>
            <text:p text:style-name="P86"><text:s text:c="8"/>printf("%d ", *(int*)iterator_get_pointer(it_pos)); </text:p>
            <text:p text:style-name="P86"><text:s text:c="4"/>} </text:p>
            <text:p text:style-name="P86"><text:s text:c="4"/>printf("\n"); </text:p>
            <text:p text:style-name="P86"/>
            <text:p text:style-name="P86"><text:s text:c="4"/>/* negate all elements in coll1 */ </text:p>
            <text:p text:style-name="P86"><text:s text:c="4"/>algo_transform(vector_begin(pvec_coll1), vector_end(pvec_coll1), </text:p>
            <text:p text:style-name="P86"><text:s text:c="8"/>vector_begin(pvec_coll1), fun_negate_int); </text:p>
            <text:p text:style-name="P86"><text:s text:c="4"/>printf("negated: "); </text:p>
            <text:p text:style-name="P86"><text:s text:c="4"/>for(it_pos = vector_begin(pvec_coll1); </text:p>
            <text:p text:style-name="P86"><text:s text:c="8"/>!iterator_equal(it_pos, vector_end(pvec_coll1)); </text:p>
            <text:p text:style-name="P86"><text:s text:c="8"/>it_pos = iterator_next(it_pos)) </text:p>
            <text:p text:style-name="P86"><text:s text:c="4"/>{ </text:p>
            <text:p text:style-name="P86"><text:s text:c="8"/>printf("%d ", *(int*)iterator_get_pointer(it_pos)); </text:p>
            <text:p text:style-name="P86"><text:s text:c="4"/>} </text:p>
            <text:p text:style-name="P86"><text:s text:c="4"/>printf("\n"); </text:p>
            <text:p text:style-name="P86"/>
            <text:p text:style-name="P86"><text:s text:c="4"/>list_resize(plist_coll2, vector_size(pvec_coll1)); </text:p>
            <text:p text:style-name="P86"><text:s text:c="4"/>/* transform elements of coll1 into coll2 with ten times their value */ </text:p>
            <text:p text:style-name="P86"><text:s text:c="4"/>algo_transform(vector_begin(pvec_coll1), vector_end(pvec_coll1), </text:p>
            <text:p text:style-name="P86"><text:s text:c="8"/>list_begin(plist_coll2), _multiplies_10); </text:p>
            <text:p text:style-name="P86"><text:s text:c="4"/>printf("coll2: "); </text:p>
            <text:p text:style-name="P86"><text:s text:c="4"/>for(it_pos = list_begin(plist_coll2); </text:p>
            <text:p text:style-name="P86"><text:s text:c="8"/>!iterator_equal(it_pos, list_end(plist_coll2)); </text:p>
            <text:p text:style-name="P86"><text:s text:c="8"/>it_pos = iterator_next(it_pos)) </text:p>
            <text:p text:style-name="P86"><text:soft-page-break/><text:s text:c="4"/>{ </text:p>
            <text:p text:style-name="P86"><text:s text:c="8"/>printf("%d ", *(int*)iterator_get_pointer(it_pos)); </text:p>
            <text:p text:style-name="P86"><text:s text:c="4"/>} </text:p>
            <text:p text:style-name="P86"><text:s text:c="4"/>printf("\n"); </text:p>
            <text:p text:style-name="P86"/>
            <text:p text:style-name="P86"><text:s text:c="4"/>vector_destroy(pvec_coll1); </text:p>
            <text:p text:style-name="P86"><text:s text:c="4"/>list_destroy(plist_coll2); </text:p>
            <text:p text:style-name="P86"/>
            <text:p text:style-name="P86"><text:s text:c="4"/>return 0; </text:p>
            <text:p text:style-name="P86">}</text:p>
          </table:table-cell>
        </table:table-row>
      </table:table>
      <text:p text:style-name="Standard">程序的输出结果：</text:p>
      <text:p text:style-name="Standard">coll1: 1 2 3 4 5 6 7 8 9 </text:p>
      <text:p text:style-name="Standard">negated: -1 -2 -3 -4 -5 -6 -7 -8 -9 </text:p>
      <text:p text:style-name="Standard">coll2: -10 -20 -30 -40 -50 -60 -70 -80 -90 </text:p>
      <text:p text:style-name="Standard"/>
      <text:list xml:id="list91350821" text:style-name="L123">
        <text:list-item>
          <text:p text:style-name="P303">algo_transform_binary是将两个源数据区间中的数据通过函数合并到目的数据区间中</text:p>
        </text:list-item>
      </text:list>
      <text:p text:style-name="P62"><draw:frame draw:style-name="fr3" draw:name="图形26" text:anchor-type="paragraph" svg:width="19.006cm" svg:height="7.354cm" draw:z-index="16"><draw:image xlink:href="Pictures/10000000000002C4000001126AEAB463.jpg" xlink:type="simple" xlink:show="embed" xlink:actuate="onLoad"/></draw:frame>图 6.4 algo_transform_binary执行过程</text:p>
      <text:list xml:id="list1552825805" text:style-name="L124">
        <text:list-item>
          <text:p text:style-name="P304">algo_transform_binary对两个源数据区间中的每一个数据都调用指定的函数生成新数据并赋值到目的数据区间中。</text:p>
        </text:list-item>
        <text:list-item>
          <text:p text:style-name="P304">algo_transform_binary返回目的数据区间中被合并的数据填充的数据区间的末尾。</text:p>
        </text:list-item>
        <text:list-item>
          <text:p text:style-name="P304">用户要保证第二个源数据区间要足够大。</text:p>
        </text:list-item>
        <text:list-item>
          <text:p text:style-name="P304">用户要保证目的数据区间要足够大。</text:p>
        </text:list-item>
      </text:list>
      <text:p text:style-name="Standard">下面是展示这个算法使用的例子：</text:p>
      <table:table table:name="表格133" table:style-name="表格133">
        <table:table-column table:style-name="表格133.A"/>
        <table:table-row>
          <table:table-cell table:style-name="表格133.A1" office:value-type="string">
            <text:p text:style-name="P100">/* </text:p>
            <text:p text:style-name="P100"><text:s/>* transform3.c </text:p>
            <text:p text:style-name="P100"><text:s/>* compile with : -lcstl </text:p>
            <text:p text:style-name="P100"><text:s/>*/ </text:p>
            <text:p text:style-name="P100"/>
            <text:p text:style-name="P100"><text:soft-page-break/>#include &lt;stdio.h&gt; </text:p>
            <text:p text:style-name="P100">#include &lt;cstl/cvector.h&gt; </text:p>
            <text:p text:style-name="P100">#include &lt;cstl/clist.h&gt; </text:p>
            <text:p text:style-name="P100">#include &lt;cstl/calgorithm.h&gt; </text:p>
            <text:p text:style-name="P100">#include &lt;cstl/cfunctional.h&gt; </text:p>
            <text:p text:style-name="P100"/>
            <text:p text:style-name="P100">int main(int argc, char* argv[]) </text:p>
            <text:p text:style-name="P100">{ </text:p>
            <text:p text:style-name="P100"><text:s text:c="4"/>vector_t* pvec_coll1 = create_vector(int); </text:p>
            <text:p text:style-name="P100"><text:s text:c="4"/>list_t* plist_coll2 = create_list(int); </text:p>
            <text:p text:style-name="P100"><text:s text:c="4"/>iterator_t it_pos; </text:p>
            <text:p text:style-name="P100"><text:s text:c="4"/>int i = 0; </text:p>
            <text:p text:style-name="P100"/>
            <text:p text:style-name="P100"><text:s text:c="4"/>if(pvec_coll1 == NULL || plist_coll2 == NULL) </text:p>
            <text:p text:style-name="P100"><text:s text:c="4"/>{ </text:p>
            <text:p text:style-name="P100"><text:s text:c="8"/>return -1; </text:p>
            <text:p text:style-name="P100"><text:s text:c="4"/>} </text:p>
            <text:p text:style-name="P100"/>
            <text:p text:style-name="P100"><text:s text:c="4"/>vector_init(pvec_coll1); </text:p>
            <text:p text:style-name="P100"><text:s text:c="4"/>list_init(plist_coll2); </text:p>
            <text:p text:style-name="P100"/>
            <text:p text:style-name="P100"><text:s text:c="4"/>for(i = 1; i &lt;= 9; ++i) </text:p>
            <text:p text:style-name="P100"><text:s text:c="4"/>{ </text:p>
            <text:p text:style-name="P100"><text:s text:c="8"/>vector_push_back(pvec_coll1, i); </text:p>
            <text:p text:style-name="P100"><text:s text:c="4"/>} </text:p>
            <text:p text:style-name="P100"><text:s text:c="4"/>printf("coll1: "); </text:p>
            <text:p text:style-name="P100"><text:s text:c="4"/>for(it_pos = vector_begin(pvec_coll1); </text:p>
            <text:p text:style-name="P100"><text:s text:c="8"/>!iterator_equal(it_pos, vector_end(pvec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 square each element */ </text:p>
            <text:p text:style-name="P100"><text:s text:c="4"/>algo_transform_binary(vector_begin(pvec_coll1), vector_end(pvec_coll1), </text:p>
            <text:p text:style-name="P100"><text:s text:c="8"/>vector_begin(pvec_coll1), vector_begin(pvec_coll1), fun_multiplies_int); </text:p>
            <text:p text:style-name="P100"><text:s text:c="4"/>printf("squared: "); </text:p>
            <text:p text:style-name="P100"><text:s text:c="4"/>for(it_pos = vector_begin(pvec_coll1); </text:p>
            <text:p text:style-name="P100"><text:s text:c="8"/>!iterator_equal(it_pos, vector_end(pvec_coll1)); </text:p>
            <text:p text:style-name="P100"><text:s text:c="8"/>it_pos = iterator_next(it_pos)) </text:p>
            <text:p text:style-name="P100"><text:s text:c="4"/>{ </text:p>
            <text:p text:style-name="P100"><text:s text:c="8"/>printf("%d ", *(int*)iterator_get_pointer(it_pos)); </text:p>
            <text:p text:style-name="P100"><text:soft-page-break/><text:s text:c="4"/>} </text:p>
            <text:p text:style-name="P100"><text:s text:c="4"/>printf("\n"); </text:p>
            <text:p text:style-name="P100"/>
            <text:p text:style-name="P100"><text:s text:c="4"/>list_resize(plist_coll2, vector_size(pvec_coll1)); </text:p>
            <text:p text:style-name="P100"><text:s text:c="4"/>algo_transform_binary(vector_begin(pvec_coll1), vector_end(pvec_coll1), </text:p>
            <text:p text:style-name="P100"><text:s text:c="8"/>vector_begin(pvec_coll1), list_begin(plist_coll2), fun_plus_int); </text:p>
            <text:p text:style-name="P100"><text:s text:c="4"/>printf("coll2: "); </text:p>
            <text:p text:style-name="P100"><text:s text:c="4"/>for(it_pos = list_begin(plist_coll2); </text:p>
            <text:p text:style-name="P100"><text:s text:c="8"/>!iterator_equal(it_pos, list_end(plist_coll2));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vector_destroy(pvec_coll1); </text:p>
            <text:p text:style-name="P100"><text:s text:c="4"/>list_destroy(plist_coll2); </text:p>
            <text:p text:style-name="P100"/>
            <text:p text:style-name="P100"><text:s text:c="4"/>return 0; </text:p>
            <text:p text:style-name="P100">}</text:p>
          </table:table-cell>
        </table:table-row>
      </table:table>
      <text:p text:style-name="Standard">程序的输出结果：</text:p>
      <text:p text:style-name="Standard">coll1: 1 2 3 4 5 6 7 8 9 </text:p>
      <text:p text:style-name="Standard">squared: 1 4 9 16 25 36 49 64 81 </text:p>
      <text:p text:style-name="Standard">coll2: 2 8 18 32 50 72 98 128 162 </text:p>
      <text:p text:style-name="Standard"/>
      <text:list xml:id="list1852141841" text:continue-list="list2003558971" text:style-name="WW8Num13">
        <text:list-item>
          <text:list>
            <text:list-item>
              <text:list>
                <text:list-item>
                  <text:h text:style-name="P115" text:outline-level="3">替换数据</text:h>
                </text:list-item>
              </text:list>
            </text:list-item>
          </text:list>
        </text:list-item>
      </text:list>
      <text:list xml:id="list996461355" text:style-name="L125">
        <text:list-item>
          <text:p text:style-name="P305">algo_replace <text:s text:c="3"/>algo_replace_if替换数据区间中符合规则的数据</text:p>
        </text:list-item>
      </text:list>
      <text:list xml:id="list285782894" text:style-name="L126">
        <text:list-item>
          <text:p text:style-name="P306">algo_replace替换数据区间中与指定数据相等的数据。</text:p>
        </text:list-item>
        <text:list-item>
          <text:p text:style-name="P306">algo_replace_if替换数据区间中符合指定规则的数据。</text:p>
        </text:list-item>
        <text:list-item>
          <text:p text:style-name="P306">algo_replace_if使用的函数不能修改数据。</text:p>
        </text:list-item>
      </text:list>
      <text:p text:style-name="Standard">下面展示了algo_replace和algo_replace_if的用法：</text:p>
      <table:table table:name="表格134" table:style-name="表格134">
        <table:table-column table:style-name="表格134.A"/>
        <table:table-row>
          <table:table-cell table:style-name="表格134.A1" office:value-type="string">
            <text:p text:style-name="P100">/* </text:p>
            <text:p text:style-name="P100"><text:s/>* replace1.c </text:p>
            <text:p text:style-name="P100"><text:s/>* compile with : -lcstl </text:p>
            <text:p text:style-name="P100"><text:s/>*/ </text:p>
            <text:p text:style-name="P100"/>
            <text:p text:style-name="P100">#include &lt;stdio.h&gt; </text:p>
            <text:p text:style-name="P100">#include &lt;cstl/clist.h&gt; </text:p>
            <text:p text:style-name="P100">#include &lt;cstl/calgorithm.h&gt; </text:p>
            <text:p text:style-name="P100"><text:soft-page-break/><text:s/></text:p>
            <text:p text:style-name="P100">static void _less_5(const void* cpv_input, void* pv_output) </text:p>
            <text:p text:style-name="P100">{ </text:p>
            <text:p text:style-name="P100"><text:s text:c="4"/>*(bool_t*)pv_output = *(int*)cpv_input &lt; 5 ? true : false; </text:p>
            <text:p text:style-name="P100">} </text:p>
            <text:p text:style-name="P100"/>
            <text:p text:style-name="P100">int main(int argc, char* argv[]) </text:p>
            <text:p text:style-name="P100">{ </text:p>
            <text:p text:style-name="P100"><text:s text:c="4"/>list_t* plist_coll = create_list(int); </text:p>
            <text:p text:style-name="P100"><text:s text:c="4"/>iterator_t it_pos; </text:p>
            <text:p text:style-name="P100"><text:s text:c="4"/>int i = 0; </text:p>
            <text:p text:style-name="P100"/>
            <text:p text:style-name="P100"><text:s text:c="4"/>if(plist_coll == NULL) </text:p>
            <text:p text:style-name="P100"><text:s text:c="4"/>{ </text:p>
            <text:p text:style-name="P100"><text:s text:c="8"/>return -1; </text:p>
            <text:p text:style-name="P100"><text:s text:c="4"/>} </text:p>
            <text:p text:style-name="P100"/>
            <text:p text:style-name="P100"><text:s text:c="4"/>list_init(plist_coll); </text:p>
            <text:p text:style-name="P100"/>
            <text:p text:style-name="P100"><text:s text:c="4"/>for(i = 2; i &lt;= 7; ++i) </text:p>
            <text:p text:style-name="P100"><text:s text:c="4"/>{ </text:p>
            <text:p text:style-name="P100"><text:s text:c="8"/>list_push_back(plist_coll, i); </text:p>
            <text:p text:style-name="P100"><text:s text:c="4"/>} </text:p>
            <text:p text:style-name="P100"><text:s text:c="4"/>for(i = 4; i &lt;= 9; ++i) </text:p>
            <text:p text:style-name="P100"><text:s text:c="4"/>{ </text:p>
            <text:p text:style-name="P100"><text:s text:c="8"/>list_push_back(plist_coll, i); </text:p>
            <text:p text:style-name="P100"><text:s text:c="4"/>} </text:p>
            <text:p text:style-name="P100"/>
            <text:p text:style-name="P100"><text:s text:c="4"/>printf("coll: "); </text:p>
            <text:p text:style-name="P100"><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 replace all elements from value 6 to value 42 */ </text:p>
            <text:p text:style-name="P100"><text:s text:c="4"/>algo_replace(list_begin(plist_coll), list_end(plist_coll), 6, 42); </text:p>
            <text:p text:style-name="P100"><text:s text:c="4"/>printf("coll: "); </text:p>
            <text:p text:style-name="P100"><text:s text:c="4"/>for(it_pos = list_begin(plist_coll); </text:p>
            <text:p text:style-name="P100"><text:s text:c="8"/>!iterator_equal(it_pos, list_end(plist_coll)); </text:p>
            <text:p text:style-name="P100"><text:s text:c="8"/>it_pos = iterator_next(it_pos)) </text:p>
            <text:p text:style-name="P100"><text:soft-page-break/><text:s text:c="4"/>{ </text:p>
            <text:p text:style-name="P100"><text:s text:c="8"/>printf("%d ", *(int*)iterator_get_pointer(it_pos)); </text:p>
            <text:p text:style-name="P100"><text:s text:c="4"/>} </text:p>
            <text:p text:style-name="P100"><text:s text:c="4"/>printf("\n"); </text:p>
            <text:p text:style-name="P100"/>
            <text:p text:style-name="P100"><text:s text:c="4"/>/* replace all elemens from value less than 5 to value 0 */ </text:p>
            <text:p text:style-name="P100"><text:s text:c="4"/>algo_replace_if(list_begin(plist_coll), list_end(plist_coll), _less_5, 0); </text:p>
            <text:p text:style-name="P100"><text:s text:c="4"/>printf("coll: "); </text:p>
            <text:p text:style-name="P100"><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list_destroy(plist_coll); </text:p>
            <text:p text:style-name="P100"/>
            <text:p text:style-name="P100"><text:s text:c="4"/>return 0; </text:p>
            <text:p text:style-name="P100">}</text:p>
          </table:table-cell>
        </table:table-row>
      </table:table>
      <text:p text:style-name="Standard">程序的输出结果：</text:p>
      <text:p text:style-name="Standard">coll: 2 3 4 5 6 7 4 5 6 7 8 9 </text:p>
      <text:p text:style-name="Standard">coll: 2 3 4 5 42 7 4 5 42 7 8 9 </text:p>
      <text:p text:style-name="Standard">coll: 0 0 0 5 42 7 0 5 42 7 8 9 </text:p>
      <text:p text:style-name="Standard"/>
      <text:list xml:id="list1867267660" text:style-name="L127">
        <text:list-item>
          <text:p text:style-name="P307">algo_replace_copy <text:s text:c="3"/>algo_replace_copy_if将源数据区间中符合规则的数据替换并将结果拷贝到目的数据区间中</text:p>
        </text:list-item>
      </text:list>
      <text:list xml:id="list1539583954" text:style-name="L128">
        <text:list-item>
          <text:p text:style-name="P308">algo_replace_copy将源数据区间中与指定数据相等的数据替换并将结果拷贝到目的数据区间中。</text:p>
        </text:list-item>
        <text:list-item>
          <text:p text:style-name="P308">algo_replace_copy_if将源数据区间中符合指定规则的数据替换并将结果拷贝到目的数据区间中。</text:p>
        </text:list-item>
        <text:list-item>
          <text:p text:style-name="P308">两个算法都返回目的数据区间中拷贝过来的数据区间的末尾。</text:p>
        </text:list-item>
        <text:list-item>
          <text:p text:style-name="P308">algo_replace_copy_if中使用的函数不能修改源数据区间中的数据。</text:p>
        </text:list-item>
        <text:list-item>
          <text:p text:style-name="P308">用户要保证目的数据区间足够大。</text:p>
        </text:list-item>
      </text:list>
      <text:p text:style-name="Standard">下面展示了algo_replace_copy和algo_replace_copy_if两个算法的使用：</text:p>
      <table:table table:name="表格135" table:style-name="表格135">
        <table:table-column table:style-name="表格135.A"/>
        <table:table-row>
          <table:table-cell table:style-name="表格135.A1" office:value-type="string">
            <text:p text:style-name="P100">/* </text:p>
            <text:p text:style-name="P100"><text:s/>* replace2.c </text:p>
            <text:p text:style-name="P100"><text:s/>* compile with : -lcstl </text:p>
            <text:p text:style-name="P100"><text:s/>*/ </text:p>
            <text:p text:style-name="P100"/>
            <text:p text:style-name="P100">#include &lt;stdio.h&gt; </text:p>
            <text:p text:style-name="P100">#include &lt;cstl/clist.h&gt; </text:p>
            <text:p text:style-name="P100">#include &lt;cstl/calgorithm.h&gt; </text:p>
            <text:p text:style-name="P100"/>
            <text:p text:style-name="P100">static void _less_5(const void* cpv_input, void* pv_output) </text:p>
            <text:p text:style-name="P100">{ </text:p>
            <text:p text:style-name="P100"><text:soft-page-break/><text:s text:c="4"/>*(bool_t*)pv_output = *(int*)cpv_input &lt; 5 ? true : false; </text:p>
            <text:p text:style-name="P100">} </text:p>
            <text:p text:style-name="P100"/>
            <text:p text:style-name="P100">int main(int argc, char* argv[]) </text:p>
            <text:p text:style-name="P100">{ </text:p>
            <text:p text:style-name="P100"><text:s text:c="4"/>list_t* plist_coll1 = create_list(int); </text:p>
            <text:p text:style-name="P100"><text:s text:c="4"/>list_t* plist_coll2 = create_list(int); </text:p>
            <text:p text:style-name="P100"><text:s text:c="4"/>iterator_t it_pos; </text:p>
            <text:p text:style-name="P100"><text:s text:c="4"/>int i = 0; </text:p>
            <text:p text:style-name="P100"/>
            <text:p text:style-name="P100"><text:s text:c="4"/>if(plist_coll1 == NULL || plist_coll2 == NULL) </text:p>
            <text:p text:style-name="P100"><text:s text:c="4"/>{ </text:p>
            <text:p text:style-name="P100"><text:s text:c="8"/>return -1; </text:p>
            <text:p text:style-name="P100"><text:s text:c="4"/>} </text:p>
            <text:p text:style-name="P100"/>
            <text:p text:style-name="P100"><text:s text:c="4"/>list_init(plist_coll1); </text:p>
            <text:p text:style-name="P100"><text:s text:c="4"/>list_init(plist_coll2); </text:p>
            <text:p text:style-name="P100"/>
            <text:p text:style-name="P100"><text:s text:c="4"/>for(i = 2; i &lt;= 7; ++i) </text:p>
            <text:p text:style-name="P100"><text:s text:c="4"/>{ </text:p>
            <text:p text:style-name="P100"><text:s text:c="8"/>list_push_back(plist_coll1, i); </text:p>
            <text:p text:style-name="P100"><text:s text:c="4"/>} </text:p>
            <text:p text:style-name="P100"><text:s text:c="4"/>for(i = 4; i &lt;= 9; ++i) </text:p>
            <text:p text:style-name="P100"><text:s text:c="4"/>{ </text:p>
            <text:p text:style-name="P100"><text:s text:c="8"/>list_push_back(plist_coll1, i); </text:p>
            <text:p text:style-name="P100"><text:s text:c="4"/>} </text:p>
            <text:p text:style-name="P100"/>
            <text:p text:style-name="P100"><text:s text:c="4"/>printf("coll1: "); </text:p>
            <text:p text:style-name="P100"><text:s text:c="4"/>for(it_pos = list_begin(plist_coll1); </text:p>
            <text:p text:style-name="P100"><text:s text:c="8"/>!iterator_equal(it_pos, list_end(plist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list_resize(plist_coll2, list_size(plist_coll1)); </text:p>
            <text:p text:style-name="P100"><text:s text:c="4"/>/* replace all elements of coll1 from value 6 to value 42 and copy to coll2*/ </text:p>
            <text:p text:style-name="P100"><text:s text:c="4"/>algo_replace_copy(list_begin(plist_coll1), list_end(plist_coll1), </text:p>
            <text:p text:style-name="P100"><text:s text:c="8"/>list_begin(plist_coll2), 6, 42); </text:p>
            <text:p text:style-name="P100"><text:s text:c="4"/>printf("coll2: "); </text:p>
            <text:p text:style-name="P100"><text:s text:c="4"/>for(it_pos = list_begin(plist_coll2); </text:p>
            <text:p text:style-name="P100"><text:s text:c="8"/>!iterator_equal(it_pos, list_end(plist_coll2)); </text:p>
            <text:p text:style-name="P100"><text:soft-page-break/><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 </text:p>
            <text:p text:style-name="P100"><text:s text:c="5"/>* replace all elemens of coll1 from value less than 5 to value 0 </text:p>
            <text:p text:style-name="P100"><text:s text:c="5"/>* and copy to coll2 </text:p>
            <text:p text:style-name="P100"><text:s text:c="5"/>*/ </text:p>
            <text:p text:style-name="P100"><text:s text:c="4"/>algo_replace_copy_if(list_begin(plist_coll1), list_end(plist_coll1), </text:p>
            <text:p text:style-name="P100"><text:s text:c="8"/>list_begin(plist_coll2), _less_5, 0); </text:p>
            <text:p text:style-name="P100"><text:s text:c="4"/>printf("coll2: "); </text:p>
            <text:p text:style-name="P100"><text:s text:c="4"/>for(it_pos = list_begin(plist_coll2); </text:p>
            <text:p text:style-name="P100"><text:s text:c="8"/>!iterator_equal(it_pos, list_end(plist_coll2));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list_destroy(plist_coll1); </text:p>
            <text:p text:style-name="P100"><text:s text:c="4"/>list_destroy(plist_coll2); </text:p>
            <text:p text:style-name="P100"/>
            <text:p text:style-name="P100"><text:s text:c="4"/>return 0; </text:p>
            <text:p text:style-name="P100">}</text:p>
          </table:table-cell>
        </table:table-row>
      </table:table>
      <text:p text:style-name="Standard">程序的输出结果：</text:p>
      <text:p text:style-name="Standard">coll1: 2 3 4 5 6 7 4 5 6 7 8 9 </text:p>
      <text:p text:style-name="Standard">coll2: 2 3 4 5 42 7 4 5 42 7 8 9 </text:p>
      <text:p text:style-name="Standard">coll2: 0 0 0 5 6 7 0 5 6 7 8 9 </text:p>
      <text:p text:style-name="Standard"/>
      <text:list xml:id="list2104769951" text:continue-list="list1852141841" text:style-name="WW8Num13">
        <text:list-item>
          <text:list>
            <text:list-item>
              <text:list>
                <text:list-item>
                  <text:h text:style-name="P115" text:outline-level="3">赋值新数据</text:h>
                </text:list-item>
              </text:list>
            </text:list-item>
          </text:list>
        </text:list-item>
      </text:list>
      <text:list xml:id="list1880918106" text:style-name="L129">
        <text:list-item>
          <text:p text:style-name="P309">algo_fill <text:s text:c="3"/>algo_fill_n向数据区间中填充数据</text:p>
        </text:list-item>
      </text:list>
      <text:list xml:id="list1569045322" text:style-name="L130">
        <text:list-item>
          <text:p text:style-name="P310">algo_fill向数据区间中填充指定的数据。</text:p>
        </text:list-item>
        <text:list-item>
          <text:p text:style-name="P310">algo_fill_n向指定的数据区间填充n个指定的数据。</text:p>
        </text:list-item>
        <text:list-item>
          <text:p text:style-name="P310">algo_fill_n中的数据区间必须足够大。</text:p>
        </text:list-item>
      </text:list>
      <text:p text:style-name="Standard">下面是algo_fill和algo_fill_n的使用实例：</text:p>
      <table:table table:name="表格136" table:style-name="表格136">
        <table:table-column table:style-name="表格136.A"/>
        <table:table-row>
          <table:table-cell table:style-name="表格136.A1" office:value-type="string">
            <text:p text:style-name="P100">/* </text:p>
            <text:p text:style-name="P100"><text:s/>* fill1.c </text:p>
            <text:p text:style-name="P100"><text:soft-page-break/><text:s/>* compile with : -lcstl </text:p>
            <text:p text:style-name="P100"><text:s/>*/ </text:p>
            <text:p text:style-name="P100"/>
            <text:p text:style-name="P100">#include &lt;stdio.h&gt; </text:p>
            <text:p text:style-name="P100">#include &lt;cstl/clist.h&gt; </text:p>
            <text:p text:style-name="P100">#include &lt;cstl/calgorithm.h&gt; </text:p>
            <text:p text:style-name="P100"/>
            <text:p text:style-name="P100">int main(int argc, char* argv[]) </text:p>
            <text:p text:style-name="P100">{ </text:p>
            <text:p text:style-name="P100"><text:s text:c="4"/>list_t* plist_coll = create_list(char*); </text:p>
            <text:p text:style-name="P100"><text:s text:c="4"/>iterator_t it_pos; </text:p>
            <text:p text:style-name="P100"/>
            <text:p text:style-name="P100"><text:s text:c="4"/>if(plist_coll == NULL) </text:p>
            <text:p text:style-name="P100"><text:s text:c="4"/>{ </text:p>
            <text:p text:style-name="P100"><text:s text:c="8"/>return -1; </text:p>
            <text:p text:style-name="P100"><text:s text:c="4"/>} </text:p>
            <text:p text:style-name="P100"/>
            <text:p text:style-name="P100"><text:s text:c="4"/>list_init_n(plist_coll, 10); </text:p>
            <text:p text:style-name="P100"/>
            <text:p text:style-name="P100"><text:s text:c="4"/>algo_fill(list_begin(plist_coll), list_end(plist_coll), "hello"); </text:p>
            <text:p text:style-name="P100"><text:s text:c="4"/>printf("coll: "); </text:p>
            <text:p text:style-name="P100"><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s ", (char*)iterator_get_pointer(it_pos)); </text:p>
            <text:p text:style-name="P100"><text:s text:c="4"/>} </text:p>
            <text:p text:style-name="P100"><text:s text:c="4"/>printf("\n"); </text:p>
            <text:p text:style-name="P100"/>
            <text:p text:style-name="P100"><text:s text:c="4"/>algo_fill_n(list_begin(plist_coll), list_size(plist_coll) - 2, "again"); </text:p>
            <text:p text:style-name="P100"><text:s text:c="4"/>printf("coll: "); </text:p>
            <text:p text:style-name="P100"><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s ", (char*)iterator_get_pointer(it_pos)); </text:p>
            <text:p text:style-name="P100"><text:s text:c="4"/>} </text:p>
            <text:p text:style-name="P100"><text:s text:c="4"/>printf("\n"); </text:p>
            <text:p text:style-name="P100"/>
            <text:p text:style-name="P100"><text:s text:c="4"/>algo_fill(iterator_next(list_begin(plist_coll)), </text:p>
            <text:p text:style-name="P100"><text:s text:c="8"/>iterator_prev(list_end(plist_coll)), "mmmm"); </text:p>
            <text:p text:style-name="P100"><text:s text:c="4"/>printf("coll: "); </text:p>
            <text:p text:style-name="P100"><text:s text:c="4"/>for(it_pos = list_begin(plist_coll); </text:p>
            <text:p text:style-name="P100"><text:soft-page-break/><text:s text:c="8"/>!iterator_equal(it_pos, list_end(plist_coll)); </text:p>
            <text:p text:style-name="P100"><text:s text:c="8"/>it_pos = iterator_next(it_pos)) </text:p>
            <text:p text:style-name="P100"><text:s text:c="4"/>{ </text:p>
            <text:p text:style-name="P100"><text:s text:c="8"/>printf("%s ", (char*)iterator_get_pointer(it_pos)); </text:p>
            <text:p text:style-name="P100"><text:s text:c="4"/>} </text:p>
            <text:p text:style-name="P100"><text:s text:c="4"/>printf("\n"); </text:p>
            <text:p text:style-name="P100"/>
            <text:p text:style-name="P100"><text:s text:c="4"/>list_destroy(plist_coll); </text:p>
            <text:p text:style-name="P100"/>
            <text:p text:style-name="P100"><text:s text:c="4"/>return 0; </text:p>
            <text:p text:style-name="P100">}</text:p>
          </table:table-cell>
        </table:table-row>
      </table:table>
      <text:p text:style-name="Standard">程序的输出结果：</text:p>
      <text:p text:style-name="Standard">coll: hello hello hello hello hello hello hello hello hello hello </text:p>
      <text:p text:style-name="Standard">coll: again again again again again again again again hello hello </text:p>
      <text:p text:style-name="Standard">coll: again mmmm mmmm mmmm mmmm mmmm mmmm mmmm mmmm hello </text:p>
      <text:p text:style-name="Standard"/>
      <text:p text:style-name="Standard">algo_generate <text:s text:c="3"/>algo_generate_n使用指定函数产生的数据填充数据区间。</text:p>
      <text:p text:style-name="Standard">algo_generate使用指定函数产生的数据填充数据区间。</text:p>
      <text:p text:style-name="Standard">algo_generate_n使用指定函数产生的数据填充数据区间中的n个数据。</text:p>
      <text:p text:style-name="Standard">algo_gerenate_n要保证数据区间足够大。</text:p>
      <text:p text:style-name="Standard">下面是使用algo_genenrate和algo_generate_n的实例：</text:p>
      <table:table table:name="表格137" table:style-name="表格137">
        <table:table-column table:style-name="表格137.A"/>
        <table:table-row>
          <table:table-cell table:style-name="表格137.A1" office:value-type="string">
            <text:p text:style-name="P100">/* </text:p>
            <text:p text:style-name="P100"><text:s/>* generate1.c </text:p>
            <text:p text:style-name="P100"><text:s/>* compile with : -lcstl </text:p>
            <text:p text:style-name="P100"><text:s/>*/ </text:p>
            <text:p text:style-name="P100"/>
            <text:p text:style-name="P100">#include &lt;stdio.h&gt; </text:p>
            <text:p text:style-name="P100">#include &lt;cstl/clist.h&gt; </text:p>
            <text:p text:style-name="P100">#include &lt;cstl/calgorithm.h&gt; </text:p>
            <text:p text:style-name="P100">#include &lt;cstl/cfunctional.h&gt; </text:p>
            <text:p text:style-name="P100"/>
            <text:p text:style-name="P100">int main(int argc, char* argv[]) </text:p>
            <text:p text:style-name="P100">{ </text:p>
            <text:p text:style-name="P100"><text:s text:c="4"/>list_t* plist_coll = create_list(int); </text:p>
            <text:p text:style-name="P100"><text:s text:c="4"/>iterator_t it_pos; </text:p>
            <text:p text:style-name="P100"/>
            <text:p text:style-name="P100"><text:s text:c="4"/>if(plist_coll == NULL) </text:p>
            <text:p text:style-name="P100"><text:s text:c="4"/>{ </text:p>
            <text:p text:style-name="P100"><text:s text:c="8"/>return -1; </text:p>
            <text:p text:style-name="P100"><text:s text:c="4"/>} </text:p>
            <text:p text:style-name="P100"/>
            <text:p text:style-name="P100"><text:s text:c="4"/>list_init_elem(plist_coll, 10, 100); </text:p>
            <text:p text:style-name="P100"><text:s text:c="4"/>printf("coll: "); </text:p>
            <text:p text:style-name="P100"><text:soft-page-break/><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generate(list_begin(plist_coll), </text:p>
            <text:p text:style-name="P100"><text:s text:c="8"/>list_end(plist_coll), fun_random_number); </text:p>
            <text:p text:style-name="P100"><text:s text:c="4"/>printf("coll: "); </text:p>
            <text:p text:style-name="P100"><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generate_n(list_begin(plist_coll), </text:p>
            <text:p text:style-name="P100"><text:s text:c="8"/>list_size(plist_coll) - 3, fun_random_number); </text:p>
            <text:p text:style-name="P100"><text:s text:c="4"/>printf("coll: "); </text:p>
            <text:p text:style-name="P100"><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list_destroy(plist_coll); </text:p>
            <text:p text:style-name="P100"/>
            <text:p text:style-name="P100"><text:s text:c="4"/>return 0; </text:p>
            <text:p text:style-name="P100">}</text:p>
          </table:table-cell>
        </table:table-row>
      </table:table>
      <text:p text:style-name="Standard">程序输出结果：</text:p>
      <text:p text:style-name="Standard">coll: 100 100 100 100 100 100 100 100 100 100 </text:p>
      <text:p text:style-name="Standard">coll: 31 60 77 17 54 96 13 43 59 86 </text:p>
      <text:p text:style-name="Standard">coll: 18 38 25 11 15 0 12 43 59 86 </text:p>
      <text:p text:style-name="Standard"/>
      <text:list xml:id="list1045307398" text:continue-list="list2104769951" text:style-name="WW8Num13">
        <text:list-item>
          <text:list>
            <text:list-item>
              <text:list>
                <text:list-item>
                  <text:h text:style-name="P115" text:outline-level="3"><text:soft-page-break/>移除数据</text:h>
                </text:list-item>
              </text:list>
            </text:list-item>
          </text:list>
        </text:list-item>
      </text:list>
      <text:p text:style-name="Standard"><text:tab/>接下来的算法是将数据区间中符合规则的数据移除，为什么叫做移除而不是删除呢，这是因为它们并不是真正的把数据区间中的数据删掉，而是使用后面的数据覆盖掉应该删掉的数据。</text:p>
      <text:list xml:id="list1867997323" text:style-name="L131">
        <text:list-item>
          <text:p text:style-name="P311">algo_remove <text:s text:c="3"/>algo_remove_if移除数据区间中符合指定规则的数据</text:p>
        </text:list-item>
      </text:list>
      <text:list xml:id="list32254713" text:style-name="L132">
        <text:list-item>
          <text:p text:style-name="P312">algo_remove移除数据区间中所有与指定数据相等的数据。</text:p>
        </text:list-item>
        <text:list-item>
          <text:p text:style-name="P312">algo_remove_if移除了数据区间中所有满足指定规则的数据。</text:p>
        </text:list-item>
        <text:list-item>
          <text:p text:style-name="P312">两个算法都返回移除数据后数据区间的新末尾。</text:p>
        </text:list-item>
        <text:list-item>
          <text:p text:style-name="P312">两个算法都是使用后面的数据来覆盖要移除的数据，而并不是将数据真的删除。</text:p>
        </text:list-item>
        <text:list-item>
          <text:p text:style-name="P312">数据区间中没有被移除的数据的内容和顺序不会改变。</text:p>
        </text:list-item>
        <text:list-item>
          <text:p text:style-name="P312">algo_remove_if算法使用的函数不能修改数据。</text:p>
        </text:list-item>
        <text:list-item>
          <text:p text:style-name="P312">有些容器提供了删除的功能，如果要删除这些容器中的数据请使用容器提供的操作函数，它们更高效。</text:p>
        </text:list-item>
      </text:list>
      <text:p text:style-name="Standard">下面的程序展示了如何使用algo_remove和algo_remove_if算法：</text:p>
      <table:table table:name="表格138" table:style-name="表格138">
        <table:table-column table:style-name="表格138.A"/>
        <table:table-row>
          <table:table-cell table:style-name="表格138.A1" office:value-type="string">
            <text:p text:style-name="P100">/* </text:p>
            <text:p text:style-name="P100"><text:s/>* remove5.c </text:p>
            <text:p text:style-name="P100"><text:s/>* compile with : -lcstl </text:p>
            <text:p text:style-name="P100"><text:s/>*/ </text:p>
            <text:p text:style-name="P100"/>
            <text:p text:style-name="P100">#include &lt;stdio.h&gt; </text:p>
            <text:p text:style-name="P100">#include &lt;cstl/clist.h&gt; </text:p>
            <text:p text:style-name="P100">#include &lt;cstl/calgorithm.h&gt; </text:p>
            <text:p text:style-name="P100"/>
            <text:p text:style-name="P100">static void _less_4(const void* cpv_input, void* pv_output) </text:p>
            <text:p text:style-name="P100">{ </text:p>
            <text:p text:style-name="P100"><text:s text:c="4"/>*(bool_t*)pv_output = *(int*)cpv_input &lt; 4 ? true : false; </text:p>
            <text:p text:style-name="P100">} </text:p>
            <text:p text:style-name="P100"/>
            <text:p text:style-name="P100">int main(int argc, char* argv[]) </text:p>
            <text:p text:style-name="P100">{ </text:p>
            <text:p text:style-name="P100"><text:s text:c="4"/>list_t* plist_coll = create_list(int); </text:p>
            <text:p text:style-name="P100"><text:s text:c="4"/>iterator_t it_pos; </text:p>
            <text:p text:style-name="P100"><text:s text:c="4"/>iterator_t it_end; </text:p>
            <text:p text:style-name="P100"><text:s text:c="4"/>int i = 0; </text:p>
            <text:p text:style-name="P100"/>
            <text:p text:style-name="P100"><text:s text:c="4"/>if(plist_coll == NULL) </text:p>
            <text:p text:style-name="P100"><text:s text:c="4"/>{ </text:p>
            <text:p text:style-name="P100"><text:s text:c="8"/>return -1; </text:p>
            <text:p text:style-name="P100"><text:s text:c="4"/>} </text:p>
            <text:p text:style-name="P100"/>
            <text:p text:style-name="P100"><text:s text:c="4"/>list_init(plist_coll); </text:p>
            <text:p text:style-name="P100"/>
            <text:p text:style-name="P100"><text:soft-page-break/><text:s text:c="4"/>for(i = 2; i &lt;= 6; ++i) </text:p>
            <text:p text:style-name="P100"><text:s text:c="4"/>{ </text:p>
            <text:p text:style-name="P100"><text:s text:c="8"/>list_push_back(plist_coll, i); </text:p>
            <text:p text:style-name="P100"><text:s text:c="4"/>} </text:p>
            <text:p text:style-name="P100"><text:s text:c="4"/>for(i = 4; i &lt;= 9; ++i) </text:p>
            <text:p text:style-name="P100"><text:s text:c="4"/>{ </text:p>
            <text:p text:style-name="P100"><text:s text:c="8"/>list_push_back(plist_coll, i); </text:p>
            <text:p text:style-name="P100"><text:s text:c="4"/>} </text:p>
            <text:p text:style-name="P100"><text:s text:c="4"/>for(i = 1; i &lt;= 7; ++i) </text:p>
            <text:p text:style-name="P100"><text:s text:c="4"/>{ </text:p>
            <text:p text:style-name="P100"><text:s text:c="8"/>list_push_back(plist_coll, i); </text:p>
            <text:p text:style-name="P100"><text:s text:c="4"/>} </text:p>
            <text:p text:style-name="P100"/>
            <text:p text:style-name="P100"><text:s text:c="4"/>printf("coll: "); </text:p>
            <text:p text:style-name="P100"><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 </text:p>
            <text:p text:style-name="P100"><text:s text:c="5"/>* remove all elements with value 5 </text:p>
            <text:p text:style-name="P100"><text:s text:c="5"/>*/ </text:p>
            <text:p text:style-name="P100"><text:s text:c="4"/>it_end = algo_remove(list_begin(plist_coll), list_end(plist_coll), 5); </text:p>
            <text:p text:style-name="P100"/>
            <text:p text:style-name="P100"><text:s text:c="4"/>printf("size not changed: "); </text:p>
            <text:p text:style-name="P100"><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 erase the "removed" elements in the container */ </text:p>
            <text:p text:style-name="P100"><text:s text:c="4"/>list_erase_range(plist_coll, it_end, list_end(plist_coll)); </text:p>
            <text:p text:style-name="P100"><text:s text:c="4"/>printf("size changed: "); </text:p>
            <text:p text:style-name="P100"><text:s text:c="4"/>for(it_pos = list_begin(plist_coll); </text:p>
            <text:p text:style-name="P100"><text:s text:c="8"/>!iterator_equal(it_pos, list_end(plist_coll)); </text:p>
            <text:p text:style-name="P100"><text:s text:c="8"/>it_pos = iterator_next(it_pos)) </text:p>
            <text:p text:style-name="P100"><text:s text:c="4"/>{ </text:p>
            <text:p text:style-name="P100"><text:soft-page-break/><text:s text:c="8"/>printf("%d ", *(int*)iterator_get_pointer(it_pos)); </text:p>
            <text:p text:style-name="P100"><text:s text:c="4"/>} </text:p>
            <text:p text:style-name="P100"><text:s text:c="4"/>printf("\n"); </text:p>
            <text:p text:style-name="P100"/>
            <text:p text:style-name="P100"><text:s text:c="4"/>/* </text:p>
            <text:p text:style-name="P100"><text:s text:c="5"/>* remove all elements with value less than 4 </text:p>
            <text:p text:style-name="P100"><text:s text:c="5"/>*/ </text:p>
            <text:p text:style-name="P100"><text:s text:c="4"/>list_erase_range(plist_coll, </text:p>
            <text:p text:style-name="P100"><text:s text:c="8"/>algo_remove_if(list_begin(plist_coll), list_end(plist_coll), _less_4), </text:p>
            <text:p text:style-name="P100"><text:s text:c="8"/>list_end(plist_coll)); </text:p>
            <text:p text:style-name="P100"><text:s text:c="4"/>printf("&lt; 4 removed: "); </text:p>
            <text:p text:style-name="P100"><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list_destroy(plist_coll); </text:p>
            <text:p text:style-name="P100"/>
            <text:p text:style-name="P100"><text:s text:c="4"/>return 0; </text:p>
            <text:p text:style-name="P100">}</text:p>
          </table:table-cell>
        </table:table-row>
      </table:table>
      <text:p text:style-name="Standard">输出结果：</text:p>
      <text:p text:style-name="Standard">coll: 2 3 4 5 6 4 5 6 7 8 9 1 2 3 4 5 6 7 </text:p>
      <text:p text:style-name="Standard">size not changed: 2 3 4 6 4 6 7 8 9 1 2 3 4 6 7 5 6 7 </text:p>
      <text:p text:style-name="Standard">size changed: 2 3 4 6 4 6 7 8 9 1 2 3 4 6 7 </text:p>
      <text:p text:style-name="Standard">&lt; 4 removed: 4 6 4 6 7 8 9 4 6 7 </text:p>
      <text:p text:style-name="Standard"/>
      <text:list xml:id="list659094513" text:style-name="L133">
        <text:list-item>
          <text:p text:style-name="P313">algo_remove_copy <text:s text:c="3"/>algo_remove_copy_if移除数据区间中符合指定规则的数据并将数据拷贝到目的数据区间</text:p>
        </text:list-item>
      </text:list>
      <text:list xml:id="list307630698" text:style-name="L134">
        <text:list-item>
          <text:p text:style-name="P314">algo_remove_copy移除数据区间中所有与指定数据相等的数据并将结果拷贝到目的数据区间中。</text:p>
        </text:list-item>
        <text:list-item>
          <text:p text:style-name="P314">algo_remove_copy_if移除数据区间中所有符合指定规则的数据并将结果拷贝到目的数据区间中。</text:p>
        </text:list-item>
        <text:list-item>
          <text:p text:style-name="P314">两个算法都返回目的数据区间中的新的数据区间结尾。</text:p>
        </text:list-item>
        <text:list-item>
          <text:p text:style-name="P314">用户要保证目的数据区间要足够大。</text:p>
        </text:list-item>
        <text:list-item>
          <text:p text:style-name="P314">algo_remove_copy_if使用的函数不能更改数据。</text:p>
        </text:list-item>
      </text:list>
      <text:p text:style-name="Standard">下面的例子展示了如何使用algo_remove_copy和algo_remove_copy_if：</text:p>
      <table:table table:name="表格139" table:style-name="表格139">
        <table:table-column table:style-name="表格139.A"/>
        <table:table-row>
          <table:table-cell table:style-name="表格139.A1" office:value-type="string">
            <text:p text:style-name="P100">/* </text:p>
            <text:p text:style-name="P100"><text:s/>* remove6.c </text:p>
            <text:p text:style-name="P100"><text:s/>* compile with : -lcstl </text:p>
            <text:p text:style-name="P100"><text:s/>*/ </text:p>
            <text:p text:style-name="P100"/>
            <text:p text:style-name="P100">#include &lt;stdio.h&gt; </text:p>
            <text:p text:style-name="P100">#include &lt;cstl/clist.h&gt; </text:p>
            <text:p text:style-name="P100"><text:soft-page-break/>#include &lt;cstl/calgorithm.h&gt; </text:p>
            <text:p text:style-name="P100"/>
            <text:p text:style-name="P100">static void _greater_4(const void* cpv_input, void* pv_output) </text:p>
            <text:p text:style-name="P100">{ </text:p>
            <text:p text:style-name="P100"><text:s text:c="4"/>*(bool_t*)pv_output = *(int*)cpv_input &gt; 4 ? true : false; </text:p>
            <text:p text:style-name="P100">} </text:p>
            <text:p text:style-name="P100"/>
            <text:p text:style-name="P100">int main(int argc, char* argv[]) </text:p>
            <text:p text:style-name="P100">{ </text:p>
            <text:p text:style-name="P100"><text:s text:c="4"/>list_t* plist_coll1 = create_list(int); </text:p>
            <text:p text:style-name="P100"><text:s text:c="4"/>list_t* plist_coll2 = create_list(int); </text:p>
            <text:p text:style-name="P100"><text:s text:c="4"/>iterator_t it_pos; </text:p>
            <text:p text:style-name="P100"><text:s text:c="4"/>iterator_t it_end; </text:p>
            <text:p text:style-name="P100"><text:s text:c="4"/>int i = 0; </text:p>
            <text:p text:style-name="P100"/>
            <text:p text:style-name="P100"><text:s text:c="4"/>if(plist_coll1 == NULL || plist_coll2 == NULL) </text:p>
            <text:p text:style-name="P100"><text:s text:c="4"/>{ </text:p>
            <text:p text:style-name="P100"><text:s text:c="8"/>return -1; </text:p>
            <text:p text:style-name="P100"><text:s text:c="4"/>} </text:p>
            <text:p text:style-name="P100"/>
            <text:p text:style-name="P100"><text:s text:c="4"/>list_init(plist_coll1); </text:p>
            <text:p text:style-name="P100"><text:s text:c="4"/>list_init(plist_coll2); </text:p>
            <text:p text:style-name="P100"/>
            <text:p text:style-name="P100"><text:s text:c="4"/>for(i = 1; i &lt;= 6; ++i) </text:p>
            <text:p text:style-name="P100"><text:s text:c="4"/>{ </text:p>
            <text:p text:style-name="P100"><text:s text:c="8"/>list_push_back(plist_coll1, i); </text:p>
            <text:p text:style-name="P100"><text:s text:c="4"/>} </text:p>
            <text:p text:style-name="P100"><text:s text:c="4"/>for(i = 1; i &lt;= 9; ++i) </text:p>
            <text:p text:style-name="P100"><text:s text:c="4"/>{ </text:p>
            <text:p text:style-name="P100"><text:s text:c="8"/>list_push_back(plist_coll1, i); </text:p>
            <text:p text:style-name="P100"><text:s text:c="4"/>} </text:p>
            <text:p text:style-name="P100"/>
            <text:p text:style-name="P100"><text:s text:c="4"/>list_resize(plist_coll2, list_size(plist_coll1)); </text:p>
            <text:p text:style-name="P100"/>
            <text:p text:style-name="P100"><text:s text:c="4"/>printf("coll1: "); </text:p>
            <text:p text:style-name="P100"><text:s text:c="4"/>for(it_pos = list_begin(plist_coll1); </text:p>
            <text:p text:style-name="P100"><text:s text:c="8"/>!iterator_equal(it_pos, list_end(plist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oft-page-break/><text:s text:c="4"/>/* remove elements that with value 3 */ </text:p>
            <text:p text:style-name="P100"><text:s text:c="4"/>it_end = algo_remove_copy(list_begin(plist_coll1), list_end(plist_coll1), </text:p>
            <text:p text:style-name="P100"><text:s text:c="8"/>list_begin(plist_coll2), 3); </text:p>
            <text:p text:style-name="P100"><text:s text:c="4"/>printf("coll2: "); </text:p>
            <text:p text:style-name="P100"><text:s text:c="4"/>for(it_pos = list_begin(plist_coll2); </text:p>
            <text:p text:style-name="P100"><text:s text:c="8"/>!iterator_equal(it_pos, it_end);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 remove elements that with value greater than 4 */ </text:p>
            <text:p text:style-name="P100"><text:s text:c="4"/>it_end = algo_remove_copy_if(list_begin(plist_coll1), list_end(plist_coll1), </text:p>
            <text:p text:style-name="P100"><text:s text:c="8"/>list_begin(plist_coll2), _greater_4); </text:p>
            <text:p text:style-name="P100"><text:s text:c="4"/>printf("coll2: "); </text:p>
            <text:p text:style-name="P100"><text:s text:c="4"/>for(it_pos = list_begin(plist_coll2); </text:p>
            <text:p text:style-name="P100"><text:s text:c="8"/>!iterator_equal(it_pos, it_end);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list_destroy(plist_coll1); </text:p>
            <text:p text:style-name="P100"><text:s text:c="4"/>list_destroy(plist_coll2); </text:p>
            <text:p text:style-name="P100"/>
            <text:p text:style-name="P100"><text:s text:c="4"/>return 0; </text:p>
            <text:p text:style-name="P100">}</text:p>
          </table:table-cell>
        </table:table-row>
      </table:table>
      <text:p text:style-name="Standard">程序的结果：</text:p>
      <text:p text:style-name="Standard">coll1: 1 2 3 4 5 6 1 2 3 4 5 6 7 8 9 </text:p>
      <text:p text:style-name="Standard">coll2: 1 2 4 5 6 1 2 4 5 6 7 8 9 </text:p>
      <text:p text:style-name="Standard">coll2: 1 2 3 4 1 2 3 4 </text:p>
      <text:p text:style-name="Standard"/>
      <text:list xml:id="list1307868345" text:continue-list="list1045307398" text:style-name="WW8Num13">
        <text:list-item>
          <text:list>
            <text:list-item>
              <text:list>
                <text:list-item>
                  <text:h text:style-name="P115" text:outline-level="3">数据唯一</text:h>
                </text:list-item>
              </text:list>
            </text:list-item>
          </text:list>
        </text:list-item>
      </text:list>
      <text:list xml:id="list1083561963" text:style-name="L135">
        <text:list-item>
          <text:p text:style-name="P315">algo_unique <text:s text:c="3"/>algo_unique_if移除相邻的并且满足指定规则的数据</text:p>
        </text:list-item>
      </text:list>
      <text:list xml:id="list2066065295" text:style-name="L136">
        <text:list-item>
          <text:p text:style-name="P316">algo_unique移除数据区间中相邻的并且相等的数据。</text:p>
        </text:list-item>
        <text:list-item>
          <text:p text:style-name="P316">algo_unique_if移除数据区间中相邻并且符合指定规则的数据。</text:p>
        </text:list-item>
        <text:list-item>
          <text:p text:style-name="P316">两个算法都是是使用后面的数据覆盖要被移除的数据，而不是直接删掉。</text:p>
        </text:list-item>
        <text:list-item>
          <text:p text:style-name="P316"><text:soft-page-break/>两个算法都返回移除数据后新的数据区间的末尾。</text:p>
        </text:list-item>
        <text:list-item>
          <text:p text:style-name="P316">algo_remove_if使用的函数不能修改数据。</text:p>
        </text:list-item>
        <text:list-item>
          <text:p text:style-name="P316">数据区间中没有被移除的数据的顺序和内容不变。</text:p>
        </text:list-item>
        <text:list-item>
          <text:p text:style-name="P316">有些容器提供了相同的功能，如果要使用同样的功能，请优先考虑容器提供的操作函数。</text:p>
        </text:list-item>
      </text:list>
      <text:p text:style-name="Standard">下面的例子展示了如何使用algo_remove和algo_remove_if算法：</text:p>
      <table:table table:name="表格140" table:style-name="表格140">
        <table:table-column table:style-name="表格140.A"/>
        <table:table-row>
          <table:table-cell table:style-name="表格140.A1" office:value-type="string">
            <text:p text:style-name="P100">/* </text:p>
            <text:p text:style-name="P100"><text:s/>* unique1.c </text:p>
            <text:p text:style-name="P100"><text:s/>* compile with : -lcstl </text:p>
            <text:p text:style-name="P100"><text:s/>*/ </text:p>
            <text:p text:style-name="P100"/>
            <text:p text:style-name="P100">#include &lt;stdio.h&gt; </text:p>
            <text:p text:style-name="P100">#include &lt;cstl/cdeque.h&gt; </text:p>
            <text:p text:style-name="P100">#include &lt;cstl/calgorithm.h&gt; </text:p>
            <text:p text:style-name="P100">#include &lt;cstl/cfunctional.h&gt; </text:p>
            <text:p text:style-name="P100"/>
            <text:p text:style-name="P100">int main(int argc, char* argv[]) </text:p>
            <text:p text:style-name="P100">{ </text:p>
            <text:p text:style-name="P100"><text:s text:c="4"/>deque_t* pdeq_coll = create_deque(int); </text:p>
            <text:p text:style-name="P100"><text:s text:c="4"/>iterator_t it_pos; </text:p>
            <text:p text:style-name="P100"><text:s text:c="4"/>iterator_t it_end; </text:p>
            <text:p text:style-name="P100"><text:s text:c="4"/>int i = 0; </text:p>
            <text:p text:style-name="P100"/>
            <text:p text:style-name="P100"><text:s text:c="4"/>if(pdeq_coll == NULL) </text:p>
            <text:p text:style-name="P100"><text:s text:c="4"/>{ </text:p>
            <text:p text:style-name="P100"><text:s text:c="8"/>return -1; </text:p>
            <text:p text:style-name="P100"><text:s text:c="4"/>} </text:p>
            <text:p text:style-name="P100"/>
            <text:p text:style-name="P100"><text:s text:c="4"/>deque_init(pdeq_coll); </text:p>
            <text:p text:style-name="P100"/>
            <text:p text:style-name="P100"><text:s text:c="4"/>deque_push_back(pdeq_coll, 1); </text:p>
            <text:p text:style-name="P100"><text:s text:c="4"/>deque_push_back(pdeq_coll, 4); </text:p>
            <text:p text:style-name="P100"><text:s text:c="4"/>deque_push_back(pdeq_coll, 4); </text:p>
            <text:p text:style-name="P100"><text:s text:c="4"/>deque_push_back(pdeq_coll, 6); </text:p>
            <text:p text:style-name="P100"><text:s text:c="4"/>deque_push_back(pdeq_coll, 1); </text:p>
            <text:p text:style-name="P100"><text:s text:c="4"/>deque_push_back(pdeq_coll, 2); </text:p>
            <text:p text:style-name="P100"><text:s text:c="4"/>deque_push_back(pdeq_coll, 2); </text:p>
            <text:p text:style-name="P100"><text:s text:c="4"/>deque_push_back(pdeq_coll, 3); </text:p>
            <text:p text:style-name="P100"><text:s text:c="4"/>deque_push_back(pdeq_coll, 1); </text:p>
            <text:p text:style-name="P100"><text:s text:c="4"/>deque_push_back(pdeq_coll, 6); </text:p>
            <text:p text:style-name="P100"><text:s text:c="4"/>deque_push_back(pdeq_coll, 6); </text:p>
            <text:p text:style-name="P100"><text:s text:c="4"/>deque_push_back(pdeq_coll, 6); </text:p>
            <text:p text:style-name="P100"><text:s text:c="4"/>deque_push_back(pdeq_coll, 5); </text:p>
            <text:p text:style-name="P100"><text:s text:c="4"/>deque_push_back(pdeq_coll, 7); </text:p>
            <text:p text:style-name="P100"><text:soft-page-break/><text:s text:c="4"/>deque_push_back(pdeq_coll, 5); </text:p>
            <text:p text:style-name="P100"><text:s text:c="4"/>deque_push_back(pdeq_coll, 4); </text:p>
            <text:p text:style-name="P100"><text:s text:c="4"/>deque_push_back(pdeq_coll, 4); </text:p>
            <text:p text:style-name="P100"/>
            <text:p text:style-name="P100"><text:s text:c="4"/>printf("coll: "); </text:p>
            <text:p text:style-name="P100"><text:s text:c="4"/>for(it_pos = deque_begin(pdeq_coll); </text:p>
            <text:p text:style-name="P100"><text:s text:c="8"/>!iterator_equal(it_pos, deque_end(pdeq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it_end = algo_unique(deque_begin(pdeq_coll), deque_end(pdeq_coll)); </text:p>
            <text:p text:style-name="P100"><text:s text:c="4"/>printf("coll: "); </text:p>
            <text:p text:style-name="P100"><text:s text:c="4"/>for(it_pos = deque_begin(pdeq_coll); </text:p>
            <text:p text:style-name="P100"><text:s text:c="8"/>!iterator_equal(it_pos, it_end);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n"); </text:p>
            <text:p text:style-name="P100"/>
            <text:p text:style-name="P100"><text:s text:c="4"/>printf("coll: "); </text:p>
            <text:p text:style-name="P100"><text:s text:c="4"/>for(it_pos = deque_begin(pdeq_coll); </text:p>
            <text:p text:style-name="P100"><text:s text:c="8"/>!iterator_equal(it_pos, deque_end(pdeq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it_end = algo_unique_if(deque_begin(pdeq_coll), </text:p>
            <text:p text:style-name="P100"><text:s text:c="8"/>deque_end(pdeq_coll), fun_greater_int); </text:p>
            <text:p text:style-name="P100"><text:s text:c="4"/>printf("coll: "); </text:p>
            <text:p text:style-name="P100"><text:s text:c="4"/>for(it_pos = deque_begin(pdeq_coll); </text:p>
            <text:p text:style-name="P100"><text:s text:c="8"/>!iterator_equal(it_pos, it_end);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deque_destroy(pdeq_coll); </text:p>
            <text:p text:style-name="P100"><text:soft-page-break/><text:s/></text:p>
            <text:p text:style-name="P100"><text:s text:c="4"/>return 0; </text:p>
            <text:p text:style-name="P100">}</text:p>
          </table:table-cell>
        </table:table-row>
      </table:table>
      <text:p text:style-name="Standard">程序结果：</text:p>
      <text:p text:style-name="Standard">coll: 1 4 4 6 1 2 2 3 1 6 6 6 5 7 5 4 4 </text:p>
      <text:p text:style-name="Standard">coll: 1 4 6 1 2 3 1 6 5 7 5 4 </text:p>
      <text:p text:style-name="Standard"/>
      <text:p text:style-name="Standard">coll: 1 4 6 1 2 3 1 6 5 7 5 4 5 7 5 4 4 </text:p>
      <text:p text:style-name="Standard">coll: 1 4 6 6 7 7 </text:p>
      <text:p text:style-name="Standard"/>
      <text:list xml:id="list210969323" text:style-name="L137">
        <text:list-item>
          <text:p text:style-name="P317">algo_unique_copy <text:s text:c="3"/>algo_unique_copy_if将数据区间中相邻的符合规则的数据移除并拷贝到目的数据区间中</text:p>
        </text:list-item>
      </text:list>
      <text:list xml:id="list726358917" text:style-name="L138">
        <text:list-item>
          <text:p text:style-name="P318">两个算法都返回拷贝到目的数据区间的末尾。</text:p>
        </text:list-item>
        <text:list-item>
          <text:p text:style-name="P318">用户一定要保证目的数据区间足够大。</text:p>
        </text:list-item>
      </text:list>
      <text:p text:style-name="Standard">下面是使用algo_unique_copy和algo_unique_copy_if的例子：</text:p>
      <table:table table:name="表格141" table:style-name="表格141">
        <table:table-column table:style-name="表格141.A"/>
        <table:table-row>
          <table:table-cell table:style-name="表格141.A1" office:value-type="string">
            <text:p text:style-name="P100">/* </text:p>
            <text:p text:style-name="P100"><text:s/>* unique2.c </text:p>
            <text:p text:style-name="P100"><text:s/>* compile with : -lcstl </text:p>
            <text:p text:style-name="P100"><text:s/>*/ </text:p>
            <text:p text:style-name="P100"/>
            <text:p text:style-name="P100">#include &lt;stdio.h&gt; </text:p>
            <text:p text:style-name="P100">#include &lt;cstl/cdeque.h&gt; </text:p>
            <text:p text:style-name="P100">#include &lt;cstl/calgorithm.h&gt; </text:p>
            <text:p text:style-name="P100"/>
            <text:p text:style-name="P100">static void _difference_one(const void* cpv_first, </text:p>
            <text:p text:style-name="P100"><text:s text:c="4"/>const void* cpv_second, void* pv_output) </text:p>
            <text:p text:style-name="P100">{ </text:p>
            <text:p text:style-name="P100"><text:s text:c="4"/>*(bool_t*)pv_output = </text:p>
            <text:p text:style-name="P100"><text:s text:c="8"/>*(int*)cpv_first + 1 == *(int*)cpv_second || </text:p>
            <text:p text:style-name="P100"><text:s text:c="8"/>*(int*)cpv_first - 1 == *(int*)cpv_second ? </text:p>
            <text:p text:style-name="P100"><text:s text:c="8"/>true : false; </text:p>
            <text:p text:style-name="P100">} </text:p>
            <text:p text:style-name="P100"/>
            <text:p text:style-name="P100">int main(int argc, char* argv[]) </text:p>
            <text:p text:style-name="P100">{ </text:p>
            <text:p text:style-name="P100"><text:s text:c="4"/>deque_t* pdeq_coll1 = create_deque(int); </text:p>
            <text:p text:style-name="P100"><text:s text:c="4"/>deque_t* pdeq_coll2 = create_deque(int); </text:p>
            <text:p text:style-name="P100"><text:s text:c="4"/>deque_t* pdeq_coll3 = create_deque(int); </text:p>
            <text:p text:style-name="P100"><text:s text:c="4"/>deque_t* pdeq_coll4 = create_deque(int); </text:p>
            <text:p text:style-name="P100"><text:s text:c="4"/>iterator_t it_pos; </text:p>
            <text:p text:style-name="P100"><text:s text:c="4"/>iterator_t it_end; </text:p>
            <text:p text:style-name="P100"><text:s text:c="4"/>int i = 0; </text:p>
            <text:p text:style-name="P100"/>
            <text:p text:style-name="P100"><text:s text:c="4"/>if(pdeq_coll1 == NULL || pdeq_coll2 == NULL || </text:p>
            <text:p text:style-name="P100"><text:soft-page-break/><text:s text:c="7"/>pdeq_coll3 == NULL || pdeq_coll4 == NULL) </text:p>
            <text:p text:style-name="P100"><text:s text:c="4"/>{ </text:p>
            <text:p text:style-name="P100"><text:s text:c="8"/>return -1; </text:p>
            <text:p text:style-name="P100"><text:s text:c="4"/>} </text:p>
            <text:p text:style-name="P100"/>
            <text:p text:style-name="P100"><text:s text:c="4"/>deque_init(pdeq_coll1); </text:p>
            <text:p text:style-name="P100"><text:s text:c="4"/>deque_init(pdeq_coll2); </text:p>
            <text:p text:style-name="P100"><text:s text:c="4"/>deque_init(pdeq_coll3); </text:p>
            <text:p text:style-name="P100"><text:s text:c="4"/>deque_init(pdeq_coll4); </text:p>
            <text:p text:style-name="P100"/>
            <text:p text:style-name="P100"><text:s text:c="4"/>deque_push_back(pdeq_coll1, 1); </text:p>
            <text:p text:style-name="P100"><text:s text:c="4"/>deque_push_back(pdeq_coll1, 4); </text:p>
            <text:p text:style-name="P100"><text:s text:c="4"/>deque_push_back(pdeq_coll1, 4); </text:p>
            <text:p text:style-name="P100"><text:s text:c="4"/>deque_push_back(pdeq_coll1, 6); </text:p>
            <text:p text:style-name="P100"><text:s text:c="4"/>deque_push_back(pdeq_coll1, 1); </text:p>
            <text:p text:style-name="P100"><text:s text:c="4"/>deque_push_back(pdeq_coll1, 2); </text:p>
            <text:p text:style-name="P100"><text:s text:c="4"/>deque_push_back(pdeq_coll1, 2); </text:p>
            <text:p text:style-name="P100"><text:s text:c="4"/>deque_push_back(pdeq_coll1, 3); </text:p>
            <text:p text:style-name="P100"><text:s text:c="4"/>deque_push_back(pdeq_coll1, 1); </text:p>
            <text:p text:style-name="P100"><text:s text:c="4"/>deque_push_back(pdeq_coll1, 6); </text:p>
            <text:p text:style-name="P100"><text:s text:c="4"/>deque_push_back(pdeq_coll1, 6); </text:p>
            <text:p text:style-name="P100"><text:s text:c="4"/>deque_push_back(pdeq_coll1, 6); </text:p>
            <text:p text:style-name="P100"><text:s text:c="4"/>deque_push_back(pdeq_coll1, 5); </text:p>
            <text:p text:style-name="P100"><text:s text:c="4"/>deque_push_back(pdeq_coll1, 7); </text:p>
            <text:p text:style-name="P100"><text:s text:c="4"/>deque_push_back(pdeq_coll1, 5); </text:p>
            <text:p text:style-name="P100"><text:s text:c="4"/>deque_push_back(pdeq_coll1, 4); </text:p>
            <text:p text:style-name="P100"><text:s text:c="4"/>deque_push_back(pdeq_coll1, 4); </text:p>
            <text:p text:style-name="P100"><text:s text:c="4"/>deque_assign(pdeq_coll3, pdeq_coll1); </text:p>
            <text:p text:style-name="P100"><text:s text:c="4"/>deque_resize(pdeq_coll2, deque_size(pdeq_coll1)); </text:p>
            <text:p text:style-name="P100"><text:s text:c="4"/>deque_resize(pdeq_coll4, deque_size(pdeq_coll1)); </text:p>
            <text:p text:style-name="P100"/>
            <text:p text:style-name="P100"><text:s text:c="4"/>printf("coll1: "); </text:p>
            <text:p text:style-name="P100"><text:s text:c="4"/>for(it_pos = deque_begin(pdeq_coll1); </text:p>
            <text:p text:style-name="P100"><text:s text:c="8"/>!iterator_equal(it_pos, deque_end(pdeq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it_end = algo_unique_copy(deque_begin(pdeq_coll1), </text:p>
            <text:p text:style-name="P100"><text:s text:c="8"/>deque_end(pdeq_coll1), deque_begin(pdeq_coll2)); </text:p>
            <text:p text:style-name="P100"><text:s text:c="4"/>printf("coll2: "); </text:p>
            <text:p text:style-name="P100"><text:soft-page-break/><text:s text:c="4"/>for(it_pos = deque_begin(pdeq_coll2); </text:p>
            <text:p text:style-name="P100"><text:s text:c="8"/>!iterator_equal(it_pos, it_end);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n"); </text:p>
            <text:p text:style-name="P100"/>
            <text:p text:style-name="P100"><text:s text:c="4"/>printf("coll3: "); </text:p>
            <text:p text:style-name="P100"><text:s text:c="4"/>for(it_pos = deque_begin(pdeq_coll3); </text:p>
            <text:p text:style-name="P100"><text:s text:c="8"/>!iterator_equal(it_pos, deque_end(pdeq_coll3));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it_end = algo_unique_copy_if(deque_begin(pdeq_coll3), deque_end(pdeq_coll3), </text:p>
            <text:p text:style-name="P100"><text:s text:c="8"/>deque_begin(pdeq_coll4), _difference_one); </text:p>
            <text:p text:style-name="P100"><text:s text:c="4"/>printf("coll4: "); </text:p>
            <text:p text:style-name="P100"><text:s text:c="4"/>for(it_pos = deque_begin(pdeq_coll4); </text:p>
            <text:p text:style-name="P100"><text:s text:c="8"/>!iterator_equal(it_pos, it_end);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deque_destroy(pdeq_coll1); </text:p>
            <text:p text:style-name="P100"><text:s text:c="4"/>deque_destroy(pdeq_coll2); </text:p>
            <text:p text:style-name="P100"><text:s text:c="4"/>deque_destroy(pdeq_coll3); </text:p>
            <text:p text:style-name="P100"><text:s text:c="4"/>deque_destroy(pdeq_coll4); </text:p>
            <text:p text:style-name="P100"/>
            <text:p text:style-name="P100"><text:s text:c="4"/>return 0; </text:p>
            <text:p text:style-name="P100">}</text:p>
          </table:table-cell>
        </table:table-row>
      </table:table>
      <text:p text:style-name="Standard">程序输出结果：</text:p>
      <text:p text:style-name="Standard">coll1: 1 4 4 6 1 2 2 3 1 6 6 6 5 7 5 4 4 </text:p>
      <text:p text:style-name="Standard">coll2: 1 4 6 1 2 3 1 6 5 7 5 4 </text:p>
      <text:p text:style-name="Standard"/>
      <text:p text:style-name="Standard">coll3: 1 4 4 6 1 2 2 3 1 6 6 6 5 7 5 4 4 </text:p>
      <text:p text:style-name="Standard">coll4: 1 4 4 6 1 3 1 6 6 6 4 4 </text:p>
      <text:p text:style-name="Standard"/>
      <text:list xml:id="list1900112747" text:continue-list="list1307868345" text:style-name="WW8Num13">
        <text:list-item>
          <text:list>
            <text:list-item>
              <text:list>
                <text:list-item>
                  <text:h text:style-name="P115" text:outline-level="3"><text:soft-page-break/>逆序</text:h>
                </text:list-item>
              </text:list>
            </text:list-item>
          </text:list>
        </text:list-item>
      </text:list>
      <text:list xml:id="list1665329133" text:style-name="L139">
        <text:list-item>
          <text:p text:style-name="P319">algo_reverse <text:s text:c="3"/>algo_reverse_copy将数据区间中的数据逆序</text:p>
        </text:list-item>
      </text:list>
      <text:list xml:id="list461798470" text:style-name="L140">
        <text:list-item>
          <text:p text:style-name="P320">algo_reverse将数据区间中的数据逆序。</text:p>
        </text:list-item>
        <text:list-item>
          <text:p text:style-name="P320">algo_reverse_copy将数据区间中的数据逆序并将结果拷贝的目的数据区间。</text:p>
        </text:list-item>
        <text:list-item>
          <text:p text:style-name="P320">用户必须保证algo_reverse_copy的目的数据区间足够大。</text:p>
        </text:list-item>
        <text:list-item>
          <text:p text:style-name="P320">有些容器提供了逆序功能，如果要使用该功能请首先考虑容器提供的算法。</text:p>
        </text:list-item>
      </text:list>
      <text:p text:style-name="Standard">下面的这两个算法的例子：</text:p>
      <table:table table:name="表格142" table:style-name="表格142">
        <table:table-column table:style-name="表格142.A"/>
        <table:table-row>
          <table:table-cell table:style-name="表格142.A1" office:value-type="string">
            <text:p text:style-name="P100">/* </text:p>
            <text:p text:style-name="P100"><text:s/>* reverse1.c </text:p>
            <text:p text:style-name="P100"><text:s/>* compile with : -lcstl </text:p>
            <text:p text:style-name="P100"><text:s/>*/ </text:p>
            <text:p text:style-name="P100"/>
            <text:p text:style-name="P100">#include &lt;stdio.h&gt; </text:p>
            <text:p text:style-name="P100">#include &lt;cstl/cvector.h&gt; </text:p>
            <text:p text:style-name="P100">#include &lt;cstl/calgorithm.h&gt; </text:p>
            <text:p text:style-name="P100"/>
            <text:p text:style-name="P100">int main(int argc, char* argv[]) </text:p>
            <text:p text:style-name="P100">{ </text:p>
            <text:p text:style-name="P100"><text:s text:c="4"/>vector_t* pvec_coll1 = create_vector(int); </text:p>
            <text:p text:style-name="P100"><text:s text:c="4"/>vector_t* pvec_coll2 = create_vector(int); </text:p>
            <text:p text:style-name="P100"><text:s text:c="4"/>iterator_t it_pos; </text:p>
            <text:p text:style-name="P100"><text:s text:c="4"/>iterator_t it_end; </text:p>
            <text:p text:style-name="P100"><text:s text:c="4"/>int i = 0; </text:p>
            <text:p text:style-name="P100"/>
            <text:p text:style-name="P100"><text:s text:c="4"/>if(pvec_coll1 == NULL || pvec_coll2 == NULL) </text:p>
            <text:p text:style-name="P100"><text:s text:c="4"/>{ </text:p>
            <text:p text:style-name="P100"><text:s text:c="8"/>return -1; </text:p>
            <text:p text:style-name="P100"><text:s text:c="4"/>} </text:p>
            <text:p text:style-name="P100"/>
            <text:p text:style-name="P100"><text:s text:c="4"/>vector_init(pvec_coll1); </text:p>
            <text:p text:style-name="P100"><text:s text:c="4"/>vector_init(pvec_coll2); </text:p>
            <text:p text:style-name="P100"/>
            <text:p text:style-name="P100"><text:s text:c="4"/>for(i = 1; i &lt;= 9; ++i) </text:p>
            <text:p text:style-name="P100"><text:s text:c="4"/>{ </text:p>
            <text:p text:style-name="P100"><text:s text:c="8"/>vector_push_back(pvec_coll1, i); </text:p>
            <text:p text:style-name="P100"><text:s text:c="4"/>} </text:p>
            <text:p text:style-name="P100"><text:s text:c="4"/>printf("coll1: "); </text:p>
            <text:p text:style-name="P100"><text:s text:c="4"/>for(it_pos = vector_begin(pvec_coll1); </text:p>
            <text:p text:style-name="P100"><text:s text:c="8"/>!iterator_equal(it_pos, vector_end(pvec_coll1)); </text:p>
            <text:p text:style-name="P100"><text:s text:c="8"/>it_pos = iterator_next(it_pos)) </text:p>
            <text:p text:style-name="P100"><text:soft-page-break/><text:s text:c="4"/>{ </text:p>
            <text:p text:style-name="P100"><text:s text:c="8"/>printf("%d ", *(int*)iterator_get_pointer(it_pos)); </text:p>
            <text:p text:style-name="P100"><text:s text:c="4"/>} </text:p>
            <text:p text:style-name="P100"><text:s text:c="4"/>printf("\n"); </text:p>
            <text:p text:style-name="P100"/>
            <text:p text:style-name="P100"><text:s text:c="4"/>algo_reverse(vector_begin(pvec_coll1), vector_end(pvec_coll1)); </text:p>
            <text:p text:style-name="P100"><text:s text:c="4"/>printf("after reversing coll1: "); </text:p>
            <text:p text:style-name="P100"><text:s text:c="4"/>for(it_pos = vector_begin(pvec_coll1); </text:p>
            <text:p text:style-name="P100"><text:s text:c="8"/>!iterator_equal(it_pos, vector_end(pvec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vector_resize(pvec_coll2, vector_size(pvec_coll1)); </text:p>
            <text:p text:style-name="P100"><text:s text:c="4"/>it_end = algo_reverse_copy(iterator_next_n(vector_begin(pvec_coll1), 3), </text:p>
            <text:p text:style-name="P100"><text:s text:c="8"/>iterator_prev(vector_end(pvec_coll1)), vector_begin(pvec_coll2)); </text:p>
            <text:p text:style-name="P100"><text:s text:c="4"/>printf("after reversing coll2: "); </text:p>
            <text:p text:style-name="P100"><text:s text:c="4"/>for(it_pos = vector_begin(pvec_coll2); </text:p>
            <text:p text:style-name="P100"><text:s text:c="8"/>!iterator_equal(it_pos, it_end);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vector_destroy(pvec_coll1); </text:p>
            <text:p text:style-name="P100"><text:s text:c="4"/>vector_destroy(pvec_coll2); </text:p>
            <text:p text:style-name="P100"/>
            <text:p text:style-name="P100"><text:s text:c="4"/>return 0; </text:p>
            <text:p text:style-name="P100">}</text:p>
          </table:table-cell>
        </table:table-row>
      </table:table>
      <text:p text:style-name="Standard">输出结果：</text:p>
      <text:p text:style-name="Standard">coll1: 1 2 3 4 5 6 7 8 9 </text:p>
      <text:p text:style-name="Standard">after reversing coll1: 9 8 7 6 5 4 3 2 1 </text:p>
      <text:p text:style-name="Standard">after reversing coll2: 2 3 4 5 6 </text:p>
      <text:p text:style-name="Standard"/>
      <text:list xml:id="list1420577844" text:continue-list="list1900112747" text:style-name="WW8Num13">
        <text:list-item>
          <text:list>
            <text:list-item>
              <text:list>
                <text:list-item>
                  <text:h text:style-name="P115" text:outline-level="3">数据轮换</text:h>
                </text:list-item>
              </text:list>
            </text:list-item>
          </text:list>
        </text:list-item>
      </text:list>
      <text:list xml:id="list1003806073" text:style-name="L141">
        <text:list-item>
          <text:p text:style-name="P321">algo_rotate <text:s text:c="3"/>algo_rotate_copy是将数据区间的两部分数据调换</text:p>
        </text:list-item>
      </text:list>
      <text:list xml:id="list1353880056" text:style-name="L142">
        <text:list-item>
          <text:p text:style-name="P322"><text:soft-page-break/>algo_rotate将数据区间中的两部分调换，返回新的分界线迭代器。</text:p>
        </text:list-item>
        <text:list-item>
          <text:p text:style-name="P322">algo_rotate_copy将数据区间两部分调换并拷贝到目的数据区间中，返回目的数据区间的新末尾。</text:p>
        </text:list-item>
        <text:list-item>
          <text:p text:style-name="P322">用户必须保证algo_rotate_copy目的数据区间足够大。</text:p>
        </text:list-item>
      </text:list>
      <text:p text:style-name="Standard">下面的例子展示了如何使用algo_rotate和algo_rotate_copy：</text:p>
      <table:table table:name="表格143" table:style-name="表格143">
        <table:table-column table:style-name="表格143.A"/>
        <table:table-row>
          <table:table-cell table:style-name="表格143.A1" office:value-type="string">
            <text:p text:style-name="P100">/* </text:p>
            <text:p text:style-name="P100"><text:s/>* rotate1.c </text:p>
            <text:p text:style-name="P100"><text:s/>* compile with : -lcstl </text:p>
            <text:p text:style-name="P100"><text:s/>*/ </text:p>
            <text:p text:style-name="P100"/>
            <text:p text:style-name="P100">#include &lt;stdio.h&gt; </text:p>
            <text:p text:style-name="P100">#include &lt;cstl/cvector.h&gt; </text:p>
            <text:p text:style-name="P100">#include &lt;cstl/calgorithm.h&gt; </text:p>
            <text:p text:style-name="P100"/>
            <text:p text:style-name="P100">int main(int argc, char* argv[]) </text:p>
            <text:p text:style-name="P100">{ </text:p>
            <text:p text:style-name="P100"><text:s text:c="4"/>vector_t* pvec_coll1 = create_vector(int); </text:p>
            <text:p text:style-name="P100"><text:s text:c="4"/>vector_t* pvec_coll2 = create_vector(int); </text:p>
            <text:p text:style-name="P100"><text:s text:c="4"/>iterator_t it_pos; </text:p>
            <text:p text:style-name="P100"><text:s text:c="4"/>iterator_t it_end; </text:p>
            <text:p text:style-name="P100"><text:s text:c="4"/>int i = 0; </text:p>
            <text:p text:style-name="P100"/>
            <text:p text:style-name="P100"><text:s text:c="4"/>if(pvec_coll1 == NULL || pvec_coll2 == NULL) </text:p>
            <text:p text:style-name="P100"><text:s text:c="4"/>{ </text:p>
            <text:p text:style-name="P100"><text:s text:c="8"/>return -1; </text:p>
            <text:p text:style-name="P100"><text:s text:c="4"/>} </text:p>
            <text:p text:style-name="P100"/>
            <text:p text:style-name="P100"><text:s text:c="4"/>vector_init(pvec_coll1); </text:p>
            <text:p text:style-name="P100"><text:s text:c="4"/>vector_init(pvec_coll2); </text:p>
            <text:p text:style-name="P100"/>
            <text:p text:style-name="P100"><text:s text:c="4"/>for(i = 1; i &lt;= 9; ++i) </text:p>
            <text:p text:style-name="P100"><text:s text:c="4"/>{ </text:p>
            <text:p text:style-name="P100"><text:s text:c="8"/>vector_push_back(pvec_coll1, i); </text:p>
            <text:p text:style-name="P100"><text:s text:c="4"/>} </text:p>
            <text:p text:style-name="P100"><text:s text:c="4"/>vector_resize(pvec_coll2, vector_size(pvec_coll1)); </text:p>
            <text:p text:style-name="P100"/>
            <text:p text:style-name="P100"><text:s text:c="4"/>printf("coll1: "); </text:p>
            <text:p text:style-name="P100"><text:s text:c="4"/>for(it_pos = vector_begin(pvec_coll1); </text:p>
            <text:p text:style-name="P100"><text:s text:c="8"/>!iterator_equal(it_pos, vector_end(pvec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oft-page-break/><text:s/></text:p>
            <text:p text:style-name="P100"><text:s text:c="4"/>algo_rotate(vector_begin(pvec_coll1), </text:p>
            <text:p text:style-name="P100"><text:s text:c="8"/>iterator_next_n(vector_begin(pvec_coll1), 3), </text:p>
            <text:p text:style-name="P100"><text:s text:c="8"/>vector_end(pvec_coll1)); </text:p>
            <text:p text:style-name="P100"><text:s text:c="4"/>printf("coll1: "); </text:p>
            <text:p text:style-name="P100"><text:s text:c="4"/>for(it_pos = vector_begin(pvec_coll1); </text:p>
            <text:p text:style-name="P100"><text:s text:c="8"/>!iterator_equal(it_pos, vector_end(pvec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rotate(vector_begin(pvec_coll1), </text:p>
            <text:p text:style-name="P100"><text:s text:c="8"/>iterator_prev_n(vector_end(pvec_coll1), 2), </text:p>
            <text:p text:style-name="P100"><text:s text:c="8"/>vector_end(pvec_coll1)); </text:p>
            <text:p text:style-name="P100"><text:s text:c="4"/>printf("coll1: "); </text:p>
            <text:p text:style-name="P100"><text:s text:c="4"/>for(it_pos = vector_begin(pvec_coll1); </text:p>
            <text:p text:style-name="P100"><text:s text:c="8"/>!iterator_equal(it_pos, vector_end(pvec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rotate_copy(vector_begin(pvec_coll1), </text:p>
            <text:p text:style-name="P100"><text:s text:c="8"/>algo_find(vector_begin(pvec_coll1), vector_end(pvec_coll1), 6), </text:p>
            <text:p text:style-name="P100"><text:s text:c="8"/>vector_end(pvec_coll1), vector_begin(pvec_coll2)); </text:p>
            <text:p text:style-name="P100"><text:s text:c="4"/>printf("coll2: "); </text:p>
            <text:p text:style-name="P100"><text:s text:c="4"/>for(it_pos = vector_begin(pvec_coll2); </text:p>
            <text:p text:style-name="P100"><text:s text:c="8"/>!iterator_equal(it_pos, vector_end(pvec_coll2));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vector_destroy(pvec_coll1); </text:p>
            <text:p text:style-name="P100"><text:s text:c="4"/>vector_destroy(pvec_coll2); </text:p>
            <text:p text:style-name="P100"/>
            <text:p text:style-name="P100"><text:s text:c="4"/>return 0; </text:p>
            <text:p text:style-name="P100">}</text:p>
          </table:table-cell>
        </table:table-row>
      </table:table>
      <text:p text:style-name="Standard">程序结果：</text:p>
      <text:p text:style-name="Standard"><text:soft-page-break/>coll1: 1 2 3 4 5 6 7 8 9 </text:p>
      <text:p text:style-name="Standard">coll1: 4 5 6 7 8 9 1 2 3 </text:p>
      <text:p text:style-name="Standard">coll1: 2 3 4 5 6 7 8 9 1 </text:p>
      <text:p text:style-name="Standard">coll2: 6 7 8 9 1 2 3 4 5 </text:p>
      <text:p text:style-name="Standard"/>
      <text:list xml:id="list291019867" text:continue-list="list1420577844" text:style-name="WW8Num13">
        <text:list-item>
          <text:list>
            <text:list-item>
              <text:list>
                <text:list-item>
                  <text:h text:style-name="P115" text:outline-level="3">随机算法</text:h>
                </text:list-item>
              </text:list>
            </text:list-item>
          </text:list>
        </text:list-item>
      </text:list>
      <text:list xml:id="list1092248354" text:style-name="L143">
        <text:list-item>
          <text:p text:style-name="P323">algo_random_shuffle <text:s text:c="3"/>algo_random_shuffle_if将数据区间中的数据随机重排</text:p>
        </text:list-item>
      </text:list>
      <text:list xml:id="list296584760" text:style-name="L144">
        <text:list-item>
          <text:p text:style-name="P324">两个算法都是将数据区间中的数据顺序打乱，但是不修改数据内容。</text:p>
        </text:list-item>
        <text:list-item>
          <text:p text:style-name="P324">algo_random_shuffle_if使用指定的随机数生成算法，但是不能修改数据。</text:p>
        </text:list-item>
      </text:list>
      <text:p text:style-name="Standard">下面是这两个算法的例子：</text:p>
      <table:table table:name="表格144" table:style-name="表格144">
        <table:table-column table:style-name="表格144.A"/>
        <table:table-row>
          <table:table-cell table:style-name="表格144.A1" office:value-type="string">
            <text:p text:style-name="P100">/* </text:p>
            <text:p text:style-name="P100"><text:s/>* random1.c </text:p>
            <text:p text:style-name="P100"><text:s/>* compile with : -lcstl </text:p>
            <text:p text:style-name="P100"><text:s/>*/ </text:p>
            <text:p text:style-name="P100"/>
            <text:p text:style-name="P100">#include &lt;stdio.h&gt; </text:p>
            <text:p text:style-name="P100">#include &lt;cstl/cvector.h&gt; </text:p>
            <text:p text:style-name="P100">#include &lt;cstl/calgorithm.h&gt; </text:p>
            <text:p text:style-name="P100">#include &lt;cstl/cfunctional.h&gt; </text:p>
            <text:p text:style-name="P100"/>
            <text:p text:style-name="P100">int main(int argc, char* argv[]) </text:p>
            <text:p text:style-name="P100">{ </text:p>
            <text:p text:style-name="P100"><text:s text:c="4"/>vector_t* pvec_coll = create_vector(int); </text:p>
            <text:p text:style-name="P100"><text:s text:c="4"/>iterator_t it_pos; </text:p>
            <text:p text:style-name="P100"><text:s text:c="4"/>int i = 0; </text:p>
            <text:p text:style-name="P100"/>
            <text:p text:style-name="P100"><text:s text:c="4"/>if(pvec_coll == NULL) </text:p>
            <text:p text:style-name="P100"><text:s text:c="4"/>{ </text:p>
            <text:p text:style-name="P100"><text:s text:c="8"/>return -1; </text:p>
            <text:p text:style-name="P100"><text:s text:c="4"/>} </text:p>
            <text:p text:style-name="P100"/>
            <text:p text:style-name="P100"><text:s text:c="4"/>vector_init(pvec_coll); </text:p>
            <text:p text:style-name="P100"/>
            <text:p text:style-name="P100"><text:s text:c="4"/>for(i = 1; i &lt;= 9; ++i) </text:p>
            <text:p text:style-name="P100"><text:s text:c="4"/>{ </text:p>
            <text:p text:style-name="P100"><text:s text:c="8"/>vector_push_back(pvec_coll, i); </text:p>
            <text:p text:style-name="P100"><text:s text:c="4"/>} </text:p>
            <text:p text:style-name="P100"><text:s text:c="4"/>printf("coll: "); </text:p>
            <text:p text:style-name="P100"><text:s text:c="4"/>for(it_pos = vector_begin(pvec_coll); </text:p>
            <text:p text:style-name="P100"><text:soft-page-break/><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random_shuffle(vector_begin(pvec_coll), vector_end(pvec_coll)); </text:p>
            <text:p text:style-name="P100"><text:s text:c="4"/>printf("shuffle: "); </text:p>
            <text:p text:style-name="P100"><text:s text:c="4"/>for(it_pos = vector_begin(pvec_coll); </text:p>
            <text:p text:style-name="P100"><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sort(vector_begin(pvec_coll), vector_end(pvec_coll)); </text:p>
            <text:p text:style-name="P100"><text:s text:c="4"/>printf("sort: "); </text:p>
            <text:p text:style-name="P100"><text:s text:c="4"/>for(it_pos = vector_begin(pvec_coll); </text:p>
            <text:p text:style-name="P100"><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random_shuffle_if(vector_begin(pvec_coll), </text:p>
            <text:p text:style-name="P100"><text:s text:c="8"/>vector_end(pvec_coll), fun_random_number); </text:p>
            <text:p text:style-name="P100"><text:s text:c="4"/>printf("shuffle: "); </text:p>
            <text:p text:style-name="P100"><text:s text:c="4"/>for(it_pos = vector_begin(pvec_coll); </text:p>
            <text:p text:style-name="P100"><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vector_destroy(pvec_coll); </text:p>
            <text:p text:style-name="P100"/>
            <text:p text:style-name="P100"><text:s text:c="4"/>return 0; </text:p>
            <text:p text:style-name="P100">}</text:p>
          </table:table-cell>
        </table:table-row>
      </table:table>
      <text:p text:style-name="Standard">输出结果：</text:p>
      <text:p text:style-name="Standard"><text:soft-page-break/>coll: 1 2 3 4 5 6 7 8 9 </text:p>
      <text:p text:style-name="Standard">shuffle: 8 5 7 1 9 6 4 2 3 </text:p>
      <text:p text:style-name="Standard">sort: 1 2 3 4 5 6 7 8 9 </text:p>
      <text:p text:style-name="Standard">shuffle: 1 9 8 2 7 6 3 5 4 </text:p>
      <text:p text:style-name="Standard"/>
      <text:list xml:id="list1717546097" text:style-name="L145">
        <text:list-item>
          <text:p text:style-name="P325">algo_random_sample <text:s text:c="3"/>algo_random_sample_if <text:s text:c="3"/>algo_random_sample_n <text:s text:c="3"/>algo_random_sample_n_if随机抽样</text:p>
        </text:list-item>
      </text:list>
      <text:list xml:id="list600116189" text:style-name="L146">
        <text:list-item>
          <text:p text:style-name="P326">随机抽样是在源数据区间中随机抽取n个数据样本到目的数据区间中，保证不会重复抽样。</text:p>
        </text:list-item>
        <text:list-item>
          <text:p text:style-name="P326">用户可以指定随机数生成函数。</text:p>
        </text:list-item>
        <text:list-item>
          <text:p text:style-name="P326">使用algo_random_sample_n和algo_random_sample_n_if算法，用户必须保证目的数据区间足够大。</text:p>
        </text:list-item>
        <text:list-item>
          <text:p text:style-name="P326">四个算法都返回目的数据区间中抽取的数据区间的末尾。</text:p>
        </text:list-item>
      </text:list>
      <text:p text:style-name="Standard">下面是四个算法的例子：</text:p>
      <table:table table:name="表格145" table:style-name="表格145">
        <table:table-column table:style-name="表格145.A"/>
        <table:table-row>
          <table:table-cell table:style-name="表格145.A1" office:value-type="string">
            <text:p text:style-name="P100">/* </text:p>
            <text:p text:style-name="P100"><text:s/>* random2.c </text:p>
            <text:p text:style-name="P100"><text:s/>* compile with : -lcstl </text:p>
            <text:p text:style-name="P100"><text:s/>*/ </text:p>
            <text:p text:style-name="P100"/>
            <text:p text:style-name="P100">#include &lt;stdio.h&gt; </text:p>
            <text:p text:style-name="P100">#include &lt;cstl/cvector.h&gt; </text:p>
            <text:p text:style-name="P100">#include &lt;cstl/calgorithm.h&gt; </text:p>
            <text:p text:style-name="P100">#include &lt;cstl/cfunctional.h&gt; </text:p>
            <text:p text:style-name="P100"/>
            <text:p text:style-name="P100">int main(int argc, char* argv[]) </text:p>
            <text:p text:style-name="P100">{ </text:p>
            <text:p text:style-name="P100"><text:s text:c="4"/>vector_t* pvec_coll1 = create_vector(int); </text:p>
            <text:p text:style-name="P100"><text:s text:c="4"/>vector_t* pvec_coll2 = create_vector(int); </text:p>
            <text:p text:style-name="P100"><text:s text:c="4"/>iterator_t it_pos; </text:p>
            <text:p text:style-name="P100"><text:s text:c="4"/>iterator_t it_end; </text:p>
            <text:p text:style-name="P100"><text:s text:c="4"/>int i = 0; </text:p>
            <text:p text:style-name="P100"/>
            <text:p text:style-name="P100"><text:s text:c="4"/>if(pvec_coll1 == NULL || pvec_coll2 == NULL) </text:p>
            <text:p text:style-name="P100"><text:s text:c="4"/>{ </text:p>
            <text:p text:style-name="P100"><text:s text:c="8"/>return -1; </text:p>
            <text:p text:style-name="P100"><text:s text:c="4"/>} </text:p>
            <text:p text:style-name="P100"/>
            <text:p text:style-name="P100"><text:s text:c="4"/>vector_init(pvec_coll1); </text:p>
            <text:p text:style-name="P100"><text:s text:c="4"/>vector_init_n(pvec_coll2, 10); </text:p>
            <text:p text:style-name="P100"/>
            <text:p text:style-name="P100"><text:s text:c="4"/>for(i = 1; i &lt;= 19; ++i) </text:p>
            <text:p text:style-name="P100"><text:s text:c="4"/>{ </text:p>
            <text:p text:style-name="P100"><text:s text:c="8"/>vector_push_back(pvec_coll1, i); </text:p>
            <text:p text:style-name="P100"><text:s text:c="4"/>} </text:p>
            <text:p text:style-name="P100"><text:s text:c="4"/>printf("coll1: "); </text:p>
            <text:p text:style-name="P100"><text:s text:c="4"/>for(it_pos = vector_begin(pvec_coll1); </text:p>
            <text:p text:style-name="P100"><text:soft-page-break/><text:s text:c="8"/>!iterator_equal(it_pos, vector_end(pvec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random_sample(vector_begin(pvec_coll1), vector_end(pvec_coll1), </text:p>
            <text:p text:style-name="P100"><text:s text:c="8"/>vector_begin(pvec_coll2), vector_end(pvec_coll2)); </text:p>
            <text:p text:style-name="P100"><text:s text:c="4"/>printf("coll2: "); </text:p>
            <text:p text:style-name="P100"><text:s text:c="4"/>for(it_pos = vector_begin(pvec_coll2); </text:p>
            <text:p text:style-name="P100"><text:s text:c="8"/>!iterator_equal(it_pos, vector_end(pvec_coll2));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random_sample_if(vector_begin(pvec_coll1), vector_end(pvec_coll1), </text:p>
            <text:p text:style-name="P100"><text:s text:c="8"/>vector_begin(pvec_coll2), vector_end(pvec_coll2), fun_random_number); </text:p>
            <text:p text:style-name="P100"><text:s text:c="4"/>printf("coll2: "); </text:p>
            <text:p text:style-name="P100"><text:s text:c="4"/>for(it_pos = vector_begin(pvec_coll2); </text:p>
            <text:p text:style-name="P100"><text:s text:c="8"/>!iterator_equal(it_pos, vector_end(pvec_coll2));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it_end = algo_random_sample_n(vector_begin(pvec_coll1), </text:p>
            <text:p text:style-name="P100"><text:s text:c="8"/>vector_end(pvec_coll1), vector_begin(pvec_coll2), 5); </text:p>
            <text:p text:style-name="P100"><text:s text:c="4"/>printf("coll2: "); </text:p>
            <text:p text:style-name="P100"><text:s text:c="4"/>for(it_pos = vector_begin(pvec_coll2); </text:p>
            <text:p text:style-name="P100"><text:s text:c="8"/>!iterator_equal(it_pos, it_end);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it_end = algo_random_sample_n_if(vector_begin(pvec_coll1), vector_end(pvec_coll1), </text:p>
            <text:p text:style-name="P100"><text:s text:c="8"/>vector_begin(pvec_coll2), 8, fun_random_number); </text:p>
            <text:p text:style-name="P100"><text:soft-page-break/><text:s text:c="4"/>printf("coll2: "); </text:p>
            <text:p text:style-name="P100"><text:s text:c="4"/>for(it_pos = vector_begin(pvec_coll2); </text:p>
            <text:p text:style-name="P100"><text:s text:c="8"/>!iterator_equal(it_pos, it_end);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vector_destroy(pvec_coll1); </text:p>
            <text:p text:style-name="P100"><text:s text:c="4"/>vector_destroy(pvec_coll2); </text:p>
            <text:p text:style-name="P100"/>
            <text:p text:style-name="P100"><text:s text:c="4"/>return 0; </text:p>
            <text:p text:style-name="P100">}</text:p>
          </table:table-cell>
        </table:table-row>
      </table:table>
      <text:p text:style-name="Standard">程序的输出：</text:p>
      <text:p text:style-name="Standard">coll1: 1 2 3 4 5 6 7 8 9 10 11 12 13 14 15 16 17 18 19 </text:p>
      <text:p text:style-name="Standard">coll2: 1 2 3 4 5 15 19 12 9 10 </text:p>
      <text:p text:style-name="Standard">coll2: 15 2 3 4 5 6 19 8 17 10 </text:p>
      <text:p text:style-name="Standard">coll2: 1 2 7 12 17 </text:p>
      <text:p text:style-name="Standard">coll2: 4 7 8 10 14 15 17 18 </text:p>
      <text:p text:style-name="Standard"/>
      <text:list xml:id="list537851053" text:continue-list="list291019867" text:style-name="WW8Num13">
        <text:list-item>
          <text:list>
            <text:list-item>
              <text:list>
                <text:list-item>
                  <text:h text:style-name="P115" text:outline-level="3">数据划分</text:h>
                </text:list-item>
              </text:list>
            </text:list-item>
          </text:list>
        </text:list-item>
      </text:list>
      <text:list xml:id="list609610572" text:style-name="L147">
        <text:list-item>
          <text:p text:style-name="P260">algo_partition <text:s text:c="3"/>algo_stable_partition将符合规则的数据放在数据区间的前部，其余的数据放在后部</text:p>
        </text:list-item>
      </text:list>
      <text:list xml:id="list645221190" text:style-name="L148">
        <text:list-item>
          <text:p text:style-name="P261">两个算法都将符合指定规则的数据放到数据区间的前部，其余的数据放在区间的后部。</text:p>
        </text:list-item>
        <text:list-item>
          <text:p text:style-name="P261">两个算法都返回两部分数据的边界迭代器。</text:p>
        </text:list-item>
        <text:list-item>
          <text:p text:style-name="P261">algo_stable_partition不改变每一个部分中数据的原始顺序。</text:p>
        </text:list-item>
      </text:list>
      <text:p text:style-name="P20">下面是两个算法的例子：</text:p>
      <table:table table:name="表格146" table:style-name="表格146">
        <table:table-column table:style-name="表格146.A"/>
        <table:table-row>
          <table:table-cell table:style-name="表格146.A1" office:value-type="string">
            <text:p text:style-name="P100">/* </text:p>
            <text:p text:style-name="P100"><text:s/>* partition1.c </text:p>
            <text:p text:style-name="P100"><text:s/>* compile with : -lcstl </text:p>
            <text:p text:style-name="P100"><text:s/>*/ </text:p>
            <text:p text:style-name="P100"/>
            <text:p text:style-name="P100">#include &lt;stdio.h&gt; </text:p>
            <text:p text:style-name="P100">#include &lt;cstl/cvector.h&gt; </text:p>
            <text:p text:style-name="P100">#include &lt;cstl/calgorithm.h&gt; </text:p>
            <text:p text:style-name="P100"/>
            <text:p text:style-name="P100">static void _is_even(const void* cpv_input, void* pv_output) </text:p>
            <text:p text:style-name="P100">{ </text:p>
            <text:p text:style-name="P100"><text:s text:c="4"/>*(bool_t*)pv_output = *(int*)cpv_input % 2 == 0 ? true : false; </text:p>
            <text:p text:style-name="P100"><text:soft-page-break/>} </text:p>
            <text:p text:style-name="P100"/>
            <text:p text:style-name="P100">int main(int argc, char* argv[]) </text:p>
            <text:p text:style-name="P100">{ </text:p>
            <text:p text:style-name="P100"><text:s text:c="4"/>vector_t* pvec_coll1 = create_vector(int); </text:p>
            <text:p text:style-name="P100"><text:s text:c="4"/>vector_t* pvec_coll2 = create_vector(int); </text:p>
            <text:p text:style-name="P100"><text:s text:c="4"/>iterator_t it_pos; </text:p>
            <text:p text:style-name="P100"><text:s text:c="4"/>iterator_t it_odd; </text:p>
            <text:p text:style-name="P100"><text:s text:c="4"/>int i = 0; </text:p>
            <text:p text:style-name="P100"/>
            <text:p text:style-name="P100"><text:s text:c="4"/>if(pvec_coll1 == NULL || pvec_coll2 == NULL) </text:p>
            <text:p text:style-name="P100"><text:s text:c="4"/>{ </text:p>
            <text:p text:style-name="P100"><text:s text:c="8"/>return -1; </text:p>
            <text:p text:style-name="P100"><text:s text:c="4"/>} </text:p>
            <text:p text:style-name="P100"/>
            <text:p text:style-name="P100"><text:s text:c="4"/>vector_init(pvec_coll1); </text:p>
            <text:p text:style-name="P100"><text:s text:c="4"/>vector_init(pvec_coll2); </text:p>
            <text:p text:style-name="P100"/>
            <text:p text:style-name="P100"><text:s text:c="4"/>for(i = 1; i &lt;= 9; ++i) </text:p>
            <text:p text:style-name="P100"><text:s text:c="4"/>{ </text:p>
            <text:p text:style-name="P100"><text:s text:c="8"/>vector_push_back(pvec_coll1, i); </text:p>
            <text:p text:style-name="P100"><text:s text:c="8"/>vector_push_back(pvec_coll2, i); </text:p>
            <text:p text:style-name="P100"><text:s text:c="4"/>} </text:p>
            <text:p text:style-name="P100"><text:s text:c="4"/>printf("coll1: "); </text:p>
            <text:p text:style-name="P100"><text:s text:c="4"/>for(it_pos = vector_begin(pvec_coll1); </text:p>
            <text:p text:style-name="P100"><text:s text:c="8"/>!iterator_equal(it_pos, vector_end(pvec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printf("coll2: "); </text:p>
            <text:p text:style-name="P100"><text:s text:c="4"/>for(it_pos = vector_begin(pvec_coll2); </text:p>
            <text:p text:style-name="P100"><text:s text:c="8"/>!iterator_equal(it_pos, vector_end(pvec_coll2));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printf("partition:\n"); </text:p>
            <text:p text:style-name="P100"><text:s text:c="4"/>it_odd = algo_partition(vector_begin(pvec_coll1), </text:p>
            <text:p text:style-name="P100"><text:s text:c="8"/>vector_end(pvec_coll1), _is_even); </text:p>
            <text:p text:style-name="P100"><text:soft-page-break/><text:s text:c="4"/>printf("coll1: "); </text:p>
            <text:p text:style-name="P100"><text:s text:c="4"/>for(it_pos = vector_begin(pvec_coll1); </text:p>
            <text:p text:style-name="P100"><text:s text:c="8"/>!iterator_equal(it_pos, vector_end(pvec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printf("first odd: %d\n", *(int*)iterator_get_pointer(it_odd)); </text:p>
            <text:p text:style-name="P100"><text:s text:c="4"/>it_odd = algo_stable_partition(vector_begin(pvec_coll2), </text:p>
            <text:p text:style-name="P100"><text:s text:c="8"/>vector_end(pvec_coll2), _is_even); </text:p>
            <text:p text:style-name="P100"><text:s text:c="4"/>printf("coll2: "); </text:p>
            <text:p text:style-name="P100"><text:s text:c="4"/>for(it_pos = vector_begin(pvec_coll2); </text:p>
            <text:p text:style-name="P100"><text:s text:c="8"/>!iterator_equal(it_pos, vector_end(pvec_coll2));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printf("first odd: %d\n", *(int*)iterator_get_pointer(it_odd)); </text:p>
            <text:p text:style-name="P100"/>
            <text:p text:style-name="P100"><text:s text:c="4"/>vector_destroy(pvec_coll1); </text:p>
            <text:p text:style-name="P100"><text:s text:c="4"/>vector_destroy(pvec_coll2); </text:p>
            <text:p text:style-name="P100"/>
            <text:p text:style-name="P100"><text:s text:c="4"/>return 0; </text:p>
            <text:p text:style-name="P100">}</text:p>
          </table:table-cell>
        </table:table-row>
      </table:table>
      <text:p text:style-name="P20">输出结果：</text:p>
      <text:p text:style-name="P20">coll1: 1 2 3 4 5 6 7 8 9 </text:p>
      <text:p text:style-name="P20">coll2: 1 2 3 4 5 6 7 8 9 </text:p>
      <text:p text:style-name="P20">partition: </text:p>
      <text:p text:style-name="P20">coll1: 8 2 6 4 5 3 7 1 9 </text:p>
      <text:p text:style-name="P20">first odd: 5 </text:p>
      <text:p text:style-name="P20">coll2: 2 4 6 8 1 3 5 7 9 </text:p>
      <text:p text:style-name="P20">first odd: 1</text:p>
      <text:p text:style-name="P20"/>
      <text:list xml:id="list1784046309" text:continue-list="list537851053" text:style-name="WW8Num13">
        <text:list-item>
          <text:list>
            <text:list-item>
              <text:h text:style-name="P141" text:outline-level="2">排序算法</text:h>
            </text:list-item>
          </text:list>
        </text:list-item>
      </text:list>
      <text:p text:style-name="P20"><text:tab/>libcstl提供了多种排序算法，这些算法不仅包括将整个数据区间中的数据排序，还包括部分排序，还有与排序相关的算法。有些容器提供了排序操作函数，如果要在这些容器上实现排序请优先考虑容器提供的操作函数。有些容器本身就是有序的，如关联容器，是不允许将排序算法应用到这样的容器上的。下面列出了libcstl提供的所有排序算法：</text:p>
      <table:table table:name="表格147" table:style-name="表格147">
        <table:table-column table:style-name="表格147.A"/>
        <table:table-column table:style-name="表格147.B"/>
        <text:soft-page-break/>
        <table:table-row>
          <table:table-cell table:style-name="表格147.A1" office:value-type="string">
            <text:p text:style-name="P96">algo_sort</text:p>
          </table:table-cell>
          <table:table-cell table:style-name="表格147.B1" office:value-type="string">
            <text:p text:style-name="P97">将数据区间中的数据按照默认的比较规则排序。</text:p>
          </table:table-cell>
        </table:table-row>
        <text:soft-page-break/>
        <table:table-row>
          <table:table-cell table:style-name="表格147.A2" office:value-type="string">
            <text:p text:style-name="P96">algo_sort_if</text:p>
          </table:table-cell>
          <table:table-cell table:style-name="表格147.B2" office:value-type="string">
            <text:p text:style-name="P97">将数据区间中的数据按照指定的比较规则排序。</text:p>
          </table:table-cell>
        </table:table-row>
        <table:table-row>
          <table:table-cell table:style-name="表格147.A2" office:value-type="string">
            <text:p text:style-name="P96">algo_stable_sort</text:p>
          </table:table-cell>
          <table:table-cell table:style-name="表格147.B2" office:value-type="string">
            <text:p text:style-name="P97">将数据区间中的数据按照默认比较规则进行稳定排序。</text:p>
          </table:table-cell>
        </table:table-row>
        <table:table-row>
          <table:table-cell table:style-name="表格147.A2" office:value-type="string">
            <text:p text:style-name="P96">algo_stable_sort_if</text:p>
          </table:table-cell>
          <table:table-cell table:style-name="表格147.B2" office:value-type="string">
            <text:p text:style-name="P97">将数据区间中的数据按照指定的比较规则进行稳定排序。</text:p>
          </table:table-cell>
        </table:table-row>
        <table:table-row>
          <table:table-cell table:style-name="表格147.A2" office:value-type="string">
            <text:p text:style-name="P96">algo_partial_sort</text:p>
          </table:table-cell>
          <table:table-cell table:style-name="表格147.B2" office:value-type="string">
            <text:p text:style-name="P97">将数据区间中的数据按照默认的比较规则进行部分排序。</text:p>
          </table:table-cell>
        </table:table-row>
        <table:table-row>
          <table:table-cell table:style-name="表格147.A2" office:value-type="string">
            <text:p text:style-name="P96">algo_partial_sort_if</text:p>
          </table:table-cell>
          <table:table-cell table:style-name="表格147.B2" office:value-type="string">
            <text:p text:style-name="P97">将数据区间中的数据按照指定的比较规则进行部分排序。</text:p>
          </table:table-cell>
        </table:table-row>
        <table:table-row>
          <table:table-cell table:style-name="表格147.A2" office:value-type="string">
            <text:p text:style-name="P96">algo_partial_sort_copy</text:p>
          </table:table-cell>
          <table:table-cell table:style-name="表格147.B2" office:value-type="string">
            <text:p text:style-name="P97">将数据区间按照默认比较规则部分排序，将排序结果拷贝到目的区间。</text:p>
          </table:table-cell>
        </table:table-row>
        <table:table-row>
          <table:table-cell table:style-name="表格147.A2" office:value-type="string">
            <text:p text:style-name="P96">algo_partial_sort_copy_if</text:p>
          </table:table-cell>
          <table:table-cell table:style-name="表格147.B2" office:value-type="string">
            <text:p text:style-name="P97">将数据区间按照指定比较规则部分排序，将排序结果拷贝到目的区间。</text:p>
          </table:table-cell>
        </table:table-row>
        <table:table-row>
          <table:table-cell table:style-name="表格147.A2" office:value-type="string">
            <text:p text:style-name="P96">algo_is_sorted</text:p>
          </table:table-cell>
          <table:table-cell table:style-name="表格147.B2" office:value-type="string">
            <text:p text:style-name="P97">判断数据区间是否是使用默认比较规则排序的。</text:p>
          </table:table-cell>
        </table:table-row>
        <table:table-row>
          <table:table-cell table:style-name="表格147.A2" office:value-type="string">
            <text:p text:style-name="P96">algo_is_sorted_if</text:p>
          </table:table-cell>
          <table:table-cell table:style-name="表格147.B2" office:value-type="string">
            <text:p text:style-name="P97">判断数据区间是否是使用指定比较规则排序的。</text:p>
          </table:table-cell>
        </table:table-row>
        <table:table-row>
          <table:table-cell table:style-name="表格147.A2" office:value-type="string">
            <text:p text:style-name="P96">algo_nth_element</text:p>
          </table:table-cell>
          <table:table-cell table:style-name="表格147.B2" office:value-type="string">
            <text:p text:style-name="P97">将数据区间按照默认的比较规则分成两部分,第n个数据与排序后的结果相同。</text:p>
          </table:table-cell>
        </table:table-row>
        <table:table-row>
          <table:table-cell table:style-name="表格147.A2" office:value-type="string">
            <text:p text:style-name="P96">algo_nth_element_if</text:p>
          </table:table-cell>
          <table:table-cell table:style-name="表格147.B2" office:value-type="string">
            <text:p text:style-name="P97">将数据区间按照指定的比较规则分成两部分,第n个数据与排序后的结果相同。</text:p>
          </table:table-cell>
        </table:table-row>
        <table:table-row>
          <table:table-cell table:style-name="表格147.A2" office:value-type="string">
            <text:p text:style-name="P96">algo_lower_bound</text:p>
          </table:table-cell>
          <table:table-cell table:style-name="表格147.B2" office:value-type="string">
            <text:p text:style-name="P97">返回使用默认比较规则排序的数据区间中第一个与指定数据相等的迭代器。</text:p>
          </table:table-cell>
        </table:table-row>
        <table:table-row>
          <table:table-cell table:style-name="表格147.A2" office:value-type="string">
            <text:p text:style-name="P96">algo_lower_bound_if</text:p>
          </table:table-cell>
          <table:table-cell table:style-name="表格147.B2" office:value-type="string">
            <text:p text:style-name="P97">返回使用指定比较规则排序的数据区间中第一个与指定数据相等的迭代器。</text:p>
          </table:table-cell>
        </table:table-row>
        <table:table-row>
          <table:table-cell table:style-name="表格147.A2" office:value-type="string">
            <text:p text:style-name="P96">algo_upper_bound</text:p>
          </table:table-cell>
          <table:table-cell table:style-name="表格147.B2" office:value-type="string">
            <text:p text:style-name="P97">返回使用默认比较规则排序的数据区间中第一个大于指定数据的迭代器。</text:p>
          </table:table-cell>
        </table:table-row>
        <table:table-row>
          <table:table-cell table:style-name="表格147.A2" office:value-type="string">
            <text:p text:style-name="P96">algo_upper_bound_if</text:p>
          </table:table-cell>
          <table:table-cell table:style-name="表格147.B2" office:value-type="string">
            <text:p text:style-name="P97">返回使用指定比较规则排序的数据区间中第一个大于指定数据的迭代器。</text:p>
          </table:table-cell>
        </table:table-row>
        <table:table-row>
          <table:table-cell table:style-name="表格147.A2" office:value-type="string">
            <text:p text:style-name="P96">algo_equal_range</text:p>
          </table:table-cell>
          <table:table-cell table:style-name="表格147.B2" office:value-type="string">
            <text:p text:style-name="P97">返回使用默认比较规俄排序的数据区间中包含指定数据的范围。</text:p>
          </table:table-cell>
        </table:table-row>
        <table:table-row>
          <table:table-cell table:style-name="表格147.A2" office:value-type="string">
            <text:p text:style-name="P96">algo_equal_range_if</text:p>
          </table:table-cell>
          <table:table-cell table:style-name="表格147.B2" office:value-type="string">
            <text:p text:style-name="P97">返回使用指定比较规则排序的数据区间中包含指定数据的范围。</text:p>
          </table:table-cell>
        </table:table-row>
        <table:table-row>
          <table:table-cell table:style-name="表格147.A2" office:value-type="string">
            <text:p text:style-name="P96">algo_binary_search</text:p>
          </table:table-cell>
          <table:table-cell table:style-name="表格147.B2" office:value-type="string">
            <text:p text:style-name="P97">在使用默认比较规则排序的数据区间中实现二分查找。</text:p>
          </table:table-cell>
        </table:table-row>
        <table:table-row>
          <table:table-cell table:style-name="表格147.A2" office:value-type="string">
            <text:p text:style-name="P96">algo_binary_search_if</text:p>
          </table:table-cell>
          <table:table-cell table:style-name="表格147.B2" office:value-type="string">
            <text:p text:style-name="P97">在使用指定比较规则排序的数据区间中实现二分查找。</text:p>
          </table:table-cell>
        </table:table-row>
        <table:table-row>
          <table:table-cell table:style-name="表格147.A2" office:value-type="string">
            <text:p text:style-name="P96">algo_merge</text:p>
          </table:table-cell>
          <table:table-cell table:style-name="表格147.B2" office:value-type="string">
            <text:p text:style-name="P97">合并两个使用默认比较规则排序的数据区间。</text:p>
          </table:table-cell>
        </table:table-row>
        <table:table-row>
          <table:table-cell table:style-name="表格147.A2" office:value-type="string">
            <text:p text:style-name="P96">algo_merge_if</text:p>
          </table:table-cell>
          <table:table-cell table:style-name="表格147.B2" office:value-type="string">
            <text:p text:style-name="P97">合并两个使用指定比较规则排序的数据区间。</text:p>
          </table:table-cell>
        </table:table-row>
        <table:table-row>
          <table:table-cell table:style-name="表格147.A2" office:value-type="string">
            <text:p text:style-name="P96">algo_inplace_merge</text:p>
          </table:table-cell>
          <table:table-cell table:style-name="表格147.B2" office:value-type="string">
            <text:p text:style-name="P97">合并同一数据区间中使用默认比较规则排序的两部分。</text:p>
          </table:table-cell>
        </table:table-row>
        <table:table-row>
          <table:table-cell table:style-name="表格147.A2" office:value-type="string">
            <text:p text:style-name="P96">algo_inplace_merge_if</text:p>
          </table:table-cell>
          <table:table-cell table:style-name="表格147.B2" office:value-type="string">
            <text:p text:style-name="P97">合并同一数据区间中使用指定比较规则排序的两部分。</text:p>
          </table:table-cell>
        </table:table-row>
        <table:table-row>
          <table:table-cell table:style-name="表格147.A2" office:value-type="string">
            <text:p text:style-name="P96">algo_includes</text:p>
          </table:table-cell>
          <table:table-cell table:style-name="表格147.B2" office:value-type="string">
            <text:p text:style-name="P97">判断两个使用默认比较规则排序的数据区间第一个是否包含第二个。</text:p>
          </table:table-cell>
        </table:table-row>
        <table:table-row>
          <table:table-cell table:style-name="表格147.A2" office:value-type="string">
            <text:p text:style-name="P96">algo_includes_if</text:p>
          </table:table-cell>
          <table:table-cell table:style-name="表格147.B2" office:value-type="string">
            <text:p text:style-name="P97">判断两个使用指定比较规则排序的数据区间第一个是否包含第二个。</text:p>
          </table:table-cell>
        </table:table-row>
        <table:table-row>
          <table:table-cell table:style-name="表格147.A2" office:value-type="string">
            <text:p text:style-name="P96">algo_set_union</text:p>
          </table:table-cell>
          <table:table-cell table:style-name="表格147.B2" office:value-type="string">
            <text:p text:style-name="P97">将两个使用默认比较规则排序的数据区间取并集。</text:p>
          </table:table-cell>
        </table:table-row>
        <table:table-row>
          <table:table-cell table:style-name="表格147.A2" office:value-type="string">
            <text:p text:style-name="P96">algo_set_union_if</text:p>
          </table:table-cell>
          <table:table-cell table:style-name="表格147.B2" office:value-type="string">
            <text:p text:style-name="P97">将两个使用指定比较规则排序的数据区间取并集。</text:p>
          </table:table-cell>
        </table:table-row>
        <table:table-row>
          <table:table-cell table:style-name="表格147.A2" office:value-type="string">
            <text:p text:style-name="P96">algo_set_intersection</text:p>
          </table:table-cell>
          <table:table-cell table:style-name="表格147.B2" office:value-type="string">
            <text:p text:style-name="P97">将两个使用默认比较规则排序的数据区间取交集。</text:p>
          </table:table-cell>
        </table:table-row>
        <table:table-row>
          <table:table-cell table:style-name="表格147.A2" office:value-type="string">
            <text:p text:style-name="P96">algo_set_intersection_if</text:p>
          </table:table-cell>
          <table:table-cell table:style-name="表格147.B2" office:value-type="string">
            <text:p text:style-name="P97">将两个使用指定比较规则排序的数据区间取交集。</text:p>
          </table:table-cell>
        </table:table-row>
        <table:table-row>
          <table:table-cell table:style-name="表格147.A2" office:value-type="string">
            <text:p text:style-name="P96">algo_set_difference</text:p>
          </table:table-cell>
          <table:table-cell table:style-name="表格147.B2" office:value-type="string">
            <text:p text:style-name="P97">将两个使用默认比较规则排序的数据区间取差集。</text:p>
          </table:table-cell>
        </table:table-row>
        <table:table-row>
          <table:table-cell table:style-name="表格147.A2" office:value-type="string">
            <text:p text:style-name="P96">algo_set_difference_if</text:p>
          </table:table-cell>
          <table:table-cell table:style-name="表格147.B2" office:value-type="string">
            <text:p text:style-name="P97">将两个使用指定比较规则排序的数据区间取差集。</text:p>
          </table:table-cell>
        </table:table-row>
        <table:table-row>
          <table:table-cell table:style-name="表格147.A2" office:value-type="string">
            <text:p text:style-name="P96">algo_set_symmetric_difference</text:p>
          </table:table-cell>
          <table:table-cell table:style-name="表格147.B2" office:value-type="string">
            <text:p text:style-name="P97">将两个使用默认比较规则排序的数据区间取对称差集。</text:p>
          </table:table-cell>
        </table:table-row>
        <text:soft-page-break/>
        <table:table-row>
          <table:table-cell table:style-name="表格147.A2" office:value-type="string">
            <text:p text:style-name="P96">algo_set_symmetric_difference_if</text:p>
          </table:table-cell>
          <table:table-cell table:style-name="表格147.B2" office:value-type="string">
            <text:p text:style-name="P97">将两个使用指定比较规则排序的数据区间取对称差集。</text:p>
          </table:table-cell>
        </table:table-row>
        <table:table-row>
          <table:table-cell table:style-name="表格147.A2" office:value-type="string">
            <text:p text:style-name="P96">algo_push_heap</text:p>
          </table:table-cell>
          <table:table-cell table:style-name="表格147.B2" office:value-type="string">
            <text:p text:style-name="P97">向使用默认比较规则的堆中插入一个数据。</text:p>
          </table:table-cell>
        </table:table-row>
        <table:table-row>
          <table:table-cell table:style-name="表格147.A2" office:value-type="string">
            <text:p text:style-name="P96">algo_push_heap_if</text:p>
          </table:table-cell>
          <table:table-cell table:style-name="表格147.B2" office:value-type="string">
            <text:p text:style-name="P97">向使用指定比较规则的堆中插入一个数据。</text:p>
          </table:table-cell>
        </table:table-row>
        <table:table-row>
          <table:table-cell table:style-name="表格147.A2" office:value-type="string">
            <text:p text:style-name="P96">algo_pop_heap</text:p>
          </table:table-cell>
          <table:table-cell table:style-name="表格147.B2" office:value-type="string">
            <text:p text:style-name="P97">将使用默认比较规则的堆中优先级最高的数据删除。</text:p>
          </table:table-cell>
        </table:table-row>
        <table:table-row>
          <table:table-cell table:style-name="表格147.A2" office:value-type="string">
            <text:p text:style-name="P96">algo_pop_heap_if</text:p>
          </table:table-cell>
          <table:table-cell table:style-name="表格147.B2" office:value-type="string">
            <text:p text:style-name="P97">将使用指定比较规则的堆中优先级最高的数据删除。</text:p>
          </table:table-cell>
        </table:table-row>
        <table:table-row>
          <table:table-cell table:style-name="表格147.A2" office:value-type="string">
            <text:p text:style-name="P96">algo_make_heap</text:p>
          </table:table-cell>
          <table:table-cell table:style-name="表格147.B2" office:value-type="string">
            <text:p text:style-name="P97">将数据区间变成使用默认比较规则的堆。</text:p>
          </table:table-cell>
        </table:table-row>
        <table:table-row>
          <table:table-cell table:style-name="表格147.A2" office:value-type="string">
            <text:p text:style-name="P96">algo_make_heap_if</text:p>
          </table:table-cell>
          <table:table-cell table:style-name="表格147.B2" office:value-type="string">
            <text:p text:style-name="P97">将数据区间变成使用指定比较规则的堆。</text:p>
          </table:table-cell>
        </table:table-row>
        <table:table-row>
          <table:table-cell table:style-name="表格147.A2" office:value-type="string">
            <text:p text:style-name="P96">algo_sort_heap</text:p>
          </table:table-cell>
          <table:table-cell table:style-name="表格147.B2" office:value-type="string">
            <text:p text:style-name="P97">将使用默认比较规则的堆进行堆排序。</text:p>
          </table:table-cell>
        </table:table-row>
        <table:table-row>
          <table:table-cell table:style-name="表格147.A2" office:value-type="string">
            <text:p text:style-name="P96">algo_sort_heap_if</text:p>
          </table:table-cell>
          <table:table-cell table:style-name="表格147.B2" office:value-type="string">
            <text:p text:style-name="P97">将使用指定比较规则的堆进行堆排序。</text:p>
          </table:table-cell>
        </table:table-row>
        <table:table-row>
          <table:table-cell table:style-name="表格147.A2" office:value-type="string">
            <text:p text:style-name="P96">algo_is_heap</text:p>
          </table:table-cell>
          <table:table-cell table:style-name="表格147.B2" office:value-type="string">
            <text:p text:style-name="P97">判断一个数据区间是否是使用默认比较规则的堆。</text:p>
          </table:table-cell>
        </table:table-row>
        <table:table-row>
          <table:table-cell table:style-name="表格147.A2" office:value-type="string">
            <text:p text:style-name="P96">algo_is_heap_if</text:p>
          </table:table-cell>
          <table:table-cell table:style-name="表格147.B2" office:value-type="string">
            <text:p text:style-name="P97">判断一个数据区间是否是使用指定比较规则的堆。</text:p>
          </table:table-cell>
        </table:table-row>
        <table:table-row>
          <table:table-cell table:style-name="表格147.A2" office:value-type="string">
            <text:p text:style-name="P96">algo_min</text:p>
          </table:table-cell>
          <table:table-cell table:style-name="表格147.B2" office:value-type="string">
            <text:p text:style-name="P97">使用默认比较规则找出两个迭代器所指的数据的小者。</text:p>
          </table:table-cell>
        </table:table-row>
        <table:table-row>
          <table:table-cell table:style-name="表格147.A2" office:value-type="string">
            <text:p text:style-name="P96">algo_min_if</text:p>
          </table:table-cell>
          <table:table-cell table:style-name="表格147.B2" office:value-type="string">
            <text:p text:style-name="P97">使用指定比较规则找出两个迭代器所指的数据的小者。</text:p>
          </table:table-cell>
        </table:table-row>
        <table:table-row>
          <table:table-cell table:style-name="表格147.A2" office:value-type="string">
            <text:p text:style-name="P96">algo_max</text:p>
          </table:table-cell>
          <table:table-cell table:style-name="表格147.B2" office:value-type="string">
            <text:p text:style-name="P97">使用默认比较规则找出两个迭代器所指的数据的大者。</text:p>
          </table:table-cell>
        </table:table-row>
        <table:table-row>
          <table:table-cell table:style-name="表格147.A2" office:value-type="string">
            <text:p text:style-name="P96">algo_max_if</text:p>
          </table:table-cell>
          <table:table-cell table:style-name="表格147.B2" office:value-type="string">
            <text:p text:style-name="P97">使用指定比较规则找出两个迭代器所指的数据的大者。</text:p>
          </table:table-cell>
        </table:table-row>
        <table:table-row>
          <table:table-cell table:style-name="表格147.A2" office:value-type="string">
            <text:p text:style-name="P96">algo_min_element</text:p>
          </table:table-cell>
          <table:table-cell table:style-name="表格147.B2" office:value-type="string">
            <text:p text:style-name="P97">使用默认的比较规则找出数据区间中最小的数据。</text:p>
          </table:table-cell>
        </table:table-row>
        <table:table-row>
          <table:table-cell table:style-name="表格147.A2" office:value-type="string">
            <text:p text:style-name="P96">algo_min_element_if</text:p>
          </table:table-cell>
          <table:table-cell table:style-name="表格147.B2" office:value-type="string">
            <text:p text:style-name="P97">使用指定的比较规则找出数据区间中最小的数据。</text:p>
          </table:table-cell>
        </table:table-row>
        <table:table-row>
          <table:table-cell table:style-name="表格147.A2" office:value-type="string">
            <text:p text:style-name="P96">algo_max_element</text:p>
          </table:table-cell>
          <table:table-cell table:style-name="表格147.B2" office:value-type="string">
            <text:p text:style-name="P97">使用默认的比较规则找出数据区间中最大的数据。</text:p>
          </table:table-cell>
        </table:table-row>
        <table:table-row>
          <table:table-cell table:style-name="表格147.A2" office:value-type="string">
            <text:p text:style-name="P96">algo_max_element_if</text:p>
          </table:table-cell>
          <table:table-cell table:style-name="表格147.B2" office:value-type="string">
            <text:p text:style-name="P97">使用指定的比较规则找出数据区间中最大的数据。</text:p>
          </table:table-cell>
        </table:table-row>
        <table:table-row>
          <table:table-cell table:style-name="表格147.A2" office:value-type="string">
            <text:p text:style-name="P96">algo_lexicographical_compare</text:p>
          </table:table-cell>
          <table:table-cell table:style-name="表格147.B2" office:value-type="string">
            <text:p text:style-name="P97">使用默认比较规则按照字典方式比较两个数据区间。</text:p>
          </table:table-cell>
        </table:table-row>
        <table:table-row>
          <table:table-cell table:style-name="表格147.A2" office:value-type="string">
            <text:p text:style-name="P96">algo_lexicographical_compare_if</text:p>
          </table:table-cell>
          <table:table-cell table:style-name="表格147.B2" office:value-type="string">
            <text:p text:style-name="P97">使用指定比较规则按照字典方式比较两个数据区间。</text:p>
          </table:table-cell>
        </table:table-row>
        <table:table-row>
          <table:table-cell table:style-name="表格147.A2" office:value-type="string">
            <text:p text:style-name="P96">algo_lexicographical_compare_3way</text:p>
          </table:table-cell>
          <table:table-cell table:style-name="表格147.B2" office:value-type="string">
            <text:p text:style-name="P97">使用默认比较规则按照字典方式比较两个数据区间，返回3种结果。</text:p>
          </table:table-cell>
        </table:table-row>
        <table:table-row>
          <table:table-cell table:style-name="表格147.A2" office:value-type="string">
            <text:p text:style-name="P96">algo_lexicographical_compare_3way_if</text:p>
          </table:table-cell>
          <table:table-cell table:style-name="表格147.B2" office:value-type="string">
            <text:p text:style-name="P97">使用指定比较规则按照字典方式比较两个数据区间，返回3种结果。</text:p>
          </table:table-cell>
        </table:table-row>
        <table:table-row>
          <table:table-cell table:style-name="表格147.A2" office:value-type="string">
            <text:p text:style-name="P96">algo_next_permutation</text:p>
          </table:table-cell>
          <table:table-cell table:style-name="表格147.B2" office:value-type="string">
            <text:p text:style-name="P97">返回使用默认比较规则的当前数据区间的下一排列方式。</text:p>
          </table:table-cell>
        </table:table-row>
        <table:table-row>
          <table:table-cell table:style-name="表格147.A2" office:value-type="string">
            <text:p text:style-name="P96">algo_next_permutation_if</text:p>
          </table:table-cell>
          <table:table-cell table:style-name="表格147.B2" office:value-type="string">
            <text:p text:style-name="P97">返回使用指定比较规则的当前数据区间的下一排列方式。</text:p>
          </table:table-cell>
        </table:table-row>
        <table:table-row>
          <table:table-cell table:style-name="表格147.A2" office:value-type="string">
            <text:p text:style-name="P96">algo_prev_permutation</text:p>
          </table:table-cell>
          <table:table-cell table:style-name="表格147.B2" office:value-type="string">
            <text:p text:style-name="P97">返回使用默认比较规则的当前数据区间的上一排列方式。</text:p>
          </table:table-cell>
        </table:table-row>
        <table:table-row>
          <table:table-cell table:style-name="表格147.A2" office:value-type="string">
            <text:p text:style-name="P96">algo_prev_permutation_if</text:p>
          </table:table-cell>
          <table:table-cell table:style-name="表格147.B2" office:value-type="string">
            <text:p text:style-name="P97">返回使用指定比较规则的当前数据区间的上一排列方式。</text:p>
          </table:table-cell>
        </table:table-row>
      </table:table>
      <text:p text:style-name="P20"/>
      <text:list xml:id="list1093379676" text:continue-numbering="true" text:style-name="WW8Num13">
        <text:list-item>
          <text:list>
            <text:list-item>
              <text:list>
                <text:list-item>
                  <text:h text:style-name="P115" text:outline-level="3">排序整个数据区间</text:h>
                </text:list-item>
              </text:list>
            </text:list-item>
          </text:list>
        </text:list-item>
      </text:list>
      <text:list xml:id="list1855793819" text:style-name="L149">
        <text:list-item>
          <text:p text:style-name="P262">algo_sort <text:s text:c="3"/>algo_sort_if <text:s text:c="3"/>algo_stable_sort <text:s text:c="3"/>algo_stable_sort_if对整个数据区间进行排序</text:p>
        </text:list-item>
      </text:list>
      <text:list xml:id="list834225877" text:style-name="L150">
        <text:list-item>
          <text:p text:style-name="P263"><text:soft-page-break/>algo_sort和algo_stable_sort默认使用数据类型的小于操作函数作为比较规则进行排序。</text:p>
        </text:list-item>
        <text:list-item>
          <text:p text:style-name="P263">algo_sort_if和algo_stable_sort_if使用指定的比较规则进行排序。</text:p>
        </text:list-item>
        <text:list-item>
          <text:p text:style-name="P263">algo_sort_if和algo_stable_sort_if使用的比较规则不能修改数据。</text:p>
        </text:list-item>
        <text:list-item>
          <text:p text:style-name="P263">algo_sort和algo_stable_sort的不同之处在于algo_stable_sort对于相等的数据不改变原有数据的相对位置。</text:p>
        </text:list-item>
        <text:list-item>
          <text:p text:style-name="P263">有些容器提供了排序操作操作，排序时应该使用容器提供的排序操作函数。</text:p>
        </text:list-item>
      </text:list>
      <text:p text:style-name="P20">下面给出了algo_sort和algo_sort_if的例子：</text:p>
      <table:table table:name="表格148" table:style-name="表格148">
        <table:table-column table:style-name="表格148.A"/>
        <table:table-row>
          <table:table-cell table:style-name="表格148.A1" office:value-type="string">
            <text:p text:style-name="P100">/* </text:p>
            <text:p text:style-name="P100"><text:s/>* sort3.c </text:p>
            <text:p text:style-name="P100"><text:s/>* compile with : -lcstl </text:p>
            <text:p text:style-name="P100"><text:s/>*/ </text:p>
            <text:p text:style-name="P100"/>
            <text:p text:style-name="P100">#include &lt;stdio.h&gt; </text:p>
            <text:p text:style-name="P100">#include &lt;cstl/cdeque.h&gt; </text:p>
            <text:p text:style-name="P100">#include &lt;cstl/calgorithm.h&gt; </text:p>
            <text:p text:style-name="P100">#include &lt;cstl/cfunctional.h&gt; </text:p>
            <text:p text:style-name="P100"/>
            <text:p text:style-name="P100">int main(int argc, char* argv[]) </text:p>
            <text:p text:style-name="P100">{ </text:p>
            <text:p text:style-name="P100"><text:s text:c="4"/>deque_t* pdeq_coll = create_deque(int); </text:p>
            <text:p text:style-name="P100"><text:s text:c="4"/>iterator_t it_pos; </text:p>
            <text:p text:style-name="P100"><text:s text:c="4"/>int i = 0; </text:p>
            <text:p text:style-name="P100"/>
            <text:p text:style-name="P100"><text:s text:c="4"/>if(pdeq_coll == NULL) </text:p>
            <text:p text:style-name="P100"><text:s text:c="4"/>{ </text:p>
            <text:p text:style-name="P100"><text:s text:c="8"/>return -1; </text:p>
            <text:p text:style-name="P100"><text:s text:c="4"/>} </text:p>
            <text:p text:style-name="P100"/>
            <text:p text:style-name="P100"><text:s text:c="4"/>deque_init(pdeq_coll); </text:p>
            <text:p text:style-name="P100"/>
            <text:p text:style-name="P100"><text:s text:c="4"/>for(i = 1; i &lt;= 9; ++i) </text:p>
            <text:p text:style-name="P100"><text:s text:c="4"/>{ </text:p>
            <text:p text:style-name="P100"><text:s text:c="8"/>deque_push_back(pdeq_coll, i); </text:p>
            <text:p text:style-name="P100"><text:s text:c="4"/>} </text:p>
            <text:p text:style-name="P100"><text:s text:c="4"/>for(i = 1; i &lt;= 9; ++i) </text:p>
            <text:p text:style-name="P100"><text:s text:c="4"/>{ </text:p>
            <text:p text:style-name="P100"><text:s text:c="8"/>deque_push_back(pdeq_coll, i); </text:p>
            <text:p text:style-name="P100"><text:s text:c="4"/>} </text:p>
            <text:p text:style-name="P100"/>
            <text:p text:style-name="P100"><text:s text:c="4"/>printf("on entry: "); </text:p>
            <text:p text:style-name="P100"><text:s text:c="4"/>for(it_pos = deque_begin(pdeq_coll); </text:p>
            <text:p text:style-name="P100"><text:s text:c="8"/>!iterator_equal(it_pos, deque_end(pdeq_coll)); </text:p>
            <text:p text:style-name="P100"><text:s text:c="8"/>it_pos = iterator_next(it_pos)) </text:p>
            <text:p text:style-name="P100"><text:s text:c="4"/>{ </text:p>
            <text:p text:style-name="P100"><text:soft-page-break/><text:s text:c="8"/>printf("%d ", *(int*)iterator_get_pointer(it_pos)); </text:p>
            <text:p text:style-name="P100"><text:s text:c="4"/>} </text:p>
            <text:p text:style-name="P100"><text:s text:c="4"/>printf("\n"); </text:p>
            <text:p text:style-name="P100"/>
            <text:p text:style-name="P100"><text:s text:c="4"/>algo_sort(deque_begin(pdeq_coll), deque_end(pdeq_coll)); </text:p>
            <text:p text:style-name="P100"><text:s text:c="4"/>printf("sorted: "); </text:p>
            <text:p text:style-name="P100"><text:s text:c="4"/>for(it_pos = deque_begin(pdeq_coll); </text:p>
            <text:p text:style-name="P100"><text:s text:c="8"/>!iterator_equal(it_pos, deque_end(pdeq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sort_if(deque_begin(pdeq_coll), deque_end(pdeq_coll), fun_greater_int); </text:p>
            <text:p text:style-name="P100"><text:s text:c="4"/>printf("sorted &gt;: "); </text:p>
            <text:p text:style-name="P100"><text:s text:c="4"/>for(it_pos = deque_begin(pdeq_coll); </text:p>
            <text:p text:style-name="P100"><text:s text:c="8"/>!iterator_equal(it_pos, deque_end(pdeq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deque_destroy(pdeq_coll); </text:p>
            <text:p text:style-name="P100"/>
            <text:p text:style-name="P100"><text:s text:c="4"/>return 0; </text:p>
            <text:p text:style-name="P100">}</text:p>
          </table:table-cell>
        </table:table-row>
      </table:table>
      <text:p text:style-name="P20">输出结果：</text:p>
      <text:p text:style-name="P20">on entry: 1 2 3 4 5 6 7 8 9 1 2 3 4 5 6 7 8 9 </text:p>
      <text:p text:style-name="P20">sorted: 1 1 2 2 3 3 4 4 5 5 6 6 7 7 8 8 9 9 </text:p>
      <text:p text:style-name="P20">sorted &gt;: 9 9 8 8 7 7 6 6 5 5 4 4 3 3 2 2 1 1 </text:p>
      <text:p text:style-name="P20"/>
      <text:p text:style-name="P20">下面这个例子不仅展示了algo_stable_sort_if函数的用法而且还展示了algo_sort_if和algo_stable_sort_if的不同：</text:p>
      <table:table table:name="表格149" table:style-name="表格149">
        <table:table-column table:style-name="表格149.A"/>
        <table:table-row>
          <table:table-cell table:style-name="表格149.A1" office:value-type="string">
            <text:p text:style-name="P100">/* </text:p>
            <text:p text:style-name="P100"><text:s/>* sort4.c </text:p>
            <text:p text:style-name="P100"><text:s/>* compile with : -lcstl </text:p>
            <text:p text:style-name="P100"><text:s/>*/ </text:p>
            <text:p text:style-name="P100"><text:s/></text:p>
            <text:p text:style-name="P100">#include &lt;stdio.h&gt; </text:p>
            <text:p text:style-name="P100">#include &lt;string.h&gt; </text:p>
            <text:p text:style-name="P100">#include &lt;cstl/cvector.h&gt; </text:p>
            <text:p text:style-name="P100">#include &lt;cstl/calgorithm.h&gt; </text:p>
            <text:p text:style-name="P100"><text:soft-page-break/></text:p>
            <text:p text:style-name="P100">static void _less_length(const void* cpv_first, </text:p>
            <text:p text:style-name="P100"><text:s text:c="4"/>const void* cpv_second, void* pv_output) </text:p>
            <text:p text:style-name="P100">{ </text:p>
            <text:p text:style-name="P100"><text:s text:c="4"/>*(bool_t*)pv_output = strlen((char*)cpv_first) &lt; strlen((char*)cpv_second) ? </text:p>
            <text:p text:style-name="P100"><text:s text:c="8"/>true : false; </text:p>
            <text:p text:style-name="P100">} </text:p>
            <text:p text:style-name="P100"/>
            <text:p text:style-name="P100">int main(int argc, char* argv[]) </text:p>
            <text:p text:style-name="P100">{ </text:p>
            <text:p text:style-name="P100"><text:s text:c="4"/>vector_t* pvec_coll1 = create_vector(char*); </text:p>
            <text:p text:style-name="P100"><text:s text:c="4"/>vector_t* pvec_coll2 = create_vector(char*); </text:p>
            <text:p text:style-name="P100"><text:s text:c="4"/>iterator_t it_pos; </text:p>
            <text:p text:style-name="P100"/>
            <text:p text:style-name="P100"><text:s text:c="4"/>if(pvec_coll1 == NULL || pvec_coll2 == NULL) </text:p>
            <text:p text:style-name="P100"><text:s text:c="4"/>{ </text:p>
            <text:p text:style-name="P100"><text:s text:c="8"/>return -1; </text:p>
            <text:p text:style-name="P100"><text:s text:c="4"/>} </text:p>
            <text:p text:style-name="P100"/>
            <text:p text:style-name="P100"><text:s text:c="4"/>vector_init(pvec_coll1); </text:p>
            <text:p text:style-name="P100"><text:s text:c="4"/>vector_init(pvec_coll2); </text:p>
            <text:p text:style-name="P100"/>
            <text:p text:style-name="P100"><text:s text:c="4"/>vector_push_back(pvec_coll1, "1xxx"); </text:p>
            <text:p text:style-name="P100"><text:s text:c="4"/>vector_push_back(pvec_coll1, "2x"); </text:p>
            <text:p text:style-name="P100"><text:s text:c="4"/>vector_push_back(pvec_coll1, "3x"); </text:p>
            <text:p text:style-name="P100"><text:s text:c="4"/>vector_push_back(pvec_coll1, "4x"); </text:p>
            <text:p text:style-name="P100"><text:s text:c="4"/>vector_push_back(pvec_coll1, "5xx"); </text:p>
            <text:p text:style-name="P100"><text:s text:c="4"/>vector_push_back(pvec_coll1, "6xxxx"); </text:p>
            <text:p text:style-name="P100"><text:s text:c="4"/>vector_push_back(pvec_coll1, "7xx"); </text:p>
            <text:p text:style-name="P100"><text:s text:c="4"/>vector_push_back(pvec_coll1, "8xxx"); </text:p>
            <text:p text:style-name="P100"><text:s text:c="4"/>vector_push_back(pvec_coll1, "9xx"); </text:p>
            <text:p text:style-name="P100"><text:s text:c="4"/>vector_push_back(pvec_coll1, "10xxx"); </text:p>
            <text:p text:style-name="P100"><text:s text:c="4"/>vector_push_back(pvec_coll1, "11"); </text:p>
            <text:p text:style-name="P100"><text:s text:c="4"/>vector_push_back(pvec_coll1, "12"); </text:p>
            <text:p text:style-name="P100"><text:s text:c="4"/>vector_push_back(pvec_coll1, "13"); </text:p>
            <text:p text:style-name="P100"><text:s text:c="4"/>vector_push_back(pvec_coll1, "14xx"); </text:p>
            <text:p text:style-name="P100"><text:s text:c="4"/>vector_push_back(pvec_coll1, "15"); </text:p>
            <text:p text:style-name="P100"><text:s text:c="4"/>vector_push_back(pvec_coll1, "16"); </text:p>
            <text:p text:style-name="P100"><text:s text:c="4"/>vector_push_back(pvec_coll1, "17"); </text:p>
            <text:p text:style-name="P100"><text:s text:c="4"/>vector_assign(pvec_coll2, pvec_coll1); </text:p>
            <text:p text:style-name="P100"/>
            <text:p text:style-name="P100"><text:s text:c="4"/>printf("on entry:\n"); </text:p>
            <text:p text:style-name="P100"><text:s text:c="4"/>for(it_pos = vector_begin(pvec_coll1); </text:p>
            <text:p text:style-name="P100"><text:soft-page-break/><text:s text:c="8"/>!iterator_equal(it_pos, vector_end(pvec_coll1)); </text:p>
            <text:p text:style-name="P100"><text:s text:c="8"/>it_pos = iterator_next(it_pos)) </text:p>
            <text:p text:style-name="P100"><text:s text:c="4"/>{ </text:p>
            <text:p text:style-name="P100"><text:s text:c="8"/>printf("%s ", (char*)iterator_get_pointer(it_pos)); </text:p>
            <text:p text:style-name="P100"><text:s text:c="4"/>} </text:p>
            <text:p text:style-name="P100"><text:s text:c="4"/>printf("\n"); </text:p>
            <text:p text:style-name="P100"/>
            <text:p text:style-name="P100"><text:s text:c="4"/>algo_sort_if(vector_begin(pvec_coll1), </text:p>
            <text:p text:style-name="P100"><text:s text:c="8"/>vector_end(pvec_coll1), _less_length); </text:p>
            <text:p text:style-name="P100"><text:s text:c="4"/>algo_stable_sort_if(vector_begin(pvec_coll2), </text:p>
            <text:p text:style-name="P100"><text:s text:c="8"/>vector_end(pvec_coll2), _less_length); </text:p>
            <text:p text:style-name="P100"><text:s text:c="4"/>printf("with algo_sort_if():\n"); </text:p>
            <text:p text:style-name="P100"><text:s text:c="4"/>for(it_pos = vector_begin(pvec_coll1); </text:p>
            <text:p text:style-name="P100"><text:s text:c="8"/>!iterator_equal(it_pos, vector_end(pvec_coll1)); </text:p>
            <text:p text:style-name="P100"><text:s text:c="8"/>it_pos = iterator_next(it_pos)) </text:p>
            <text:p text:style-name="P100"><text:s text:c="4"/>{ </text:p>
            <text:p text:style-name="P100"><text:s text:c="8"/>printf("%s ", (char*)iterator_get_pointer(it_pos)); </text:p>
            <text:p text:style-name="P100"><text:s text:c="4"/>} </text:p>
            <text:p text:style-name="P100"><text:s text:c="4"/>printf("\n"); </text:p>
            <text:p text:style-name="P100"><text:s text:c="4"/>printf("with algo_stable_sort_if():\n"); </text:p>
            <text:p text:style-name="P100"><text:s text:c="4"/>for(it_pos = vector_begin(pvec_coll2); </text:p>
            <text:p text:style-name="P100"><text:s text:c="8"/>!iterator_equal(it_pos, vector_end(pvec_coll2)); </text:p>
            <text:p text:style-name="P100"><text:s text:c="8"/>it_pos = iterator_next(it_pos)) </text:p>
            <text:p text:style-name="P100"><text:s text:c="4"/>{ </text:p>
            <text:p text:style-name="P100"><text:s text:c="8"/>printf("%s ", (char*)iterator_get_pointer(it_pos)); </text:p>
            <text:p text:style-name="P100"><text:s text:c="4"/>} </text:p>
            <text:p text:style-name="P100"><text:s text:c="4"/>printf("\n"); </text:p>
            <text:p text:style-name="P100"/>
            <text:p text:style-name="P100"><text:s text:c="4"/>vector_destroy(pvec_coll1); </text:p>
            <text:p text:style-name="P100"><text:s text:c="4"/>vector_destroy(pvec_coll2); </text:p>
            <text:p text:style-name="P100"/>
            <text:p text:style-name="P100"><text:s text:c="4"/>return 0; </text:p>
            <text:p text:style-name="P100">}</text:p>
          </table:table-cell>
        </table:table-row>
      </table:table>
      <text:p text:style-name="P20">程序的输出结果：</text:p>
      <text:p text:style-name="P20">on entry: </text:p>
      <text:p text:style-name="P20">1xxx 2x 3x 4x 5xx 6xxxx 7xx 8xxx 9xx 10xxx 11 12 13 14xx 15 16 17 </text:p>
      <text:p text:style-name="P20">with algo_sort_if(): </text:p>
      <text:p text:style-name="P20">13 15 11 12 2x 17 16 3x 4x 5xx 7xx 9xx 1xxx 8xxx 14xx 10xxx 6xxxx </text:p>
      <text:p text:style-name="P20">with algo_stable_sort_if(): </text:p>
      <text:p text:style-name="P20">2x 3x 4x 11 12 13 15 16 17 5xx 7xx 9xx 1xxx 8xxx 14xx 6xxxx 10xxx </text:p>
      <text:p text:style-name="P20"/>
      <text:list xml:id="list1888341674" text:continue-list="list1093379676" text:style-name="WW8Num13">
        <text:list-item>
          <text:list>
            <text:list-item>
              <text:list>
                <text:list-item>
                  <text:h text:style-name="P115" text:outline-level="3"><text:soft-page-break/>部分排序</text:h>
                </text:list-item>
              </text:list>
            </text:list-item>
          </text:list>
        </text:list-item>
      </text:list>
      <text:list xml:id="list80858067" text:style-name="L151">
        <text:list-item>
          <text:p text:style-name="P264">algo_partial_sort <text:s text:c="3"/>algo_partial_sort_if将数据区间的一部分排序。</text:p>
        </text:list-item>
      </text:list>
      <text:list xml:id="list1729312124" text:style-name="L152">
        <text:list-item>
          <text:p text:style-name="P265">algo_partial_sort使用数据的小于操作函数作为比较规则排序。</text:p>
        </text:list-item>
        <text:list-item>
          <text:p text:style-name="P265">algo_partial_sort_if使用指定的比较规则排序。</text:p>
        </text:list-item>
        <text:list-item>
          <text:p text:style-name="P265">这两个算法不像algo_sort排序整个数据区间，而是排序后只是前面的一部分数据有序，后面的一部分并未排序。</text:p>
        </text:list-item>
        <text:list-item>
          <text:p text:style-name="P265">algo_partial_sort_if使用的函数不能修改数据。</text:p>
        </text:list-item>
      </text:list>
      <text:p text:style-name="P20">下面的例子展示了如何使用algo_partial_sort和algo_partial_sort_if：</text:p>
      <table:table table:name="表格150" table:style-name="表格150">
        <table:table-column table:style-name="表格150.A"/>
        <table:table-row>
          <table:table-cell table:style-name="表格150.A1" office:value-type="string">
            <text:p text:style-name="P100">/* </text:p>
            <text:p text:style-name="P100"><text:s/>* psort1.c </text:p>
            <text:p text:style-name="P100"><text:s/>* compile with : -lcstl </text:p>
            <text:p text:style-name="P100"><text:s/>*/ </text:p>
            <text:p text:style-name="P100"/>
            <text:p text:style-name="P100">#include &lt;stdio.h&gt; </text:p>
            <text:p text:style-name="P100">#include &lt;cstl/cdeque.h&gt; </text:p>
            <text:p text:style-name="P100">#include &lt;cstl/calgorithm.h&gt; </text:p>
            <text:p text:style-name="P100">#include &lt;cstl/cfunctional.h&gt; </text:p>
            <text:p text:style-name="P100"/>
            <text:p text:style-name="P100">int main(int argc, char* argv[]) </text:p>
            <text:p text:style-name="P100">{ </text:p>
            <text:p text:style-name="P100"><text:s text:c="4"/>deque_t* pdeq_coll = create_deque(int); </text:p>
            <text:p text:style-name="P100"><text:s text:c="4"/>iterator_t it_pos; </text:p>
            <text:p text:style-name="P100"><text:s text:c="4"/>int i = 0; </text:p>
            <text:p text:style-name="P100"/>
            <text:p text:style-name="P100"><text:s text:c="4"/>if(pdeq_coll == NULL) </text:p>
            <text:p text:style-name="P100"><text:s text:c="4"/>{ </text:p>
            <text:p text:style-name="P100"><text:s text:c="8"/>return -1; </text:p>
            <text:p text:style-name="P100"><text:s text:c="4"/>} </text:p>
            <text:p text:style-name="P100"/>
            <text:p text:style-name="P100"><text:s text:c="4"/>deque_init(pdeq_coll); </text:p>
            <text:p text:style-name="P100"/>
            <text:p text:style-name="P100"><text:s text:c="4"/>for(i = 3; i &lt;= 7; ++i) </text:p>
            <text:p text:style-name="P100"><text:s text:c="4"/>{ </text:p>
            <text:p text:style-name="P100"><text:s text:c="8"/>deque_push_back(pdeq_coll, i); </text:p>
            <text:p text:style-name="P100"><text:s text:c="4"/>} </text:p>
            <text:p text:style-name="P100"><text:s text:c="4"/>for(i = 2; i &lt;= 6; ++i) </text:p>
            <text:p text:style-name="P100"><text:s text:c="4"/>{ </text:p>
            <text:p text:style-name="P100"><text:s text:c="8"/>deque_push_back(pdeq_coll, i); </text:p>
            <text:p text:style-name="P100"><text:s text:c="4"/>} </text:p>
            <text:p text:style-name="P100"><text:s text:c="4"/>for(i = 1; i &lt;= 5; ++i) </text:p>
            <text:p text:style-name="P100"><text:soft-page-break/><text:s text:c="4"/>{ </text:p>
            <text:p text:style-name="P100"><text:s text:c="8"/>deque_push_back(pdeq_coll, i); </text:p>
            <text:p text:style-name="P100"><text:s text:c="4"/>} </text:p>
            <text:p text:style-name="P100"><text:s text:c="4"/>printf("coll: "); </text:p>
            <text:p text:style-name="P100"><text:s text:c="4"/>for(it_pos = deque_begin(pdeq_coll); </text:p>
            <text:p text:style-name="P100"><text:s text:c="8"/>!iterator_equal(it_pos, deque_end(pdeq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partial_sort(deque_begin(pdeq_coll), </text:p>
            <text:p text:style-name="P100"><text:s text:c="8"/>iterator_next_n(deque_begin(pdeq_coll), 5), deque_end(pdeq_coll)); </text:p>
            <text:p text:style-name="P100"><text:s text:c="4"/>printf("coll: "); </text:p>
            <text:p text:style-name="P100"><text:s text:c="4"/>for(it_pos = deque_begin(pdeq_coll); </text:p>
            <text:p text:style-name="P100"><text:s text:c="8"/>!iterator_equal(it_pos, deque_end(pdeq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partial_sort_if(deque_begin(pdeq_coll), </text:p>
            <text:p text:style-name="P100"><text:s text:c="8"/>iterator_next_n(deque_begin(pdeq_coll), 5), </text:p>
            <text:p text:style-name="P100"><text:s text:c="8"/>deque_end(pdeq_coll), fun_greater_int); </text:p>
            <text:p text:style-name="P100"><text:s text:c="4"/>printf("coll: "); </text:p>
            <text:p text:style-name="P100"><text:s text:c="4"/>for(it_pos = deque_begin(pdeq_coll); </text:p>
            <text:p text:style-name="P100"><text:s text:c="8"/>!iterator_equal(it_pos, deque_end(pdeq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deque_destroy(pdeq_coll); </text:p>
            <text:p text:style-name="P100"/>
            <text:p text:style-name="P100"><text:s text:c="4"/>return 0; </text:p>
            <text:p text:style-name="P100">}</text:p>
          </table:table-cell>
        </table:table-row>
      </table:table>
      <text:p text:style-name="P20">输出结果：</text:p>
      <text:p text:style-name="P20">coll: 3 4 5 6 7 2 3 4 5 6 1 2 3 4 5 </text:p>
      <text:p text:style-name="P20">coll: 1 2 2 3 3 7 6 5 5 6 4 4 3 4 5 </text:p>
      <text:p text:style-name="P20">coll: 7 6 6 5 5 1 2 2 3 3 4 4 3 4 5 </text:p>
      <text:p text:style-name="P20"><text:soft-page-break/>从结果看来algo_partial_sort和algo_partial_sort_if执行后只有前5个数字是这个数据区间排序的其余的是无序的。</text:p>
      <text:p text:style-name="P20"/>
      <text:p text:style-name="P20">algo_partial_sort_copy <text:s text:c="3"/>algo_partial_sort_copy_if对数据区间进行部分排序并将结果拷贝到目的数据区间中</text:p>
      <text:p text:style-name="P20">algo_partial_sort_copy使用数据类型的小于操作函数作为比较规则排序。</text:p>
      <text:p text:style-name="P20">algo_partial_sort_copy_if使用指定的比较规则排序。</text:p>
      <text:p text:style-name="P20">algo_partial_sort_copy_if使用的函数不能修改数据。</text:p>
      <text:p text:style-name="P20">两个算法拷贝到目的数据区间中的是最小排序数据区间。</text:p>
      <text:p text:style-name="P20">两个算法都返回拷贝到目的数据区间的数据的末尾。</text:p>
      <text:p text:style-name="P20">下面是这两个算法的例子：</text:p>
      <table:table table:name="表格151" table:style-name="表格151">
        <table:table-column table:style-name="表格151.A"/>
        <table:table-row>
          <table:table-cell table:style-name="表格151.A1" office:value-type="string">
            <text:p text:style-name="P100">/* </text:p>
            <text:p text:style-name="P100"><text:s/>* psort2.c </text:p>
            <text:p text:style-name="P100"><text:s/>* compile with : -lcstl </text:p>
            <text:p text:style-name="P100"><text:s/>*/ </text:p>
            <text:p text:style-name="P100"/>
            <text:p text:style-name="P100">#include &lt;stdio.h&gt; </text:p>
            <text:p text:style-name="P100">#include &lt;cstl/cdeque.h&gt; </text:p>
            <text:p text:style-name="P100">#include &lt;cstl/cvector.h&gt; </text:p>
            <text:p text:style-name="P100">#include &lt;cstl/calgorithm.h&gt; </text:p>
            <text:p text:style-name="P100">#include &lt;cstl/cfunctional.h&gt; </text:p>
            <text:p text:style-name="P100"/>
            <text:p text:style-name="P100">int main(int argc, char* argv[]) </text:p>
            <text:p text:style-name="P100">{ </text:p>
            <text:p text:style-name="P100"><text:s text:c="4"/>deque_t* pdeq_coll = create_deque(int); </text:p>
            <text:p text:style-name="P100"><text:s text:c="4"/>vector_t* pvec_coll6 = create_vector(int); </text:p>
            <text:p text:style-name="P100"><text:s text:c="4"/>vector_t* pvec_coll30 = create_vector(int); </text:p>
            <text:p text:style-name="P100"><text:s text:c="4"/>iterator_t it_pos; </text:p>
            <text:p text:style-name="P100"><text:s text:c="4"/>iterator_t it_end; </text:p>
            <text:p text:style-name="P100"><text:s text:c="4"/>int i = 0; </text:p>
            <text:p text:style-name="P100"/>
            <text:p text:style-name="P100"><text:s text:c="4"/>if(pdeq_coll == NULL || pvec_coll6 == NULL || pvec_coll30 == NULL) </text:p>
            <text:p text:style-name="P100"><text:s text:c="4"/>{ </text:p>
            <text:p text:style-name="P100"><text:s text:c="8"/>return -1; </text:p>
            <text:p text:style-name="P100"><text:s text:c="4"/>} </text:p>
            <text:p text:style-name="P100"/>
            <text:p text:style-name="P100"><text:s text:c="4"/>deque_init(pdeq_coll); </text:p>
            <text:p text:style-name="P100"><text:s text:c="4"/>vector_init_n(pvec_coll6, 6); </text:p>
            <text:p text:style-name="P100"><text:s text:c="4"/>vector_init_n(pvec_coll30, 30); </text:p>
            <text:p text:style-name="P100"/>
            <text:p text:style-name="P100"><text:s text:c="4"/>for(i = 3; i &lt;= 7; ++i) </text:p>
            <text:p text:style-name="P100"><text:s text:c="4"/>{ </text:p>
            <text:p text:style-name="P100"><text:s text:c="8"/>deque_push_back(pdeq_coll, i); </text:p>
            <text:p text:style-name="P100"><text:s text:c="4"/>} </text:p>
            <text:p text:style-name="P100"><text:s text:c="4"/>for(i = 2; i &lt;= 6; ++i) </text:p>
            <text:p text:style-name="P100"><text:soft-page-break/><text:s text:c="4"/>{ </text:p>
            <text:p text:style-name="P100"><text:s text:c="8"/>deque_push_back(pdeq_coll, i); </text:p>
            <text:p text:style-name="P100"><text:s text:c="4"/>} </text:p>
            <text:p text:style-name="P100"><text:s text:c="4"/>for(i = 1; i &lt;= 5; ++i) </text:p>
            <text:p text:style-name="P100"><text:s text:c="4"/>{ </text:p>
            <text:p text:style-name="P100"><text:s text:c="8"/>deque_push_back(pdeq_coll, i); </text:p>
            <text:p text:style-name="P100"><text:s text:c="4"/>} </text:p>
            <text:p text:style-name="P100"><text:s text:c="4"/>for(it_pos = deque_begin(pdeq_coll); </text:p>
            <text:p text:style-name="P100"><text:s text:c="8"/>!iterator_equal(it_pos, deque_end(pdeq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it_end = algo_partial_sort_copy(deque_begin(pdeq_coll), deque_end(pdeq_coll), </text:p>
            <text:p text:style-name="P100"><text:s text:c="8"/>vector_begin(pvec_coll6), vector_end(pvec_coll6)); </text:p>
            <text:p text:style-name="P100"><text:s text:c="4"/>for(it_pos = vector_begin(pvec_coll6); </text:p>
            <text:p text:style-name="P100"><text:s text:c="8"/>!iterator_equal(it_pos, it_end);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it_end = algo_partial_sort_copy_if(deque_begin(pdeq_coll), deque_end(pdeq_coll), </text:p>
            <text:p text:style-name="P100"><text:s text:c="8"/>vector_begin(pvec_coll30), vector_end(pvec_coll30), fun_greater_int); </text:p>
            <text:p text:style-name="P100"><text:s text:c="4"/>for(it_pos = vector_begin(pvec_coll30); </text:p>
            <text:p text:style-name="P100"><text:s text:c="8"/>!iterator_equal(it_pos, it_end);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deque_destroy(pdeq_coll); </text:p>
            <text:p text:style-name="P100"><text:s text:c="4"/>vector_destroy(pvec_coll6); </text:p>
            <text:p text:style-name="P100"><text:s text:c="4"/>vector_destroy(pvec_coll30); </text:p>
            <text:p text:style-name="P100"/>
            <text:p text:style-name="P100"><text:s text:c="4"/>return 0; </text:p>
            <text:p text:style-name="P100">}</text:p>
          </table:table-cell>
        </table:table-row>
      </table:table>
      <text:p text:style-name="P20">程序输出：</text:p>
      <text:p text:style-name="P20">3 4 5 6 7 2 3 4 5 6 1 2 3 4 5 </text:p>
      <text:p text:style-name="P20"><text:soft-page-break/>1 2 2 3 3 3 </text:p>
      <text:p text:style-name="P20">7 6 6 5 5 5 4 4 4 3 3 3 2 2 1 </text:p>
      <text:p text:style-name="P20"/>
      <text:list xml:id="list1312498549" text:continue-list="list1888341674" text:style-name="WW8Num13">
        <text:list-item>
          <text:list>
            <text:list-item>
              <text:list>
                <text:list-item>
                  <text:h text:style-name="P115" text:outline-level="3">测试数据区间是否排序</text:h>
                </text:list-item>
              </text:list>
            </text:list-item>
          </text:list>
        </text:list-item>
      </text:list>
      <text:p text:style-name="P20">algo_is_sorted <text:s text:c="3"/>algo_is_sorted_if判断一个数据区间是否排序</text:p>
      <text:p text:style-name="P20">algo_is_sorted判断一个数据区间是否是以数据类型的小于操作作为比较规则排序的。</text:p>
      <text:p text:style-name="P20">algo_is_sorted_if判断一个数据区间是否是以指定的比较规则排序的。</text:p>
      <text:p text:style-name="P20">algo_is_sorted_if使用的函数不能修改数据。</text:p>
      <text:p text:style-name="P20">下面是这个两个算法的例子：</text:p>
      <table:table table:name="表格152" table:style-name="表格152">
        <table:table-column table:style-name="表格152.A"/>
        <table:table-row>
          <table:table-cell table:style-name="表格152.A1" office:value-type="string">
            <text:p text:style-name="P100">/* </text:p>
            <text:p text:style-name="P100"><text:s/>* issorted1.c </text:p>
            <text:p text:style-name="P100"><text:s/>* compile with : -lcstl </text:p>
            <text:p text:style-name="P100"><text:s/>*/ </text:p>
            <text:p text:style-name="P100"/>
            <text:p text:style-name="P100">#include &lt;stdio.h&gt; </text:p>
            <text:p text:style-name="P100">#include &lt;cstl/cvector.h&gt; </text:p>
            <text:p text:style-name="P100">#include &lt;cstl/calgorithm.h&gt; </text:p>
            <text:p text:style-name="P100">#include &lt;cstl/cfunctional.h&gt; </text:p>
            <text:p text:style-name="P100"/>
            <text:p text:style-name="P100">int main(int argc, char* argv[]) </text:p>
            <text:p text:style-name="P100">{ </text:p>
            <text:p text:style-name="P100"><text:s text:c="4"/>vector_t* pvec_coll = create_vector(int); </text:p>
            <text:p text:style-name="P100"><text:s text:c="4"/>iterator_t it_pos; </text:p>
            <text:p text:style-name="P100"><text:s text:c="4"/>int i = 0; </text:p>
            <text:p text:style-name="P100"/>
            <text:p text:style-name="P100"><text:s text:c="4"/>if(pvec_coll == NULL) </text:p>
            <text:p text:style-name="P100"><text:s text:c="4"/>{ </text:p>
            <text:p text:style-name="P100"><text:s text:c="8"/>return -1; </text:p>
            <text:p text:style-name="P100"><text:s text:c="4"/>} </text:p>
            <text:p text:style-name="P100"/>
            <text:p text:style-name="P100"><text:s text:c="4"/>vector_init(pvec_coll); </text:p>
            <text:p text:style-name="P100"/>
            <text:p text:style-name="P100"><text:s text:c="4"/>for(i = 1; i &lt;= 9; ++i) </text:p>
            <text:p text:style-name="P100"><text:s text:c="4"/>{ </text:p>
            <text:p text:style-name="P100"><text:s text:c="8"/>vector_push_back(pvec_coll, i); </text:p>
            <text:p text:style-name="P100"><text:s text:c="4"/>} </text:p>
            <text:p text:style-name="P100"/>
            <text:p text:style-name="P100"><text:s text:c="4"/>algo_random_shuffle(vector_begin(pvec_coll), vector_end(pvec_coll)); </text:p>
            <text:p text:style-name="P100"><text:s text:c="4"/>for(it_pos = vector_begin(pvec_coll); </text:p>
            <text:p text:style-name="P100"><text:soft-page-break/><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if(algo_is_sorted(vector_begin(pvec_coll), vector_end(pvec_coll))) </text:p>
            <text:p text:style-name="P100"><text:s text:c="4"/>{ </text:p>
            <text:p text:style-name="P100"><text:s text:c="8"/>printf("coll is sorted with &lt;.\n"); </text:p>
            <text:p text:style-name="P100"><text:s text:c="4"/>} </text:p>
            <text:p text:style-name="P100"><text:s text:c="4"/>else </text:p>
            <text:p text:style-name="P100"><text:s text:c="4"/>{ </text:p>
            <text:p text:style-name="P100"><text:s text:c="8"/>printf("coll is not sorted with &lt;.\n"); </text:p>
            <text:p text:style-name="P100"><text:s text:c="4"/>} </text:p>
            <text:p text:style-name="P100"><text:s text:c="4"/>if(algo_is_sorted_if(vector_begin(pvec_coll), </text:p>
            <text:p text:style-name="P100"><text:s text:c="8"/>vector_end(pvec_coll), fun_greater_int)) </text:p>
            <text:p text:style-name="P100"><text:s text:c="4"/>{ </text:p>
            <text:p text:style-name="P100"><text:s text:c="8"/>printf("coll is sorted with &gt;.\n"); </text:p>
            <text:p text:style-name="P100"><text:s text:c="4"/>} </text:p>
            <text:p text:style-name="P100"><text:s text:c="4"/>else </text:p>
            <text:p text:style-name="P100"><text:s text:c="4"/>{ </text:p>
            <text:p text:style-name="P100"><text:s text:c="8"/>printf("coll is not sorted with &gt;.\n"); </text:p>
            <text:p text:style-name="P100"><text:s text:c="4"/>} </text:p>
            <text:p text:style-name="P100"/>
            <text:p text:style-name="P100"><text:s text:c="4"/>algo_sort(vector_begin(pvec_coll), vector_end(pvec_coll)); </text:p>
            <text:p text:style-name="P100"><text:s text:c="4"/>for(it_pos = vector_begin(pvec_coll); </text:p>
            <text:p text:style-name="P100"><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if(algo_is_sorted(vector_begin(pvec_coll), vector_end(pvec_coll))) </text:p>
            <text:p text:style-name="P100"><text:s text:c="4"/>{ </text:p>
            <text:p text:style-name="P100"><text:s text:c="8"/>printf("coll is sorted with &lt;.\n"); </text:p>
            <text:p text:style-name="P100"><text:s text:c="4"/>} </text:p>
            <text:p text:style-name="P100"><text:s text:c="4"/>else </text:p>
            <text:p text:style-name="P100"><text:s text:c="4"/>{ </text:p>
            <text:p text:style-name="P100"><text:s text:c="8"/>printf("coll is not sorted with &lt;.\n"); </text:p>
            <text:p text:style-name="P100"><text:s text:c="4"/>} </text:p>
            <text:p text:style-name="P100"><text:s text:c="4"/>if(algo_is_sorted_if(vector_begin(pvec_coll), </text:p>
            <text:p text:style-name="P100"><text:s text:c="8"/>vector_end(pvec_coll), fun_greater_int)) </text:p>
            <text:p text:style-name="P100"><text:s text:c="4"/>{ </text:p>
            <text:p text:style-name="P100"><text:soft-page-break/><text:s text:c="8"/>printf("coll is sorted with &gt;.\n"); </text:p>
            <text:p text:style-name="P100"><text:s text:c="4"/>} </text:p>
            <text:p text:style-name="P100"><text:s text:c="4"/>else </text:p>
            <text:p text:style-name="P100"><text:s text:c="4"/>{ </text:p>
            <text:p text:style-name="P100"><text:s text:c="8"/>printf("coll is not sorted with &gt;.\n"); </text:p>
            <text:p text:style-name="P100"><text:s text:c="4"/>} </text:p>
            <text:p text:style-name="P100"/>
            <text:p text:style-name="P100"><text:s text:c="4"/>algo_sort_if(vector_begin(pvec_coll), vector_end(pvec_coll), fun_greater_int); </text:p>
            <text:p text:style-name="P100"><text:s text:c="4"/>for(it_pos = vector_begin(pvec_coll); </text:p>
            <text:p text:style-name="P100"><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if(algo_is_sorted(vector_begin(pvec_coll), vector_end(pvec_coll))) </text:p>
            <text:p text:style-name="P100"><text:s text:c="4"/>{ </text:p>
            <text:p text:style-name="P100"><text:s text:c="8"/>printf("coll is sorted with &lt;.\n"); </text:p>
            <text:p text:style-name="P100"><text:s text:c="4"/>} </text:p>
            <text:p text:style-name="P100"><text:s text:c="4"/>else </text:p>
            <text:p text:style-name="P100"><text:s text:c="4"/>{ </text:p>
            <text:p text:style-name="P100"><text:s text:c="8"/>printf("coll is not sorted with &lt;.\n"); </text:p>
            <text:p text:style-name="P100"><text:s text:c="4"/>} </text:p>
            <text:p text:style-name="P100"><text:s text:c="4"/>if(algo_is_sorted_if(vector_begin(pvec_coll), </text:p>
            <text:p text:style-name="P100"><text:s text:c="8"/>vector_end(pvec_coll), fun_greater_int)) </text:p>
            <text:p text:style-name="P100"><text:s text:c="4"/>{ </text:p>
            <text:p text:style-name="P100"><text:s text:c="8"/>printf("coll is sorted with &gt;.\n"); </text:p>
            <text:p text:style-name="P100"><text:s text:c="4"/>} </text:p>
            <text:p text:style-name="P100"><text:s text:c="4"/>else </text:p>
            <text:p text:style-name="P100"><text:s text:c="4"/>{ </text:p>
            <text:p text:style-name="P100"><text:s text:c="8"/>printf("coll is not sorted with &gt;.\n"); </text:p>
            <text:p text:style-name="P100"><text:s text:c="4"/>} </text:p>
            <text:p text:style-name="P100"/>
            <text:p text:style-name="P100"><text:s text:c="4"/>vector_destroy(pvec_coll); </text:p>
            <text:p text:style-name="P100"/>
            <text:p text:style-name="P100"><text:s text:c="4"/>return 0; </text:p>
            <text:p text:style-name="P100">}</text:p>
          </table:table-cell>
        </table:table-row>
      </table:table>
      <text:p text:style-name="P20">输出结果：</text:p>
      <text:p text:style-name="P20">8 3 9 4 7 2 5 1 6 </text:p>
      <text:p text:style-name="P20">coll is not sorted with &lt;. </text:p>
      <text:p text:style-name="P20">coll is not sorted with &gt;. </text:p>
      <text:p text:style-name="P20">1 2 3 4 5 6 7 8 9 </text:p>
      <text:p text:style-name="P20">coll is sorted with &lt;. </text:p>
      <text:p text:style-name="P20"><text:soft-page-break/>coll is not sorted with &gt;. </text:p>
      <text:p text:style-name="P20">9 8 7 6 5 4 3 2 1 </text:p>
      <text:p text:style-name="P20">coll is not sorted with &lt;. </text:p>
      <text:p text:style-name="P20">coll is sorted with &gt;.</text:p>
      <text:p text:style-name="P20"/>
      <text:list xml:id="list1179342922" text:continue-numbering="true" text:style-name="WW8Num13">
        <text:list-item>
          <text:list>
            <text:list-item>
              <text:list>
                <text:list-item>
                  <text:h text:style-name="P115" text:outline-level="3">根据第n个数据排序</text:h>
                </text:list-item>
              </text:list>
            </text:list-item>
          </text:list>
        </text:list-item>
      </text:list>
      <text:list xml:id="list508196919" text:style-name="L153">
        <text:list-item>
          <text:p text:style-name="P266">algo_nth_element <text:s text:c="3"/>algo_nth_element_if根据第n个数据排序，排序后第n个数据是排序后的数据，前面的数据都是小于n的数据后面的数据都是大于n的数据但是不保证第n个数据前后都是有序的</text:p>
        </text:list-item>
      </text:list>
      <text:list xml:id="list140554086" text:style-name="L154">
        <text:list-item>
          <text:p text:style-name="P267">algo_nth_element使用数据的小于操作函数作为默认的比较规则排序。</text:p>
        </text:list-item>
        <text:list-item>
          <text:p text:style-name="P267">algo_nth_element_if使用指定的比较规则排序。</text:p>
        </text:list-item>
        <text:list-item>
          <text:p text:style-name="P267">algo_nth_element_if使用的函数不能修改数据。</text:p>
        </text:list-item>
      </text:list>
      <text:p text:style-name="P20">下面是algo_nth_element和algo_nth_element_if的使用实例：</text:p>
      <table:table table:name="表格153" table:style-name="表格153">
        <table:table-column table:style-name="表格153.A"/>
        <table:table-row>
          <table:table-cell table:style-name="表格153.A1" office:value-type="string">
            <text:p text:style-name="P100">/* </text:p>
            <text:p text:style-name="P100"><text:s/>* nth1.c </text:p>
            <text:p text:style-name="P100"><text:s/>* compile with : -lcstl </text:p>
            <text:p text:style-name="P100"><text:s/>*/ </text:p>
            <text:p text:style-name="P100"/>
            <text:p text:style-name="P100">#include &lt;stdio.h&gt; </text:p>
            <text:p text:style-name="P100">#include &lt;cstl/cdeque.h&gt; </text:p>
            <text:p text:style-name="P100">#include &lt;cstl/calgorithm.h&gt; </text:p>
            <text:p text:style-name="P100">#include &lt;cstl/cfunctional.h&gt; </text:p>
            <text:p text:style-name="P100"/>
            <text:p text:style-name="P100">int main(int argc, char* argv[]) </text:p>
            <text:p text:style-name="P100">{ </text:p>
            <text:p text:style-name="P100"><text:s text:c="4"/>deque_t* pdeq_coll = create_deque(int); </text:p>
            <text:p text:style-name="P100"><text:s text:c="4"/>iterator_t it_pos; </text:p>
            <text:p text:style-name="P100"><text:s text:c="4"/>int i = 0; </text:p>
            <text:p text:style-name="P100"/>
            <text:p text:style-name="P100"><text:s text:c="4"/>if(pdeq_coll == NULL) </text:p>
            <text:p text:style-name="P100"><text:s text:c="4"/>{ </text:p>
            <text:p text:style-name="P100"><text:s text:c="8"/>return -1; </text:p>
            <text:p text:style-name="P100"><text:s text:c="4"/>} </text:p>
            <text:p text:style-name="P100"/>
            <text:p text:style-name="P100"><text:s text:c="4"/>deque_init(pdeq_coll); </text:p>
            <text:p text:style-name="P100"/>
            <text:p text:style-name="P100"><text:s text:c="4"/>for(i = 3; i &lt;= 7; ++i) </text:p>
            <text:p text:style-name="P100"><text:s text:c="4"/>{ </text:p>
            <text:p text:style-name="P100"><text:s text:c="8"/>deque_push_back(pdeq_coll, i); </text:p>
            <text:p text:style-name="P100"><text:s text:c="4"/>} </text:p>
            <text:p text:style-name="P100"><text:soft-page-break/><text:s text:c="4"/>for(i = 2; i &lt;= 6; ++i) </text:p>
            <text:p text:style-name="P100"><text:s text:c="4"/>{ </text:p>
            <text:p text:style-name="P100"><text:s text:c="8"/>deque_push_back(pdeq_coll, i); </text:p>
            <text:p text:style-name="P100"><text:s text:c="4"/>} </text:p>
            <text:p text:style-name="P100"><text:s text:c="4"/>for(i = 1; i &lt;= 5; ++i) </text:p>
            <text:p text:style-name="P100"><text:s text:c="4"/>{ </text:p>
            <text:p text:style-name="P100"><text:s text:c="8"/>deque_push_back(pdeq_coll, i); </text:p>
            <text:p text:style-name="P100"><text:s text:c="4"/>} </text:p>
            <text:p text:style-name="P100"><text:s text:c="4"/>printf("coll: "); </text:p>
            <text:p text:style-name="P100"><text:s text:c="4"/>for(it_pos = deque_begin(pdeq_coll); </text:p>
            <text:p text:style-name="P100"><text:s text:c="8"/>!iterator_equal(it_pos, deque_end(pdeq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nth_element(deque_begin(pdeq_coll), </text:p>
            <text:p text:style-name="P100"><text:s text:c="8"/>iterator_next_n(deque_begin(pdeq_coll), 3), deque_end(pdeq_coll)); </text:p>
            <text:p text:style-name="P100"><text:s text:c="4"/>printf("the four last elements are: "); </text:p>
            <text:p text:style-name="P100"><text:s text:c="4"/>for(it_pos = deque_begin(pdeq_coll); </text:p>
            <text:p text:style-name="P100"><text:s text:c="8"/>!iterator_equal(it_pos, iterator_next_n(deque_begin(pdeq_coll), 4));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nth_element(deque_begin(pdeq_coll), </text:p>
            <text:p text:style-name="P100"><text:s text:c="8"/>iterator_prev_n(deque_end(pdeq_coll), 4), deque_end(pdeq_coll)); </text:p>
            <text:p text:style-name="P100"><text:s text:c="4"/>printf("the four highest elements are: "); </text:p>
            <text:p text:style-name="P100"><text:s text:c="4"/>for(it_pos = iterator_prev_n(deque_end(pdeq_coll), 4); </text:p>
            <text:p text:style-name="P100"><text:s text:c="8"/>!iterator_equal(it_pos, deque_end(pdeq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nth_element_if(deque_begin(pdeq_coll), </text:p>
            <text:p text:style-name="P100"><text:s text:c="8"/>iterator_next_n(deque_begin(pdeq_coll), 3), </text:p>
            <text:p text:style-name="P100"><text:s text:c="8"/>deque_end(pdeq_coll), fun_greater_int); </text:p>
            <text:p text:style-name="P100"><text:s text:c="4"/>printf("the four highest elements are: "); </text:p>
            <text:p text:style-name="P100"><text:soft-page-break/><text:s text:c="4"/>for(it_pos = deque_begin(pdeq_coll); </text:p>
            <text:p text:style-name="P100"><text:s text:c="8"/>!iterator_equal(it_pos, iterator_next_n(deque_begin(pdeq_coll), 4));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deque_destroy(pdeq_coll); </text:p>
            <text:p text:style-name="P100"/>
            <text:p text:style-name="P100"><text:s text:c="4"/>return 0; </text:p>
            <text:p text:style-name="P100">}</text:p>
          </table:table-cell>
        </table:table-row>
      </table:table>
      <text:p text:style-name="P20">输出结果：</text:p>
      <text:p text:style-name="P20">coll: 3 4 5 6 7 2 3 4 5 6 1 2 3 4 5 </text:p>
      <text:p text:style-name="P20">the four last elements are: 2 1 2 3 </text:p>
      <text:p text:style-name="P20">the four highest elements are: 5 6 7 6 </text:p>
      <text:p text:style-name="P20">the four highest elements are: 6 7 6 5 </text:p>
      <text:p text:style-name="P20"/>
      <text:list xml:id="list2094287729" text:continue-list="list1179342922" text:style-name="WW8Num13">
        <text:list-item>
          <text:list>
            <text:list-item>
              <text:list>
                <text:list-item>
                  <text:h text:style-name="P115" text:outline-level="3">二分查找</text:h>
                </text:list-item>
              </text:list>
            </text:list-item>
          </text:list>
        </text:list-item>
      </text:list>
      <text:list xml:id="list1102999480" text:style-name="L155">
        <text:list-item>
          <text:p text:style-name="P268">algo_lower_bound <text:s text:c="3"/>algo_lower_bound_if在有序的数据区间中查找第一个大于等于指定的数据。</text:p>
        </text:list-item>
      </text:list>
      <text:list xml:id="list1473003472" text:style-name="L156">
        <text:list-item>
          <text:p text:style-name="P269">algo_upper_bound <text:s text:c="3"/>algo_upper_bound_if在有序的数据区间中查找第一个大于指定的数据。</text:p>
        </text:list-item>
        <text:list-item>
          <text:p text:style-name="P269">algo_lower_bound和algo_upper_bound都要求数据区间使用数据类型的小于操作函数作为默认比较规则排序。</text:p>
        </text:list-item>
        <text:list-item>
          <text:p text:style-name="P269">algo_lower_bound_if和algo_upper_bound_if都要求数据区间使用指定的比较规则排序。</text:p>
        </text:list-item>
        <text:list-item>
          <text:p text:style-name="P269">如果没有这样的数据，四个算法都返回数据区间的末尾。</text:p>
        </text:list-item>
        <text:list-item>
          <text:p text:style-name="P269">algo_lower_bound_if和algo_upper_bound_if使用的函数都不能修改数据。</text:p>
        </text:list-item>
        <text:list-item>
          <text:p text:style-name="P269">关联容器提供了功能相同的操作函数，首先考虑使用关联容器提供的操作。</text:p>
        </text:list-item>
      </text:list>
      <text:p text:style-name="P20">下面的例子展示了algo_lower_bound和algo_upper_bound的用法：</text:p>
      <table:table table:name="表格154" table:style-name="表格154">
        <table:table-column table:style-name="表格154.A"/>
        <table:table-row>
          <table:table-cell table:style-name="表格154.A1" office:value-type="string">
            <text:p text:style-name="P100">/* </text:p>
            <text:p text:style-name="P100"><text:s/>* bounds1.c </text:p>
            <text:p text:style-name="P100"><text:s/>* compile with : -lcstl </text:p>
            <text:p text:style-name="P100"><text:s/>*/ </text:p>
            <text:p text:style-name="P100"/>
            <text:p text:style-name="P100">#include &lt;stdio.h&gt; </text:p>
            <text:p text:style-name="P100">#include &lt;cstl/clist.h&gt; </text:p>
            <text:p text:style-name="P100">#include &lt;cstl/calgorithm.h&gt; </text:p>
            <text:p text:style-name="P100"><text:s/></text:p>
            <text:p text:style-name="P100">int main(int argc, char* argv[]) </text:p>
            <text:p text:style-name="P100">{ </text:p>
            <text:p text:style-name="P100"><text:s text:c="4"/>list_t* plist_coll = create_list(int); </text:p>
            <text:p text:style-name="P100"><text:soft-page-break/><text:s text:c="4"/>iterator_t it_pos; </text:p>
            <text:p text:style-name="P100"><text:s text:c="4"/>iterator_t it_lower; </text:p>
            <text:p text:style-name="P100"><text:s text:c="4"/>iterator_t it_upper; </text:p>
            <text:p text:style-name="P100"><text:s text:c="4"/>int i = 0; </text:p>
            <text:p text:style-name="P100"/>
            <text:p text:style-name="P100"><text:s text:c="4"/>if(plist_coll == NULL) </text:p>
            <text:p text:style-name="P100"><text:s text:c="4"/>{ </text:p>
            <text:p text:style-name="P100"><text:s text:c="8"/>return -1; </text:p>
            <text:p text:style-name="P100"><text:s text:c="4"/>} </text:p>
            <text:p text:style-name="P100"/>
            <text:p text:style-name="P100"><text:s text:c="4"/>list_init(plist_coll); </text:p>
            <text:p text:style-name="P100"/>
            <text:p text:style-name="P100"><text:s text:c="4"/>for(i = 1; i &lt;= 9; ++i) </text:p>
            <text:p text:style-name="P100"><text:s text:c="4"/>{ </text:p>
            <text:p text:style-name="P100"><text:s text:c="8"/>list_push_back(plist_coll, i); </text:p>
            <text:p text:style-name="P100"><text:s text:c="4"/>} </text:p>
            <text:p text:style-name="P100"><text:s text:c="4"/>for(i = 1; i &lt;= 9; ++i) </text:p>
            <text:p text:style-name="P100"><text:s text:c="4"/>{ </text:p>
            <text:p text:style-name="P100"><text:s text:c="8"/>list_push_back(plist_coll, i); </text:p>
            <text:p text:style-name="P100"><text:s text:c="4"/>} </text:p>
            <text:p text:style-name="P100"/>
            <text:p text:style-name="P100"><text:s text:c="4"/>list_sort(plist_coll); </text:p>
            <text:p text:style-name="P100"><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it_lower = algo_lower_bound(list_begin(plist_coll), list_end(plist_coll), 5); </text:p>
            <text:p text:style-name="P100"><text:s text:c="4"/>it_upper = algo_upper_bound(list_begin(plist_coll), list_end(plist_coll), 5); </text:p>
            <text:p text:style-name="P100"><text:s text:c="4"/>printf("5 could get position %d up to %d without breaking the sorting.\n", </text:p>
            <text:p text:style-name="P100"><text:s text:c="8"/>iterator_distance(list_begin(plist_coll), it_lower) + 1, </text:p>
            <text:p text:style-name="P100"><text:s text:c="8"/>iterator_distance(list_begin(plist_coll), it_upper) + 1); </text:p>
            <text:p text:style-name="P100"/>
            <text:p text:style-name="P100"><text:s text:c="4"/>list_insert(plist_coll, </text:p>
            <text:p text:style-name="P100"><text:s text:c="8"/>algo_lower_bound(list_begin(plist_coll), list_end(plist_coll), 3), </text:p>
            <text:p text:style-name="P100"><text:s text:c="8"/>3); </text:p>
            <text:p text:style-name="P100"><text:s text:c="4"/>list_insert(plist_coll, </text:p>
            <text:p text:style-name="P100"><text:s text:c="8"/>algo_upper_bound(list_begin(plist_coll), list_end(plist_coll), 7), </text:p>
            <text:p text:style-name="P100"><text:s text:c="8"/>7); </text:p>
            <text:p text:style-name="P100"/>
            <text:p text:style-name="P100"><text:soft-page-break/><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list_destroy(plist_coll); </text:p>
            <text:p text:style-name="P100"/>
            <text:p text:style-name="P100"><text:s text:c="4"/>return 0; </text:p>
            <text:p text:style-name="P100">}</text:p>
          </table:table-cell>
        </table:table-row>
      </table:table>
      <text:p text:style-name="P20">输出结果：</text:p>
      <text:p text:style-name="P20">1 1 2 2 3 3 4 4 5 5 6 6 7 7 8 8 9 9 </text:p>
      <text:p text:style-name="P20">5 could get position 9 up to 11 without breaking the sorting. </text:p>
      <text:p text:style-name="P20">1 1 2 2 3 3 3 4 4 5 5 6 6 7 7 7 8 8 9 9 </text:p>
      <text:p text:style-name="P20"/>
      <text:list xml:id="list394682179" text:style-name="L157">
        <text:list-item>
          <text:p text:style-name="P270">algo_equal_range <text:s text:c="3"/>algo_equal_range_if返回有序数据区间中包含指定数据的范围</text:p>
        </text:list-item>
      </text:list>
      <text:list xml:id="list791128690" text:style-name="L158">
        <text:list-item>
          <text:p text:style-name="P271">algo_equal_range要求数据区间是以数据类型的小于操作函数为默认比较规则排序的。</text:p>
        </text:list-item>
        <text:list-item>
          <text:p text:style-name="P271">algo_equal_range_if要求数据区间使用指定的比较规则排序。</text:p>
        </text:list-item>
        <text:list-item>
          <text:p text:style-name="P271">这两个算法返回的范围的上下界分别与lower_bound和upper_bound返回的位置相同。</text:p>
        </text:list-item>
        <text:list-item>
          <text:p text:style-name="P271">algo_equal_range_if使用的函数不能修改数据。</text:p>
        </text:list-item>
        <text:list-item>
          <text:p text:style-name="P271">关联容器提供了具有相同功能的操作函数，优先考虑使用容器提供的操作函数。</text:p>
        </text:list-item>
      </text:list>
      <text:p text:style-name="P20">下面是使用algo_equal_range和algo_equal_range_if的例子：</text:p>
      <table:table table:name="表格155" table:style-name="表格155">
        <table:table-column table:style-name="表格155.A"/>
        <table:table-row>
          <table:table-cell table:style-name="表格155.A1" office:value-type="string">
            <text:p text:style-name="P100">/* </text:p>
            <text:p text:style-name="P100"><text:s/>* eqrange1.c </text:p>
            <text:p text:style-name="P100"><text:s/>* compile with : -lcstl </text:p>
            <text:p text:style-name="P100"><text:s/>*/ </text:p>
            <text:p text:style-name="P100"/>
            <text:p text:style-name="P100">#include &lt;stdio.h&gt; </text:p>
            <text:p text:style-name="P100">#include &lt;cstl/clist.h&gt; </text:p>
            <text:p text:style-name="P100">#include &lt;cstl/calgorithm.h&gt; </text:p>
            <text:p text:style-name="P100"/>
            <text:p text:style-name="P100">int main(int argc, char* argv[]) </text:p>
            <text:p text:style-name="P100">{ </text:p>
            <text:p text:style-name="P100"><text:s text:c="4"/>list_t* plist_coll = create_list(int); </text:p>
            <text:p text:style-name="P100"><text:s text:c="4"/>iterator_t it_pos; </text:p>
            <text:p text:style-name="P100"><text:s text:c="4"/>range_t r_range; </text:p>
            <text:p text:style-name="P100"><text:s text:c="4"/>int i = 0; </text:p>
            <text:p text:style-name="P100"><text:s/></text:p>
            <text:p text:style-name="P100"><text:s text:c="4"/>if(plist_coll == NULL) </text:p>
            <text:p text:style-name="P100"><text:s text:c="4"/>{ </text:p>
            <text:p text:style-name="P100"><text:s text:c="8"/>return -1; </text:p>
            <text:p text:style-name="P100"><text:soft-page-break/><text:s text:c="4"/>} </text:p>
            <text:p text:style-name="P100"/>
            <text:p text:style-name="P100"><text:s text:c="4"/>list_init(plist_coll); </text:p>
            <text:p text:style-name="P100"/>
            <text:p text:style-name="P100"><text:s text:c="4"/>for(i = 1; i &lt;= 9; ++i) </text:p>
            <text:p text:style-name="P100"><text:s text:c="4"/>{ </text:p>
            <text:p text:style-name="P100"><text:s text:c="8"/>list_push_back(plist_coll, i); </text:p>
            <text:p text:style-name="P100"><text:s text:c="4"/>} </text:p>
            <text:p text:style-name="P100"><text:s text:c="4"/>for(i = 1; i &lt;= 9; ++i) </text:p>
            <text:p text:style-name="P100"><text:s text:c="4"/>{ </text:p>
            <text:p text:style-name="P100"><text:s text:c="8"/>list_push_back(plist_coll, i); </text:p>
            <text:p text:style-name="P100"><text:s text:c="4"/>} </text:p>
            <text:p text:style-name="P100"/>
            <text:p text:style-name="P100"><text:s text:c="4"/>list_sort(plist_coll); </text:p>
            <text:p text:style-name="P100"><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r_range = algo_equal_range(list_begin(plist_coll), list_end(plist_coll), 5); </text:p>
            <text:p text:style-name="P100"><text:s text:c="4"/>printf("5 could get position %d up to %d without breaking the sorting.\n", </text:p>
            <text:p text:style-name="P100"><text:s text:c="8"/>iterator_distance(list_begin(plist_coll), r_range.it_begin), </text:p>
            <text:p text:style-name="P100"><text:s text:c="8"/>iterator_distance(list_begin(plist_coll), r_range.it_end)); </text:p>
            <text:p text:style-name="P100"/>
            <text:p text:style-name="P100"><text:s text:c="4"/>list_destroy(plist_coll); </text:p>
            <text:p text:style-name="P100"/>
            <text:p text:style-name="P100"><text:s text:c="4"/>return 0; </text:p>
            <text:p text:style-name="P100">}</text:p>
          </table:table-cell>
        </table:table-row>
      </table:table>
      <text:p text:style-name="P20">输出结果：</text:p>
      <text:p text:style-name="P20">1 1 2 2 3 3 4 4 5 5 6 6 7 7 8 8 9 9 </text:p>
      <text:p text:style-name="P20">5 could get position 8 up to 10 without breaking the sorting.</text:p>
      <text:p text:style-name="P20"/>
      <text:p text:style-name="P20">algo_binary_search <text:s text:c="3"/>algo_binary_search_if在有序的数据区间中查找指定的数据。</text:p>
      <text:p text:style-name="P20">algo_binary_search在使用数据类型的小于操作为默认比较规则排序的数据区间中查找指定的数据。</text:p>
      <text:p text:style-name="P20">algo_binary_search_if在使用指定的比较规则排序的数据区间中查找指定的数据。</text:p>
      <text:p text:style-name="P20">两个算法使用的二分查找方式。</text:p>
      <text:p text:style-name="P20">algo_binary_search_if使用的函数不能修改数据。</text:p>
      <text:p text:style-name="P20">下面是这两个算法的例子：</text:p>
      <table:table table:name="表格156" table:style-name="表格156">
        <table:table-column table:style-name="表格156.A"/>
        <table:table-row>
          <table:table-cell table:style-name="表格156.A1" office:value-type="string">
            <text:p text:style-name="P100">/* </text:p>
            <text:p text:style-name="P100"><text:s/>* bsearch1.c </text:p>
            <text:p text:style-name="P100"><text:soft-page-break/><text:s/>* compile with : -lcstl </text:p>
            <text:p text:style-name="P100"><text:s/>*/ </text:p>
            <text:p text:style-name="P100"/>
            <text:p text:style-name="P100">#include &lt;stdio.h&gt; </text:p>
            <text:p text:style-name="P100">#include &lt;cstl/clist.h&gt; </text:p>
            <text:p text:style-name="P100">#include &lt;cstl/calgorithm.h&gt; </text:p>
            <text:p text:style-name="P100"/>
            <text:p text:style-name="P100">int main(int argc, char* argv[]) </text:p>
            <text:p text:style-name="P100">{ </text:p>
            <text:p text:style-name="P100"><text:s text:c="4"/>list_t* plist_coll = create_list(int); </text:p>
            <text:p text:style-name="P100"><text:s text:c="4"/>iterator_t it_pos; </text:p>
            <text:p text:style-name="P100"><text:s text:c="4"/>int i = 0; </text:p>
            <text:p text:style-name="P100"/>
            <text:p text:style-name="P100"><text:s text:c="4"/>if(plist_coll == NULL) </text:p>
            <text:p text:style-name="P100"><text:s text:c="4"/>{ </text:p>
            <text:p text:style-name="P100"><text:s text:c="8"/>return -1; </text:p>
            <text:p text:style-name="P100"><text:s text:c="4"/>} </text:p>
            <text:p text:style-name="P100"/>
            <text:p text:style-name="P100"><text:s text:c="4"/>list_init(plist_coll); </text:p>
            <text:p text:style-name="P100"/>
            <text:p text:style-name="P100"><text:s text:c="4"/>for(i = 1; i &lt;= 9; ++i) </text:p>
            <text:p text:style-name="P100"><text:s text:c="4"/>{ </text:p>
            <text:p text:style-name="P100"><text:s text:c="8"/>list_push_back(plist_coll, i); </text:p>
            <text:p text:style-name="P100"><text:s text:c="4"/>} </text:p>
            <text:p text:style-name="P100"/>
            <text:p text:style-name="P100"><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if(algo_binary_search(list_begin(plist_coll), list_end(plist_coll), 5)) </text:p>
            <text:p text:style-name="P100"><text:s text:c="4"/>{ </text:p>
            <text:p text:style-name="P100"><text:s text:c="8"/>printf("5 is present\n"); </text:p>
            <text:p text:style-name="P100"><text:s text:c="4"/>} </text:p>
            <text:p text:style-name="P100"><text:s text:c="4"/>else </text:p>
            <text:p text:style-name="P100"><text:s text:c="4"/>{ </text:p>
            <text:p text:style-name="P100"><text:s text:c="8"/>printf("5 is not present\n"); </text:p>
            <text:p text:style-name="P100"><text:s text:c="4"/>} </text:p>
            <text:p text:style-name="P100"/>
            <text:p text:style-name="P100"><text:s text:c="4"/>if(algo_binary_search(list_begin(plist_coll), list_end(plist_coll), 43)) </text:p>
            <text:p text:style-name="P100"><text:soft-page-break/><text:s text:c="4"/>{ </text:p>
            <text:p text:style-name="P100"><text:s text:c="8"/>printf("43 is present\n"); </text:p>
            <text:p text:style-name="P100"><text:s text:c="4"/>} </text:p>
            <text:p text:style-name="P100"><text:s text:c="4"/>else </text:p>
            <text:p text:style-name="P100"><text:s text:c="4"/>{ </text:p>
            <text:p text:style-name="P100"><text:s text:c="8"/>printf("43 is not present\n"); </text:p>
            <text:p text:style-name="P100"><text:s text:c="4"/>} </text:p>
            <text:p text:style-name="P100"/>
            <text:p text:style-name="P100"><text:s text:c="4"/>list_destroy(plist_coll); </text:p>
            <text:p text:style-name="P100"/>
            <text:p text:style-name="P100"><text:s text:c="4"/>return 0; </text:p>
            <text:p text:style-name="P100">}</text:p>
          </table:table-cell>
        </table:table-row>
      </table:table>
      <text:p text:style-name="P20">程序的输出结果：</text:p>
      <text:p text:style-name="P20">1 2 3 4 5 6 7 8 9 </text:p>
      <text:p text:style-name="P20">5 is present </text:p>
      <text:p text:style-name="P20">43 is not present</text:p>
      <text:p text:style-name="P20"/>
      <text:list xml:id="list1533345210" text:continue-list="list2094287729" text:style-name="WW8Num13">
        <text:list-item>
          <text:list>
            <text:list-item>
              <text:list>
                <text:list-item>
                  <text:h text:style-name="P115" text:outline-level="3">合并</text:h>
                </text:list-item>
              </text:list>
            </text:list-item>
          </text:list>
        </text:list-item>
      </text:list>
      <text:list xml:id="list833448977" text:style-name="L159">
        <text:list-item>
          <text:p text:style-name="P272">algo_merge <text:s text:c="3"/>algo_merge_if将两个有序的数据区间合并</text:p>
        </text:list-item>
      </text:list>
      <text:list xml:id="list96461835" text:style-name="L160">
        <text:list-item>
          <text:p text:style-name="P273">algo_merge将使用数据类型的小于操作函数作为默认比较规则排序的两个数据区间合并。</text:p>
        </text:list-item>
        <text:list-item>
          <text:p text:style-name="P273">algo_merge_if将使用指定比较规则排序的两个数据区间合并。</text:p>
        </text:list-item>
        <text:list-item>
          <text:p text:style-name="P273">两个算法都返回目的数据区间中合并的数据的末尾，源数据区间的数据不改变。</text:p>
        </text:list-item>
        <text:list-item>
          <text:p text:style-name="P273">algo_merge_if使用的函数不能修改数据。</text:p>
        </text:list-item>
        <text:list-item>
          <text:p text:style-name="P273">用户必须保证目的数据区间足够大。</text:p>
        </text:list-item>
      </text:list>
      <text:p text:style-name="P20">下面是使用algo_merge和algo_merge_if的实例：</text:p>
      <table:table table:name="表格157" table:style-name="表格157">
        <table:table-column table:style-name="表格157.A"/>
        <table:table-row>
          <table:table-cell table:style-name="表格157.A1" office:value-type="string">
            <text:p text:style-name="P100">/* </text:p>
            <text:p text:style-name="P100"><text:s/>* merge1.c </text:p>
            <text:p text:style-name="P100"><text:s/>* compile with : -lcstl </text:p>
            <text:p text:style-name="P100"><text:s/>*/ </text:p>
            <text:p text:style-name="P100"/>
            <text:p text:style-name="P100">#include &lt;stdio.h&gt; </text:p>
            <text:p text:style-name="P100">#include &lt;cstl/clist.h&gt; </text:p>
            <text:p text:style-name="P100">#include &lt;cstl/cset.h&gt; </text:p>
            <text:p text:style-name="P100">#include &lt;cstl/cvector.h&gt; </text:p>
            <text:p text:style-name="P100">#include &lt;cstl/calgorithm.h&gt; </text:p>
            <text:p text:style-name="P100"><text:s/></text:p>
            <text:p text:style-name="P100">int main(int argc, char* argv[]) </text:p>
            <text:p text:style-name="P100">{ </text:p>
            <text:p text:style-name="P100"><text:s text:c="4"/>list_t* plist_coll1 = create_list(int); </text:p>
            <text:p text:style-name="P100"><text:soft-page-break/><text:s text:c="4"/>set_t* pset_coll2 = create_set(int); </text:p>
            <text:p text:style-name="P100"><text:s text:c="4"/>vector_t* pvec_merge = create_vector(int); </text:p>
            <text:p text:style-name="P100"><text:s text:c="4"/>iterator_t it_pos; </text:p>
            <text:p text:style-name="P100"><text:s text:c="4"/>int i = 0; </text:p>
            <text:p text:style-name="P100"/>
            <text:p text:style-name="P100"><text:s text:c="4"/>if(plist_coll1 == NULL || pset_coll2 == NULL || pvec_merge == NULL) </text:p>
            <text:p text:style-name="P100"><text:s text:c="4"/>{ </text:p>
            <text:p text:style-name="P100"><text:s text:c="8"/>return -1; </text:p>
            <text:p text:style-name="P100"><text:s text:c="4"/>} </text:p>
            <text:p text:style-name="P100"/>
            <text:p text:style-name="P100"><text:s text:c="4"/>list_init(plist_coll1); </text:p>
            <text:p text:style-name="P100"><text:s text:c="4"/>set_init(pset_coll2); </text:p>
            <text:p text:style-name="P100"><text:s text:c="4"/>vector_init(pvec_merge); </text:p>
            <text:p text:style-name="P100"/>
            <text:p text:style-name="P100"><text:s text:c="4"/>for(i = 1; i &lt;= 6; ++i) </text:p>
            <text:p text:style-name="P100"><text:s text:c="4"/>{ </text:p>
            <text:p text:style-name="P100"><text:s text:c="8"/>list_push_back(plist_coll1, i); </text:p>
            <text:p text:style-name="P100"><text:s text:c="4"/>} </text:p>
            <text:p text:style-name="P100"><text:s text:c="4"/>for(i = 3; i &lt;= 8; ++i) </text:p>
            <text:p text:style-name="P100"><text:s text:c="4"/>{ </text:p>
            <text:p text:style-name="P100"><text:s text:c="8"/>set_insert(pset_coll2, i); </text:p>
            <text:p text:style-name="P100"><text:s text:c="4"/>} </text:p>
            <text:p text:style-name="P100"><text:s text:c="4"/>vector_resize(pvec_merge, list_size(plist_coll1) + set_size(pset_coll2)); </text:p>
            <text:p text:style-name="P100"/>
            <text:p text:style-name="P100"><text:s text:c="4"/>printf("coll1: "); </text:p>
            <text:p text:style-name="P100"><text:s text:c="4"/>for(it_pos = list_begin(plist_coll1); </text:p>
            <text:p text:style-name="P100"><text:s text:c="8"/>!iterator_equal(it_pos, list_end(plist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printf("coll2: "); </text:p>
            <text:p text:style-name="P100"><text:s text:c="4"/>for(it_pos = set_begin(pset_coll2); </text:p>
            <text:p text:style-name="P100"><text:s text:c="8"/>!iterator_equal(it_pos, set_end(pset_coll2));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merge(list_begin(plist_coll1), list_end(plist_coll1), </text:p>
            <text:p text:style-name="P100"><text:s text:c="8"/>set_begin(pset_coll2), set_end(pset_coll2), vector_begin(pvec_merge)); </text:p>
            <text:p text:style-name="P100"><text:soft-page-break/><text:s text:c="4"/>printf("merge: "); </text:p>
            <text:p text:style-name="P100"><text:s text:c="4"/>for(it_pos = vector_begin(pvec_merge); </text:p>
            <text:p text:style-name="P100"><text:s text:c="8"/>!iterator_equal(it_pos, vector_end(pvec_merge));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list_destroy(plist_coll1); </text:p>
            <text:p text:style-name="P100"><text:s text:c="4"/>set_destroy(pset_coll2); </text:p>
            <text:p text:style-name="P100"><text:s text:c="4"/>vector_destroy(pvec_merge); </text:p>
            <text:p text:style-name="P100"/>
            <text:p text:style-name="P100"><text:s text:c="4"/>return 0; </text:p>
            <text:p text:style-name="P100">}</text:p>
          </table:table-cell>
        </table:table-row>
      </table:table>
      <text:p text:style-name="P20">输出的结果：</text:p>
      <text:p text:style-name="P20">coll1: 1 2 3 4 5 6 </text:p>
      <text:p text:style-name="P20">coll2: 3 4 5 6 7 8 </text:p>
      <text:p text:style-name="P20">merge: 1 2 3 3 4 4 5 5 6 6 7 8 </text:p>
      <text:p text:style-name="P20"/>
      <text:list xml:id="list181035562" text:style-name="L161">
        <text:list-item>
          <text:p text:style-name="P274">algo_inplace_merge <text:s text:c="3"/>algo_inplace_merge_if合并同一数据区间的两个有序部分</text:p>
        </text:list-item>
      </text:list>
      <text:list xml:id="list522307850" text:style-name="L162">
        <text:list-item>
          <text:p text:style-name="P275">algo_inplace_merge合并同一数据区间中两个使用数据类型的小于操作作为默认比较规则排序的有序部分。</text:p>
        </text:list-item>
        <text:list-item>
          <text:p text:style-name="P275">algo_inplace_merge_if合并同一数据区间中两个使用指定比较规则排序的有序部分。</text:p>
        </text:list-item>
        <text:list-item>
          <text:p text:style-name="P275">合并后整个数据区间有序。</text:p>
        </text:list-item>
        <text:list-item>
          <text:p text:style-name="P275">algo_inplace_merge_if使用的函数不能修改数据。</text:p>
        </text:list-item>
      </text:list>
      <text:p text:style-name="P20">下面是这两个算法的例子：</text:p>
      <table:table table:name="表格158" table:style-name="表格158">
        <table:table-column table:style-name="表格158.A"/>
        <table:table-row>
          <table:table-cell table:style-name="表格158.A1" office:value-type="string">
            <text:p text:style-name="P100">/* </text:p>
            <text:p text:style-name="P100"><text:s/>* merge2.c </text:p>
            <text:p text:style-name="P100"><text:s/>* compile with : -lcstl </text:p>
            <text:p text:style-name="P100"><text:s/>*/ </text:p>
            <text:p text:style-name="P100"/>
            <text:p text:style-name="P100">#include &lt;stdio.h&gt; </text:p>
            <text:p text:style-name="P100">#include &lt;cstl/clist.h&gt; </text:p>
            <text:p text:style-name="P100">#include &lt;cstl/cvector.h&gt; </text:p>
            <text:p text:style-name="P100">#include &lt;cstl/calgorithm.h&gt; </text:p>
            <text:p text:style-name="P100">#include &lt;cstl/cfunctional.h&gt; </text:p>
            <text:p text:style-name="P100"/>
            <text:p text:style-name="P100">int main(int argc, char* argv[]) </text:p>
            <text:p text:style-name="P100">{ </text:p>
            <text:p text:style-name="P100"><text:s text:c="4"/>vector_t* pvec_coll1 = create_vector(int); </text:p>
            <text:p text:style-name="P100"><text:s text:c="4"/>list_t* plist_coll2 = create_list(int); </text:p>
            <text:p text:style-name="P100"><text:s text:c="4"/>iterator_t it_pos; </text:p>
            <text:p text:style-name="P100"><text:s text:c="4"/>iterator_t it_bound; </text:p>
            <text:p text:style-name="P100"><text:soft-page-break/><text:s text:c="4"/>int i = 0; </text:p>
            <text:p text:style-name="P100"/>
            <text:p text:style-name="P100"><text:s text:c="4"/>if(pvec_coll1 == NULL || plist_coll2 == NULL) </text:p>
            <text:p text:style-name="P100"><text:s text:c="4"/>{ </text:p>
            <text:p text:style-name="P100"><text:s text:c="8"/>return -1; </text:p>
            <text:p text:style-name="P100"><text:s text:c="4"/>} </text:p>
            <text:p text:style-name="P100"/>
            <text:p text:style-name="P100"><text:s text:c="4"/>vector_init(pvec_coll1); </text:p>
            <text:p text:style-name="P100"><text:s text:c="4"/>list_init(plist_coll2); </text:p>
            <text:p text:style-name="P100"/>
            <text:p text:style-name="P100"><text:s text:c="4"/>for(i = 4; i &lt;= 9; ++i) </text:p>
            <text:p text:style-name="P100"><text:s text:c="4"/>{ </text:p>
            <text:p text:style-name="P100"><text:s text:c="8"/>vector_push_back(pvec_coll1, i); </text:p>
            <text:p text:style-name="P100"><text:s text:c="4"/>} </text:p>
            <text:p text:style-name="P100"><text:s text:c="4"/>for(i = 1; i &lt;= 7; ++i) </text:p>
            <text:p text:style-name="P100"><text:s text:c="4"/>{ </text:p>
            <text:p text:style-name="P100"><text:s text:c="8"/>vector_push_back(pvec_coll1, i); </text:p>
            <text:p text:style-name="P100"><text:s text:c="4"/>} </text:p>
            <text:p text:style-name="P100"/>
            <text:p text:style-name="P100"><text:s text:c="4"/>for(i = 6; i &gt;= 2; --i) </text:p>
            <text:p text:style-name="P100"><text:s text:c="4"/>{ </text:p>
            <text:p text:style-name="P100"><text:s text:c="8"/>list_push_back(plist_coll2, i); </text:p>
            <text:p text:style-name="P100"><text:s text:c="4"/>} </text:p>
            <text:p text:style-name="P100"><text:s text:c="4"/>for(i = 9; i &gt;= 4; --i) </text:p>
            <text:p text:style-name="P100"><text:s text:c="4"/>{ </text:p>
            <text:p text:style-name="P100"><text:s text:c="8"/>list_push_back(plist_coll2, i); </text:p>
            <text:p text:style-name="P100"><text:s text:c="4"/>} </text:p>
            <text:p text:style-name="P100"/>
            <text:p text:style-name="P100"><text:s text:c="4"/>printf("coll1: "); </text:p>
            <text:p text:style-name="P100"><text:s text:c="4"/>for(it_pos = vector_begin(pvec_coll1); </text:p>
            <text:p text:style-name="P100"><text:s text:c="8"/>!iterator_equal(it_pos, vector_end(pvec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printf("coll2: "); </text:p>
            <text:p text:style-name="P100"><text:s text:c="4"/>for(it_pos = list_begin(plist_coll2); </text:p>
            <text:p text:style-name="P100"><text:s text:c="8"/>!iterator_equal(it_pos, list_end(plist_coll2)); </text:p>
            <text:p text:style-name="P100"><text:s text:c="8"/>it_pos = iterator_next(it_pos)) </text:p>
            <text:p text:style-name="P100"><text:s text:c="4"/>{ </text:p>
            <text:p text:style-name="P100"><text:s text:c="8"/>printf("%d ", *(int*)iterator_get_pointer(it_pos)); </text:p>
            <text:p text:style-name="P100"><text:s text:c="4"/>} </text:p>
            <text:p text:style-name="P100"><text:soft-page-break/><text:s text:c="4"/>printf("\n"); </text:p>
            <text:p text:style-name="P100"/>
            <text:p text:style-name="P100"><text:s text:c="4"/>it_bound = algo_find(vector_begin(pvec_coll1), vector_end(pvec_coll1), 1); </text:p>
            <text:p text:style-name="P100"><text:s text:c="4"/>algo_inplace_merge(vector_begin(pvec_coll1), it_bound, vector_end(pvec_coll1)); </text:p>
            <text:p text:style-name="P100"><text:s text:c="4"/>printf("coll1: "); </text:p>
            <text:p text:style-name="P100"><text:s text:c="4"/>for(it_pos = vector_begin(pvec_coll1); </text:p>
            <text:p text:style-name="P100"><text:s text:c="8"/>!iterator_equal(it_pos, vector_end(pvec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it_bound = algo_find(list_begin(plist_coll2), list_end(plist_coll2), 9); </text:p>
            <text:p text:style-name="P100"><text:s text:c="4"/>algo_inplace_merge_if(list_begin(plist_coll2), it_bound, </text:p>
            <text:p text:style-name="P100"><text:s text:c="8"/>list_end(plist_coll2), fun_greater_int); </text:p>
            <text:p text:style-name="P100"><text:s text:c="4"/>printf("coll2: "); </text:p>
            <text:p text:style-name="P100"><text:s text:c="4"/>for(it_pos = list_begin(plist_coll2); </text:p>
            <text:p text:style-name="P100"><text:s text:c="8"/>!iterator_equal(it_pos, list_end(plist_coll2));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vector_destroy(pvec_coll1); </text:p>
            <text:p text:style-name="P100"><text:s text:c="4"/>list_destroy(plist_coll2); </text:p>
            <text:p text:style-name="P100"/>
            <text:p text:style-name="P100"><text:s text:c="4"/>return 0; </text:p>
            <text:p text:style-name="P100">}</text:p>
          </table:table-cell>
        </table:table-row>
      </table:table>
      <text:p text:style-name="P20">程序的输出结果：</text:p>
      <text:p text:style-name="P20">coll1: 4 5 6 7 8 9 1 2 3 4 5 6 7 </text:p>
      <text:p text:style-name="P20">coll2: 6 5 4 3 2 9 8 7 6 5 4 </text:p>
      <text:p text:style-name="P20">coll1: 1 2 3 4 4 5 5 6 6 7 7 8 9 </text:p>
      <text:p text:style-name="P20">coll2: 9 8 7 6 6 5 5 4 4 3 2 </text:p>
      <text:p text:style-name="P20"/>
      <text:list xml:id="list566101454" text:continue-list="list1533345210" text:style-name="WW8Num13">
        <text:list-item>
          <text:list>
            <text:list-item>
              <text:list>
                <text:list-item>
                  <text:h text:style-name="P115" text:outline-level="3">集合算法</text:h>
                </text:list-item>
              </text:list>
            </text:list-item>
          </text:list>
        </text:list-item>
      </text:list>
      <text:list xml:id="list97061746" text:style-name="L163">
        <text:list-item>
          <text:p text:style-name="P276">algo_includes <text:s text:c="3"/>algo_includes_if判断第一个有序的数据区间是否包含第二个有序的数据区间。</text:p>
        </text:list-item>
      </text:list>
      <text:list xml:id="list808475273" text:style-name="L164">
        <text:list-item>
          <text:p text:style-name="P277">algo_includes要求两个数据区间都是以数据类型的小于操作为默认比较规则排序的。</text:p>
        </text:list-item>
        <text:list-item>
          <text:p text:style-name="P277"><text:soft-page-break/>algo_includes_if要求两个数据区间都是以指定的比较规则排序的。</text:p>
        </text:list-item>
        <text:list-item>
          <text:p text:style-name="P277">algo_includes_if使用的函数不能修改数据。</text:p>
        </text:list-item>
      </text:list>
      <text:p text:style-name="P20">下面是这两个算法的例子：</text:p>
      <table:table table:name="表格159" table:style-name="表格159">
        <table:table-column table:style-name="表格159.A"/>
        <table:table-row>
          <table:table-cell table:style-name="表格159.A1" office:value-type="string">
            <text:p text:style-name="P100">/* </text:p>
            <text:p text:style-name="P100"><text:s/>* includes.c </text:p>
            <text:p text:style-name="P100"><text:s/>* compile with : -lcstl </text:p>
            <text:p text:style-name="P100"><text:s/>*/ </text:p>
            <text:p text:style-name="P100"/>
            <text:p text:style-name="P100">#include &lt;stdio.h&gt; </text:p>
            <text:p text:style-name="P100">#include &lt;cstl/clist.h&gt; </text:p>
            <text:p text:style-name="P100">#include &lt;cstl/cvector.h&gt; </text:p>
            <text:p text:style-name="P100">#include &lt;cstl/calgorithm.h&gt; </text:p>
            <text:p text:style-name="P100"/>
            <text:p text:style-name="P100">int main(int argc, char* argv[]) </text:p>
            <text:p text:style-name="P100">{ </text:p>
            <text:p text:style-name="P100"><text:s text:c="4"/>list_t* plist_coll1 = create_list(int); </text:p>
            <text:p text:style-name="P100"><text:s text:c="4"/>vector_t* pvec_coll2 = create_vector(int); </text:p>
            <text:p text:style-name="P100"><text:s text:c="4"/>iterator_t it_pos; </text:p>
            <text:p text:style-name="P100"><text:s text:c="4"/>int i = 0; </text:p>
            <text:p text:style-name="P100"/>
            <text:p text:style-name="P100"><text:s text:c="4"/>if(pvec_coll2 == NULL || plist_coll1 == NULL) </text:p>
            <text:p text:style-name="P100"><text:s text:c="4"/>{ </text:p>
            <text:p text:style-name="P100"><text:s text:c="8"/>return -1; </text:p>
            <text:p text:style-name="P100"><text:s text:c="4"/>} </text:p>
            <text:p text:style-name="P100"/>
            <text:p text:style-name="P100"><text:s text:c="4"/>list_init(plist_coll1); </text:p>
            <text:p text:style-name="P100"><text:s text:c="4"/>vector_init(pvec_coll2); </text:p>
            <text:p text:style-name="P100"/>
            <text:p text:style-name="P100"><text:s text:c="4"/>for(i = 1; i &lt;= 9; ++i) </text:p>
            <text:p text:style-name="P100"><text:s text:c="4"/>{ </text:p>
            <text:p text:style-name="P100"><text:s text:c="8"/>list_push_back(plist_coll1, i); </text:p>
            <text:p text:style-name="P100"><text:s text:c="4"/>} </text:p>
            <text:p text:style-name="P100"><text:s text:c="4"/>vector_push_back(pvec_coll2, 3); </text:p>
            <text:p text:style-name="P100"><text:s text:c="4"/>vector_push_back(pvec_coll2, 4); </text:p>
            <text:p text:style-name="P100"><text:s text:c="4"/>vector_push_back(pvec_coll2, 7); </text:p>
            <text:p text:style-name="P100"/>
            <text:p text:style-name="P100"><text:s text:c="4"/>printf("coll1: "); </text:p>
            <text:p text:style-name="P100"><text:s text:c="4"/>for(it_pos = list_begin(plist_coll1); </text:p>
            <text:p text:style-name="P100"><text:s text:c="8"/>!iterator_equal(it_pos, list_end(plist_coll1)); </text:p>
            <text:p text:style-name="P100"><text:s text:c="8"/>it_pos = iterator_next(it_pos)) </text:p>
            <text:p text:style-name="P100"><text:s text:c="4"/>{ </text:p>
            <text:p text:style-name="P100"><text:s text:c="8"/>printf("%d ", *(int*)iterator_get_pointer(it_pos)); </text:p>
            <text:p text:style-name="P100"><text:s text:c="4"/>} </text:p>
            <text:p text:style-name="P100"><text:soft-page-break/><text:s text:c="4"/>printf("\n"); </text:p>
            <text:p text:style-name="P100"><text:s text:c="4"/>printf("coll2: "); </text:p>
            <text:p text:style-name="P100"><text:s text:c="4"/>for(it_pos = vector_begin(pvec_coll2); </text:p>
            <text:p text:style-name="P100"><text:s text:c="8"/>!iterator_equal(it_pos, vector_end(pvec_coll2));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if(algo_includes(list_begin(plist_coll1), list_end(plist_coll1), </text:p>
            <text:p text:style-name="P100"><text:s text:c="8"/>vector_begin(pvec_coll2), vector_end(pvec_coll2))) </text:p>
            <text:p text:style-name="P100"><text:s text:c="4"/>{ </text:p>
            <text:p text:style-name="P100"><text:s text:c="8"/>printf("all elements of coll2 are also in coll1\n"); </text:p>
            <text:p text:style-name="P100"><text:s text:c="4"/>} </text:p>
            <text:p text:style-name="P100"><text:s text:c="4"/>else </text:p>
            <text:p text:style-name="P100"><text:s text:c="4"/>{ </text:p>
            <text:p text:style-name="P100"><text:s text:c="8"/>printf("not all elements of coll2 are also in coll1\n"); </text:p>
            <text:p text:style-name="P100"><text:s text:c="4"/>} </text:p>
            <text:p text:style-name="P100"/>
            <text:p text:style-name="P100"><text:s text:c="4"/>list_destroy(plist_coll1); </text:p>
            <text:p text:style-name="P100"><text:s text:c="4"/>vector_destroy(pvec_coll2); </text:p>
            <text:p text:style-name="P100"/>
            <text:p text:style-name="P100"><text:s text:c="4"/>return 0; </text:p>
            <text:p text:style-name="P100">}</text:p>
          </table:table-cell>
        </table:table-row>
      </table:table>
      <text:p text:style-name="P20">程序的结果：</text:p>
      <text:p text:style-name="P20">coll1: 1 2 3 4 5 6 7 8 9 </text:p>
      <text:p text:style-name="P20">coll2: 3 4 7 </text:p>
      <text:p text:style-name="P20">all elements of coll2 are also in coll1</text:p>
      <text:p text:style-name="P20"/>
      <text:list xml:id="list798283746" text:style-name="L165">
        <text:list-item>
          <text:p text:style-name="P278">algo_set_union <text:s text:c="3"/>algo_set_union_if获得两个有序数据区间的并集</text:p>
        </text:list-item>
        <text:list-item>
          <text:p text:style-name="P278">algo_set_intersection <text:s text:c="3"/>algo_set_intersection_if获得两个有序数据区间的交集。</text:p>
        </text:list-item>
        <text:list-item>
          <text:p text:style-name="P278">algo_set_difference <text:s text:c="3"/>algo_set_difference_if获得两个有序数据区间的差集。</text:p>
        </text:list-item>
        <text:list-item>
          <text:p text:style-name="P278">algo_set_symmetric_difference <text:s text:c="3"/>algo_set_symmetric_difference_if获得两个有序数据区间的对称差集。</text:p>
        </text:list-item>
      </text:list>
      <text:p text:style-name="P20">不带_if后缀的算法要求两个数据区间是使用数据类型的小于操作函数作为默认比较规则进行排序的。</text:p>
      <text:p text:style-name="P20">带有_if后缀的算法要求两个数据区间使用指定的比较规则进行排序。</text:p>
      <text:p text:style-name="P20">带有_if后缀的算法使用的函数不能修改数据。</text:p>
      <text:p text:style-name="P20">目的数据区间要足够大，源数据区间中的数据不会被修改。</text:p>
      <text:p text:style-name="P20">上面的算法都返回目的数据区间中结果数据的末尾。</text:p>
      <text:p text:style-name="P20">下面是关于集合算法的例子：</text:p>
      <table:table table:name="表格160" table:style-name="表格160">
        <table:table-column table:style-name="表格160.A"/>
        <table:table-row>
          <table:table-cell table:style-name="表格160.A1" office:value-type="string">
            <text:p text:style-name="P100">/* </text:p>
            <text:p text:style-name="P100"><text:s/>* setalgos.c </text:p>
            <text:p text:style-name="P100"><text:s/>* compile with : -lcstl </text:p>
            <text:p text:style-name="P100"><text:soft-page-break/><text:s/>*/ </text:p>
            <text:p text:style-name="P100"/>
            <text:p text:style-name="P100">#include &lt;stdio.h&gt; </text:p>
            <text:p text:style-name="P100">#include &lt;cstl/clist.h&gt; </text:p>
            <text:p text:style-name="P100">#include &lt;cstl/cvector.h&gt; </text:p>
            <text:p text:style-name="P100">#include &lt;cstl/cdeque.h&gt; </text:p>
            <text:p text:style-name="P100">#include &lt;cstl/calgorithm.h&gt; </text:p>
            <text:p text:style-name="P100"/>
            <text:p text:style-name="P100">int main(int argc, char* argv[]) </text:p>
            <text:p text:style-name="P100">{ </text:p>
            <text:p text:style-name="P100"><text:s text:c="4"/>list_t* plist_coll1 = create_list(int); </text:p>
            <text:p text:style-name="P100"><text:s text:c="4"/>deque_t* pdeq_coll2 = create_deque(int); </text:p>
            <text:p text:style-name="P100"><text:s text:c="4"/>vector_t* pvec_result = create_vector(int); </text:p>
            <text:p text:style-name="P100"><text:s text:c="4"/>iterator_t it_pos; </text:p>
            <text:p text:style-name="P100"><text:s text:c="4"/>iterator_t it_end; </text:p>
            <text:p text:style-name="P100"><text:s text:c="4"/>int i = 0; </text:p>
            <text:p text:style-name="P100"/>
            <text:p text:style-name="P100"><text:s text:c="4"/>if(plist_coll1 == NULL || pdeq_coll2 == NULL || pvec_result == NULL) </text:p>
            <text:p text:style-name="P100"><text:s text:c="4"/>{ </text:p>
            <text:p text:style-name="P100"><text:s text:c="8"/>return -1; </text:p>
            <text:p text:style-name="P100"><text:s text:c="4"/>} </text:p>
            <text:p text:style-name="P100"/>
            <text:p text:style-name="P100"><text:s text:c="4"/>list_init(plist_coll1); </text:p>
            <text:p text:style-name="P100"><text:s text:c="4"/>deque_init(pdeq_coll2); </text:p>
            <text:p text:style-name="P100"><text:s text:c="4"/>vector_init(pvec_result); </text:p>
            <text:p text:style-name="P100"/>
            <text:p text:style-name="P100"><text:s text:c="4"/>list_push_back(plist_coll1, 1); </text:p>
            <text:p text:style-name="P100"><text:s text:c="4"/>list_push_back(plist_coll1, 2); </text:p>
            <text:p text:style-name="P100"><text:s text:c="4"/>list_push_back(plist_coll1, 2); </text:p>
            <text:p text:style-name="P100"><text:s text:c="4"/>list_push_back(plist_coll1, 4); </text:p>
            <text:p text:style-name="P100"><text:s text:c="4"/>list_push_back(plist_coll1, 6); </text:p>
            <text:p text:style-name="P100"><text:s text:c="4"/>list_push_back(plist_coll1, 7); </text:p>
            <text:p text:style-name="P100"><text:s text:c="4"/>list_push_back(plist_coll1, 7); </text:p>
            <text:p text:style-name="P100"><text:s text:c="4"/>list_push_back(plist_coll1, 9); </text:p>
            <text:p text:style-name="P100"><text:s text:c="4"/>deque_push_back(pdeq_coll2, 2); </text:p>
            <text:p text:style-name="P100"><text:s text:c="4"/>deque_push_back(pdeq_coll2, 2); </text:p>
            <text:p text:style-name="P100"><text:s text:c="4"/>deque_push_back(pdeq_coll2, 2); </text:p>
            <text:p text:style-name="P100"><text:s text:c="4"/>deque_push_back(pdeq_coll2, 3); </text:p>
            <text:p text:style-name="P100"><text:s text:c="4"/>deque_push_back(pdeq_coll2, 6); </text:p>
            <text:p text:style-name="P100"><text:s text:c="4"/>deque_push_back(pdeq_coll2, 6); </text:p>
            <text:p text:style-name="P100"><text:s text:c="4"/>deque_push_back(pdeq_coll2, 8); </text:p>
            <text:p text:style-name="P100"><text:s text:c="4"/>deque_push_back(pdeq_coll2, 9); </text:p>
            <text:p text:style-name="P100"><text:s text:c="4"/>vector_resize(pvec_result, list_size(plist_coll1) + deque_size(pdeq_coll2)); </text:p>
            <text:p text:style-name="P100"><text:soft-page-break/></text:p>
            <text:p text:style-name="P100"><text:s text:c="4"/>printf("coll1: "); </text:p>
            <text:p text:style-name="P100"><text:s text:c="4"/>for(it_pos = list_begin(plist_coll1); </text:p>
            <text:p text:style-name="P100"><text:s text:c="8"/>!iterator_equal(it_pos, list_end(plist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printf("coll2: "); </text:p>
            <text:p text:style-name="P100"><text:s text:c="4"/>for(it_pos = deque_begin(pdeq_coll2); </text:p>
            <text:p text:style-name="P100"><text:s text:c="8"/>!iterator_equal(it_pos, deque_end(pdeq_coll2));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it_end = algo_merge(list_begin(plist_coll1), list_end(plist_coll1), </text:p>
            <text:p text:style-name="P100"><text:s text:c="8"/>deque_begin(pdeq_coll2), deque_end(pdeq_coll2), vector_begin(pvec_result)); </text:p>
            <text:p text:style-name="P100"><text:s text:c="4"/>printf("merge: "); </text:p>
            <text:p text:style-name="P100"><text:s text:c="4"/>for(it_pos = vector_begin(pvec_result); </text:p>
            <text:p text:style-name="P100"><text:s text:c="8"/>!iterator_equal(it_pos, it_end);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it_end = algo_set_union(list_begin(plist_coll1), list_end(plist_coll1), </text:p>
            <text:p text:style-name="P100"><text:s text:c="8"/>deque_begin(pdeq_coll2), deque_end(pdeq_coll2), vector_begin(pvec_result)); </text:p>
            <text:p text:style-name="P100"><text:s text:c="4"/>printf("union: "); </text:p>
            <text:p text:style-name="P100"><text:s text:c="4"/>for(it_pos = vector_begin(pvec_result); </text:p>
            <text:p text:style-name="P100"><text:s text:c="8"/>!iterator_equal(it_pos, it_end);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it_end = algo_set_intersection(list_begin(plist_coll1), list_end(plist_coll1), </text:p>
            <text:p text:style-name="P100"><text:s text:c="8"/>deque_begin(pdeq_coll2), deque_end(pdeq_coll2), vector_begin(pvec_result)); </text:p>
            <text:p text:style-name="P100"><text:s text:c="4"/>printf("intersection: "); </text:p>
            <text:p text:style-name="P100"><text:s text:c="4"/>for(it_pos = vector_begin(pvec_result); </text:p>
            <text:p text:style-name="P100"><text:s text:c="8"/>!iterator_equal(it_pos, it_end); </text:p>
            <text:p text:style-name="P100"><text:soft-page-break/><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it_end = algo_set_difference(list_begin(plist_coll1), list_end(plist_coll1), </text:p>
            <text:p text:style-name="P100"><text:s text:c="8"/>deque_begin(pdeq_coll2), deque_end(pdeq_coll2), vector_begin(pvec_result)); </text:p>
            <text:p text:style-name="P100"><text:s text:c="4"/>printf("difference: "); </text:p>
            <text:p text:style-name="P100"><text:s text:c="4"/>for(it_pos = vector_begin(pvec_result); </text:p>
            <text:p text:style-name="P100"><text:s text:c="8"/>!iterator_equal(it_pos, it_end);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text:s text:c="4"/>it_end = algo_set_symmetric_difference(list_begin(plist_coll1), </text:p>
            <text:p text:style-name="P100"><text:s text:c="8"/>list_end(plist_coll1), deque_begin(pdeq_coll2), deque_end(pdeq_coll2), </text:p>
            <text:p text:style-name="P100"><text:s text:c="8"/>vector_begin(pvec_result)); </text:p>
            <text:p text:style-name="P100"><text:s text:c="4"/>printf("symmetric difference: "); </text:p>
            <text:p text:style-name="P100"><text:s text:c="4"/>for(it_pos = vector_begin(pvec_result); </text:p>
            <text:p text:style-name="P100"><text:s text:c="8"/>!iterator_equal(it_pos, it_end);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list_destroy(plist_coll1); </text:p>
            <text:p text:style-name="P100"><text:s text:c="4"/>deque_destroy(pdeq_coll2); </text:p>
            <text:p text:style-name="P100"><text:s text:c="4"/>vector_destroy(pvec_result); </text:p>
            <text:p text:style-name="P100"/>
            <text:p text:style-name="P100"><text:s text:c="4"/>return 0; </text:p>
            <text:p text:style-name="P100">}</text:p>
          </table:table-cell>
        </table:table-row>
      </table:table>
      <text:p text:style-name="P20">程序的输出结果：</text:p>
      <text:p text:style-name="P20">coll1: <text:s text:c="26"/>1 2 2 4 6 7 7 9 </text:p>
      <text:p text:style-name="P20">coll2: <text:s text:c="26"/>2 2 2 3 6 6 8 9 </text:p>
      <text:p text:style-name="P20">merge: <text:s text:c="24"/>1 2 2 2 2 2 3 4 6 6 6 7 7 8 9 9 </text:p>
      <text:p text:style-name="P20">union: <text:s text:c="25"/>1 2 2 2 3 4 6 6 7 7 8 9 </text:p>
      <text:p text:style-name="P20">intersection: <text:s text:c="15"/>2 2 6 9 </text:p>
      <text:p text:style-name="P20">difference: <text:s text:c="18"/>1 4 7 7 </text:p>
      <text:p text:style-name="P20">symmetric difference: 1 2 3 4 6 7 7 8 </text:p>
      <text:p text:style-name="P20"/>
      <text:list xml:id="list669960529" text:continue-list="list566101454" text:style-name="WW8Num13">
        <text:list-item>
          <text:list>
            <text:list-item>
              <text:list>
                <text:list-item>
                  <text:h text:style-name="P115" text:outline-level="3"><text:soft-page-break/>堆算法</text:h>
                </text:list-item>
              </text:list>
            </text:list-item>
          </text:list>
        </text:list-item>
      </text:list>
      <text:list xml:id="list1148968908" text:style-name="L166">
        <text:list-item>
          <text:p text:style-name="P279">algo_make_heap <text:s text:c="3"/>algo_make_heap_if将一个数据区间转换成堆</text:p>
        </text:list-item>
        <text:list-item>
          <text:p text:style-name="P279">algo_push_heap <text:s text:c="3"/>algo_push_heap_if向堆中添加一个数据</text:p>
        </text:list-item>
        <text:list-item>
          <text:p text:style-name="P279">algo_pop_heap <text:s text:c="3"/>algo_pop_heap_if将堆中优先级最高的数据删除</text:p>
        </text:list-item>
        <text:list-item>
          <text:p text:style-name="P279">algo_sort_heap <text:s text:c="3"/>algo_sort_heap_if将一个堆转换成有序的数据区间</text:p>
        </text:list-item>
        <text:list-item>
          <text:p text:style-name="P279">algo_is_heap <text:s text:c="3"/>algo_is_heap_if判断一个数据区间是否是堆</text:p>
        </text:list-item>
      </text:list>
      <text:list xml:id="list695402119" text:style-name="L167">
        <text:list-item>
          <text:p text:style-name="P280">没有_if后缀的算法要求使用数据类型的小于操作函数作为默认的比较规则。</text:p>
        </text:list-item>
        <text:list-item>
          <text:p text:style-name="P280">带有_if后缀的算法要求使用指定的比较规则。</text:p>
        </text:list-item>
        <text:list-item>
          <text:p text:style-name="P280">带有_if后缀的算法使用的函数不能修改数据。</text:p>
        </text:list-item>
      </text:list>
      <text:p text:style-name="P20">下面是关于堆算法的例子：</text:p>
      <table:table table:name="表格161" table:style-name="表格161">
        <table:table-column table:style-name="表格161.A"/>
        <table:table-row>
          <table:table-cell table:style-name="表格161.A1" office:value-type="string">
            <text:p text:style-name="P100">/* </text:p>
            <text:p text:style-name="P100"><text:s/>* heap1.c </text:p>
            <text:p text:style-name="P100"><text:s/>* compile with : -lcstl </text:p>
            <text:p text:style-name="P100"><text:s/>*/ </text:p>
            <text:p text:style-name="P100"/>
            <text:p text:style-name="P100">#include &lt;stdio.h&gt; </text:p>
            <text:p text:style-name="P100">#include &lt;cstl/cvector.h&gt; </text:p>
            <text:p text:style-name="P100">#include &lt;cstl/calgorithm.h&gt; </text:p>
            <text:p text:style-name="P100"/>
            <text:p text:style-name="P100">int main(int argc, char* argv[]) </text:p>
            <text:p text:style-name="P100">{ </text:p>
            <text:p text:style-name="P100"><text:s text:c="4"/>vector_t* pvec_coll = create_vector(int); </text:p>
            <text:p text:style-name="P100"><text:s text:c="4"/>iterator_t it_pos; </text:p>
            <text:p text:style-name="P100"><text:s text:c="4"/>int i = 0; </text:p>
            <text:p text:style-name="P100"/>
            <text:p text:style-name="P100"><text:s text:c="4"/>if(pvec_coll == NULL) </text:p>
            <text:p text:style-name="P100"><text:s text:c="4"/>{ </text:p>
            <text:p text:style-name="P100"><text:s text:c="8"/>return -1; </text:p>
            <text:p text:style-name="P100"><text:s text:c="4"/>} </text:p>
            <text:p text:style-name="P100"/>
            <text:p text:style-name="P100"><text:s text:c="4"/>vector_init(pvec_coll); </text:p>
            <text:p text:style-name="P100"/>
            <text:p text:style-name="P100"><text:s text:c="4"/>for(i = 3; i &lt;= 7; ++i) </text:p>
            <text:p text:style-name="P100"><text:s text:c="4"/>{ </text:p>
            <text:p text:style-name="P100"><text:s text:c="8"/>vector_push_back(pvec_coll, i); </text:p>
            <text:p text:style-name="P100"><text:s text:c="4"/>} </text:p>
            <text:p text:style-name="P100"><text:s text:c="4"/>for(i = 5; i &lt;= 9; ++i) </text:p>
            <text:p text:style-name="P100"><text:s text:c="4"/>{ </text:p>
            <text:p text:style-name="P100"><text:s text:c="8"/>vector_push_back(pvec_coll, i); </text:p>
            <text:p text:style-name="P100"><text:s text:c="4"/>} </text:p>
            <text:p text:style-name="P100"><text:soft-page-break/><text:s text:c="4"/>for(i = 1; i &lt;= 4; ++i) </text:p>
            <text:p text:style-name="P100"><text:s text:c="4"/>{ </text:p>
            <text:p text:style-name="P100"><text:s text:c="8"/>vector_push_back(pvec_coll, i); </text:p>
            <text:p text:style-name="P100"><text:s text:c="4"/>} </text:p>
            <text:p text:style-name="P100"/>
            <text:p text:style-name="P100"><text:s text:c="4"/>printf("on entry: "); </text:p>
            <text:p text:style-name="P100"><text:s text:c="4"/>for(it_pos = vector_begin(pvec_coll); </text:p>
            <text:p text:style-name="P100"><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make_heap(vector_begin(pvec_coll), vector_end(pvec_coll)); </text:p>
            <text:p text:style-name="P100"><text:s text:c="4"/>printf("after algo_make_heap(): "); </text:p>
            <text:p text:style-name="P100"><text:s text:c="4"/>for(it_pos = vector_begin(pvec_coll); </text:p>
            <text:p text:style-name="P100"><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pop_heap(vector_begin(pvec_coll), vector_end(pvec_coll)); </text:p>
            <text:p text:style-name="P100"><text:s text:c="4"/>vector_pop_back(pvec_coll); </text:p>
            <text:p text:style-name="P100"><text:s text:c="4"/>printf("after algo_pop_heap(): "); </text:p>
            <text:p text:style-name="P100"><text:s text:c="4"/>for(it_pos = vector_begin(pvec_coll); </text:p>
            <text:p text:style-name="P100"><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vector_push_back(pvec_coll, 17); </text:p>
            <text:p text:style-name="P100"><text:s text:c="4"/>algo_push_heap(vector_begin(pvec_coll), vector_end(pvec_coll)); </text:p>
            <text:p text:style-name="P100"><text:s text:c="4"/>printf("after algo_push_heap(): "); </text:p>
            <text:p text:style-name="P100"><text:s text:c="4"/>for(it_pos = vector_begin(pvec_coll); </text:p>
            <text:p text:style-name="P100"><text:s text:c="8"/>!iterator_equal(it_pos, vector_end(pvec_coll)); </text:p>
            <text:p text:style-name="P100"><text:s text:c="8"/>it_pos = iterator_next(it_pos)) </text:p>
            <text:p text:style-name="P100"><text:s text:c="4"/>{ </text:p>
            <text:p text:style-name="P100"><text:s text:c="8"/>printf("%d ", *(int*)iterator_get_pointer(it_pos)); </text:p>
            <text:p text:style-name="P100"><text:soft-page-break/><text:s text:c="4"/>} </text:p>
            <text:p text:style-name="P100"><text:s text:c="4"/>printf("\n"); </text:p>
            <text:p text:style-name="P100"/>
            <text:p text:style-name="P100"><text:s text:c="4"/>algo_sort_heap(vector_begin(pvec_coll), vector_end(pvec_coll)); </text:p>
            <text:p text:style-name="P100"><text:s text:c="4"/>printf("after algo_sort_heap(): "); </text:p>
            <text:p text:style-name="P100"><text:s text:c="4"/>for(it_pos = vector_begin(pvec_coll); </text:p>
            <text:p text:style-name="P100"><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vector_destroy(pvec_coll); </text:p>
            <text:p text:style-name="P100"/>
            <text:p text:style-name="P100"><text:s text:c="4"/>return 0; </text:p>
            <text:p text:style-name="P100">}</text:p>
          </table:table-cell>
        </table:table-row>
      </table:table>
      <text:p text:style-name="P20">程序的输出：</text:p>
      <text:p text:style-name="P20">on entry: <text:s text:c="25"/>3 4 5 6 7 5 6 7 8 9 1 2 3 4 </text:p>
      <text:p text:style-name="P20">after algo_make_heap(): 9 8 6 7 7 5 5 3 6 4 1 2 3 4 </text:p>
      <text:p text:style-name="P20">after algo_pop_heap(): <text:s text:c="3"/>8 7 6 7 4 5 5 3 6 4 1 2 3 </text:p>
      <text:p text:style-name="P20">after algo_push_heap(): <text:s/>17 7 8 7 4 5 6 3 6 4 1 2 3 5 </text:p>
      <text:p text:style-name="P20">after algo_sort_heap(): <text:s text:c="2"/>1 2 3 3 4 4 5 5 6 6 7 7 8 17 </text:p>
      <text:p text:style-name="P20">将pvec_coll中的数据转换成堆后，数据的顺序是：9 8 6 7 7 5 5 3 6 4 1 2 3 4 ，将这个序列转换成二叉树可以看出字节点的值都是小于或者等于父节点的。</text:p>
      <text:p text:style-name="P21"><draw:frame draw:style-name="fr4" draw:name="图形27" text:anchor-type="paragraph" svg:width="19.006cm" svg:height="7.893cm" draw:z-index="17"><draw:image xlink:href="Pictures/10000000000002CB0000012935F99A85.jpg" xlink:type="simple" xlink:show="embed" xlink:actuate="onLoad"/></draw:frame>图 6.5 以二叉树的形式显示堆数据</text:p>
      <text:p text:style-name="P20"/>
      <text:list xml:id="list2161474370" text:continue-list="list669960529" text:style-name="WW8Num13">
        <text:list-item>
          <text:list>
            <text:list-item>
              <text:list>
                <text:list-item>
                  <text:h text:style-name="P115" text:outline-level="3"><text:soft-page-break/>最大值与最小值</text:h>
                </text:list-item>
              </text:list>
            </text:list-item>
          </text:list>
        </text:list-item>
      </text:list>
      <text:list xml:id="list977598267" text:style-name="L168">
        <text:list-item>
          <text:p text:style-name="P281">algo_min <text:s text:c="3"/>algo_min_if 返回两个迭代器中值小的迭代器</text:p>
        </text:list-item>
        <text:list-item>
          <text:p text:style-name="P281">algo_max <text:s text:c="3"/>algo_max_if返回两个迭代器中值大的迭代器</text:p>
        </text:list-item>
      </text:list>
      <text:list xml:id="list1843673023" text:style-name="L169">
        <text:list-item>
          <text:p text:style-name="P282">没有_if后缀的算法使用数据类型的小于操作作为默认的比较规则。</text:p>
        </text:list-item>
        <text:list-item>
          <text:p text:style-name="P282">带有_if后缀的算法使用指定的比较规则。</text:p>
        </text:list-item>
        <text:list-item>
          <text:p text:style-name="P282">带有_if后缀的算法使用的函数不能修改数据。</text:p>
        </text:list-item>
      </text:list>
      <text:p text:style-name="P20">下面给出了这些算法的例子：</text:p>
      <table:table table:name="表格162" table:style-name="表格162">
        <table:table-column table:style-name="表格162.A"/>
        <table:table-row>
          <table:table-cell table:style-name="表格162.A1" office:value-type="string">
            <text:p text:style-name="P100">/* </text:p>
            <text:p text:style-name="P100"><text:s/>* minmax1.c </text:p>
            <text:p text:style-name="P100"><text:s/>* compile with : -lcstl </text:p>
            <text:p text:style-name="P100"><text:s/>*/ </text:p>
            <text:p text:style-name="P100"/>
            <text:p text:style-name="P100">#include &lt;stdio.h&gt; </text:p>
            <text:p text:style-name="P100">#include &lt;stdlib.h&gt; </text:p>
            <text:p text:style-name="P100">#include &lt;cstl/cdeque.h&gt; </text:p>
            <text:p text:style-name="P100">#include &lt;cstl/calgorithm.h&gt; </text:p>
            <text:p text:style-name="P100"/>
            <text:p text:style-name="P100">static void _abs_less(const void* cpv_first, </text:p>
            <text:p text:style-name="P100"><text:s text:c="4"/>const void* cpv_second, void* pv_output) </text:p>
            <text:p text:style-name="P100">{ </text:p>
            <text:p text:style-name="P100"><text:s text:c="4"/>*(bool_t*)pv_output = abs(*(int*)cpv_first) &lt; abs(*(int*)cpv_second) ? </text:p>
            <text:p text:style-name="P100"><text:s text:c="8"/>true : false; </text:p>
            <text:p text:style-name="P100">} </text:p>
            <text:p text:style-name="P100"/>
            <text:p text:style-name="P100">int main(int argc, char* argv[]) </text:p>
            <text:p text:style-name="P100">{ </text:p>
            <text:p text:style-name="P100"><text:s text:c="4"/>deque_t* pdeq_coll = create_deque(int); </text:p>
            <text:p text:style-name="P100"><text:s text:c="4"/>iterator_t it_first; </text:p>
            <text:p text:style-name="P100"><text:s text:c="4"/>iterator_t it_second; </text:p>
            <text:p text:style-name="P100"><text:s text:c="4"/>iterator_t it_min; </text:p>
            <text:p text:style-name="P100"><text:s text:c="4"/>iterator_t it_max; </text:p>
            <text:p text:style-name="P100"/>
            <text:p text:style-name="P100"><text:s text:c="4"/>if(pdeq_coll == NULL) </text:p>
            <text:p text:style-name="P100"><text:s text:c="4"/>{ </text:p>
            <text:p text:style-name="P100"><text:s text:c="8"/>return -1; </text:p>
            <text:p text:style-name="P100"><text:s text:c="4"/>} </text:p>
            <text:p text:style-name="P100"/>
            <text:p text:style-name="P100"><text:s text:c="4"/>deque_init(pdeq_coll); </text:p>
            <text:p text:style-name="P100"/>
            <text:p text:style-name="P100"><text:s text:c="4"/>deque_push_back(pdeq_coll, 3); </text:p>
            <text:p text:style-name="P100"><text:soft-page-break/><text:s text:c="4"/>deque_push_back(pdeq_coll, -5); </text:p>
            <text:p text:style-name="P100"/>
            <text:p text:style-name="P100"><text:s text:c="4"/>it_first = deque_begin(pdeq_coll); </text:p>
            <text:p text:style-name="P100"><text:s text:c="4"/>it_second = iterator_next(deque_begin(pdeq_coll)); </text:p>
            <text:p text:style-name="P100"><text:s text:c="4"/>it_min = algo_min(it_first, it_second); </text:p>
            <text:p text:style-name="P100"><text:s text:c="4"/>it_max = algo_max(it_first, it_second); </text:p>
            <text:p text:style-name="P100"><text:s text:c="4"/>printf("min: %d\n", *(int*)iterator_get_pointer(it_min)); </text:p>
            <text:p text:style-name="P100"><text:s text:c="4"/>printf("max: %d\n", *(int*)iterator_get_pointer(it_max)); </text:p>
            <text:p text:style-name="P100"/>
            <text:p text:style-name="P100"><text:s text:c="4"/>it_min = algo_min_if(it_first, it_second, _abs_less); </text:p>
            <text:p text:style-name="P100"><text:s text:c="4"/>it_max = algo_max_if(it_first, it_second, _abs_less); </text:p>
            <text:p text:style-name="P100"><text:s text:c="4"/>printf("absolute min: %d\n", *(int*)iterator_get_pointer(it_min)); </text:p>
            <text:p text:style-name="P100"><text:s text:c="4"/>printf("absolute max: %d\n", *(int*)iterator_get_pointer(it_max)); </text:p>
            <text:p text:style-name="P100"/>
            <text:p text:style-name="P100"><text:s text:c="4"/>deque_destroy(pdeq_coll); </text:p>
            <text:p text:style-name="P100"/>
            <text:p text:style-name="P100"><text:s text:c="4"/>return 0; </text:p>
            <text:p text:style-name="P100">}</text:p>
          </table:table-cell>
        </table:table-row>
      </table:table>
      <text:p text:style-name="P20">程序输出：</text:p>
      <text:p text:style-name="P20">min: -5 </text:p>
      <text:p text:style-name="P20">max: 3 </text:p>
      <text:p text:style-name="P20">absolute min: 3 </text:p>
      <text:p text:style-name="P20">absolute max: -5</text:p>
      <text:p text:style-name="P20"/>
      <text:p text:style-name="P20">algo_min_element <text:s text:c="3"/>algo_min_element_if返回数据区间中最小数据的迭代器</text:p>
      <text:p text:style-name="P20">algo_max_element <text:s text:c="3"/>algo_max_element_if返回数据区间中最大数据的迭代器</text:p>
      <text:p text:style-name="P20">没有_if后缀的算法要求使用数据类型的小于草组函数作为默认的比较规则。</text:p>
      <text:p text:style-name="P20">带有_if后缀的算法要求使用指定的比较规则。</text:p>
      <text:p text:style-name="P20">带有_if后缀的算法使用的函数不能修改数据。</text:p>
      <text:p text:style-name="P20">下面是这四个算法的例子：</text:p>
      <table:table table:name="表格163" table:style-name="表格163">
        <table:table-column table:style-name="表格163.A"/>
        <table:table-row>
          <table:table-cell table:style-name="表格163.A1" office:value-type="string">
            <text:p text:style-name="P100">/* </text:p>
            <text:p text:style-name="P100"><text:s/>* minmax2.c </text:p>
            <text:p text:style-name="P100"><text:s/>* compile with : -lcstl </text:p>
            <text:p text:style-name="P100"><text:s/>*/ </text:p>
            <text:p text:style-name="P100"/>
            <text:p text:style-name="P100">#include &lt;stdio.h&gt; </text:p>
            <text:p text:style-name="P100">#include &lt;stdlib.h&gt; </text:p>
            <text:p text:style-name="P100">#include &lt;cstl/cdeque.h&gt; </text:p>
            <text:p text:style-name="P100">#include &lt;cstl/calgorithm.h&gt; </text:p>
            <text:p text:style-name="P100"/>
            <text:p text:style-name="P100">static void _abs_less(const void* cpv_first, </text:p>
            <text:p text:style-name="P100"><text:s text:c="4"/>const void* cpv_second, void* pv_output) </text:p>
            <text:p text:style-name="P100">{ </text:p>
            <text:p text:style-name="P100"><text:soft-page-break/><text:s text:c="4"/>*(bool_t*)pv_output = abs(*(int*)cpv_first) &lt; abs(*(int*)cpv_second) ? </text:p>
            <text:p text:style-name="P100"><text:s text:c="8"/>true : false; </text:p>
            <text:p text:style-name="P100">} </text:p>
            <text:p text:style-name="P100"/>
            <text:p text:style-name="P100">int main(int argc, char* argv[]) </text:p>
            <text:p text:style-name="P100">{ </text:p>
            <text:p text:style-name="P100"><text:s text:c="4"/>deque_t* pdeq_coll = create_deque(int); </text:p>
            <text:p text:style-name="P100"><text:s text:c="4"/>iterator_t it_pos; </text:p>
            <text:p text:style-name="P100"><text:s text:c="4"/>iterator_t it_min; </text:p>
            <text:p text:style-name="P100"><text:s text:c="4"/>iterator_t it_max; </text:p>
            <text:p text:style-name="P100"><text:s text:c="4"/>int i = 0; </text:p>
            <text:p text:style-name="P100"/>
            <text:p text:style-name="P100"><text:s text:c="4"/>if(pdeq_coll == NULL) </text:p>
            <text:p text:style-name="P100"><text:s text:c="4"/>{ </text:p>
            <text:p text:style-name="P100"><text:s text:c="8"/>return -1; </text:p>
            <text:p text:style-name="P100"><text:s text:c="4"/>} </text:p>
            <text:p text:style-name="P100"/>
            <text:p text:style-name="P100"><text:s text:c="4"/>deque_init(pdeq_coll); </text:p>
            <text:p text:style-name="P100"/>
            <text:p text:style-name="P100"><text:s text:c="4"/>for(i = 2; i &lt;= 8; ++i) </text:p>
            <text:p text:style-name="P100"><text:s text:c="4"/>{ </text:p>
            <text:p text:style-name="P100"><text:s text:c="8"/>deque_push_back(pdeq_coll, i); </text:p>
            <text:p text:style-name="P100"><text:s text:c="4"/>} </text:p>
            <text:p text:style-name="P100"><text:s text:c="4"/>for(i = -3; i &lt;= 5; ++i) </text:p>
            <text:p text:style-name="P100"><text:s text:c="4"/>{ </text:p>
            <text:p text:style-name="P100"><text:s text:c="8"/>deque_push_back(pdeq_coll, i); </text:p>
            <text:p text:style-name="P100"><text:s text:c="4"/>} </text:p>
            <text:p text:style-name="P100"/>
            <text:p text:style-name="P100"><text:s text:c="4"/>for(it_pos = deque_begin(pdeq_coll); </text:p>
            <text:p text:style-name="P100"><text:s text:c="8"/>!iterator_equal(it_pos, deque_end(pdeq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it_min = algo_min_element(deque_begin(pdeq_coll), deque_end(pdeq_coll)); </text:p>
            <text:p text:style-name="P100"><text:s text:c="4"/>it_max = algo_max_element(deque_begin(pdeq_coll), deque_end(pdeq_coll)); </text:p>
            <text:p text:style-name="P100"><text:s text:c="4"/>printf("min: %d\n", *(int*)iterator_get_pointer(it_min)); </text:p>
            <text:p text:style-name="P100"><text:s text:c="4"/>printf("max: %d\n", *(int*)iterator_get_pointer(it_max)); </text:p>
            <text:p text:style-name="P100"/>
            <text:p text:style-name="P100"><text:s text:c="4"/>it_min = algo_min_element_if(deque_begin(pdeq_coll), </text:p>
            <text:p text:style-name="P100"><text:s text:c="8"/>deque_end(pdeq_coll), _abs_less); </text:p>
            <text:p text:style-name="P100"><text:soft-page-break/><text:s text:c="4"/>it_max = algo_max_element_if(deque_begin(pdeq_coll), </text:p>
            <text:p text:style-name="P100"><text:s text:c="8"/>deque_end(pdeq_coll), _abs_less); </text:p>
            <text:p text:style-name="P100"><text:s text:c="4"/>printf("absolute min: %d\n", *(int*)iterator_get_pointer(it_min)); </text:p>
            <text:p text:style-name="P100"><text:s text:c="4"/>printf("absolute max: %d\n", *(int*)iterator_get_pointer(it_max)); </text:p>
            <text:p text:style-name="P100"/>
            <text:p text:style-name="P100"><text:s text:c="4"/>deque_destroy(pdeq_coll); </text:p>
            <text:p text:style-name="P100"/>
            <text:p text:style-name="P100"><text:s text:c="4"/>return 0; </text:p>
            <text:p text:style-name="P100">}</text:p>
          </table:table-cell>
        </table:table-row>
      </table:table>
      <text:p text:style-name="P20">程序输出：</text:p>
      <text:p text:style-name="P20">2 3 4 5 6 7 8 -3 -2 -1 0 1 2 3 4 5 </text:p>
      <text:p text:style-name="P20">min: -3 </text:p>
      <text:p text:style-name="P20">max: 8 </text:p>
      <text:p text:style-name="P20">absolute min: 0 </text:p>
      <text:p text:style-name="P20">absolute max: 8</text:p>
      <text:p text:style-name="P20"/>
      <text:list xml:id="list1562778248" text:continue-list="list2161474370" text:style-name="WW8Num13">
        <text:list-item>
          <text:list>
            <text:list-item>
              <text:list>
                <text:list-item>
                  <text:h text:style-name="P115" text:outline-level="3">按照辞典顺序比较</text:h>
                </text:list-item>
              </text:list>
            </text:list-item>
          </text:list>
        </text:list-item>
      </text:list>
      <text:list xml:id="list181592802" text:style-name="L170">
        <text:list-item>
          <text:p text:style-name="P283">algo_lexicographical_compare <text:s text:c="3"/>algo_lexicographical_compare_if按照辞典顺序比较</text:p>
        </text:list-item>
        <text:list-item>
          <text:p text:style-name="P283">algo_lexicographical_compare_3wap <text:s text:c="3"/>algo_lexicographical_compare_3way_if按照辞典顺序比较，返回3种结果</text:p>
        </text:list-item>
      </text:list>
      <text:list xml:id="list1407741935" text:style-name="L171">
        <text:list-item>
          <text:p text:style-name="P284">没有_if后缀的算法使用数据类型的小于操作函数作为默认的比较规则。</text:p>
        </text:list-item>
        <text:list-item>
          <text:p text:style-name="P284">带有_if后缀的算法使用指定的比较规则。</text:p>
        </text:list-item>
        <text:list-item>
          <text:p text:style-name="P284">带有_if后缀的算法使用的函数不能修改数据。</text:p>
        </text:list-item>
      </text:list>
      <text:p text:style-name="P20">下面是这四个算法的例子：</text:p>
      <table:table table:name="表格164" table:style-name="表格164">
        <table:table-column table:style-name="表格164.A"/>
        <table:table-row>
          <table:table-cell table:style-name="表格164.A1" office:value-type="string">
            <text:p text:style-name="P100">/* </text:p>
            <text:p text:style-name="P100"><text:s/>* lexico1.c </text:p>
            <text:p text:style-name="P100"><text:s/>* compile with : -lcstl </text:p>
            <text:p text:style-name="P100"><text:s/>*/ </text:p>
            <text:p text:style-name="P100"/>
            <text:p text:style-name="P100">#include &lt;stdio.h&gt; </text:p>
            <text:p text:style-name="P100">#include &lt;cstl/clist.h&gt; </text:p>
            <text:p text:style-name="P100">#include &lt;cstl/cvector.h&gt; </text:p>
            <text:p text:style-name="P100">#include &lt;cstl/calgorithm.h&gt; </text:p>
            <text:p text:style-name="P100"/>
            <text:p text:style-name="P100">static void _print_list(const void* cpv_input, void* pv_output) </text:p>
            <text:p text:style-name="P100">{ </text:p>
            <text:p text:style-name="P100"><text:s text:c="4"/>list_t* plist_coll = (list_t*)cpv_input; </text:p>
            <text:p text:style-name="P100"><text:s text:c="4"/>iterator_t it_pos; </text:p>
            <text:p text:style-name="P100"><text:s text:c="4"/>for(it_pos = list_begin(plist_coll); </text:p>
            <text:p text:style-name="P100"><text:s text:c="8"/>!iterator_equal(it_pos, list_end(plist_coll)); </text:p>
            <text:p text:style-name="P100"><text:soft-page-break/><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p text:style-name="P100"/>
            <text:p text:style-name="P100">static void _less_for_coll(const void* cpv_first, </text:p>
            <text:p text:style-name="P100"><text:s text:c="4"/>const void* cpv_second, void* pv_output) </text:p>
            <text:p text:style-name="P100">{ </text:p>
            <text:p text:style-name="P100"><text:s text:c="4"/>list_t* plist_coll1 = (list_t*)cpv_first; </text:p>
            <text:p text:style-name="P100"><text:s text:c="4"/>list_t* plist_coll2 = (list_t*)cpv_second; </text:p>
            <text:p text:style-name="P100"/>
            <text:p text:style-name="P100"><text:s text:c="4"/>if(algo_lexicographical_compare( </text:p>
            <text:p text:style-name="P100"><text:s text:c="8"/>list_begin(plist_coll1), list_end(plist_coll1), </text:p>
            <text:p text:style-name="P100"><text:s text:c="8"/>list_begin(plist_coll2), list_end(plist_coll2))) </text:p>
            <text:p text:style-name="P100"><text:s text:c="4"/>{ </text:p>
            <text:p text:style-name="P100"><text:s text:c="8"/>*(bool_t*)pv_output = true; </text:p>
            <text:p text:style-name="P100"><text:s text:c="4"/>} </text:p>
            <text:p text:style-name="P100"><text:s text:c="4"/>else </text:p>
            <text:p text:style-name="P100"><text:s text:c="4"/>{ </text:p>
            <text:p text:style-name="P100"><text:s text:c="8"/>*(bool_t*)pv_output = false; </text:p>
            <text:p text:style-name="P100"><text:s text:c="4"/>} </text:p>
            <text:p text:style-name="P100">} </text:p>
            <text:p text:style-name="P100"/>
            <text:p text:style-name="P100">int main(int argc, char* argv[]) </text:p>
            <text:p text:style-name="P100">{ </text:p>
            <text:p text:style-name="P100"><text:s text:c="4"/>list_t* plist_c1 = create_list(int); </text:p>
            <text:p text:style-name="P100"><text:s text:c="4"/>list_t* plist_c2 = create_list(int); </text:p>
            <text:p text:style-name="P100"><text:s text:c="4"/>list_t* plist_c3 = create_list(int); </text:p>
            <text:p text:style-name="P100"><text:s text:c="4"/>list_t* plist_c4 = create_list(int); </text:p>
            <text:p text:style-name="P100"><text:s text:c="4"/>vector_t* pvec_cc = create_vector(list_t&lt;int&gt;); </text:p>
            <text:p text:style-name="P100"><text:s text:c="4"/>int i = 0; </text:p>
            <text:p text:style-name="P100"/>
            <text:p text:style-name="P100"><text:s text:c="4"/>if(plist_c1 == NULL || plist_c2 == NULL || plist_c3 == NULL || </text:p>
            <text:p text:style-name="P100"><text:s text:c="7"/>plist_c4 == NULL || pvec_cc == NULL) </text:p>
            <text:p text:style-name="P100"><text:s text:c="4"/>{ </text:p>
            <text:p text:style-name="P100"><text:s text:c="8"/>return -1; </text:p>
            <text:p text:style-name="P100"><text:s text:c="4"/>} </text:p>
            <text:p text:style-name="P100"/>
            <text:p text:style-name="P100"><text:s text:c="4"/>list_init(plist_c1); </text:p>
            <text:p text:style-name="P100"><text:s text:c="4"/>list_init(plist_c2); </text:p>
            <text:p text:style-name="P100"><text:s text:c="4"/>list_init(plist_c3); </text:p>
            <text:p text:style-name="P100"><text:soft-page-break/><text:s text:c="4"/>list_init(plist_c4); </text:p>
            <text:p text:style-name="P100"><text:s text:c="4"/>vector_init(pvec_cc); </text:p>
            <text:p text:style-name="P100"/>
            <text:p text:style-name="P100"><text:s text:c="4"/>for(i = 1; i &lt;= 5; ++i) </text:p>
            <text:p text:style-name="P100"><text:s text:c="4"/>{ </text:p>
            <text:p text:style-name="P100"><text:s text:c="8"/>list_push_back(plist_c1, i); </text:p>
            <text:p text:style-name="P100"><text:s text:c="4"/>} </text:p>
            <text:p text:style-name="P100"><text:s text:c="4"/>list_assign(plist_c2, plist_c1); </text:p>
            <text:p text:style-name="P100"><text:s text:c="4"/>list_assign(plist_c3, plist_c1); </text:p>
            <text:p text:style-name="P100"><text:s text:c="4"/>list_assign(plist_c4, plist_c1); </text:p>
            <text:p text:style-name="P100"><text:s text:c="4"/>list_push_back(plist_c1, 7); </text:p>
            <text:p text:style-name="P100"><text:s text:c="4"/>list_push_back(plist_c3, 2); </text:p>
            <text:p text:style-name="P100"><text:s text:c="4"/>list_push_back(plist_c3, 0); </text:p>
            <text:p text:style-name="P100"><text:s text:c="4"/>list_push_back(plist_c4, 2); </text:p>
            <text:p text:style-name="P100"/>
            <text:p text:style-name="P100"><text:s text:c="4"/>vector_push_back(pvec_cc, plist_c1); </text:p>
            <text:p text:style-name="P100"><text:s text:c="4"/>vector_push_back(pvec_cc, plist_c2); </text:p>
            <text:p text:style-name="P100"><text:s text:c="4"/>vector_push_back(pvec_cc, plist_c3); </text:p>
            <text:p text:style-name="P100"><text:s text:c="4"/>vector_push_back(pvec_cc, plist_c4); </text:p>
            <text:p text:style-name="P100"><text:s text:c="4"/>vector_push_back(pvec_cc, plist_c3); </text:p>
            <text:p text:style-name="P100"><text:s text:c="4"/>vector_push_back(pvec_cc, plist_c1); </text:p>
            <text:p text:style-name="P100"><text:s text:c="4"/>vector_push_back(pvec_cc, plist_c4); </text:p>
            <text:p text:style-name="P100"><text:s text:c="4"/>vector_push_back(pvec_cc, plist_c2); </text:p>
            <text:p text:style-name="P100"/>
            <text:p text:style-name="P100"><text:s text:c="4"/>algo_for_each(vector_begin(pvec_cc), vector_end(pvec_cc), _print_list); </text:p>
            <text:p text:style-name="P100"><text:s text:c="4"/>printf("\n"); </text:p>
            <text:p text:style-name="P100"><text:s text:c="4"/>algo_sort_if(vector_begin(pvec_cc), vector_end(pvec_cc), _less_for_coll); </text:p>
            <text:p text:style-name="P100"><text:s text:c="4"/>algo_for_each(vector_begin(pvec_cc), vector_end(pvec_cc), _print_list); </text:p>
            <text:p text:style-name="P100"/>
            <text:p text:style-name="P100"><text:s text:c="4"/>list_destroy(plist_c1); </text:p>
            <text:p text:style-name="P100"><text:s text:c="4"/>list_destroy(plist_c2); </text:p>
            <text:p text:style-name="P100"><text:s text:c="4"/>list_destroy(plist_c3); </text:p>
            <text:p text:style-name="P100"><text:s text:c="4"/>list_destroy(plist_c4); </text:p>
            <text:p text:style-name="P100"><text:s text:c="4"/>vector_destroy(pvec_cc); </text:p>
            <text:p text:style-name="P100"/>
            <text:p text:style-name="P100"><text:s text:c="4"/>return 0; </text:p>
            <text:p text:style-name="P100">}</text:p>
          </table:table-cell>
        </table:table-row>
      </table:table>
      <text:p text:style-name="P20">程序的输出结果：</text:p>
      <text:p text:style-name="P20">1 2 3 4 5 7 </text:p>
      <text:p text:style-name="P20">1 2 3 4 5 </text:p>
      <text:p text:style-name="P20">1 2 3 4 5 2 0 </text:p>
      <text:p text:style-name="P20">1 2 3 4 5 2 </text:p>
      <text:p text:style-name="P20">1 2 3 4 5 2 0 </text:p>
      <text:p text:style-name="P20"><text:soft-page-break/>1 2 3 4 5 7 </text:p>
      <text:p text:style-name="P20">1 2 3 4 5 2 </text:p>
      <text:p text:style-name="P20">1 2 3 4 5 </text:p>
      <text:p text:style-name="P20"/>
      <text:p text:style-name="P20">1 2 3 4 5 </text:p>
      <text:p text:style-name="P20">1 2 3 4 5 </text:p>
      <text:p text:style-name="P20">1 2 3 4 5 2 </text:p>
      <text:p text:style-name="P20">1 2 3 4 5 2 </text:p>
      <text:p text:style-name="P20">1 2 3 4 5 2 0 </text:p>
      <text:p text:style-name="P20">1 2 3 4 5 2 0 </text:p>
      <text:p text:style-name="P20">1 2 3 4 5 7 </text:p>
      <text:p text:style-name="P20">1 2 3 4 5 7 </text:p>
      <text:p text:style-name="P20"/>
      <text:list xml:id="list1802098865" text:continue-list="list1562778248" text:style-name="WW8Num13">
        <text:list-item>
          <text:list>
            <text:list-item>
              <text:list>
                <text:list-item>
                  <text:h text:style-name="P115" text:outline-level="3">数据排列</text:h>
                </text:list-item>
              </text:list>
            </text:list-item>
          </text:list>
        </text:list-item>
      </text:list>
      <text:p text:style-name="P20">algo_next_permutation <text:s text:c="3"/>algo_next_permutation_if获得当前数据区间的下一个排序</text:p>
      <text:p text:style-name="P20">algo_prev_permutation <text:s text:c="3"/>algo_prev_permutation_if获得当前数据区间的上一个排序</text:p>
      <text:p text:style-name="P20">没有_if后缀的版本使用数据类型的小于操作函数作为默认的比较规则。</text:p>
      <text:p text:style-name="P20">带有_if后缀的版本使用指定的比较规则。</text:p>
      <text:p text:style-name="P20">带有_if后缀的版本使用的函数不能修改数据。</text:p>
      <text:p text:style-name="P20">如果当前数据区间不是最后一个排列，算法返回true，如果是最后一个排序则返回false同时生成第一个排列。</text:p>
      <text:p text:style-name="P20">下面是这四个算法的例子：</text:p>
      <table:table table:name="表格165" table:style-name="表格165">
        <table:table-column table:style-name="表格165.A"/>
        <table:table-row>
          <table:table-cell table:style-name="表格165.A1" office:value-type="string">
            <text:p text:style-name="P100">/* </text:p>
            <text:p text:style-name="P100"><text:s/>* perm1.c </text:p>
            <text:p text:style-name="P100"><text:s/>* compile with : -lcstl </text:p>
            <text:p text:style-name="P100"><text:s/>*/ </text:p>
            <text:p text:style-name="P100"/>
            <text:p text:style-name="P100">#include &lt;stdio.h&gt; </text:p>
            <text:p text:style-name="P100">#include &lt;cstl/cvector.h&gt; </text:p>
            <text:p text:style-name="P100">#include &lt;cstl/calgorithm.h&gt; </text:p>
            <text:p text:style-name="P100"/>
            <text:p text:style-name="P100">static void _print(const void* cpv_input, void* pv_output) </text:p>
            <text:p text:style-name="P100">{ </text:p>
            <text:p text:style-name="P100"><text:s text:c="4"/>printf("%d ", *(int*)cpv_input); </text:p>
            <text:p text:style-name="P100">} </text:p>
            <text:p text:style-name="P100"/>
            <text:p text:style-name="P100">int main(int argc, char* argv[]) </text:p>
            <text:p text:style-name="P100">{ </text:p>
            <text:p text:style-name="P100"><text:s text:c="4"/>vector_t* pvec_coll = create_vector(int); </text:p>
            <text:p text:style-name="P100"/>
            <text:p text:style-name="P100"><text:soft-page-break/><text:s text:c="4"/>if(pvec_coll == NULL) </text:p>
            <text:p text:style-name="P100"><text:s text:c="4"/>{ </text:p>
            <text:p text:style-name="P100"><text:s text:c="8"/>return -1; </text:p>
            <text:p text:style-name="P100"><text:s text:c="4"/>} </text:p>
            <text:p text:style-name="P100"/>
            <text:p text:style-name="P100"><text:s text:c="4"/>vector_init(pvec_coll); </text:p>
            <text:p text:style-name="P100"/>
            <text:p text:style-name="P100"><text:s text:c="4"/>vector_push_back(pvec_coll, 1); </text:p>
            <text:p text:style-name="P100"><text:s text:c="4"/>vector_push_back(pvec_coll, 2); </text:p>
            <text:p text:style-name="P100"><text:s text:c="4"/>vector_push_back(pvec_coll, 3); </text:p>
            <text:p text:style-name="P100"/>
            <text:p text:style-name="P100"><text:s text:c="4"/>printf("on entry: "); </text:p>
            <text:p text:style-name="P100"><text:s text:c="4"/>algo_for_each(vector_begin(pvec_coll), vector_end(pvec_coll), _print); </text:p>
            <text:p text:style-name="P100"><text:s text:c="4"/>printf("\n"); </text:p>
            <text:p text:style-name="P100"/>
            <text:p text:style-name="P100"><text:s text:c="4"/>while(algo_next_permutation(vector_begin(pvec_coll), vector_end(pvec_coll))) </text:p>
            <text:p text:style-name="P100"><text:s text:c="4"/>{ </text:p>
            <text:p text:style-name="P100"><text:s text:c="8"/>algo_for_each(vector_begin(pvec_coll), vector_end(pvec_coll), _print); </text:p>
            <text:p text:style-name="P100"><text:s text:c="8"/>printf("\n"); </text:p>
            <text:p text:style-name="P100"><text:s text:c="4"/>} </text:p>
            <text:p text:style-name="P100"><text:s text:c="4"/>printf("afterward: "); </text:p>
            <text:p text:style-name="P100"><text:s text:c="4"/>algo_for_each(vector_begin(pvec_coll), vector_end(pvec_coll), _print); </text:p>
            <text:p text:style-name="P100"><text:s text:c="4"/>printf("\n"); </text:p>
            <text:p text:style-name="P100"/>
            <text:p text:style-name="P100"><text:s text:c="4"/>while(algo_prev_permutation(vector_begin(pvec_coll), vector_end(pvec_coll))) </text:p>
            <text:p text:style-name="P100"><text:s text:c="4"/>{ </text:p>
            <text:p text:style-name="P100"><text:s text:c="8"/>algo_for_each(vector_begin(pvec_coll), vector_end(pvec_coll), _print); </text:p>
            <text:p text:style-name="P100"><text:s text:c="8"/>printf("\n"); </text:p>
            <text:p text:style-name="P100"><text:s text:c="4"/>} </text:p>
            <text:p text:style-name="P100"><text:s text:c="4"/>printf("now: "); </text:p>
            <text:p text:style-name="P100"><text:s text:c="4"/>algo_for_each(vector_begin(pvec_coll), vector_end(pvec_coll), _print); </text:p>
            <text:p text:style-name="P100"><text:s text:c="4"/>printf("\n"); </text:p>
            <text:p text:style-name="P100"/>
            <text:p text:style-name="P100"><text:s text:c="4"/>while(algo_prev_permutation(vector_begin(pvec_coll), vector_end(pvec_coll))) </text:p>
            <text:p text:style-name="P100"><text:s text:c="4"/>{ </text:p>
            <text:p text:style-name="P100"><text:s text:c="8"/>algo_for_each(vector_begin(pvec_coll), vector_end(pvec_coll), _print); </text:p>
            <text:p text:style-name="P100"><text:s text:c="8"/>printf("\n"); </text:p>
            <text:p text:style-name="P100"><text:s text:c="4"/>} </text:p>
            <text:p text:style-name="P100"><text:s text:c="4"/>printf("afterward: "); </text:p>
            <text:p text:style-name="P100"><text:s text:c="4"/>algo_for_each(vector_begin(pvec_coll), vector_end(pvec_coll), _print); </text:p>
            <text:p text:style-name="P100"><text:s text:c="4"/>printf("\n"); </text:p>
            <text:p text:style-name="P100"/>
            <text:p text:style-name="P100"><text:s text:c="4"/>vector_destroy(pvec_coll); </text:p>
            <text:p text:style-name="P100"><text:soft-page-break/></text:p>
            <text:p text:style-name="P100"><text:s text:c="4"/>return 0; </text:p>
            <text:p text:style-name="P100">}</text:p>
          </table:table-cell>
        </table:table-row>
      </table:table>
      <text:p text:style-name="P20">输出结果：</text:p>
      <text:p text:style-name="P20">on entry: 1 2 3 </text:p>
      <text:p text:style-name="P20">1 3 2 </text:p>
      <text:p text:style-name="P20">2 1 3 </text:p>
      <text:p text:style-name="P20">2 3 1 </text:p>
      <text:p text:style-name="P20">3 1 2 </text:p>
      <text:p text:style-name="P20">3 2 1 </text:p>
      <text:p text:style-name="P20">afterward: 1 2 3 </text:p>
      <text:p text:style-name="P20">now: 3 2 1 </text:p>
      <text:p text:style-name="P20">3 1 2 </text:p>
      <text:p text:style-name="P20">2 3 1 </text:p>
      <text:p text:style-name="P20">2 1 3 </text:p>
      <text:p text:style-name="P20">1 3 2 </text:p>
      <text:p text:style-name="P20">1 2 3 </text:p>
      <text:p text:style-name="P20">afterward: 3 2 1 </text:p>
      <text:list xml:id="list1037845629" text:continue-numbering="true" text:style-name="WW8Num13">
        <text:list-item>
          <text:list>
            <text:list-item>
              <text:h text:style-name="P141" text:outline-level="2">算数算法</text:h>
            </text:list-item>
          </text:list>
        </text:list-item>
      </text:list>
      <text:p text:style-name="P20"><text:tab/>libcstl提供了很多数值算法，它们主要对数据区间中的数值进行各种运算，要使用这些数值算法要包含头文件：</text:p>
      <text:p text:style-name="P50">#include &lt;cstl/cnumeric.h&gt;</text:p>
      <text:p text:style-name="P20"/>
      <text:p text:style-name="P20"><text:tab/>下面给出了libcstl提供的数值算法：</text:p>
      <table:table table:name="表格166" table:style-name="表格166">
        <table:table-column table:style-name="表格166.A"/>
        <table:table-column table:style-name="表格166.B"/>
        <table:table-row>
          <table:table-cell table:style-name="表格166.A1" office:value-type="string">
            <text:p text:style-name="P96">algo_iota</text:p>
          </table:table-cell>
          <table:table-cell table:style-name="表格166.B1" office:value-type="string">
            <text:p text:style-name="P97">根据初始值将数据区间中的数据依次加一。</text:p>
          </table:table-cell>
        </table:table-row>
        <table:table-row>
          <table:table-cell table:style-name="表格166.A2" office:value-type="string">
            <text:p text:style-name="P96">algo_accumulate</text:p>
          </table:table-cell>
          <table:table-cell table:style-name="表格166.B2" office:value-type="string">
            <text:p text:style-name="P97">计算数据区间中数据的和。</text:p>
          </table:table-cell>
        </table:table-row>
        <table:table-row>
          <table:table-cell table:style-name="表格166.A2" office:value-type="string">
            <text:p text:style-name="P96">algo_accumulate_if</text:p>
          </table:table-cell>
          <table:table-cell table:style-name="表格166.B2" office:value-type="string">
            <text:p text:style-name="P97">使用指定函数计算数据区间中数据的和。</text:p>
          </table:table-cell>
        </table:table-row>
        <table:table-row>
          <table:table-cell table:style-name="表格166.A2" office:value-type="string">
            <text:p text:style-name="P96">algo_inner_product</text:p>
          </table:table-cell>
          <table:table-cell table:style-name="表格166.B2" office:value-type="string">
            <text:p text:style-name="P97">计算两个数据区间的内积。</text:p>
          </table:table-cell>
        </table:table-row>
        <table:table-row>
          <table:table-cell table:style-name="表格166.A2" office:value-type="string">
            <text:p text:style-name="P96">algo_inner_product_if</text:p>
          </table:table-cell>
          <table:table-cell table:style-name="表格166.B2" office:value-type="string">
            <text:p text:style-name="P97">使用指定函数计算两个数据区间的内积。</text:p>
          </table:table-cell>
        </table:table-row>
        <table:table-row>
          <table:table-cell table:style-name="表格166.A2" office:value-type="string">
            <text:p text:style-name="P96">algo_partial_sum</text:p>
          </table:table-cell>
          <table:table-cell table:style-name="表格166.B2" office:value-type="string">
            <text:p text:style-name="P97">计算数据区间的局部和。</text:p>
          </table:table-cell>
        </table:table-row>
        <table:table-row>
          <table:table-cell table:style-name="表格166.A2" office:value-type="string">
            <text:p text:style-name="P96">algo_partial_sum_if</text:p>
          </table:table-cell>
          <table:table-cell table:style-name="表格166.B2" office:value-type="string">
            <text:p text:style-name="P97">使用指定函数计算数据区间的局部和。</text:p>
          </table:table-cell>
        </table:table-row>
        <table:table-row>
          <table:table-cell table:style-name="表格166.A2" office:value-type="string">
            <text:p text:style-name="P96">algo_adjacent_difference</text:p>
          </table:table-cell>
          <table:table-cell table:style-name="表格166.B2" office:value-type="string">
            <text:p text:style-name="P97">计算数据区间中相邻数据的差。</text:p>
          </table:table-cell>
        </table:table-row>
        <table:table-row>
          <table:table-cell table:style-name="表格166.A2" office:value-type="string">
            <text:p text:style-name="P96">algo_adjacent_difference_if</text:p>
          </table:table-cell>
          <table:table-cell table:style-name="表格166.B2" office:value-type="string">
            <text:p text:style-name="P97">使用指定函数计算数据区间中相邻数据的差。</text:p>
          </table:table-cell>
        </table:table-row>
        <table:table-row>
          <table:table-cell table:style-name="表格166.A2" office:value-type="string">
            <text:p text:style-name="P96">algo_power</text:p>
          </table:table-cell>
          <table:table-cell table:style-name="表格166.B2" office:value-type="string">
            <text:p text:style-name="P97">计算数据的n次幂。</text:p>
          </table:table-cell>
        </table:table-row>
        <table:table-row>
          <table:table-cell table:style-name="表格166.A2" office:value-type="string">
            <text:p text:style-name="P96">algo_power_if</text:p>
          </table:table-cell>
          <table:table-cell table:style-name="表格166.B2" office:value-type="string">
            <text:p text:style-name="P97">使用指定函数计算数据的n次幂。</text:p>
          </table:table-cell>
        </table:table-row>
      </table:table>
      <text:p text:style-name="P20"/>
      <text:list xml:id="list1719442483" text:continue-numbering="true" text:style-name="WW8Num13">
        <text:list-item>
          <text:list>
            <text:list-item>
              <text:list>
                <text:list-item>
                  <text:h text:style-name="P115" text:outline-level="3"><text:soft-page-break/>对整个区间计算</text:h>
                </text:list-item>
              </text:list>
            </text:list-item>
          </text:list>
        </text:list-item>
      </text:list>
      <text:list xml:id="list668340746" text:style-name="L172">
        <text:list-item>
          <text:p text:style-name="P285">algo_iota根据初始值对将数据区间一次赋予一个比上一个数大于一的值</text:p>
        </text:list-item>
      </text:list>
      <text:p text:style-name="P20">下面是这个算法的使用实例：</text:p>
      <table:table table:name="表格167" table:style-name="表格167">
        <table:table-column table:style-name="表格167.A"/>
        <table:table-row>
          <table:table-cell table:style-name="表格167.A1" office:value-type="string">
            <text:p text:style-name="P100">/* </text:p>
            <text:p text:style-name="P100"><text:s/>* iota.c </text:p>
            <text:p text:style-name="P100"><text:s/>* compile with : -lcstl </text:p>
            <text:p text:style-name="P100"><text:s/>*/ </text:p>
            <text:p text:style-name="P100"/>
            <text:p text:style-name="P100">#include &lt;stdio.h&gt; </text:p>
            <text:p text:style-name="P100">#include &lt;cstl/cvector.h&gt; </text:p>
            <text:p text:style-name="P100">#include &lt;cstl/cnumeric.h&gt; </text:p>
            <text:p text:style-name="P100"/>
            <text:p text:style-name="P100">int main(int argc, char* argv[]) </text:p>
            <text:p text:style-name="P100">{ </text:p>
            <text:p text:style-name="P100"><text:s text:c="4"/>vector_t* pvec_coll = create_vector(int); </text:p>
            <text:p text:style-name="P100"><text:s text:c="4"/>iterator_t it_pos; </text:p>
            <text:p text:style-name="P100"/>
            <text:p text:style-name="P100"><text:s text:c="4"/>if(pvec_coll == NULL) </text:p>
            <text:p text:style-name="P100"><text:s text:c="4"/>{ </text:p>
            <text:p text:style-name="P100"><text:s text:c="8"/>return -1; </text:p>
            <text:p text:style-name="P100"><text:s text:c="4"/>} </text:p>
            <text:p text:style-name="P100"/>
            <text:p text:style-name="P100"><text:s text:c="4"/>vector_init_n(pvec_coll, 10); </text:p>
            <text:p text:style-name="P100"/>
            <text:p text:style-name="P100"><text:s text:c="4"/>algo_iota(vector_begin(pvec_coll), vector_end(pvec_coll), 7); </text:p>
            <text:p text:style-name="P100"><text:s text:c="4"/>for(it_pos = vector_begin(pvec_coll); </text:p>
            <text:p text:style-name="P100"><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vector_destroy(pvec_coll); </text:p>
            <text:p text:style-name="P100"/>
            <text:p text:style-name="P100"><text:s text:c="4"/>return 0; </text:p>
            <text:p text:style-name="P100">}</text:p>
          </table:table-cell>
        </table:table-row>
      </table:table>
      <text:p text:style-name="P20">程序输出的结果：</text:p>
      <text:p text:style-name="P20">7 8 9 10 11 12 13 14 15 16 </text:p>
      <text:p text:style-name="P20"/>
      <text:list xml:id="list1503818156" text:style-name="L173">
        <text:list-item>
          <text:p text:style-name="P286"><text:soft-page-break/>algo_accumulate <text:s text:c="3"/>algo_accumulate_if计算初始值和数据区间的和</text:p>
        </text:list-item>
      </text:list>
      <text:list xml:id="list320851940" text:style-name="L174">
        <text:list-item>
          <text:p text:style-name="P287">algo_accumulate计算初始值和数据区间中所有数据的和：initValue + elem1 + elem2 + elem3 + ...。</text:p>
        </text:list-item>
        <text:list-item>
          <text:p text:style-name="P287">algo_accumulate_if使用指定的函数计算初始值和数据区间中的所有数据的和：initValue op elem1 op elem2 op ...。</text:p>
        </text:list-item>
        <text:list-item>
          <text:p text:style-name="P287">如果数据区间为空返回初始值。</text:p>
        </text:list-item>
        <text:list-item>
          <text:p text:style-name="P287">algo_accumulate_if使用的函数不能修改数据。</text:p>
        </text:list-item>
      </text:list>
      <text:p text:style-name="P20">下面是这两算法的使用实例：</text:p>
      <table:table table:name="表格168" table:style-name="表格168">
        <table:table-column table:style-name="表格168.A"/>
        <table:table-row>
          <table:table-cell table:style-name="表格168.A1" office:value-type="string">
            <text:p text:style-name="P100">/* </text:p>
            <text:p text:style-name="P100"><text:s/>* accu1.c </text:p>
            <text:p text:style-name="P100"><text:s/>* compile with : -lcstl </text:p>
            <text:p text:style-name="P100"><text:s/>*/ </text:p>
            <text:p text:style-name="P100"/>
            <text:p text:style-name="P100">#include &lt;stdio.h&gt; </text:p>
            <text:p text:style-name="P100">#include &lt;cstl/cvector.h&gt; </text:p>
            <text:p text:style-name="P100">#include &lt;cstl/cnumeric.h&gt; </text:p>
            <text:p text:style-name="P100">#include &lt;cstl/cfunctional.h&gt; </text:p>
            <text:p text:style-name="P100"/>
            <text:p text:style-name="P100">int main(int argc, char* argv[]) </text:p>
            <text:p text:style-name="P100">{ </text:p>
            <text:p text:style-name="P100"><text:s text:c="4"/>vector_t* pvec_coll = create_vector(int); </text:p>
            <text:p text:style-name="P100"><text:s text:c="4"/>iterator_t it_pos; </text:p>
            <text:p text:style-name="P100"><text:s text:c="4"/>int n_result = 0; </text:p>
            <text:p text:style-name="P100"/>
            <text:p text:style-name="P100"><text:s text:c="4"/>if(pvec_coll == NULL) </text:p>
            <text:p text:style-name="P100"><text:s text:c="4"/>{ </text:p>
            <text:p text:style-name="P100"><text:s text:c="8"/>return -1; </text:p>
            <text:p text:style-name="P100"><text:s text:c="4"/>} </text:p>
            <text:p text:style-name="P100"/>
            <text:p text:style-name="P100"><text:s text:c="4"/>vector_init_n(pvec_coll, 9); </text:p>
            <text:p text:style-name="P100"><text:s text:c="4"/>algo_iota(vector_begin(pvec_coll), vector_end(pvec_coll), 1); </text:p>
            <text:p text:style-name="P100"/>
            <text:p text:style-name="P100"><text:s text:c="4"/>for(it_pos = vector_begin(pvec_coll); </text:p>
            <text:p text:style-name="P100"><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accumulate(vector_begin(pvec_coll), vector_end(pvec_coll), </text:p>
            <text:p text:style-name="P100"><text:s text:c="8"/>0, &amp;n_result); </text:p>
            <text:p text:style-name="P100"><text:s text:c="4"/>printf("sum: %d\n", n_result); </text:p>
            <text:p text:style-name="P100"><text:s text:c="4"/>algo_accumulate(vector_begin(pvec_coll), vector_end(pvec_coll), </text:p>
            <text:p text:style-name="P100"><text:soft-page-break/><text:s text:c="8"/>-100, &amp;n_result); </text:p>
            <text:p text:style-name="P100"><text:s text:c="4"/>printf("sum: %d\n", n_result); </text:p>
            <text:p text:style-name="P100"><text:s text:c="4"/>algo_accumulate_if(vector_begin(pvec_coll), vector_end(pvec_coll), </text:p>
            <text:p text:style-name="P100"><text:s text:c="8"/>1, fun_multiplies_int, &amp;n_result); </text:p>
            <text:p text:style-name="P100"><text:s text:c="4"/>printf("product: %d\n", n_result); </text:p>
            <text:p text:style-name="P100"><text:s text:c="4"/>algo_accumulate_if(vector_begin(pvec_coll), vector_end(pvec_coll), </text:p>
            <text:p text:style-name="P100"><text:s text:c="8"/>0, fun_multiplies_int, &amp;n_result); </text:p>
            <text:p text:style-name="P100"><text:s text:c="4"/>printf("product: %d\n", n_result); </text:p>
            <text:p text:style-name="P100"/>
            <text:p text:style-name="P100"><text:s text:c="4"/>vector_destroy(pvec_coll); </text:p>
            <text:p text:style-name="P100"/>
            <text:p text:style-name="P100"><text:s text:c="4"/>return 0; </text:p>
            <text:p text:style-name="P100">}</text:p>
          </table:table-cell>
        </table:table-row>
      </table:table>
      <text:p text:style-name="P20">程序输出：</text:p>
      <text:p text:style-name="P20">1 2 3 4 5 6 7 8 9 </text:p>
      <text:p text:style-name="P20">sum: 45 </text:p>
      <text:p text:style-name="P20">sum: -55 </text:p>
      <text:p text:style-name="P20">product: 362880 </text:p>
      <text:p text:style-name="P20">product: 0</text:p>
      <text:p text:style-name="P20"/>
      <text:list xml:id="list933270704" text:style-name="L175">
        <text:list-item>
          <text:p text:style-name="P288">algo_inner_product <text:s text:c="3"/>algo_inner_product_if计算两个数据区间的内积</text:p>
        </text:list-item>
      </text:list>
      <text:list xml:id="list1042225804" text:style-name="L176">
        <text:list-item>
          <text:p text:style-name="P289">algo_inner_product计算两个数据区间的内积：initValue + (a1 * b1) + (a2 * b2) + (a3 * b3) + ...。</text:p>
        </text:list-item>
        <text:list-item>
          <text:p text:style-name="P289">algo_inner_product_if使用指定的函数计算两个数据区间的内积：initValue op1 (a1 op2 b1) op1 (a2 op2 b2) op1 ...。</text:p>
        </text:list-item>
        <text:list-item>
          <text:p text:style-name="P289">如果数据区间为空，两个算法返回initValue。</text:p>
        </text:list-item>
        <text:list-item>
          <text:p text:style-name="P289">必须保证第二个数据区间足够大。</text:p>
        </text:list-item>
        <text:list-item>
          <text:p text:style-name="P289">op1和op2不能修改数据。</text:p>
        </text:list-item>
      </text:list>
      <text:p text:style-name="P20">下面是这两个算法的例子：</text:p>
      <table:table table:name="表格169" table:style-name="表格169">
        <table:table-column table:style-name="表格169.A"/>
        <table:table-row>
          <table:table-cell table:style-name="表格169.A1" office:value-type="string">
            <text:p text:style-name="P100">/* </text:p>
            <text:p text:style-name="P100"><text:s/>* inner1.c </text:p>
            <text:p text:style-name="P100"><text:s/>* compile with : -lcstl </text:p>
            <text:p text:style-name="P100"><text:s/>*/ </text:p>
            <text:p text:style-name="P100"/>
            <text:p text:style-name="P100">#include &lt;stdio.h&gt; </text:p>
            <text:p text:style-name="P100">#include &lt;cstl/clist.h&gt; </text:p>
            <text:p text:style-name="P100">#include &lt;cstl/cnumeric.h&gt; </text:p>
            <text:p text:style-name="P100">#include &lt;cstl/cfunctional.h&gt; </text:p>
            <text:p text:style-name="P100"/>
            <text:p text:style-name="P100">int main(int argc, char* argv[]) </text:p>
            <text:p text:style-name="P100">{ </text:p>
            <text:p text:style-name="P100"><text:s text:c="4"/>list_t* plist_coll = create_list(int); </text:p>
            <text:p text:style-name="P100"><text:s text:c="4"/>iterator_t it_pos; </text:p>
            <text:p text:style-name="P100"><text:s text:c="4"/>int n_result = 0; </text:p>
            <text:p text:style-name="P100"><text:soft-page-break/></text:p>
            <text:p text:style-name="P100"><text:s text:c="4"/>if(plist_coll == NULL) </text:p>
            <text:p text:style-name="P100"><text:s text:c="4"/>{ </text:p>
            <text:p text:style-name="P100"><text:s text:c="8"/>return -1; </text:p>
            <text:p text:style-name="P100"><text:s text:c="4"/>} </text:p>
            <text:p text:style-name="P100"/>
            <text:p text:style-name="P100"><text:s text:c="4"/>list_init_n(plist_coll, 6); </text:p>
            <text:p text:style-name="P100"><text:s text:c="4"/>algo_iota(list_begin(plist_coll), list_end(plist_coll), 1); </text:p>
            <text:p text:style-name="P100"/>
            <text:p text:style-name="P100"><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inner_product(list_begin(plist_coll), list_end(plist_coll), </text:p>
            <text:p text:style-name="P100"><text:s text:c="8"/>list_begin(plist_coll), 0, &amp;n_result); </text:p>
            <text:p text:style-name="P100"><text:s text:c="4"/>printf("inner product: %d\n", n_result); </text:p>
            <text:p text:style-name="P100"/>
            <text:p text:style-name="P100"><text:s text:c="4"/>algo_inner_product_if(list_begin(plist_coll), list_end(plist_coll), </text:p>
            <text:p text:style-name="P100"><text:s text:c="8"/>list_begin(plist_coll), 1, fun_multiplies_int, fun_plus_int, &amp;n_result); </text:p>
            <text:p text:style-name="P100"><text:s text:c="4"/>printf("product of sums: %d\n", n_result); </text:p>
            <text:p text:style-name="P100"/>
            <text:p text:style-name="P100"><text:s text:c="4"/>list_destroy(plist_coll); </text:p>
            <text:p text:style-name="P100"/>
            <text:p text:style-name="P100"><text:s text:c="4"/>return 0; </text:p>
            <text:p text:style-name="P100">}</text:p>
          </table:table-cell>
        </table:table-row>
      </table:table>
      <text:p text:style-name="P20">程序的输出：</text:p>
      <text:p text:style-name="P20">1 2 3 4 5 6 </text:p>
      <text:p text:style-name="P20">inner product: 91 </text:p>
      <text:p text:style-name="P20">product of sums: 46080</text:p>
      <text:p text:style-name="P20"/>
      <text:list xml:id="list1658238872" text:continue-list="list1719442483" text:style-name="WW8Num13">
        <text:list-item>
          <text:list>
            <text:list-item>
              <text:list>
                <text:list-item>
                  <text:h text:style-name="P115" text:outline-level="3">相对值和绝对值转换</text:h>
                </text:list-item>
              </text:list>
            </text:list-item>
          </text:list>
        </text:list-item>
      </text:list>
      <text:list xml:id="list889313327" text:style-name="L177">
        <text:list-item>
          <text:p text:style-name="P290">algo_partial_sum <text:s text:c="3"/>algo_partial_sum_if计算局部和</text:p>
        </text:list-item>
      </text:list>
      <text:list xml:id="list1511226474" text:style-name="L178">
        <text:list-item>
          <text:p text:style-name="P291">algo_partial_sum计算局部和后的数据区间：a1 <text:s text:c="3"/>a1+a2 <text:s text:c="3"/>a1+a2+a3 <text:s text:c="3"/>a1+a2+a3+a4 <text:s text:c="3"/>...。</text:p>
        </text:list-item>
        <text:list-item>
          <text:p text:style-name="P291">algo_partial_sum_if使用指定函数计算局部和后的数据区间：a1 <text:s text:c="3"/>a1 op a2 <text:s text:c="3"/>a1 op a2 op a3 <text:s text:c="3"/>a1 op a2 op a3 op a4 ...。</text:p>
        </text:list-item>
        <text:list-item>
          <text:p text:style-name="P291"><text:soft-page-break/>两个算法返回目的区间中被覆盖的数据的末尾。</text:p>
        </text:list-item>
        <text:list-item>
          <text:p text:style-name="P291">要确保目的数据区间足够大。</text:p>
        </text:list-item>
        <text:list-item>
          <text:p text:style-name="P291">op不能修改数据。</text:p>
        </text:list-item>
      </text:list>
      <text:p text:style-name="P20">下面是两个算法的例子：</text:p>
      <table:table table:name="表格170" table:style-name="表格170">
        <table:table-column table:style-name="表格170.A"/>
        <table:table-row>
          <table:table-cell table:style-name="表格170.A1" office:value-type="string">
            <text:p text:style-name="P100">/* </text:p>
            <text:p text:style-name="P100"><text:s/>* partsum1.c </text:p>
            <text:p text:style-name="P100"><text:s/>* compile with : -lcstl </text:p>
            <text:p text:style-name="P100"><text:s/>*/ </text:p>
            <text:p text:style-name="P100"/>
            <text:p text:style-name="P100">#include &lt;stdio.h&gt; </text:p>
            <text:p text:style-name="P100">#include &lt;cstl/clist.h&gt; </text:p>
            <text:p text:style-name="P100">#include &lt;cstl/cvector.h&gt; </text:p>
            <text:p text:style-name="P100">#include &lt;cstl/cnumeric.h&gt; </text:p>
            <text:p text:style-name="P100">#include &lt;cstl/cfunctional.h&gt; </text:p>
            <text:p text:style-name="P100"/>
            <text:p text:style-name="P100">int main(int argc, char* argv[]) </text:p>
            <text:p text:style-name="P100">{ </text:p>
            <text:p text:style-name="P100"><text:s text:c="4"/>list_t* plist_coll1 = create_list(int); </text:p>
            <text:p text:style-name="P100"><text:s text:c="4"/>vector_t* pvec_coll2 = create_vector(int); </text:p>
            <text:p text:style-name="P100"><text:s text:c="4"/>iterator_t it_pos; </text:p>
            <text:p text:style-name="P100"/>
            <text:p text:style-name="P100"><text:s text:c="4"/>if(plist_coll1 == NULL || pvec_coll2 == NULL) </text:p>
            <text:p text:style-name="P100"><text:s text:c="4"/>{ </text:p>
            <text:p text:style-name="P100"><text:s text:c="8"/>return -1; </text:p>
            <text:p text:style-name="P100"><text:s text:c="4"/>} </text:p>
            <text:p text:style-name="P100"><text:s/></text:p>
            <text:p text:style-name="P100"><text:s text:c="4"/>list_init_n(plist_coll1, 6); </text:p>
            <text:p text:style-name="P100"><text:s text:c="4"/>vector_init_n(pvec_coll2, list_size(plist_coll1)); </text:p>
            <text:p text:style-name="P100"/>
            <text:p text:style-name="P100"><text:s text:c="4"/>algo_iota(list_begin(plist_coll1), list_end(plist_coll1), 1); </text:p>
            <text:p text:style-name="P100"><text:s text:c="4"/>for(it_pos = list_begin(plist_coll1); </text:p>
            <text:p text:style-name="P100"><text:s text:c="8"/>!iterator_equal(it_pos, list_end(plist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partial_sum(list_begin(plist_coll1), </text:p>
            <text:p text:style-name="P100"><text:s text:c="8"/>list_end(plist_coll1), vector_begin(pvec_coll2)); </text:p>
            <text:p text:style-name="P100"><text:s text:c="4"/>for(it_pos = vector_begin(pvec_coll2); </text:p>
            <text:p text:style-name="P100"><text:s text:c="8"/>!iterator_equal(it_pos, vector_end(pvec_coll2)); </text:p>
            <text:p text:style-name="P100"><text:s text:c="8"/>it_pos = iterator_next(it_pos)) </text:p>
            <text:p text:style-name="P100"><text:soft-page-break/><text:s text:c="4"/>{ </text:p>
            <text:p text:style-name="P100"><text:s text:c="8"/>printf("%d ", *(int*)iterator_get_pointer(it_pos)); </text:p>
            <text:p text:style-name="P100"><text:s text:c="4"/>} </text:p>
            <text:p text:style-name="P100"><text:s text:c="4"/>printf("\n"); </text:p>
            <text:p text:style-name="P100"/>
            <text:p text:style-name="P100"><text:s text:c="4"/>algo_partial_sum_if(list_begin(plist_coll1), list_end(plist_coll1), </text:p>
            <text:p text:style-name="P100"><text:s text:c="8"/>vector_begin(pvec_coll2), fun_multiplies_int); </text:p>
            <text:p text:style-name="P100"><text:s text:c="4"/>for(it_pos = vector_begin(pvec_coll2); </text:p>
            <text:p text:style-name="P100"><text:s text:c="8"/>!iterator_equal(it_pos, vector_end(pvec_coll2));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list_destroy(plist_coll1); </text:p>
            <text:p text:style-name="P100"><text:s text:c="4"/>vector_destroy(pvec_coll2); </text:p>
            <text:p text:style-name="P100"/>
            <text:p text:style-name="P100"><text:s text:c="4"/>return 0; </text:p>
            <text:p text:style-name="P100">}</text:p>
          </table:table-cell>
        </table:table-row>
      </table:table>
      <text:p text:style-name="P20">程序的输出结果：</text:p>
      <text:p text:style-name="P20">1 2 3 4 5 6 </text:p>
      <text:p text:style-name="P20">1 3 6 10 15 21 </text:p>
      <text:p text:style-name="P20">1 2 6 24 120 720 </text:p>
      <text:p text:style-name="P20"/>
      <text:list xml:id="list1655792192" text:style-name="L179">
        <text:list-item>
          <text:p text:style-name="P292">algo_adjacent_difference <text:s text:c="3"/>algo_adjacent_difference_if相邻数据的差</text:p>
        </text:list-item>
      </text:list>
      <text:list xml:id="list565968696" text:style-name="L180">
        <text:list-item>
          <text:p text:style-name="P293">algo_adjacent_difference计算相邻数据的差后数据区间：a1 <text:s text:c="3"/>a2-a1 <text:s text:c="3"/>a3-a2 <text:s text:c="3"/>a4-a3 ...。</text:p>
        </text:list-item>
        <text:list-item>
          <text:p text:style-name="P293">algo_adjacent_difference_if使用指定函数计算相邻数据的差后数据区间：a1 <text:s text:c="3"/>a2 op a1 <text:s text:c="3"/>a3 op a2 <text:s text:c="3"/>a4 op a3 ...。</text:p>
        </text:list-item>
        <text:list-item>
          <text:p text:style-name="P293">两算法都返回目的数据区间被覆盖的数据的末尾。</text:p>
        </text:list-item>
        <text:list-item>
          <text:p text:style-name="P293">必须保证目的数据区间足够大。</text:p>
        </text:list-item>
        <text:list-item>
          <text:p text:style-name="P293">op不能修改数据。</text:p>
        </text:list-item>
      </text:list>
      <text:p text:style-name="P20">下面是这两个算法的使用实例：</text:p>
      <table:table table:name="表格171" table:style-name="表格171">
        <table:table-column table:style-name="表格171.A"/>
        <table:table-row>
          <table:table-cell table:style-name="表格171.A1" office:value-type="string">
            <text:p text:style-name="P100">/* </text:p>
            <text:p text:style-name="P100"><text:s/>* adjdiff.c </text:p>
            <text:p text:style-name="P100"><text:s/>* compile with : -lcstl </text:p>
            <text:p text:style-name="P100"><text:s/>*/ </text:p>
            <text:p text:style-name="P100"/>
            <text:p text:style-name="P100">#include &lt;stdio.h&gt; </text:p>
            <text:p text:style-name="P100">#include &lt;cstl/cdeque.h&gt; </text:p>
            <text:p text:style-name="P100">#include &lt;cstl/clist.h&gt; </text:p>
            <text:p text:style-name="P100">#include &lt;cstl/cnumeric.h&gt; </text:p>
            <text:p text:style-name="P100">#include &lt;cstl/cfunctional.h&gt; </text:p>
            <text:p text:style-name="P100"/>
            <text:p text:style-name="P100"><text:soft-page-break/>int main(int argc, char* argv[]) </text:p>
            <text:p text:style-name="P100">{ </text:p>
            <text:p text:style-name="P100"><text:s text:c="4"/>deque_t* pdeq_coll1 = create_deque(int); </text:p>
            <text:p text:style-name="P100"><text:s text:c="4"/>list_t* plist_coll2 = create_list(int); </text:p>
            <text:p text:style-name="P100"><text:s text:c="4"/>iterator_t it_pos; </text:p>
            <text:p text:style-name="P100"/>
            <text:p text:style-name="P100"><text:s text:c="4"/>if(pdeq_coll1 == NULL || plist_coll2 == NULL) </text:p>
            <text:p text:style-name="P100"><text:s text:c="4"/>{ </text:p>
            <text:p text:style-name="P100"><text:s text:c="8"/>return -1; </text:p>
            <text:p text:style-name="P100"><text:s text:c="4"/>} </text:p>
            <text:p text:style-name="P100"/>
            <text:p text:style-name="P100"><text:s text:c="4"/>deque_init_n(pdeq_coll1, 6); </text:p>
            <text:p text:style-name="P100"><text:s text:c="4"/>list_init_n(plist_coll2, deque_size(pdeq_coll1)); </text:p>
            <text:p text:style-name="P100"/>
            <text:p text:style-name="P100"><text:s text:c="4"/>algo_iota(deque_begin(pdeq_coll1), deque_end(pdeq_coll1), 1); </text:p>
            <text:p text:style-name="P100"><text:s text:c="4"/>for(it_pos = deque_begin(pdeq_coll1); </text:p>
            <text:p text:style-name="P100"><text:s text:c="8"/>!iterator_equal(it_pos, deque_end(pdeq_coll1));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adjacent_difference(deque_begin(pdeq_coll1), </text:p>
            <text:p text:style-name="P100"><text:s text:c="8"/>deque_end(pdeq_coll1), list_begin(plist_coll2)); </text:p>
            <text:p text:style-name="P100"><text:s text:c="4"/>for(it_pos = list_begin(plist_coll2); </text:p>
            <text:p text:style-name="P100"><text:s text:c="8"/>!iterator_equal(it_pos, list_end(plist_coll2));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adjacent_difference_if(deque_begin(pdeq_coll1), deque_end(pdeq_coll1), </text:p>
            <text:p text:style-name="P100"><text:s text:c="8"/>list_begin(plist_coll2), fun_plus_int); </text:p>
            <text:p text:style-name="P100"><text:s text:c="4"/>for(it_pos = list_begin(plist_coll2); </text:p>
            <text:p text:style-name="P100"><text:s text:c="8"/>!iterator_equal(it_pos, list_end(plist_coll2));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oft-page-break/><text:s text:c="4"/>algo_adjacent_difference_if(deque_begin(pdeq_coll1), deque_end(pdeq_coll1), </text:p>
            <text:p text:style-name="P100"><text:s text:c="8"/>list_begin(plist_coll2), fun_multiplies_int); </text:p>
            <text:p text:style-name="P100"><text:s text:c="4"/>for(it_pos = list_begin(plist_coll2); </text:p>
            <text:p text:style-name="P100"><text:s text:c="8"/>!iterator_equal(it_pos, list_end(plist_coll2));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deque_destroy(pdeq_coll1); </text:p>
            <text:p text:style-name="P100"><text:s text:c="4"/>list_destroy(plist_coll2); </text:p>
            <text:p text:style-name="P100"/>
            <text:p text:style-name="P100"><text:s text:c="4"/>return 0; </text:p>
            <text:p text:style-name="P100">}</text:p>
          </table:table-cell>
        </table:table-row>
      </table:table>
      <text:p text:style-name="P20">程序输出的结果：</text:p>
      <text:p text:style-name="P20">1 2 3 4 5 6 </text:p>
      <text:p text:style-name="P20">1 1 1 1 1 1 </text:p>
      <text:p text:style-name="P20">1 3 5 7 9 11 </text:p>
      <text:p text:style-name="P20">1 2 6 12 20 30 </text:p>
      <text:p text:style-name="P20"/>
      <text:list xml:id="list166313902" text:style-name="L181">
        <text:list-item>
          <text:p text:style-name="P294">algo_power <text:s text:c="3"/>algo_power_if计算数据的幂值</text:p>
        </text:list-item>
      </text:list>
      <text:list xml:id="list1704995457" text:style-name="L182">
        <text:list-item>
          <text:p text:style-name="P295">algo_power计算数据的n次幂。</text:p>
        </text:list-item>
        <text:list-item>
          <text:p text:style-name="P295">algo_power_if使用指定的函数计算数据的n次幂。</text:p>
        </text:list-item>
      </text:list>
      <text:p text:style-name="P20">下面是两个算法的例子：</text:p>
      <table:table table:name="表格172" table:style-name="表格172">
        <table:table-column table:style-name="表格172.A"/>
        <table:table-row>
          <table:table-cell table:style-name="表格172.A1" office:value-type="string">
            <text:p text:style-name="P100">/* </text:p>
            <text:p text:style-name="P100"><text:s/>* power.c </text:p>
            <text:p text:style-name="P100"><text:s/>* compile with : -lcstl </text:p>
            <text:p text:style-name="P100"><text:s/>*/ </text:p>
            <text:p text:style-name="P100"/>
            <text:p text:style-name="P100">#include &lt;stdio.h&gt; </text:p>
            <text:p text:style-name="P100">#include &lt;cstl/clist.h&gt; </text:p>
            <text:p text:style-name="P100">#include &lt;cstl/cnumeric.h&gt; </text:p>
            <text:p text:style-name="P100">#include &lt;cstl/cfunctional.h&gt; </text:p>
            <text:p text:style-name="P100"/>
            <text:p text:style-name="P100">int main(int argc, char* argv[]) </text:p>
            <text:p text:style-name="P100">{ </text:p>
            <text:p text:style-name="P100"><text:s text:c="4"/>list_t* plist_coll = create_list(int); </text:p>
            <text:p text:style-name="P100"><text:s text:c="4"/>int n_result = 0; </text:p>
            <text:p text:style-name="P100"/>
            <text:p text:style-name="P100"><text:s text:c="4"/>if(plist_coll == 0) </text:p>
            <text:p text:style-name="P100"><text:s text:c="4"/>{ </text:p>
            <text:p text:style-name="P100"><text:s text:c="8"/>return -1; </text:p>
            <text:p text:style-name="P100"><text:soft-page-break/><text:s text:c="4"/>} </text:p>
            <text:p text:style-name="P100"/>
            <text:p text:style-name="P100"><text:s text:c="4"/>list_init_elem(plist_coll, 1, -2); </text:p>
            <text:p text:style-name="P100"/>
            <text:p text:style-name="P100"><text:s text:c="4"/>algo_power(list_begin(plist_coll), 4, &amp;n_result); </text:p>
            <text:p text:style-name="P100"><text:s text:c="4"/>printf("-2 * -2 * -2 * -2 = %d\n", n_result); </text:p>
            <text:p text:style-name="P100"><text:s text:c="4"/>algo_power_if(list_begin(plist_coll), 4, fun_plus_int, &amp;n_result); </text:p>
            <text:p text:style-name="P100"><text:s text:c="4"/>printf("-2 + -2 + -2 + -2 = %d\n", n_result); </text:p>
            <text:p text:style-name="P100"/>
            <text:p text:style-name="P100"><text:s text:c="4"/>list_destroy(plist_coll); </text:p>
            <text:p text:style-name="P100"/>
            <text:p text:style-name="P100"><text:s text:c="4"/>return 0; </text:p>
            <text:p text:style-name="P100">}</text:p>
          </table:table-cell>
        </table:table-row>
      </table:table>
      <text:p text:style-name="P20">程序的输出：</text:p>
      <text:p text:style-name="P20">-2 * -2 * -2 * -2 = 16 </text:p>
      <text:p text:style-name="P20">-2 + -2 + -2 + -2 = -8</text:p>
      <text:p text:style-name="P20"/>
      <text:p text:style-name="P20">下面给出一个相对数据和绝对数据相互转换的例子：</text:p>
      <table:table table:name="表格173" table:style-name="表格173">
        <table:table-column table:style-name="表格173.A"/>
        <table:table-row>
          <table:table-cell table:style-name="表格173.A1" office:value-type="string">
            <text:p text:style-name="P100">/* </text:p>
            <text:p text:style-name="P100"><text:s/>* relabs.c </text:p>
            <text:p text:style-name="P100"><text:s/>* compile with : -lcstl </text:p>
            <text:p text:style-name="P100"><text:s/>*/ </text:p>
            <text:p text:style-name="P100"/>
            <text:p text:style-name="P100">#include &lt;stdio.h&gt; </text:p>
            <text:p text:style-name="P100">#include &lt;cstl/cvector.h&gt; </text:p>
            <text:p text:style-name="P100">#include &lt;cstl/cnumeric.h&gt; </text:p>
            <text:p text:style-name="P100"/>
            <text:p text:style-name="P100">int main(int argc, char* argv[]) </text:p>
            <text:p text:style-name="P100">{ </text:p>
            <text:p text:style-name="P100"><text:s text:c="4"/>vector_t* pvec_coll = create_vector(int); </text:p>
            <text:p text:style-name="P100"><text:s text:c="4"/>iterator_t it_pos; </text:p>
            <text:p text:style-name="P100"/>
            <text:p text:style-name="P100"><text:s text:c="4"/>if(pvec_coll == NULL) </text:p>
            <text:p text:style-name="P100"><text:s text:c="4"/>{ </text:p>
            <text:p text:style-name="P100"><text:s text:c="8"/>return -1; </text:p>
            <text:p text:style-name="P100"><text:s text:c="4"/>} </text:p>
            <text:p text:style-name="P100"/>
            <text:p text:style-name="P100"><text:s text:c="4"/>vector_init(pvec_coll); </text:p>
            <text:p text:style-name="P100"/>
            <text:p text:style-name="P100"><text:s text:c="4"/>vector_push_back(pvec_coll, 17); </text:p>
            <text:p text:style-name="P100"><text:s text:c="4"/>vector_push_back(pvec_coll, -3); </text:p>
            <text:p text:style-name="P100"><text:s text:c="4"/>vector_push_back(pvec_coll, 22); </text:p>
            <text:p text:style-name="P100"><text:s text:c="4"/>vector_push_back(pvec_coll, 13); </text:p>
            <text:p text:style-name="P100"><text:soft-page-break/><text:s text:c="4"/>vector_push_back(pvec_coll, 13); </text:p>
            <text:p text:style-name="P100"><text:s text:c="4"/>vector_push_back(pvec_coll, -9); </text:p>
            <text:p text:style-name="P100"/>
            <text:p text:style-name="P100"><text:s text:c="4"/>printf("coll: "); </text:p>
            <text:p text:style-name="P100"><text:s text:c="4"/>for(it_pos = vector_begin(pvec_coll); </text:p>
            <text:p text:style-name="P100"><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adjacent_difference(vector_begin(pvec_coll), </text:p>
            <text:p text:style-name="P100"><text:s text:c="8"/>vector_end(pvec_coll), vector_begin(pvec_coll)); </text:p>
            <text:p text:style-name="P100"><text:s text:c="4"/>printf("relative: "); </text:p>
            <text:p text:style-name="P100"><text:s text:c="4"/>for(it_pos = vector_begin(pvec_coll); </text:p>
            <text:p text:style-name="P100"><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partial_sum(vector_begin(pvec_coll), </text:p>
            <text:p text:style-name="P100"><text:s text:c="8"/>vector_end(pvec_coll), vector_begin(pvec_coll)); </text:p>
            <text:p text:style-name="P100"><text:s text:c="4"/>printf("absolute: "); </text:p>
            <text:p text:style-name="P100"><text:s text:c="4"/>for(it_pos = vector_begin(pvec_coll); </text:p>
            <text:p text:style-name="P100"><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vector_destroy(pvec_coll); </text:p>
            <text:p text:style-name="P100"/>
            <text:p text:style-name="P100"><text:s text:c="4"/>return 0; </text:p>
            <text:p text:style-name="P100">}</text:p>
          </table:table-cell>
        </table:table-row>
      </table:table>
      <text:p text:style-name="P20">程序的输出结果：</text:p>
      <text:p text:style-name="P20">coll: <text:s text:c="7"/>17 -3 22 13 13 -9 </text:p>
      <text:p text:style-name="P20">relative: <text:s/>17 -20 25 -9 0 -22 </text:p>
      <text:p text:style-name="P20">absolute: 17 -3 22 13 13 -9 </text:p>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745953945" text:continue-list="list1658238872" text:style-name="WW8Num13">
        <text:list-item>
          <text:h text:style-name="P131" text:outline-level="1"><text:span text:style-name="T11">libcstl</text:span>函数</text:h>
        </text:list-item>
      </text:list>
      <text:p text:style-name="P66">这一节主要讨论<text:span text:style-name="T11">libcstl函数的概念，种类和用法。libcstl提供的函数主要用来扩展算法的功能，有很多算法都提供了_if后缀的版本，通过向这样的算法提供特殊的函数来改变和扩展算法原有的功能。</text:span></text:p>
      <text:p text:style-name="P82"/>
      <text:list xml:id="list82682245" text:continue-numbering="true" text:style-name="WW8Num13">
        <text:list-item>
          <text:list>
            <text:list-item>
              <text:h text:style-name="P144" text:outline-level="2">函数的种类</text:h>
              <text:list>
                <text:list-item>
                  <text:h text:style-name="P115" text:outline-level="3">函数的例子</text:h>
                </text:list-item>
              </text:list>
            </text:list-item>
          </text:list>
        </text:list-item>
      </text:list>
      <text:p text:style-name="P41"><text:tab/>为了说明函数的种类我们先看一个使用函数的例子，这个例子将函数的两种类型都用到了：</text:p>
      <table:table table:name="表格174" table:style-name="表格174">
        <table:table-column table:style-name="表格174.A"/>
        <table:table-row>
          <table:table-cell table:style-name="表格174.A1" office:value-type="string">
            <text:p text:style-name="P100">/* </text:p>
            <text:p text:style-name="P100"><text:s/>* fun1.c </text:p>
            <text:p text:style-name="P100"><text:s/>* compile with : -lcstl </text:p>
            <text:p text:style-name="P100"><text:s/>*/ </text:p>
            <text:p text:style-name="P100"/>
            <text:p text:style-name="P100">#include &lt;stdio.h&gt; </text:p>
            <text:p text:style-name="P100">#include &lt;string.h&gt; </text:p>
            <text:p text:style-name="P100">#include &lt;cstl/cvector.h&gt; </text:p>
            <text:p text:style-name="P100">#include &lt;cstl/cutility.h&gt; </text:p>
            <text:p text:style-name="P100">#include &lt;cstl/calgorithm.h&gt; </text:p>
            <text:p text:style-name="P100"/>
            <text:p text:style-name="P100">static void _print_name(const void* cpv_input, void* pv_output) </text:p>
            <text:p text:style-name="P100">{ </text:p>
            <text:p text:style-name="P100"><text:s text:c="4"/>printf("%s. %s\n", (char*)pair_first((pair_t*)cpv_input), </text:p>
            <text:p text:style-name="P100"><text:s text:c="8"/>(char*)pair_second((pair_t*)cpv_input)); </text:p>
            <text:p text:style-name="P100">} </text:p>
            <text:p text:style-name="P100"/>
            <text:p text:style-name="P100">static void _less_name(const void* cpv_first, </text:p>
            <text:p text:style-name="P100"><text:s text:c="4"/>const void* cpv_second, void* pv_output) </text:p>
            <text:p text:style-name="P100">{ </text:p>
            <text:p text:style-name="P100"><text:s text:c="4"/>if(strcmp((char*)pair_second((pair_t*)cpv_first), </text:p>
            <text:p text:style-name="P100"><text:s text:c="8"/>(char*)pair_second((pair_t*)cpv_second)) &lt; 0) </text:p>
            <text:p text:style-name="P100"><text:s text:c="4"/>{ </text:p>
            <text:p text:style-name="P100"><text:s text:c="8"/>*(bool_t*)pv_output = true; </text:p>
            <text:p text:style-name="P100"><text:s text:c="4"/>} </text:p>
            <text:p text:style-name="P100"><text:s text:c="4"/>else </text:p>
            <text:p text:style-name="P100"><text:s text:c="4"/>{ </text:p>
            <text:p text:style-name="P100"><text:s text:c="8"/>*(bool_t*)pv_output = false; </text:p>
            <text:p text:style-name="P100"><text:s text:c="4"/>} </text:p>
            <text:p text:style-name="P100">} </text:p>
            <text:p text:style-name="P100"/>
            <text:p text:style-name="P100">int main(int argc, char* argv[]) </text:p>
            <text:p text:style-name="P100">{ </text:p>
            <text:p text:style-name="P100"><text:s text:c="4"/>vector_t* pvec_coll = create_vector(pair_t&lt;char*, char*&gt;); </text:p>
            <text:p text:style-name="P100"><text:s text:c="4"/>pair_t* ppair_item = create_pair(char*, char*); </text:p>
            <text:p text:style-name="P100"/>
            <text:p text:style-name="P100"><text:s text:c="4"/>if(pvec_coll == NULL || ppair_item == NULL) </text:p>
            <text:p text:style-name="P100"><text:s text:c="4"/>{ </text:p>
            <text:p text:style-name="P100"><text:s text:c="8"/>return -1; </text:p>
            <text:p text:style-name="P100"><text:s text:c="4"/>} </text:p>
            <text:p text:style-name="P100"/>
            <text:p text:style-name="P100"><text:s text:c="4"/>vector_init(pvec_coll); </text:p>
            <text:p text:style-name="P100"><text:s text:c="4"/>pair_init(ppair_item); </text:p>
            <text:p text:style-name="P100"><text:soft-page-break/></text:p>
            <text:p text:style-name="P100"><text:s text:c="4"/>pair_make(ppair_item, "Douglas E", "Comer"); </text:p>
            <text:p text:style-name="P100"><text:s text:c="4"/>vector_push_back(pvec_coll, ppair_item); </text:p>
            <text:p text:style-name="P100"><text:s text:c="4"/>pair_make(ppair_item, "David L", "Stevens"); </text:p>
            <text:p text:style-name="P100"><text:s text:c="4"/>vector_push_back(pvec_coll, ppair_item); </text:p>
            <text:p text:style-name="P100"><text:s text:c="4"/>pair_make(ppair_item, "Behdad", "Esfahbod"); </text:p>
            <text:p text:style-name="P100"><text:s text:c="4"/>vector_push_back(pvec_coll, ppair_item); </text:p>
            <text:p text:style-name="P100"><text:s text:c="4"/>pair_make(ppair_item, "Guilherme de S", "Pastve"); </text:p>
            <text:p text:style-name="P100"><text:s text:c="4"/>vector_push_back(pvec_coll, ppair_item); </text:p>
            <text:p text:style-name="P100"><text:s text:c="4"/>pair_make(ppair_item, "Havoc", "Pennington"); </text:p>
            <text:p text:style-name="P100"><text:s text:c="4"/>vector_push_back(pvec_coll, ppair_item); </text:p>
            <text:p text:style-name="P100"><text:s text:c="4"/>pair_make(ppair_item, "Christian", "Persch"); </text:p>
            <text:p text:style-name="P100"><text:s text:c="4"/>vector_push_back(pvec_coll, ppair_item); </text:p>
            <text:p text:style-name="P100"><text:s text:c="4"/>pair_make(ppair_item, "Mariano", "Suarez-Alvarez"); </text:p>
            <text:p text:style-name="P100"><text:s text:c="4"/>vector_push_back(pvec_coll, ppair_item); </text:p>
            <text:p text:style-name="P100"/>
            <text:p text:style-name="P100"><text:s text:c="4"/>algo_for_each(vector_begin(pvec_coll), vector_end(pvec_coll), _print_name); </text:p>
            <text:p text:style-name="P100"><text:s text:c="4"/>printf("\n------------------\n\n"); </text:p>
            <text:p text:style-name="P100"/>
            <text:p text:style-name="P100"><text:s text:c="4"/>algo_sort_if(vector_begin(pvec_coll), vector_end(pvec_coll), _less_name); </text:p>
            <text:p text:style-name="P100"/>
            <text:p text:style-name="P100"><text:s text:c="4"/>algo_for_each(vector_begin(pvec_coll), vector_end(pvec_coll), _print_name); </text:p>
            <text:p text:style-name="P100"/>
            <text:p text:style-name="P100"><text:s text:c="4"/>vector_destroy(pvec_coll); </text:p>
            <text:p text:style-name="P100"><text:s text:c="4"/>pair_destroy(ppair_item); </text:p>
            <text:p text:style-name="P100"/>
            <text:p text:style-name="P100"><text:s text:c="4"/>return 0; </text:p>
            <text:p text:style-name="P100">}</text:p>
          </table:table-cell>
        </table:table-row>
      </table:table>
      <text:p text:style-name="P39"><text:span text:style-name="T38"><text:tab/>在这个例子中我们在</text:span><text:span text:style-name="T19">vector_t中保存pair_t，用pair_t的来保存人的名字，然后使用algo_for_each算法将这些名字打印出来，然后使用algo_sort_if算法依旧这些人名的second name进行排序，再次打印出来。这个程序的输出为：</text:span></text:p>
      <text:p text:style-name="P14">Douglas E. Comer </text:p>
      <text:p text:style-name="P14">David L. Stevens </text:p>
      <text:p text:style-name="P14">Behdad. Esfahbod </text:p>
      <text:p text:style-name="P14">Guilherme de S. Pastve </text:p>
      <text:p text:style-name="P14">Havoc. Pennington </text:p>
      <text:p text:style-name="P14">Christian. Persch </text:p>
      <text:p text:style-name="P14">Mariano. Suarez-Alvarez </text:p>
      <text:p text:style-name="P14">------------------ </text:p>
      <text:p text:style-name="P14">Douglas E. Comer </text:p>
      <text:p text:style-name="P14">Behdad. Esfahbod </text:p>
      <text:p text:style-name="P14">Guilherme de S. Pastve </text:p>
      <text:p text:style-name="P14">Havoc. Pennington </text:p>
      <text:p text:style-name="P14">Christian. Persch </text:p>
      <text:p text:style-name="P14"><text:soft-page-break/>David L. Stevens </text:p>
      <text:p text:style-name="P14">Mariano. Suarez-Alvarez</text:p>
      <text:p text:style-name="P14"/>
      <text:list xml:id="list1086501875" text:continue-numbering="true" text:style-name="WW8Num13">
        <text:list-item>
          <text:list>
            <text:list-item>
              <text:list>
                <text:list-item>
                  <text:h text:style-name="P115" text:outline-level="3">一元函数和二元函数</text:h>
                </text:list-item>
              </text:list>
            </text:list-item>
          </text:list>
        </text:list-item>
      </text:list>
      <text:p text:style-name="P39"><text:span text:style-name="T38"><text:tab/>在上面的例子中使用</text:span><text:span text:style-name="T19">algo_for_each</text:span><text:span text:style-name="T38">算法打印名字的时候，我们使用了函数</text:span><text:span text:style-name="T19">_print_name，这个函数具</text:span></text:p>
      <text:p text:style-name="P16">void _print_name(const void* cpv_input, void* pv_output) ;</text:p>
      <text:p text:style-name="P14">这样的声明形式。在使用algo_sort_if对名字进行排序的时候，我们使用了函数_less_name，这个函数具有</text:p>
      <text:p text:style-name="P14">void _less_name(const void* cpv_first, const void* cpv_second, void* pv_output);</text:p>
      <text:p text:style-name="P14">这样的声明形式。</text:p>
      <text:p text:style-name="P14"><text:tab/>以上这两种形式就是libcstl规定的函数规范形式，这两种形式以外的其他形式都不被认为是libcstl函数，libcstl也不会接受其他形式的函数。libcstl为函数定义的标准形式如下：</text:p>
      <text:p text:style-name="P57">typedef void (*unary_function_t)(const void*, void*); </text:p>
      <text:p text:style-name="P57">typedef void (*binary_function_t)(const void*, const void*, void*);</text:p>
      <text:p text:style-name="P39"><text:span text:style-name="T38"><text:tab/>把第一种形式的函数叫做一元函数，使用</text:span><text:span text:style-name="T19">unary_function_t</text:span><text:span text:style-name="T38">类型表示，它的第一个参数是输入参数，第二个参数是输出参数。把第二种形式叫做二元函数，使用</text:span><text:span text:style-name="T19">binary_function_t</text:span><text:span text:style-name="T38">类型表示，它的前两个参数是输入参数，第三个参数是输出参数。</text:span></text:p>
      <text:p text:style-name="P39"><text:span text:style-name="T38"><text:tab/>虽然一元函数和二元函数都是</text:span><text:span text:style-name="T19">libcstl</text:span><text:span text:style-name="T38">的函数形式但是二者是不能够通用的，也就是在要求使用一元函数的地方不能使用二元函数，反过来也一样。要求使用函数的的算法都明确的只是使用一元或者二元函数，如</text:span><text:span text:style-name="T19">algo_for_each</text:span><text:span text:style-name="T38">要求使用一元函数，而</text:span><text:span text:style-name="T19">algo_sort_if</text:span><text:span text:style-name="T38">要求使用二元函数。还有就是要求使用函数的算法中可以传递</text:span><text:span text:style-name="T19">NULL</text:span><text:span text:style-name="T38">表示使用默认函数。</text:span></text:p>
      <text:p text:style-name="P41"/>
      <text:list xml:id="list493893172" text:continue-numbering="true" text:style-name="WW8Num13">
        <text:list-item>
          <text:list>
            <text:list-item>
              <text:list>
                <text:list-item>
                  <text:h text:style-name="P115" text:outline-level="3">谓词</text:h>
                </text:list-item>
              </text:list>
            </text:list-item>
          </text:list>
        </text:list-item>
      </text:list>
      <text:p text:style-name="P39"><text:span text:style-name="T38"><text:tab/>我们再次观察上面使用的两个函数，</text:span><text:span text:style-name="T19">_print_name的输出参数pv_output根本没有使用，而_less_name的输出参数pv_output作为bool_t类型来使用，说明_print_name主要起到了执行某种动作的作用，而_less_name起点了判断条件的作用。我们把像_less_name这样输出参数为bool_t类型的函数叫做谓词，而_print_name这样输出参数不是bool_t类型(包括输出参数没有使用)的叫做非谓词。</text:span></text:p>
      <text:p text:style-name="P39"><text:span text:style-name="T38"><text:tab/>函数分为一元函数和二元函数，那么谓词也就分为一元谓词和二元谓词了。一元谓词就是包含一个输入参数，输出参数是</text:span><text:span text:style-name="T19">bool_t</text:span><text:span text:style-name="T38">类型的函数，二元谓词就是包含两个输入参数，输出参数是</text:span><text:span text:style-name="T19">bool_t</text:span><text:span text:style-name="T38">类型的函数。前面例子中的</text:span><text:span text:style-name="T19">_less_name</text:span><text:span text:style-name="T38">就是二元谓词。下面在列举一个一元谓词的例子：</text:span></text:p>
      <table:table table:name="表格175" table:style-name="表格175">
        <table:table-column table:style-name="表格175.A"/>
        <table:table-row>
          <table:table-cell table:style-name="表格175.A1" office:value-type="string">
            <text:p text:style-name="P100">/* </text:p>
            <text:p text:style-name="P100"><text:s/>* pre1.c </text:p>
            <text:p text:style-name="P100"><text:s/>* compile with : -lcstl </text:p>
            <text:p text:style-name="P100"><text:s/>*/ </text:p>
            <text:p text:style-name="P100"/>
            <text:p text:style-name="P100">#include &lt;stdio.h&gt; </text:p>
            <text:p text:style-name="P100">#include &lt;cstl/clist.h&gt; </text:p>
            <text:p text:style-name="P100">#include &lt;cstl/calgorithm.h&gt; </text:p>
            <text:p text:style-name="P100"><text:soft-page-break/>#include &lt;cstl/cnumeric.h&gt; </text:p>
            <text:p text:style-name="P100"/>
            <text:p text:style-name="P100">static void _mod3(const void* cpv_input, void* pv_output) </text:p>
            <text:p text:style-name="P100">{ </text:p>
            <text:p text:style-name="P100"><text:s text:c="4"/>*(bool_t*)pv_output = *(int*)cpv_input % 3 == 0 ? true : false; </text:p>
            <text:p text:style-name="P100">} </text:p>
            <text:p text:style-name="P100"/>
            <text:p text:style-name="P100">static void _print(const void* cpv_input, void* pv_output) </text:p>
            <text:p text:style-name="P100">{ </text:p>
            <text:p text:style-name="P100"><text:s text:c="4"/>printf("%d ", *(int*)cpv_input); </text:p>
            <text:p text:style-name="P100">} </text:p>
            <text:p text:style-name="P100"/>
            <text:p text:style-name="P100">int main(int argc, char* argv[]) </text:p>
            <text:p text:style-name="P100">{ </text:p>
            <text:p text:style-name="P100"><text:s text:c="3"/>list_t* plist_coll = create_list(int); </text:p>
            <text:p text:style-name="P100"><text:s text:c="3"/>iterator_t it_end; </text:p>
            <text:p text:style-name="P100"/>
            <text:p text:style-name="P100"><text:s text:c="3"/>if(plist_coll == NULL) </text:p>
            <text:p text:style-name="P100"><text:s text:c="3"/>{ </text:p>
            <text:p text:style-name="P100"><text:s text:c="7"/>return -1; </text:p>
            <text:p text:style-name="P100"><text:s text:c="3"/>} </text:p>
            <text:p text:style-name="P100"/>
            <text:p text:style-name="P100"><text:s text:c="3"/>list_init_n(plist_coll, 10); </text:p>
            <text:p text:style-name="P100"/>
            <text:p text:style-name="P100"><text:s text:c="3"/>algo_iota(list_begin(plist_coll), list_end(plist_coll), 1); </text:p>
            <text:p text:style-name="P100"><text:s text:c="3"/>algo_for_each(list_begin(plist_coll), list_end(plist_coll), _print); </text:p>
            <text:p text:style-name="P100"><text:s text:c="3"/>printf("\n"); </text:p>
            <text:p text:style-name="P100"/>
            <text:p text:style-name="P100"><text:s text:c="3"/>it_end = algo_remove_if(list_begin(plist_coll), list_end(plist_coll), _mod3); </text:p>
            <text:p text:style-name="P100"><text:s text:c="3"/>algo_for_each(list_begin(plist_coll), it_end, _print); </text:p>
            <text:p text:style-name="P100"><text:s text:c="3"/>printf("\n"); </text:p>
            <text:p text:style-name="P100"/>
            <text:p text:style-name="P100"><text:s text:c="3"/>list_destroy(plist_coll); </text:p>
            <text:p text:style-name="P100"/>
            <text:p text:style-name="P100"><text:s text:c="3"/>return 0; </text:p>
            <text:p text:style-name="P100">}</text:p>
          </table:table-cell>
        </table:table-row>
      </table:table>
      <text:p text:style-name="P41">程序的输出结果：</text:p>
      <text:p text:style-name="P14">1 2 3 4 5 6 7 8 9 10 </text:p>
      <text:p text:style-name="P14">1 2 4 5 7 8 10 </text:p>
      <text:p text:style-name="P39"><text:span text:style-name="T38"><text:tab/>这个例子中的函数</text:span><text:span text:style-name="T19">_mode3</text:span><text:span text:style-name="T38">就是一元谓词的例子。一般的说谓词主要是作为算法的判断条件出现，而函数则主要用于指向实际的任务。</text:span></text:p>
      <text:p text:style-name="P41"/>
      <text:list xml:id="list607136779" text:continue-numbering="true" text:style-name="WW8Num13">
        <text:list-item>
          <text:list>
            <text:list-item>
              <text:h text:style-name="P141" text:outline-level="2"><text:soft-page-break/>预定义函数</text:h>
            </text:list-item>
          </text:list>
        </text:list-item>
      </text:list>
      <text:p text:style-name="P39"><text:span text:style-name="T38"><text:tab/></text:span><text:span text:style-name="T19">libcstl</text:span><text:span text:style-name="T38">提供了大量的常用的函数，这些函数极大的方便的算法的使用，用户在扩展算法的时候大部分情况下是不</text:span><text:span text:style-name="T38">用自己再重新设计和实现函数的。</text:span><text:span text:style-name="T19">libcstl</text:span><text:span text:style-name="T38">的函数都定义在</text:span><text:span text:style-name="T19">&lt;cstl/cfunctional.h&gt;</text:span><text:span text:style-name="T38">中。下面将分类描述这些预定义函数，这些类型的函数对数据类型的支持成都不同，在每个类型的函数中都给出类这一类函数支持的数据类型，同时我们使用如</text:span><text:span text:style-name="T19">fun_plus_xxxx</text:span><text:span text:style-name="T38">这样的形式表形一个功能的函数，其中</text:span><text:span text:style-name="T19">fun_plus</text:span><text:span text:style-name="T38">表示两个数据相加的功能，</text:span><text:span text:style-name="T19">xxxx</text:span><text:span text:style-name="T38">是某一具体的数据类型的名字，例如</text:span><text:span text:style-name="T19">int</text:span><text:span text:style-name="T38">，这样真正的函数就是</text:span><text:span text:style-name="T19">fun_plus_int</text:span><text:span text:style-name="T38">表示两个</text:span><text:span text:style-name="T19">int</text:span><text:span text:style-name="T38">类型相加的函数，要全面的俩解形式如</text:span><text:span text:style-name="T19">fun_plus_xxxx</text:span><text:span text:style-name="T38">这样的函数的具体细节请参考</text:span><text:span text:style-name="T30">《The libcstl Library Reference Manual》。</text:span></text:p>
      <text:p text:style-name="P14"/>
      <text:list xml:id="list426024093" text:continue-numbering="true" text:style-name="WW8Num13">
        <text:list-item>
          <text:list>
            <text:list-item>
              <text:list>
                <text:list-item>
                  <text:h text:style-name="P115" text:outline-level="3">算数函数</text:h>
                </text:list-item>
              </text:list>
            </text:list-item>
          </text:list>
        </text:list-item>
      </text:list>
      <text:p text:style-name="P39"><text:span text:style-name="T38"><text:tab/>算数函数支持除了</text:span><text:span text:style-name="T19">C</text:span><text:span text:style-name="T38">字符串以外的所有</text:span><text:span text:style-name="T19">C</text:span><text:span text:style-name="T38">语言内建类型。</text:span></text:p>
      <table:table table:name="表格176" table:style-name="表格176">
        <table:table-column table:style-name="表格176.A"/>
        <table:table-column table:style-name="表格176.B"/>
        <table:table-row>
          <table:table-cell table:style-name="表格176.A1" office:value-type="string">
            <text:p text:style-name="P96">fun_plus_xxxx</text:p>
          </table:table-cell>
          <table:table-cell table:style-name="表格176.B1" office:value-type="string">
            <text:p text:style-name="P97">求两个数据的和。</text:p>
          </table:table-cell>
        </table:table-row>
        <table:table-row>
          <table:table-cell table:style-name="表格176.A2" office:value-type="string">
            <text:p text:style-name="P96">fun_minus_xxxx</text:p>
          </table:table-cell>
          <table:table-cell table:style-name="表格176.B2" office:value-type="string">
            <text:p text:style-name="P97">求两个数据的差。</text:p>
          </table:table-cell>
        </table:table-row>
        <table:table-row>
          <table:table-cell table:style-name="表格176.A2" office:value-type="string">
            <text:p text:style-name="P96">fun_multiplies_xxxx</text:p>
          </table:table-cell>
          <table:table-cell table:style-name="表格176.B2" office:value-type="string">
            <text:p text:style-name="P97">求两个数据的积。</text:p>
          </table:table-cell>
        </table:table-row>
        <table:table-row>
          <table:table-cell table:style-name="表格176.A2" office:value-type="string">
            <text:p text:style-name="P96">fun_divides_xxxx</text:p>
          </table:table-cell>
          <table:table-cell table:style-name="表格176.B2" office:value-type="string">
            <text:p text:style-name="P97">求两个数据的商。</text:p>
          </table:table-cell>
        </table:table-row>
        <table:table-row>
          <table:table-cell table:style-name="表格176.A2" office:value-type="string">
            <text:p text:style-name="P96">fun_modulus_xxxx</text:p>
          </table:table-cell>
          <table:table-cell table:style-name="表格176.B2" office:value-type="string">
            <text:p text:style-name="P97">求两个数据的余数。</text:p>
          </table:table-cell>
        </table:table-row>
        <table:table-row>
          <table:table-cell table:style-name="表格176.A2" office:value-type="string">
            <text:p text:style-name="P96">fun_negation_xxxx</text:p>
          </table:table-cell>
          <table:table-cell table:style-name="表格176.B2" office:value-type="string">
            <text:p text:style-name="P97">对数据取反。</text:p>
          </table:table-cell>
        </table:table-row>
      </table:table>
      <text:p text:style-name="P39"><text:span text:style-name="T38"><text:tab/>上面这些函数都是普通的函数，不是谓词，其中只有</text:span><text:span text:style-name="T19">fun_negation_xxxx</text:span><text:span text:style-name="T38">是一元函数，其余的都是二元函数。</text:span></text:p>
      <text:p text:style-name="P41"/>
      <text:list xml:id="list472127314" text:continue-numbering="true" text:style-name="WW8Num13">
        <text:list-item>
          <text:list>
            <text:list-item>
              <text:list>
                <text:list-item>
                  <text:h text:style-name="P115" text:outline-level="3">关系函数</text:h>
                </text:list-item>
              </text:list>
            </text:list-item>
          </text:list>
        </text:list-item>
      </text:list>
      <text:p text:style-name="P39"><text:span text:style-name="T38"><text:tab/>关系函数支持所有的</text:span><text:span text:style-name="T19">C</text:span><text:span text:style-name="T38">语言内建类型和除了</text:span><text:span text:style-name="T30">bool_t，range_t，</text:span><text:span text:style-name="T19">priority_queue_t</text:span><text:span text:style-name="T38">和</text:span><text:span text:style-name="T19">迭代器类型</text:span><text:span text:style-name="T38">以外的</text:span><text:span text:style-name="T19">libcstl</text:span><text:span text:style-name="T38">内建类型。</text:span></text:p>
      <table:table table:name="表格177" table:style-name="表格177">
        <table:table-column table:style-name="表格177.A"/>
        <table:table-column table:style-name="表格177.B"/>
        <table:table-row>
          <table:table-cell table:style-name="表格177.A1" office:value-type="string">
            <text:p text:style-name="P96">fun_equal_xxxx</text:p>
          </table:table-cell>
          <table:table-cell table:style-name="表格177.B1" office:value-type="string">
            <text:p text:style-name="P97">测试两个数据是否相等。</text:p>
          </table:table-cell>
        </table:table-row>
        <table:table-row>
          <table:table-cell table:style-name="表格177.A2" office:value-type="string">
            <text:p text:style-name="P96">fun_not_equal_xxxx</text:p>
          </table:table-cell>
          <table:table-cell table:style-name="表格177.B2" office:value-type="string">
            <text:p text:style-name="P97">测试两个数据是否不等。</text:p>
          </table:table-cell>
        </table:table-row>
        <table:table-row>
          <table:table-cell table:style-name="表格177.A2" office:value-type="string">
            <text:p text:style-name="P96">fun_greater_xxxx</text:p>
          </table:table-cell>
          <table:table-cell table:style-name="表格177.B2" office:value-type="string">
            <text:p text:style-name="P97">测试第一个数据是否大于第二个数据。</text:p>
          </table:table-cell>
        </table:table-row>
        <table:table-row>
          <table:table-cell table:style-name="表格177.A2" office:value-type="string">
            <text:p text:style-name="P96">fun_greater_equal_xxxx</text:p>
          </table:table-cell>
          <table:table-cell table:style-name="表格177.B2" office:value-type="string">
            <text:p text:style-name="P97">测试第一个数据是否大于等于第二个数据。</text:p>
          </table:table-cell>
        </table:table-row>
        <table:table-row>
          <table:table-cell table:style-name="表格177.A2" office:value-type="string">
            <text:p text:style-name="P96">fun_less_xxxx</text:p>
          </table:table-cell>
          <table:table-cell table:style-name="表格177.B2" office:value-type="string">
            <text:p text:style-name="P97">测试第一个数据是否小于第二个数据。</text:p>
          </table:table-cell>
        </table:table-row>
        <table:table-row>
          <table:table-cell table:style-name="表格177.A2" office:value-type="string">
            <text:p text:style-name="P96">fun_less_equal_xxxx</text:p>
          </table:table-cell>
          <table:table-cell table:style-name="表格177.B2" office:value-type="string">
            <text:p text:style-name="P97">测试第一个数据是否小于等于第二个数据。</text:p>
          </table:table-cell>
        </table:table-row>
      </table:table>
      <text:p text:style-name="P41"><text:tab/>这些函数都是二元谓词。</text:p>
      <text:p text:style-name="P41"/>
      <text:list xml:id="list430780701" text:continue-numbering="true" text:style-name="WW8Num13">
        <text:list-item>
          <text:list>
            <text:list-item>
              <text:list>
                <text:list-item>
                  <text:h text:style-name="P115" text:outline-level="3"><text:soft-page-break/>逻辑函数</text:h>
                </text:list-item>
              </text:list>
            </text:list-item>
          </text:list>
        </text:list-item>
      </text:list>
      <text:p text:style-name="P39"><text:span text:style-name="T38"><text:tab/>逻辑函数只支持</text:span><text:span text:style-name="T19">bool_t</text:span><text:span text:style-name="T38">类型。</text:span></text:p>
      <table:table table:name="表格178" table:style-name="表格178">
        <table:table-column table:style-name="表格178.A"/>
        <table:table-column table:style-name="表格178.B"/>
        <table:table-row>
          <table:table-cell table:style-name="表格178.A1" office:value-type="string">
            <text:p text:style-name="P96">fun_logical_and_bool</text:p>
          </table:table-cell>
          <table:table-cell table:style-name="表格178.B1" office:value-type="string">
            <text:p text:style-name="P97">逻辑与函数。</text:p>
          </table:table-cell>
        </table:table-row>
        <table:table-row>
          <table:table-cell table:style-name="表格178.A2" office:value-type="string">
            <text:p text:style-name="P96">fun_logical_or_bool</text:p>
          </table:table-cell>
          <table:table-cell table:style-name="表格178.B2" office:value-type="string">
            <text:p text:style-name="P97">逻辑或函数。</text:p>
          </table:table-cell>
        </table:table-row>
        <table:table-row>
          <table:table-cell table:style-name="表格178.A2" office:value-type="string">
            <text:p text:style-name="P96">fun_logical_not_bool</text:p>
          </table:table-cell>
          <table:table-cell table:style-name="表格178.B2" office:value-type="string">
            <text:p text:style-name="P97">逻辑非函数。</text:p>
          </table:table-cell>
        </table:table-row>
      </table:table>
      <text:p text:style-name="P41"><text:tab/>逻辑非函数是一元的其余两个是二元的，这一组函数即可以认为是谓词，又可以认为不是谓词。</text:p>
      <text:p text:style-name="P41"/>
      <text:list xml:id="list98250884" text:continue-numbering="true" text:style-name="WW8Num13">
        <text:list-item>
          <text:list>
            <text:list-item>
              <text:list>
                <text:list-item>
                  <text:h text:style-name="P115" text:outline-level="3">其他函数</text:h>
                </text:list-item>
              </text:list>
            </text:list-item>
          </text:list>
        </text:list-item>
      </text:list>
      <text:p text:style-name="P41"><text:tab/>这是一些未归类的函数，它们可以支持任意类型。</text:p>
      <table:table table:name="表格179" table:style-name="表格179">
        <table:table-column table:style-name="表格179.A"/>
        <table:table-column table:style-name="表格179.B"/>
        <table:table-row>
          <table:table-cell table:style-name="表格179.A1" office:value-type="string">
            <text:p text:style-name="P96">fun_random_number</text:p>
          </table:table-cell>
          <table:table-cell table:style-name="表格179.B1" office:value-type="string">
            <text:p text:style-name="P97">产生随机数。</text:p>
          </table:table-cell>
        </table:table-row>
        <table:table-row>
          <table:table-cell table:style-name="表格179.A2" office:value-type="string">
            <text:p text:style-name="P96">fun_default_uniary</text:p>
          </table:table-cell>
          <table:table-cell table:style-name="表格179.B2" office:value-type="string">
            <text:p text:style-name="P97">默认的一元函数。</text:p>
          </table:table-cell>
        </table:table-row>
        <table:table-row>
          <table:table-cell table:style-name="表格179.A2" office:value-type="string">
            <text:p text:style-name="P96">fun_default_binary</text:p>
          </table:table-cell>
          <table:table-cell table:style-name="表格179.B2" office:value-type="string">
            <text:p text:style-name="P97">默认的二元函数。</text:p>
          </table:table-cell>
        </table:table-row>
      </table:table>
      <text:p text:style-name="Standard"><text:tab/>第一个函数是一个一元函数，用于产生一个小于等于输入数据的随机数，输入数据是<text:span text:style-name="T15">0</text:span>时，随机数也是0。</text:p>
      <text:p text:style-name="P41"/>
      <text:list xml:id="list396982216" text:continue-numbering="true" text:style-name="WW8Num13">
        <text:list-item>
          <text:list>
            <text:list-item>
              <text:list>
                <text:list-item>
                  <text:h text:style-name="P115" text:outline-level="3">预定义函数的例子</text:h>
                </text:list-item>
              </text:list>
            </text:list-item>
          </text:list>
        </text:list-item>
      </text:list>
      <text:p text:style-name="P39"><text:tab/>我们将本章第一节中的例子改造一些，使用预定义的函数进行排序：</text:p>
      <table:table table:name="表格180" table:style-name="表格180">
        <table:table-column table:style-name="表格180.A"/>
        <table:table-row>
          <table:table-cell table:style-name="表格180.A1" office:value-type="string">
            <text:p text:style-name="P100">/* </text:p>
            <text:p text:style-name="P100"><text:s/>* fun1.c </text:p>
            <text:p text:style-name="P100"><text:s/>* compile with : -lcstl </text:p>
            <text:p text:style-name="P100"><text:s/>*/ </text:p>
            <text:p text:style-name="P100"/>
            <text:p text:style-name="P100">#include &lt;stdio.h&gt; </text:p>
            <text:p text:style-name="P100">#include &lt;string.h&gt; </text:p>
            <text:p text:style-name="P100">#include &lt;cstl/cvector.h&gt; </text:p>
            <text:p text:style-name="P100">#include &lt;cstl/cutility.h&gt; </text:p>
            <text:p text:style-name="P100">#include &lt;cstl/calgorithm.h&gt; </text:p>
            <text:p text:style-name="P100">#include &lt;cstl/cfunctional.h&gt; </text:p>
            <text:p text:style-name="P100"/>
            <text:p text:style-name="P100">static void _print_name(const void* cpv_input, void* pv_output) </text:p>
            <text:p text:style-name="P100">{ </text:p>
            <text:p text:style-name="P100"><text:s text:c="4"/>printf("%s. %s\n", (char*)pair_first((pair_t*)cpv_input), </text:p>
            <text:p text:style-name="P100"><text:soft-page-break/><text:s text:c="8"/>(char*)pair_second((pair_t*)cpv_input)); </text:p>
            <text:p text:style-name="P100">} </text:p>
            <text:p text:style-name="P100"/>
            <text:p text:style-name="P100">static void _less_name(const void* cpv_first, </text:p>
            <text:p text:style-name="P100"><text:s text:c="4"/>const void* cpv_second, void* pv_output) </text:p>
            <text:p text:style-name="P100">{ </text:p>
            <text:p text:style-name="P100"><text:s text:c="4"/>if(strcmp((char*)pair_second((pair_t*)cpv_first), </text:p>
            <text:p text:style-name="P100"><text:s text:c="8"/>(char*)pair_second((pair_t*)cpv_second)) &lt; 0) </text:p>
            <text:p text:style-name="P100"><text:s text:c="4"/>{ </text:p>
            <text:p text:style-name="P100"><text:s text:c="8"/>*(bool_t*)pv_output = true; </text:p>
            <text:p text:style-name="P100"><text:s text:c="4"/>} </text:p>
            <text:p text:style-name="P100"><text:s text:c="4"/>else </text:p>
            <text:p text:style-name="P100"><text:s text:c="4"/>{ </text:p>
            <text:p text:style-name="P100"><text:s text:c="8"/>*(bool_t*)pv_output = false; </text:p>
            <text:p text:style-name="P100"><text:s text:c="4"/>} </text:p>
            <text:p text:style-name="P100">} </text:p>
            <text:p text:style-name="P100"/>
            <text:p text:style-name="P100">int main(int argc, char* argv[]) </text:p>
            <text:p text:style-name="P100">{ </text:p>
            <text:p text:style-name="P100"><text:s text:c="4"/>vector_t* pvec_coll = create_vector(pair_t&lt;char*, char*&gt;); </text:p>
            <text:p text:style-name="P100"><text:s text:c="4"/>pair_t* ppair_item = create_pair(char*, char*); </text:p>
            <text:p text:style-name="P100"/>
            <text:p text:style-name="P100"><text:s text:c="4"/>if(pvec_coll == NULL || ppair_item == NULL) </text:p>
            <text:p text:style-name="P100"><text:s text:c="4"/>{ </text:p>
            <text:p text:style-name="P100"><text:s text:c="8"/>return -1; </text:p>
            <text:p text:style-name="P100"><text:s text:c="4"/>} </text:p>
            <text:p text:style-name="P100"/>
            <text:p text:style-name="P100"><text:s text:c="4"/>vector_init(pvec_coll); </text:p>
            <text:p text:style-name="P100"><text:s text:c="4"/>pair_init(ppair_item); </text:p>
            <text:p text:style-name="P100"/>
            <text:p text:style-name="P100"><text:s text:c="4"/>pair_make(ppair_item, "Douglas E", "Comer"); </text:p>
            <text:p text:style-name="P100"><text:s text:c="4"/>vector_push_back(pvec_coll, ppair_item); </text:p>
            <text:p text:style-name="P100"><text:s text:c="4"/>pair_make(ppair_item, "David L", "Stevens"); </text:p>
            <text:p text:style-name="P100"><text:s text:c="4"/>vector_push_back(pvec_coll, ppair_item); </text:p>
            <text:p text:style-name="P100"><text:s text:c="4"/>pair_make(ppair_item, "Behdad", "Esfahbod"); </text:p>
            <text:p text:style-name="P100"><text:s text:c="4"/>vector_push_back(pvec_coll, ppair_item); </text:p>
            <text:p text:style-name="P100"><text:s text:c="4"/>pair_make(ppair_item, "Guilherme de S", "Pastve"); </text:p>
            <text:p text:style-name="P100"><text:s text:c="4"/>vector_push_back(pvec_coll, ppair_item); </text:p>
            <text:p text:style-name="P100"><text:s text:c="4"/>pair_make(ppair_item, "Havoc", "Pennington"); </text:p>
            <text:p text:style-name="P100"><text:s text:c="4"/>vector_push_back(pvec_coll, ppair_item); </text:p>
            <text:p text:style-name="P100"><text:s text:c="4"/>pair_make(ppair_item, "Christian", "Persch"); </text:p>
            <text:p text:style-name="P100"><text:s text:c="4"/>vector_push_back(pvec_coll, ppair_item); </text:p>
            <text:p text:style-name="P100"><text:s text:c="4"/>pair_make(ppair_item, "Mariano", "Suarez-Alvarez"); </text:p>
            <text:p text:style-name="P100"><text:soft-page-break/><text:s text:c="4"/>vector_push_back(pvec_coll, ppair_item); </text:p>
            <text:p text:style-name="P100"/>
            <text:p text:style-name="P100"><text:s text:c="4"/>algo_for_each(vector_begin(pvec_coll), vector_end(pvec_coll), _print_name); </text:p>
            <text:p text:style-name="P100"><text:s text:c="4"/>printf("------------------\n"); </text:p>
            <text:p text:style-name="P100"/>
            <text:p text:style-name="P100"><text:s text:c="4"/>algo_sort_if(vector_begin(pvec_coll), vector_end(pvec_coll), _less_name); </text:p>
            <text:p text:style-name="P100"><text:s text:c="4"/>algo_for_each(vector_begin(pvec_coll), vector_end(pvec_coll), _print_name); </text:p>
            <text:p text:style-name="P100"><text:s text:c="4"/>printf("------------------\n"); </text:p>
            <text:p text:style-name="P100"/>
            <text:p text:style-name="P100"><text:s text:c="4"/>algo_sort_if(vector_begin(pvec_coll), vector_end(pvec_coll), fun_less_pair); </text:p>
            <text:p text:style-name="P100"><text:s text:c="4"/>algo_for_each(vector_begin(pvec_coll), vector_end(pvec_coll), _print_name); </text:p>
            <text:p text:style-name="P100"/>
            <text:p text:style-name="P100"><text:s text:c="4"/>vector_destroy(pvec_coll); </text:p>
            <text:p text:style-name="P100"><text:s text:c="4"/>pair_destroy(ppair_item); </text:p>
            <text:p text:style-name="P100"/>
            <text:p text:style-name="P100"><text:s text:c="4"/>return 0; </text:p>
            <text:p text:style-name="P100">}</text:p>
          </table:table-cell>
        </table:table-row>
      </table:table>
      <text:p text:style-name="P39">程序的输出：</text:p>
      <text:p text:style-name="P13">Douglas E. Comer </text:p>
      <text:p text:style-name="P13">David L. Stevens </text:p>
      <text:p text:style-name="P13">Behdad. Esfahbod </text:p>
      <text:p text:style-name="P13">Guilherme de S. Pastve </text:p>
      <text:p text:style-name="P13">Havoc. Pennington </text:p>
      <text:p text:style-name="P13">Christian. Persch </text:p>
      <text:p text:style-name="P13">Mariano. Suarez-Alvarez </text:p>
      <text:p text:style-name="P13">------------------ </text:p>
      <text:p text:style-name="P13">Douglas E. Comer </text:p>
      <text:p text:style-name="P13">Behdad. Esfahbod </text:p>
      <text:p text:style-name="P13">Guilherme de S. Pastve </text:p>
      <text:p text:style-name="P13">Havoc. Pennington </text:p>
      <text:p text:style-name="P13">Christian. Persch </text:p>
      <text:p text:style-name="P13">David L. Stevens </text:p>
      <text:p text:style-name="P13">Mariano. Suarez-Alvarez </text:p>
      <text:p text:style-name="P13">------------------ </text:p>
      <text:p text:style-name="P13">Behdad. Esfahbod </text:p>
      <text:p text:style-name="P13">Christian. Persch </text:p>
      <text:p text:style-name="P13">David L. Stevens </text:p>
      <text:p text:style-name="P13">Douglas E. Comer </text:p>
      <text:p text:style-name="P13">Guilherme de S. Pastve </text:p>
      <text:p text:style-name="P13">Havoc. Pennington </text:p>
      <text:p text:style-name="P13">Mariano. Suarez-Alvarez</text:p>
      <text:p text:style-name="P39"><text:tab/>第一次使用自定义的函数作为比较规则，这个规则主要是比较<text:span text:style-name="T11">second name，而第二次排序使用fun_less_pair作为排序的比较规则，它首先比较first name，如果first name相等再比较second name。从结果可以看出第一次排序是根据</text:span><text:soft-page-break/><text:span text:style-name="T11">second name排序的，第二次是根据first name排序的。</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1443656697" text:continue-numbering="true" text:style-name="WW8Num13">
        <text:list-item>
          <text:h text:style-name="P135" text:outline-level="1"><text:soft-page-break/>libcstl容器适配器</text:h>
        </text:list-item>
      </text:list>
      <text:p text:style-name="P63"><text:span text:style-name="T15">libcstl</text:span>除了提供第五章中描述的容器外，还提供了一些为了满足特定需要接口简单的类型，这些类型都是使用基本容器实现的，所以这种类型叫做容器适配器。容器适配器包括：</text:p>
      <text:list xml:id="list116142371" text:style-name="L183">
        <text:list-item>
          <text:p text:style-name="P296">stack_t</text:p>
        </text:list-item>
        <text:list-item>
          <text:p text:style-name="P296">queue_t</text:p>
        </text:list-item>
        <text:list-item>
          <text:p text:style-name="P296">priority_queue_t</text:p>
        </text:list-item>
      </text:list>
      <text:p text:style-name="P69">priority_queue_t是一种队列，队列中优先级最高的数据总是在队列的开头，外部也只是能够访问优先级最高的数据。</text:p>
      <text:p text:style-name="P78"/>
      <text:list xml:id="list1373687828" text:continue-list="list1443656697" text:style-name="WW8Num13">
        <text:list-item>
          <text:list>
            <text:list-item>
              <text:h text:style-name="P141" text:outline-level="2">堆栈<text:span text:style-name="T11">stack_t</text:span></text:h>
            </text:list-item>
          </text:list>
        </text:list-item>
      </text:list>
      <text:p text:style-name="P80"><text:span text:style-name="T38"><text:tab/>堆栈类型</text:span><text:span text:style-name="T19">stack_t，</text:span><text:span text:style-name="T38">实现后进先出</text:span><text:span text:style-name="T19">(LIFO)</text:span><text:span text:style-name="T38">规则。使用push()操作向堆栈中添加数据，使用pop()操作以反向的顺删除堆栈中的数据。</text:span></text:p>
      <text:p text:style-name="P81"><draw:frame draw:style-name="fr3" draw:name="图形28" text:anchor-type="paragraph" svg:width="19.006cm" svg:height="6.722cm" draw:z-index="18"><draw:image xlink:href="Pictures/10000000000002CE000000FE8CCA0327.jpg" xlink:type="simple" xlink:show="embed" xlink:actuate="onLoad"/></draw:frame><text:span text:style-name="T38">图 </text:span><text:span text:style-name="T19">8.1 stack_t</text:span><text:span text:style-name="T38">的接口</text:span></text:p>
      <text:p text:style-name="P80"><text:span text:style-name="T38">使用</text:span><text:span text:style-name="T19">stack_t</text:span><text:span text:style-name="T38">必须包含头文件</text:span><text:span text:style-name="T19">&lt;cstl/cstack.h&gt;</text:span></text:p>
      <text:p text:style-name="P57">#include &lt;cstl/cstack.h&gt;</text:p>
      <text:p text:style-name="P39"><text:span text:style-name="T38"><text:tab/></text:span><text:span text:style-name="T19">stack_t</text:span><text:span text:style-name="T38">是使用普通的容器实现的，它只不过是在普通容器上面又包装了一层，默认采用</text:span><text:span text:style-name="T19">deque_t</text:span><text:span text:style-name="T38">来实现，但是通过修改编译选项可以改变底层实现，具体参考第一章第三节。实现</text:span><text:span text:style-name="T19">stack_t</text:span><text:span text:style-name="T38">的接口就是将容器对数据的操作限制在了末端，简单调用了容器的</text:span><text:span text:style-name="T19">push_back(), pop_back()</text:span><text:span text:style-name="T38">和</text:span><text:span text:style-name="T19">back(</text:span><text:span text:style-name="T38">)操作函数。</text:span></text:p>
      <text:p text:style-name="P43"><draw:frame draw:style-name="fr3" draw:name="图形29" text:anchor-type="paragraph" svg:width="19.006cm" svg:height="8.585cm" draw:z-index="19"><draw:image xlink:href="Pictures/10000000000002CB00000143FFAFFA5F.jpg" xlink:type="simple" xlink:show="embed" xlink:actuate="onLoad"/></draw:frame><text:soft-page-break/>图 <text:span text:style-name="T11">8.2 stack_t</text:span>接口的内部</text:p>
      <text:p text:style-name="P41"/>
      <text:list xml:id="list117179913" text:continue-numbering="true" text:style-name="WW8Num13">
        <text:list-item>
          <text:list>
            <text:list-item>
              <text:list>
                <text:list-item>
                  <text:h text:style-name="P115" text:outline-level="3">核心操作</text:h>
                </text:list-item>
              </text:list>
            </text:list-item>
          </text:list>
        </text:list-item>
      </text:list>
      <text:p text:style-name="P41"><text:tab/><text:span text:style-name="T11">stack_t</text:span>的核心操作函数很简单，就是三个数据操作函数：</text:p>
      <text:list xml:id="list642856019" text:style-name="L184">
        <text:list-item>
          <text:p text:style-name="P327"><text:span text:style-name="T15">stack_push()：</text:span>将数据压栈.</text:p>
        </text:list-item>
        <text:list-item>
          <text:p text:style-name="P327"><text:span text:style-name="T15">stack_top()：访问</text:span>栈顶数据.</text:p>
        </text:list-item>
        <text:list-item>
          <text:p text:style-name="P327"><text:span text:style-name="T15">stack_pop()：</text:span>数据出栈.</text:p>
        </text:list-item>
      </text:list>
      <text:p text:style-name="P78"><text:tab/>注意<text:span text:style-name="T11">stack_pop()</text:span>只是将栈顶数据删除并不返回该数据，而<text:span text:style-name="T11">stack_top()只是访问栈顶数据但是并不会将栈顶数据删除。如果栈中没有数据，那么stack_pop()和stack_top()的行为是未定义的，可以使用stack_empty()或者stack_size()来确定栈中是否存在数据。</text:span></text:p>
      <text:p text:style-name="P78"/>
      <text:list xml:id="list684319491" text:continue-list="list117179913" text:style-name="WW8Num13">
        <text:list-item>
          <text:list>
            <text:list-item>
              <text:list>
                <text:list-item>
                  <text:h text:style-name="P122" text:outline-level="3">stack_t的使用实例</text:h>
                </text:list-item>
              </text:list>
            </text:list-item>
          </text:list>
        </text:list-item>
      </text:list>
      <text:p text:style-name="P41">下面的例子展示了如何使用堆栈：</text:p>
      <table:table table:name="表格181" table:style-name="表格181">
        <table:table-column table:style-name="表格181.A"/>
        <table:table-row>
          <table:table-cell table:style-name="表格181.A1" office:value-type="string">
            <text:p text:style-name="P100">/* </text:p>
            <text:p text:style-name="P100"><text:s/>* stack1.c </text:p>
            <text:p text:style-name="P100"><text:s/>* compile with : -lcstl </text:p>
            <text:p text:style-name="P100"><text:s/>*/ </text:p>
            <text:p text:style-name="P100"/>
            <text:p text:style-name="P100">#include &lt;stdio.h&gt; </text:p>
            <text:p text:style-name="P100">#include &lt;cstl/cstack.h&gt; </text:p>
            <text:p text:style-name="P100"><text:soft-page-break/><text:s/></text:p>
            <text:p text:style-name="P100">int main(int argc, char* argv[]) </text:p>
            <text:p text:style-name="P100">{ </text:p>
            <text:p text:style-name="P100"><text:s text:c="4"/>stack_t* pstk_coll = create_stack(int); </text:p>
            <text:p text:style-name="P100"/>
            <text:p text:style-name="P100"><text:s text:c="4"/>if(pstk_coll == NULL) </text:p>
            <text:p text:style-name="P100"><text:s text:c="4"/>{ </text:p>
            <text:p text:style-name="P100"><text:s text:c="8"/>return -1; </text:p>
            <text:p text:style-name="P100"><text:s text:c="4"/>} </text:p>
            <text:p text:style-name="P100"/>
            <text:p text:style-name="P100"><text:s text:c="4"/>stack_init(pstk_coll); </text:p>
            <text:p text:style-name="P100"/>
            <text:p text:style-name="P100"><text:s text:c="4"/>stack_push(pstk_coll, 1); </text:p>
            <text:p text:style-name="P100"><text:s text:c="4"/>stack_push(pstk_coll, 2); </text:p>
            <text:p text:style-name="P100"><text:s text:c="4"/>stack_push(pstk_coll, 3); </text:p>
            <text:p text:style-name="P100"/>
            <text:p text:style-name="P100"><text:s text:c="4"/>printf("%d ", *(int*)stack_top(pstk_coll)); </text:p>
            <text:p text:style-name="P100"><text:s text:c="4"/>stack_pop(pstk_coll); </text:p>
            <text:p text:style-name="P100"><text:s text:c="4"/>printf("%d ", *(int*)stack_top(pstk_coll)); </text:p>
            <text:p text:style-name="P100"><text:s text:c="4"/>stack_pop(pstk_coll); </text:p>
            <text:p text:style-name="P100"/>
            <text:p text:style-name="P100"><text:s text:c="4"/>*(int*)stack_top(pstk_coll) = 77; </text:p>
            <text:p text:style-name="P100"><text:s text:c="4"/>stack_push(pstk_coll, 4); </text:p>
            <text:p text:style-name="P100"><text:s text:c="4"/>stack_push(pstk_coll, 5); </text:p>
            <text:p text:style-name="P100"><text:s text:c="4"/>stack_pop(pstk_coll); </text:p>
            <text:p text:style-name="P100"/>
            <text:p text:style-name="P100"><text:s text:c="4"/>while(!stack_empty(pstk_coll)) </text:p>
            <text:p text:style-name="P100"><text:s text:c="4"/>{ </text:p>
            <text:p text:style-name="P100"><text:s text:c="8"/>printf("%d ", *(int*)stack_top(pstk_coll)); </text:p>
            <text:p text:style-name="P100"><text:s text:c="8"/>stack_pop(pstk_coll); </text:p>
            <text:p text:style-name="P100"><text:s text:c="4"/>} </text:p>
            <text:p text:style-name="P100"><text:s text:c="4"/>printf("\n"); </text:p>
            <text:p text:style-name="P100"/>
            <text:p text:style-name="P100"><text:s text:c="4"/>stack_destroy(pstk_coll); </text:p>
            <text:p text:style-name="P100"/>
            <text:p text:style-name="P100"><text:s text:c="4"/>return 0; </text:p>
            <text:p text:style-name="P100">}</text:p>
          </table:table-cell>
        </table:table-row>
      </table:table>
      <text:p text:style-name="P41">程序的输出结果：</text:p>
      <text:p text:style-name="P14">3 2 4 77 </text:p>
      <text:p text:style-name="P41"/>
      <text:list xml:id="list1632276293" text:continue-numbering="true" text:style-name="WW8Num13">
        <text:list-item>
          <text:list>
            <text:list-item>
              <text:h text:style-name="P142" text:outline-level="2"><text:soft-page-break/>队列<text:span text:style-name="T11">queue_t</text:span></text:h>
            </text:list-item>
          </text:list>
        </text:list-item>
      </text:list>
      <text:p text:style-name="P80"><text:span text:style-name="T38"><text:tab/>队列类型</text:span><text:span text:style-name="T19">queue_t，</text:span><text:span text:style-name="T38">实现先进先出</text:span><text:span text:style-name="T19">(FIFO)</text:span><text:span text:style-name="T38">规则。使用</text:span><text:span text:style-name="T19">push()</text:span><text:span text:style-name="T38">向队列中添加一个数据，使用</text:span><text:span text:style-name="T19">pop()</text:span><text:span text:style-name="T38">以相同的顺序从队列中删除一个数据。队列就是一个典型的缓冲区。</text:span></text:p>
      <text:p text:style-name="P81"><draw:frame draw:style-name="fr4" draw:name="图形30" text:anchor-type="paragraph" svg:width="19.006cm" svg:height="5.653cm" draw:z-index="20"><draw:image xlink:href="Pictures/10000000000002CC000000D59FE9CBFF.jpg" xlink:type="simple" xlink:show="embed" xlink:actuate="onLoad"/></draw:frame><text:span text:style-name="T38">图 </text:span><text:span text:style-name="T19">8.3 queue_t</text:span><text:span text:style-name="T38">的接口</text:span></text:p>
      <text:p text:style-name="P80"><text:span text:style-name="T38">要使用</text:span><text:span text:style-name="T19">queue_t</text:span><text:span text:style-name="T38">必须包含头文件</text:span><text:span text:style-name="T19">&lt;cstl/cqueue.h&gt;</text:span></text:p>
      <text:p text:style-name="P57">#include &lt;cstl/cqueue.h&gt;</text:p>
      <text:p text:style-name="P39"><text:span text:style-name="T38"><text:tab/></text:span><text:span text:style-name="T19">queue_t</text:span><text:span text:style-name="T38">是使用普通的容器实现的，它只不过是在普通容器上面又包装了一层，默认采用</text:span><text:span text:style-name="T19">deque_t</text:span><text:span text:style-name="T38">来实现，但是通过修改编译选项可以改变底层实现，具体参考第一章第三节。实现</text:span><text:span text:style-name="T19">queue_t</text:span><text:span text:style-name="T38">的接口就是将容器对数据的操作限制在了末端，简单调用了容器的</text:span><text:span text:style-name="T19">push_back(), pop_front(),front()和back(</text:span><text:span text:style-name="T38">)操作函数。</text:span></text:p>
      <text:p text:style-name="P40"><draw:frame draw:style-name="fr3" draw:name="图形31" text:anchor-type="paragraph" svg:width="19.006cm" svg:height="7.548cm" draw:z-index="21"><draw:image xlink:href="Pictures/10000000000002CB0000011CFD25D517.jpg" xlink:type="simple" xlink:show="embed" xlink:actuate="onLoad"/></draw:frame><text:span text:style-name="T38">图 </text:span><text:span text:style-name="T19">8.4 queue_t</text:span><text:span text:style-name="T38">接口的内部</text:span></text:p>
      <text:p text:style-name="P42"/>
      <text:list xml:id="list622599564" text:continue-numbering="true" text:style-name="WW8Num13">
        <text:list-item>
          <text:list>
            <text:list-item>
              <text:list>
                <text:list-item>
                  <text:h text:style-name="P115" text:outline-level="3"><text:soft-page-break/>核心操作</text:h>
                </text:list-item>
              </text:list>
            </text:list-item>
          </text:list>
        </text:list-item>
      </text:list>
      <text:p text:style-name="P41"><text:span text:style-name="T11"><text:tab/>queue_t</text:span>的操作函数很简单，主要的就是四个数据操作函数：</text:p>
      <text:p text:style-name="P39"><text:span text:style-name="T38"><text:tab/></text:span><text:span text:style-name="T19">queue_push()：</text:span><text:span text:style-name="T38">向队列中插入数据。</text:span></text:p>
      <text:p text:style-name="P39"><text:span text:style-name="T38"><text:tab/></text:span><text:span text:style-name="T19">queue_front()</text:span><text:span text:style-name="T38">：获得队列开头数据。</text:span></text:p>
      <text:p text:style-name="P39"><text:span text:style-name="T38"><text:tab/></text:span><text:span text:style-name="T19">queue_back()</text:span><text:span text:style-name="T38">：获得队列末尾的数据。</text:span></text:p>
      <text:p text:style-name="P39"><text:span text:style-name="T38"><text:tab/></text:span><text:span text:style-name="T19">queue_pop()</text:span><text:span text:style-name="T38">：从队列中弹出数据。</text:span></text:p>
      <text:p text:style-name="P39"><text:span text:style-name="T38"><text:tab/>注意</text:span><text:span text:style-name="T19">queue_pop()</text:span><text:span text:style-name="T38">只是删除数据，并不返回该数据，而</text:span><text:span text:style-name="T19">queue_front()</text:span><text:span text:style-name="T38">和</text:span><text:span text:style-name="T19">queue_back()</text:span><text:span text:style-name="T38">也只是访问数据，但不会删除被访问的数据。当</text:span><text:span text:style-name="T19">queue_t</text:span><text:span text:style-name="T38">为空的时候</text:span><text:span text:style-name="T19">queue_pop()</text:span><text:span text:style-name="T38">，</text:span><text:span text:style-name="T19">queue_front()</text:span><text:span text:style-name="T38">和</text:span><text:span text:style-name="T19">queue_back()</text:span><text:span text:style-name="T38">是未定义的，可以使用</text:span><text:span text:style-name="T19">queue_size()</text:span><text:span text:style-name="T38">和</text:span><text:span text:style-name="T19">queue_empty()</text:span><text:span text:style-name="T38">来测试</text:span><text:span text:style-name="T19">queue_t</text:span><text:span text:style-name="T38">是否为空。</text:span></text:p>
      <text:p text:style-name="P41"/>
      <text:list xml:id="list288450750" text:continue-numbering="true" text:style-name="WW8Num13">
        <text:list-item>
          <text:list>
            <text:list-item>
              <text:list>
                <text:list-item>
                  <text:h text:style-name="P115" text:outline-level="3">queue_t的使用实例</text:h>
                </text:list-item>
              </text:list>
            </text:list-item>
          </text:list>
        </text:list-item>
      </text:list>
      <text:p text:style-name="P41">下面的例子展示了如何使用<text:span text:style-name="T11">queue_t</text:span>：</text:p>
      <table:table table:name="表格182" table:style-name="表格182">
        <table:table-column table:style-name="表格182.A"/>
        <table:table-row>
          <table:table-cell table:style-name="表格182.A1" office:value-type="string">
            <text:p text:style-name="P100">/* </text:p>
            <text:p text:style-name="P100"><text:s/>* queue1.c </text:p>
            <text:p text:style-name="P100"><text:s/>* compile with : -lcstl </text:p>
            <text:p text:style-name="P100"><text:s/>*/ </text:p>
            <text:p text:style-name="P100"/>
            <text:p text:style-name="P100">#include &lt;stdio.h&gt; </text:p>
            <text:p text:style-name="P100">#include &lt;cstl/cqueue.h&gt; </text:p>
            <text:p text:style-name="P100"/>
            <text:p text:style-name="P100">int main(int argc, char* argv[]) </text:p>
            <text:p text:style-name="P100">{ </text:p>
            <text:p text:style-name="P100"><text:s text:c="4"/>queue_t* pque_coll = create_queue(char*); </text:p>
            <text:p text:style-name="P100"/>
            <text:p text:style-name="P100"><text:s text:c="4"/>if(pque_coll == NULL) </text:p>
            <text:p text:style-name="P100"><text:s text:c="4"/>{ </text:p>
            <text:p text:style-name="P100"><text:s text:c="8"/>return -1; </text:p>
            <text:p text:style-name="P100"><text:s text:c="4"/>} </text:p>
            <text:p text:style-name="P100"/>
            <text:p text:style-name="P100"><text:s text:c="4"/>queue_init(pque_coll); </text:p>
            <text:p text:style-name="P100"/>
            <text:p text:style-name="P100"><text:s text:c="4"/>queue_push(pque_coll, "There "); </text:p>
            <text:p text:style-name="P100"><text:s text:c="4"/>queue_push(pque_coll, "are "); </text:p>
            <text:p text:style-name="P100"><text:s text:c="4"/>queue_push(pque_coll, "more than "); </text:p>
            <text:p text:style-name="P100"/>
            <text:p text:style-name="P100"><text:s text:c="4"/>printf("%s ", (char*)queue_front(pque_coll)); </text:p>
            <text:p text:style-name="P100"><text:s text:c="4"/>queue_pop(pque_coll); </text:p>
            <text:p text:style-name="P100"><text:soft-page-break/><text:s text:c="4"/>printf("%s ", (char*)queue_front(pque_coll)); </text:p>
            <text:p text:style-name="P100"><text:s text:c="4"/>queue_pop(pque_coll); </text:p>
            <text:p text:style-name="P100"/>
            <text:p text:style-name="P100"><text:s text:c="4"/>queue_push(pque_coll, "four "); </text:p>
            <text:p text:style-name="P100"><text:s text:c="4"/>queue_push(pque_coll, "words!"); </text:p>
            <text:p text:style-name="P100"><text:s text:c="4"/>queue_pop(pque_coll); </text:p>
            <text:p text:style-name="P100"/>
            <text:p text:style-name="P100"><text:s text:c="4"/>printf("%s ", (char*)queue_front(pque_coll)); </text:p>
            <text:p text:style-name="P100"><text:s text:c="4"/>queue_pop(pque_coll); </text:p>
            <text:p text:style-name="P100"><text:s text:c="4"/>printf("%s ", (char*)queue_front(pque_coll)); </text:p>
            <text:p text:style-name="P100"><text:s text:c="4"/>queue_pop(pque_coll); </text:p>
            <text:p text:style-name="P100"><text:s text:c="4"/>printf("\n"); </text:p>
            <text:p text:style-name="P100"/>
            <text:p text:style-name="P100"><text:s text:c="4"/>printf("numbers of elements in the queue : %u\n", queue_size(pque_coll)); </text:p>
            <text:p text:style-name="P100"/>
            <text:p text:style-name="P100"><text:s text:c="4"/>queue_destroy(pque_coll); </text:p>
            <text:p text:style-name="P100"/>
            <text:p text:style-name="P100"><text:s text:c="4"/>return 0; </text:p>
            <text:p text:style-name="P100">}</text:p>
          </table:table-cell>
        </table:table-row>
      </table:table>
      <text:p text:style-name="P78">程序的输出：</text:p>
      <text:p text:style-name="P83">There are four words! </text:p>
      <text:p text:style-name="P83">numbers of elements in the queue : 0</text:p>
      <text:p text:style-name="P41"/>
      <text:list xml:id="list545740920" text:continue-numbering="true" text:style-name="WW8Num13">
        <text:list-item>
          <text:list>
            <text:list-item>
              <text:h text:style-name="P142" text:outline-level="2">优先队列<text:span text:style-name="T11">priority_queue_t</text:span></text:h>
            </text:list-item>
          </text:list>
        </text:list-item>
      </text:list>
      <text:p text:style-name="P41"><text:tab/>优先队列类型<text:span text:style-name="T11">priority_queue_t</text:span>实现了一个带有优先级的队列类型，位于队列开头的总是优先级最高的数据。使用<text:span text:style-name="T11">priority_queue_push()</text:span>向队列中添加数据，使用<text:span text:style-name="T11">priority_queue_pop()</text:span>将队列中优先级最高的数据删除，使用<text:span text:style-name="T11">priority_queue_top()</text:span>访问队列中优先级最高的数据。在插入或者删除数据之后，队列按照一定的规则重新排序，将优先级最高的数据放在队列的开头。</text:p>
      <text:p text:style-name="P79"><draw:frame draw:style-name="fr4" draw:name="图形32" text:anchor-type="paragraph" svg:width="19.006cm" svg:height="5.701cm" draw:z-index="22"><draw:image xlink:href="Pictures/10000000000002C6000000D57286B52F.jpg" xlink:type="simple" xlink:show="embed" xlink:actuate="onLoad"/></draw:frame><text:soft-page-break/>图 <text:span text:style-name="T11">8.5 priorioty_queue_t</text:span>的接口</text:p>
      <text:p text:style-name="P78">要使用<text:span text:style-name="T11">priority_queue_t</text:span>必须包含头文件<text:span text:style-name="T11">&lt;cstl/cqueue.h&gt;</text:span></text:p>
      <text:p text:style-name="P57">#include &lt;cstl/cqueue.h&gt;</text:p>
      <text:p text:style-name="P57"/>
      <text:list xml:id="list331026188" text:continue-numbering="true" text:style-name="WW8Num13">
        <text:list-item>
          <text:list>
            <text:list-item>
              <text:list>
                <text:list-item>
                  <text:h text:style-name="P123" text:outline-level="3">核心操作</text:h>
                </text:list-item>
              </text:list>
            </text:list-item>
          </text:list>
        </text:list-item>
      </text:list>
      <text:p text:style-name="P68"><text:span text:style-name="T11">priority_queue_t</text:span>的操作函数很简单，最主要的就是三个数据操作函数:</text:p>
      <text:list xml:id="list1813894742" text:style-name="L185">
        <text:list-item>
          <text:p text:style-name="P328"><text:span text:style-name="T15">priority_queue_push()：</text:span>将数据插入优先队列.</text:p>
        </text:list-item>
        <text:list-item>
          <text:p text:style-name="P328"><text:span text:style-name="T15">priority_queue_top()：</text:span>访问优先级最高的数据.</text:p>
        </text:list-item>
        <text:list-item>
          <text:p text:style-name="P328"><text:span text:style-name="T15">priority_queue_pop()</text:span>：弹出优先级最高的数据.</text:p>
        </text:list-item>
      </text:list>
      <text:p text:style-name="P41"><text:tab/>与其他的容器适配器一样<text:span text:style-name="T11">priority_queue_top()</text:span>只是访问队列中优先级最高的数据，但是并不删除该数据，同时<text:span text:style-name="T11">priority_queue_pop()</text:span>只是删除队列中优先级最高的数据，但是不能对其进行访问。既然使用<text:span text:style-name="T11">priority_queue_top()</text:span>操作函数获得的总是优先级最高的数据，那么说明优先队列内部是已经对数据进行某种排序的，所以不能通过<text:span text:style-name="T11">priority_queue_top()</text:span>来修改数据的值,否则就会影响队列中的优先级规则。</text:p>
      <text:p text:style-name="P78"/>
      <text:list xml:id="list1568517898" text:continue-list="list331026188" text:style-name="WW8Num13">
        <text:list-item>
          <text:list>
            <text:list-item>
              <text:list>
                <text:list-item>
                  <text:h text:style-name="P115" text:outline-level="3">priority_queue_t的使用实例</text:h>
                </text:list-item>
              </text:list>
            </text:list-item>
          </text:list>
        </text:list-item>
      </text:list>
      <text:p text:style-name="P78">下面的例子展示了如何使用<text:span text:style-name="T11">priority_queue_t</text:span>：</text:p>
      <table:table table:name="表格183" table:style-name="表格183">
        <table:table-column table:style-name="表格183.A"/>
        <table:table-row>
          <table:table-cell table:style-name="表格183.A1" office:value-type="string">
            <text:p text:style-name="P100">/* </text:p>
            <text:p text:style-name="P100"><text:s/>* pqueue1.c </text:p>
            <text:p text:style-name="P100"><text:s/>* compile with : -lcstl </text:p>
            <text:p text:style-name="P100"><text:s/>*/ </text:p>
            <text:p text:style-name="P100"/>
            <text:p text:style-name="P100">#include &lt;stdio.h&gt; </text:p>
            <text:p text:style-name="P100">#include &lt;cstl/cqueue.h&gt; </text:p>
            <text:p text:style-name="P100"/>
            <text:p text:style-name="P100">int main(int argc, char* argv[]) </text:p>
            <text:p text:style-name="P100"><text:soft-page-break/>{ </text:p>
            <text:p text:style-name="P100"><text:s text:c="4"/>priority_queue_t* ppque_coll = create_priority_queue(double); </text:p>
            <text:p text:style-name="P100"/>
            <text:p text:style-name="P100"><text:s text:c="4"/>if(ppque_coll == NULL) </text:p>
            <text:p text:style-name="P100"><text:s text:c="4"/>{ </text:p>
            <text:p text:style-name="P100"><text:s text:c="8"/>return -1; </text:p>
            <text:p text:style-name="P100"><text:s text:c="4"/>} </text:p>
            <text:p text:style-name="P100"/>
            <text:p text:style-name="P100"><text:s text:c="4"/>priority_queue_init(ppque_coll); </text:p>
            <text:p text:style-name="P100"/>
            <text:p text:style-name="P100"><text:s text:c="4"/>priority_queue_push(ppque_coll, 66.6); </text:p>
            <text:p text:style-name="P100"><text:s text:c="4"/>priority_queue_push(ppque_coll, 22.2); </text:p>
            <text:p text:style-name="P100"><text:s text:c="4"/>priority_queue_push(ppque_coll, 44.4); </text:p>
            <text:p text:style-name="P100"/>
            <text:p text:style-name="P100"><text:s text:c="4"/>printf("%lf ", *(double*)priority_queue_top(ppque_coll)); </text:p>
            <text:p text:style-name="P100"><text:s text:c="4"/>priority_queue_pop(ppque_coll); </text:p>
            <text:p text:style-name="P100"><text:s text:c="4"/>printf("%lf\n", *(double*)priority_queue_top(ppque_coll)); </text:p>
            <text:p text:style-name="P100"><text:s text:c="4"/>priority_queue_pop(ppque_coll); </text:p>
            <text:p text:style-name="P100"/>
            <text:p text:style-name="P100"><text:s text:c="4"/>priority_queue_push(ppque_coll, 11.1); </text:p>
            <text:p text:style-name="P100"><text:s text:c="4"/>priority_queue_push(ppque_coll, 55.5); </text:p>
            <text:p text:style-name="P100"><text:s text:c="4"/>priority_queue_push(ppque_coll, 33.3); </text:p>
            <text:p text:style-name="P100"/>
            <text:p text:style-name="P100"><text:s text:c="4"/>priority_queue_pop(ppque_coll); </text:p>
            <text:p text:style-name="P100"/>
            <text:p text:style-name="P100"><text:s text:c="4"/>while(!priority_queue_empty(ppque_coll)) </text:p>
            <text:p text:style-name="P100"><text:s text:c="4"/>{ </text:p>
            <text:p text:style-name="P100"><text:s text:c="8"/>printf("%lf ", *(double*)priority_queue_top(ppque_coll)); </text:p>
            <text:p text:style-name="P100"><text:s text:c="8"/>priority_queue_pop(ppque_coll); </text:p>
            <text:p text:style-name="P100"><text:s text:c="4"/>} </text:p>
            <text:p text:style-name="P100"><text:s text:c="4"/>printf("\n"); </text:p>
            <text:p text:style-name="P100"/>
            <text:p text:style-name="P100"><text:s text:c="4"/>priority_queue_destroy(ppque_coll); </text:p>
            <text:p text:style-name="P100"/>
            <text:p text:style-name="P100"><text:s text:c="4"/>return 0; </text:p>
            <text:p text:style-name="P100">}</text:p>
          </table:table-cell>
        </table:table-row>
      </table:table>
      <text:p text:style-name="P78">程序的输出结果：</text:p>
      <text:p text:style-name="P83">66.600000 44.400000 </text:p>
      <text:p text:style-name="P83">33.300000 22.200000 11.100000 </text:p>
      <text:p text:style-name="P78"/>
      <text:p text:style-name="P78">我们可以看出在插入了<text:span text:style-name="T11">66.6</text:span>，<text:span text:style-name="T11">22.2</text:span>和<text:span text:style-name="T11">44.4</text:span>后输出的是<text:span text:style-name="T11">66.6</text:span>和<text:span text:style-name="T11">44.4</text:span>。在插入三个数据之后<text:span text:style-name="T11">priority_queue_t</text:span>中保存着<text:span text:style-name="T11">22.2</text:span>，<text:span text:style-name="T11">11.1</text:span>，<text:span text:style-name="T11">55.5</text:span>和<text:span text:style-name="T11">33.3</text:span>，使用<text:span text:style-name="T11">priority_queue_pop()</text:span>跳过一个数据之后，打印的结果是<text:span text:style-name="T11">33.3</text:span>，<text:span text:style-name="T11">22.2</text:span>和<text:span text:style-name="T11">11.1。</text:span></text:p>
      <text:p text:style-name="P78"/>
      <text:list xml:id="list1692652440" text:continue-numbering="true" text:style-name="WW8Num13">
        <text:list-item>
          <text:h text:style-name="P136" text:outline-level="1"><text:soft-page-break/>libcstl字符串</text:h>
        </text:list-item>
      </text:list>
      <text:p text:style-name="P78"><text:tab/>在这一章中主要讲解<text:span text:style-name="T11">libcstl</text:span>提供的字符串类型<text:span text:style-name="T11">string_t</text:span>，在这一章中使用<text:span text:style-name="T11">string_t</text:span>表示<text:span text:style-name="T11">libcstl</text:span>提供的字符串类型，对于<text:span text:style-name="T11">C</text:span>语言的字符串<text:span text:style-name="T11">char*或者const char*类型主要使用”字符串”表示，同时向”Hello World”也表示const char*类型。</text:span></text:p>
      <text:p text:style-name="P83"/>
      <text:list xml:id="list245398867" text:continue-numbering="true" text:style-name="WW8Num13">
        <text:list-item>
          <text:list>
            <text:list-item>
              <text:h text:style-name="P140" text:outline-level="2">目的和作用</text:h>
            </text:list-item>
          </text:list>
        </text:list-item>
      </text:list>
      <text:p text:style-name="P78"><text:tab/><text:span text:style-name="T11">string_t</text:span>类型可以向普通容器类型一样使用不必再有烦恼，你可以任意的拷贝，赋值，比较同时不必在担心是否为它分配了足够的内存或者是多长的你存才是有效的。总之你可以向<text:span text:style-name="T11">C</text:span>字符串一样使用<text:span text:style-name="T11">string_t</text:span>但是不会有<text:span text:style-name="T11">C</text:span>字符串使用时出现的烦恼。</text:p>
      <text:p text:style-name="P78"><text:tab/>这一节通过两个例子来展示<text:span text:style-name="T11">string_t</text:span>的这种能力。</text:p>
      <text:p text:style-name="P78"/>
      <text:list xml:id="list921948058" text:continue-numbering="true" text:style-name="WW8Num13">
        <text:list-item>
          <text:list>
            <text:list-item>
              <text:list>
                <text:list-item>
                  <text:h text:style-name="P122" text:outline-level="3">第一个例子：提取模板文件名</text:h>
                </text:list-item>
              </text:list>
            </text:list-item>
          </text:list>
        </text:list-item>
      </text:list>
      <text:p text:style-name="P71">这个例子使用命令行参数获得文件名模版,例如输入:</text:p>
      <text:p text:style-name="P14">./string1 prog.dat mydir hello. oops.tmp end.dat</text:p>
      <text:p text:style-name="P41">输出结果如下:</text:p>
      <text:p text:style-name="P14">prog.dat =&gt; prog.tmp</text:p>
      <text:p text:style-name="P14">mydir =&gt; mydir.tmp</text:p>
      <text:p text:style-name="P14">hello. =&gt; hello.tmp</text:p>
      <text:p text:style-name="P14">oops.tmp =&gt; oops.xxx</text:p>
      <text:p text:style-name="P14">end.dat =&gt; end.tmp</text:p>
      <text:p text:style-name="P41">通常文件的后缀替换为<text:span text:style-name="T11">.tmp，</text:span>如果是模版文件”后缀为<text:span text:style-name="T11">.tmp</text:span>”替换为<text:span text:style-name="T11">.xxx</text:span></text:p>
      <text:p text:style-name="P41">程序如下：</text:p>
      <table:table table:name="表格184" table:style-name="表格184">
        <table:table-column table:style-name="表格184.A"/>
        <table:table-row>
          <table:table-cell table:style-name="表格184.A1" office:value-type="string">
            <text:p text:style-name="P100">/* </text:p>
            <text:p text:style-name="P100"><text:s/>* string1.c </text:p>
            <text:p text:style-name="P100"><text:s/>* compile with : -lcstl </text:p>
            <text:p text:style-name="P100"><text:s/>*/ </text:p>
            <text:p text:style-name="P100"><text:s/></text:p>
            <text:p text:style-name="P100">#include &lt;stdio.h&gt; </text:p>
            <text:p text:style-name="P100">#include &lt;cstl/cstring.h&gt; </text:p>
            <text:p text:style-name="P100"/>
            <text:p text:style-name="P100">int main(int argc, char* argv[]) </text:p>
            <text:p text:style-name="P100">{ </text:p>
            <text:p text:style-name="P100"><text:soft-page-break/><text:s text:c="4"/>string_t* pstr_filename = create_string(); </text:p>
            <text:p text:style-name="P100"><text:s text:c="4"/>string_t* pstr_basename = create_string(); </text:p>
            <text:p text:style-name="P100"><text:s text:c="4"/>string_t* pstr_extname = create_string(); </text:p>
            <text:p text:style-name="P100"><text:s text:c="4"/>string_t* pstr_tmpname = create_string(); </text:p>
            <text:p text:style-name="P100"><text:s text:c="4"/>string_t* pstr_suffix = create_string(); </text:p>
            <text:p text:style-name="P100"><text:s text:c="4"/>size_t t_index = 0; </text:p>
            <text:p text:style-name="P100"><text:s text:c="4"/>int i = 0; </text:p>
            <text:p text:style-name="P100"/>
            <text:p text:style-name="P100"><text:s text:c="4"/>if(pstr_filename == NULL || pstr_basename == NULL || </text:p>
            <text:p text:style-name="P100"><text:s text:c="7"/>pstr_extname == NULL || pstr_tmpname == NULL || </text:p>
            <text:p text:style-name="P100"><text:s text:c="7"/>pstr_suffix == NULL) </text:p>
            <text:p text:style-name="P100"><text:s text:c="4"/>{ </text:p>
            <text:p text:style-name="P100"><text:s text:c="8"/>return -1; </text:p>
            <text:p text:style-name="P100"><text:s text:c="4"/>} </text:p>
            <text:p text:style-name="P100"/>
            <text:p text:style-name="P100"><text:s text:c="4"/>string_init(pstr_filename); </text:p>
            <text:p text:style-name="P100"><text:s text:c="4"/>string_init(pstr_basename); </text:p>
            <text:p text:style-name="P100"><text:s text:c="4"/>string_init(pstr_extname); </text:p>
            <text:p text:style-name="P100"><text:s text:c="4"/>string_init(pstr_tmpname); </text:p>
            <text:p text:style-name="P100"><text:s text:c="4"/>string_init_cstr(pstr_suffix, "tmp"); </text:p>
            <text:p text:style-name="P100"/>
            <text:p text:style-name="P100"><text:s text:c="4"/>for(i = 1; i &lt; argc; ++i) </text:p>
            <text:p text:style-name="P100"><text:s text:c="4"/>{ </text:p>
            <text:p text:style-name="P100"><text:s text:c="8"/>string_assign_cstr(pstr_filename, argv[i]); </text:p>
            <text:p text:style-name="P100"/>
            <text:p text:style-name="P100"><text:s text:c="8"/>t_index = string_find_char(pstr_filename, '.', 0); </text:p>
            <text:p text:style-name="P100"><text:s text:c="8"/>if(t_index == NPOS) </text:p>
            <text:p text:style-name="P100"><text:s text:c="8"/>{ </text:p>
            <text:p text:style-name="P100"><text:s text:c="12"/>string_assign(pstr_tmpname, pstr_filename); </text:p>
            <text:p text:style-name="P100"><text:s text:c="12"/>string_connect_char(pstr_tmpname, '.'); </text:p>
            <text:p text:style-name="P100"><text:s text:c="12"/>string_connect(pstr_tmpname, pstr_suffix); </text:p>
            <text:p text:style-name="P100"><text:s text:c="8"/>} </text:p>
            <text:p text:style-name="P100"><text:s text:c="8"/>else </text:p>
            <text:p text:style-name="P100"><text:s text:c="8"/>{ </text:p>
            <text:p text:style-name="P100"><text:s text:c="12"/>string_assign_substring(pstr_basename, pstr_filename, 0, t_index); </text:p>
            <text:p text:style-name="P100"><text:s text:c="12"/>string_assign_substring(pstr_extname, pstr_filename, t_index + 1, NPOS); </text:p>
            <text:p text:style-name="P100"><text:s text:c="12"/>string_assign(pstr_tmpname, pstr_filename); </text:p>
            <text:p text:style-name="P100"><text:s text:c="12"/>if(string_empty(pstr_extname)) </text:p>
            <text:p text:style-name="P100"><text:s text:c="12"/>{ </text:p>
            <text:p text:style-name="P100"><text:s text:c="16"/>string_append(pstr_tmpname, pstr_suffix); </text:p>
            <text:p text:style-name="P100"><text:s text:c="12"/>} </text:p>
            <text:p text:style-name="P100"><text:s text:c="12"/>else if(string_equal(pstr_extname, pstr_suffix)) </text:p>
            <text:p text:style-name="P100"><text:s text:c="12"/>{ </text:p>
            <text:p text:style-name="P100"><text:soft-page-break/><text:s text:c="16"/>string_replace_cstr(pstr_tmpname, t_index + 1, </text:p>
            <text:p text:style-name="P100"><text:s text:c="20"/>string_size(pstr_extname), "xxx"); </text:p>
            <text:p text:style-name="P100"><text:s text:c="12"/>} </text:p>
            <text:p text:style-name="P100"><text:s text:c="12"/>else </text:p>
            <text:p text:style-name="P100"><text:s text:c="12"/>{ </text:p>
            <text:p text:style-name="P100"><text:s text:c="16"/>string_replace(pstr_tmpname, t_index + 1, NPOS, pstr_suffix); </text:p>
            <text:p text:style-name="P100"><text:s text:c="12"/>} </text:p>
            <text:p text:style-name="P100"><text:s text:c="8"/>} </text:p>
            <text:p text:style-name="P100"/>
            <text:p text:style-name="P100"><text:s text:c="8"/>printf("%s =&gt; %s\n", string_c_str(pstr_filename), </text:p>
            <text:p text:style-name="P100"><text:s text:c="12"/>string_c_str(pstr_tmpname)); </text:p>
            <text:p text:style-name="P100"><text:s text:c="4"/>} </text:p>
            <text:p text:style-name="P100"/>
            <text:p text:style-name="P100"><text:s text:c="4"/>string_destroy(pstr_filename); </text:p>
            <text:p text:style-name="P100"><text:s text:c="4"/>string_destroy(pstr_basename); </text:p>
            <text:p text:style-name="P100"><text:s text:c="4"/>string_destroy(pstr_extname); </text:p>
            <text:p text:style-name="P100"><text:s text:c="4"/>string_destroy(pstr_tmpname); </text:p>
            <text:p text:style-name="P100"><text:s text:c="4"/>string_destroy(pstr_suffix); </text:p>
            <text:p text:style-name="P100"/>
            <text:p text:style-name="P100"><text:s text:c="4"/>return 0; </text:p>
            <text:p text:style-name="P100">}</text:p>
          </table:table-cell>
        </table:table-row>
      </table:table>
      <text:p text:style-name="P41"/>
      <text:p text:style-name="P41">首先是包含头文件</text:p>
      <text:p text:style-name="P57">#include &lt;cstl/cstring.h&gt;</text:p>
      <text:p text:style-name="P41">接下来是创建创建了四个名字和一个后缀：</text:p>
      <text:p text:style-name="P57">string_t* pstr_filename = create_string(); </text:p>
      <text:p text:style-name="P57">string_t* pstr_basename = create_string(); </text:p>
      <text:p text:style-name="P57">string_t* pstr_extname = create_string(); </text:p>
      <text:p text:style-name="P57">string_t* pstr_tmpname = create_string(); </text:p>
      <text:p text:style-name="P57">string_t* pstr_suffix = create_string();</text:p>
      <text:p text:style-name="P39"><text:span text:style-name="T38">然后要判断这个些</text:span><text:span text:style-name="T19">string_t</text:span><text:span text:style-name="T38">类型是否创建成功了：</text:span></text:p>
      <text:p text:style-name="P60">if(pstr_filename == NULL || pstr_basename == NULL || </text:p>
      <text:p text:style-name="P60"><text:s text:c="3"/>pstr_extname == NULL || pstr_tmpname == NULL || </text:p>
      <text:p text:style-name="P60"><text:s text:c="3"/>pstr_suffix == NULL) </text:p>
      <text:p text:style-name="P60">{ </text:p>
      <text:p text:style-name="P60"><text:s text:c="4"/>return -1; </text:p>
      <text:p text:style-name="P60">}</text:p>
      <text:p text:style-name="P60"/>
      <text:p text:style-name="P41">对创建的名字和后缀进行了初始化：</text:p>
      <text:p text:style-name="P60">string_init(pstr_filename); </text:p>
      <text:p text:style-name="P60">string_init(pstr_basename); </text:p>
      <text:p text:style-name="P60">string_init(pstr_extname); </text:p>
      <text:p text:style-name="P60">string_init(pstr_tmpname); </text:p>
      <text:p text:style-name="P60"><text:soft-page-break/>string_init_cstr(pstr_suffix, "tmp");</text:p>
      <text:p text:style-name="P39"><text:span text:style-name="T38">对</text:span><text:span text:style-name="T19">pstr_suffix</text:span><text:span text:style-name="T38">的初始化方式与其他的不同，它使用了传统的</text:span><text:span text:style-name="T19">C</text:span><text:span text:style-name="T38">字符串进行初始化，初始化之后</text:span><text:span text:style-name="T19">pstr_suffix</text:span><text:span text:style-name="T38">具有了值</text:span><text:span text:style-name="T19">tmp 。其他的string_t类型初始化后为空串。</text:span></text:p>
      <text:p text:style-name="P14">接下来对于命令行中的每一个参数进行处理，优先将参数赋值给pstr_filename。</text:p>
      <text:p text:style-name="P57">string_assign_cstr(pstr_filename, argv[i]);</text:p>
      <text:p text:style-name="P14">命名行参数都是C字符串类型，这里看到使用C字符串类型可以直接给string_t类型赋值。</text:p>
      <text:p text:style-name="P14">表达式：</text:p>
      <text:p text:style-name="P57">t_index = string_find_char(pstr_filename, '.', 0);</text:p>
      <text:p text:style-name="P14">是从pstr_filename的开头查找字符'.'出现的第一个位置，返回这个索引。最后的0表示从pstr_filename的第一个字符差事查找，string_t中的字符下标也是从0开始的。然后通过判断返回值就可以知道pstr_filename是否包含'.'字符了：</text:p>
      <text:p text:style-name="P57">if(t_index == NPOS)</text:p>
      <text:p text:style-name="P14">这里NPOS表示比string_t中保存的字符范围以外，这是string_t类型定义的一个常量，用它来表示字符最大的长度或者是查找失败的情况。应该总是使用size_t类型的数据与这个值进行比较，否则行为是未定义的。</text:p>
      <text:p text:style-name="P14">如果在pstr_filename中不包含'.'，那么使用下面的语句来生成pstr_tmpname：</text:p>
      <text:p text:style-name="P57">string_assign(pstr_tmpname, pstr_filename); </text:p>
      <text:p text:style-name="P57">string_connect_char(pstr_tmpname, '.'); </text:p>
      <text:p text:style-name="P57">string_connect(pstr_tmpname, pstr_suffix);</text:p>
      <text:p text:style-name="P14">可以看到使用string_t类型互相赋值，同时还可以在string_t类型后面链接string_t类型，甚至是单个字符'.'。</text:p>
      <text:p text:style-name="P14">如果参数中包含'.'那么就使用下面的操作：</text:p>
      <text:p text:style-name="P57">string_assign_substring(pstr_basename, pstr_filename, 0, t_index); </text:p>
      <text:p text:style-name="P57">string_assign_substring(pstr_extname, pstr_filename, t_index + 1, NPOS); </text:p>
      <text:p text:style-name="P57">string_assign(pstr_tmpname, pstr_filename);</text:p>
      <text:p text:style-name="P14">在这里我们看到除了使用string_t类型互相赋值值为，还可以使用string_t的一部分来赋值。上面的操作函数都是使用字符下标和长度表示string_t类型的一部分，我们看到了NPOS的身影，它除了可以表示最大的下标外还可以表示最大的长度，使用NPOS表示string_t从某一下标开始到结尾所组成的string_t的部分。</text:p>
      <text:p text:style-name="P14">接下来判断了以下pstr_extname是否为空：</text:p>
      <text:p text:style-name="P57">if(string_empty(pstr_extname))</text:p>
      <text:p text:style-name="P39">如果为空我们就将后缀直接添加在<text:span text:style-name="T11">pstr_tmpname</text:span>的后面：</text:p>
      <text:p text:style-name="P58">string_append(pstr_tmpname, pstr_suffix);</text:p>
      <text:p text:style-name="P39">可以看到这里使用了另一种链接字符串的操作函数。</text:p>
      <text:p text:style-name="P39">如果参数带有后缀并且后缀和我们使用的后缀相同，那么我们就用<text:span text:style-name="T11">”xxx”来代替它。</text:span></text:p>
      <text:p text:style-name="P59">else if(string_equal(pstr_extname, pstr_suffix)) </text:p>
      <text:p text:style-name="P59">{ </text:p>
      <text:p text:style-name="P59"><text:s text:c="4"/>string_replace_cstr(pstr_tmpname, t_index + 1, string_size(pstr_extname), "xxx"); </text:p>
      <text:p text:style-name="P59">}</text:p>
      <text:p text:style-name="P13">这里使用了<text:span text:style-name="T52">string_equal(pstr_extname, pstr_suffix</text:span><text:span text:style-name="T8">)</text:span><text:span text:style-name="T40">比较了两个</text:span><text:span text:style-name="T8">string_t</text:span><text:span text:style-name="T40">类型是否相等，有使用了 </text:span><text:span text:style-name="T52">string_replace_cstr</text:span><text:span text:style-name="T8">用C字符串直接替换string_t中的一部分字符。</text:span></text:p>
      <text:p text:style-name="P13">第三种情况就是参数使用了后缀，但是不是我们要使用的后缀，我们要用我们使用的后缀将现存的后缀替换：</text:p>
      <text:p text:style-name="P58">string_replace(pstr_tmpname, t_index + 1, NPOS, pstr_suffix);</text:p>
      <text:p text:style-name="P13">这里再次看到了NPOS的身影，它表示将pstr_tmpname中从t_index+1开始的一直到末尾的全部字符都替换成pstr_suffix中的字符。</text:p>
      <text:p text:style-name="P13">最后将转换前后的效果对比输出：</text:p>
      <text:p text:style-name="P58">printf("%s =&gt; %s\n", string_c_str(pstr_filename), string_c_str(pstr_tmpname));</text:p>
      <text:p text:style-name="P23">这里使用了string_c_str(pstr_filename)以C字符串的方式返回string_t中保存的字符串。</text:p>
      <text:p text:style-name="P7"><text:soft-page-break/></text:p>
      <text:list xml:id="list78838944" text:continue-numbering="true" text:style-name="WW8Num13">
        <text:list-item>
          <text:list>
            <text:list-item>
              <text:list>
                <text:list-item>
                  <text:h text:style-name="P108" text:outline-level="3">第二个例子：提取单词并逆序打印</text:h>
                </text:list-item>
              </text:list>
            </text:list-item>
          </text:list>
        </text:list-item>
      </text:list>
      <text:p text:style-name="P44">第二个例子是从标准输入中提取出单词并使用逆序的方式输出，单词都是使用标准的空白(空格，换行或<text:span text:style-name="T11">tab</text:span>)和逗号，点号或者分号分割的：</text:p>
      <table:table table:name="表格185" table:style-name="表格185">
        <table:table-column table:style-name="表格185.A"/>
        <table:table-row>
          <table:table-cell table:style-name="表格185.A1" office:value-type="string">
            <text:p text:style-name="P100">/* </text:p>
            <text:p text:style-name="P100"><text:s/>* string2.c </text:p>
            <text:p text:style-name="P100"><text:s/>* compile with : -lcstl </text:p>
            <text:p text:style-name="P100"><text:s/>*/ </text:p>
            <text:p text:style-name="P100"/>
            <text:p text:style-name="P100">#include &lt;stdio.h&gt; </text:p>
            <text:p text:style-name="P100">#include &lt;cstl/cstring.h&gt; </text:p>
            <text:p text:style-name="P100"/>
            <text:p text:style-name="P100">int main(int argc, char* argv[]) </text:p>
            <text:p text:style-name="P100">{ </text:p>
            <text:p text:style-name="P100"><text:s text:c="4"/>string_t* pstr_delims = create_string(); </text:p>
            <text:p text:style-name="P100"><text:s text:c="4"/>string_t* pstr_line = create_string(); </text:p>
            <text:p text:style-name="P100"/>
            <text:p text:style-name="P100"><text:s text:c="4"/>if(pstr_delims == NULL || pstr_line == NULL) </text:p>
            <text:p text:style-name="P100"><text:s text:c="4"/>{ </text:p>
            <text:p text:style-name="P100"><text:s text:c="8"/>return -1; </text:p>
            <text:p text:style-name="P100"><text:s text:c="4"/>} </text:p>
            <text:p text:style-name="P100"/>
            <text:p text:style-name="P100"><text:s text:c="4"/>string_init_cstr(pstr_delims, " \t,.;"); </text:p>
            <text:p text:style-name="P100"><text:s text:c="4"/>string_init(pstr_line); </text:p>
            <text:p text:style-name="P100"/>
            <text:p text:style-name="P100"><text:s text:c="4"/>while(string_getline(pstr_line, stdin)) </text:p>
            <text:p text:style-name="P100"><text:s text:c="4"/>{ </text:p>
            <text:p text:style-name="P100"><text:s text:c="8"/>size_t t_begin = 0; </text:p>
            <text:p text:style-name="P100"><text:s text:c="8"/>size_t t_end = 0; </text:p>
            <text:p text:style-name="P100"><text:s text:c="8"/>int i = 0; </text:p>
            <text:p text:style-name="P100"/>
            <text:p text:style-name="P100"><text:s text:c="8"/>t_begin = string_find_first_not_of(pstr_line, pstr_delims, 0); </text:p>
            <text:p text:style-name="P100"><text:s text:c="8"/>while(t_begin != NPOS) </text:p>
            <text:p text:style-name="P100"><text:s text:c="8"/>{ </text:p>
            <text:p text:style-name="P100"><text:s text:c="12"/>t_end = string_find_first_of(pstr_line, pstr_delims, t_begin); </text:p>
            <text:p text:style-name="P100"><text:s text:c="12"/>if(t_end == NPOS) </text:p>
            <text:p text:style-name="P100"><text:s text:c="12"/>{ </text:p>
            <text:p text:style-name="P100"><text:s text:c="16"/>t_end = string_length(pstr_line); </text:p>
            <text:p text:style-name="P100"><text:s text:c="12"/>} </text:p>
            <text:p text:style-name="P100"><text:soft-page-break/></text:p>
            <text:p text:style-name="P100"><text:s text:c="12"/>for(i = t_end - 1; i &gt;= (int)t_begin; --i) </text:p>
            <text:p text:style-name="P100"><text:s text:c="12"/>{ </text:p>
            <text:p text:style-name="P100"><text:s text:c="16"/>printf("%c", *string_at(pstr_line, i)); </text:p>
            <text:p text:style-name="P100"><text:s text:c="12"/>} </text:p>
            <text:p text:style-name="P100"><text:s text:c="12"/>printf(" "); </text:p>
            <text:p text:style-name="P100"/>
            <text:p text:style-name="P100"><text:s text:c="12"/>t_begin = string_find_first_not_of(pstr_line, pstr_delims, t_end); </text:p>
            <text:p text:style-name="P100"><text:s text:c="8"/>} </text:p>
            <text:p text:style-name="P100"><text:s text:c="8"/>printf("\n"); </text:p>
            <text:p text:style-name="P100"><text:s text:c="4"/>} </text:p>
            <text:p text:style-name="P100"/>
            <text:p text:style-name="P100"><text:s text:c="4"/>string_destroy(pstr_delims); </text:p>
            <text:p text:style-name="P100"><text:s text:c="4"/>string_destroy(pstr_line); </text:p>
            <text:p text:style-name="P100"/>
            <text:p text:style-name="P100"><text:s text:c="4"/>return 0; </text:p>
            <text:p text:style-name="P100">}</text:p>
          </table:table-cell>
        </table:table-row>
      </table:table>
      <text:p text:style-name="P44"/>
      <text:p text:style-name="P44">在这个例子中所有作为单词的字符串都是使用下面的字符分割的：</text:p>
      <text:p text:style-name="P50">string_init_cstr(pstr_delims, " \t,.;");</text:p>
      <text:p text:style-name="P44">换行也用来分割单词，但是由于我们的程序是安行读取的，所以不用特殊的指明：</text:p>
      <text:p text:style-name="P50">string_init(pstr_line); </text:p>
      <text:p text:style-name="P50">while(string_getline(pstr_line, stdin)) </text:p>
      <text:p text:style-name="P20">string_getline是一个特殊的函数，它将输入读取到string_t中，默认使用换行作为结束。使用string_getline_delimiter还可以自己指定结束符。在循环中，将每个单词分离出来并打印。第一个语句：</text:p>
      <text:p text:style-name="P50">t_begin = string_find_first_not_of(pstr_line, pstr_delims, 0);</text:p>
      <text:p text:style-name="P54">查找第一个单词的开头，<text:span text:style-name="T11">string_find_first_not_of找到第一个不是pstr_delims中的分隔符的字符的位置。与其他的查找操作函数一样，如果没有符合条件的字符就返回NPOS，我们以这个作为内存循环的结束标志：</text:span></text:p>
      <text:p text:style-name="P50">while(t_begin != NPOS)</text:p>
      <text:p text:style-name="P44">在内层循环中首先要找到的就是一个单词的结尾：</text:p>
      <text:p text:style-name="P50">t_end = string_find_first_of(pstr_line, pstr_delims, t_begin);</text:p>
      <text:p text:style-name="P20">string_find_first_of返回从t_begin开始的第一个出现的分割字符，同样如果没有符合条件的字符，那就说明已经是最后一个单词了：</text:p>
      <text:p text:style-name="P52">if(t_end == NPOS) </text:p>
      <text:p text:style-name="P52">{ </text:p>
      <text:p text:style-name="P52"><text:s text:c="4"/>t_end = string_length(pstr_line); </text:p>
      <text:p text:style-name="P52">}</text:p>
      <text:p text:style-name="P44">这是我们就要将<text:span text:style-name="T11">t_end</text:span>指向<text:span text:style-name="T11">string_t</text:span>中字符的实际末尾。</text:p>
      <text:p text:style-name="P44">接下来就要以逆序的形式打印出单词了：</text:p>
      <text:p text:style-name="P52">for(i = t_end - 1; i &gt;= (int)t_begin; --i) </text:p>
      <text:p text:style-name="P52">{ </text:p>
      <text:p text:style-name="P52"><text:s text:c="4"/>printf("%c", *string_at(pstr_line, i)); </text:p>
      <text:p text:style-name="P52">}</text:p>
      <text:p text:style-name="P44"><text:soft-page-break/>我们使用了<text:span text:style-name="T11">string_at</text:span>操作函数它返回<text:span text:style-name="T11">string_t</text:span>中指定下标的字符的指针。同时还要注意这个循环的判断条件:</text:p>
      <text:p text:style-name="P50">i &gt;= (int)t_begin;</text:p>
      <text:p text:style-name="P44">要将<text:span text:style-name="T11">t_begin</text:span>强制转换成<text:span text:style-name="T11">int</text:span>类型，否则这个表达式永远是<text:span text:style-name="T11">true</text:span>。</text:p>
      <text:p text:style-name="P44">下面要查找第二个单词了：</text:p>
      <text:p text:style-name="P50">t_begin = string_find_first_not_of(pstr_line, pstr_delims, t_end);</text:p>
      <text:p text:style-name="P44"/>
      <text:p text:style-name="P44">使用下列输入来测试这段代码：</text:p>
      <text:p text:style-name="P20">pots &amp; pans</text:p>
      <text:p text:style-name="P20">I saw a reed</text:p>
      <text:p text:style-name="P44">程序的输出为：</text:p>
      <text:p text:style-name="P20">stop &amp; snap</text:p>
      <text:p text:style-name="P20">I was a deer</text:p>
      <text:p text:style-name="P44"/>
      <text:list xml:id="list882928095" text:continue-numbering="true" text:style-name="WW8Num13">
        <text:list-item>
          <text:list>
            <text:list-item>
              <text:h text:style-name="P140" text:outline-level="2">string_t的操作函数</text:h>
              <text:list>
                <text:list-item>
                  <text:h text:style-name="P126" text:outline-level="3"><text:span text:style-name="T11">string_t</text:span>的能力</text:h>
                </text:list-item>
              </text:list>
            </text:list-item>
          </text:list>
        </text:list-item>
      </text:list>
      <text:p text:style-name="P76"><text:span text:style-name="T59"><text:tab/></text:span><text:span text:style-name="T20">string_t</text:span><text:span text:style-name="T39">类型是一个序列容器，专门用来存储</text:span><text:span text:style-name="T20">char</text:span><text:span text:style-name="T39">类型，它包含了所有的序列容器的操作，同时它有包含了很多针对字符串的操作函数。</text:span></text:p>
      <text:p text:style-name="P46"><text:span text:style-name="T39"><text:tab/>要使用</text:span><text:span text:style-name="T20">string_t</text:span><text:span text:style-name="T39">类型必须包含头文件</text:span><text:span text:style-name="T20">&lt;cstl/cstring.h&gt;</text:span></text:p>
      <text:p text:style-name="P50">#include &lt;cstl/cstring.h&gt;</text:p>
      <text:p text:style-name="P32"/>
      <text:list xml:id="list903507478" text:continue-numbering="true" text:style-name="WW8Num13">
        <text:list-item>
          <text:list>
            <text:list-item>
              <text:list>
                <text:list-item>
                  <text:h text:style-name="P120" text:outline-level="3">string_t的操作概览</text:h>
                </text:list-item>
              </text:list>
            </text:list-item>
          </text:list>
        </text:list-item>
      </text:list>
      <text:p text:style-name="P46"><text:span text:style-name="T39"><text:tab/>下面列出了</text:span><text:span text:style-name="T20">string_t</text:span><text:span text:style-name="T39">类型提供的所有操作：</text:span></text:p>
      <text:list xml:id="list1187487049" text:style-name="L186">
        <text:list-item>
          <text:p text:style-name="P213">初始化和销毁</text:p>
        </text:list-item>
        <text:list-item>
          <text:p text:style-name="P329"><text:span text:style-name="T27">C</text:span><text:span text:style-name="T43">字符串操作</text:span></text:p>
        </text:list-item>
        <text:list-item>
          <text:p text:style-name="P213">字符数目和存储能力</text:p>
        </text:list-item>
        <text:list-item>
          <text:p text:style-name="P213">字符访问</text:p>
        </text:list-item>
        <text:list-item>
          <text:p text:style-name="P213">关系操作和比较操作</text:p>
        </text:list-item>
        <text:list-item>
          <text:p text:style-name="P213">赋值</text:p>
        </text:list-item>
        <text:list-item>
          <text:p text:style-name="P213">交换</text:p>
        </text:list-item>
        <text:list-item>
          <text:p text:style-name="P213">添加和链接</text:p>
        </text:list-item>
        <text:list-item>
          <text:p text:style-name="P213">插入</text:p>
        </text:list-item>
        <text:list-item>
          <text:p text:style-name="P213">删除</text:p>
        </text:list-item>
        <text:list-item>
          <text:p text:style-name="P213">替换</text:p>
        </text:list-item>
        <text:list-item>
          <text:p text:style-name="P213"><text:soft-page-break/>子串</text:p>
        </text:list-item>
        <text:list-item>
          <text:p text:style-name="P213">输入和输出</text:p>
        </text:list-item>
        <text:list-item>
          <text:p text:style-name="P213">查找</text:p>
        </text:list-item>
        <text:list-item>
          <text:p text:style-name="P213">迭代器支持</text:p>
        </text:list-item>
      </text:list>
      <text:p text:style-name="P41"/>
      <text:p text:style-name="P39"><text:span text:style-name="T38"><text:tab/></text:span><text:span text:style-name="T19">string_t</text:span><text:span text:style-name="T38">提供的操作不仅支持</text:span><text:span text:style-name="T19">string_t</text:span><text:span text:style-name="T38">参数，同时还自持部分</text:span><text:span text:style-name="T19">string_t</text:span><text:span text:style-name="T38">，</text:span><text:span text:style-name="T19">C</text:span><text:span text:style-name="T38">字符串，和部分</text:span><text:span text:style-name="T19">C</text:span><text:span text:style-name="T38">字符串，可以从操作函数的后缀中看出它支持的参数类型：</text:span></text:p>
      <table:table table:name="表格186" table:style-name="表格186">
        <table:table-column table:style-name="表格186.A"/>
        <table:table-column table:style-name="表格186.B"/>
        <table:table-column table:style-name="表格186.C"/>
        <table:table-row>
          <table:table-cell table:style-name="表格186.A1" office:value-type="string">
            <text:p text:style-name="P99">后缀</text:p>
          </table:table-cell>
          <table:table-cell table:style-name="表格186.A1" office:value-type="string">
            <text:p text:style-name="P99">参数形式</text:p>
          </table:table-cell>
          <table:table-cell table:style-name="表格186.C1" office:value-type="string">
            <text:p text:style-name="P99">参数含义</text:p>
          </table:table-cell>
        </table:table-row>
        <table:table-row>
          <table:table-cell table:style-name="表格186.A2" office:value-type="string">
            <text:p text:style-name="Table_20_Contents">--</text:p>
          </table:table-cell>
          <table:table-cell table:style-name="表格186.A2" office:value-type="string">
            <text:p text:style-name="Table_20_Contents">const string_t* cpstr_string</text:p>
          </table:table-cell>
          <table:table-cell table:style-name="表格186.C2" office:value-type="string">
            <text:p text:style-name="Table_20_Contents">整个string_t类型。</text:p>
          </table:table-cell>
        </table:table-row>
        <table:table-row>
          <table:table-cell table:style-name="表格186.A2" office:value-type="string">
            <text:p text:style-name="Table_20_Contents">substring</text:p>
          </table:table-cell>
          <table:table-cell table:style-name="表格186.A2" office:value-type="string">
            <text:p text:style-name="Table_20_Contents">const string_t* cpstr_string, </text:p>
            <text:p text:style-name="Table_20_Contents">size_t t_pos,</text:p>
            <text:p text:style-name="Table_20_Contents">size_t t_len</text:p>
          </table:table-cell>
          <table:table-cell table:style-name="表格186.C2" office:value-type="string">
            <text:p text:style-name="Table_20_Contents">string_t中从t_pos开始的长t_len的一部分。</text:p>
          </table:table-cell>
        </table:table-row>
        <table:table-row>
          <table:table-cell table:style-name="表格186.A2" office:value-type="string">
            <text:p text:style-name="Table_20_Contents">cstr</text:p>
          </table:table-cell>
          <table:table-cell table:style-name="表格186.A2" office:value-type="string">
            <text:p text:style-name="Table_20_Contents">const char* s_cstr</text:p>
          </table:table-cell>
          <table:table-cell table:style-name="表格186.C2" office:value-type="string">
            <text:p text:style-name="Table_20_Contents">整个C字符串。</text:p>
          </table:table-cell>
        </table:table-row>
        <table:table-row>
          <table:table-cell table:style-name="表格186.A2" office:value-type="string">
            <text:p text:style-name="Table_20_Contents">subcstr</text:p>
          </table:table-cell>
          <table:table-cell table:style-name="表格186.A2" office:value-type="string">
            <text:p text:style-name="Table_20_Contents">const char* s_cstr,</text:p>
            <text:p text:style-name="Table_20_Contents">size_t t_len</text:p>
          </table:table-cell>
          <table:table-cell table:style-name="表格186.C2" office:value-type="string">
            <text:p text:style-name="Table_20_Contents">C字符串中前t_len个字符。</text:p>
          </table:table-cell>
        </table:table-row>
        <table:table-row>
          <table:table-cell table:style-name="表格186.A2" office:value-type="string">
            <text:p text:style-name="Table_20_Contents">char</text:p>
          </table:table-cell>
          <table:table-cell table:style-name="表格186.A2" office:value-type="string">
            <text:p text:style-name="Table_20_Contents">size_t t_count,</text:p>
            <text:p text:style-name="Table_20_Contents">char c_char</text:p>
          </table:table-cell>
          <table:table-cell table:style-name="表格186.C2" office:value-type="string">
            <text:p text:style-name="Table_20_Contents">t_count个字符。</text:p>
          </table:table-cell>
        </table:table-row>
        <table:table-row>
          <table:table-cell table:style-name="表格186.A7" office:value-type="string">
            <text:p text:style-name="Table_20_Contents">range</text:p>
          </table:table-cell>
          <table:table-cell table:style-name="表格186.A7" office:value-type="string">
            <text:p text:style-name="Table_20_Contents">string_iterator_t it_begin,</text:p>
            <text:p text:style-name="Table_20_Contents">string_iterator_t it_end</text:p>
          </table:table-cell>
          <table:table-cell table:style-name="表格186.C7" office:value-type="string">
            <text:p text:style-name="Table_20_Contents">数据区间[it_begin, it_end)中的字符。</text:p>
          </table:table-cell>
        </table:table-row>
      </table:table>
      <text:p text:style-name="P41"/>
      <text:p text:style-name="P44">下面是各种操作对字符串参数的支持情况(使用后缀表示上表的各种参数情况)：</text:p>
      <table:table table:name="表格187" table:style-name="表格187">
        <table:table-column table:style-name="表格187.A" table:number-columns-repeated="6"/>
        <table:table-column table:style-name="表格187.G"/>
        <table:table-row>
          <table:table-cell table:style-name="表格187.A1" office:value-type="string">
            <text:p text:style-name="Table_20_Contents"/>
          </table:table-cell>
          <table:table-cell table:style-name="表格187.A1" office:value-type="string">
            <text:p text:style-name="P98">string</text:p>
          </table:table-cell>
          <table:table-cell table:style-name="表格187.A1" office:value-type="string">
            <text:p text:style-name="P98">substring</text:p>
          </table:table-cell>
          <table:table-cell table:style-name="表格187.A1" office:value-type="string">
            <text:p text:style-name="P98">cstr</text:p>
          </table:table-cell>
          <table:table-cell table:style-name="表格187.A1" office:value-type="string">
            <text:p text:style-name="P98">subcstr</text:p>
          </table:table-cell>
          <table:table-cell table:style-name="表格187.A1" office:value-type="string">
            <text:p text:style-name="P98">char</text:p>
          </table:table-cell>
          <table:table-cell table:style-name="表格187.G1" office:value-type="string">
            <text:p text:style-name="P98">range</text:p>
          </table:table-cell>
        </table:table-row>
        <table:table-row>
          <table:table-cell table:style-name="表格187.A2" office:value-type="string">
            <text:p text:style-name="Table_20_Contents">初始化和销毁</text:p>
          </table:table-cell>
          <table:table-cell table:style-name="表格187.B2" office:value-type="string">
            <text:p text:style-name="P98">Yes</text:p>
          </table:table-cell>
          <table:table-cell table:style-name="表格187.B2" office:value-type="string">
            <text:p text:style-name="P98">Yes</text:p>
          </table:table-cell>
          <table:table-cell table:style-name="表格187.B2" office:value-type="string">
            <text:p text:style-name="P98">Yes</text:p>
          </table:table-cell>
          <table:table-cell table:style-name="表格187.B2" office:value-type="string">
            <text:p text:style-name="P98">Yes</text:p>
          </table:table-cell>
          <table:table-cell table:style-name="表格187.B2" office:value-type="string">
            <text:p text:style-name="P98">Yes</text:p>
          </table:table-cell>
          <table:table-cell table:style-name="表格187.G2" office:value-type="string">
            <text:p text:style-name="P98">Yes</text:p>
          </table:table-cell>
        </table:table-row>
        <table:table-row>
          <table:table-cell table:style-name="表格187.A2" office:value-type="string">
            <text:p text:style-name="Table_20_Contents">C字符串操作</text:p>
          </table:table-cell>
          <table:table-cell table:style-name="表格187.B2" office:value-type="string">
            <text:p text:style-name="P98">No</text:p>
          </table:table-cell>
          <table:table-cell table:style-name="表格187.B2" office:value-type="string">
            <text:p text:style-name="P98">No</text:p>
          </table:table-cell>
          <table:table-cell table:style-name="表格187.B2" office:value-type="string">
            <text:p text:style-name="P98">No</text:p>
          </table:table-cell>
          <table:table-cell table:style-name="表格187.B2" office:value-type="string">
            <text:p text:style-name="P98">No</text:p>
          </table:table-cell>
          <table:table-cell table:style-name="表格187.B2" office:value-type="string">
            <text:p text:style-name="P98">No</text:p>
          </table:table-cell>
          <table:table-cell table:style-name="表格187.G2" office:value-type="string">
            <text:p text:style-name="P98">No</text:p>
          </table:table-cell>
        </table:table-row>
        <table:table-row>
          <table:table-cell table:style-name="表格187.A2" office:value-type="string">
            <text:p text:style-name="Table_20_Contents">数目和能力</text:p>
          </table:table-cell>
          <table:table-cell table:style-name="表格187.B2" office:value-type="string">
            <text:p text:style-name="P98">No</text:p>
          </table:table-cell>
          <table:table-cell table:style-name="表格187.B2" office:value-type="string">
            <text:p text:style-name="P98">No</text:p>
          </table:table-cell>
          <table:table-cell table:style-name="表格187.B2" office:value-type="string">
            <text:p text:style-name="P98">No</text:p>
          </table:table-cell>
          <table:table-cell table:style-name="表格187.B2" office:value-type="string">
            <text:p text:style-name="P98">No</text:p>
          </table:table-cell>
          <table:table-cell table:style-name="表格187.B2" office:value-type="string">
            <text:p text:style-name="P98">No</text:p>
          </table:table-cell>
          <table:table-cell table:style-name="表格187.G2" office:value-type="string">
            <text:p text:style-name="P98">No</text:p>
          </table:table-cell>
        </table:table-row>
        <table:table-row>
          <table:table-cell table:style-name="表格187.A2" office:value-type="string">
            <text:p text:style-name="Table_20_Contents">字符访问</text:p>
          </table:table-cell>
          <table:table-cell table:style-name="表格187.B2" office:value-type="string">
            <text:p text:style-name="P98">No</text:p>
          </table:table-cell>
          <table:table-cell table:style-name="表格187.B2" office:value-type="string">
            <text:p text:style-name="P98">No</text:p>
          </table:table-cell>
          <table:table-cell table:style-name="表格187.B2" office:value-type="string">
            <text:p text:style-name="P98">No</text:p>
          </table:table-cell>
          <table:table-cell table:style-name="表格187.B2" office:value-type="string">
            <text:p text:style-name="P98">No</text:p>
          </table:table-cell>
          <table:table-cell table:style-name="表格187.B2" office:value-type="string">
            <text:p text:style-name="P98">No</text:p>
          </table:table-cell>
          <table:table-cell table:style-name="表格187.G2" office:value-type="string">
            <text:p text:style-name="P98">No</text:p>
          </table:table-cell>
        </table:table-row>
        <table:table-row>
          <table:table-cell table:style-name="表格187.A2" office:value-type="string">
            <text:p text:style-name="Table_20_Contents">关系和比较</text:p>
          </table:table-cell>
          <table:table-cell table:style-name="表格187.B2" office:value-type="string">
            <text:p text:style-name="P98">Yes</text:p>
          </table:table-cell>
          <table:table-cell table:style-name="表格187.B2" office:value-type="string">
            <text:p text:style-name="P98">Yes</text:p>
          </table:table-cell>
          <table:table-cell table:style-name="表格187.B2" office:value-type="string">
            <text:p text:style-name="P98">Yes</text:p>
          </table:table-cell>
          <table:table-cell table:style-name="表格187.B2" office:value-type="string">
            <text:p text:style-name="P98">Yes</text:p>
          </table:table-cell>
          <table:table-cell table:style-name="表格187.B2" office:value-type="string">
            <text:p text:style-name="P98">No</text:p>
          </table:table-cell>
          <table:table-cell table:style-name="表格187.G2" office:value-type="string">
            <text:p text:style-name="P98">No</text:p>
          </table:table-cell>
        </table:table-row>
        <table:table-row>
          <table:table-cell table:style-name="表格187.A2" office:value-type="string">
            <text:p text:style-name="Table_20_Contents">赋值</text:p>
          </table:table-cell>
          <table:table-cell table:style-name="表格187.B2" office:value-type="string">
            <text:p text:style-name="P98">Yes</text:p>
          </table:table-cell>
          <table:table-cell table:style-name="表格187.B2" office:value-type="string">
            <text:p text:style-name="P98">Yes</text:p>
          </table:table-cell>
          <table:table-cell table:style-name="表格187.B2" office:value-type="string">
            <text:p text:style-name="P98">Yes</text:p>
          </table:table-cell>
          <table:table-cell table:style-name="表格187.B2" office:value-type="string">
            <text:p text:style-name="P98">Yes</text:p>
          </table:table-cell>
          <table:table-cell table:style-name="表格187.B2" office:value-type="string">
            <text:p text:style-name="P98">Yes</text:p>
          </table:table-cell>
          <table:table-cell table:style-name="表格187.G2" office:value-type="string">
            <text:p text:style-name="P98">Yes</text:p>
          </table:table-cell>
        </table:table-row>
        <table:table-row>
          <table:table-cell table:style-name="表格187.A2" office:value-type="string">
            <text:p text:style-name="Table_20_Contents">交换</text:p>
          </table:table-cell>
          <table:table-cell table:style-name="表格187.B2" office:value-type="string">
            <text:p text:style-name="P98">Yes</text:p>
          </table:table-cell>
          <table:table-cell table:style-name="表格187.B2" office:value-type="string">
            <text:p text:style-name="P98">No</text:p>
          </table:table-cell>
          <table:table-cell table:style-name="表格187.B2" office:value-type="string">
            <text:p text:style-name="P98">No</text:p>
          </table:table-cell>
          <table:table-cell table:style-name="表格187.B2" office:value-type="string">
            <text:p text:style-name="P98">No</text:p>
          </table:table-cell>
          <table:table-cell table:style-name="表格187.B2" office:value-type="string">
            <text:p text:style-name="P98">No</text:p>
          </table:table-cell>
          <table:table-cell table:style-name="表格187.G2" office:value-type="string">
            <text:p text:style-name="P98">No</text:p>
          </table:table-cell>
        </table:table-row>
        <table:table-row>
          <table:table-cell table:style-name="表格187.A2" office:value-type="string">
            <text:p text:style-name="Table_20_Contents">添加和链接</text:p>
          </table:table-cell>
          <table:table-cell table:style-name="表格187.B2" office:value-type="string">
            <text:p text:style-name="P98">Yes</text:p>
          </table:table-cell>
          <table:table-cell table:style-name="表格187.B2" office:value-type="string">
            <text:p text:style-name="P98">Yes</text:p>
          </table:table-cell>
          <table:table-cell table:style-name="表格187.B2" office:value-type="string">
            <text:p text:style-name="P98">Yes</text:p>
          </table:table-cell>
          <table:table-cell table:style-name="表格187.B2" office:value-type="string">
            <text:p text:style-name="P98">Yes</text:p>
          </table:table-cell>
          <table:table-cell table:style-name="表格187.B2" office:value-type="string">
            <text:p text:style-name="P98">Yes</text:p>
          </table:table-cell>
          <table:table-cell table:style-name="表格187.G2" office:value-type="string">
            <text:p text:style-name="P98">Yes</text:p>
          </table:table-cell>
        </table:table-row>
        <table:table-row>
          <table:table-cell table:style-name="表格187.A2" office:value-type="string">
            <text:p text:style-name="Table_20_Contents">插入</text:p>
          </table:table-cell>
          <table:table-cell table:style-name="表格187.B2" office:value-type="string">
            <text:p text:style-name="P98">Yes</text:p>
          </table:table-cell>
          <table:table-cell table:style-name="表格187.B2" office:value-type="string">
            <text:p text:style-name="P98">Yes</text:p>
          </table:table-cell>
          <table:table-cell table:style-name="表格187.B2" office:value-type="string">
            <text:p text:style-name="P98">Yes</text:p>
          </table:table-cell>
          <table:table-cell table:style-name="表格187.B2" office:value-type="string">
            <text:p text:style-name="P98">Yes</text:p>
          </table:table-cell>
          <table:table-cell table:style-name="表格187.B2" office:value-type="string">
            <text:p text:style-name="P98">Yes</text:p>
          </table:table-cell>
          <table:table-cell table:style-name="表格187.G2" office:value-type="string">
            <text:p text:style-name="P98">Yes</text:p>
          </table:table-cell>
        </table:table-row>
        <table:table-row>
          <table:table-cell table:style-name="表格187.A2" office:value-type="string">
            <text:p text:style-name="Table_20_Contents">删除</text:p>
          </table:table-cell>
          <table:table-cell table:style-name="表格187.B2" office:value-type="string">
            <text:p text:style-name="P98">No</text:p>
          </table:table-cell>
          <table:table-cell table:style-name="表格187.B2" office:value-type="string">
            <text:p text:style-name="P98">Yes</text:p>
          </table:table-cell>
          <table:table-cell table:style-name="表格187.B2" office:value-type="string">
            <text:p text:style-name="P98">No</text:p>
          </table:table-cell>
          <table:table-cell table:style-name="表格187.B2" office:value-type="string">
            <text:p text:style-name="P98">No</text:p>
          </table:table-cell>
          <table:table-cell table:style-name="表格187.B2" office:value-type="string">
            <text:p text:style-name="P98">No</text:p>
          </table:table-cell>
          <table:table-cell table:style-name="表格187.G2" office:value-type="string">
            <text:p text:style-name="P98">Yes</text:p>
          </table:table-cell>
        </table:table-row>
        <table:table-row>
          <table:table-cell table:style-name="表格187.A2" office:value-type="string">
            <text:p text:style-name="Table_20_Contents">替换</text:p>
          </table:table-cell>
          <table:table-cell table:style-name="表格187.B2" office:value-type="string">
            <text:p text:style-name="P98">Yes</text:p>
          </table:table-cell>
          <table:table-cell table:style-name="表格187.B2" office:value-type="string">
            <text:p text:style-name="P98">Yes</text:p>
          </table:table-cell>
          <table:table-cell table:style-name="表格187.B2" office:value-type="string">
            <text:p text:style-name="P98">Yes</text:p>
          </table:table-cell>
          <table:table-cell table:style-name="表格187.B2" office:value-type="string">
            <text:p text:style-name="P98">Yes</text:p>
          </table:table-cell>
          <table:table-cell table:style-name="表格187.B2" office:value-type="string">
            <text:p text:style-name="P98">Yes</text:p>
          </table:table-cell>
          <table:table-cell table:style-name="表格187.G2" office:value-type="string">
            <text:p text:style-name="P98">Yes</text:p>
          </table:table-cell>
        </table:table-row>
        <table:table-row>
          <table:table-cell table:style-name="表格187.A2" office:value-type="string">
            <text:p text:style-name="Table_20_Contents">子串</text:p>
          </table:table-cell>
          <table:table-cell table:style-name="表格187.B2" office:value-type="string">
            <text:p text:style-name="P98">No</text:p>
          </table:table-cell>
          <table:table-cell table:style-name="表格187.B2" office:value-type="string">
            <text:p text:style-name="P98">No</text:p>
          </table:table-cell>
          <table:table-cell table:style-name="表格187.B2" office:value-type="string">
            <text:p text:style-name="P98">No</text:p>
          </table:table-cell>
          <table:table-cell table:style-name="表格187.B2" office:value-type="string">
            <text:p text:style-name="P98">No</text:p>
          </table:table-cell>
          <table:table-cell table:style-name="表格187.B2" office:value-type="string">
            <text:p text:style-name="P98">No</text:p>
          </table:table-cell>
          <table:table-cell table:style-name="表格187.G2" office:value-type="string">
            <text:p text:style-name="P98">No</text:p>
          </table:table-cell>
        </table:table-row>
        <table:table-row>
          <table:table-cell table:style-name="表格187.A2" office:value-type="string">
            <text:p text:style-name="Table_20_Contents">输入和输出</text:p>
          </table:table-cell>
          <table:table-cell table:style-name="表格187.B2" office:value-type="string">
            <text:p text:style-name="P98">No</text:p>
          </table:table-cell>
          <table:table-cell table:style-name="表格187.B2" office:value-type="string">
            <text:p text:style-name="P98">No</text:p>
          </table:table-cell>
          <table:table-cell table:style-name="表格187.B2" office:value-type="string">
            <text:p text:style-name="P98">No</text:p>
          </table:table-cell>
          <table:table-cell table:style-name="表格187.B2" office:value-type="string">
            <text:p text:style-name="P98">No</text:p>
          </table:table-cell>
          <table:table-cell table:style-name="表格187.B2" office:value-type="string">
            <text:p text:style-name="P98">No</text:p>
          </table:table-cell>
          <table:table-cell table:style-name="表格187.G2" office:value-type="string">
            <text:p text:style-name="P98">No</text:p>
          </table:table-cell>
        </table:table-row>
        <text:soft-page-break/>
        <table:table-row>
          <table:table-cell table:style-name="表格187.A15" office:value-type="string">
            <text:p text:style-name="Table_20_Contents">查找</text:p>
          </table:table-cell>
          <table:table-cell table:style-name="表格187.B15" office:value-type="string">
            <text:p text:style-name="P98">Yes</text:p>
          </table:table-cell>
          <table:table-cell table:style-name="表格187.B15" office:value-type="string">
            <text:p text:style-name="P98">No</text:p>
          </table:table-cell>
          <table:table-cell table:style-name="表格187.B15" office:value-type="string">
            <text:p text:style-name="P98">Yes</text:p>
          </table:table-cell>
          <table:table-cell table:style-name="表格187.B15" office:value-type="string">
            <text:p text:style-name="P98">Yes</text:p>
          </table:table-cell>
          <table:table-cell table:style-name="表格187.B15" office:value-type="string">
            <text:p text:style-name="P98">Yes</text:p>
          </table:table-cell>
          <table:table-cell table:style-name="表格187.G15" office:value-type="string">
            <text:p text:style-name="P98">No</text:p>
          </table:table-cell>
        </table:table-row>
      </table:table>
      <text:p text:style-name="P44"/>
      <text:list xml:id="list1609185791" text:continue-list="list903507478" text:style-name="WW8Num13">
        <text:list-item>
          <text:list>
            <text:list-item>
              <text:list>
                <text:list-item>
                  <text:h text:style-name="P116" text:outline-level="3">初始化和销毁</text:h>
                </text:list-item>
              </text:list>
            </text:list-item>
          </text:list>
        </text:list-item>
      </text:list>
      <text:p text:style-name="P44"><text:tab/><text:span text:style-name="T11">string_t</text:span>类型与其他容器类型一致，在使用前也要创建和初始化，使用之后要销毁。但是<text:span text:style-name="T11">string_t</text:span>的创建函数与其他的类型不同，它不需要参数，因为<text:span text:style-name="T11">string_t</text:span>中保存的类型就是<text:span text:style-name="T11">char</text:span>字符类型。<text:span text:style-name="T11">string_t</text:span>有多种多样的初始化函数，下面类出了所有的初始化函数：</text:p>
      <table:table table:name="表格188" table:style-name="表格188">
        <table:table-column table:style-name="表格188.A"/>
        <table:table-column table:style-name="表格188.B"/>
        <table:table-row>
          <table:table-cell table:style-name="表格188.A1" office:value-type="string">
            <text:p text:style-name="Table_20_Contents">string_init</text:p>
          </table:table-cell>
          <table:table-cell table:style-name="表格188.B1" office:value-type="string">
            <text:p text:style-name="Table_20_Contents">初始化一个空的string_t。</text:p>
          </table:table-cell>
        </table:table-row>
        <table:table-row>
          <table:table-cell table:style-name="表格188.A2" office:value-type="string">
            <text:p text:style-name="Table_20_Contents">string_init_cstr</text:p>
          </table:table-cell>
          <table:table-cell table:style-name="表格188.B2" office:value-type="string">
            <text:p text:style-name="Table_20_Contents">使用C字符串初始化string_t。</text:p>
          </table:table-cell>
        </table:table-row>
        <table:table-row>
          <table:table-cell table:style-name="表格188.A2" office:value-type="string">
            <text:p text:style-name="Table_20_Contents">string_init_subcstr</text:p>
          </table:table-cell>
          <table:table-cell table:style-name="表格188.B2" office:value-type="string">
            <text:p text:style-name="Table_20_Contents">使用部分C字符串初始化string_t。</text:p>
          </table:table-cell>
        </table:table-row>
        <table:table-row>
          <table:table-cell table:style-name="表格188.A2" office:value-type="string">
            <text:p text:style-name="Table_20_Contents">string_init_char</text:p>
          </table:table-cell>
          <table:table-cell table:style-name="表格188.B2" office:value-type="string">
            <text:p text:style-name="Table_20_Contents">使用多个字符初始化string_t。</text:p>
          </table:table-cell>
        </table:table-row>
        <table:table-row>
          <table:table-cell table:style-name="表格188.A2" office:value-type="string">
            <text:p text:style-name="Table_20_Contents">string_init_copy</text:p>
          </table:table-cell>
          <table:table-cell table:style-name="表格188.B2" office:value-type="string">
            <text:p text:style-name="Table_20_Contents">使用另一个string_t来初始化string_t。</text:p>
          </table:table-cell>
        </table:table-row>
        <table:table-row>
          <table:table-cell table:style-name="表格188.A2" office:value-type="string">
            <text:p text:style-name="Table_20_Contents">string_init_copy_substring</text:p>
          </table:table-cell>
          <table:table-cell table:style-name="表格188.B2" office:value-type="string">
            <text:p text:style-name="Table_20_Contents">使用另一个string_t的一部分初始化string_t。</text:p>
          </table:table-cell>
        </table:table-row>
        <table:table-row>
          <table:table-cell table:style-name="表格188.A2" office:value-type="string">
            <text:p text:style-name="Table_20_Contents">string_init_copy_range</text:p>
          </table:table-cell>
          <table:table-cell table:style-name="表格188.B2" office:value-type="string">
            <text:p text:style-name="Table_20_Contents">使用数据区间初始化string_t。</text:p>
          </table:table-cell>
        </table:table-row>
      </table:table>
      <text:p text:style-name="P44"/>
      <text:list xml:id="list505111910" text:continue-numbering="true" text:style-name="WW8Num13">
        <text:list-item>
          <text:list>
            <text:list-item>
              <text:list>
                <text:list-item>
                  <text:h text:style-name="P116" text:outline-level="3">string_t与C字符串</text:h>
                </text:list-item>
              </text:list>
            </text:list-item>
          </text:list>
        </text:list-item>
      </text:list>
      <text:p text:style-name="P44"><text:tab/><text:span text:style-name="T11">string_t</text:span>保存的是<text:span text:style-name="T11">char</text:span>类型的数据，本身又实现的是字符串的语义，所以它要和传统的<text:span text:style-name="T11">C</text:span>字符串之间能够互相转换，<text:span text:style-name="T11">string_t</text:span>类型提供了这样的操作函数。</text:p>
      <text:p text:style-name="P44"><text:tab/>从上面的章节可以看到，从<text:span text:style-name="T11">C</text:span>字符串可以很轻松的转换到<text:span text:style-name="T11">string_t</text:span>类型，可以通过使用<text:span text:style-name="T11">C</text:span>字符串的初始化和一切支持<text:span text:style-name="T11">C</text:span>字符串和支持<text:span text:style-name="T11">C</text:span>字串的函数来实现。反过来，从<text:span text:style-name="T11">string_t</text:span>转换到<text:span text:style-name="T11">C</text:span>字符串可以使用下面三个操作函数：</text:p>
      <table:table table:name="表格189" table:style-name="表格189">
        <table:table-column table:style-name="表格189.A"/>
        <table:table-column table:style-name="表格189.B"/>
        <table:table-row>
          <table:table-cell table:style-name="表格189.A1" office:value-type="string">
            <text:p text:style-name="Table_20_Contents">string_c_str</text:p>
          </table:table-cell>
          <table:table-cell table:style-name="表格189.B1" office:value-type="string">
            <text:p text:style-name="Table_20_Contents">返回一个带有'\0'结尾的C字符串。</text:p>
          </table:table-cell>
        </table:table-row>
        <table:table-row>
          <table:table-cell table:style-name="表格189.A2" office:value-type="string">
            <text:p text:style-name="Table_20_Contents">string_data</text:p>
          </table:table-cell>
          <table:table-cell table:style-name="表格189.B2" office:value-type="string">
            <text:p text:style-name="Table_20_Contents">返回string_t中保存的字符数组。</text:p>
          </table:table-cell>
        </table:table-row>
        <table:table-row>
          <table:table-cell table:style-name="表格189.A2" office:value-type="string">
            <text:p text:style-name="Table_20_Contents">string_copy</text:p>
          </table:table-cell>
          <table:table-cell table:style-name="表格189.B2" office:value-type="string">
            <text:p text:style-name="Table_20_Contents">将子串拷贝到指定的缓冲区中。</text:p>
          </table:table-cell>
        </table:table-row>
      </table:table>
      <text:p text:style-name="P44"/>
      <text:p text:style-name="P44"><text:tab/><text:span text:style-name="T11">string_c_str</text:span>和<text:span text:style-name="T11">string_data</text:span>都是返回<text:span text:style-name="T11">string_t</text:span>中保存的数据，只不过形式不同，例如：</text:p>
      <text:p text:style-name="P20">func1(string_c_str());</text:p>
      <text:p text:style-name="P44">这样调用是可行的，因为<text:span text:style-name="T11">string_c_str()</text:span>返回的是带有<text:span text:style-name="T11">'\0'</text:span>结束符的<text:span text:style-name="T11">C</text:span>字符串，但是</text:p>
      <text:p text:style-name="P20">func1(string_data());</text:p>
      <text:p text:style-name="P44">这样就不可行了，因为<text:span text:style-name="T11">string_data()</text:span>返回的是不带有<text:span text:style-name="T11">'\0'</text:span>的字符数组，如果运气好，这个字符数组后面跟的就是<text:span text:style-name="T11">'\0'</text:span>，那么就没什么问题，要不是这样那么这个结果就未定义了，所以要像下面这样使用<text:span text:style-name="T11">string_data()</text:span>操作函数：</text:p>
      <text:p text:style-name="P20">func2(string_dat(), string_length());</text:p>
      <text:p text:style-name="P44"><text:tab/>此外要注意的是用户一定不能修改这个数据或者释放掉这块内存。另外在<text:span text:style-name="T11">string_t</text:span>中的字符增加之后，以前通过<text:span text:style-name="T11">string_c_str()</text:span>和<text:span text:style-name="T11">string_data()</text:span>获得的指针可能失效：</text:p>
      <text:p text:style-name="P50"><text:soft-page-break/>string_init_cstr(pstr_sample, “abcde”);</text:p>
      <text:p text:style-name="P50">const char* p = string_c_str();</text:p>
      <text:p text:style-name="P50">func(p);</text:p>
      <text:p text:style-name="P50">string_append_cstr(pstr_sample, “ABCDE”);</text:p>
      <text:p text:style-name="P50">func(p);</text:p>
      <text:p text:style-name="P44">上面代码中第二次<text:span text:style-name="T11">func(p);中p可能已经失效了，因为在string_append_cstr(pstr_sample, “ABCDEF”);之后，保存数据的内存可能已经重新分配，那么这个p就是无效的。</text:span></text:p>
      <text:p text:style-name="P44"/>
      <text:list xml:id="list1908921705" text:continue-numbering="true" text:style-name="WW8Num13">
        <text:list-item>
          <text:list>
            <text:list-item>
              <text:list>
                <text:list-item>
                  <text:h text:style-name="P117" text:outline-level="3">大小和容量</text:h>
                </text:list-item>
              </text:list>
            </text:list-item>
          </text:list>
        </text:list-item>
      </text:list>
      <text:p text:style-name="P46"><text:span text:style-name="T39"><text:tab/>与</text:span><text:span text:style-name="T20">vector_t</text:span><text:span text:style-name="T39">类型相似，</text:span><text:span text:style-name="T20">string_t也提供关于数据个数和容量的操作函数：</text:span></text:p>
      <table:table table:name="表格190" table:style-name="表格190">
        <table:table-column table:style-name="表格190.A"/>
        <table:table-column table:style-name="表格190.B"/>
        <table:table-row>
          <table:table-cell table:style-name="表格190.A1" office:value-type="string">
            <text:p text:style-name="Table_20_Contents">string_size</text:p>
          </table:table-cell>
          <table:table-cell table:style-name="表格190.B1" office:value-type="string">
            <text:p text:style-name="Table_20_Contents">返回string_t中保存的字符的个数。</text:p>
          </table:table-cell>
        </table:table-row>
        <table:table-row>
          <table:table-cell table:style-name="表格190.A2" office:value-type="string">
            <text:p text:style-name="Table_20_Contents">string_size</text:p>
          </table:table-cell>
          <table:table-cell table:style-name="表格190.B2" office:value-type="string">
            <text:p text:style-name="Table_20_Contents">返回string_t中保存的字符的个数。</text:p>
          </table:table-cell>
        </table:table-row>
        <table:table-row>
          <table:table-cell table:style-name="表格190.A2" office:value-type="string">
            <text:p text:style-name="Table_20_Contents">string_empty</text:p>
          </table:table-cell>
          <table:table-cell table:style-name="表格190.B2" office:value-type="string">
            <text:p text:style-name="Table_20_Contents">测试string_t是否为空。</text:p>
          </table:table-cell>
        </table:table-row>
        <table:table-row>
          <table:table-cell table:style-name="表格190.A2" office:value-type="string">
            <text:p text:style-name="Table_20_Contents">string_max_size</text:p>
          </table:table-cell>
          <table:table-cell table:style-name="表格190.B2" office:value-type="string">
            <text:p text:style-name="Table_20_Contents">返回string_t中能够保存字符的最大个数。</text:p>
          </table:table-cell>
        </table:table-row>
        <table:table-row>
          <table:table-cell table:style-name="表格190.A2" office:value-type="string">
            <text:p text:style-name="Table_20_Contents">string_capacity</text:p>
          </table:table-cell>
          <table:table-cell table:style-name="表格190.B2" office:value-type="string">
            <text:p text:style-name="Table_20_Contents">返回string_t在不重新分配内存的情况下能够保存字符的个数。</text:p>
          </table:table-cell>
        </table:table-row>
        <table:table-row>
          <table:table-cell table:style-name="表格190.A2" office:value-type="string">
            <text:p text:style-name="Table_20_Contents">string_reserve</text:p>
          </table:table-cell>
          <table:table-cell table:style-name="表格190.B2" office:value-type="string">
            <text:p text:style-name="Table_20_Contents">重新设置string_t的容量。</text:p>
          </table:table-cell>
        </table:table-row>
        <table:table-row>
          <table:table-cell table:style-name="表格190.A2" office:value-type="string">
            <text:p text:style-name="Table_20_Contents">string_resize</text:p>
          </table:table-cell>
          <table:table-cell table:style-name="表格190.B2" office:value-type="string">
            <text:p text:style-name="Table_20_Contents">重新设置string_t中字符的个数。</text:p>
          </table:table-cell>
        </table:table-row>
      </table:table>
      <text:p text:style-name="P46"><text:span text:style-name="T39"><text:tab/>与</text:span><text:span text:style-name="T20">vector_t</text:span><text:span text:style-name="T39">相比</text:span><text:span text:style-name="T20">string_t</text:span><text:span text:style-name="T39">多出了</text:span><text:span text:style-name="T20">string_length()</text:span><text:span text:style-name="T39">操作函数，但是这个函数与</text:span><text:span text:style-name="T20">string_size()</text:span><text:span text:style-name="T39">是相同的。</text:span></text:p>
      <text:p text:style-name="P44"/>
      <text:list xml:id="list1148713224" text:continue-numbering="true" text:style-name="WW8Num13">
        <text:list-item>
          <text:list>
            <text:list-item>
              <text:list>
                <text:list-item>
                  <text:h text:style-name="P124" text:outline-level="3">数据访问</text:h>
                </text:list-item>
              </text:list>
            </text:list-item>
          </text:list>
        </text:list-item>
      </text:list>
      <table:table table:name="表格191" table:style-name="表格191">
        <table:table-column table:style-name="表格191.A"/>
        <table:table-column table:style-name="表格191.B"/>
        <table:table-row>
          <table:table-cell table:style-name="表格191.A1" office:value-type="string">
            <text:p text:style-name="Table_20_Contents">string_at</text:p>
          </table:table-cell>
          <table:table-cell table:style-name="表格191.B1" office:value-type="string">
            <text:p text:style-name="Table_20_Contents">对string_t中的数据进行随机访问。</text:p>
          </table:table-cell>
        </table:table-row>
      </table:table>
      <text:p text:style-name="P46"><text:span text:style-name="T39"><text:tab/>与</text:span><text:span text:style-name="T20">vector_at()</text:span><text:span text:style-name="T39">相同，使用超出范围的下标进行访问，函数的行为是未定义的。</text:span><text:span text:style-name="T20">string_at()</text:span><text:span text:style-name="T39">也会遇到上面介绍的</text:span><text:span text:style-name="T20">string_c_str()</text:span><text:span text:style-name="T39">和</text:span><text:span text:style-name="T20">string_data()</text:span><text:span text:style-name="T39">的问题，就是当</text:span><text:span text:style-name="T20">string_t</text:span><text:span text:style-name="T39">中字符增加之后，原有的指针可能已经失效了。</text:span></text:p>
      <text:p text:style-name="P44"/>
      <text:list xml:id="list2130919380" text:continue-numbering="true" text:style-name="WW8Num13">
        <text:list-item>
          <text:list>
            <text:list-item>
              <text:list>
                <text:list-item>
                  <text:h text:style-name="P125" text:outline-level="3">关系操作和比较操作</text:h>
                </text:list-item>
              </text:list>
            </text:list-item>
          </text:list>
        </text:list-item>
      </text:list>
      <text:p text:style-name="P44"><text:tab/><text:span text:style-name="T11">string_t</text:span>不仅提供了两个<text:span text:style-name="T11">string_t</text:span>类型之间的关系操作函数，还提供了<text:span text:style-name="T11">string_t</text:span>与<text:span text:style-name="T11">C</text:span>字符串之间的关系操作。此外<text:span text:style-name="T11">string_t</text:span>还提供了比较操作函数，它的返回值是三态的：</text:p>
      <table:table table:name="表格192" table:style-name="表格192">
        <table:table-column table:style-name="表格192.A"/>
        <table:table-column table:style-name="表格192.B"/>
        <table:table-row>
          <table:table-cell table:style-name="表格192.A1" office:value-type="string">
            <text:p text:style-name="Table_20_Contents">string_equal</text:p>
          </table:table-cell>
          <table:table-cell table:style-name="表格192.B1" office:value-type="string">
            <text:p text:style-name="Table_20_Contents">测试两个string_t是否相等。</text:p>
          </table:table-cell>
        </table:table-row>
        <table:table-row>
          <table:table-cell table:style-name="表格192.A2" office:value-type="string">
            <text:p text:style-name="Table_20_Contents">string_not_equal</text:p>
          </table:table-cell>
          <table:table-cell table:style-name="表格192.B2" office:value-type="string">
            <text:p text:style-name="Table_20_Contents">测试两个string_t是否不等。</text:p>
          </table:table-cell>
        </table:table-row>
        <text:soft-page-break/>
        <table:table-row>
          <table:table-cell table:style-name="表格192.A2" office:value-type="string">
            <text:p text:style-name="Table_20_Contents">string_less</text:p>
          </table:table-cell>
          <table:table-cell table:style-name="表格192.B2" office:value-type="string">
            <text:p text:style-name="Table_20_Contents">测试第一个string_t是否小于第二个string_t。</text:p>
          </table:table-cell>
        </table:table-row>
        <table:table-row>
          <table:table-cell table:style-name="表格192.A2" office:value-type="string">
            <text:p text:style-name="Table_20_Contents">string_less_equal</text:p>
          </table:table-cell>
          <table:table-cell table:style-name="表格192.B2" office:value-type="string">
            <text:p text:style-name="Table_20_Contents">测试第一个string_t是否小于等于第二个string_t。</text:p>
          </table:table-cell>
        </table:table-row>
        <table:table-row>
          <table:table-cell table:style-name="表格192.A2" office:value-type="string">
            <text:p text:style-name="Table_20_Contents">string_greater</text:p>
          </table:table-cell>
          <table:table-cell table:style-name="表格192.B2" office:value-type="string">
            <text:p text:style-name="Table_20_Contents">测试第一个string_t是否大于第二个string_t。</text:p>
          </table:table-cell>
        </table:table-row>
        <table:table-row>
          <table:table-cell table:style-name="表格192.A2" office:value-type="string">
            <text:p text:style-name="Table_20_Contents">string_greater_equal</text:p>
          </table:table-cell>
          <table:table-cell table:style-name="表格192.B2" office:value-type="string">
            <text:p text:style-name="Table_20_Contents">测试第一个string_t是否大于等于第二个string_t。</text:p>
          </table:table-cell>
        </table:table-row>
        <table:table-row>
          <table:table-cell table:style-name="表格192.A2" office:value-type="string">
            <text:p text:style-name="Table_20_Contents">string_equal_cstr</text:p>
          </table:table-cell>
          <table:table-cell table:style-name="表格192.B2" office:value-type="string">
            <text:p text:style-name="Table_20_Contents">测试string_t是否等于C字符串。</text:p>
          </table:table-cell>
        </table:table-row>
        <table:table-row>
          <table:table-cell table:style-name="表格192.A2" office:value-type="string">
            <text:p text:style-name="Table_20_Contents">string_not_equal_cstr</text:p>
          </table:table-cell>
          <table:table-cell table:style-name="表格192.B2" office:value-type="string">
            <text:p text:style-name="Table_20_Contents">测试string_t是否不等于C字符串。</text:p>
          </table:table-cell>
        </table:table-row>
        <table:table-row>
          <table:table-cell table:style-name="表格192.A2" office:value-type="string">
            <text:p text:style-name="Table_20_Contents">string_less_cstr</text:p>
          </table:table-cell>
          <table:table-cell table:style-name="表格192.B2" office:value-type="string">
            <text:p text:style-name="Table_20_Contents">测试string_t是否小于C字符串。</text:p>
          </table:table-cell>
        </table:table-row>
        <table:table-row>
          <table:table-cell table:style-name="表格192.A2" office:value-type="string">
            <text:p text:style-name="Table_20_Contents">string_less_equal_cstr</text:p>
          </table:table-cell>
          <table:table-cell table:style-name="表格192.B2" office:value-type="string">
            <text:p text:style-name="Table_20_Contents">测试string_t是否小于等于C字符串。</text:p>
          </table:table-cell>
        </table:table-row>
        <table:table-row>
          <table:table-cell table:style-name="表格192.A2" office:value-type="string">
            <text:p text:style-name="Table_20_Contents">string_greater_cstr</text:p>
          </table:table-cell>
          <table:table-cell table:style-name="表格192.B2" office:value-type="string">
            <text:p text:style-name="Table_20_Contents">测试string_t是否大于C字符串。</text:p>
          </table:table-cell>
        </table:table-row>
        <table:table-row>
          <table:table-cell table:style-name="表格192.A2" office:value-type="string">
            <text:p text:style-name="Table_20_Contents">string_greater_equal_cstr</text:p>
          </table:table-cell>
          <table:table-cell table:style-name="表格192.B2" office:value-type="string">
            <text:p text:style-name="Table_20_Contents">测试string_t是否大于等于C字符串。</text:p>
          </table:table-cell>
        </table:table-row>
        <table:table-row>
          <table:table-cell table:style-name="表格192.A2" office:value-type="string">
            <text:p text:style-name="Table_20_Contents">string_compare</text:p>
          </table:table-cell>
          <table:table-cell table:style-name="表格192.B2" office:value-type="string">
            <text:p text:style-name="Table_20_Contents">比较两个string_t。</text:p>
          </table:table-cell>
        </table:table-row>
        <table:table-row>
          <table:table-cell table:style-name="表格192.A2" office:value-type="string">
            <text:p text:style-name="Table_20_Contents">string_compare_substring_string</text:p>
          </table:table-cell>
          <table:table-cell table:style-name="表格192.B2" office:value-type="string">
            <text:p text:style-name="Table_20_Contents">比较子string_t和string_t。</text:p>
          </table:table-cell>
        </table:table-row>
        <table:table-row>
          <table:table-cell table:style-name="表格192.A2" office:value-type="string">
            <text:p text:style-name="Table_20_Contents">string_compare_substring_substring</text:p>
          </table:table-cell>
          <table:table-cell table:style-name="表格192.B2" office:value-type="string">
            <text:p text:style-name="Table_20_Contents">比较两个子string_t。</text:p>
          </table:table-cell>
        </table:table-row>
        <table:table-row>
          <table:table-cell table:style-name="表格192.A2" office:value-type="string">
            <text:p text:style-name="Table_20_Contents">string_compare_cstr</text:p>
          </table:table-cell>
          <table:table-cell table:style-name="表格192.B2" office:value-type="string">
            <text:p text:style-name="Table_20_Contents">比较string_t和C字符串。</text:p>
          </table:table-cell>
        </table:table-row>
        <table:table-row>
          <table:table-cell table:style-name="表格192.A2" office:value-type="string">
            <text:p text:style-name="Table_20_Contents">string_compare_substring_cstr</text:p>
          </table:table-cell>
          <table:table-cell table:style-name="表格192.B2" office:value-type="string">
            <text:p text:style-name="Table_20_Contents">比较子string_t和C字符串。</text:p>
          </table:table-cell>
        </table:table-row>
        <table:table-row>
          <table:table-cell table:style-name="表格192.A2" office:value-type="string">
            <text:p text:style-name="Table_20_Contents">string_compare_substring_subcstr</text:p>
          </table:table-cell>
          <table:table-cell table:style-name="表格192.B2" office:value-type="string">
            <text:p text:style-name="Table_20_Contents">比较子string_t和C子字符串。</text:p>
          </table:table-cell>
        </table:table-row>
      </table:table>
      <text:p text:style-name="P44"><text:tab/>关系操作和比较操作的主要区别在于比较操作通过返回值来判断两个比较对象之间的关系，同时比较函数还提供了子串和<text:span text:style-name="T11">C</text:span>子字符串的比较功能，这是关系操作没有提供的。</text:p>
      <text:p text:style-name="P44"/>
      <text:list xml:id="list1474960600" text:continue-numbering="true" text:style-name="WW8Num13">
        <text:list-item>
          <text:list>
            <text:list-item>
              <text:list>
                <text:list-item>
                  <text:h text:style-name="P117" text:outline-level="3">赋值</text:h>
                </text:list-item>
              </text:list>
            </text:list-item>
          </text:list>
        </text:list-item>
      </text:list>
      <text:p text:style-name="P44"><text:tab/>可以通过赋值操作函数来改变<text:span text:style-name="T11">string_t</text:span>的值，而<text:span text:style-name="T11">string_t</text:span>提供了多种赋值操作函数：</text:p>
      <table:table table:name="表格193" table:style-name="表格193">
        <table:table-column table:style-name="表格193.A"/>
        <table:table-column table:style-name="表格193.B"/>
        <table:table-row>
          <table:table-cell table:style-name="表格193.A1" office:value-type="string">
            <text:p text:style-name="Table_20_Contents">string_assign</text:p>
          </table:table-cell>
          <table:table-cell table:style-name="表格193.B1" office:value-type="string">
            <text:p text:style-name="Table_20_Contents">使用string_t赋值。</text:p>
          </table:table-cell>
        </table:table-row>
        <table:table-row>
          <table:table-cell table:style-name="表格193.A2" office:value-type="string">
            <text:p text:style-name="Table_20_Contents">string_assign_substring</text:p>
          </table:table-cell>
          <table:table-cell table:style-name="表格193.B2" office:value-type="string">
            <text:p text:style-name="Table_20_Contents">使用子string_t赋值。</text:p>
          </table:table-cell>
        </table:table-row>
        <table:table-row>
          <table:table-cell table:style-name="表格193.A2" office:value-type="string">
            <text:p text:style-name="Table_20_Contents">string_assign_cstr</text:p>
          </table:table-cell>
          <table:table-cell table:style-name="表格193.B2" office:value-type="string">
            <text:p text:style-name="Table_20_Contents">使用C字符串赋值。</text:p>
          </table:table-cell>
        </table:table-row>
        <table:table-row>
          <table:table-cell table:style-name="表格193.A2" office:value-type="string">
            <text:p text:style-name="Table_20_Contents">string_assign_subcstr</text:p>
          </table:table-cell>
          <table:table-cell table:style-name="表格193.B2" office:value-type="string">
            <text:p text:style-name="Table_20_Contents">使用C子字符串赋值。</text:p>
          </table:table-cell>
        </table:table-row>
        <table:table-row>
          <table:table-cell table:style-name="表格193.A2" office:value-type="string">
            <text:p text:style-name="Table_20_Contents">string_assign_char</text:p>
          </table:table-cell>
          <table:table-cell table:style-name="表格193.B2" office:value-type="string">
            <text:p text:style-name="Table_20_Contents">使用多个字符赋值。</text:p>
          </table:table-cell>
        </table:table-row>
        <table:table-row>
          <table:table-cell table:style-name="表格193.A2" office:value-type="string">
            <text:p text:style-name="Table_20_Contents">string_assign_range</text:p>
          </table:table-cell>
          <table:table-cell table:style-name="表格193.B2" office:value-type="string">
            <text:p text:style-name="Table_20_Contents">使用指定的数据区间赋值。</text:p>
          </table:table-cell>
        </table:table-row>
      </table:table>
      <text:p text:style-name="P44"/>
      <text:list xml:id="list1198964067" text:continue-numbering="true" text:style-name="WW8Num13">
        <text:list-item>
          <text:list>
            <text:list-item>
              <text:list>
                <text:list-item>
                  <text:h text:style-name="P117" text:outline-level="3"><text:soft-page-break/>数据交换</text:h>
                </text:list-item>
              </text:list>
            </text:list-item>
          </text:list>
        </text:list-item>
      </text:list>
      <text:p text:style-name="P46"><text:span text:style-name="T39"><text:tab/>这个操作同其他容器的数据交换相同，但是</text:span><text:span text:style-name="T20">string_t</text:span><text:span text:style-name="T39">并没有提供针对子</text:span><text:span text:style-name="T20">string_t</text:span><text:span text:style-name="T39">，</text:span><text:span text:style-name="T20">C</text:span><text:span text:style-name="T39">字符串和数据区间的交换操作函数：</text:span></text:p>
      <table:table table:name="表格194" table:style-name="表格194">
        <table:table-column table:style-name="表格194.A"/>
        <table:table-column table:style-name="表格194.B"/>
        <table:table-row>
          <table:table-cell table:style-name="表格194.A1" office:value-type="string">
            <text:p text:style-name="Table_20_Contents">string_swap</text:p>
          </table:table-cell>
          <table:table-cell table:style-name="表格194.B1" office:value-type="string">
            <text:p text:style-name="Table_20_Contents">交换两个string_t。</text:p>
          </table:table-cell>
        </table:table-row>
      </table:table>
      <text:p text:style-name="P44"/>
      <text:list xml:id="list1037506205" text:continue-numbering="true" text:style-name="WW8Num13">
        <text:list-item>
          <text:list>
            <text:list-item>
              <text:list>
                <text:list-item>
                  <text:h text:style-name="P117" text:outline-level="3">添加和链接</text:h>
                </text:list-item>
              </text:list>
            </text:list-item>
          </text:list>
        </text:list-item>
      </text:list>
      <text:p text:style-name="P44"><text:tab/><text:span text:style-name="T11">string_t</text:span>最常用的操作函数就是两个将<text:span text:style-name="T11">string_t</text:span>合并或者向一个<text:span text:style-name="T11">string_t</text:span>末尾添加字符串。<text:span text:style-name="T11">string_t</text:span>提供了多种多样的添加和链接的操作函数，不仅可以实现两个<text:span text:style-name="T11">string_t</text:span>的链接，还可以向<text:span text:style-name="T11">string_t</text:span>中添加子<text:span text:style-name="T11">string_t</text:span>，<text:span text:style-name="T11">C</text:span>字符串，多个字符或者数据区间，甚至还可以一次只添加一个字符：</text:p>
      <table:table table:name="表格195" table:style-name="表格195">
        <table:table-column table:style-name="表格195.A"/>
        <table:table-column table:style-name="表格195.B"/>
        <table:table-row>
          <table:table-cell table:style-name="表格195.A1" office:value-type="string">
            <text:p text:style-name="Table_20_Contents">string_append</text:p>
          </table:table-cell>
          <table:table-cell table:style-name="表格195.B1" office:value-type="string">
            <text:p text:style-name="Table_20_Contents">向string_t末尾添加string_t。</text:p>
          </table:table-cell>
        </table:table-row>
        <table:table-row>
          <table:table-cell table:style-name="表格195.A2" office:value-type="string">
            <text:p text:style-name="Table_20_Contents">string_append_substring</text:p>
          </table:table-cell>
          <table:table-cell table:style-name="表格195.B2" office:value-type="string">
            <text:p text:style-name="Table_20_Contents">向string_t末尾添加子string_t。</text:p>
          </table:table-cell>
        </table:table-row>
        <table:table-row>
          <table:table-cell table:style-name="表格195.A2" office:value-type="string">
            <text:p text:style-name="Table_20_Contents">string_append_cstr</text:p>
          </table:table-cell>
          <table:table-cell table:style-name="表格195.B2" office:value-type="string">
            <text:p text:style-name="Table_20_Contents">向string_t末尾添加C字符串。</text:p>
          </table:table-cell>
        </table:table-row>
        <table:table-row>
          <table:table-cell table:style-name="表格195.A2" office:value-type="string">
            <text:p text:style-name="Table_20_Contents">string_append_subcstr</text:p>
          </table:table-cell>
          <table:table-cell table:style-name="表格195.B2" office:value-type="string">
            <text:p text:style-name="Table_20_Contents">向string_t末尾添加C子字符串。</text:p>
          </table:table-cell>
        </table:table-row>
        <table:table-row>
          <table:table-cell table:style-name="表格195.A2" office:value-type="string">
            <text:p text:style-name="Table_20_Contents">string_append_char</text:p>
          </table:table-cell>
          <table:table-cell table:style-name="表格195.B2" office:value-type="string">
            <text:p text:style-name="Table_20_Contents">向string_t末尾添加多个字符。</text:p>
          </table:table-cell>
        </table:table-row>
        <table:table-row>
          <table:table-cell table:style-name="表格195.A2" office:value-type="string">
            <text:p text:style-name="Table_20_Contents">string_append_range</text:p>
          </table:table-cell>
          <table:table-cell table:style-name="表格195.B2" office:value-type="string">
            <text:p text:style-name="Table_20_Contents">向string_t末尾添加指定数据区间中的字符。</text:p>
          </table:table-cell>
        </table:table-row>
        <table:table-row>
          <table:table-cell table:style-name="表格195.A2" office:value-type="string">
            <text:p text:style-name="Table_20_Contents">string_connect</text:p>
          </table:table-cell>
          <table:table-cell table:style-name="表格195.B2" office:value-type="string">
            <text:p text:style-name="Table_20_Contents">将两个string_t链接起来。</text:p>
          </table:table-cell>
        </table:table-row>
        <table:table-row>
          <table:table-cell table:style-name="表格195.A2" office:value-type="string">
            <text:p text:style-name="Table_20_Contents">string_connect_cstr</text:p>
          </table:table-cell>
          <table:table-cell table:style-name="表格195.B2" office:value-type="string">
            <text:p text:style-name="Table_20_Contents">将string_t和C字符串链接起来。</text:p>
          </table:table-cell>
        </table:table-row>
        <table:table-row>
          <table:table-cell table:style-name="表格195.A2" office:value-type="string">
            <text:p text:style-name="Table_20_Contents">string_connect_char</text:p>
          </table:table-cell>
          <table:table-cell table:style-name="表格195.B2" office:value-type="string">
            <text:p text:style-name="Table_20_Contents">将string_t和单个字符链接起来。</text:p>
          </table:table-cell>
        </table:table-row>
        <table:table-row>
          <table:table-cell table:style-name="表格195.A2" office:value-type="string">
            <text:p text:style-name="Table_20_Contents">string_push_back</text:p>
          </table:table-cell>
          <table:table-cell table:style-name="表格195.B2" office:value-type="string">
            <text:p text:style-name="Table_20_Contents">向string_t末尾添加一个字符。</text:p>
          </table:table-cell>
        </table:table-row>
      </table:table>
      <text:p text:style-name="P44"/>
      <text:list xml:id="list1936422371" text:continue-numbering="true" text:style-name="WW8Num13">
        <text:list-item>
          <text:list>
            <text:list-item>
              <text:list>
                <text:list-item>
                  <text:h text:style-name="P117" text:outline-level="3">插入数据</text:h>
                </text:list-item>
              </text:list>
            </text:list-item>
          </text:list>
        </text:list-item>
      </text:list>
      <text:p text:style-name="P46"><text:span text:style-name="T39"><text:tab/>向</text:span><text:span text:style-name="T20">string_t</text:span><text:span text:style-name="T39">中插入数据，可以使用下标表示插入位置，还可以使用迭代器来表示插入位置。不仅可以插入</text:span><text:span text:style-name="T20">string_t</text:span><text:span text:style-name="T39">还可以插入子</text:span><text:span text:style-name="T20">string_t</text:span><text:span text:style-name="T39">，</text:span><text:span text:style-name="T20">C</text:span><text:span text:style-name="T39">字符串和数据区间：</text:span></text:p>
      <table:table table:name="表格196" table:style-name="表格196">
        <table:table-column table:style-name="表格196.A"/>
        <table:table-column table:style-name="表格196.B"/>
        <table:table-row>
          <table:table-cell table:style-name="表格196.A1" office:value-type="string">
            <text:p text:style-name="Table_20_Contents">string_insert</text:p>
          </table:table-cell>
          <table:table-cell table:style-name="表格196.B1" office:value-type="string">
            <text:p text:style-name="Table_20_Contents">向string_t指定位置插入一个字符。</text:p>
          </table:table-cell>
        </table:table-row>
        <table:table-row>
          <table:table-cell table:style-name="表格196.A2" office:value-type="string">
            <text:p text:style-name="Table_20_Contents">string_insert_n</text:p>
          </table:table-cell>
          <table:table-cell table:style-name="表格196.B2" office:value-type="string">
            <text:p text:style-name="Table_20_Contents">向string_t指定位置插入多个字符。</text:p>
          </table:table-cell>
        </table:table-row>
        <table:table-row>
          <table:table-cell table:style-name="表格196.A2" office:value-type="string">
            <text:p text:style-name="Table_20_Contents">string_insert_string</text:p>
          </table:table-cell>
          <table:table-cell table:style-name="表格196.B2" office:value-type="string">
            <text:p text:style-name="Table_20_Contents">向string_t指定位置插入一个string_t。</text:p>
          </table:table-cell>
        </table:table-row>
        <table:table-row>
          <table:table-cell table:style-name="表格196.A2" office:value-type="string">
            <text:p text:style-name="Table_20_Contents">string_insert_substring</text:p>
          </table:table-cell>
          <table:table-cell table:style-name="表格196.B2" office:value-type="string">
            <text:p text:style-name="Table_20_Contents">向string_t指定位置插入一个子string_t。</text:p>
          </table:table-cell>
        </table:table-row>
        <text:soft-page-break/>
        <table:table-row>
          <table:table-cell table:style-name="表格196.A2" office:value-type="string">
            <text:p text:style-name="Table_20_Contents">string_insert_cstr</text:p>
          </table:table-cell>
          <table:table-cell table:style-name="表格196.B2" office:value-type="string">
            <text:p text:style-name="Table_20_Contents">向string_t指定位置插入C字符串。</text:p>
          </table:table-cell>
        </table:table-row>
        <table:table-row>
          <table:table-cell table:style-name="表格196.A2" office:value-type="string">
            <text:p text:style-name="Table_20_Contents">string_insert_subcstr</text:p>
          </table:table-cell>
          <table:table-cell table:style-name="表格196.B2" office:value-type="string">
            <text:p text:style-name="Table_20_Contents">向string_t指定位置插入C子字符串。</text:p>
          </table:table-cell>
        </table:table-row>
        <table:table-row>
          <table:table-cell table:style-name="表格196.A2" office:value-type="string">
            <text:p text:style-name="Table_20_Contents">string_insert_char</text:p>
          </table:table-cell>
          <table:table-cell table:style-name="表格196.B2" office:value-type="string">
            <text:p text:style-name="Table_20_Contents">向string_t指定位置插入多个字符。</text:p>
          </table:table-cell>
        </table:table-row>
        <table:table-row>
          <table:table-cell table:style-name="表格196.A2" office:value-type="string">
            <text:p text:style-name="Table_20_Contents">string_insert_range</text:p>
          </table:table-cell>
          <table:table-cell table:style-name="表格196.B2" office:value-type="string">
            <text:p text:style-name="Table_20_Contents">向string_t指定位置插入一个数据区间中的字符。</text:p>
          </table:table-cell>
        </table:table-row>
      </table:table>
      <text:p text:style-name="P44"/>
      <text:list xml:id="list1773669444" text:continue-numbering="true" text:style-name="WW8Num13">
        <text:list-item>
          <text:list>
            <text:list-item>
              <text:list>
                <text:list-item>
                  <text:h text:style-name="P117" text:outline-level="3">数据删除</text:h>
                </text:list-item>
              </text:list>
            </text:list-item>
          </text:list>
        </text:list-item>
      </text:list>
      <text:p text:style-name="P44"><text:tab/>向插入操作一样，你也可以在删除操作中使用下标和迭代器表示删除数据的位置：</text:p>
      <table:table table:name="表格197" table:style-name="表格197">
        <table:table-column table:style-name="表格197.A"/>
        <table:table-column table:style-name="表格197.B"/>
        <table:table-row>
          <table:table-cell table:style-name="表格197.A1" office:value-type="string">
            <text:p text:style-name="Table_20_Contents">string_erase</text:p>
          </table:table-cell>
          <table:table-cell table:style-name="表格197.B1" office:value-type="string">
            <text:p text:style-name="Table_20_Contents">删除string_t中指定位置的字符。</text:p>
          </table:table-cell>
        </table:table-row>
        <table:table-row>
          <table:table-cell table:style-name="表格197.A2" office:value-type="string">
            <text:p text:style-name="Table_20_Contents">string_erase_range</text:p>
          </table:table-cell>
          <table:table-cell table:style-name="表格197.B2" office:value-type="string">
            <text:p text:style-name="Table_20_Contents">删除string_t中指定的数据区间中的字符。</text:p>
          </table:table-cell>
        </table:table-row>
        <table:table-row>
          <table:table-cell table:style-name="表格197.A2" office:value-type="string">
            <text:p text:style-name="Table_20_Contents">string_erase_substring</text:p>
          </table:table-cell>
          <table:table-cell table:style-name="表格197.B2" office:value-type="string">
            <text:p text:style-name="Table_20_Contents">删除string_t中指定的子string_t。</text:p>
          </table:table-cell>
        </table:table-row>
        <table:table-row>
          <table:table-cell table:style-name="表格197.A2" office:value-type="string">
            <text:p text:style-name="Table_20_Contents">string_clear</text:p>
          </table:table-cell>
          <table:table-cell table:style-name="表格197.B2" office:value-type="string">
            <text:p text:style-name="Table_20_Contents">清空string_t中所有字符。</text:p>
          </table:table-cell>
        </table:table-row>
      </table:table>
      <text:p text:style-name="P44"/>
      <text:list xml:id="list1431098896" text:continue-numbering="true" text:style-name="WW8Num13">
        <text:list-item>
          <text:list>
            <text:list-item>
              <text:list>
                <text:list-item>
                  <text:h text:style-name="P117" text:outline-level="3">替换</text:h>
                </text:list-item>
              </text:list>
            </text:list-item>
          </text:list>
        </text:list-item>
      </text:list>
      <text:p text:style-name="P46"><text:span text:style-name="T39"><text:tab/></text:span><text:span text:style-name="T20">string_t</text:span><text:span text:style-name="T39">提供了功能全面，使用方便的替换函数：</text:span></text:p>
      <table:table table:name="表格198" table:style-name="表格198">
        <table:table-column table:style-name="表格198.A"/>
        <table:table-column table:style-name="表格198.B"/>
        <table:table-row>
          <table:table-cell table:style-name="表格198.A1" office:value-type="string">
            <text:p text:style-name="Table_20_Contents">string_replace</text:p>
          </table:table-cell>
          <table:table-cell table:style-name="表格198.B1" office:value-type="string">
            <text:p text:style-name="Table_20_Contents">使用string_t替换指定的子string_t。</text:p>
          </table:table-cell>
        </table:table-row>
        <table:table-row>
          <table:table-cell table:style-name="表格198.A2" office:value-type="string">
            <text:p text:style-name="Table_20_Contents">string_replace_substring</text:p>
          </table:table-cell>
          <table:table-cell table:style-name="表格198.B2" office:value-type="string">
            <text:p text:style-name="Table_20_Contents">使用子string_t替换指定的子string_t。</text:p>
          </table:table-cell>
        </table:table-row>
        <table:table-row>
          <table:table-cell table:style-name="表格198.A2" office:value-type="string">
            <text:p text:style-name="Table_20_Contents">string_replace_cstr</text:p>
          </table:table-cell>
          <table:table-cell table:style-name="表格198.B2" office:value-type="string">
            <text:p text:style-name="Table_20_Contents">使用C字符串替换指定的子string_t。</text:p>
          </table:table-cell>
        </table:table-row>
        <table:table-row>
          <table:table-cell table:style-name="表格198.A2" office:value-type="string">
            <text:p text:style-name="Table_20_Contents">string_replace_subcstr</text:p>
          </table:table-cell>
          <table:table-cell table:style-name="表格198.B2" office:value-type="string">
            <text:p text:style-name="Table_20_Contents">使用C子字符串替换指定的子string_t。</text:p>
          </table:table-cell>
        </table:table-row>
        <table:table-row>
          <table:table-cell table:style-name="表格198.A2" office:value-type="string">
            <text:p text:style-name="Table_20_Contents">string_replace_char</text:p>
          </table:table-cell>
          <table:table-cell table:style-name="表格198.B2" office:value-type="string">
            <text:p text:style-name="Table_20_Contents">使用多个字符替换指定的子string_t。</text:p>
          </table:table-cell>
        </table:table-row>
        <table:table-row>
          <table:table-cell table:style-name="表格198.A2" office:value-type="string">
            <text:p text:style-name="Table_20_Contents">string_range_replace</text:p>
          </table:table-cell>
          <table:table-cell table:style-name="表格198.B2" office:value-type="string">
            <text:p text:style-name="Table_20_Contents">使用string_t替换指定的数据区间。</text:p>
          </table:table-cell>
        </table:table-row>
        <table:table-row>
          <table:table-cell table:style-name="表格198.A2" office:value-type="string">
            <text:p text:style-name="Table_20_Contents">string_range_replace_substring</text:p>
          </table:table-cell>
          <table:table-cell table:style-name="表格198.B2" office:value-type="string">
            <text:p text:style-name="Table_20_Contents">使用子string_t替换指定的数据区间。</text:p>
          </table:table-cell>
        </table:table-row>
        <table:table-row>
          <table:table-cell table:style-name="表格198.A2" office:value-type="string">
            <text:p text:style-name="Table_20_Contents">string_range_replace_cstr</text:p>
          </table:table-cell>
          <table:table-cell table:style-name="表格198.B2" office:value-type="string">
            <text:p text:style-name="Table_20_Contents">使用C字符串替换指定的数据区间。</text:p>
          </table:table-cell>
        </table:table-row>
        <table:table-row>
          <table:table-cell table:style-name="表格198.A2" office:value-type="string">
            <text:p text:style-name="Table_20_Contents">string_range_replace_subcstr</text:p>
          </table:table-cell>
          <table:table-cell table:style-name="表格198.B2" office:value-type="string">
            <text:p text:style-name="Table_20_Contents">使用C子字符串替换指定的数据区间。</text:p>
          </table:table-cell>
        </table:table-row>
        <table:table-row>
          <table:table-cell table:style-name="表格198.A2" office:value-type="string">
            <text:p text:style-name="Table_20_Contents">string_range_replace_char</text:p>
          </table:table-cell>
          <table:table-cell table:style-name="表格198.B2" office:value-type="string">
            <text:p text:style-name="Table_20_Contents">使用多个字符替换指定的数据区间。</text:p>
          </table:table-cell>
        </table:table-row>
        <table:table-row>
          <table:table-cell table:style-name="表格198.A2" office:value-type="string">
            <text:p text:style-name="Table_20_Contents">string_replace_range</text:p>
          </table:table-cell>
          <table:table-cell table:style-name="表格198.B2" office:value-type="string">
            <text:p text:style-name="Table_20_Contents">使用数据区间替换指定的数据区间。</text:p>
          </table:table-cell>
        </table:table-row>
      </table:table>
      <text:p text:style-name="P44"/>
      <text:list xml:id="list228634635" text:continue-numbering="true" text:style-name="WW8Num13">
        <text:list-item>
          <text:list>
            <text:list-item>
              <text:list>
                <text:list-item>
                  <text:h text:style-name="P117" text:outline-level="3"><text:soft-page-break/>子串</text:h>
                </text:list-item>
              </text:list>
            </text:list-item>
          </text:list>
        </text:list-item>
      </text:list>
      <text:p text:style-name="P44"><text:tab/>这个操作函数通过下标来确定<text:span text:style-name="T11">string_t</text:span>类型的子串,子串的类型也是<text:span text:style-name="T11">string_t：</text:span></text:p>
      <table:table table:name="表格199" table:style-name="表格199">
        <table:table-column table:style-name="表格199.A"/>
        <table:table-column table:style-name="表格199.B"/>
        <table:table-row>
          <table:table-cell table:style-name="表格199.A1" office:value-type="string">
            <text:p text:style-name="Table_20_Contents">string_substr</text:p>
          </table:table-cell>
          <table:table-cell table:style-name="表格199.B1" office:value-type="string">
            <text:p text:style-name="Table_20_Contents">返回子串。</text:p>
          </table:table-cell>
        </table:table-row>
      </table:table>
      <text:p text:style-name="P44"><text:tab/>这个操作返回的是已经初始化的<text:span text:style-name="T11">string_t</text:span>的指针，你可以直接使用它，不用初始化，但是在使用之后用户要负责销毁，否则后造成内存泄漏。</text:p>
      <text:p text:style-name="P44"/>
      <text:list xml:id="list2172018743" text:continue-numbering="true" text:style-name="WW8Num13">
        <text:list-item>
          <text:list>
            <text:list-item>
              <text:list>
                <text:list-item>
                  <text:h text:style-name="P124" text:outline-level="3">输入输出</text:h>
                </text:list-item>
              </text:list>
            </text:list-item>
          </text:list>
        </text:list-item>
      </text:list>
      <table:table table:name="表格200" table:style-name="表格200">
        <table:table-column table:style-name="表格200.A"/>
        <table:table-column table:style-name="表格200.B"/>
        <table:table-row>
          <table:table-cell table:style-name="表格200.A1" office:value-type="string">
            <text:p text:style-name="Table_20_Contents">string_output</text:p>
          </table:table-cell>
          <table:table-cell table:style-name="表格200.B1" office:value-type="string">
            <text:p text:style-name="Table_20_Contents">将string_t中的字符串输出到指定的流中。</text:p>
          </table:table-cell>
        </table:table-row>
        <table:table-row>
          <table:table-cell table:style-name="表格200.A2" office:value-type="string">
            <text:p text:style-name="Table_20_Contents">string_input</text:p>
          </table:table-cell>
          <table:table-cell table:style-name="表格200.B2" office:value-type="string">
            <text:p text:style-name="Table_20_Contents">将流中的数据保存在string_t中。</text:p>
          </table:table-cell>
        </table:table-row>
        <table:table-row>
          <table:table-cell table:style-name="表格200.A2" office:value-type="string">
            <text:p text:style-name="Table_20_Contents">string_getline</text:p>
          </table:table-cell>
          <table:table-cell table:style-name="表格200.B2" office:value-type="string">
            <text:p text:style-name="Table_20_Contents">从指定的流中获得一行数据。</text:p>
          </table:table-cell>
        </table:table-row>
        <table:table-row>
          <table:table-cell table:style-name="表格200.A2" office:value-type="string">
            <text:p text:style-name="Table_20_Contents">string_getline_delimiter</text:p>
          </table:table-cell>
          <table:table-cell table:style-name="表格200.B2" office:value-type="string">
            <text:p text:style-name="Table_20_Contents">从指定的流中获取一行数据，使用用户指定的换行符。</text:p>
          </table:table-cell>
        </table:table-row>
      </table:table>
      <text:p text:style-name="P46"><text:span text:style-name="T39"><text:tab/></text:span><text:span text:style-name="T20">string_t</text:span><text:span text:style-name="T39">类型的输入输出函数，使</text:span><text:span text:style-name="T20">string_t</text:span><text:span text:style-name="T39">类型与标准输入输出或文件的互操作更简便。例如使用下面的操作方式:</text:span></text:p>
      <text:p text:style-name="P50"><text:tab/>while(string_getline(pstr_sample, stdin))</text:p>
      <text:p text:style-name="P50"><text:tab/>{</text:p>
      <text:p text:style-name="P50"><text:tab/>...</text:p>
      <text:p text:style-name="P50"><text:tab/>}</text:p>
      <text:p text:style-name="P44"><text:tab/>或者调用者可以自定义换行符,例如使用<text:span text:style-name="T29">’:’</text:span>作为换行符:</text:p>
      <text:p text:style-name="P50"><text:tab/>while(string_getline_delimiter(pstr_sample, stdin, ‘:’))</text:p>
      <text:p text:style-name="P50"><text:tab/>{</text:p>
      <text:p text:style-name="P50"><text:tab/>...</text:p>
      <text:p text:style-name="P50"><text:tab/>}</text:p>
      <text:p text:style-name="P54"/>
      <text:list xml:id="list1496918379" text:continue-numbering="true" text:style-name="WW8Num13">
        <text:list-item>
          <text:list>
            <text:list-item>
              <text:list>
                <text:list-item>
                  <text:h text:style-name="P117" text:outline-level="3">查找</text:h>
                </text:list-item>
              </text:list>
            </text:list-item>
          </text:list>
        </text:list-item>
      </text:list>
      <text:p text:style-name="P54"><text:tab/>查找操作是<text:span text:style-name="T11">string_t</text:span>提供的功能最强大的操作函数，包含多种版本，接受多种参数形式：</text:p>
      <table:table table:name="表格201" table:style-name="表格201">
        <table:table-column table:style-name="表格201.A"/>
        <table:table-column table:style-name="表格201.B"/>
        <table:table-row>
          <table:table-cell table:style-name="表格201.A1" office:value-type="string">
            <text:p text:style-name="Table_20_Contents">string_find</text:p>
          </table:table-cell>
          <table:table-cell table:style-name="表格201.B1" office:value-type="string">
            <text:p text:style-name="Table_20_Contents">从指定位置开始查找string_t出现的第一个位置。</text:p>
          </table:table-cell>
        </table:table-row>
        <table:table-row>
          <table:table-cell table:style-name="表格201.A2" office:value-type="string">
            <text:p text:style-name="Table_20_Contents">string_find_cstr</text:p>
          </table:table-cell>
          <table:table-cell table:style-name="表格201.B2" office:value-type="string">
            <text:p text:style-name="Table_20_Contents">从指定位置开始查找C字符串出现的第一个位置。</text:p>
          </table:table-cell>
        </table:table-row>
        <table:table-row>
          <table:table-cell table:style-name="表格201.A2" office:value-type="string">
            <text:p text:style-name="Table_20_Contents">string_find_subcstr</text:p>
          </table:table-cell>
          <table:table-cell table:style-name="表格201.B2" office:value-type="string">
            <text:p text:style-name="Table_20_Contents">从指定位置开始查找C子字符串出现的第一个位置。</text:p>
          </table:table-cell>
        </table:table-row>
        <table:table-row>
          <table:table-cell table:style-name="表格201.A2" office:value-type="string">
            <text:p text:style-name="Table_20_Contents">string_find_char</text:p>
          </table:table-cell>
          <table:table-cell table:style-name="表格201.B2" office:value-type="string">
            <text:p text:style-name="Table_20_Contents">从指定位置开始查找字符出现的第一个位置。</text:p>
          </table:table-cell>
        </table:table-row>
        <table:table-row>
          <table:table-cell table:style-name="表格201.A2" office:value-type="string">
            <text:p text:style-name="Table_20_Contents">string_rfind</text:p>
          </table:table-cell>
          <table:table-cell table:style-name="表格201.B2" office:value-type="string">
            <text:p text:style-name="Table_20_Contents">从指定位置开始向前查找string_t出现的最后一个位置。</text:p>
          </table:table-cell>
        </table:table-row>
        <text:soft-page-break/>
        <table:table-row>
          <table:table-cell table:style-name="表格201.A2" office:value-type="string">
            <text:p text:style-name="Table_20_Contents">string_rfind_cstr</text:p>
          </table:table-cell>
          <table:table-cell table:style-name="表格201.B2" office:value-type="string">
            <text:p text:style-name="Table_20_Contents">从指定位置开始向前查找C字符串出现的最后一个位置。</text:p>
          </table:table-cell>
        </table:table-row>
        <table:table-row>
          <table:table-cell table:style-name="表格201.A2" office:value-type="string">
            <text:p text:style-name="Table_20_Contents">string_rfind_subcstr</text:p>
          </table:table-cell>
          <table:table-cell table:style-name="表格201.B2" office:value-type="string">
            <text:p text:style-name="Table_20_Contents">从指定位置开始向前查找C子字符串出现的最后一个位置。</text:p>
          </table:table-cell>
        </table:table-row>
        <table:table-row>
          <table:table-cell table:style-name="表格201.A2" office:value-type="string">
            <text:p text:style-name="Table_20_Contents">string_rfind_char</text:p>
          </table:table-cell>
          <table:table-cell table:style-name="表格201.B2" office:value-type="string">
            <text:p text:style-name="Table_20_Contents">从指定位置开始向前查找字符出现的最后一个位置。</text:p>
          </table:table-cell>
        </table:table-row>
        <table:table-row>
          <table:table-cell table:style-name="表格201.A2" office:value-type="string">
            <text:p text:style-name="Table_20_Contents">string_find_first_of</text:p>
          </table:table-cell>
          <table:table-cell table:style-name="表格201.B2" office:value-type="string">
            <text:p text:style-name="Table_20_Contents">从指定位置开始查找string_t中任意字符出现的第一个位置。</text:p>
          </table:table-cell>
        </table:table-row>
        <table:table-row>
          <table:table-cell table:style-name="表格201.A2" office:value-type="string">
            <text:p text:style-name="Table_20_Contents">string_find_first_of_cstr</text:p>
          </table:table-cell>
          <table:table-cell table:style-name="表格201.B2" office:value-type="string">
            <text:p text:style-name="Table_20_Contents">从指定位置开始查找C字符串中任意字符出现的第一个位置。</text:p>
          </table:table-cell>
        </table:table-row>
        <table:table-row>
          <table:table-cell table:style-name="表格201.A2" office:value-type="string">
            <text:p text:style-name="Table_20_Contents">string_find_first_of_subcstr</text:p>
          </table:table-cell>
          <table:table-cell table:style-name="表格201.B2" office:value-type="string">
            <text:p text:style-name="Table_20_Contents">从指定位置开始查找C子字符串中任意字符出现的第一个位置。</text:p>
          </table:table-cell>
        </table:table-row>
        <table:table-row>
          <table:table-cell table:style-name="表格201.A2" office:value-type="string">
            <text:p text:style-name="Table_20_Contents">string_find_first_of_char</text:p>
          </table:table-cell>
          <table:table-cell table:style-name="表格201.B2" office:value-type="string">
            <text:p text:style-name="Table_20_Contents">从指定位置开始查找字符出现的第一个位置。</text:p>
          </table:table-cell>
        </table:table-row>
        <table:table-row>
          <table:table-cell table:style-name="表格201.A2" office:value-type="string">
            <text:p text:style-name="Table_20_Contents">string_find_first_not_of</text:p>
          </table:table-cell>
          <table:table-cell table:style-name="表格201.B2" office:value-type="string">
            <text:p text:style-name="Table_20_Contents">从指定位置开始查找string_t以外的任意字符出现的第一个位置。</text:p>
          </table:table-cell>
        </table:table-row>
        <table:table-row>
          <table:table-cell table:style-name="表格201.A2" office:value-type="string">
            <text:p text:style-name="Table_20_Contents">string_find_first_not_of_cstr</text:p>
          </table:table-cell>
          <table:table-cell table:style-name="表格201.B2" office:value-type="string">
            <text:p text:style-name="Table_20_Contents">从指定位置开始查找C字符串以外的任意字符出现的第一个位置。</text:p>
          </table:table-cell>
        </table:table-row>
        <table:table-row>
          <table:table-cell table:style-name="表格201.A2" office:value-type="string">
            <text:p text:style-name="Table_20_Contents">string_find_first_not_of_subcstr</text:p>
          </table:table-cell>
          <table:table-cell table:style-name="表格201.B2" office:value-type="string">
            <text:p text:style-name="Table_20_Contents">从指定位置开始查找C子字符串以外的任意字符出现的第一个位置。</text:p>
          </table:table-cell>
        </table:table-row>
        <table:table-row>
          <table:table-cell table:style-name="表格201.A2" office:value-type="string">
            <text:p text:style-name="Table_20_Contents">string_find_first_not_of_char</text:p>
          </table:table-cell>
          <table:table-cell table:style-name="表格201.B2" office:value-type="string">
            <text:p text:style-name="Table_20_Contents">从指定位置开始查找指定字符以外的任意字符出现的第一个位置。</text:p>
          </table:table-cell>
        </table:table-row>
        <table:table-row>
          <table:table-cell table:style-name="表格201.A2" office:value-type="string">
            <text:p text:style-name="Table_20_Contents">string_find_last_of</text:p>
          </table:table-cell>
          <table:table-cell table:style-name="表格201.B2" office:value-type="string">
            <text:p text:style-name="Table_20_Contents">从指定位置开始向前查找string_t中任意字符出现的最后一个位置。</text:p>
          </table:table-cell>
        </table:table-row>
        <table:table-row>
          <table:table-cell table:style-name="表格201.A2" office:value-type="string">
            <text:p text:style-name="Table_20_Contents">string_find_last_of_cstr</text:p>
          </table:table-cell>
          <table:table-cell table:style-name="表格201.B2" office:value-type="string">
            <text:p text:style-name="Table_20_Contents">从指定位置开始向前查找C字符串中任意字符出现的最后一个位置。</text:p>
          </table:table-cell>
        </table:table-row>
        <table:table-row>
          <table:table-cell table:style-name="表格201.A2" office:value-type="string">
            <text:p text:style-name="Table_20_Contents">string_find_last_of_subcstr</text:p>
          </table:table-cell>
          <table:table-cell table:style-name="表格201.B2" office:value-type="string">
            <text:p text:style-name="Table_20_Contents">从指定位置开始向前查找C子字符串中任意字符出现的最后一个位置。</text:p>
          </table:table-cell>
        </table:table-row>
        <table:table-row>
          <table:table-cell table:style-name="表格201.A2" office:value-type="string">
            <text:p text:style-name="Table_20_Contents">string_find_last_of_char</text:p>
          </table:table-cell>
          <table:table-cell table:style-name="表格201.B2" office:value-type="string">
            <text:p text:style-name="Table_20_Contents">从指定位置开始向前查找字符出现的最后一个位置。</text:p>
          </table:table-cell>
        </table:table-row>
        <table:table-row>
          <table:table-cell table:style-name="表格201.A2" office:value-type="string">
            <text:p text:style-name="Table_20_Contents">string_find_last_not_of</text:p>
          </table:table-cell>
          <table:table-cell table:style-name="表格201.B2" office:value-type="string">
            <text:p text:style-name="Table_20_Contents">从指定位置开始向前查找string_t以外的任意字符出现的最后一个位置。</text:p>
          </table:table-cell>
        </table:table-row>
        <table:table-row>
          <table:table-cell table:style-name="表格201.A2" office:value-type="string">
            <text:p text:style-name="Table_20_Contents">string_find_last_not_of_cstr</text:p>
          </table:table-cell>
          <table:table-cell table:style-name="表格201.B2" office:value-type="string">
            <text:p text:style-name="Table_20_Contents">从指定位置开始向前查找C字符串以外的任意字符出现的最后一个位置。</text:p>
          </table:table-cell>
        </table:table-row>
        <table:table-row>
          <table:table-cell table:style-name="表格201.A2" office:value-type="string">
            <text:p text:style-name="Table_20_Contents">string_find_last_not_of_subcstr</text:p>
          </table:table-cell>
          <table:table-cell table:style-name="表格201.B2" office:value-type="string">
            <text:p text:style-name="Table_20_Contents">从指定位置开始向前查找C子字符串以外的任意字符出现的最后一个位置。</text:p>
          </table:table-cell>
        </table:table-row>
        <table:table-row>
          <table:table-cell table:style-name="表格201.A2" office:value-type="string">
            <text:p text:style-name="Table_20_Contents">string_find_last_not_of_char</text:p>
          </table:table-cell>
          <table:table-cell table:style-name="表格201.B2" office:value-type="string">
            <text:p text:style-name="Table_20_Contents">从指定位置开始向前查找指定字符以外的任意字符出现的最后一个位置。</text:p>
          </table:table-cell>
        </table:table-row>
      </table:table>
      <text:p text:style-name="P46"><text:span text:style-name="T51"><text:tab/></text:span><text:span text:style-name="T39">总体上来说，查找函数分为三类：第一类是查找子串，如</text:span><text:span text:style-name="T20">find</text:span><text:span text:style-name="T39">和</text:span><text:span text:style-name="T20">rfind</text:span><text:span text:style-name="T39">类的函数，第二类是查找指定的字符串中的任意字符，如</text:span><text:span text:style-name="T20">find_first，find_last</text:span><text:span text:style-name="T39">类的函数，第三类是查找出指定字符串包含的字符以为的字符，如</text:span><text:span text:style-name="T20">find_first_not_of，find_last_not_of</text:span><text:span text:style-name="T39">类函数。</text:span></text:p>
      <text:p text:style-name="P44"/>
      <text:list xml:id="list593185449" text:continue-numbering="true" text:style-name="WW8Num13">
        <text:list-item>
          <text:list>
            <text:list-item>
              <text:list>
                <text:list-item>
                  <text:h text:style-name="P117" text:outline-level="3">迭代器支持</text:h>
                </text:list-item>
              </text:list>
            </text:list-item>
          </text:list>
        </text:list-item>
      </text:list>
      <text:p text:style-name="P44"/>
      <table:table table:name="表格202" table:style-name="表格202">
        <table:table-column table:style-name="表格202.A"/>
        <table:table-column table:style-name="表格202.B"/>
        <table:table-row>
          <table:table-cell table:style-name="表格202.A1" office:value-type="string">
            <text:p text:style-name="Table_20_Contents">string_begin</text:p>
          </table:table-cell>
          <table:table-cell table:style-name="表格202.B1" office:value-type="string">
            <text:p text:style-name="Table_20_Contents">返回string_t开始位置的迭代器。</text:p>
          </table:table-cell>
        </table:table-row>
        <table:table-row>
          <table:table-cell table:style-name="表格202.A2" office:value-type="string">
            <text:p text:style-name="Table_20_Contents">string_end</text:p>
          </table:table-cell>
          <table:table-cell table:style-name="表格202.B2" office:value-type="string">
            <text:p text:style-name="Table_20_Contents">返回string_t末尾位置的迭代器。</text:p>
          </table:table-cell>
        </table:table-row>
      </table:table>
      <text:p text:style-name="P46"><text:span text:style-name="T39"><text:tab/></text:span><text:span text:style-name="T20">string_t</text:span><text:span text:style-name="T39">类型同样支持迭代器，并且</text:span><text:span text:style-name="T20">string_t</text:span><text:span text:style-name="T39">类型的迭代器时随机访问迭代器。通过迭代器操作函数，所有的算法都可以应用与</text:span><text:span text:style-name="T20">string_t</text:span><text:span text:style-name="T39">类型。同时</text:span><text:span text:style-name="T20">string_t</text:span><text:span text:style-name="T39">类型本身的很多操作函数也都是有迭代器版本的。</text:span></text:p>
      <text:p text:style-name="P44"/>
      <text:list xml:id="list1435760390" text:continue-numbering="true" text:style-name="WW8Num13">
        <text:list-item>
          <text:list>
            <text:list-item>
              <text:list>
                <text:list-item>
                  <text:h text:style-name="P117" text:outline-level="3"><text:soft-page-break/>NPOS</text:h>
                </text:list-item>
              </text:list>
            </text:list-item>
          </text:list>
        </text:list-item>
      </text:list>
      <text:p text:style-name="P67">查找操作函数都是使用下标位置为参数，同时返回结果也是下标位置，那么当查找失败时怎么区分呢？<text:span text:style-name="T11">&lt;cstl/cstring.h&gt;</text:span>中定义了值<text:span text:style-name="T11">NPOS</text:span>表示查找失败，例如：</text:p>
      <text:p text:style-name="P70">size_t t_pos = string_find_cstr(pstr_sample, “not found”);</text:p>
      <text:p text:style-name="P70">if(t_pos == NPOS)</text:p>
      <text:p text:style-name="P72">{</text:p>
      <text:p text:style-name="P72">...<text:line-break/>}</text:p>
      <text:p text:style-name="P44"><text:tab/>此外<text:span text:style-name="T11">NPOS</text:span>用在接受下标为参数的操作函数中时表示长度到达字符串的末尾，这样可以节省计算字符串常的的时间，同时使用更方便，如本章中的第一个例子：</text:p>
      <text:p text:style-name="P50">string_replace_cstr(pstr_tmpname, t_pos + 1, NPOS, "xxx");</text:p>
      <text:p text:style-name="P46"><text:span text:style-name="T39">表示将从</text:span><text:span text:style-name="T20">t_pos+1</text:span><text:span text:style-name="T39">开始的一直到字符串末尾的子串替换成</text:span><text:span text:style-name="T31">”xxx”。</text:span></text:p>
      <text:p text:style-name="P44"/>
      <text:p text:style-name="P44"/>
      <text:list xml:id="list690691157" text:continue-numbering="true" text:style-name="WW8Num13">
        <text:list-item>
          <text:list>
            <text:list-item>
              <text:h text:style-name="P140" text:outline-level="2">string_t的使用实例</text:h>
            </text:list-item>
          </text:list>
        </text:list-item>
      </text:list>
      <text:p text:style-name="P44"><text:tab/>我们使用两个了例子开始了本章的讨论，在这两个例子中使用都是的基于下标的位置表示，下面给出几个使用迭代器来表示位置的例子，通过讨论这几个例子来结束本章。</text:p>
      <text:p text:style-name="P44"><text:tab/>通过<text:span text:style-name="T11">string_t</text:span>和算法很容器实现对于大小写字符的转换：</text:p>
      <table:table table:name="表格203" table:style-name="表格203">
        <table:table-column table:style-name="表格203.A"/>
        <table:table-row>
          <table:table-cell table:style-name="表格203.A1" office:value-type="string">
            <text:p text:style-name="P100">/* </text:p>
            <text:p text:style-name="P100"><text:s/>* string3.c </text:p>
            <text:p text:style-name="P100"><text:s/>* compile with : -lcstl </text:p>
            <text:p text:style-name="P100"><text:s/>*/ </text:p>
            <text:p text:style-name="P100"/>
            <text:p text:style-name="P100">#include &lt;stdio.h&gt; </text:p>
            <text:p text:style-name="P100">#include &lt;ctype.h&gt; </text:p>
            <text:p text:style-name="P100">#include &lt;cstl/cstring.h&gt; </text:p>
            <text:p text:style-name="P100">#include &lt;cstl/calgorithm.h&gt; </text:p>
            <text:p text:style-name="P100"/>
            <text:p text:style-name="P100">static void _to_lower(const void* cpv_input, void* pv_output) </text:p>
            <text:p text:style-name="P100">{ </text:p>
            <text:p text:style-name="P100"><text:s text:c="4"/>*(char*)pv_output = tolower(*(char*)cpv_input); </text:p>
            <text:p text:style-name="P100">} </text:p>
            <text:p text:style-name="P100"/>
            <text:p text:style-name="P100">static void _to_upper(const void* cpv_input, void* pv_output) </text:p>
            <text:p text:style-name="P100">{ </text:p>
            <text:p text:style-name="P100"><text:s text:c="4"/>*(char*)pv_output = toupper(*(char*)cpv_input); </text:p>
            <text:p text:style-name="P100">} </text:p>
            <text:p text:style-name="P100"><text:soft-page-break/></text:p>
            <text:p text:style-name="P100">int main(int argc, char* argv[]) </text:p>
            <text:p text:style-name="P100">{ </text:p>
            <text:p text:style-name="P100"><text:s text:c="4"/>string_t* pstr_s = create_string(); </text:p>
            <text:p text:style-name="P100"/>
            <text:p text:style-name="P100"><text:s text:c="4"/>if(pstr_s == NULL) </text:p>
            <text:p text:style-name="P100"><text:s text:c="4"/>{ </text:p>
            <text:p text:style-name="P100"><text:s text:c="8"/>return -1; </text:p>
            <text:p text:style-name="P100"><text:s text:c="4"/>} </text:p>
            <text:p text:style-name="P100"/>
            <text:p text:style-name="P100"><text:s text:c="4"/>string_init_cstr(pstr_s, "The tell of Office is 123456789.\n"); </text:p>
            <text:p text:style-name="P100"><text:s text:c="4"/>printf("original: "); </text:p>
            <text:p text:style-name="P100"><text:s text:c="4"/>string_output(pstr_s, stdout); </text:p>
            <text:p text:style-name="P100"/>
            <text:p text:style-name="P100"><text:s text:c="4"/>algo_transform(string_begin(pstr_s), string_end(pstr_s), </text:p>
            <text:p text:style-name="P100"><text:s text:c="8"/>string_begin(pstr_s), _to_lower); </text:p>
            <text:p text:style-name="P100"/>
            <text:p text:style-name="P100"><text:s text:c="4"/>printf("lowered: "); </text:p>
            <text:p text:style-name="P100"><text:s text:c="4"/>string_output(pstr_s, stdout); </text:p>
            <text:p text:style-name="P100"/>
            <text:p text:style-name="P100"><text:s text:c="4"/>algo_transform(string_begin(pstr_s), string_end(pstr_s), </text:p>
            <text:p text:style-name="P100"><text:s text:c="8"/>string_begin(pstr_s), _to_upper); </text:p>
            <text:p text:style-name="P100"/>
            <text:p text:style-name="P100"><text:s text:c="4"/>printf("uppered: "); </text:p>
            <text:p text:style-name="P100"><text:s text:c="4"/>string_output(pstr_s, stdout); </text:p>
            <text:p text:style-name="P100"/>
            <text:p text:style-name="P100"><text:s text:c="4"/>string_destroy(pstr_s); </text:p>
            <text:p text:style-name="P100"/>
            <text:p text:style-name="P100"><text:s text:c="4"/>return 0; </text:p>
            <text:p text:style-name="P100">}</text:p>
          </table:table-cell>
        </table:table-row>
      </table:table>
      <text:p text:style-name="P44">程序的输出结果：</text:p>
      <text:p text:style-name="P20">original: The tell of Office is 123456789. </text:p>
      <text:p text:style-name="P20">lowered: the tell of office is 123456789. </text:p>
      <text:p text:style-name="P20">uppered: THE TELL OF OFFICE IS 123456789.</text:p>
      <text:p text:style-name="P44"/>
      <text:p text:style-name="P44"><text:tab/>下面的例子让你可以自定义规则进行查找：</text:p>
      <table:table table:name="表格204" table:style-name="表格204">
        <table:table-column table:style-name="表格204.A"/>
        <table:table-row>
          <table:table-cell table:style-name="表格204.A1" office:value-type="string">
            <text:p text:style-name="P100">/* </text:p>
            <text:p text:style-name="P100"><text:s/>* string4.c </text:p>
            <text:p text:style-name="P100"><text:s/>* compile with : -lcstl </text:p>
            <text:p text:style-name="P100"><text:s/>*/ </text:p>
            <text:p text:style-name="P100"/>
            <text:p text:style-name="P100">#include &lt;stdio.h&gt; </text:p>
            <text:p text:style-name="P100">#include &lt;ctype.h&gt; </text:p>
            <text:p text:style-name="P100"><text:soft-page-break/>#include &lt;cstl/cstring.h&gt; </text:p>
            <text:p text:style-name="P100">#include &lt;cstl/calgorithm.h&gt; </text:p>
            <text:p text:style-name="P100"/>
            <text:p text:style-name="P100">static void _nocase_compare(const void* cpv_first, </text:p>
            <text:p text:style-name="P100"><text:s text:c="4"/>const void* cpv_second, void* pv_output) </text:p>
            <text:p text:style-name="P100">{ </text:p>
            <text:p text:style-name="P100"><text:s text:c="4"/>*(bool_t*)pv_output = </text:p>
            <text:p text:style-name="P100"><text:s text:c="8"/>toupper(*(char*)cpv_first) == toupper(*(char*)cpv_second) ? </text:p>
            <text:p text:style-name="P100"><text:s text:c="8"/>true : false; </text:p>
            <text:p text:style-name="P100">} </text:p>
            <text:p text:style-name="P100"/>
            <text:p text:style-name="P100">int main(int argc, char* argv[]) </text:p>
            <text:p text:style-name="P100">{ </text:p>
            <text:p text:style-name="P100"><text:s text:c="4"/>string_t* pstr_s1 = create_string(); </text:p>
            <text:p text:style-name="P100"><text:s text:c="4"/>string_t* pstr_s2 = create_string(); </text:p>
            <text:p text:style-name="P100"><text:s text:c="4"/>string_iterator_t it_pos; </text:p>
            <text:p text:style-name="P100"/>
            <text:p text:style-name="P100"><text:s text:c="4"/>if(pstr_s1 == NULL || pstr_s2 == NULL) </text:p>
            <text:p text:style-name="P100"><text:s text:c="4"/>{ </text:p>
            <text:p text:style-name="P100"><text:s text:c="8"/>return -1; </text:p>
            <text:p text:style-name="P100"><text:s text:c="4"/>} </text:p>
            <text:p text:style-name="P100"/>
            <text:p text:style-name="P100"><text:s text:c="4"/>string_init_cstr(pstr_s1, "This is a string"); </text:p>
            <text:p text:style-name="P100"><text:s text:c="4"/>string_init_cstr(pstr_s2, "STRING"); </text:p>
            <text:p text:style-name="P100"/>
            <text:p text:style-name="P100"><text:s text:c="4"/>if(string_size(pstr_s1) == string_size(pstr_s2) &amp;&amp; </text:p>
            <text:p text:style-name="P100"><text:s text:c="7"/>algo_equal_if(string_begin(pstr_s1), string_end(pstr_s1), </text:p>
            <text:p text:style-name="P100"><text:s text:c="12"/>string_begin(pstr_s2), _nocase_compare)) </text:p>
            <text:p text:style-name="P100"><text:s text:c="4"/>{ </text:p>
            <text:p text:style-name="P100"><text:s text:c="8"/>printf("the strings are equal.\n"); </text:p>
            <text:p text:style-name="P100"><text:s text:c="4"/>} </text:p>
            <text:p text:style-name="P100"><text:s text:c="4"/>else </text:p>
            <text:p text:style-name="P100"><text:s text:c="4"/>{ </text:p>
            <text:p text:style-name="P100"><text:s text:c="8"/>printf("the strings are not equal.\n"); </text:p>
            <text:p text:style-name="P100"><text:s text:c="4"/>} </text:p>
            <text:p text:style-name="P100"/>
            <text:p text:style-name="P100"><text:s text:c="4"/>it_pos = algo_search_if(string_begin(pstr_s1), string_end(pstr_s1), </text:p>
            <text:p text:style-name="P100"><text:s text:c="8"/>string_begin(pstr_s2), string_end(pstr_s2), _nocase_compare); </text:p>
            <text:p text:style-name="P100"><text:s text:c="4"/>if(iterator_equal(it_pos, string_end(pstr_s1))) </text:p>
            <text:p text:style-name="P100"><text:s text:c="4"/>{ </text:p>
            <text:p text:style-name="P100"><text:s text:c="8"/>printf("s2 is not a substring of s1.\n"); </text:p>
            <text:p text:style-name="P100"><text:s text:c="4"/>} </text:p>
            <text:p text:style-name="P100"><text:s text:c="4"/>else </text:p>
            <text:p text:style-name="P100"><text:soft-page-break/><text:s text:c="4"/>{ </text:p>
            <text:p text:style-name="P100"><text:s text:c="8"/>printf("\"%s\" is a substring of \"%s\" (at index %d).\n", </text:p>
            <text:p text:style-name="P100"><text:s text:c="12"/>string_c_str(pstr_s2), string_c_str(pstr_s1), </text:p>
            <text:p text:style-name="P100"><text:s text:c="12"/>iterator_distance(string_begin(pstr_s1), it_pos)); </text:p>
            <text:p text:style-name="P100"><text:s text:c="4"/>} </text:p>
            <text:p text:style-name="P100"/>
            <text:p text:style-name="P100"><text:s text:c="4"/>string_destroy(pstr_s1); </text:p>
            <text:p text:style-name="P100"><text:s text:c="4"/>string_destroy(pstr_s2); </text:p>
            <text:p text:style-name="P100"/>
            <text:p text:style-name="P100"><text:s text:c="4"/>return 0; </text:p>
            <text:p text:style-name="P100">}</text:p>
          </table:table-cell>
        </table:table-row>
      </table:table>
      <text:p text:style-name="P44">这个程序的输出：</text:p>
      <text:p text:style-name="P20">the strings are not equal. </text:p>
      <text:p text:style-name="P20">"STRING" is a substring of "This is a string" (at index 10).</text:p>
      <text:p text:style-name="P44"/>
      <text:p text:style-name="P44">下面这个例子展示了将某些算法应用到<text:span text:style-name="T11">string_t</text:span>类型的效果：</text:p>
      <table:table table:name="表格205" table:style-name="表格205">
        <table:table-column table:style-name="表格205.A"/>
        <table:table-row>
          <table:table-cell table:style-name="表格205.A1" office:value-type="string">
            <text:p text:style-name="P100">/* </text:p>
            <text:p text:style-name="P100"><text:s/>* string5.c </text:p>
            <text:p text:style-name="P100"><text:s/>* compile with : -lcstl </text:p>
            <text:p text:style-name="P100"><text:s/>*/ </text:p>
            <text:p text:style-name="P100"/>
            <text:p text:style-name="P100">#include &lt;stdio.h&gt; </text:p>
            <text:p text:style-name="P100">#include &lt;cstl/cstring.h&gt; </text:p>
            <text:p text:style-name="P100">#include &lt;cstl/calgorithm.h&gt; </text:p>
            <text:p text:style-name="P100"/>
            <text:p text:style-name="P100">int main(int argc, char* argv[]) </text:p>
            <text:p text:style-name="P100">{ </text:p>
            <text:p text:style-name="P100"><text:s text:c="4"/>string_t* pstr_hello = create_string(); </text:p>
            <text:p text:style-name="P100"><text:s text:c="4"/>string_t* pstr_s = create_string(); </text:p>
            <text:p text:style-name="P100"><text:s text:c="4"/>string_iterator_t it_pos; </text:p>
            <text:p text:style-name="P100"/>
            <text:p text:style-name="P100"><text:s text:c="4"/>if(pstr_hello == NULL || pstr_s == NULL) </text:p>
            <text:p text:style-name="P100"><text:s text:c="4"/>{ </text:p>
            <text:p text:style-name="P100"><text:s text:c="8"/>return -1; </text:p>
            <text:p text:style-name="P100"><text:s text:c="4"/>} </text:p>
            <text:p text:style-name="P100"/>
            <text:p text:style-name="P100"><text:s text:c="4"/>string_init_cstr(pstr_hello, "Hello, how are you?"); </text:p>
            <text:p text:style-name="P100"><text:s text:c="4"/>string_init_copy_range(pstr_s, </text:p>
            <text:p text:style-name="P100"><text:s text:c="8"/>string_begin(pstr_hello), string_end(pstr_hello)); </text:p>
            <text:p text:style-name="P100"/>
            <text:p text:style-name="P100"><text:s text:c="4"/>for(it_pos = string_begin(pstr_s); </text:p>
            <text:p text:style-name="P100"><text:s text:c="8"/>!iterator_equal(it_pos, string_end(pstr_s)); </text:p>
            <text:p text:style-name="P100"><text:s text:c="8"/>it_pos = iterator_next(it_pos)) </text:p>
            <text:p text:style-name="P100"><text:soft-page-break/><text:s text:c="4"/>{ </text:p>
            <text:p text:style-name="P100"><text:s text:c="8"/>printf("%c", *(char*)iterator_get_pointer(it_pos)); </text:p>
            <text:p text:style-name="P100"><text:s text:c="4"/>} </text:p>
            <text:p text:style-name="P100"><text:s text:c="4"/>printf("\n"); </text:p>
            <text:p text:style-name="P100"/>
            <text:p text:style-name="P100"><text:s text:c="4"/>algo_reverse(string_begin(pstr_s), string_end(pstr_s)); </text:p>
            <text:p text:style-name="P100"><text:s text:c="4"/>printf("reverse: %s\n", string_c_str(pstr_s)); </text:p>
            <text:p text:style-name="P100"/>
            <text:p text:style-name="P100"><text:s text:c="4"/>algo_sort(string_begin(pstr_s), string_end(pstr_s)); </text:p>
            <text:p text:style-name="P100"><text:s text:c="4"/>printf("ordered: %s\n", string_c_str(pstr_s)); </text:p>
            <text:p text:style-name="P100"/>
            <text:p text:style-name="P100"><text:s text:c="4"/>string_erase_range(pstr_s, </text:p>
            <text:p text:style-name="P100"><text:s text:c="8"/>algo_unique(string_begin(pstr_s), string_end(pstr_s)), </text:p>
            <text:p text:style-name="P100"><text:s text:c="8"/>string_end(pstr_s)); </text:p>
            <text:p text:style-name="P100"><text:s text:c="4"/>printf("uniqued: %s\n", string_c_str(pstr_s)); </text:p>
            <text:p text:style-name="P100"/>
            <text:p text:style-name="P100"><text:s text:c="4"/>string_destroy(pstr_hello); </text:p>
            <text:p text:style-name="P100"><text:s text:c="4"/>string_destroy(pstr_s); </text:p>
            <text:p text:style-name="P100"/>
            <text:p text:style-name="P100"><text:s text:c="4"/>return 0; </text:p>
            <text:p text:style-name="P100">}</text:p>
          </table:table-cell>
        </table:table-row>
      </table:table>
      <text:p text:style-name="P44">这个程序的输出：</text:p>
      <text:p text:style-name="P20">Hello, how are you? </text:p>
      <text:p text:style-name="P20">reverse: ?uoy era woh ,olleH </text:p>
      <text:p text:style-name="P20">ordered: <text:s text:c="3"/>,?Haeehlloooruwy </text:p>
      <text:p text:style-name="P20">uniqued: <text:s/>,?Haehloruwy</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list xml:id="list677933961" text:continue-numbering="true" text:style-name="WW8Num13">
        <text:list-item>
          <text:h text:style-name="P134" text:outline-level="1"><text:soft-page-break/>类型机制</text:h>
        </text:list-item>
      </text:list>
      <text:p text:style-name="P44"><text:tab/><text:span text:style-name="T11">libcstl</text:span>提供了类型机制，它大大提升了<text:span text:style-name="T11">libcstl</text:span>对与类型的处理能力，通过类型机制可以处理任何类型的数据。本章详细的介绍的类型机制中类型的注册和赋值，容器等类型的创建函数的类型描述机制。</text:p>
      <text:p text:style-name="P44"/>
      <text:list xml:id="list2087648479" text:continue-numbering="true" text:style-name="WW8Num13">
        <text:list-item>
          <text:list>
            <text:list-item>
              <text:h text:style-name="P140" text:outline-level="2">类型注册和复制</text:h>
            </text:list-item>
          </text:list>
        </text:list-item>
      </text:list>
      <text:p text:style-name="P44"><text:tab/>在编程的过程中大部分处理的并不是如<text:span text:style-name="T11">int</text:span>，<text:span text:style-name="T11">double</text:span>这样的类型，而是很多自己定义的结构体，联合等等这些自定义类型。如果要在容器中保存这样的类型会是什么样的情况呢：</text:p>
      <table:table table:name="表格206" table:style-name="表格206">
        <table:table-column table:style-name="表格206.A"/>
        <table:table-row>
          <table:table-cell table:style-name="表格206.A1" office:value-type="string">
            <text:p text:style-name="P100">/* </text:p>
            <text:p text:style-name="P100"><text:s/>* type1.c </text:p>
            <text:p text:style-name="P100"><text:s/>* compile with : -lcstl </text:p>
            <text:p text:style-name="P100"><text:s/>*/ </text:p>
            <text:p text:style-name="P100"/>
            <text:p text:style-name="P100">#include &lt;stdio.h&gt; </text:p>
            <text:p text:style-name="P100">#include &lt;cstl/clist.h&gt; </text:p>
            <text:p text:style-name="P100"/>
            <text:p text:style-name="P100">typedef struct _tagabc </text:p>
            <text:p text:style-name="P100">{ </text:p>
            <text:p text:style-name="P100"><text:s text:c="4"/>int n_elem; </text:p>
            <text:p text:style-name="P100">}abc_t; </text:p>
            <text:p text:style-name="P100"/>
            <text:p text:style-name="P100">static void _abc_init(const void* cpv_input, void* pv_output) </text:p>
            <text:p text:style-name="P100">{ </text:p>
            <text:p text:style-name="P100"><text:s text:c="4"/>((abc_t*)cpv_input)-&gt;n_elem = 0; </text:p>
            <text:p text:style-name="P100"><text:s text:c="4"/>*(bool_t*)pv_output = true; </text:p>
            <text:p text:style-name="P100">} </text:p>
            <text:p text:style-name="P100"/>
            <text:p text:style-name="P100">static void _abc_copy(const void* cpv_first, </text:p>
            <text:p text:style-name="P100"><text:s text:c="4"/>const void* cpv_second, void* pv_output) </text:p>
            <text:p text:style-name="P100">{ </text:p>
            <text:p text:style-name="P100"><text:s text:c="4"/>((abc_t*)cpv_first)-&gt;n_elem = ((abc_t*)cpv_second)-&gt;n_elem; </text:p>
            <text:p text:style-name="P100"><text:s text:c="4"/>*(bool_t*)pv_output = true; </text:p>
            <text:p text:style-name="P100">} </text:p>
            <text:p text:style-name="P100"/>
            <text:p text:style-name="P100">static void _abc_less(const void* cpv_first, </text:p>
            <text:p text:style-name="P100"><text:s text:c="4"/>const void* cpv_second, void* pv_output) </text:p>
            <text:p text:style-name="P100">{ </text:p>
            <text:p text:style-name="P100"><text:soft-page-break/><text:s text:c="4"/>*(bool_t*)pv_output = </text:p>
            <text:p text:style-name="P100"><text:s text:c="8"/>((abc_t*)cpv_first)-&gt;n_elem &lt; ((abc_t*)cpv_second)-&gt;n_elem ? </text:p>
            <text:p text:style-name="P100"><text:s text:c="8"/>true : false; </text:p>
            <text:p text:style-name="P100">} </text:p>
            <text:p text:style-name="P100"/>
            <text:p text:style-name="P100">static void _abc_destroy(const void* cpv_input, void* pv_output) </text:p>
            <text:p text:style-name="P100">{ </text:p>
            <text:p text:style-name="P100"><text:s text:c="4"/>((abc_t*)cpv_input)-&gt;n_elem = 0; </text:p>
            <text:p text:style-name="P100"><text:s text:c="4"/>*(bool_t*)pv_output = true; </text:p>
            <text:p text:style-name="P100">} </text:p>
            <text:p text:style-name="P100"/>
            <text:p text:style-name="P100">int main(int argc, char* argv[]) </text:p>
            <text:p text:style-name="P100">{ </text:p>
            <text:p text:style-name="P100"><text:s text:c="4"/>list_t* plist_coll = create_list(abc_t); </text:p>
            <text:p text:style-name="P100"/>
            <text:p text:style-name="P100"><text:s text:c="4"/>printf("before type register: "); </text:p>
            <text:p text:style-name="P100"><text:s text:c="4"/>if(plist_coll == NULL) </text:p>
            <text:p text:style-name="P100"><text:s text:c="4"/>{ </text:p>
            <text:p text:style-name="P100"><text:s text:c="8"/>printf("creation of abc_t type container failed!\n"); </text:p>
            <text:p text:style-name="P100"><text:s text:c="4"/>} </text:p>
            <text:p text:style-name="P100"><text:s text:c="4"/>else </text:p>
            <text:p text:style-name="P100"><text:s text:c="4"/>{ </text:p>
            <text:p text:style-name="P100"><text:s text:c="8"/>printf("creation of abc_t type container success!\n"); </text:p>
            <text:p text:style-name="P100"><text:s text:c="4"/>} </text:p>
            <text:p text:style-name="P100"/>
            <text:p text:style-name="P100"><text:s text:c="4"/>type_register(abc_t, _abc_init, _abc_copy, _abc_less, _abc_destroy); </text:p>
            <text:p text:style-name="P100"><text:s text:c="4"/>plist_coll = create_list(abc_t); </text:p>
            <text:p text:style-name="P100"/>
            <text:p text:style-name="P100"><text:s text:c="4"/>printf("after type register: "); </text:p>
            <text:p text:style-name="P100"><text:s text:c="4"/>if(plist_coll == NULL) </text:p>
            <text:p text:style-name="P100"><text:s text:c="4"/>{ </text:p>
            <text:p text:style-name="P100"><text:s text:c="8"/>printf("creation of abc_t type container failed!\n"); </text:p>
            <text:p text:style-name="P100"><text:s text:c="4"/>} </text:p>
            <text:p text:style-name="P100"><text:s text:c="4"/>else </text:p>
            <text:p text:style-name="P100"><text:s text:c="4"/>{ </text:p>
            <text:p text:style-name="P100"><text:s text:c="8"/>printf("creation of abc_t type container success!\n"); </text:p>
            <text:p text:style-name="P100"><text:s text:c="4"/>} </text:p>
            <text:p text:style-name="P100"/>
            <text:p text:style-name="P100"><text:s text:c="4"/>return 0; </text:p>
            <text:p text:style-name="P100">}</text:p>
          </table:table-cell>
        </table:table-row>
      </table:table>
      <text:p text:style-name="P44">这个程序输出：</text:p>
      <text:p text:style-name="P20">before type register: creation of abc_t type container failed! </text:p>
      <text:p text:style-name="P20">after type register: creation of abc_t type container success!</text:p>
      <text:p text:style-name="P44"><text:soft-page-break/><text:tab/>看看上面这个例子，我们自定义了一个类型<text:span text:style-name="T11">abc_t，然后要创建一个保存这个类型的list_t：</text:span></text:p>
      <text:p text:style-name="P50">list_t* plist_coll = create_list(abc_t);</text:p>
      <text:p text:style-name="P44">然后检查这个<text:span text:style-name="T11">list_t</text:span>是否创建成功了，很遗憾这次检查的结果是<text:span text:style-name="T11">plist_coll == NULL</text:span>，接下来我们使用类型注册函数将这个类型注册：</text:p>
      <text:p text:style-name="P50">type_register(abc_t, _abc_init, _abc_copy, _abc_less, _abc_destroy);</text:p>
      <text:p text:style-name="P44">然后再使用同样的方式创建这个<text:span text:style-name="T11">list_t，这次的结果是创建成功了plist_coll != NULL。</text:span>从上面的例子可看的出来，当要在容器等类型中保存一个新的用户自定义类型时必须首先将这个注册，这样在创建保存该自定义类型的容器时不会失败，如果保存没有注册的数据类型，容器的创建函数就会失败。</text:p>
      <text:p text:style-name="P44"><text:tab/>在具体介绍类型注册函数之前首先来看看<text:span text:style-name="T11">libcstl</text:span>对类型的分类。</text:p>
      <text:p text:style-name="P44"/>
      <text:list xml:id="list143052400" text:continue-numbering="true" text:style-name="WW8Num13">
        <text:list-item>
          <text:list>
            <text:list-item>
              <text:list>
                <text:list-item>
                  <text:h text:style-name="P117" text:outline-level="3">类型分类和类型机制</text:h>
                </text:list-item>
              </text:list>
            </text:list-item>
          </text:list>
        </text:list-item>
      </text:list>
      <text:p text:style-name="P44"><text:tab/><text:span text:style-name="T11">libcstl</text:span>对保存的数据类型进行了分类：</text:p>
      <text:list xml:id="list2084204690" text:style-name="L187">
        <text:list-item>
          <text:p text:style-name="P330"><text:span text:style-name="T27">C</text:span><text:span text:style-name="T43">内建类型：包括</text:span><text:span text:style-name="T27">int</text:span><text:span text:style-name="T43">, </text:span><text:span text:style-name="T27">double</text:span><text:span text:style-name="T43">等</text:span><text:span text:style-name="T27">C</text:span><text:span text:style-name="T43">语言基本类型和</text:span><text:span text:style-name="T27">C</text:span><text:span text:style-name="T43">字符串类型。</text:span></text:p>
        </text:list-item>
        <text:list-item>
          <text:p text:style-name="P214">用户自定义类型：用户定义的结构体，枚举，联合还有重定义的类型。</text:p>
        </text:list-item>
        <text:list-item>
          <text:p text:style-name="P330"><text:span text:style-name="T27">libcstl</text:span><text:span text:style-name="T43">内建类型：</text:span><text:span text:style-name="T27">libcstl</text:span><text:span text:style-name="T43">提供的容器，迭代器，工具类型等等。</text:span></text:p>
        </text:list-item>
      </text:list>
      <text:p text:style-name="Standard"><text:span text:style-name="T43">其中</text:span><text:span text:style-name="T27">libcstl</text:span><text:span text:style-name="T43">内建类型属于用户自定义类型的特殊形式。这些类型也是</text:span><text:span text:style-name="T27">libcstl</text:span><text:span text:style-name="T43">所接受的说有数据类型。</text:span></text:p>
      <text:p text:style-name="Standard"><text:span text:style-name="T43"><text:tab/></text:span><text:span text:style-name="T27">libcstl</text:span><text:span text:style-name="T43">库内部有一个类型注册表，记录所有已经注册的类型。当创建一个容器是，创建函数接受一个类型的描述(类型的描述语法在下一节中介绍)。通过分析类型的描述并获得具体的数据类型，然后在注册表中查找相应的类型，如果类型已经注册，那么在类型注册表中找到该类型并获得该类型的相关信息如初始化函数，拷贝函数，比较函数，销毁函数等。如果一个类型并没有注册，那么创建函数就失败了。这个就是</text:span><text:span text:style-name="T27">libcstl</text:span><text:span text:style-name="T43">的类型机制，当第一个创建函数被调用的时候，这时候注册表中没有任何注册类型，</text:span><text:span text:style-name="T27">libcstl</text:span><text:span text:style-name="T43">调用注册表的初始化函数将默认注册的类型注册到注册表中，然后再执行查询，在后续的创建函数被调用的时候，注册表已经初始化所以不用再初始化就可以直接查询的。</text:span></text:p>
      <text:p text:style-name="Standard"><text:span text:style-name="T43"><text:tab/>在初始化注册表的时候有默认注册的类型被注册了，那么什么样的类型被注册了呢，</text:span><text:span text:style-name="T27">C</text:span><text:span text:style-name="T43">内建类型和出去</text:span><text:span text:style-name="T27">range_t</text:span><text:span text:style-name="T43">的</text:span><text:span text:style-name="T27">libcstl</text:span><text:span text:style-name="T43">内建类型都被注册了。因为</text:span><text:span text:style-name="T27">libcstl</text:span><text:span text:style-name="T43">内建类型也都是用户自定义类型但是它们是默认注册的，所以说</text:span><text:span text:style-name="T27">libcstl</text:span><text:span text:style-name="T43">内建类型是特殊的自定义类型。</text:span></text:p>
      <text:p text:style-name="P44"><text:tab/>通过上面的解释就很好理解例子中的现象，在第一次创建<text:span text:style-name="T11">list_t</text:span>类型时，<text:span text:style-name="T11">abc_t</text:span>类型并没有注册，所以创建函数在注册表中找不到相应的信息，所以创建失败。当使用<text:span text:style-name="T11">type_register()</text:span>将<text:span text:style-name="T11">abc_t</text:span>注册之后再次创建时，创建函数就在注册表中找到了<text:span text:style-name="T11">abc_t</text:span>相应的信息，创建就成功了。</text:p>
      <text:p text:style-name="P44"><text:tab/>那么为什么不在初始化注册表的同时将用户自定义类型也注册到注册表中呢？这是因为对于用户自定义类型来说，<text:span text:style-name="T11">libcstl</text:span>并不知道它的任何信息包括名字，初始化函数，拷贝函数，小于比较函数和销毁函数。对于<text:span text:style-name="T11">range_t类型，libcstl只是知道它的名字，但是不知道它的操作函数，所以也么有注册。这样一来用户自定义类型就必须由用户自己注册，在注册的时候必须提供名字，初始化函数，拷贝函数，小于比较函数和销毁函数。</text:span></text:p>
      <text:p text:style-name="P44"/>
      <text:list xml:id="list1268102123" text:continue-list="list143052400" text:style-name="WW8Num13">
        <text:list-item>
          <text:list>
            <text:list-item>
              <text:list>
                <text:list-item>
                  <text:h text:style-name="P117" text:outline-level="3">类型注册函数type_register</text:h>
                </text:list-item>
              </text:list>
            </text:list-item>
          </text:list>
        </text:list-item>
      </text:list>
      <text:p text:style-name="P44"><text:tab/>用户自定义类型的函数只能用户自己注册，其实最了解这些类型的也就是用户自身。可以通过调用类型注册函数<text:span text:style-name="T11">type_register</text:span>来注册自定义类型。这个函数需要<text:span text:style-name="T11">5</text:span>个参数，那就是注册一个类型的<text:span text:style-name="T11">5</text:span>个要素：</text:p>
      <text:list xml:id="list2176922119" text:style-name="L188">
        <text:list-item>
          <text:p text:style-name="P215"><text:soft-page-break/>类型名字</text:p>
        </text:list-item>
        <text:list-item>
          <text:p text:style-name="P215">初始化函数</text:p>
        </text:list-item>
        <text:list-item>
          <text:p text:style-name="P215">拷贝函数</text:p>
        </text:list-item>
        <text:list-item>
          <text:p text:style-name="P215">小于比较函数</text:p>
        </text:list-item>
        <text:list-item>
          <text:p text:style-name="P215">销毁函数</text:p>
        </text:list-item>
      </text:list>
      <text:p text:style-name="P44"><text:tab/>类型名字必须在注册表中是唯一的，如果将一个已经注册的类型再次注册将导致注册失败，但是并不会影响已经注册的类型的使用，也就是说一个类型一旦注册就不能再更改了。如果可以更改的话，一个类型在更改前后保存它的容器的操作函数的行为就可能不同，应用在其上的算法的行为也有可能不同。</text:p>
      <text:p text:style-name="P44"><text:tab/>接下来就是四个操作函数，这个四个函数都必须是谓词，初始化函数和销毁函数是一元谓词，拷贝函数和小于操作函数是二元谓词。而且参数的顺序必须是第一个是初始化函数，第二个是拷贝函数，第三个是小于比较函数，第四个是销毁函数。例如例子中的注册函数：</text:p>
      <text:p text:style-name="P50">type_register(abc_t, _abc_init, _abc_copy, _abc_less, _abc_destroy);</text:p>
      <text:p text:style-name="P44"><text:tab/>需要注意的是如果在自定义类型中包含需要分配你存的指针时，那么这些操作函数就必须十分小心，你必须在初始化函数中分配内存，因为只是唯一可以分配内存的地方也是对于一个数据只调用一次的函数，类似于<text:span text:style-name="T11">C++</text:span>中的构造函数。在销毁函数中将内存释放掉，类似与<text:span text:style-name="T11">C++</text:span>的析构函数。同样在拷贝函数中也要注意有类似<text:span text:style-name="T11">C++</text:span>浅拷贝的问题。</text:p>
      <text:p text:style-name="P44"><text:tab/>当注册成功<text:span text:style-name="T11">type_register()</text:span>返回<text:span text:style-name="T11">true</text:span>，否则返回<text:span text:style-name="T11">false</text:span>。</text:p>
      <text:p text:style-name="P44"/>
      <text:list xml:id="list196184180" text:continue-list="list1268102123" text:style-name="WW8Num13">
        <text:list-item>
          <text:list>
            <text:list-item>
              <text:list>
                <text:list-item>
                  <text:h text:style-name="P117" text:outline-level="3">类型复制函数type_duplicate</text:h>
                </text:list-item>
              </text:list>
            </text:list-item>
          </text:list>
        </text:list-item>
      </text:list>
      <text:p text:style-name="P44"><text:tab/>首先让我们来看看下面的例子：</text:p>
      <table:table table:name="表格207" table:style-name="表格207">
        <table:table-column table:style-name="表格207.A"/>
        <table:table-row>
          <table:table-cell table:style-name="表格207.A1" office:value-type="string">
            <text:p text:style-name="P100">/* </text:p>
            <text:p text:style-name="P100"><text:s/>* type2.c </text:p>
            <text:p text:style-name="P100"><text:s/>* compile with : -lcstl </text:p>
            <text:p text:style-name="P100"><text:s/>*/ </text:p>
            <text:p text:style-name="P100"/>
            <text:p text:style-name="P100">#include &lt;stdio.h&gt; </text:p>
            <text:p text:style-name="P100">#include &lt;cstl/clist.h&gt; </text:p>
            <text:p text:style-name="P100"/>
            <text:p text:style-name="P100">typedef unsigned int uint_t; </text:p>
            <text:p text:style-name="P100"/>
            <text:p text:style-name="P100">int main(int argc, char* argv[]) </text:p>
            <text:p text:style-name="P100">{ </text:p>
            <text:p text:style-name="P100"><text:s text:c="4"/>list_t* plist_coll = create_list(uint_t); </text:p>
            <text:p text:style-name="P100"/>
            <text:p text:style-name="P100"><text:s text:c="4"/>printf("before type duplication: "); </text:p>
            <text:p text:style-name="P100"><text:s text:c="4"/>if(plist_coll == NULL) </text:p>
            <text:p text:style-name="P100"><text:s text:c="4"/>{ </text:p>
            <text:p text:style-name="P100"><text:s text:c="8"/>printf("creation of uint_t type container failed!\n"); </text:p>
            <text:p text:style-name="P100"><text:s text:c="4"/>} </text:p>
            <text:p text:style-name="P100"><text:s text:c="4"/>else </text:p>
            <text:p text:style-name="P100"><text:soft-page-break/><text:s text:c="4"/>{ </text:p>
            <text:p text:style-name="P100"><text:s text:c="8"/>printf("creation of uint_t type container success!\n"); </text:p>
            <text:p text:style-name="P100"><text:s text:c="4"/>} </text:p>
            <text:p text:style-name="P100"/>
            <text:p text:style-name="P100"><text:s text:c="4"/>type_duplicate(unsigned int, uint_t); </text:p>
            <text:p text:style-name="P100"><text:s text:c="4"/>plist_coll = create_list(uint_t); </text:p>
            <text:p text:style-name="P100"/>
            <text:p text:style-name="P100"><text:s text:c="4"/>printf("after type duplication: "); </text:p>
            <text:p text:style-name="P100"><text:s text:c="4"/>if(plist_coll == NULL) </text:p>
            <text:p text:style-name="P100"><text:s text:c="4"/>{ </text:p>
            <text:p text:style-name="P100"><text:s text:c="8"/>printf("creation of uint_t type container failed!\n"); </text:p>
            <text:p text:style-name="P100"><text:s text:c="4"/>} </text:p>
            <text:p text:style-name="P100"><text:s text:c="4"/>else </text:p>
            <text:p text:style-name="P100"><text:s text:c="4"/>{ </text:p>
            <text:p text:style-name="P100"><text:s text:c="8"/>printf("creation of uint_t type container success!\n"); </text:p>
            <text:p text:style-name="P100"><text:s text:c="4"/>} </text:p>
            <text:p text:style-name="P100"/>
            <text:p text:style-name="P100"><text:s text:c="4"/>return 0; </text:p>
            <text:p text:style-name="P100">}</text:p>
          </table:table-cell>
        </table:table-row>
      </table:table>
      <text:p text:style-name="P44">这个程序的输出结果：</text:p>
      <text:p text:style-name="P20">before type duplication: creation of uint_t type container failed! </text:p>
      <text:p text:style-name="P20">after type duplication: creation of uint_t type container success!</text:p>
      <text:p text:style-name="P44"><text:tab/>在程序的开头我们重定义了类型<text:span text:style-name="T11">unsigned int</text:span>，让后创建一个保存<text:span text:style-name="T11">uint_t</text:span>类型的<text:span text:style-name="T11">list_t，但是创建失败了。在调用了类型复制函数后再次创建就成功了。</text:span></text:p>
      <text:p text:style-name="P20"><text:tab/>为什么会这样，unsigned int和uint_t不是用一种类型吗？unsigned int不是已经注册了吗？是的unsigned int已经注册了，但是unsigned int和uint_t在libcstl看来并不是同一种类型，因为在注册表中有unsigned int的注册信息，但是没有uint_t的注册信息。如果我们使用type_register()将uint_t注册那么libcstl_t将这两个类型认为是不同的类型，即使它们操作函数都百分之百的相同。这样以来，保存unsigned int和保存uint_t的容器中的数据就不能够通用了。</text:p>
      <text:p text:style-name="P44"><text:tab/>类型复制函数<text:span text:style-name="T11">type_duplicate()</text:span>就是用来解决这个问题的。将两个数据类型使用<text:span text:style-name="T11">type_duplicate()</text:span>复制之后，<text:span text:style-name="T11">libcstl</text:span>就认为这两个类型就是相同的类型但是就有不同的名字。分别使用这两个类型创建的容器中的数据也是可以通用的。</text:p>
      <text:p text:style-name="P44"><text:tab/><text:span text:style-name="T11">type_duplicate()</text:span>接受两个数据类型作为参数，其中一个是已经注册的类型，一个未注册的类型，如果两个类型都是已经注册的或者是未注册的，<text:span text:style-name="T11">type_duplicate()</text:span>将失败。两个参数的顺序没有限制。对于一个类型来说，我们可以不只一次的复制这个类型，如：</text:p>
      <text:p text:style-name="P20">type_duplicate(unsigned int, uint_t1);</text:p>
      <text:p text:style-name="P20">type_duplicate(unsigned int, uint_t2);</text:p>
      <text:p text:style-name="P20">type_duplicate(uint_t2, uint_t3);</text:p>
      <text:p text:style-name="P20">type_duplicate(uint_t1, uint_t4);</text:p>
      <text:p text:style-name="P44">这样<text:span text:style-name="T11">unsigned int</text:span>，<text:span text:style-name="T11">uint_t1</text:span>，<text:span text:style-name="T11">uint_t2</text:span>，<text:span text:style-name="T11">uint_t3</text:span>，<text:span text:style-name="T11">uint_t4</text:span>都是相同类型。</text:p>
      <text:p text:style-name="P44"/>
      <text:p text:style-name="P44"/>
      <text:list xml:id="list656361918" text:continue-numbering="true" text:style-name="WW8Num13">
        <text:list-item>
          <text:list>
            <text:list-item>
              <text:h text:style-name="P140" text:outline-level="2"><text:soft-page-break/>类型描述</text:h>
            </text:list-item>
          </text:list>
        </text:list-item>
      </text:list>
      <text:p text:style-name="P44"><text:tab/>我们看一看典型的容器创建的例子：</text:p>
      <table:table table:name="表格208" table:style-name="表格208">
        <table:table-column table:style-name="表格208.A"/>
        <table:table-row>
          <table:table-cell table:style-name="表格208.A1" office:value-type="string">
            <text:p text:style-name="P100">/* </text:p>
            <text:p text:style-name="P100"><text:s/>* type3.c </text:p>
            <text:p text:style-name="P100"><text:s/>* compile with : -lcstl </text:p>
            <text:p text:style-name="P100"><text:s/>*/ </text:p>
            <text:p text:style-name="P100"/>
            <text:p text:style-name="P100">#include &lt;stdio.h&gt; </text:p>
            <text:p text:style-name="P100">#include &lt;stdlib.h&gt; </text:p>
            <text:p text:style-name="P100">#include &lt;cstl/clist.h&gt; </text:p>
            <text:p text:style-name="P100">#include &lt;cstl/cvector.h&gt; </text:p>
            <text:p text:style-name="P100"/>
            <text:p text:style-name="P100">int main(int argc, char* argv[]) </text:p>
            <text:p text:style-name="P100">{ </text:p>
            <text:p text:style-name="P100"><text:s text:c="4"/>list_t* pt_list = create_list(vector_t&lt;int&gt;); </text:p>
            <text:p text:style-name="P100"><text:s text:c="4"/>vector_t* pt_vec = create_vector(int); </text:p>
            <text:p text:style-name="P100"><text:s text:c="4"/>iterator_t t_it_list; </text:p>
            <text:p text:style-name="P100"><text:s text:c="4"/>iterator_t t_it_vec; </text:p>
            <text:p text:style-name="P100"><text:s text:c="4"/>size_t t_i = 0; </text:p>
            <text:p text:style-name="P100"><text:s text:c="4"/>size_t t_j = 0; </text:p>
            <text:p text:style-name="P100"><text:s text:c="4"/>size_t t_count = 0; </text:p>
            <text:p text:style-name="P100"><text:s text:c="4"/>if(pt_list == NULL || pt_vec == NULL) </text:p>
            <text:p text:style-name="P100"><text:s text:c="4"/>{ </text:p>
            <text:p text:style-name="P100"><text:s text:c="8"/>return -1; </text:p>
            <text:p text:style-name="P100"><text:s text:c="4"/>} </text:p>
            <text:p text:style-name="P100"/>
            <text:p text:style-name="P100"><text:s text:c="4"/>list_init(pt_list); </text:p>
            <text:p text:style-name="P100"><text:s text:c="4"/>vector_init(pt_vec); </text:p>
            <text:p text:style-name="P100"/>
            <text:p text:style-name="P100"><text:s text:c="4"/>srand((unsigned)time(NULL)); </text:p>
            <text:p text:style-name="P100"><text:s text:c="4"/>for(t_i = 0; t_i &lt; 10; ++t_i) </text:p>
            <text:p text:style-name="P100"><text:s text:c="4"/>{ </text:p>
            <text:p text:style-name="P100"><text:s text:c="8"/>t_count = rand() % 10; </text:p>
            <text:p text:style-name="P100"><text:s text:c="8"/>vector_clear(pt_vec); </text:p>
            <text:p text:style-name="P100"><text:s text:c="8"/>for(t_j = 0; t_j &lt; t_count; ++t_j) </text:p>
            <text:p text:style-name="P100"><text:s text:c="8"/>{ </text:p>
            <text:p text:style-name="P100"><text:s text:c="12"/>vector_push_back(pt_vec, rand() - rand()); </text:p>
            <text:p text:style-name="P100"><text:s text:c="8"/>} </text:p>
            <text:p text:style-name="P100"><text:s text:c="8"/>list_push_back(pt_list, pt_vec); </text:p>
            <text:p text:style-name="P100"><text:s text:c="4"/>} </text:p>
            <text:p text:style-name="P100"><text:soft-page-break/><text:s/></text:p>
            <text:p text:style-name="P100"><text:s text:c="4"/>printf("before sorting:\n"); </text:p>
            <text:p text:style-name="P100"><text:s text:c="4"/>for(t_it_list = list_begin(pt_list); </text:p>
            <text:p text:style-name="P100"><text:s text:c="8"/>!iterator_equal(t_it_list, list_end(pt_list)); </text:p>
            <text:p text:style-name="P100"><text:s text:c="8"/>t_it_list = iterator_next(t_it_list)) </text:p>
            <text:p text:style-name="P100"><text:s text:c="4"/>{ </text:p>
            <text:p text:style-name="P100"><text:s text:c="8"/>for(t_it_vec = vector_begin(iterator_get_pointer(t_it_list)); </text:p>
            <text:p text:style-name="P100"><text:s text:c="12"/>!iterator_equal(t_it_vec, vector_end(iterator_get_pointer(t_it_list))); </text:p>
            <text:p text:style-name="P100"><text:s text:c="12"/>t_it_vec = iterator_next(t_it_vec)) </text:p>
            <text:p text:style-name="P100"><text:s text:c="8"/>{ </text:p>
            <text:p text:style-name="P100"><text:s text:c="12"/>printf("%d, ", *(int*)iterator_get_pointer(t_it_vec)); </text:p>
            <text:p text:style-name="P100"><text:s text:c="8"/>} </text:p>
            <text:p text:style-name="P100"><text:s text:c="8"/>printf("\n"); </text:p>
            <text:p text:style-name="P100"><text:s text:c="4"/>} </text:p>
            <text:p text:style-name="P100"><text:s text:c="4"/>printf("\n"); </text:p>
            <text:p text:style-name="P100"/>
            <text:p text:style-name="P100"><text:s text:c="4"/>list_sort(pt_list); </text:p>
            <text:p text:style-name="P100"/>
            <text:p text:style-name="P100"><text:s text:c="4"/>printf("before sorting:\n"); </text:p>
            <text:p text:style-name="P100"><text:s text:c="4"/>for(t_it_list = list_begin(pt_list); </text:p>
            <text:p text:style-name="P100"><text:s text:c="8"/>!iterator_equal(t_it_list, list_end(pt_list)); </text:p>
            <text:p text:style-name="P100"><text:s text:c="8"/>t_it_list = iterator_next(t_it_list)) </text:p>
            <text:p text:style-name="P100"><text:s text:c="4"/>{ </text:p>
            <text:p text:style-name="P100"><text:s text:c="8"/>for(t_it_vec = vector_begin(iterator_get_pointer(t_it_list)); </text:p>
            <text:p text:style-name="P100"><text:s text:c="12"/>!iterator_equal(t_it_vec, vector_end(iterator_get_pointer(t_it_list))); </text:p>
            <text:p text:style-name="P100"><text:s text:c="12"/>t_it_vec = iterator_next(t_it_vec)) </text:p>
            <text:p text:style-name="P100"><text:s text:c="8"/>{ </text:p>
            <text:p text:style-name="P100"><text:s text:c="12"/>printf("%d, ", *(int*)iterator_get_pointer(t_it_vec)); </text:p>
            <text:p text:style-name="P100"><text:s text:c="8"/>} </text:p>
            <text:p text:style-name="P100"><text:s text:c="8"/>printf("\n"); </text:p>
            <text:p text:style-name="P100"><text:s text:c="4"/>} </text:p>
            <text:p text:style-name="P100"><text:s text:c="4"/>printf("\n"); </text:p>
            <text:p text:style-name="P100"/>
            <text:p text:style-name="P100"><text:s text:c="4"/>list_destroy(pt_list); </text:p>
            <text:p text:style-name="P100"><text:s text:c="4"/>vector_destroy(pt_vec); </text:p>
            <text:p text:style-name="P100"/>
            <text:p text:style-name="P100"><text:s text:c="4"/>return 0; </text:p>
            <text:p text:style-name="P100">}</text:p>
          </table:table-cell>
        </table:table-row>
      </table:table>
      <text:p text:style-name="P44">这个例子的输出结果：</text:p>
      <text:p text:style-name="P20">before sorting: </text:p>
      <text:p text:style-name="P20">-54357362, 240555660, -525993312, </text:p>
      <text:p text:style-name="P20">-223941381, -867172692, -468189852, </text:p>
      <text:p text:style-name="P20">-210926579, 599657030, 414434680, -487753937, 696647328, </text:p>
      <text:p text:style-name="P20"><text:soft-page-break/>440735560, </text:p>
      <text:p text:style-name="P20">-585479922, -491816986, 493460215, -658107222, 276576336, -256474479, 1500353387, 1345081139, 117588419, </text:p>
      <text:p text:style-name="P20">717245449, 431848120, 1058917247, </text:p>
      <text:p text:style-name="P44"/>
      <text:p text:style-name="P20">11083055, </text:p>
      <text:p text:style-name="P20">-521239713, -9901799, -247600637, -1264318026, -1696458330, -685665428, </text:p>
      <text:p text:style-name="P20">-1332795689, 23126792, -953917801, 447767044, 556468888, -396338671, </text:p>
      <text:p text:style-name="P20"/>
      <text:p text:style-name="P20">before sorting: </text:p>
      <text:p text:style-name="P44"/>
      <text:p text:style-name="P20">-1332795689, 23126792, -953917801, 447767044, 556468888, -396338671, </text:p>
      <text:p text:style-name="P20">-585479922, -491816986, 493460215, -658107222, 276576336, -256474479, 1500353387, 1345081139, 117588419, </text:p>
      <text:p text:style-name="P20">-521239713, -9901799, -247600637, -1264318026, -1696458330, -685665428, </text:p>
      <text:p text:style-name="P20">-223941381, -867172692, -468189852, </text:p>
      <text:p text:style-name="P20">-210926579, 599657030, 414434680, -487753937, 696647328, </text:p>
      <text:p text:style-name="P20">-54357362, 240555660, -525993312, </text:p>
      <text:p text:style-name="P20">11083055, </text:p>
      <text:p text:style-name="P20">440735560, </text:p>
      <text:p text:style-name="P20">717245449, 431848120, 1058917247, </text:p>
      <text:p text:style-name="P44"><text:tab/>这个例子的创建函数：</text:p>
      <text:p text:style-name="P50">list_t* pt_list = create_list(vector_t&lt;int&gt;);</text:p>
      <text:p text:style-name="P50">vector_t* pt_vec = create_vector(int);</text:p>
      <text:p text:style-name="P44"><text:tab/>这两的函数的不同点是<text:span text:style-name="T11">pt_vec</text:span>是保存<text:span text:style-name="T11">int</text:span>类型的<text:span text:style-name="T11">vector_t</text:span>而，<text:span text:style-name="T11">pt_list</text:span>则是保存<text:span text:style-name="T11">vector_t</text:span>类型，这个<text:span text:style-name="T11">vector_t</text:span>类型又是保存<text:span text:style-name="T11">int</text:span>类型的。也就是说<text:span text:style-name="T11">pt_vec</text:span>是保存<text:span text:style-name="T11">C</text:span>内建类型的数据，而<text:span text:style-name="T11">pt_list</text:span>保存的是<text:span text:style-name="T11">libcstl</text:span>容器类型。对于保存的数据类型不同，创建函数的参数就是不同的，有一整套的语法来描述如果描述容器保存的数据类型，详细的语法请参考《<text:span text:style-name="T11">The libcstl</text:span> <text:span text:style-name="T11">Library Reference Manual</text:span>》第八章。</text:p>
      <text:p text:style-name="P44"><text:tab/>上面的例子中有这样的操作：</text:p>
      <text:p text:style-name="P50">list_push_back(pt_list, pt_vec);</text:p>
      <text:p text:style-name="P44">将<text:span text:style-name="T11">pt_vec</text:span>作为<text:span text:style-name="T11">pt_list</text:span>的数据插入其中，这是因为<text:span text:style-name="T11">pt_list</text:span>中的数据类型是保存<text:span text:style-name="T11">int</text:span>类型的<text:span text:style-name="T11">vector_t，而pt_vec就是保存int类型的vector_t类型，所以类型是相等的。但是如果pt_vec是保存其他类型而非int类型以及非int类型的复制类型，那么pt_vec就不能作为pt_list的数据如：</text:span></text:p>
      <text:p text:style-name="P50">vector_t* pt_vec2 = create_vector(double);</text:p>
      <text:p text:style-name="P50">list_push_back(pt_list, pt_vec2);</text:p>
      <text:p text:style-name="P44"><text:span text:style-name="T11">list_push_back()</text:span>行为是未定义的，断言版本将给出类型不匹配的断言。</text:p>
      <text:p text:style-name="P44">但是下面的程序是允许的：</text:p>
      <text:p text:style-name="P50">typedef int myint;</text:p>
      <text:p text:style-name="P50">type_duplicate(int, myint);</text:p>
      <text:p text:style-name="P50">vector_t* pt_vec3 = create_vector(myint);</text:p>
      <text:p text:style-name="P50">list_push_back(pt_list, pt_vec3);</text:p>
      <text:p text:style-name="P44">这里不会出现任何问题，因为<text:span text:style-name="T11">int</text:span>和<text:span text:style-name="T11">myint</text:span>是同一种类型，相互兼容。</text:p>
      <text:p text:style-name="P44"/>
      <text:p text:style-name="P44"/>
      <text:p text:style-name="P44"/>
      <text:p text:style-name="P44"/>
      <text:h text:style-name="P133" text:outline-level="1"><text:soft-page-break/>附录：对于直接使用数据的函数的说明</text:h>
      <text:p text:style-name="P104"/>
      <text:p text:style-name="Standard"><text:span text:style-name="T60"><text:tab/>libcstl提供的接口函数中有一类函数很特别，它们使用数据直接作为参数。我们以list_push_back()为例，首先看看它的</text:span><text:span text:style-name="T54">原型参考《The libcstl Library Reference Manual》：</text:span></text:p>
      <text:p text:style-name="P61">void list_push_back(list_t* pt_list, elem);</text:p>
      <text:p text:style-name="P61">我们注意到第二个参数使用elem来描述，这不是合法的C函数声明，但是这里只是使用elem表示在调用这个函数的时候要直接使用数据作为参数。通过三个例子来展示在libcstl中如何直接使用数据作为参数。</text:p>
      <text:p text:style-name="P84"/>
      <text:list xml:id="list1946960937" text:style-name="L189">
        <text:list-item>
          <text:p text:style-name="P331">使用C内建类型的数据</text:p>
        </text:list-item>
      </text:list>
      <text:p text:style-name="P104">下面的例子展示了如何使用C内建类型数据：</text:p>
      <table:table table:name="表格209" table:style-name="表格209">
        <table:table-column table:style-name="表格209.A"/>
        <table:table-row>
          <table:table-cell table:style-name="表格209.A1" office:value-type="string">
            <text:p text:style-name="P100">/* </text:p>
            <text:p text:style-name="P100"><text:s/>* elem1.c </text:p>
            <text:p text:style-name="P100"><text:s/>* compile with : -lcstl </text:p>
            <text:p text:style-name="P100"><text:s/>*/ </text:p>
            <text:p text:style-name="P100"/>
            <text:p text:style-name="P100">#include &lt;stdio.h&gt; </text:p>
            <text:p text:style-name="P100">#include &lt;cstl/clist.h&gt; </text:p>
            <text:p text:style-name="P100"/>
            <text:p text:style-name="P100">int main(int argc, char* argv[]) </text:p>
            <text:p text:style-name="P100">{ </text:p>
            <text:p text:style-name="P100"><text:s text:c="4"/>list_t* plist_coll = create_list(int); </text:p>
            <text:p text:style-name="P100"><text:s text:c="4"/>iterator_t it_pos; </text:p>
            <text:p text:style-name="P100"><text:s text:c="4"/>int i = 0; </text:p>
            <text:p text:style-name="P100"/>
            <text:p text:style-name="P100"><text:s text:c="4"/>if(plist_coll == NULL) </text:p>
            <text:p text:style-name="P100"><text:s text:c="4"/>{ </text:p>
            <text:p text:style-name="P100"><text:s text:c="8"/>return -1; </text:p>
            <text:p text:style-name="P100"><text:s text:c="4"/>} </text:p>
            <text:p text:style-name="P100"/>
            <text:p text:style-name="P100"><text:s text:c="4"/>list_init(plist_coll); </text:p>
            <text:p text:style-name="P100"/>
            <text:p text:style-name="P100"><text:s text:c="4"/>for(i = 0; i &lt; 10; ++i) </text:p>
            <text:p text:style-name="P100"><text:s text:c="4"/>{ </text:p>
            <text:p text:style-name="P100"><text:s text:c="8"/>list_push_back(plist_coll, i); </text:p>
            <text:p text:style-name="P100"><text:s text:c="4"/>} </text:p>
            <text:p text:style-name="P100"><text:s text:c="4"/>list_push_back(plist_coll, 45); </text:p>
            <text:p text:style-name="P100"><text:s text:c="4"/>list_push_back(plist_coll, 0); </text:p>
            <text:p text:style-name="P100"><text:s text:c="4"/>list_push_back(plist_coll, -34); </text:p>
            <text:p text:style-name="P100"><text:s text:c="4"/>list_push_back(plist_coll, 995); </text:p>
            <text:p text:style-name="P100"><text:soft-page-break/><text:s text:c="4"/>list_push_back(plist_coll, 34); </text:p>
            <text:p text:style-name="P100"><text:s text:c="4"/>list_push_back(plist_coll, -2); </text:p>
            <text:p text:style-name="P100"/>
            <text:p text:style-name="P100"><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list_destroy(plist_coll); </text:p>
            <text:p text:style-name="P100"/>
            <text:p text:style-name="P100"><text:s text:c="4"/>return 0; </text:p>
            <text:p text:style-name="P100">}</text:p>
          </table:table-cell>
        </table:table-row>
      </table:table>
      <text:p text:style-name="Standard"><text:span text:style-name="T54"><text:tab/>从例子中我们看到在使用list_push_back()时直接将int类型的变量作为参数传递进去，还可以使用int类型的数值作为</text:span><text:span text:style-name="T60">参数传递进去。</text:span></text:p>
      <text:p text:style-name="P104"><text:tab/>当使用浮点数的时候建议使用double代替float，float数据可能会丢失精度。</text:p>
      <text:p text:style-name="Standard"><text:tab/>此外直接使用数据作为参数是不支持默认的类型转换的，这种情况发生在容器中保存的数据类型为浮点型数据，并且直接使用数据作为参数：</text:p>
      <table:table table:name="表格212" table:style-name="表格212">
        <table:table-column table:style-name="表格212.A"/>
        <table:table-row>
          <table:table-cell table:style-name="表格212.A1" office:value-type="string">
            <text:p text:style-name="P100">/* </text:p>
            <text:p text:style-name="P100"><text:s/>* double1.c </text:p>
            <text:p text:style-name="P100"><text:s/>* compile with : -lcstl </text:p>
            <text:p text:style-name="P100"><text:s/>*/ </text:p>
            <text:p text:style-name="P100"/>
            <text:p text:style-name="P100">#include &lt;stdio.h&gt; </text:p>
            <text:p text:style-name="P100">#include &lt;cstl/clist.h&gt; </text:p>
            <text:p text:style-name="P100"/>
            <text:p text:style-name="P100">int main(int argc, char* argv[]) </text:p>
            <text:p text:style-name="P100">{ </text:p>
            <text:p text:style-name="P100"><text:s text:c="4"/>list_t* plist_coll1 = create_list(double); </text:p>
            <text:p text:style-name="P100"><text:s text:c="4"/>list_t* plist_coll2 = create_list(double); </text:p>
            <text:p text:style-name="P100"><text:s text:c="4"/>iterator_t it_pos; </text:p>
            <text:p text:style-name="P100"><text:s text:c="4"/>double d_data = 0.0; </text:p>
            <text:p text:style-name="P100"/>
            <text:p text:style-name="P100"><text:s text:c="4"/>if(plist_coll1 == NULL || plist_coll2 == NULL) </text:p>
            <text:p text:style-name="P100"><text:s text:c="4"/>{ </text:p>
            <text:p text:style-name="P100"><text:s text:c="8"/>return -1; </text:p>
            <text:p text:style-name="P100"><text:s text:c="4"/>} </text:p>
            <text:p text:style-name="P100"/>
            <text:p text:style-name="P100"><text:s text:c="4"/>list_init(plist_coll1); </text:p>
            <text:p text:style-name="P100"><text:s text:c="4"/>list_init(plist_coll2); </text:p>
            <text:p text:style-name="P100"/>
            <text:p text:style-name="P100"><text:soft-page-break/><text:s text:c="4"/>list_push_back(plist_coll1, 1); </text:p>
            <text:p text:style-name="P100"><text:s text:c="4"/>list_push_back(plist_coll1, 3); </text:p>
            <text:p text:style-name="P100"><text:s text:c="4"/>list_push_back(plist_coll1, 5); </text:p>
            <text:p text:style-name="P100"><text:s text:c="4"/>list_push_back(plist_coll1, 7); </text:p>
            <text:p text:style-name="P100"/>
            <text:p text:style-name="P100"><text:s text:c="4"/>d_data = 1; </text:p>
            <text:p text:style-name="P100"><text:s text:c="4"/>list_push_back(plist_coll2, d_data); </text:p>
            <text:p text:style-name="P100"><text:s text:c="4"/>list_push_back(plist_coll2, 3.0); </text:p>
            <text:p text:style-name="P100"><text:s text:c="4"/>list_push_back(plist_coll2, 5e0); </text:p>
            <text:p text:style-name="P100"><text:s text:c="4"/>list_push_back(plist_coll2, (double)7); </text:p>
            <text:p text:style-name="P100"/>
            <text:p text:style-name="P100"><text:s text:c="4"/>for(it_pos = list_begin(plist_coll1); </text:p>
            <text:p text:style-name="P100"><text:s text:c="8"/>!iterator_equal(it_pos, list_end(plist_coll1)); </text:p>
            <text:p text:style-name="P100"><text:s text:c="8"/>it_pos = iterator_next(it_pos)) </text:p>
            <text:p text:style-name="P100"><text:s text:c="4"/>{ </text:p>
            <text:p text:style-name="P100"><text:s text:c="8"/>printf("%lf ", *(double*)iterator_get_pointer(it_pos)); </text:p>
            <text:p text:style-name="P100"><text:s text:c="4"/>} </text:p>
            <text:p text:style-name="P100"><text:s text:c="4"/>printf("\n"); </text:p>
            <text:p text:style-name="P100"><text:s text:c="4"/>for(it_pos = list_begin(plist_coll2); </text:p>
            <text:p text:style-name="P100"><text:s text:c="8"/>!iterator_equal(it_pos, list_end(plist_coll2)); </text:p>
            <text:p text:style-name="P100"><text:s text:c="8"/>it_pos = iterator_next(it_pos)) </text:p>
            <text:p text:style-name="P100"><text:s text:c="4"/>{ </text:p>
            <text:p text:style-name="P100"><text:s text:c="8"/>printf("%lf ", *(double*)iterator_get_pointer(it_pos)); </text:p>
            <text:p text:style-name="P100"><text:s text:c="4"/>} </text:p>
            <text:p text:style-name="P100"><text:s text:c="4"/>printf("\n"); </text:p>
            <text:p text:style-name="P100"/>
            <text:p text:style-name="P100"><text:s text:c="4"/>list_destroy(plist_coll1); </text:p>
            <text:p text:style-name="P100"><text:s text:c="4"/>list_destroy(plist_coll2); </text:p>
            <text:p text:style-name="P100"/>
            <text:p text:style-name="P100"><text:s text:c="4"/>return 0; </text:p>
            <text:p text:style-name="P100">}</text:p>
          </table:table-cell>
        </table:table-row>
      </table:table>
      <text:p text:style-name="Standard">这个程序的输出结果：</text:p>
      <text:p text:style-name="Standard">0.000000 0.000000 0.000000 0.000000 </text:p>
      <text:p text:style-name="Standard">1.000000 3.000000 5.000000 7.000000 </text:p>
      <text:p text:style-name="Standard">在向plist_coll1中添加数据的时候，我们直接使用的是整型的数据1，3，5，7但是事实并没有像我们想象的那样发生默认的转换，所以这样的方法是不行的。按照向plist_coll2中添加数据的几种方法都是正确的。</text:p>
      <text:p text:style-name="P104"/>
      <text:list xml:id="list738515217" text:style-name="L190">
        <text:list-item>
          <text:p text:style-name="P332">使用用户自定义数据</text:p>
        </text:list-item>
      </text:list>
      <text:p text:style-name="P104">下面的例子展示如何将用户自定义的数据作为参数使用：</text:p>
      <table:table table:name="表格210" table:style-name="表格210">
        <table:table-column table:style-name="表格210.A"/>
        <table:table-row>
          <table:table-cell table:style-name="表格210.A1" office:value-type="string">
            <text:p text:style-name="P100">/* </text:p>
            <text:p text:style-name="P100"><text:s/>* elem2.c </text:p>
            <text:p text:style-name="P100"><text:s/>* compile with : -lcstl </text:p>
            <text:p text:style-name="P100"><text:s/>*/ </text:p>
            <text:p text:style-name="P100"><text:soft-page-break/></text:p>
            <text:p text:style-name="P100">#include &lt;stdio.h&gt; </text:p>
            <text:p text:style-name="P100">#include &lt;string.h&gt; </text:p>
            <text:p text:style-name="P100">#include &lt;cstl/cdeque.h&gt; </text:p>
            <text:p text:style-name="P100">#include &lt;cstl/calgorithm.h&gt; </text:p>
            <text:p text:style-name="P100"/>
            <text:p text:style-name="P100">typedef struct _tagperson </text:p>
            <text:p text:style-name="P100">{ </text:p>
            <text:p text:style-name="P100"><text:s text:c="4"/>char s_firstname[21]; </text:p>
            <text:p text:style-name="P100"><text:s text:c="4"/>char s_lastname[21]; </text:p>
            <text:p text:style-name="P100">}person_t; </text:p>
            <text:p text:style-name="P100"/>
            <text:p text:style-name="P100">static void _print(const void* cpv_input, void* pv_output) </text:p>
            <text:p text:style-name="P100">{ </text:p>
            <text:p text:style-name="P100"><text:s text:c="4"/>printf("%s.%s ", </text:p>
            <text:p text:style-name="P100"><text:s text:c="8"/>((person_t*)cpv_input)-&gt;s_firstname, </text:p>
            <text:p text:style-name="P100"><text:s text:c="8"/>((person_t*)cpv_input)-&gt;s_lastname); </text:p>
            <text:p text:style-name="P100">} </text:p>
            <text:p text:style-name="P100"><text:s/></text:p>
            <text:p text:style-name="P100">static void _person_sort_criterion( </text:p>
            <text:p text:style-name="P100"><text:s text:c="4"/>const void* cpv_first, const void* cpv_second, void* pv_output) </text:p>
            <text:p text:style-name="P100">{ </text:p>
            <text:p text:style-name="P100"><text:s text:c="4"/>person_t* pt_first = (person_t*)cpv_first; </text:p>
            <text:p text:style-name="P100"><text:s text:c="4"/>person_t* pt_second = (person_t*)cpv_second; </text:p>
            <text:p text:style-name="P100"><text:s text:c="4"/>int n_result1 = strncmp(pt_first-&gt;s_firstname, pt_second-&gt;s_firstname, 21); </text:p>
            <text:p text:style-name="P100"><text:s text:c="4"/>int n_result2 = strncmp(pt_first-&gt;s_lastname, pt_second-&gt;s_lastname, 21); </text:p>
            <text:p text:style-name="P100"/>
            <text:p text:style-name="P100"><text:s text:c="4"/>if(n_result1 &lt; 0 || (n_result1 == 0 &amp;&amp; n_result2 &lt; 0)) </text:p>
            <text:p text:style-name="P100"><text:s text:c="4"/>{ </text:p>
            <text:p text:style-name="P100"><text:s text:c="8"/>*(bool_t*)pv_output = true; </text:p>
            <text:p text:style-name="P100"><text:s text:c="4"/>} </text:p>
            <text:p text:style-name="P100"><text:s text:c="4"/>else </text:p>
            <text:p text:style-name="P100"><text:s text:c="4"/>{ </text:p>
            <text:p text:style-name="P100"><text:s text:c="8"/>*(bool_t*)pv_output = false; </text:p>
            <text:p text:style-name="P100"><text:s text:c="4"/>} </text:p>
            <text:p text:style-name="P100">} </text:p>
            <text:p text:style-name="P100"/>
            <text:p text:style-name="P100">int main(int argc, char* argv[]) </text:p>
            <text:p text:style-name="P100">{ </text:p>
            <text:p text:style-name="P100"><text:s text:c="4"/>deque_t* pdeq_coll = NULL; </text:p>
            <text:p text:style-name="P100"><text:s text:c="4"/>person_t t_person; </text:p>
            <text:p text:style-name="P100"/>
            <text:p text:style-name="P100"><text:s text:c="4"/>type_register(person_t, NULL, NULL, NULL, NULL); </text:p>
            <text:p text:style-name="P100"><text:soft-page-break/><text:s text:c="4"/>pdeq_coll = create_deque(person_t); </text:p>
            <text:p text:style-name="P100"><text:s text:c="4"/>if(pdeq_coll == NULL) </text:p>
            <text:p text:style-name="P100"><text:s text:c="4"/>{ </text:p>
            <text:p text:style-name="P100"><text:s text:c="8"/>return -1; </text:p>
            <text:p text:style-name="P100"><text:s text:c="4"/>} </text:p>
            <text:p text:style-name="P100"/>
            <text:p text:style-name="P100"><text:s text:c="4"/>deque_init(pdeq_coll); </text:p>
            <text:p text:style-name="P100"/>
            <text:p text:style-name="P100"><text:s text:c="4"/>memset(t_person.s_firstname, '\0', 21); </text:p>
            <text:p text:style-name="P100"><text:s text:c="4"/>memset(t_person.s_lastname, '\0', 21); </text:p>
            <text:p text:style-name="P100"><text:s text:c="4"/>strcpy(t_person.s_firstname, "Jonh"); </text:p>
            <text:p text:style-name="P100"><text:s text:c="4"/>strcpy(t_person.s_lastname, "right"); </text:p>
            <text:p text:style-name="P100"><text:s text:c="4"/>deque_push_back(pdeq_coll, &amp;t_person); </text:p>
            <text:p text:style-name="P100"><text:s text:c="4"/>memset(t_person.s_firstname, '\0', 21); </text:p>
            <text:p text:style-name="P100"><text:s text:c="4"/>memset(t_person.s_lastname, '\0', 21); </text:p>
            <text:p text:style-name="P100"><text:s text:c="4"/>strcpy(t_person.s_firstname, "Bill"); </text:p>
            <text:p text:style-name="P100"><text:s text:c="4"/>strcpy(t_person.s_lastname, "killer"); </text:p>
            <text:p text:style-name="P100"><text:s text:c="4"/>deque_push_back(pdeq_coll, &amp;t_person); </text:p>
            <text:p text:style-name="P100"><text:s text:c="4"/>memset(t_person.s_firstname, '\0', 21); </text:p>
            <text:p text:style-name="P100"><text:s text:c="4"/>memset(t_person.s_lastname, '\0', 21); </text:p>
            <text:p text:style-name="P100"><text:s text:c="4"/>strcpy(t_person.s_firstname, "Jonh"); </text:p>
            <text:p text:style-name="P100"><text:s text:c="4"/>strcpy(t_person.s_lastname, "sound"); </text:p>
            <text:p text:style-name="P100"><text:s text:c="4"/>deque_push_back(pdeq_coll, &amp;t_person); </text:p>
            <text:p text:style-name="P100"><text:s text:c="4"/>memset(t_person.s_firstname, '\0', 21); </text:p>
            <text:p text:style-name="P100"><text:s text:c="4"/>memset(t_person.s_lastname, '\0', 21); </text:p>
            <text:p text:style-name="P100"><text:s text:c="4"/>strcpy(t_person.s_firstname, "Bin"); </text:p>
            <text:p text:style-name="P100"><text:s text:c="4"/>strcpy(t_person.s_lastname, "lee"); </text:p>
            <text:p text:style-name="P100"><text:s text:c="4"/>deque_push_back(pdeq_coll, &amp;t_person); </text:p>
            <text:p text:style-name="P100"><text:s text:c="4"/>memset(t_person.s_firstname, '\0', 21); </text:p>
            <text:p text:style-name="P100"><text:s text:c="4"/>memset(t_person.s_lastname, '\0', 21); </text:p>
            <text:p text:style-name="P100"><text:s text:c="4"/>strcpy(t_person.s_firstname, "Lee"); </text:p>
            <text:p text:style-name="P100"><text:s text:c="4"/>strcpy(t_person.s_lastname, "bird"); </text:p>
            <text:p text:style-name="P100"><text:s text:c="4"/>deque_push_back(pdeq_coll, &amp;t_person); </text:p>
            <text:p text:style-name="P100"/>
            <text:p text:style-name="P100"><text:s text:c="4"/>algo_for_each(deque_begin(pdeq_coll), deque_end(pdeq_coll), _print); </text:p>
            <text:p text:style-name="P100"><text:s text:c="4"/>printf("\n"); </text:p>
            <text:p text:style-name="P100"/>
            <text:p text:style-name="P100"><text:s text:c="4"/>algo_sort_if(deque_begin(pdeq_coll), deque_end(pdeq_coll), </text:p>
            <text:p text:style-name="P100"><text:s text:c="8"/>_person_sort_criterion); </text:p>
            <text:p text:style-name="P100"/>
            <text:p text:style-name="P100"><text:s text:c="4"/>algo_for_each(deque_begin(pdeq_coll), deque_end(pdeq_coll), _print); </text:p>
            <text:p text:style-name="P100"><text:s text:c="4"/>printf("\n"); </text:p>
            <text:p text:style-name="P100"/>
            <text:p text:style-name="P100"><text:soft-page-break/><text:s text:c="4"/>deque_destroy(pdeq_coll); </text:p>
            <text:p text:style-name="P100"/>
            <text:p text:style-name="P100"><text:s text:c="4"/>return 0; </text:p>
            <text:p text:style-name="P100">}</text:p>
          </table:table-cell>
        </table:table-row>
      </table:table>
      <text:p text:style-name="P104"><text:tab/>在这个例子中我们看到，将用户自定义类型数据作为参数直接使用的时候必须将数据的指针传递个函数：</text:p>
      <text:p text:style-name="P105">deque_push_back(pdeq_coll, &amp;t_person);</text:p>
      <text:p text:style-name="P104"/>
      <text:list xml:id="list94245504" text:style-name="L191">
        <text:list-item>
          <text:p text:style-name="P333">使用libcstl内建类型数据</text:p>
        </text:list-item>
      </text:list>
      <text:p text:style-name="P104">下面的例子展示了如何使用libcstl内建类型数据作为参数：</text:p>
      <table:table table:name="表格211" table:style-name="表格211">
        <table:table-column table:style-name="表格211.A"/>
        <table:table-row>
          <table:table-cell table:style-name="表格211.A1" office:value-type="string">
            <text:p text:style-name="P100">/* </text:p>
            <text:p text:style-name="P100"><text:s/>* elem3.c </text:p>
            <text:p text:style-name="P100"><text:s/>* compile with : -lcstl </text:p>
            <text:p text:style-name="P100"><text:s/>*/ </text:p>
            <text:p text:style-name="P100"/>
            <text:p text:style-name="P100">#include &lt;stdio.h&gt; </text:p>
            <text:p text:style-name="P100">#include &lt;stdlib.h&gt; </text:p>
            <text:p text:style-name="P100">#include &lt;cstl/clist.h&gt; </text:p>
            <text:p text:style-name="P100">#include &lt;cstl/cvector.h&gt; </text:p>
            <text:p text:style-name="P100"><text:s/></text:p>
            <text:p text:style-name="P100">int main(int argc, char* argv[]) </text:p>
            <text:p text:style-name="P100">{ </text:p>
            <text:p text:style-name="P100"><text:s text:c="4"/>list_t* pt_list = create_list(vector_t&lt;int&gt;); </text:p>
            <text:p text:style-name="P100"><text:s text:c="4"/>vector_t* pt_vec = create_vector(int); </text:p>
            <text:p text:style-name="P100"><text:s text:c="4"/>iterator_t t_it_list; </text:p>
            <text:p text:style-name="P100"><text:s text:c="4"/>iterator_t t_it_vec; </text:p>
            <text:p text:style-name="P100"><text:s text:c="4"/>size_t t_i = 0; </text:p>
            <text:p text:style-name="P100"><text:s text:c="4"/>size_t t_j = 0; </text:p>
            <text:p text:style-name="P100"><text:s text:c="4"/>size_t t_count = 0; </text:p>
            <text:p text:style-name="P100"><text:s text:c="4"/>if(pt_list == NULL || pt_vec == NULL) </text:p>
            <text:p text:style-name="P100"><text:s text:c="4"/>{ </text:p>
            <text:p text:style-name="P100"><text:s text:c="8"/>return -1; </text:p>
            <text:p text:style-name="P100"><text:s text:c="4"/>} </text:p>
            <text:p text:style-name="P100"/>
            <text:p text:style-name="P100"><text:s text:c="4"/>list_init(pt_list); </text:p>
            <text:p text:style-name="P100"><text:s text:c="4"/>vector_init(pt_vec); </text:p>
            <text:p text:style-name="P100"/>
            <text:p text:style-name="P100"><text:s text:c="4"/>srand((unsigned)time(NULL)); </text:p>
            <text:p text:style-name="P100"><text:s text:c="4"/>for(t_i = 0; t_i &lt; 10; ++t_i) </text:p>
            <text:p text:style-name="P100"><text:s text:c="4"/>{ </text:p>
            <text:p text:style-name="P100"><text:s text:c="8"/>t_count = rand() % 10; </text:p>
            <text:p text:style-name="P100"><text:s text:c="8"/>vector_clear(pt_vec); </text:p>
            <text:p text:style-name="P100"><text:s text:c="8"/>for(t_j = 0; t_j &lt; t_count; ++t_j) </text:p>
            <text:p text:style-name="P100"><text:s text:c="8"/>{ </text:p>
            <text:p text:style-name="P100"><text:soft-page-break/><text:s text:c="12"/>vector_push_back(pt_vec, rand() - rand()); </text:p>
            <text:p text:style-name="P100"><text:s text:c="8"/>} </text:p>
            <text:p text:style-name="P100"><text:s text:c="8"/>list_push_back(pt_list, pt_vec); </text:p>
            <text:p text:style-name="P100"><text:s text:c="4"/>} </text:p>
            <text:p text:style-name="P100"/>
            <text:p text:style-name="P100"><text:s text:c="4"/>printf("before sorting:\n"); </text:p>
            <text:p text:style-name="P100"><text:s text:c="4"/>for(t_it_list = list_begin(pt_list); </text:p>
            <text:p text:style-name="P100"><text:s text:c="8"/>!iterator_equal(t_it_list, list_end(pt_list)); </text:p>
            <text:p text:style-name="P100"><text:s text:c="8"/>t_it_list = iterator_next(t_it_list)) </text:p>
            <text:p text:style-name="P100"><text:s text:c="4"/>{ </text:p>
            <text:p text:style-name="P100"><text:s text:c="8"/>for(t_it_vec = vector_begin(iterator_get_pointer(t_it_list)); </text:p>
            <text:p text:style-name="P100"><text:s text:c="12"/>!iterator_equal(t_it_vec, vector_end(iterator_get_pointer(t_it_list))); </text:p>
            <text:p text:style-name="P100"><text:s text:c="12"/>t_it_vec = iterator_next(t_it_vec)) </text:p>
            <text:p text:style-name="P100"><text:s text:c="8"/>{ </text:p>
            <text:p text:style-name="P100"><text:s text:c="12"/>printf("%d, ", *(int*)iterator_get_pointer(t_it_vec)); </text:p>
            <text:p text:style-name="P100"><text:s text:c="8"/>} </text:p>
            <text:p text:style-name="P100"><text:s text:c="8"/>printf("\n"); </text:p>
            <text:p text:style-name="P100"><text:s text:c="4"/>} </text:p>
            <text:p text:style-name="P100"><text:s text:c="4"/>printf("\n"); </text:p>
            <text:p text:style-name="P100"/>
            <text:p text:style-name="P100"><text:s text:c="4"/>list_sort(pt_list); </text:p>
            <text:p text:style-name="P100"/>
            <text:p text:style-name="P100"><text:s text:c="4"/>printf("before sorting:\n"); </text:p>
            <text:p text:style-name="P100"><text:s text:c="4"/>for(t_it_list = list_begin(pt_list); </text:p>
            <text:p text:style-name="P100"><text:s text:c="8"/>!iterator_equal(t_it_list, list_end(pt_list)); </text:p>
            <text:p text:style-name="P100"><text:s text:c="8"/>t_it_list = iterator_next(t_it_list)) </text:p>
            <text:p text:style-name="P100"><text:s text:c="4"/>{ </text:p>
            <text:p text:style-name="P100"><text:s text:c="8"/>for(t_it_vec = vector_begin(iterator_get_pointer(t_it_list)); </text:p>
            <text:p text:style-name="P100"><text:s text:c="12"/>!iterator_equal(t_it_vec, vector_end(iterator_get_pointer(t_it_list))); </text:p>
            <text:p text:style-name="P100"><text:s text:c="12"/>t_it_vec = iterator_next(t_it_vec)) </text:p>
            <text:p text:style-name="P100"><text:s text:c="8"/>{ </text:p>
            <text:p text:style-name="P100"><text:s text:c="12"/>printf("%d, ", *(int*)iterator_get_pointer(t_it_vec)); </text:p>
            <text:p text:style-name="P100"><text:s text:c="8"/>} </text:p>
            <text:p text:style-name="P100"><text:s text:c="8"/>printf("\n"); </text:p>
            <text:p text:style-name="P100"><text:s text:c="4"/>} </text:p>
            <text:p text:style-name="P100"><text:s text:c="4"/>printf("\n"); </text:p>
            <text:p text:style-name="P100"/>
            <text:p text:style-name="P100"><text:s text:c="4"/>list_destroy(pt_list); </text:p>
            <text:p text:style-name="P100"><text:s text:c="4"/>vector_destroy(pt_vec); </text:p>
            <text:p text:style-name="P100"/>
            <text:p text:style-name="P100"><text:s text:c="4"/>return 0; </text:p>
            <text:p text:style-name="P100">}</text:p>
          </table:table-cell>
        </table:table-row>
      </table:table>
      <text:p text:style-name="Standard"><text:span text:style-name="T54"><text:tab/>从这个例子中也可以看出，libcstl内建数据类型作为参数直接传递给函数时也要使用指针，这与libcstl内建类型</text:span><text:soft-page-break/><text:span text:style-name="T60">是用户自定义类型的特例是相符的。</text:span></text:p>
      <text:p text:style-name="P104"/>
      <text:p text:style-name="Standard"><text:span text:style-name="T54"><text:tab/>综合上面的例子可以看出，直接使用数据作为参数的函数在使用是，如果容器中保存的是C内建类型，那么可以</text:span><text:span text:style-name="T60">使用保存该类型的变量或者直接使用该类型的数据，如果是用户自定义类型和libcstl内建类型就必须使用数据的指针。</text:span></text:p>
      <text:p text:style-name="P84"/>
      <text:p text:style-name="P84"><text:tab/>除了对于直接使用数据的函数接口需要特殊的注意意外，还有一种情况也需要特殊的注意，那就是在容器中保存</text:p>
      <text:p text:style-name="P85">C-Style字符串的时候，我们以map_t容器为例：</text:p>
      <table:table table:name="表格2" table:style-name="表格2">
        <table:table-column table:style-name="表格2.A"/>
        <table:table-row>
          <table:table-cell table:style-name="表格2.A1" office:value-type="string">
            <text:p text:style-name="P100">#include &lt;stdio.h&gt; </text:p>
            <text:p text:style-name="P100">#include &lt;cstl/cmap.h&gt; </text:p>
            <text:p text:style-name="P100"/>
            <text:p text:style-name="P100">int main(int argc, char* argv[]) </text:p>
            <text:p text:style-name="P100">{ </text:p>
            <text:p text:style-name="P100"><text:s text:c="4"/>map_t* pmap = create_map(char*, long); </text:p>
            <text:p text:style-name="P100"><text:s text:c="4"/>pair_t* ppair = create_pair(char*, long); </text:p>
            <text:p text:style-name="P100"><text:s text:c="4"/>map_iterator_t it_map; </text:p>
            <text:p text:style-name="P100"><text:s text:c="4"/>if(pmap == NULL || ppair == NULL) </text:p>
            <text:p text:style-name="P100"><text:s text:c="4"/>{ </text:p>
            <text:p text:style-name="P100"><text:s text:c="8"/>return -1; </text:p>
            <text:p text:style-name="P100"><text:s text:c="4"/>} </text:p>
            <text:p text:style-name="P100"/>
            <text:p text:style-name="P100"><text:s text:c="4"/>map_init(pmap); </text:p>
            <text:p text:style-name="P100"/>
            <text:p text:style-name="P100"><text:s text:c="4"/>*(long*)map_at(pmap, "test") = 435; </text:p>
            <text:p text:style-name="P100"><text:s text:c="4"/>*(long*)map_at(pmap, "test") = 354234; </text:p>
            <text:p text:style-name="P100"/>
            <text:p text:style-name="P100"><text:s text:c="4"/>for(it_map = map_begin(pmap); </text:p>
            <text:p text:style-name="P100"><text:s text:c="8"/>!iterator_equal(it_map, map_end(pmap)); </text:p>
            <text:p text:style-name="P100"><text:s text:c="8"/>it_map = iterator_next(it_map)) </text:p>
            <text:p text:style-name="P100"><text:s text:c="4"/>{ </text:p>
            <text:p text:style-name="P100"><text:s text:c="8"/>printf("&lt;%s, %ld&gt;\n", </text:p>
            <text:p text:style-name="P100"><text:s text:c="12"/>(char*)pair_first(iterator_get_pointer(it_map)), </text:p>
            <text:p text:style-name="P100"><text:s text:c="12"/>*(long*)pair_second(iterator_get_pointer(it_map))); </text:p>
            <text:p text:style-name="P100"><text:s text:c="4"/>} </text:p>
            <text:p text:style-name="P100"><text:s text:c="4"/>printf("\n"); </text:p>
            <text:p text:style-name="P100"/>
            <text:p text:style-name="P100"><text:s text:c="4"/>map_destroy(pmap); </text:p>
            <text:p text:style-name="P100"><text:s text:c="4"/>pair_destroy(ppair); </text:p>
            <text:p text:style-name="P100"/>
            <text:p text:style-name="P100"><text:s text:c="4"/>return 0; </text:p>
            <text:p text:style-name="P100">}</text:p>
          </table:table-cell>
        </table:table-row>
      </table:table>
      <text:p text:style-name="P84"><text:tab/>在这个例子中我们注意到，pmap的键是char*类型，在使用map_at函数的时候，传递的参数是const char*类型而</text:p>
      <text:p text:style-name="P84">不是char**类型，这与本节上面讲解的规则一致，但是在返回值方面就有些特殊了。观察打印出pmap中内容的代码，</text:p>
      <text:p text:style-name="P84">iterator_get_pointer()返回pair_t*类型，这个pair_t是pmap内部用来保存数据的，所以它的第一元素的类型也是char*</text:p>
      <text:p text:style-name="P84"><text:soft-page-break/>，第二个元素的类型是long。我们使用pair_first()和pair_second()来获得指向pair_t中保存的数据的指针。首先</text:p>
      <text:p text:style-name="P84">pair_second()返回的是long*，但是pair_first()返回的却不是char**类型而是char*类型，这是保存char*类型的容器的一</text:p>
      <text:p text:style-name="P84">特点。除了map_at()函数之外还有vector_at()，以及iterator_get_pointer()这样返回指向数据的指针的函数，当容器中保</text:p>
      <text:p text:style-name="P84">存的是char*类型的时候，它们返回的都是char*类型。</text:p>
      <text:p text:style-name="P84"><text:tab/>像上面讲到的如map_at()等这些返回指向容器中数据的指针的函数，可以通过这个指针直接修改数据的内容，但是当这些函数返回char*类型的指针的时候，例如map_at(pmap, “abc”) = “ABC”;这样的操作是不合法的(实际上是不能够通过编译的)，要修改这个值只能是先删除然后再添加。但是对于map_t还有一个修改的小技巧，就是利用pair_t类型来实现修改：</text:p>
      <table:table table:name="表格3" table:style-name="表格3">
        <table:table-column table:style-name="表格3.A"/>
        <table:table-row>
          <table:table-cell table:style-name="表格3.A1" office:value-type="string">
            <text:p text:style-name="P100">#include &lt;stdio.h&gt; </text:p>
            <text:p text:style-name="P100">#include &lt;cstl/cmap.h&gt; </text:p>
            <text:p text:style-name="P100"/>
            <text:p text:style-name="P100">int main(int argc, char* argv[]) </text:p>
            <text:p text:style-name="P100">{ </text:p>
            <text:p text:style-name="P100"><text:s text:c="4"/>map_t* pmap = create_map(char*, char*); </text:p>
            <text:p text:style-name="P100"><text:s text:c="4"/>pair_t* ppair = create_pair(char*, char*); </text:p>
            <text:p text:style-name="P100"><text:s text:c="4"/>map_iterator_t it_map; </text:p>
            <text:p text:style-name="P100"><text:s text:c="4"/>if(pmap == NULL || ppair == NULL) </text:p>
            <text:p text:style-name="P100"><text:s text:c="4"/>{ </text:p>
            <text:p text:style-name="P100"><text:s text:c="8"/>return -1; </text:p>
            <text:p text:style-name="P100"><text:s text:c="4"/>} </text:p>
            <text:p text:style-name="P100"/>
            <text:p text:style-name="P100"><text:s text:c="4"/>map_init(pmap); </text:p>
            <text:p text:style-name="P100"><text:s text:c="4"/>pair_init_elem(ppair, "abcd", "ABCD"); </text:p>
            <text:p text:style-name="P100"/>
            <text:p text:style-name="P100"><text:s text:c="4"/>map_insert(pmap, ppair); </text:p>
            <text:p text:style-name="P100"><text:s text:c="4"/>/*((char*)map_at(pmap, "abcd")) = "test";*/ </text:p>
            <text:p text:style-name="P100"><text:s text:c="2"/>pair_make((pair_t*)iterator_get_pointer(map_begin(pmap)), "abcd", "AAAAAAAAAAAA"); </text:p>
            <text:p text:style-name="P100"/>
            <text:p text:style-name="P100"><text:s text:c="4"/>for(it_map = map_begin(pmap); </text:p>
            <text:p text:style-name="P100"><text:s text:c="8"/>!iterator_equal(it_map, map_end(pmap)); </text:p>
            <text:p text:style-name="P100"><text:s text:c="8"/>it_map = iterator_next(it_map)) </text:p>
            <text:p text:style-name="P100"><text:s text:c="4"/>{ </text:p>
            <text:p text:style-name="P100"><text:s text:c="8"/>printf("&lt;%s, %s&gt;\n", </text:p>
            <text:p text:style-name="P100"><text:s text:c="16"/>(char*)pair_first(iterator_get_pointer(it_map)), </text:p>
            <text:p text:style-name="P100"><text:s text:c="16"/>(char*)pair_second(iterator_get_pointer(it_map))); </text:p>
            <text:p text:style-name="P100"><text:s text:c="4"/>} </text:p>
            <text:p text:style-name="P100"><text:s text:c="4"/>printf("\n"); </text:p>
            <text:p text:style-name="P100"/>
            <text:p text:style-name="P100"><text:s text:c="4"/>map_destroy(pmap); </text:p>
            <text:p text:style-name="P100"><text:s text:c="4"/>pair_destroy(ppair); </text:p>
            <text:p text:style-name="P100"/>
            <text:p text:style-name="P100"><text:s text:c="4"/>return 0; </text:p>
            <text:p text:style-name="P100">}</text:p>
          </table:table-cell>
        </table:table-row>
      </table:table>
      <text:p text:style-name="P84"><text:soft-page-break/><text:tab/>pair_make((pair_t*)iterator_get_pointer(map_begin(pmap)), "abcd", "AAAAAAAAAAAA");这一句受限获得pmap的第个一个数据的迭代器，然后通过iterator_get_pointer()获得pair_t*，然后通过pair_make()修改了相应的的数据，但是需要注意的是，pair_make()中只能够修改第二个数据，而不能修改第一个数据，因为第一个数据是map_t的键值，要是修改了这个键值，那么map_t中的数据平衡就会被打破，所以不建议使用这个技巧。</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0-02T12:33:02</dc:date>
    <meta:editing-cycles>1243</meta:editing-cycles>
    <meta:editing-duration>PT203H22M36S</meta:editing-duration>
    <meta:generator>OpenOffice.org/3.2$Unix OpenOffice.org_project/320m12$Build-9483</meta:generator>
    <dc:creator>Wangbo </dc:creator>
    <meta:document-statistic meta:table-count="185" meta:image-count="28" meta:object-count="0" meta:page-count="302" meta:paragraph-count="8781" meta:word-count="41455" meta:character-count="249461"/>
  </office:meta>
</office:document-meta>
</file>